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00" table:default-cell-style-name="Default"/>
        <table:table-row table:style-name="ro1">
          <table:table-cell table:number-columns-repeated="5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" calcext:value-type="float">
            <text:p>0.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" calcext:value-type="float">
            <text:p>0.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" calcext:value-type="float">
            <text:p>0.2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" calcext:value-type="float">
            <text:p>0.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" calcext:value-type="float">
            <text:p>0.2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" calcext:value-type="float">
            <text:p>0.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" calcext:value-type="float">
            <text:p>0.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" calcext:value-type="float">
            <text:p>0.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" calcext:value-type="float">
            <text:p>0.3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" calcext:value-type="float">
            <text:p>0.3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" calcext:value-type="float">
            <text:p>0.3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" calcext:value-type="float">
            <text:p>0.3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" calcext:value-type="float">
            <text:p>0.3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" calcext:value-type="float">
            <text:p>0.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" calcext:value-type="float">
            <text:p>0.4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" calcext:value-type="float">
            <text:p>0.4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" calcext:value-type="float">
            <text:p>0.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" calcext:value-type="float">
            <text:p>0.4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" calcext:value-type="float">
            <text:p>0.46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" calcext:value-type="float">
            <text:p>0.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" calcext:value-type="float">
            <text:p>0.4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" calcext:value-type="float">
            <text:p>0.49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" calcext:value-type="float">
            <text:p>0.51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" calcext:value-type="float">
            <text:p>0.52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" calcext:value-type="float">
            <text:p>0.5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" calcext:value-type="float">
            <text:p>0.54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" calcext:value-type="float">
            <text:p>0.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" calcext:value-type="float">
            <text:p>0.56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" calcext:value-type="float">
            <text:p>0.57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" calcext:value-type="float">
            <text:p>0.58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8" calcext:value-type="float">
            <text:p>0.598</text:p>
          </table:table-cell>
          <table:table-cell office:value-type="float" office:value="0.6" calcext:value-type="float">
            <text:p>0.6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" calcext:value-type="float">
            <text:p>0.61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" calcext:value-type="float">
            <text:p>0.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" calcext:value-type="float">
            <text:p>0.63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" calcext:value-type="float">
            <text:p>0.64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" calcext:value-type="float">
            <text:p>0.65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" calcext:value-type="float">
            <text:p>0.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" calcext:value-type="float">
            <text:p>0.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" calcext:value-type="float">
            <text:p>0.69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8" calcext:value-type="float">
            <text:p>0.698</text:p>
          </table:table-cell>
          <table:table-cell office:value-type="float" office:value="0.7" calcext:value-type="float">
            <text:p>0.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" calcext:value-type="float">
            <text:p>0.7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8" calcext:value-type="float">
            <text:p>0.718</text:p>
          </table:table-cell>
          <table:table-cell table:number-columns-repeated="141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number-columns-repeated="359" office:value-type="float" office:value="32767" calcext:value-type="float">
            <text:p>32767</text:p>
          </table:table-cell>
          <table:table-cell office:value-type="float" office:value="32766" calcext:value-type="float">
            <text:p>32766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+[.B4]" office:value-type="float" office:value="32767" calcext:value-type="float">
            <text:p>32767</text:p>
          </table:table-cell>
          <table:table-cell table:formula="of:=[.B5]+[.C4]" office:value-type="float" office:value="65534" calcext:value-type="float">
            <text:p>65534</text:p>
          </table:table-cell>
          <table:table-cell table:formula="of:=[.C5]+[.D4]" office:value-type="float" office:value="98301" calcext:value-type="float">
            <text:p>98301</text:p>
          </table:table-cell>
          <table:table-cell table:formula="of:=[.D5]+[.E4]" office:value-type="float" office:value="131068" calcext:value-type="float">
            <text:p>131068</text:p>
          </table:table-cell>
          <table:table-cell table:formula="of:=[.E5]+[.F4]" office:value-type="float" office:value="163835" calcext:value-type="float">
            <text:p>163835</text:p>
          </table:table-cell>
          <table:table-cell table:formula="of:=[.F5]+[.G4]" office:value-type="float" office:value="196602" calcext:value-type="float">
            <text:p>196602</text:p>
          </table:table-cell>
          <table:table-cell table:formula="of:=[.G5]+[.H4]" office:value-type="float" office:value="229369" calcext:value-type="float">
            <text:p>229369</text:p>
          </table:table-cell>
          <table:table-cell table:formula="of:=[.H5]+[.I4]" office:value-type="float" office:value="262136" calcext:value-type="float">
            <text:p>262136</text:p>
          </table:table-cell>
          <table:table-cell table:formula="of:=[.I5]+[.J4]" office:value-type="float" office:value="294903" calcext:value-type="float">
            <text:p>294903</text:p>
          </table:table-cell>
          <table:table-cell table:formula="of:=[.J5]+[.K4]" office:value-type="float" office:value="327670" calcext:value-type="float">
            <text:p>327670</text:p>
          </table:table-cell>
          <table:table-cell table:formula="of:=[.K5]+[.L4]" office:value-type="float" office:value="360437" calcext:value-type="float">
            <text:p>360437</text:p>
          </table:table-cell>
          <table:table-cell table:formula="of:=[.L5]+[.M4]" office:value-type="float" office:value="393204" calcext:value-type="float">
            <text:p>393204</text:p>
          </table:table-cell>
          <table:table-cell table:formula="of:=[.M5]+[.N4]" office:value-type="float" office:value="425971" calcext:value-type="float">
            <text:p>425971</text:p>
          </table:table-cell>
          <table:table-cell table:formula="of:=[.N5]+[.O4]" office:value-type="float" office:value="458738" calcext:value-type="float">
            <text:p>458738</text:p>
          </table:table-cell>
          <table:table-cell table:formula="of:=[.O5]+[.P4]" office:value-type="float" office:value="491505" calcext:value-type="float">
            <text:p>491505</text:p>
          </table:table-cell>
          <table:table-cell table:formula="of:=[.P5]+[.Q4]" office:value-type="float" office:value="524272" calcext:value-type="float">
            <text:p>524272</text:p>
          </table:table-cell>
          <table:table-cell table:formula="of:=[.Q5]+[.R4]" office:value-type="float" office:value="557039" calcext:value-type="float">
            <text:p>557039</text:p>
          </table:table-cell>
          <table:table-cell table:formula="of:=[.R5]+[.S4]" office:value-type="float" office:value="589806" calcext:value-type="float">
            <text:p>589806</text:p>
          </table:table-cell>
          <table:table-cell table:formula="of:=[.S5]+[.T4]" office:value-type="float" office:value="622573" calcext:value-type="float">
            <text:p>622573</text:p>
          </table:table-cell>
          <table:table-cell table:formula="of:=[.T5]+[.U4]" office:value-type="float" office:value="655340" calcext:value-type="float">
            <text:p>655340</text:p>
          </table:table-cell>
          <table:table-cell table:formula="of:=[.U5]+[.V4]" office:value-type="float" office:value="688107" calcext:value-type="float">
            <text:p>688107</text:p>
          </table:table-cell>
          <table:table-cell table:formula="of:=[.V5]+[.W4]" office:value-type="float" office:value="720874" calcext:value-type="float">
            <text:p>720874</text:p>
          </table:table-cell>
          <table:table-cell table:formula="of:=[.W5]+[.X4]" office:value-type="float" office:value="753641" calcext:value-type="float">
            <text:p>753641</text:p>
          </table:table-cell>
          <table:table-cell table:formula="of:=[.X5]+[.Y4]" office:value-type="float" office:value="786408" calcext:value-type="float">
            <text:p>786408</text:p>
          </table:table-cell>
          <table:table-cell table:formula="of:=[.Y5]+[.Z4]" office:value-type="float" office:value="819175" calcext:value-type="float">
            <text:p>819175</text:p>
          </table:table-cell>
          <table:table-cell table:formula="of:=[.Z5]+[.AA4]" office:value-type="float" office:value="851942" calcext:value-type="float">
            <text:p>851942</text:p>
          </table:table-cell>
          <table:table-cell table:formula="of:=[.AA5]+[.AB4]" office:value-type="float" office:value="884709" calcext:value-type="float">
            <text:p>884709</text:p>
          </table:table-cell>
          <table:table-cell table:formula="of:=[.AB5]+[.AC4]" office:value-type="float" office:value="917476" calcext:value-type="float">
            <text:p>917476</text:p>
          </table:table-cell>
          <table:table-cell table:formula="of:=[.AC5]+[.AD4]" office:value-type="float" office:value="950243" calcext:value-type="float">
            <text:p>950243</text:p>
          </table:table-cell>
          <table:table-cell table:formula="of:=[.AD5]+[.AE4]" office:value-type="float" office:value="983010" calcext:value-type="float">
            <text:p>983010</text:p>
          </table:table-cell>
          <table:table-cell table:formula="of:=[.AE5]+[.AF4]" office:value-type="float" office:value="1015777" calcext:value-type="float">
            <text:p>1015777</text:p>
          </table:table-cell>
          <table:table-cell table:formula="of:=[.AF5]+[.AG4]" office:value-type="float" office:value="1048544" calcext:value-type="float">
            <text:p>1048544</text:p>
          </table:table-cell>
          <table:table-cell table:formula="of:=[.AG5]+[.AH4]" office:value-type="float" office:value="1081311" calcext:value-type="float">
            <text:p>1081311</text:p>
          </table:table-cell>
          <table:table-cell table:formula="of:=[.AH5]+[.AI4]" office:value-type="float" office:value="1114078" calcext:value-type="float">
            <text:p>1114078</text:p>
          </table:table-cell>
          <table:table-cell table:formula="of:=[.AI5]+[.AJ4]" office:value-type="float" office:value="1146845" calcext:value-type="float">
            <text:p>1146845</text:p>
          </table:table-cell>
          <table:table-cell table:formula="of:=[.AJ5]+[.AK4]" office:value-type="float" office:value="1179612" calcext:value-type="float">
            <text:p>1179612</text:p>
          </table:table-cell>
          <table:table-cell table:formula="of:=[.AK5]+[.AL4]" office:value-type="float" office:value="1212379" calcext:value-type="float">
            <text:p>1212379</text:p>
          </table:table-cell>
          <table:table-cell table:formula="of:=[.AL5]+[.AM4]" office:value-type="float" office:value="1245146" calcext:value-type="float">
            <text:p>1245146</text:p>
          </table:table-cell>
          <table:table-cell table:formula="of:=[.AM5]+[.AN4]" office:value-type="float" office:value="1277913" calcext:value-type="float">
            <text:p>1277913</text:p>
          </table:table-cell>
          <table:table-cell table:formula="of:=[.AN5]+[.AO4]" office:value-type="float" office:value="1310680" calcext:value-type="float">
            <text:p>1310680</text:p>
          </table:table-cell>
          <table:table-cell table:formula="of:=[.AO5]+[.AP4]" office:value-type="float" office:value="1343447" calcext:value-type="float">
            <text:p>1343447</text:p>
          </table:table-cell>
          <table:table-cell table:formula="of:=[.AP5]+[.AQ4]" office:value-type="float" office:value="1376214" calcext:value-type="float">
            <text:p>1376214</text:p>
          </table:table-cell>
          <table:table-cell table:formula="of:=[.AQ5]+[.AR4]" office:value-type="float" office:value="1408981" calcext:value-type="float">
            <text:p>1408981</text:p>
          </table:table-cell>
          <table:table-cell table:formula="of:=[.AR5]+[.AS4]" office:value-type="float" office:value="1441748" calcext:value-type="float">
            <text:p>1441748</text:p>
          </table:table-cell>
          <table:table-cell table:formula="of:=[.AS5]+[.AT4]" office:value-type="float" office:value="1474515" calcext:value-type="float">
            <text:p>1474515</text:p>
          </table:table-cell>
          <table:table-cell table:formula="of:=[.AT5]+[.AU4]" office:value-type="float" office:value="1507282" calcext:value-type="float">
            <text:p>1507282</text:p>
          </table:table-cell>
          <table:table-cell table:formula="of:=[.AU5]+[.AV4]" office:value-type="float" office:value="1540049" calcext:value-type="float">
            <text:p>1540049</text:p>
          </table:table-cell>
          <table:table-cell table:formula="of:=[.AV5]+[.AW4]" office:value-type="float" office:value="1572816" calcext:value-type="float">
            <text:p>1572816</text:p>
          </table:table-cell>
          <table:table-cell table:formula="of:=[.AW5]+[.AX4]" office:value-type="float" office:value="1605583" calcext:value-type="float">
            <text:p>1605583</text:p>
          </table:table-cell>
          <table:table-cell table:formula="of:=[.AX5]+[.AY4]" office:value-type="float" office:value="1638350" calcext:value-type="float">
            <text:p>1638350</text:p>
          </table:table-cell>
          <table:table-cell table:formula="of:=[.AY5]+[.AZ4]" office:value-type="float" office:value="1671117" calcext:value-type="float">
            <text:p>1671117</text:p>
          </table:table-cell>
          <table:table-cell table:formula="of:=[.AZ5]+[.BA4]" office:value-type="float" office:value="1703884" calcext:value-type="float">
            <text:p>1703884</text:p>
          </table:table-cell>
          <table:table-cell table:formula="of:=[.BA5]+[.BB4]" office:value-type="float" office:value="1736651" calcext:value-type="float">
            <text:p>1736651</text:p>
          </table:table-cell>
          <table:table-cell table:formula="of:=[.BB5]+[.BC4]" office:value-type="float" office:value="1769418" calcext:value-type="float">
            <text:p>1769418</text:p>
          </table:table-cell>
          <table:table-cell table:formula="of:=[.BC5]+[.BD4]" office:value-type="float" office:value="1802185" calcext:value-type="float">
            <text:p>1802185</text:p>
          </table:table-cell>
          <table:table-cell table:formula="of:=[.BD5]+[.BE4]" office:value-type="float" office:value="1834952" calcext:value-type="float">
            <text:p>1834952</text:p>
          </table:table-cell>
          <table:table-cell table:formula="of:=[.BE5]+[.BF4]" office:value-type="float" office:value="1867719" calcext:value-type="float">
            <text:p>1867719</text:p>
          </table:table-cell>
          <table:table-cell table:formula="of:=[.BF5]+[.BG4]" office:value-type="float" office:value="1900486" calcext:value-type="float">
            <text:p>1900486</text:p>
          </table:table-cell>
          <table:table-cell table:formula="of:=[.BG5]+[.BH4]" office:value-type="float" office:value="1933253" calcext:value-type="float">
            <text:p>1933253</text:p>
          </table:table-cell>
          <table:table-cell table:formula="of:=[.BH5]+[.BI4]" office:value-type="float" office:value="1966020" calcext:value-type="float">
            <text:p>1966020</text:p>
          </table:table-cell>
          <table:table-cell table:formula="of:=[.BI5]+[.BJ4]" office:value-type="float" office:value="1998787" calcext:value-type="float">
            <text:p>1998787</text:p>
          </table:table-cell>
          <table:table-cell table:formula="of:=[.BJ5]+[.BK4]" office:value-type="float" office:value="2031554" calcext:value-type="float">
            <text:p>2031554</text:p>
          </table:table-cell>
          <table:table-cell table:formula="of:=[.BK5]+[.BL4]" office:value-type="float" office:value="2064321" calcext:value-type="float">
            <text:p>2064321</text:p>
          </table:table-cell>
          <table:table-cell table:formula="of:=[.BL5]+[.BM4]" office:value-type="float" office:value="2097088" calcext:value-type="float">
            <text:p>2097088</text:p>
          </table:table-cell>
          <table:table-cell table:formula="of:=[.BM5]+[.BN4]" office:value-type="float" office:value="2129855" calcext:value-type="float">
            <text:p>2129855</text:p>
          </table:table-cell>
          <table:table-cell table:formula="of:=[.BN5]+[.BO4]" office:value-type="float" office:value="2162622" calcext:value-type="float">
            <text:p>2162622</text:p>
          </table:table-cell>
          <table:table-cell table:formula="of:=[.BO5]+[.BP4]" office:value-type="float" office:value="2195389" calcext:value-type="float">
            <text:p>2195389</text:p>
          </table:table-cell>
          <table:table-cell table:formula="of:=[.BP5]+[.BQ4]" office:value-type="float" office:value="2228156" calcext:value-type="float">
            <text:p>2228156</text:p>
          </table:table-cell>
          <table:table-cell table:formula="of:=[.BQ5]+[.BR4]" office:value-type="float" office:value="2260923" calcext:value-type="float">
            <text:p>2260923</text:p>
          </table:table-cell>
          <table:table-cell table:formula="of:=[.BR5]+[.BS4]" office:value-type="float" office:value="2293690" calcext:value-type="float">
            <text:p>2293690</text:p>
          </table:table-cell>
          <table:table-cell table:formula="of:=[.BS5]+[.BT4]" office:value-type="float" office:value="2326457" calcext:value-type="float">
            <text:p>2326457</text:p>
          </table:table-cell>
          <table:table-cell table:formula="of:=[.BT5]+[.BU4]" office:value-type="float" office:value="2359224" calcext:value-type="float">
            <text:p>2359224</text:p>
          </table:table-cell>
          <table:table-cell table:formula="of:=[.BU5]+[.BV4]" office:value-type="float" office:value="2391991" calcext:value-type="float">
            <text:p>2391991</text:p>
          </table:table-cell>
          <table:table-cell table:formula="of:=[.BV5]+[.BW4]" office:value-type="float" office:value="2424758" calcext:value-type="float">
            <text:p>2424758</text:p>
          </table:table-cell>
          <table:table-cell table:formula="of:=[.BW5]+[.BX4]" office:value-type="float" office:value="2457525" calcext:value-type="float">
            <text:p>2457525</text:p>
          </table:table-cell>
          <table:table-cell table:formula="of:=[.BX5]+[.BY4]" office:value-type="float" office:value="2490292" calcext:value-type="float">
            <text:p>2490292</text:p>
          </table:table-cell>
          <table:table-cell table:formula="of:=[.BY5]+[.BZ4]" office:value-type="float" office:value="2523059" calcext:value-type="float">
            <text:p>2523059</text:p>
          </table:table-cell>
          <table:table-cell table:formula="of:=[.BZ5]+[.CA4]" office:value-type="float" office:value="2555826" calcext:value-type="float">
            <text:p>2555826</text:p>
          </table:table-cell>
          <table:table-cell table:formula="of:=[.CA5]+[.CB4]" office:value-type="float" office:value="2588593" calcext:value-type="float">
            <text:p>2588593</text:p>
          </table:table-cell>
          <table:table-cell table:formula="of:=[.CB5]+[.CC4]" office:value-type="float" office:value="2621360" calcext:value-type="float">
            <text:p>2621360</text:p>
          </table:table-cell>
          <table:table-cell table:formula="of:=[.CC5]+[.CD4]" office:value-type="float" office:value="2654127" calcext:value-type="float">
            <text:p>2654127</text:p>
          </table:table-cell>
          <table:table-cell table:formula="of:=[.CD5]+[.CE4]" office:value-type="float" office:value="2686894" calcext:value-type="float">
            <text:p>2686894</text:p>
          </table:table-cell>
          <table:table-cell table:formula="of:=[.CE5]+[.CF4]" office:value-type="float" office:value="2719661" calcext:value-type="float">
            <text:p>2719661</text:p>
          </table:table-cell>
          <table:table-cell table:formula="of:=[.CF5]+[.CG4]" office:value-type="float" office:value="2752428" calcext:value-type="float">
            <text:p>2752428</text:p>
          </table:table-cell>
          <table:table-cell table:formula="of:=[.CG5]+[.CH4]" office:value-type="float" office:value="2785195" calcext:value-type="float">
            <text:p>2785195</text:p>
          </table:table-cell>
          <table:table-cell table:formula="of:=[.CH5]+[.CI4]" office:value-type="float" office:value="2817962" calcext:value-type="float">
            <text:p>2817962</text:p>
          </table:table-cell>
          <table:table-cell table:formula="of:=[.CI5]+[.CJ4]" office:value-type="float" office:value="2850729" calcext:value-type="float">
            <text:p>2850729</text:p>
          </table:table-cell>
          <table:table-cell table:formula="of:=[.CJ5]+[.CK4]" office:value-type="float" office:value="2883496" calcext:value-type="float">
            <text:p>2883496</text:p>
          </table:table-cell>
          <table:table-cell table:formula="of:=[.CK5]+[.CL4]" office:value-type="float" office:value="2916263" calcext:value-type="float">
            <text:p>2916263</text:p>
          </table:table-cell>
          <table:table-cell table:formula="of:=[.CL5]+[.CM4]" office:value-type="float" office:value="2949030" calcext:value-type="float">
            <text:p>2949030</text:p>
          </table:table-cell>
          <table:table-cell table:formula="of:=[.CM5]+[.CN4]" office:value-type="float" office:value="2981797" calcext:value-type="float">
            <text:p>2981797</text:p>
          </table:table-cell>
          <table:table-cell table:formula="of:=[.CN5]+[.CO4]" office:value-type="float" office:value="3014564" calcext:value-type="float">
            <text:p>3014564</text:p>
          </table:table-cell>
          <table:table-cell table:formula="of:=[.CO5]+[.CP4]" office:value-type="float" office:value="3047331" calcext:value-type="float">
            <text:p>3047331</text:p>
          </table:table-cell>
          <table:table-cell table:formula="of:=[.CP5]+[.CQ4]" office:value-type="float" office:value="3080098" calcext:value-type="float">
            <text:p>3080098</text:p>
          </table:table-cell>
          <table:table-cell table:formula="of:=[.CQ5]+[.CR4]" office:value-type="float" office:value="3112865" calcext:value-type="float">
            <text:p>3112865</text:p>
          </table:table-cell>
          <table:table-cell table:formula="of:=[.CR5]+[.CS4]" office:value-type="float" office:value="3145632" calcext:value-type="float">
            <text:p>3145632</text:p>
          </table:table-cell>
          <table:table-cell table:formula="of:=[.CS5]+[.CT4]" office:value-type="float" office:value="3178399" calcext:value-type="float">
            <text:p>3178399</text:p>
          </table:table-cell>
          <table:table-cell table:formula="of:=[.CT5]+[.CU4]" office:value-type="float" office:value="3211166" calcext:value-type="float">
            <text:p>3211166</text:p>
          </table:table-cell>
          <table:table-cell table:formula="of:=[.CU5]+[.CV4]" office:value-type="float" office:value="3243933" calcext:value-type="float">
            <text:p>3243933</text:p>
          </table:table-cell>
          <table:table-cell table:formula="of:=[.CV5]+[.CW4]" office:value-type="float" office:value="3276700" calcext:value-type="float">
            <text:p>3276700</text:p>
          </table:table-cell>
          <table:table-cell table:formula="of:=[.CW5]+[.CX4]" office:value-type="float" office:value="3309467" calcext:value-type="float">
            <text:p>3309467</text:p>
          </table:table-cell>
          <table:table-cell table:formula="of:=[.CX5]+[.CY4]" office:value-type="float" office:value="3342234" calcext:value-type="float">
            <text:p>3342234</text:p>
          </table:table-cell>
          <table:table-cell table:formula="of:=[.CY5]+[.CZ4]" office:value-type="float" office:value="3375001" calcext:value-type="float">
            <text:p>3375001</text:p>
          </table:table-cell>
          <table:table-cell table:formula="of:=[.CZ5]+[.DA4]" office:value-type="float" office:value="3407768" calcext:value-type="float">
            <text:p>3407768</text:p>
          </table:table-cell>
          <table:table-cell table:formula="of:=[.DA5]+[.DB4]" office:value-type="float" office:value="3440535" calcext:value-type="float">
            <text:p>3440535</text:p>
          </table:table-cell>
          <table:table-cell table:formula="of:=[.DB5]+[.DC4]" office:value-type="float" office:value="3473302" calcext:value-type="float">
            <text:p>3473302</text:p>
          </table:table-cell>
          <table:table-cell table:formula="of:=[.DC5]+[.DD4]" office:value-type="float" office:value="3506069" calcext:value-type="float">
            <text:p>3506069</text:p>
          </table:table-cell>
          <table:table-cell table:formula="of:=[.DD5]+[.DE4]" office:value-type="float" office:value="3538836" calcext:value-type="float">
            <text:p>3538836</text:p>
          </table:table-cell>
          <table:table-cell table:formula="of:=[.DE5]+[.DF4]" office:value-type="float" office:value="3571603" calcext:value-type="float">
            <text:p>3571603</text:p>
          </table:table-cell>
          <table:table-cell table:formula="of:=[.DF5]+[.DG4]" office:value-type="float" office:value="3604370" calcext:value-type="float">
            <text:p>3604370</text:p>
          </table:table-cell>
          <table:table-cell table:formula="of:=[.DG5]+[.DH4]" office:value-type="float" office:value="3637137" calcext:value-type="float">
            <text:p>3637137</text:p>
          </table:table-cell>
          <table:table-cell table:formula="of:=[.DH5]+[.DI4]" office:value-type="float" office:value="3669904" calcext:value-type="float">
            <text:p>3669904</text:p>
          </table:table-cell>
          <table:table-cell table:formula="of:=[.DI5]+[.DJ4]" office:value-type="float" office:value="3702671" calcext:value-type="float">
            <text:p>3702671</text:p>
          </table:table-cell>
          <table:table-cell table:formula="of:=[.DJ5]+[.DK4]" office:value-type="float" office:value="3735438" calcext:value-type="float">
            <text:p>3735438</text:p>
          </table:table-cell>
          <table:table-cell table:formula="of:=[.DK5]+[.DL4]" office:value-type="float" office:value="3768205" calcext:value-type="float">
            <text:p>3768205</text:p>
          </table:table-cell>
          <table:table-cell table:formula="of:=[.DL5]+[.DM4]" office:value-type="float" office:value="3800972" calcext:value-type="float">
            <text:p>3800972</text:p>
          </table:table-cell>
          <table:table-cell table:formula="of:=[.DM5]+[.DN4]" office:value-type="float" office:value="3833739" calcext:value-type="float">
            <text:p>3833739</text:p>
          </table:table-cell>
          <table:table-cell table:formula="of:=[.DN5]+[.DO4]" office:value-type="float" office:value="3866506" calcext:value-type="float">
            <text:p>3866506</text:p>
          </table:table-cell>
          <table:table-cell table:formula="of:=[.DO5]+[.DP4]" office:value-type="float" office:value="3899273" calcext:value-type="float">
            <text:p>3899273</text:p>
          </table:table-cell>
          <table:table-cell table:formula="of:=[.DP5]+[.DQ4]" office:value-type="float" office:value="3932040" calcext:value-type="float">
            <text:p>3932040</text:p>
          </table:table-cell>
          <table:table-cell table:formula="of:=[.DQ5]+[.DR4]" office:value-type="float" office:value="3964807" calcext:value-type="float">
            <text:p>3964807</text:p>
          </table:table-cell>
          <table:table-cell table:formula="of:=[.DR5]+[.DS4]" office:value-type="float" office:value="3997574" calcext:value-type="float">
            <text:p>3997574</text:p>
          </table:table-cell>
          <table:table-cell table:formula="of:=[.DS5]+[.DT4]" office:value-type="float" office:value="4030341" calcext:value-type="float">
            <text:p>4030341</text:p>
          </table:table-cell>
          <table:table-cell table:formula="of:=[.DT5]+[.DU4]" office:value-type="float" office:value="4063108" calcext:value-type="float">
            <text:p>4063108</text:p>
          </table:table-cell>
          <table:table-cell table:formula="of:=[.DU5]+[.DV4]" office:value-type="float" office:value="4095875" calcext:value-type="float">
            <text:p>4095875</text:p>
          </table:table-cell>
          <table:table-cell table:formula="of:=[.DV5]+[.DW4]" office:value-type="float" office:value="4128642" calcext:value-type="float">
            <text:p>4128642</text:p>
          </table:table-cell>
          <table:table-cell table:formula="of:=[.DW5]+[.DX4]" office:value-type="float" office:value="4161409" calcext:value-type="float">
            <text:p>4161409</text:p>
          </table:table-cell>
          <table:table-cell table:formula="of:=[.DX5]+[.DY4]" office:value-type="float" office:value="4194176" calcext:value-type="float">
            <text:p>4194176</text:p>
          </table:table-cell>
          <table:table-cell table:formula="of:=[.DY5]+[.DZ4]" office:value-type="float" office:value="4226943" calcext:value-type="float">
            <text:p>4226943</text:p>
          </table:table-cell>
          <table:table-cell table:formula="of:=[.DZ5]+[.EA4]" office:value-type="float" office:value="4259710" calcext:value-type="float">
            <text:p>4259710</text:p>
          </table:table-cell>
          <table:table-cell table:formula="of:=[.EA5]+[.EB4]" office:value-type="float" office:value="4292477" calcext:value-type="float">
            <text:p>4292477</text:p>
          </table:table-cell>
          <table:table-cell table:formula="of:=[.EB5]+[.EC4]" office:value-type="float" office:value="4325244" calcext:value-type="float">
            <text:p>4325244</text:p>
          </table:table-cell>
          <table:table-cell table:formula="of:=[.EC5]+[.ED4]" office:value-type="float" office:value="4358011" calcext:value-type="float">
            <text:p>4358011</text:p>
          </table:table-cell>
          <table:table-cell table:formula="of:=[.ED5]+[.EE4]" office:value-type="float" office:value="4390778" calcext:value-type="float">
            <text:p>4390778</text:p>
          </table:table-cell>
          <table:table-cell table:formula="of:=[.EE5]+[.EF4]" office:value-type="float" office:value="4423545" calcext:value-type="float">
            <text:p>4423545</text:p>
          </table:table-cell>
          <table:table-cell table:formula="of:=[.EF5]+[.EG4]" office:value-type="float" office:value="4456312" calcext:value-type="float">
            <text:p>4456312</text:p>
          </table:table-cell>
          <table:table-cell table:formula="of:=[.EG5]+[.EH4]" office:value-type="float" office:value="4489079" calcext:value-type="float">
            <text:p>4489079</text:p>
          </table:table-cell>
          <table:table-cell table:formula="of:=[.EH5]+[.EI4]" office:value-type="float" office:value="4521846" calcext:value-type="float">
            <text:p>4521846</text:p>
          </table:table-cell>
          <table:table-cell table:formula="of:=[.EI5]+[.EJ4]" office:value-type="float" office:value="4554613" calcext:value-type="float">
            <text:p>4554613</text:p>
          </table:table-cell>
          <table:table-cell table:formula="of:=[.EJ5]+[.EK4]" office:value-type="float" office:value="4587380" calcext:value-type="float">
            <text:p>4587380</text:p>
          </table:table-cell>
          <table:table-cell table:formula="of:=[.EK5]+[.EL4]" office:value-type="float" office:value="4620147" calcext:value-type="float">
            <text:p>4620147</text:p>
          </table:table-cell>
          <table:table-cell table:formula="of:=[.EL5]+[.EM4]" office:value-type="float" office:value="4652914" calcext:value-type="float">
            <text:p>4652914</text:p>
          </table:table-cell>
          <table:table-cell table:formula="of:=[.EM5]+[.EN4]" office:value-type="float" office:value="4685681" calcext:value-type="float">
            <text:p>4685681</text:p>
          </table:table-cell>
          <table:table-cell table:formula="of:=[.EN5]+[.EO4]" office:value-type="float" office:value="4718448" calcext:value-type="float">
            <text:p>4718448</text:p>
          </table:table-cell>
          <table:table-cell table:formula="of:=[.EO5]+[.EP4]" office:value-type="float" office:value="4751215" calcext:value-type="float">
            <text:p>4751215</text:p>
          </table:table-cell>
          <table:table-cell table:formula="of:=[.EP5]+[.EQ4]" office:value-type="float" office:value="4783982" calcext:value-type="float">
            <text:p>4783982</text:p>
          </table:table-cell>
          <table:table-cell table:formula="of:=[.EQ5]+[.ER4]" office:value-type="float" office:value="4816749" calcext:value-type="float">
            <text:p>4816749</text:p>
          </table:table-cell>
          <table:table-cell table:formula="of:=[.ER5]+[.ES4]" office:value-type="float" office:value="4849516" calcext:value-type="float">
            <text:p>4849516</text:p>
          </table:table-cell>
          <table:table-cell table:formula="of:=[.ES5]+[.ET4]" office:value-type="float" office:value="4882283" calcext:value-type="float">
            <text:p>4882283</text:p>
          </table:table-cell>
          <table:table-cell table:formula="of:=[.ET5]+[.EU4]" office:value-type="float" office:value="4915050" calcext:value-type="float">
            <text:p>4915050</text:p>
          </table:table-cell>
          <table:table-cell table:formula="of:=[.EU5]+[.EV4]" office:value-type="float" office:value="4947817" calcext:value-type="float">
            <text:p>4947817</text:p>
          </table:table-cell>
          <table:table-cell table:formula="of:=[.EV5]+[.EW4]" office:value-type="float" office:value="4980584" calcext:value-type="float">
            <text:p>4980584</text:p>
          </table:table-cell>
          <table:table-cell table:formula="of:=[.EW5]+[.EX4]" office:value-type="float" office:value="5013351" calcext:value-type="float">
            <text:p>5013351</text:p>
          </table:table-cell>
          <table:table-cell table:formula="of:=[.EX5]+[.EY4]" office:value-type="float" office:value="5046118" calcext:value-type="float">
            <text:p>5046118</text:p>
          </table:table-cell>
          <table:table-cell table:formula="of:=[.EY5]+[.EZ4]" office:value-type="float" office:value="5078885" calcext:value-type="float">
            <text:p>5078885</text:p>
          </table:table-cell>
          <table:table-cell table:formula="of:=[.EZ5]+[.FA4]" office:value-type="float" office:value="5111652" calcext:value-type="float">
            <text:p>5111652</text:p>
          </table:table-cell>
          <table:table-cell table:formula="of:=[.FA5]+[.FB4]" office:value-type="float" office:value="5144419" calcext:value-type="float">
            <text:p>5144419</text:p>
          </table:table-cell>
          <table:table-cell table:formula="of:=[.FB5]+[.FC4]" office:value-type="float" office:value="5177186" calcext:value-type="float">
            <text:p>5177186</text:p>
          </table:table-cell>
          <table:table-cell table:formula="of:=[.FC5]+[.FD4]" office:value-type="float" office:value="5209953" calcext:value-type="float">
            <text:p>5209953</text:p>
          </table:table-cell>
          <table:table-cell table:formula="of:=[.FD5]+[.FE4]" office:value-type="float" office:value="5242720" calcext:value-type="float">
            <text:p>5242720</text:p>
          </table:table-cell>
          <table:table-cell table:formula="of:=[.FE5]+[.FF4]" office:value-type="float" office:value="5275487" calcext:value-type="float">
            <text:p>5275487</text:p>
          </table:table-cell>
          <table:table-cell table:formula="of:=[.FF5]+[.FG4]" office:value-type="float" office:value="5308254" calcext:value-type="float">
            <text:p>5308254</text:p>
          </table:table-cell>
          <table:table-cell table:formula="of:=[.FG5]+[.FH4]" office:value-type="float" office:value="5341021" calcext:value-type="float">
            <text:p>5341021</text:p>
          </table:table-cell>
          <table:table-cell table:formula="of:=[.FH5]+[.FI4]" office:value-type="float" office:value="5373788" calcext:value-type="float">
            <text:p>5373788</text:p>
          </table:table-cell>
          <table:table-cell table:formula="of:=[.FI5]+[.FJ4]" office:value-type="float" office:value="5406555" calcext:value-type="float">
            <text:p>5406555</text:p>
          </table:table-cell>
          <table:table-cell table:formula="of:=[.FJ5]+[.FK4]" office:value-type="float" office:value="5439322" calcext:value-type="float">
            <text:p>5439322</text:p>
          </table:table-cell>
          <table:table-cell table:formula="of:=[.FK5]+[.FL4]" office:value-type="float" office:value="5472089" calcext:value-type="float">
            <text:p>5472089</text:p>
          </table:table-cell>
          <table:table-cell table:formula="of:=[.FL5]+[.FM4]" office:value-type="float" office:value="5504856" calcext:value-type="float">
            <text:p>5504856</text:p>
          </table:table-cell>
          <table:table-cell table:formula="of:=[.FM5]+[.FN4]" office:value-type="float" office:value="5537623" calcext:value-type="float">
            <text:p>5537623</text:p>
          </table:table-cell>
          <table:table-cell table:formula="of:=[.FN5]+[.FO4]" office:value-type="float" office:value="5570390" calcext:value-type="float">
            <text:p>5570390</text:p>
          </table:table-cell>
          <table:table-cell table:formula="of:=[.FO5]+[.FP4]" office:value-type="float" office:value="5603157" calcext:value-type="float">
            <text:p>5603157</text:p>
          </table:table-cell>
          <table:table-cell table:formula="of:=[.FP5]+[.FQ4]" office:value-type="float" office:value="5635924" calcext:value-type="float">
            <text:p>5635924</text:p>
          </table:table-cell>
          <table:table-cell table:formula="of:=[.FQ5]+[.FR4]" office:value-type="float" office:value="5668691" calcext:value-type="float">
            <text:p>5668691</text:p>
          </table:table-cell>
          <table:table-cell table:formula="of:=[.FR5]+[.FS4]" office:value-type="float" office:value="5701458" calcext:value-type="float">
            <text:p>5701458</text:p>
          </table:table-cell>
          <table:table-cell table:formula="of:=[.FS5]+[.FT4]" office:value-type="float" office:value="5734225" calcext:value-type="float">
            <text:p>5734225</text:p>
          </table:table-cell>
          <table:table-cell table:formula="of:=[.FT5]+[.FU4]" office:value-type="float" office:value="5766992" calcext:value-type="float">
            <text:p>5766992</text:p>
          </table:table-cell>
          <table:table-cell table:formula="of:=[.FU5]+[.FV4]" office:value-type="float" office:value="5799759" calcext:value-type="float">
            <text:p>5799759</text:p>
          </table:table-cell>
          <table:table-cell table:formula="of:=[.FV5]+[.FW4]" office:value-type="float" office:value="5832526" calcext:value-type="float">
            <text:p>5832526</text:p>
          </table:table-cell>
          <table:table-cell table:formula="of:=[.FW5]+[.FX4]" office:value-type="float" office:value="5865293" calcext:value-type="float">
            <text:p>5865293</text:p>
          </table:table-cell>
          <table:table-cell table:formula="of:=[.FX5]+[.FY4]" office:value-type="float" office:value="5898060" calcext:value-type="float">
            <text:p>5898060</text:p>
          </table:table-cell>
          <table:table-cell table:formula="of:=[.FY5]+[.FZ4]" office:value-type="float" office:value="5930827" calcext:value-type="float">
            <text:p>5930827</text:p>
          </table:table-cell>
          <table:table-cell table:formula="of:=[.FZ5]+[.GA4]" office:value-type="float" office:value="5963594" calcext:value-type="float">
            <text:p>5963594</text:p>
          </table:table-cell>
          <table:table-cell table:formula="of:=[.GA5]+[.GB4]" office:value-type="float" office:value="5996361" calcext:value-type="float">
            <text:p>5996361</text:p>
          </table:table-cell>
          <table:table-cell table:formula="of:=[.GB5]+[.GC4]" office:value-type="float" office:value="6029128" calcext:value-type="float">
            <text:p>6029128</text:p>
          </table:table-cell>
          <table:table-cell table:formula="of:=[.GC5]+[.GD4]" office:value-type="float" office:value="6061895" calcext:value-type="float">
            <text:p>6061895</text:p>
          </table:table-cell>
          <table:table-cell table:formula="of:=[.GD5]+[.GE4]" office:value-type="float" office:value="6094662" calcext:value-type="float">
            <text:p>6094662</text:p>
          </table:table-cell>
          <table:table-cell table:formula="of:=[.GE5]+[.GF4]" office:value-type="float" office:value="6127429" calcext:value-type="float">
            <text:p>6127429</text:p>
          </table:table-cell>
          <table:table-cell table:formula="of:=[.GF5]+[.GG4]" office:value-type="float" office:value="6160196" calcext:value-type="float">
            <text:p>6160196</text:p>
          </table:table-cell>
          <table:table-cell table:formula="of:=[.GG5]+[.GH4]" office:value-type="float" office:value="6192963" calcext:value-type="float">
            <text:p>6192963</text:p>
          </table:table-cell>
          <table:table-cell table:formula="of:=[.GH5]+[.GI4]" office:value-type="float" office:value="6225730" calcext:value-type="float">
            <text:p>6225730</text:p>
          </table:table-cell>
          <table:table-cell table:formula="of:=[.GI5]+[.GJ4]" office:value-type="float" office:value="6258497" calcext:value-type="float">
            <text:p>6258497</text:p>
          </table:table-cell>
          <table:table-cell table:formula="of:=[.GJ5]+[.GK4]" office:value-type="float" office:value="6291264" calcext:value-type="float">
            <text:p>6291264</text:p>
          </table:table-cell>
          <table:table-cell table:formula="of:=[.GK5]+[.GL4]" office:value-type="float" office:value="6324031" calcext:value-type="float">
            <text:p>6324031</text:p>
          </table:table-cell>
          <table:table-cell table:formula="of:=[.GL5]+[.GM4]" office:value-type="float" office:value="6356798" calcext:value-type="float">
            <text:p>6356798</text:p>
          </table:table-cell>
          <table:table-cell table:formula="of:=[.GM5]+[.GN4]" office:value-type="float" office:value="6389565" calcext:value-type="float">
            <text:p>6389565</text:p>
          </table:table-cell>
          <table:table-cell table:formula="of:=[.GN5]+[.GO4]" office:value-type="float" office:value="6422332" calcext:value-type="float">
            <text:p>6422332</text:p>
          </table:table-cell>
          <table:table-cell table:formula="of:=[.GO5]+[.GP4]" office:value-type="float" office:value="6455099" calcext:value-type="float">
            <text:p>6455099</text:p>
          </table:table-cell>
          <table:table-cell table:formula="of:=[.GP5]+[.GQ4]" office:value-type="float" office:value="6487866" calcext:value-type="float">
            <text:p>6487866</text:p>
          </table:table-cell>
          <table:table-cell table:formula="of:=[.GQ5]+[.GR4]" office:value-type="float" office:value="6520633" calcext:value-type="float">
            <text:p>6520633</text:p>
          </table:table-cell>
          <table:table-cell table:formula="of:=[.GR5]+[.GS4]" office:value-type="float" office:value="6553400" calcext:value-type="float">
            <text:p>6553400</text:p>
          </table:table-cell>
          <table:table-cell table:formula="of:=[.GS5]+[.GT4]" office:value-type="float" office:value="6586167" calcext:value-type="float">
            <text:p>6586167</text:p>
          </table:table-cell>
          <table:table-cell table:formula="of:=[.GT5]+[.GU4]" office:value-type="float" office:value="6618934" calcext:value-type="float">
            <text:p>6618934</text:p>
          </table:table-cell>
          <table:table-cell table:formula="of:=[.GU5]+[.GV4]" office:value-type="float" office:value="6651701" calcext:value-type="float">
            <text:p>6651701</text:p>
          </table:table-cell>
          <table:table-cell table:formula="of:=[.GV5]+[.GW4]" office:value-type="float" office:value="6684468" calcext:value-type="float">
            <text:p>6684468</text:p>
          </table:table-cell>
          <table:table-cell table:formula="of:=[.GW5]+[.GX4]" office:value-type="float" office:value="6717235" calcext:value-type="float">
            <text:p>6717235</text:p>
          </table:table-cell>
          <table:table-cell table:formula="of:=[.GX5]+[.GY4]" office:value-type="float" office:value="6750002" calcext:value-type="float">
            <text:p>6750002</text:p>
          </table:table-cell>
          <table:table-cell table:formula="of:=[.GY5]+[.GZ4]" office:value-type="float" office:value="6782769" calcext:value-type="float">
            <text:p>6782769</text:p>
          </table:table-cell>
          <table:table-cell table:formula="of:=[.GZ5]+[.HA4]" office:value-type="float" office:value="6815536" calcext:value-type="float">
            <text:p>6815536</text:p>
          </table:table-cell>
          <table:table-cell table:formula="of:=[.HA5]+[.HB4]" office:value-type="float" office:value="6848303" calcext:value-type="float">
            <text:p>6848303</text:p>
          </table:table-cell>
          <table:table-cell table:formula="of:=[.HB5]+[.HC4]" office:value-type="float" office:value="6881070" calcext:value-type="float">
            <text:p>6881070</text:p>
          </table:table-cell>
          <table:table-cell table:formula="of:=[.HC5]+[.HD4]" office:value-type="float" office:value="6913837" calcext:value-type="float">
            <text:p>6913837</text:p>
          </table:table-cell>
          <table:table-cell table:formula="of:=[.HD5]+[.HE4]" office:value-type="float" office:value="6946604" calcext:value-type="float">
            <text:p>6946604</text:p>
          </table:table-cell>
          <table:table-cell table:formula="of:=[.HE5]+[.HF4]" office:value-type="float" office:value="6979371" calcext:value-type="float">
            <text:p>6979371</text:p>
          </table:table-cell>
          <table:table-cell table:formula="of:=[.HF5]+[.HG4]" office:value-type="float" office:value="7012138" calcext:value-type="float">
            <text:p>7012138</text:p>
          </table:table-cell>
          <table:table-cell table:formula="of:=[.HG5]+[.HH4]" office:value-type="float" office:value="7044905" calcext:value-type="float">
            <text:p>7044905</text:p>
          </table:table-cell>
          <table:table-cell table:formula="of:=[.HH5]+[.HI4]" office:value-type="float" office:value="7077672" calcext:value-type="float">
            <text:p>7077672</text:p>
          </table:table-cell>
          <table:table-cell table:formula="of:=[.HI5]+[.HJ4]" office:value-type="float" office:value="7110439" calcext:value-type="float">
            <text:p>7110439</text:p>
          </table:table-cell>
          <table:table-cell table:formula="of:=[.HJ5]+[.HK4]" office:value-type="float" office:value="7143206" calcext:value-type="float">
            <text:p>7143206</text:p>
          </table:table-cell>
          <table:table-cell table:formula="of:=[.HK5]+[.HL4]" office:value-type="float" office:value="7175973" calcext:value-type="float">
            <text:p>7175973</text:p>
          </table:table-cell>
          <table:table-cell table:formula="of:=[.HL5]+[.HM4]" office:value-type="float" office:value="7208740" calcext:value-type="float">
            <text:p>7208740</text:p>
          </table:table-cell>
          <table:table-cell table:formula="of:=[.HM5]+[.HN4]" office:value-type="float" office:value="7241507" calcext:value-type="float">
            <text:p>7241507</text:p>
          </table:table-cell>
          <table:table-cell table:formula="of:=[.HN5]+[.HO4]" office:value-type="float" office:value="7274274" calcext:value-type="float">
            <text:p>7274274</text:p>
          </table:table-cell>
          <table:table-cell table:formula="of:=[.HO5]+[.HP4]" office:value-type="float" office:value="7307041" calcext:value-type="float">
            <text:p>7307041</text:p>
          </table:table-cell>
          <table:table-cell table:formula="of:=[.HP5]+[.HQ4]" office:value-type="float" office:value="7339808" calcext:value-type="float">
            <text:p>7339808</text:p>
          </table:table-cell>
          <table:table-cell table:formula="of:=[.HQ5]+[.HR4]" office:value-type="float" office:value="7372575" calcext:value-type="float">
            <text:p>7372575</text:p>
          </table:table-cell>
          <table:table-cell table:formula="of:=[.HR5]+[.HS4]" office:value-type="float" office:value="7405342" calcext:value-type="float">
            <text:p>7405342</text:p>
          </table:table-cell>
          <table:table-cell table:formula="of:=[.HS5]+[.HT4]" office:value-type="float" office:value="7438109" calcext:value-type="float">
            <text:p>7438109</text:p>
          </table:table-cell>
          <table:table-cell table:formula="of:=[.HT5]+[.HU4]" office:value-type="float" office:value="7470876" calcext:value-type="float">
            <text:p>7470876</text:p>
          </table:table-cell>
          <table:table-cell table:formula="of:=[.HU5]+[.HV4]" office:value-type="float" office:value="7503643" calcext:value-type="float">
            <text:p>7503643</text:p>
          </table:table-cell>
          <table:table-cell table:formula="of:=[.HV5]+[.HW4]" office:value-type="float" office:value="7536410" calcext:value-type="float">
            <text:p>7536410</text:p>
          </table:table-cell>
          <table:table-cell table:formula="of:=[.HW5]+[.HX4]" office:value-type="float" office:value="7569177" calcext:value-type="float">
            <text:p>7569177</text:p>
          </table:table-cell>
          <table:table-cell table:formula="of:=[.HX5]+[.HY4]" office:value-type="float" office:value="7601944" calcext:value-type="float">
            <text:p>7601944</text:p>
          </table:table-cell>
          <table:table-cell table:formula="of:=[.HY5]+[.HZ4]" office:value-type="float" office:value="7634711" calcext:value-type="float">
            <text:p>7634711</text:p>
          </table:table-cell>
          <table:table-cell table:formula="of:=[.HZ5]+[.IA4]" office:value-type="float" office:value="7667478" calcext:value-type="float">
            <text:p>7667478</text:p>
          </table:table-cell>
          <table:table-cell table:formula="of:=[.IA5]+[.IB4]" office:value-type="float" office:value="7700245" calcext:value-type="float">
            <text:p>7700245</text:p>
          </table:table-cell>
          <table:table-cell table:formula="of:=[.IB5]+[.IC4]" office:value-type="float" office:value="7733012" calcext:value-type="float">
            <text:p>7733012</text:p>
          </table:table-cell>
          <table:table-cell table:formula="of:=[.IC5]+[.ID4]" office:value-type="float" office:value="7765779" calcext:value-type="float">
            <text:p>7765779</text:p>
          </table:table-cell>
          <table:table-cell table:formula="of:=[.ID5]+[.IE4]" office:value-type="float" office:value="7798546" calcext:value-type="float">
            <text:p>7798546</text:p>
          </table:table-cell>
          <table:table-cell table:formula="of:=[.IE5]+[.IF4]" office:value-type="float" office:value="7831313" calcext:value-type="float">
            <text:p>7831313</text:p>
          </table:table-cell>
          <table:table-cell table:formula="of:=[.IF5]+[.IG4]" office:value-type="float" office:value="7864080" calcext:value-type="float">
            <text:p>7864080</text:p>
          </table:table-cell>
          <table:table-cell table:formula="of:=[.IG5]+[.IH4]" office:value-type="float" office:value="7896847" calcext:value-type="float">
            <text:p>7896847</text:p>
          </table:table-cell>
          <table:table-cell table:formula="of:=[.IH5]+[.II4]" office:value-type="float" office:value="7929614" calcext:value-type="float">
            <text:p>7929614</text:p>
          </table:table-cell>
          <table:table-cell table:formula="of:=[.II5]+[.IJ4]" office:value-type="float" office:value="7962381" calcext:value-type="float">
            <text:p>7962381</text:p>
          </table:table-cell>
          <table:table-cell table:formula="of:=[.IJ5]+[.IK4]" office:value-type="float" office:value="7995148" calcext:value-type="float">
            <text:p>7995148</text:p>
          </table:table-cell>
          <table:table-cell table:formula="of:=[.IK5]+[.IL4]" office:value-type="float" office:value="8027915" calcext:value-type="float">
            <text:p>8027915</text:p>
          </table:table-cell>
          <table:table-cell table:formula="of:=[.IL5]+[.IM4]" office:value-type="float" office:value="8060682" calcext:value-type="float">
            <text:p>8060682</text:p>
          </table:table-cell>
          <table:table-cell table:formula="of:=[.IM5]+[.IN4]" office:value-type="float" office:value="8093449" calcext:value-type="float">
            <text:p>8093449</text:p>
          </table:table-cell>
          <table:table-cell table:formula="of:=[.IN5]+[.IO4]" office:value-type="float" office:value="8126216" calcext:value-type="float">
            <text:p>8126216</text:p>
          </table:table-cell>
          <table:table-cell table:formula="of:=[.IO5]+[.IP4]" office:value-type="float" office:value="8158983" calcext:value-type="float">
            <text:p>8158983</text:p>
          </table:table-cell>
          <table:table-cell table:formula="of:=[.IP5]+[.IQ4]" office:value-type="float" office:value="8191750" calcext:value-type="float">
            <text:p>8191750</text:p>
          </table:table-cell>
          <table:table-cell table:formula="of:=[.IQ5]+[.IR4]" office:value-type="float" office:value="8224517" calcext:value-type="float">
            <text:p>8224517</text:p>
          </table:table-cell>
          <table:table-cell table:formula="of:=[.IR5]+[.IS4]" office:value-type="float" office:value="8257284" calcext:value-type="float">
            <text:p>8257284</text:p>
          </table:table-cell>
          <table:table-cell table:formula="of:=[.IS5]+[.IT4]" office:value-type="float" office:value="8290051" calcext:value-type="float">
            <text:p>8290051</text:p>
          </table:table-cell>
          <table:table-cell table:formula="of:=[.IT5]+[.IU4]" office:value-type="float" office:value="8322818" calcext:value-type="float">
            <text:p>8322818</text:p>
          </table:table-cell>
          <table:table-cell table:formula="of:=[.IU5]+[.IV4]" office:value-type="float" office:value="8355585" calcext:value-type="float">
            <text:p>8355585</text:p>
          </table:table-cell>
          <table:table-cell table:formula="of:=[.IV5]+[.IW4]" office:value-type="float" office:value="8388352" calcext:value-type="float">
            <text:p>8388352</text:p>
          </table:table-cell>
          <table:table-cell table:formula="of:=[.IW5]+[.IX4]" office:value-type="float" office:value="8421119" calcext:value-type="float">
            <text:p>8421119</text:p>
          </table:table-cell>
          <table:table-cell table:formula="of:=[.IX5]+[.IY4]" office:value-type="float" office:value="8453886" calcext:value-type="float">
            <text:p>8453886</text:p>
          </table:table-cell>
          <table:table-cell table:formula="of:=[.IY5]+[.IZ4]" office:value-type="float" office:value="8486653" calcext:value-type="float">
            <text:p>8486653</text:p>
          </table:table-cell>
          <table:table-cell table:formula="of:=[.IZ5]+[.JA4]" office:value-type="float" office:value="8519420" calcext:value-type="float">
            <text:p>8519420</text:p>
          </table:table-cell>
          <table:table-cell table:formula="of:=[.JA5]+[.JB4]" office:value-type="float" office:value="8552187" calcext:value-type="float">
            <text:p>8552187</text:p>
          </table:table-cell>
          <table:table-cell table:formula="of:=[.JB5]+[.JC4]" office:value-type="float" office:value="8584954" calcext:value-type="float">
            <text:p>8584954</text:p>
          </table:table-cell>
          <table:table-cell table:formula="of:=[.JC5]+[.JD4]" office:value-type="float" office:value="8617721" calcext:value-type="float">
            <text:p>8617721</text:p>
          </table:table-cell>
          <table:table-cell table:formula="of:=[.JD5]+[.JE4]" office:value-type="float" office:value="8650488" calcext:value-type="float">
            <text:p>8650488</text:p>
          </table:table-cell>
          <table:table-cell table:formula="of:=[.JE5]+[.JF4]" office:value-type="float" office:value="8683255" calcext:value-type="float">
            <text:p>8683255</text:p>
          </table:table-cell>
          <table:table-cell table:formula="of:=[.JF5]+[.JG4]" office:value-type="float" office:value="8716022" calcext:value-type="float">
            <text:p>8716022</text:p>
          </table:table-cell>
          <table:table-cell table:formula="of:=[.JG5]+[.JH4]" office:value-type="float" office:value="8748789" calcext:value-type="float">
            <text:p>8748789</text:p>
          </table:table-cell>
          <table:table-cell table:formula="of:=[.JH5]+[.JI4]" office:value-type="float" office:value="8781556" calcext:value-type="float">
            <text:p>8781556</text:p>
          </table:table-cell>
          <table:table-cell table:formula="of:=[.JI5]+[.JJ4]" office:value-type="float" office:value="8814323" calcext:value-type="float">
            <text:p>8814323</text:p>
          </table:table-cell>
          <table:table-cell table:formula="of:=[.JJ5]+[.JK4]" office:value-type="float" office:value="8847090" calcext:value-type="float">
            <text:p>8847090</text:p>
          </table:table-cell>
          <table:table-cell table:formula="of:=[.JK5]+[.JL4]" office:value-type="float" office:value="8879857" calcext:value-type="float">
            <text:p>8879857</text:p>
          </table:table-cell>
          <table:table-cell table:formula="of:=[.JL5]+[.JM4]" office:value-type="float" office:value="8912624" calcext:value-type="float">
            <text:p>8912624</text:p>
          </table:table-cell>
          <table:table-cell table:formula="of:=[.JM5]+[.JN4]" office:value-type="float" office:value="8945391" calcext:value-type="float">
            <text:p>8945391</text:p>
          </table:table-cell>
          <table:table-cell table:formula="of:=[.JN5]+[.JO4]" office:value-type="float" office:value="8978158" calcext:value-type="float">
            <text:p>8978158</text:p>
          </table:table-cell>
          <table:table-cell table:formula="of:=[.JO5]+[.JP4]" office:value-type="float" office:value="9010925" calcext:value-type="float">
            <text:p>9010925</text:p>
          </table:table-cell>
          <table:table-cell table:formula="of:=[.JP5]+[.JQ4]" office:value-type="float" office:value="9043692" calcext:value-type="float">
            <text:p>9043692</text:p>
          </table:table-cell>
          <table:table-cell table:formula="of:=[.JQ5]+[.JR4]" office:value-type="float" office:value="9076459" calcext:value-type="float">
            <text:p>9076459</text:p>
          </table:table-cell>
          <table:table-cell table:formula="of:=[.JR5]+[.JS4]" office:value-type="float" office:value="9109226" calcext:value-type="float">
            <text:p>9109226</text:p>
          </table:table-cell>
          <table:table-cell table:formula="of:=[.JS5]+[.JT4]" office:value-type="float" office:value="9141993" calcext:value-type="float">
            <text:p>9141993</text:p>
          </table:table-cell>
          <table:table-cell table:formula="of:=[.JT5]+[.JU4]" office:value-type="float" office:value="9174760" calcext:value-type="float">
            <text:p>9174760</text:p>
          </table:table-cell>
          <table:table-cell table:formula="of:=[.JU5]+[.JV4]" office:value-type="float" office:value="9207527" calcext:value-type="float">
            <text:p>9207527</text:p>
          </table:table-cell>
          <table:table-cell table:formula="of:=[.JV5]+[.JW4]" office:value-type="float" office:value="9240294" calcext:value-type="float">
            <text:p>9240294</text:p>
          </table:table-cell>
          <table:table-cell table:formula="of:=[.JW5]+[.JX4]" office:value-type="float" office:value="9273061" calcext:value-type="float">
            <text:p>9273061</text:p>
          </table:table-cell>
          <table:table-cell table:formula="of:=[.JX5]+[.JY4]" office:value-type="float" office:value="9305828" calcext:value-type="float">
            <text:p>9305828</text:p>
          </table:table-cell>
          <table:table-cell table:formula="of:=[.JY5]+[.JZ4]" office:value-type="float" office:value="9338595" calcext:value-type="float">
            <text:p>9338595</text:p>
          </table:table-cell>
          <table:table-cell table:formula="of:=[.JZ5]+[.KA4]" office:value-type="float" office:value="9371362" calcext:value-type="float">
            <text:p>9371362</text:p>
          </table:table-cell>
          <table:table-cell table:formula="of:=[.KA5]+[.KB4]" office:value-type="float" office:value="9404129" calcext:value-type="float">
            <text:p>9404129</text:p>
          </table:table-cell>
          <table:table-cell table:formula="of:=[.KB5]+[.KC4]" office:value-type="float" office:value="9436896" calcext:value-type="float">
            <text:p>9436896</text:p>
          </table:table-cell>
          <table:table-cell table:formula="of:=[.KC5]+[.KD4]" office:value-type="float" office:value="9469663" calcext:value-type="float">
            <text:p>9469663</text:p>
          </table:table-cell>
          <table:table-cell table:formula="of:=[.KD5]+[.KE4]" office:value-type="float" office:value="9502430" calcext:value-type="float">
            <text:p>9502430</text:p>
          </table:table-cell>
          <table:table-cell table:formula="of:=[.KE5]+[.KF4]" office:value-type="float" office:value="9535197" calcext:value-type="float">
            <text:p>9535197</text:p>
          </table:table-cell>
          <table:table-cell table:formula="of:=[.KF5]+[.KG4]" office:value-type="float" office:value="9567964" calcext:value-type="float">
            <text:p>9567964</text:p>
          </table:table-cell>
          <table:table-cell table:formula="of:=[.KG5]+[.KH4]" office:value-type="float" office:value="9600731" calcext:value-type="float">
            <text:p>9600731</text:p>
          </table:table-cell>
          <table:table-cell table:formula="of:=[.KH5]+[.KI4]" office:value-type="float" office:value="9633498" calcext:value-type="float">
            <text:p>9633498</text:p>
          </table:table-cell>
          <table:table-cell table:formula="of:=[.KI5]+[.KJ4]" office:value-type="float" office:value="9666265" calcext:value-type="float">
            <text:p>9666265</text:p>
          </table:table-cell>
          <table:table-cell table:formula="of:=[.KJ5]+[.KK4]" office:value-type="float" office:value="9699032" calcext:value-type="float">
            <text:p>9699032</text:p>
          </table:table-cell>
          <table:table-cell table:formula="of:=[.KK5]+[.KL4]" office:value-type="float" office:value="9731799" calcext:value-type="float">
            <text:p>9731799</text:p>
          </table:table-cell>
          <table:table-cell table:formula="of:=[.KL5]+[.KM4]" office:value-type="float" office:value="9764566" calcext:value-type="float">
            <text:p>9764566</text:p>
          </table:table-cell>
          <table:table-cell table:formula="of:=[.KM5]+[.KN4]" office:value-type="float" office:value="9797333" calcext:value-type="float">
            <text:p>9797333</text:p>
          </table:table-cell>
          <table:table-cell table:formula="of:=[.KN5]+[.KO4]" office:value-type="float" office:value="9830100" calcext:value-type="float">
            <text:p>9830100</text:p>
          </table:table-cell>
          <table:table-cell table:formula="of:=[.KO5]+[.KP4]" office:value-type="float" office:value="9862867" calcext:value-type="float">
            <text:p>9862867</text:p>
          </table:table-cell>
          <table:table-cell table:formula="of:=[.KP5]+[.KQ4]" office:value-type="float" office:value="9895634" calcext:value-type="float">
            <text:p>9895634</text:p>
          </table:table-cell>
          <table:table-cell table:formula="of:=[.KQ5]+[.KR4]" office:value-type="float" office:value="9928401" calcext:value-type="float">
            <text:p>9928401</text:p>
          </table:table-cell>
          <table:table-cell table:formula="of:=[.KR5]+[.KS4]" office:value-type="float" office:value="9961168" calcext:value-type="float">
            <text:p>9961168</text:p>
          </table:table-cell>
          <table:table-cell table:formula="of:=[.KS5]+[.KT4]" office:value-type="float" office:value="9993935" calcext:value-type="float">
            <text:p>9993935</text:p>
          </table:table-cell>
          <table:table-cell table:formula="of:=[.KT5]+[.KU4]" office:value-type="float" office:value="10026702" calcext:value-type="float">
            <text:p>10026702</text:p>
          </table:table-cell>
          <table:table-cell table:formula="of:=[.KU5]+[.KV4]" office:value-type="float" office:value="10059469" calcext:value-type="float">
            <text:p>10059469</text:p>
          </table:table-cell>
          <table:table-cell table:formula="of:=[.KV5]+[.KW4]" office:value-type="float" office:value="10092236" calcext:value-type="float">
            <text:p>10092236</text:p>
          </table:table-cell>
          <table:table-cell table:formula="of:=[.KW5]+[.KX4]" office:value-type="float" office:value="10125003" calcext:value-type="float">
            <text:p>10125003</text:p>
          </table:table-cell>
          <table:table-cell table:formula="of:=[.KX5]+[.KY4]" office:value-type="float" office:value="10157770" calcext:value-type="float">
            <text:p>10157770</text:p>
          </table:table-cell>
          <table:table-cell table:formula="of:=[.KY5]+[.KZ4]" office:value-type="float" office:value="10190537" calcext:value-type="float">
            <text:p>10190537</text:p>
          </table:table-cell>
          <table:table-cell table:formula="of:=[.KZ5]+[.LA4]" office:value-type="float" office:value="10223304" calcext:value-type="float">
            <text:p>10223304</text:p>
          </table:table-cell>
          <table:table-cell table:formula="of:=[.LA5]+[.LB4]" office:value-type="float" office:value="10256071" calcext:value-type="float">
            <text:p>10256071</text:p>
          </table:table-cell>
          <table:table-cell table:formula="of:=[.LB5]+[.LC4]" office:value-type="float" office:value="10288838" calcext:value-type="float">
            <text:p>10288838</text:p>
          </table:table-cell>
          <table:table-cell table:formula="of:=[.LC5]+[.LD4]" office:value-type="float" office:value="10321605" calcext:value-type="float">
            <text:p>10321605</text:p>
          </table:table-cell>
          <table:table-cell table:formula="of:=[.LD5]+[.LE4]" office:value-type="float" office:value="10354372" calcext:value-type="float">
            <text:p>10354372</text:p>
          </table:table-cell>
          <table:table-cell table:formula="of:=[.LE5]+[.LF4]" office:value-type="float" office:value="10387139" calcext:value-type="float">
            <text:p>10387139</text:p>
          </table:table-cell>
          <table:table-cell table:formula="of:=[.LF5]+[.LG4]" office:value-type="float" office:value="10419906" calcext:value-type="float">
            <text:p>10419906</text:p>
          </table:table-cell>
          <table:table-cell table:formula="of:=[.LG5]+[.LH4]" office:value-type="float" office:value="10452673" calcext:value-type="float">
            <text:p>10452673</text:p>
          </table:table-cell>
          <table:table-cell table:formula="of:=[.LH5]+[.LI4]" office:value-type="float" office:value="10485440" calcext:value-type="float">
            <text:p>10485440</text:p>
          </table:table-cell>
          <table:table-cell table:formula="of:=[.LI5]+[.LJ4]" office:value-type="float" office:value="10518207" calcext:value-type="float">
            <text:p>10518207</text:p>
          </table:table-cell>
          <table:table-cell table:formula="of:=[.LJ5]+[.LK4]" office:value-type="float" office:value="10550974" calcext:value-type="float">
            <text:p>10550974</text:p>
          </table:table-cell>
          <table:table-cell table:formula="of:=[.LK5]+[.LL4]" office:value-type="float" office:value="10583741" calcext:value-type="float">
            <text:p>10583741</text:p>
          </table:table-cell>
          <table:table-cell table:formula="of:=[.LL5]+[.LM4]" office:value-type="float" office:value="10616508" calcext:value-type="float">
            <text:p>10616508</text:p>
          </table:table-cell>
          <table:table-cell table:formula="of:=[.LM5]+[.LN4]" office:value-type="float" office:value="10649275" calcext:value-type="float">
            <text:p>10649275</text:p>
          </table:table-cell>
          <table:table-cell table:formula="of:=[.LN5]+[.LO4]" office:value-type="float" office:value="10682042" calcext:value-type="float">
            <text:p>10682042</text:p>
          </table:table-cell>
          <table:table-cell table:formula="of:=[.LO5]+[.LP4]" office:value-type="float" office:value="10714809" calcext:value-type="float">
            <text:p>10714809</text:p>
          </table:table-cell>
          <table:table-cell table:formula="of:=[.LP5]+[.LQ4]" office:value-type="float" office:value="10747576" calcext:value-type="float">
            <text:p>10747576</text:p>
          </table:table-cell>
          <table:table-cell table:formula="of:=[.LQ5]+[.LR4]" office:value-type="float" office:value="10780343" calcext:value-type="float">
            <text:p>10780343</text:p>
          </table:table-cell>
          <table:table-cell table:formula="of:=[.LR5]+[.LS4]" office:value-type="float" office:value="10813110" calcext:value-type="float">
            <text:p>10813110</text:p>
          </table:table-cell>
          <table:table-cell table:formula="of:=[.LS5]+[.LT4]" office:value-type="float" office:value="10845877" calcext:value-type="float">
            <text:p>10845877</text:p>
          </table:table-cell>
          <table:table-cell table:formula="of:=[.LT5]+[.LU4]" office:value-type="float" office:value="10878644" calcext:value-type="float">
            <text:p>10878644</text:p>
          </table:table-cell>
          <table:table-cell table:formula="of:=[.LU5]+[.LV4]" office:value-type="float" office:value="10911411" calcext:value-type="float">
            <text:p>10911411</text:p>
          </table:table-cell>
          <table:table-cell table:formula="of:=[.LV5]+[.LW4]" office:value-type="float" office:value="10944178" calcext:value-type="float">
            <text:p>10944178</text:p>
          </table:table-cell>
          <table:table-cell table:formula="of:=[.LW5]+[.LX4]" office:value-type="float" office:value="10976945" calcext:value-type="float">
            <text:p>10976945</text:p>
          </table:table-cell>
          <table:table-cell table:formula="of:=[.LX5]+[.LY4]" office:value-type="float" office:value="11009712" calcext:value-type="float">
            <text:p>11009712</text:p>
          </table:table-cell>
          <table:table-cell table:formula="of:=[.LY5]+[.LZ4]" office:value-type="float" office:value="11042479" calcext:value-type="float">
            <text:p>11042479</text:p>
          </table:table-cell>
          <table:table-cell table:formula="of:=[.LZ5]+[.MA4]" office:value-type="float" office:value="11075246" calcext:value-type="float">
            <text:p>11075246</text:p>
          </table:table-cell>
          <table:table-cell table:formula="of:=[.MA5]+[.MB4]" office:value-type="float" office:value="11108013" calcext:value-type="float">
            <text:p>11108013</text:p>
          </table:table-cell>
          <table:table-cell table:formula="of:=[.MB5]+[.MC4]" office:value-type="float" office:value="11140780" calcext:value-type="float">
            <text:p>11140780</text:p>
          </table:table-cell>
          <table:table-cell table:formula="of:=[.MC5]+[.MD4]" office:value-type="float" office:value="11173547" calcext:value-type="float">
            <text:p>11173547</text:p>
          </table:table-cell>
          <table:table-cell table:formula="of:=[.MD5]+[.ME4]" office:value-type="float" office:value="11206314" calcext:value-type="float">
            <text:p>11206314</text:p>
          </table:table-cell>
          <table:table-cell table:formula="of:=[.ME5]+[.MF4]" office:value-type="float" office:value="11239081" calcext:value-type="float">
            <text:p>11239081</text:p>
          </table:table-cell>
          <table:table-cell table:formula="of:=[.MF5]+[.MG4]" office:value-type="float" office:value="11271848" calcext:value-type="float">
            <text:p>11271848</text:p>
          </table:table-cell>
          <table:table-cell table:formula="of:=[.MG5]+[.MH4]" office:value-type="float" office:value="11304615" calcext:value-type="float">
            <text:p>11304615</text:p>
          </table:table-cell>
          <table:table-cell table:formula="of:=[.MH5]+[.MI4]" office:value-type="float" office:value="11337382" calcext:value-type="float">
            <text:p>11337382</text:p>
          </table:table-cell>
          <table:table-cell table:formula="of:=[.MI5]+[.MJ4]" office:value-type="float" office:value="11370149" calcext:value-type="float">
            <text:p>11370149</text:p>
          </table:table-cell>
          <table:table-cell table:formula="of:=[.MJ5]+[.MK4]" office:value-type="float" office:value="11402916" calcext:value-type="float">
            <text:p>11402916</text:p>
          </table:table-cell>
          <table:table-cell table:formula="of:=[.MK5]+[.ML4]" office:value-type="float" office:value="11435683" calcext:value-type="float">
            <text:p>11435683</text:p>
          </table:table-cell>
          <table:table-cell table:formula="of:=[.ML5]+[.MM4]" office:value-type="float" office:value="11468450" calcext:value-type="float">
            <text:p>11468450</text:p>
          </table:table-cell>
          <table:table-cell table:formula="of:=[.MM5]+[.MN4]" office:value-type="float" office:value="11501217" calcext:value-type="float">
            <text:p>11501217</text:p>
          </table:table-cell>
          <table:table-cell table:formula="of:=[.MN5]+[.MO4]" office:value-type="float" office:value="11533984" calcext:value-type="float">
            <text:p>11533984</text:p>
          </table:table-cell>
          <table:table-cell table:formula="of:=[.MO5]+[.MP4]" office:value-type="float" office:value="11566751" calcext:value-type="float">
            <text:p>11566751</text:p>
          </table:table-cell>
          <table:table-cell table:formula="of:=[.MP5]+[.MQ4]" office:value-type="float" office:value="11599518" calcext:value-type="float">
            <text:p>11599518</text:p>
          </table:table-cell>
          <table:table-cell table:formula="of:=[.MQ5]+[.MR4]" office:value-type="float" office:value="11632285" calcext:value-type="float">
            <text:p>11632285</text:p>
          </table:table-cell>
          <table:table-cell table:formula="of:=[.MR5]+[.MS4]" office:value-type="float" office:value="11665052" calcext:value-type="float">
            <text:p>11665052</text:p>
          </table:table-cell>
          <table:table-cell table:formula="of:=[.MS5]+[.MT4]" office:value-type="float" office:value="11697819" calcext:value-type="float">
            <text:p>11697819</text:p>
          </table:table-cell>
          <table:table-cell table:formula="of:=[.MT5]+[.MU4]" office:value-type="float" office:value="11730586" calcext:value-type="float">
            <text:p>11730586</text:p>
          </table:table-cell>
          <table:table-cell table:formula="of:=[.MU5]+[.MV4]" office:value-type="float" office:value="11763353" calcext:value-type="float">
            <text:p>11763353</text:p>
          </table:table-cell>
          <table:table-cell table:formula="of:=[.MV5]+[.MW4]" office:value-type="float" office:value="11796119" calcext:value-type="float">
            <text:p>11796119</text:p>
          </table:table-cell>
          <table:table-cell table:number-columns-repeated="141"/>
        </table:table-row>
        <table:table-row table:style-name="ro1">
          <table:table-cell/>
          <table:table-cell table:formula="of:=[.B5]*[.$C2]" office:value-type="float" office:value="65.534" calcext:value-type="float">
            <text:p>65.534</text:p>
          </table:table-cell>
          <table:table-cell table:formula="of:=[.C5]*[.$C2]" office:value-type="float" office:value="131.068" calcext:value-type="float">
            <text:p>131.068</text:p>
          </table:table-cell>
          <table:table-cell table:formula="of:=[.D5]*[.$C2]" office:value-type="float" office:value="196.602" calcext:value-type="float">
            <text:p>196.602</text:p>
          </table:table-cell>
          <table:table-cell table:formula="of:=[.E5]*[.$C2]" office:value-type="float" office:value="262.136" calcext:value-type="float">
            <text:p>262.136</text:p>
          </table:table-cell>
          <table:table-cell table:formula="of:=[.F5]*[.$C2]" office:value-type="float" office:value="327.67" calcext:value-type="float">
            <text:p>327.67</text:p>
          </table:table-cell>
          <table:table-cell table:formula="of:=[.G5]*[.$C2]" office:value-type="float" office:value="393.204" calcext:value-type="float">
            <text:p>393.204</text:p>
          </table:table-cell>
          <table:table-cell table:formula="of:=[.H5]*[.$C2]" office:value-type="float" office:value="458.738" calcext:value-type="float">
            <text:p>458.738</text:p>
          </table:table-cell>
          <table:table-cell table:formula="of:=[.I5]*[.$C2]" office:value-type="float" office:value="524.272" calcext:value-type="float">
            <text:p>524.272</text:p>
          </table:table-cell>
          <table:table-cell table:formula="of:=[.J5]*[.$C2]" office:value-type="float" office:value="589.806" calcext:value-type="float">
            <text:p>589.806</text:p>
          </table:table-cell>
          <table:table-cell table:formula="of:=[.K5]*[.$C2]" office:value-type="float" office:value="655.34" calcext:value-type="float">
            <text:p>655.34</text:p>
          </table:table-cell>
          <table:table-cell table:formula="of:=[.L5]*[.$C2]" office:value-type="float" office:value="720.874" calcext:value-type="float">
            <text:p>720.874</text:p>
          </table:table-cell>
          <table:table-cell table:formula="of:=[.M5]*[.$C2]" office:value-type="float" office:value="786.408" calcext:value-type="float">
            <text:p>786.408</text:p>
          </table:table-cell>
          <table:table-cell table:formula="of:=[.N5]*[.$C2]" office:value-type="float" office:value="851.942" calcext:value-type="float">
            <text:p>851.942</text:p>
          </table:table-cell>
          <table:table-cell table:formula="of:=[.O5]*[.$C2]" office:value-type="float" office:value="917.476" calcext:value-type="float">
            <text:p>917.476</text:p>
          </table:table-cell>
          <table:table-cell table:formula="of:=[.P5]*[.$C2]" office:value-type="float" office:value="983.01" calcext:value-type="float">
            <text:p>983.01</text:p>
          </table:table-cell>
          <table:table-cell table:formula="of:=[.Q5]*[.$C2]" office:value-type="float" office:value="1048.544" calcext:value-type="float">
            <text:p>1048.544</text:p>
          </table:table-cell>
          <table:table-cell table:formula="of:=[.R5]*[.$C2]" office:value-type="float" office:value="1114.078" calcext:value-type="float">
            <text:p>1114.078</text:p>
          </table:table-cell>
          <table:table-cell table:formula="of:=[.S5]*[.$C2]" office:value-type="float" office:value="1179.612" calcext:value-type="float">
            <text:p>1179.612</text:p>
          </table:table-cell>
          <table:table-cell table:formula="of:=[.T5]*[.$C2]" office:value-type="float" office:value="1245.146" calcext:value-type="float">
            <text:p>1245.146</text:p>
          </table:table-cell>
          <table:table-cell table:formula="of:=[.U5]*[.$C2]" office:value-type="float" office:value="1310.68" calcext:value-type="float">
            <text:p>1310.68</text:p>
          </table:table-cell>
          <table:table-cell table:formula="of:=[.V5]*[.$C2]" office:value-type="float" office:value="1376.214" calcext:value-type="float">
            <text:p>1376.214</text:p>
          </table:table-cell>
          <table:table-cell table:formula="of:=[.W5]*[.$C2]" office:value-type="float" office:value="1441.748" calcext:value-type="float">
            <text:p>1441.748</text:p>
          </table:table-cell>
          <table:table-cell table:formula="of:=[.X5]*[.$C2]" office:value-type="float" office:value="1507.282" calcext:value-type="float">
            <text:p>1507.282</text:p>
          </table:table-cell>
          <table:table-cell table:formula="of:=[.Y5]*[.$C2]" office:value-type="float" office:value="1572.816" calcext:value-type="float">
            <text:p>1572.816</text:p>
          </table:table-cell>
          <table:table-cell table:formula="of:=[.Z5]*[.$C2]" office:value-type="float" office:value="1638.35" calcext:value-type="float">
            <text:p>1638.35</text:p>
          </table:table-cell>
          <table:table-cell table:formula="of:=[.AA5]*[.$C2]" office:value-type="float" office:value="1703.884" calcext:value-type="float">
            <text:p>1703.884</text:p>
          </table:table-cell>
          <table:table-cell table:formula="of:=[.AB5]*[.$C2]" office:value-type="float" office:value="1769.418" calcext:value-type="float">
            <text:p>1769.418</text:p>
          </table:table-cell>
          <table:table-cell table:formula="of:=[.AC5]*[.$C2]" office:value-type="float" office:value="1834.952" calcext:value-type="float">
            <text:p>1834.952</text:p>
          </table:table-cell>
          <table:table-cell table:formula="of:=[.AD5]*[.$C2]" office:value-type="float" office:value="1900.486" calcext:value-type="float">
            <text:p>1900.486</text:p>
          </table:table-cell>
          <table:table-cell table:formula="of:=[.AE5]*[.$C2]" office:value-type="float" office:value="1966.02" calcext:value-type="float">
            <text:p>1966.02</text:p>
          </table:table-cell>
          <table:table-cell table:formula="of:=[.AF5]*[.$C2]" office:value-type="float" office:value="2031.554" calcext:value-type="float">
            <text:p>2031.554</text:p>
          </table:table-cell>
          <table:table-cell table:formula="of:=[.AG5]*[.$C2]" office:value-type="float" office:value="2097.088" calcext:value-type="float">
            <text:p>2097.088</text:p>
          </table:table-cell>
          <table:table-cell table:formula="of:=[.AH5]*[.$C2]" office:value-type="float" office:value="2162.622" calcext:value-type="float">
            <text:p>2162.622</text:p>
          </table:table-cell>
          <table:table-cell table:formula="of:=[.AI5]*[.$C2]" office:value-type="float" office:value="2228.156" calcext:value-type="float">
            <text:p>2228.156</text:p>
          </table:table-cell>
          <table:table-cell table:formula="of:=[.AJ5]*[.$C2]" office:value-type="float" office:value="2293.69" calcext:value-type="float">
            <text:p>2293.69</text:p>
          </table:table-cell>
          <table:table-cell table:formula="of:=[.AK5]*[.$C2]" office:value-type="float" office:value="2359.224" calcext:value-type="float">
            <text:p>2359.224</text:p>
          </table:table-cell>
          <table:table-cell table:formula="of:=[.AL5]*[.$C2]" office:value-type="float" office:value="2424.758" calcext:value-type="float">
            <text:p>2424.758</text:p>
          </table:table-cell>
          <table:table-cell table:formula="of:=[.AM5]*[.$C2]" office:value-type="float" office:value="2490.292" calcext:value-type="float">
            <text:p>2490.292</text:p>
          </table:table-cell>
          <table:table-cell table:formula="of:=[.AN5]*[.$C2]" office:value-type="float" office:value="2555.826" calcext:value-type="float">
            <text:p>2555.826</text:p>
          </table:table-cell>
          <table:table-cell table:formula="of:=[.AO5]*[.$C2]" office:value-type="float" office:value="2621.36" calcext:value-type="float">
            <text:p>2621.36</text:p>
          </table:table-cell>
          <table:table-cell table:formula="of:=[.AP5]*[.$C2]" office:value-type="float" office:value="2686.894" calcext:value-type="float">
            <text:p>2686.894</text:p>
          </table:table-cell>
          <table:table-cell table:formula="of:=[.AQ5]*[.$C2]" office:value-type="float" office:value="2752.428" calcext:value-type="float">
            <text:p>2752.428</text:p>
          </table:table-cell>
          <table:table-cell table:formula="of:=[.AR5]*[.$C2]" office:value-type="float" office:value="2817.962" calcext:value-type="float">
            <text:p>2817.962</text:p>
          </table:table-cell>
          <table:table-cell table:formula="of:=[.AS5]*[.$C2]" office:value-type="float" office:value="2883.496" calcext:value-type="float">
            <text:p>2883.496</text:p>
          </table:table-cell>
          <table:table-cell table:formula="of:=[.AT5]*[.$C2]" office:value-type="float" office:value="2949.03" calcext:value-type="float">
            <text:p>2949.03</text:p>
          </table:table-cell>
          <table:table-cell table:formula="of:=[.AU5]*[.$C2]" office:value-type="float" office:value="3014.564" calcext:value-type="float">
            <text:p>3014.564</text:p>
          </table:table-cell>
          <table:table-cell table:formula="of:=[.AV5]*[.$C2]" office:value-type="float" office:value="3080.098" calcext:value-type="float">
            <text:p>3080.098</text:p>
          </table:table-cell>
          <table:table-cell table:formula="of:=[.AW5]*[.$C2]" office:value-type="float" office:value="3145.632" calcext:value-type="float">
            <text:p>3145.632</text:p>
          </table:table-cell>
          <table:table-cell table:formula="of:=[.AX5]*[.$C2]" office:value-type="float" office:value="3211.166" calcext:value-type="float">
            <text:p>3211.166</text:p>
          </table:table-cell>
          <table:table-cell table:formula="of:=[.AY5]*[.$C2]" office:value-type="float" office:value="3276.7" calcext:value-type="float">
            <text:p>3276.7</text:p>
          </table:table-cell>
          <table:table-cell table:formula="of:=[.AZ5]*[.$C2]" office:value-type="float" office:value="3342.234" calcext:value-type="float">
            <text:p>3342.234</text:p>
          </table:table-cell>
          <table:table-cell table:formula="of:=[.BA5]*[.$C2]" office:value-type="float" office:value="3407.768" calcext:value-type="float">
            <text:p>3407.768</text:p>
          </table:table-cell>
          <table:table-cell table:formula="of:=[.BB5]*[.$C2]" office:value-type="float" office:value="3473.302" calcext:value-type="float">
            <text:p>3473.302</text:p>
          </table:table-cell>
          <table:table-cell table:formula="of:=[.BC5]*[.$C2]" office:value-type="float" office:value="3538.836" calcext:value-type="float">
            <text:p>3538.836</text:p>
          </table:table-cell>
          <table:table-cell table:formula="of:=[.BD5]*[.$C2]" office:value-type="float" office:value="3604.37" calcext:value-type="float">
            <text:p>3604.37</text:p>
          </table:table-cell>
          <table:table-cell table:formula="of:=[.BE5]*[.$C2]" office:value-type="float" office:value="3669.904" calcext:value-type="float">
            <text:p>3669.904</text:p>
          </table:table-cell>
          <table:table-cell table:formula="of:=[.BF5]*[.$C2]" office:value-type="float" office:value="3735.438" calcext:value-type="float">
            <text:p>3735.438</text:p>
          </table:table-cell>
          <table:table-cell table:formula="of:=[.BG5]*[.$C2]" office:value-type="float" office:value="3800.972" calcext:value-type="float">
            <text:p>3800.972</text:p>
          </table:table-cell>
          <table:table-cell table:formula="of:=[.BH5]*[.$C2]" office:value-type="float" office:value="3866.506" calcext:value-type="float">
            <text:p>3866.506</text:p>
          </table:table-cell>
          <table:table-cell table:formula="of:=[.BI5]*[.$C2]" office:value-type="float" office:value="3932.04" calcext:value-type="float">
            <text:p>3932.04</text:p>
          </table:table-cell>
          <table:table-cell table:formula="of:=[.BJ5]*[.$C2]" office:value-type="float" office:value="3997.574" calcext:value-type="float">
            <text:p>3997.574</text:p>
          </table:table-cell>
          <table:table-cell table:formula="of:=[.BK5]*[.$C2]" office:value-type="float" office:value="4063.108" calcext:value-type="float">
            <text:p>4063.108</text:p>
          </table:table-cell>
          <table:table-cell table:formula="of:=[.BL5]*[.$C2]" office:value-type="float" office:value="4128.642" calcext:value-type="float">
            <text:p>4128.642</text:p>
          </table:table-cell>
          <table:table-cell table:formula="of:=[.BM5]*[.$C2]" office:value-type="float" office:value="4194.176" calcext:value-type="float">
            <text:p>4194.176</text:p>
          </table:table-cell>
          <table:table-cell table:formula="of:=[.BN5]*[.$C2]" office:value-type="float" office:value="4259.71" calcext:value-type="float">
            <text:p>4259.71</text:p>
          </table:table-cell>
          <table:table-cell table:formula="of:=[.BO5]*[.$C2]" office:value-type="float" office:value="4325.244" calcext:value-type="float">
            <text:p>4325.244</text:p>
          </table:table-cell>
          <table:table-cell table:formula="of:=[.BP5]*[.$C2]" office:value-type="float" office:value="4390.778" calcext:value-type="float">
            <text:p>4390.778</text:p>
          </table:table-cell>
          <table:table-cell table:formula="of:=[.BQ5]*[.$C2]" office:value-type="float" office:value="4456.312" calcext:value-type="float">
            <text:p>4456.312</text:p>
          </table:table-cell>
          <table:table-cell table:formula="of:=[.BR5]*[.$C2]" office:value-type="float" office:value="4521.846" calcext:value-type="float">
            <text:p>4521.846</text:p>
          </table:table-cell>
          <table:table-cell table:formula="of:=[.BS5]*[.$C2]" office:value-type="float" office:value="4587.38" calcext:value-type="float">
            <text:p>4587.38</text:p>
          </table:table-cell>
          <table:table-cell table:formula="of:=[.BT5]*[.$C2]" office:value-type="float" office:value="4652.914" calcext:value-type="float">
            <text:p>4652.914</text:p>
          </table:table-cell>
          <table:table-cell table:formula="of:=[.BU5]*[.$C2]" office:value-type="float" office:value="4718.448" calcext:value-type="float">
            <text:p>4718.448</text:p>
          </table:table-cell>
          <table:table-cell table:formula="of:=[.BV5]*[.$C2]" office:value-type="float" office:value="4783.982" calcext:value-type="float">
            <text:p>4783.982</text:p>
          </table:table-cell>
          <table:table-cell table:formula="of:=[.BW5]*[.$C2]" office:value-type="float" office:value="4849.516" calcext:value-type="float">
            <text:p>4849.516</text:p>
          </table:table-cell>
          <table:table-cell table:formula="of:=[.BX5]*[.$C2]" office:value-type="float" office:value="4915.05" calcext:value-type="float">
            <text:p>4915.05</text:p>
          </table:table-cell>
          <table:table-cell table:formula="of:=[.BY5]*[.$C2]" office:value-type="float" office:value="4980.584" calcext:value-type="float">
            <text:p>4980.584</text:p>
          </table:table-cell>
          <table:table-cell table:formula="of:=[.BZ5]*[.$C2]" office:value-type="float" office:value="5046.118" calcext:value-type="float">
            <text:p>5046.118</text:p>
          </table:table-cell>
          <table:table-cell table:formula="of:=[.CA5]*[.$C2]" office:value-type="float" office:value="5111.652" calcext:value-type="float">
            <text:p>5111.652</text:p>
          </table:table-cell>
          <table:table-cell table:formula="of:=[.CB5]*[.$C2]" office:value-type="float" office:value="5177.186" calcext:value-type="float">
            <text:p>5177.186</text:p>
          </table:table-cell>
          <table:table-cell table:formula="of:=[.CC5]*[.$C2]" office:value-type="float" office:value="5242.72" calcext:value-type="float">
            <text:p>5242.72</text:p>
          </table:table-cell>
          <table:table-cell table:formula="of:=[.CD5]*[.$C2]" office:value-type="float" office:value="5308.254" calcext:value-type="float">
            <text:p>5308.254</text:p>
          </table:table-cell>
          <table:table-cell table:formula="of:=[.CE5]*[.$C2]" office:value-type="float" office:value="5373.788" calcext:value-type="float">
            <text:p>5373.788</text:p>
          </table:table-cell>
          <table:table-cell table:formula="of:=[.CF5]*[.$C2]" office:value-type="float" office:value="5439.322" calcext:value-type="float">
            <text:p>5439.322</text:p>
          </table:table-cell>
          <table:table-cell table:formula="of:=[.CG5]*[.$C2]" office:value-type="float" office:value="5504.856" calcext:value-type="float">
            <text:p>5504.856</text:p>
          </table:table-cell>
          <table:table-cell table:formula="of:=[.CH5]*[.$C2]" office:value-type="float" office:value="5570.39" calcext:value-type="float">
            <text:p>5570.39</text:p>
          </table:table-cell>
          <table:table-cell table:formula="of:=[.CI5]*[.$C2]" office:value-type="float" office:value="5635.924" calcext:value-type="float">
            <text:p>5635.924</text:p>
          </table:table-cell>
          <table:table-cell table:formula="of:=[.CJ5]*[.$C2]" office:value-type="float" office:value="5701.458" calcext:value-type="float">
            <text:p>5701.458</text:p>
          </table:table-cell>
          <table:table-cell table:formula="of:=[.CK5]*[.$C2]" office:value-type="float" office:value="5766.992" calcext:value-type="float">
            <text:p>5766.992</text:p>
          </table:table-cell>
          <table:table-cell table:formula="of:=[.CL5]*[.$C2]" office:value-type="float" office:value="5832.526" calcext:value-type="float">
            <text:p>5832.526</text:p>
          </table:table-cell>
          <table:table-cell table:formula="of:=[.CM5]*[.$C2]" office:value-type="float" office:value="5898.06" calcext:value-type="float">
            <text:p>5898.06</text:p>
          </table:table-cell>
          <table:table-cell table:formula="of:=[.CN5]*[.$C2]" office:value-type="float" office:value="5963.594" calcext:value-type="float">
            <text:p>5963.594</text:p>
          </table:table-cell>
          <table:table-cell table:formula="of:=[.CO5]*[.$C2]" office:value-type="float" office:value="6029.128" calcext:value-type="float">
            <text:p>6029.128</text:p>
          </table:table-cell>
          <table:table-cell table:formula="of:=[.CP5]*[.$C2]" office:value-type="float" office:value="6094.662" calcext:value-type="float">
            <text:p>6094.662</text:p>
          </table:table-cell>
          <table:table-cell table:formula="of:=[.CQ5]*[.$C2]" office:value-type="float" office:value="6160.196" calcext:value-type="float">
            <text:p>6160.196</text:p>
          </table:table-cell>
          <table:table-cell table:formula="of:=[.CR5]*[.$C2]" office:value-type="float" office:value="6225.73" calcext:value-type="float">
            <text:p>6225.73</text:p>
          </table:table-cell>
          <table:table-cell table:formula="of:=[.CS5]*[.$C2]" office:value-type="float" office:value="6291.264" calcext:value-type="float">
            <text:p>6291.264</text:p>
          </table:table-cell>
          <table:table-cell table:formula="of:=[.CT5]*[.$C2]" office:value-type="float" office:value="6356.798" calcext:value-type="float">
            <text:p>6356.798</text:p>
          </table:table-cell>
          <table:table-cell table:formula="of:=[.CU5]*[.$C2]" office:value-type="float" office:value="6422.332" calcext:value-type="float">
            <text:p>6422.332</text:p>
          </table:table-cell>
          <table:table-cell table:formula="of:=[.CV5]*[.$C2]" office:value-type="float" office:value="6487.866" calcext:value-type="float">
            <text:p>6487.866</text:p>
          </table:table-cell>
          <table:table-cell table:formula="of:=[.CW5]*[.$C2]" office:value-type="float" office:value="6553.4" calcext:value-type="float">
            <text:p>6553.4</text:p>
          </table:table-cell>
          <table:table-cell table:formula="of:=[.CX5]*[.$C2]" office:value-type="float" office:value="6618.934" calcext:value-type="float">
            <text:p>6618.934</text:p>
          </table:table-cell>
          <table:table-cell table:formula="of:=[.CY5]*[.$C2]" office:value-type="float" office:value="6684.468" calcext:value-type="float">
            <text:p>6684.468</text:p>
          </table:table-cell>
          <table:table-cell table:formula="of:=[.CZ5]*[.$C2]" office:value-type="float" office:value="6750.002" calcext:value-type="float">
            <text:p>6750.002</text:p>
          </table:table-cell>
          <table:table-cell table:formula="of:=[.DA5]*[.$C2]" office:value-type="float" office:value="6815.536" calcext:value-type="float">
            <text:p>6815.536</text:p>
          </table:table-cell>
          <table:table-cell table:formula="of:=[.DB5]*[.$C2]" office:value-type="float" office:value="6881.07" calcext:value-type="float">
            <text:p>6881.07</text:p>
          </table:table-cell>
          <table:table-cell table:formula="of:=[.DC5]*[.$C2]" office:value-type="float" office:value="6946.604" calcext:value-type="float">
            <text:p>6946.604</text:p>
          </table:table-cell>
          <table:table-cell table:formula="of:=[.DD5]*[.$C2]" office:value-type="float" office:value="7012.138" calcext:value-type="float">
            <text:p>7012.138</text:p>
          </table:table-cell>
          <table:table-cell table:formula="of:=[.DE5]*[.$C2]" office:value-type="float" office:value="7077.672" calcext:value-type="float">
            <text:p>7077.672</text:p>
          </table:table-cell>
          <table:table-cell table:formula="of:=[.DF5]*[.$C2]" office:value-type="float" office:value="7143.206" calcext:value-type="float">
            <text:p>7143.206</text:p>
          </table:table-cell>
          <table:table-cell table:formula="of:=[.DG5]*[.$C2]" office:value-type="float" office:value="7208.74" calcext:value-type="float">
            <text:p>7208.74</text:p>
          </table:table-cell>
          <table:table-cell table:formula="of:=[.DH5]*[.$C2]" office:value-type="float" office:value="7274.274" calcext:value-type="float">
            <text:p>7274.274</text:p>
          </table:table-cell>
          <table:table-cell table:formula="of:=[.DI5]*[.$C2]" office:value-type="float" office:value="7339.808" calcext:value-type="float">
            <text:p>7339.808</text:p>
          </table:table-cell>
          <table:table-cell table:formula="of:=[.DJ5]*[.$C2]" office:value-type="float" office:value="7405.342" calcext:value-type="float">
            <text:p>7405.342</text:p>
          </table:table-cell>
          <table:table-cell table:formula="of:=[.DK5]*[.$C2]" office:value-type="float" office:value="7470.876" calcext:value-type="float">
            <text:p>7470.876</text:p>
          </table:table-cell>
          <table:table-cell table:formula="of:=[.DL5]*[.$C2]" office:value-type="float" office:value="7536.41" calcext:value-type="float">
            <text:p>7536.41</text:p>
          </table:table-cell>
          <table:table-cell table:formula="of:=[.DM5]*[.$C2]" office:value-type="float" office:value="7601.944" calcext:value-type="float">
            <text:p>7601.944</text:p>
          </table:table-cell>
          <table:table-cell table:formula="of:=[.DN5]*[.$C2]" office:value-type="float" office:value="7667.478" calcext:value-type="float">
            <text:p>7667.478</text:p>
          </table:table-cell>
          <table:table-cell table:formula="of:=[.DO5]*[.$C2]" office:value-type="float" office:value="7733.012" calcext:value-type="float">
            <text:p>7733.012</text:p>
          </table:table-cell>
          <table:table-cell table:formula="of:=[.DP5]*[.$C2]" office:value-type="float" office:value="7798.546" calcext:value-type="float">
            <text:p>7798.546</text:p>
          </table:table-cell>
          <table:table-cell table:formula="of:=[.DQ5]*[.$C2]" office:value-type="float" office:value="7864.08" calcext:value-type="float">
            <text:p>7864.08</text:p>
          </table:table-cell>
          <table:table-cell table:formula="of:=[.DR5]*[.$C2]" office:value-type="float" office:value="7929.614" calcext:value-type="float">
            <text:p>7929.614</text:p>
          </table:table-cell>
          <table:table-cell table:formula="of:=[.DS5]*[.$C2]" office:value-type="float" office:value="7995.148" calcext:value-type="float">
            <text:p>7995.148</text:p>
          </table:table-cell>
          <table:table-cell table:formula="of:=[.DT5]*[.$C2]" office:value-type="float" office:value="8060.682" calcext:value-type="float">
            <text:p>8060.682</text:p>
          </table:table-cell>
          <table:table-cell table:formula="of:=[.DU5]*[.$C2]" office:value-type="float" office:value="8126.216" calcext:value-type="float">
            <text:p>8126.216</text:p>
          </table:table-cell>
          <table:table-cell table:formula="of:=[.DV5]*[.$C2]" office:value-type="float" office:value="8191.75" calcext:value-type="float">
            <text:p>8191.75</text:p>
          </table:table-cell>
          <table:table-cell table:formula="of:=[.DW5]*[.$C2]" office:value-type="float" office:value="8257.284" calcext:value-type="float">
            <text:p>8257.284</text:p>
          </table:table-cell>
          <table:table-cell table:formula="of:=[.DX5]*[.$C2]" office:value-type="float" office:value="8322.818" calcext:value-type="float">
            <text:p>8322.818</text:p>
          </table:table-cell>
          <table:table-cell table:formula="of:=[.DY5]*[.$C2]" office:value-type="float" office:value="8388.352" calcext:value-type="float">
            <text:p>8388.352</text:p>
          </table:table-cell>
          <table:table-cell table:formula="of:=[.DZ5]*[.$C2]" office:value-type="float" office:value="8453.886" calcext:value-type="float">
            <text:p>8453.886</text:p>
          </table:table-cell>
          <table:table-cell table:formula="of:=[.EA5]*[.$C2]" office:value-type="float" office:value="8519.42" calcext:value-type="float">
            <text:p>8519.42</text:p>
          </table:table-cell>
          <table:table-cell table:formula="of:=[.EB5]*[.$C2]" office:value-type="float" office:value="8584.954" calcext:value-type="float">
            <text:p>8584.954</text:p>
          </table:table-cell>
          <table:table-cell table:formula="of:=[.EC5]*[.$C2]" office:value-type="float" office:value="8650.488" calcext:value-type="float">
            <text:p>8650.488</text:p>
          </table:table-cell>
          <table:table-cell table:formula="of:=[.ED5]*[.$C2]" office:value-type="float" office:value="8716.022" calcext:value-type="float">
            <text:p>8716.022</text:p>
          </table:table-cell>
          <table:table-cell table:formula="of:=[.EE5]*[.$C2]" office:value-type="float" office:value="8781.556" calcext:value-type="float">
            <text:p>8781.556</text:p>
          </table:table-cell>
          <table:table-cell table:formula="of:=[.EF5]*[.$C2]" office:value-type="float" office:value="8847.09" calcext:value-type="float">
            <text:p>8847.09</text:p>
          </table:table-cell>
          <table:table-cell table:formula="of:=[.EG5]*[.$C2]" office:value-type="float" office:value="8912.624" calcext:value-type="float">
            <text:p>8912.624</text:p>
          </table:table-cell>
          <table:table-cell table:formula="of:=[.EH5]*[.$C2]" office:value-type="float" office:value="8978.158" calcext:value-type="float">
            <text:p>8978.158</text:p>
          </table:table-cell>
          <table:table-cell table:formula="of:=[.EI5]*[.$C2]" office:value-type="float" office:value="9043.692" calcext:value-type="float">
            <text:p>9043.692</text:p>
          </table:table-cell>
          <table:table-cell table:formula="of:=[.EJ5]*[.$C2]" office:value-type="float" office:value="9109.226" calcext:value-type="float">
            <text:p>9109.226</text:p>
          </table:table-cell>
          <table:table-cell table:formula="of:=[.EK5]*[.$C2]" office:value-type="float" office:value="9174.76" calcext:value-type="float">
            <text:p>9174.76</text:p>
          </table:table-cell>
          <table:table-cell table:formula="of:=[.EL5]*[.$C2]" office:value-type="float" office:value="9240.294" calcext:value-type="float">
            <text:p>9240.294</text:p>
          </table:table-cell>
          <table:table-cell table:formula="of:=[.EM5]*[.$C2]" office:value-type="float" office:value="9305.828" calcext:value-type="float">
            <text:p>9305.828</text:p>
          </table:table-cell>
          <table:table-cell table:formula="of:=[.EN5]*[.$C2]" office:value-type="float" office:value="9371.362" calcext:value-type="float">
            <text:p>9371.362</text:p>
          </table:table-cell>
          <table:table-cell table:formula="of:=[.EO5]*[.$C2]" office:value-type="float" office:value="9436.896" calcext:value-type="float">
            <text:p>9436.896</text:p>
          </table:table-cell>
          <table:table-cell table:formula="of:=[.EP5]*[.$C2]" office:value-type="float" office:value="9502.43" calcext:value-type="float">
            <text:p>9502.43</text:p>
          </table:table-cell>
          <table:table-cell table:formula="of:=[.EQ5]*[.$C2]" office:value-type="float" office:value="9567.964" calcext:value-type="float">
            <text:p>9567.964</text:p>
          </table:table-cell>
          <table:table-cell table:formula="of:=[.ER5]*[.$C2]" office:value-type="float" office:value="9633.498" calcext:value-type="float">
            <text:p>9633.498</text:p>
          </table:table-cell>
          <table:table-cell table:formula="of:=[.ES5]*[.$C2]" office:value-type="float" office:value="9699.032" calcext:value-type="float">
            <text:p>9699.032</text:p>
          </table:table-cell>
          <table:table-cell table:formula="of:=[.ET5]*[.$C2]" office:value-type="float" office:value="9764.566" calcext:value-type="float">
            <text:p>9764.566</text:p>
          </table:table-cell>
          <table:table-cell table:formula="of:=[.EU5]*[.$C2]" office:value-type="float" office:value="9830.1" calcext:value-type="float">
            <text:p>9830.1</text:p>
          </table:table-cell>
          <table:table-cell table:formula="of:=[.EV5]*[.$C2]" office:value-type="float" office:value="9895.634" calcext:value-type="float">
            <text:p>9895.634</text:p>
          </table:table-cell>
          <table:table-cell table:formula="of:=[.EW5]*[.$C2]" office:value-type="float" office:value="9961.168" calcext:value-type="float">
            <text:p>9961.168</text:p>
          </table:table-cell>
          <table:table-cell table:formula="of:=[.EX5]*[.$C2]" office:value-type="float" office:value="10026.702" calcext:value-type="float">
            <text:p>10026.702</text:p>
          </table:table-cell>
          <table:table-cell table:formula="of:=[.EY5]*[.$C2]" office:value-type="float" office:value="10092.236" calcext:value-type="float">
            <text:p>10092.236</text:p>
          </table:table-cell>
          <table:table-cell table:formula="of:=[.EZ5]*[.$C2]" office:value-type="float" office:value="10157.77" calcext:value-type="float">
            <text:p>10157.77</text:p>
          </table:table-cell>
          <table:table-cell table:formula="of:=[.FA5]*[.$C2]" office:value-type="float" office:value="10223.304" calcext:value-type="float">
            <text:p>10223.304</text:p>
          </table:table-cell>
          <table:table-cell table:formula="of:=[.FB5]*[.$C2]" office:value-type="float" office:value="10288.838" calcext:value-type="float">
            <text:p>10288.838</text:p>
          </table:table-cell>
          <table:table-cell table:formula="of:=[.FC5]*[.$C2]" office:value-type="float" office:value="10354.372" calcext:value-type="float">
            <text:p>10354.372</text:p>
          </table:table-cell>
          <table:table-cell table:formula="of:=[.FD5]*[.$C2]" office:value-type="float" office:value="10419.906" calcext:value-type="float">
            <text:p>10419.906</text:p>
          </table:table-cell>
          <table:table-cell table:formula="of:=[.FE5]*[.$C2]" office:value-type="float" office:value="10485.44" calcext:value-type="float">
            <text:p>10485.44</text:p>
          </table:table-cell>
          <table:table-cell table:formula="of:=[.FF5]*[.$C2]" office:value-type="float" office:value="10550.974" calcext:value-type="float">
            <text:p>10550.974</text:p>
          </table:table-cell>
          <table:table-cell table:formula="of:=[.FG5]*[.$C2]" office:value-type="float" office:value="10616.508" calcext:value-type="float">
            <text:p>10616.508</text:p>
          </table:table-cell>
          <table:table-cell table:formula="of:=[.FH5]*[.$C2]" office:value-type="float" office:value="10682.042" calcext:value-type="float">
            <text:p>10682.042</text:p>
          </table:table-cell>
          <table:table-cell table:formula="of:=[.FI5]*[.$C2]" office:value-type="float" office:value="10747.576" calcext:value-type="float">
            <text:p>10747.576</text:p>
          </table:table-cell>
          <table:table-cell table:formula="of:=[.FJ5]*[.$C2]" office:value-type="float" office:value="10813.11" calcext:value-type="float">
            <text:p>10813.11</text:p>
          </table:table-cell>
          <table:table-cell table:formula="of:=[.FK5]*[.$C2]" office:value-type="float" office:value="10878.644" calcext:value-type="float">
            <text:p>10878.644</text:p>
          </table:table-cell>
          <table:table-cell table:formula="of:=[.FL5]*[.$C2]" office:value-type="float" office:value="10944.178" calcext:value-type="float">
            <text:p>10944.178</text:p>
          </table:table-cell>
          <table:table-cell table:formula="of:=[.FM5]*[.$C2]" office:value-type="float" office:value="11009.712" calcext:value-type="float">
            <text:p>11009.712</text:p>
          </table:table-cell>
          <table:table-cell table:formula="of:=[.FN5]*[.$C2]" office:value-type="float" office:value="11075.246" calcext:value-type="float">
            <text:p>11075.246</text:p>
          </table:table-cell>
          <table:table-cell table:formula="of:=[.FO5]*[.$C2]" office:value-type="float" office:value="11140.78" calcext:value-type="float">
            <text:p>11140.78</text:p>
          </table:table-cell>
          <table:table-cell table:formula="of:=[.FP5]*[.$C2]" office:value-type="float" office:value="11206.314" calcext:value-type="float">
            <text:p>11206.314</text:p>
          </table:table-cell>
          <table:table-cell table:formula="of:=[.FQ5]*[.$C2]" office:value-type="float" office:value="11271.848" calcext:value-type="float">
            <text:p>11271.848</text:p>
          </table:table-cell>
          <table:table-cell table:formula="of:=[.FR5]*[.$C2]" office:value-type="float" office:value="11337.382" calcext:value-type="float">
            <text:p>11337.382</text:p>
          </table:table-cell>
          <table:table-cell table:formula="of:=[.FS5]*[.$C2]" office:value-type="float" office:value="11402.916" calcext:value-type="float">
            <text:p>11402.916</text:p>
          </table:table-cell>
          <table:table-cell table:formula="of:=[.FT5]*[.$C2]" office:value-type="float" office:value="11468.45" calcext:value-type="float">
            <text:p>11468.45</text:p>
          </table:table-cell>
          <table:table-cell table:formula="of:=[.FU5]*[.$C2]" office:value-type="float" office:value="11533.984" calcext:value-type="float">
            <text:p>11533.984</text:p>
          </table:table-cell>
          <table:table-cell table:formula="of:=[.FV5]*[.$C2]" office:value-type="float" office:value="11599.518" calcext:value-type="float">
            <text:p>11599.518</text:p>
          </table:table-cell>
          <table:table-cell table:formula="of:=[.FW5]*[.$C2]" office:value-type="float" office:value="11665.052" calcext:value-type="float">
            <text:p>11665.052</text:p>
          </table:table-cell>
          <table:table-cell table:formula="of:=[.FX5]*[.$C2]" office:value-type="float" office:value="11730.586" calcext:value-type="float">
            <text:p>11730.586</text:p>
          </table:table-cell>
          <table:table-cell table:formula="of:=[.FY5]*[.$C2]" office:value-type="float" office:value="11796.12" calcext:value-type="float">
            <text:p>11796.12</text:p>
          </table:table-cell>
          <table:table-cell table:formula="of:=[.FZ5]*[.$C2]" office:value-type="float" office:value="11861.654" calcext:value-type="float">
            <text:p>11861.654</text:p>
          </table:table-cell>
          <table:table-cell table:formula="of:=[.GA5]*[.$C2]" office:value-type="float" office:value="11927.188" calcext:value-type="float">
            <text:p>11927.188</text:p>
          </table:table-cell>
          <table:table-cell table:formula="of:=[.GB5]*[.$C2]" office:value-type="float" office:value="11992.722" calcext:value-type="float">
            <text:p>11992.722</text:p>
          </table:table-cell>
          <table:table-cell table:formula="of:=[.GC5]*[.$C2]" office:value-type="float" office:value="12058.256" calcext:value-type="float">
            <text:p>12058.256</text:p>
          </table:table-cell>
          <table:table-cell table:formula="of:=[.GD5]*[.$C2]" office:value-type="float" office:value="12123.79" calcext:value-type="float">
            <text:p>12123.79</text:p>
          </table:table-cell>
          <table:table-cell table:formula="of:=[.GE5]*[.$C2]" office:value-type="float" office:value="12189.324" calcext:value-type="float">
            <text:p>12189.324</text:p>
          </table:table-cell>
          <table:table-cell table:formula="of:=[.GF5]*[.$C2]" office:value-type="float" office:value="12254.858" calcext:value-type="float">
            <text:p>12254.858</text:p>
          </table:table-cell>
          <table:table-cell table:formula="of:=[.GG5]*[.$C2]" office:value-type="float" office:value="12320.392" calcext:value-type="float">
            <text:p>12320.392</text:p>
          </table:table-cell>
          <table:table-cell table:formula="of:=[.GH5]*[.$C2]" office:value-type="float" office:value="12385.926" calcext:value-type="float">
            <text:p>12385.926</text:p>
          </table:table-cell>
          <table:table-cell table:formula="of:=[.GI5]*[.$C2]" office:value-type="float" office:value="12451.46" calcext:value-type="float">
            <text:p>12451.46</text:p>
          </table:table-cell>
          <table:table-cell table:formula="of:=[.GJ5]*[.$C2]" office:value-type="float" office:value="12516.994" calcext:value-type="float">
            <text:p>12516.994</text:p>
          </table:table-cell>
          <table:table-cell table:formula="of:=[.GK5]*[.$C2]" office:value-type="float" office:value="12582.528" calcext:value-type="float">
            <text:p>12582.528</text:p>
          </table:table-cell>
          <table:table-cell table:formula="of:=[.GL5]*[.$C2]" office:value-type="float" office:value="12648.062" calcext:value-type="float">
            <text:p>12648.062</text:p>
          </table:table-cell>
          <table:table-cell table:formula="of:=[.GM5]*[.$C2]" office:value-type="float" office:value="12713.596" calcext:value-type="float">
            <text:p>12713.596</text:p>
          </table:table-cell>
          <table:table-cell table:formula="of:=[.GN5]*[.$C2]" office:value-type="float" office:value="12779.13" calcext:value-type="float">
            <text:p>12779.13</text:p>
          </table:table-cell>
          <table:table-cell table:formula="of:=[.GO5]*[.$C2]" office:value-type="float" office:value="12844.664" calcext:value-type="float">
            <text:p>12844.664</text:p>
          </table:table-cell>
          <table:table-cell table:formula="of:=[.GP5]*[.$C2]" office:value-type="float" office:value="12910.198" calcext:value-type="float">
            <text:p>12910.198</text:p>
          </table:table-cell>
          <table:table-cell table:formula="of:=[.GQ5]*[.$C2]" office:value-type="float" office:value="12975.732" calcext:value-type="float">
            <text:p>12975.732</text:p>
          </table:table-cell>
          <table:table-cell table:formula="of:=[.GR5]*[.$C2]" office:value-type="float" office:value="13041.266" calcext:value-type="float">
            <text:p>13041.266</text:p>
          </table:table-cell>
          <table:table-cell table:formula="of:=[.GS5]*[.$C2]" office:value-type="float" office:value="13106.8" calcext:value-type="float">
            <text:p>13106.8</text:p>
          </table:table-cell>
          <table:table-cell table:formula="of:=[.GT5]*[.$C2]" office:value-type="float" office:value="13172.334" calcext:value-type="float">
            <text:p>13172.334</text:p>
          </table:table-cell>
          <table:table-cell table:formula="of:=[.GU5]*[.$C2]" office:value-type="float" office:value="13237.868" calcext:value-type="float">
            <text:p>13237.868</text:p>
          </table:table-cell>
          <table:table-cell table:formula="of:=[.GV5]*[.$C2]" office:value-type="float" office:value="13303.402" calcext:value-type="float">
            <text:p>13303.402</text:p>
          </table:table-cell>
          <table:table-cell table:formula="of:=[.GW5]*[.$C2]" office:value-type="float" office:value="13368.936" calcext:value-type="float">
            <text:p>13368.936</text:p>
          </table:table-cell>
          <table:table-cell table:formula="of:=[.GX5]*[.$C2]" office:value-type="float" office:value="13434.47" calcext:value-type="float">
            <text:p>13434.47</text:p>
          </table:table-cell>
          <table:table-cell table:formula="of:=[.GY5]*[.$C2]" office:value-type="float" office:value="13500.004" calcext:value-type="float">
            <text:p>13500.004</text:p>
          </table:table-cell>
          <table:table-cell table:formula="of:=[.GZ5]*[.$C2]" office:value-type="float" office:value="13565.538" calcext:value-type="float">
            <text:p>13565.538</text:p>
          </table:table-cell>
          <table:table-cell table:formula="of:=[.HA5]*[.$C2]" office:value-type="float" office:value="13631.072" calcext:value-type="float">
            <text:p>13631.072</text:p>
          </table:table-cell>
          <table:table-cell table:formula="of:=[.HB5]*[.$C2]" office:value-type="float" office:value="13696.606" calcext:value-type="float">
            <text:p>13696.606</text:p>
          </table:table-cell>
          <table:table-cell table:formula="of:=[.HC5]*[.$C2]" office:value-type="float" office:value="13762.14" calcext:value-type="float">
            <text:p>13762.14</text:p>
          </table:table-cell>
          <table:table-cell table:formula="of:=[.HD5]*[.$C2]" office:value-type="float" office:value="13827.674" calcext:value-type="float">
            <text:p>13827.674</text:p>
          </table:table-cell>
          <table:table-cell table:formula="of:=[.HE5]*[.$C2]" office:value-type="float" office:value="13893.208" calcext:value-type="float">
            <text:p>13893.208</text:p>
          </table:table-cell>
          <table:table-cell table:formula="of:=[.HF5]*[.$C2]" office:value-type="float" office:value="13958.742" calcext:value-type="float">
            <text:p>13958.742</text:p>
          </table:table-cell>
          <table:table-cell table:formula="of:=[.HG5]*[.$C2]" office:value-type="float" office:value="14024.276" calcext:value-type="float">
            <text:p>14024.276</text:p>
          </table:table-cell>
          <table:table-cell table:formula="of:=[.HH5]*[.$C2]" office:value-type="float" office:value="14089.81" calcext:value-type="float">
            <text:p>14089.81</text:p>
          </table:table-cell>
          <table:table-cell table:formula="of:=[.HI5]*[.$C2]" office:value-type="float" office:value="14155.344" calcext:value-type="float">
            <text:p>14155.344</text:p>
          </table:table-cell>
          <table:table-cell table:formula="of:=[.HJ5]*[.$C2]" office:value-type="float" office:value="14220.878" calcext:value-type="float">
            <text:p>14220.878</text:p>
          </table:table-cell>
          <table:table-cell table:formula="of:=[.HK5]*[.$C2]" office:value-type="float" office:value="14286.412" calcext:value-type="float">
            <text:p>14286.412</text:p>
          </table:table-cell>
          <table:table-cell table:formula="of:=[.HL5]*[.$C2]" office:value-type="float" office:value="14351.946" calcext:value-type="float">
            <text:p>14351.946</text:p>
          </table:table-cell>
          <table:table-cell table:formula="of:=[.HM5]*[.$C2]" office:value-type="float" office:value="14417.48" calcext:value-type="float">
            <text:p>14417.48</text:p>
          </table:table-cell>
          <table:table-cell table:formula="of:=[.HN5]*[.$C2]" office:value-type="float" office:value="14483.014" calcext:value-type="float">
            <text:p>14483.014</text:p>
          </table:table-cell>
          <table:table-cell table:formula="of:=[.HO5]*[.$C2]" office:value-type="float" office:value="14548.548" calcext:value-type="float">
            <text:p>14548.548</text:p>
          </table:table-cell>
          <table:table-cell table:formula="of:=[.HP5]*[.$C2]" office:value-type="float" office:value="14614.082" calcext:value-type="float">
            <text:p>14614.082</text:p>
          </table:table-cell>
          <table:table-cell table:formula="of:=[.HQ5]*[.$C2]" office:value-type="float" office:value="14679.616" calcext:value-type="float">
            <text:p>14679.616</text:p>
          </table:table-cell>
          <table:table-cell table:formula="of:=[.HR5]*[.$C2]" office:value-type="float" office:value="14745.15" calcext:value-type="float">
            <text:p>14745.15</text:p>
          </table:table-cell>
          <table:table-cell table:formula="of:=[.HS5]*[.$C2]" office:value-type="float" office:value="14810.684" calcext:value-type="float">
            <text:p>14810.684</text:p>
          </table:table-cell>
          <table:table-cell table:formula="of:=[.HT5]*[.$C2]" office:value-type="float" office:value="14876.218" calcext:value-type="float">
            <text:p>14876.218</text:p>
          </table:table-cell>
          <table:table-cell table:formula="of:=[.HU5]*[.$C2]" office:value-type="float" office:value="14941.752" calcext:value-type="float">
            <text:p>14941.752</text:p>
          </table:table-cell>
          <table:table-cell table:formula="of:=[.HV5]*[.$C2]" office:value-type="float" office:value="15007.286" calcext:value-type="float">
            <text:p>15007.286</text:p>
          </table:table-cell>
          <table:table-cell table:formula="of:=[.HW5]*[.$C2]" office:value-type="float" office:value="15072.82" calcext:value-type="float">
            <text:p>15072.82</text:p>
          </table:table-cell>
          <table:table-cell table:formula="of:=[.HX5]*[.$C2]" office:value-type="float" office:value="15138.354" calcext:value-type="float">
            <text:p>15138.354</text:p>
          </table:table-cell>
          <table:table-cell table:formula="of:=[.HY5]*[.$C2]" office:value-type="float" office:value="15203.888" calcext:value-type="float">
            <text:p>15203.888</text:p>
          </table:table-cell>
          <table:table-cell table:formula="of:=[.HZ5]*[.$C2]" office:value-type="float" office:value="15269.422" calcext:value-type="float">
            <text:p>15269.422</text:p>
          </table:table-cell>
          <table:table-cell table:formula="of:=[.IA5]*[.$C2]" office:value-type="float" office:value="15334.956" calcext:value-type="float">
            <text:p>15334.956</text:p>
          </table:table-cell>
          <table:table-cell table:formula="of:=[.IB5]*[.$C2]" office:value-type="float" office:value="15400.49" calcext:value-type="float">
            <text:p>15400.49</text:p>
          </table:table-cell>
          <table:table-cell table:formula="of:=[.IC5]*[.$C2]" office:value-type="float" office:value="15466.024" calcext:value-type="float">
            <text:p>15466.024</text:p>
          </table:table-cell>
          <table:table-cell table:formula="of:=[.ID5]*[.$C2]" office:value-type="float" office:value="15531.558" calcext:value-type="float">
            <text:p>15531.558</text:p>
          </table:table-cell>
          <table:table-cell table:formula="of:=[.IE5]*[.$C2]" office:value-type="float" office:value="15597.092" calcext:value-type="float">
            <text:p>15597.092</text:p>
          </table:table-cell>
          <table:table-cell table:formula="of:=[.IF5]*[.$C2]" office:value-type="float" office:value="15662.626" calcext:value-type="float">
            <text:p>15662.626</text:p>
          </table:table-cell>
          <table:table-cell table:formula="of:=[.IG5]*[.$C2]" office:value-type="float" office:value="15728.16" calcext:value-type="float">
            <text:p>15728.16</text:p>
          </table:table-cell>
          <table:table-cell table:formula="of:=[.IH5]*[.$C2]" office:value-type="float" office:value="15793.694" calcext:value-type="float">
            <text:p>15793.694</text:p>
          </table:table-cell>
          <table:table-cell table:formula="of:=[.II5]*[.$C2]" office:value-type="float" office:value="15859.228" calcext:value-type="float">
            <text:p>15859.228</text:p>
          </table:table-cell>
          <table:table-cell table:formula="of:=[.IJ5]*[.$C2]" office:value-type="float" office:value="15924.762" calcext:value-type="float">
            <text:p>15924.762</text:p>
          </table:table-cell>
          <table:table-cell table:formula="of:=[.IK5]*[.$C2]" office:value-type="float" office:value="15990.296" calcext:value-type="float">
            <text:p>15990.296</text:p>
          </table:table-cell>
          <table:table-cell table:formula="of:=[.IL5]*[.$C2]" office:value-type="float" office:value="16055.83" calcext:value-type="float">
            <text:p>16055.83</text:p>
          </table:table-cell>
          <table:table-cell table:formula="of:=[.IM5]*[.$C2]" office:value-type="float" office:value="16121.364" calcext:value-type="float">
            <text:p>16121.364</text:p>
          </table:table-cell>
          <table:table-cell table:formula="of:=[.IN5]*[.$C2]" office:value-type="float" office:value="16186.898" calcext:value-type="float">
            <text:p>16186.898</text:p>
          </table:table-cell>
          <table:table-cell table:formula="of:=[.IO5]*[.$C2]" office:value-type="float" office:value="16252.432" calcext:value-type="float">
            <text:p>16252.432</text:p>
          </table:table-cell>
          <table:table-cell table:formula="of:=[.IP5]*[.$C2]" office:value-type="float" office:value="16317.966" calcext:value-type="float">
            <text:p>16317.966</text:p>
          </table:table-cell>
          <table:table-cell table:formula="of:=[.IQ5]*[.$C2]" office:value-type="float" office:value="16383.5" calcext:value-type="float">
            <text:p>16383.5</text:p>
          </table:table-cell>
          <table:table-cell table:formula="of:=[.IR5]*[.$C2]" office:value-type="float" office:value="16449.034" calcext:value-type="float">
            <text:p>16449.034</text:p>
          </table:table-cell>
          <table:table-cell table:formula="of:=[.IS5]*[.$C2]" office:value-type="float" office:value="16514.568" calcext:value-type="float">
            <text:p>16514.568</text:p>
          </table:table-cell>
          <table:table-cell table:formula="of:=[.IT5]*[.$C2]" office:value-type="float" office:value="16580.102" calcext:value-type="float">
            <text:p>16580.102</text:p>
          </table:table-cell>
          <table:table-cell table:formula="of:=[.IU5]*[.$C2]" office:value-type="float" office:value="16645.636" calcext:value-type="float">
            <text:p>16645.636</text:p>
          </table:table-cell>
          <table:table-cell table:formula="of:=[.IV5]*[.$C2]" office:value-type="float" office:value="16711.17" calcext:value-type="float">
            <text:p>16711.17</text:p>
          </table:table-cell>
          <table:table-cell table:formula="of:=[.IW5]*[.$C2]" office:value-type="float" office:value="16776.704" calcext:value-type="float">
            <text:p>16776.704</text:p>
          </table:table-cell>
          <table:table-cell table:formula="of:=[.IX5]*[.$C2]" office:value-type="float" office:value="16842.238" calcext:value-type="float">
            <text:p>16842.238</text:p>
          </table:table-cell>
          <table:table-cell table:formula="of:=[.IY5]*[.$C2]" office:value-type="float" office:value="16907.772" calcext:value-type="float">
            <text:p>16907.772</text:p>
          </table:table-cell>
          <table:table-cell table:formula="of:=[.IZ5]*[.$C2]" office:value-type="float" office:value="16973.306" calcext:value-type="float">
            <text:p>16973.306</text:p>
          </table:table-cell>
          <table:table-cell table:formula="of:=[.JA5]*[.$C2]" office:value-type="float" office:value="17038.84" calcext:value-type="float">
            <text:p>17038.84</text:p>
          </table:table-cell>
          <table:table-cell table:formula="of:=[.JB5]*[.$C2]" office:value-type="float" office:value="17104.374" calcext:value-type="float">
            <text:p>17104.374</text:p>
          </table:table-cell>
          <table:table-cell table:formula="of:=[.JC5]*[.$C2]" office:value-type="float" office:value="17169.908" calcext:value-type="float">
            <text:p>17169.908</text:p>
          </table:table-cell>
          <table:table-cell table:formula="of:=[.JD5]*[.$C2]" office:value-type="float" office:value="17235.442" calcext:value-type="float">
            <text:p>17235.442</text:p>
          </table:table-cell>
          <table:table-cell table:formula="of:=[.JE5]*[.$C2]" office:value-type="float" office:value="17300.976" calcext:value-type="float">
            <text:p>17300.976</text:p>
          </table:table-cell>
          <table:table-cell table:formula="of:=[.JF5]*[.$C2]" office:value-type="float" office:value="17366.51" calcext:value-type="float">
            <text:p>17366.51</text:p>
          </table:table-cell>
          <table:table-cell table:formula="of:=[.JG5]*[.$C2]" office:value-type="float" office:value="17432.044" calcext:value-type="float">
            <text:p>17432.044</text:p>
          </table:table-cell>
          <table:table-cell table:formula="of:=[.JH5]*[.$C2]" office:value-type="float" office:value="17497.578" calcext:value-type="float">
            <text:p>17497.578</text:p>
          </table:table-cell>
          <table:table-cell table:formula="of:=[.JI5]*[.$C2]" office:value-type="float" office:value="17563.112" calcext:value-type="float">
            <text:p>17563.112</text:p>
          </table:table-cell>
          <table:table-cell table:formula="of:=[.JJ5]*[.$C2]" office:value-type="float" office:value="17628.646" calcext:value-type="float">
            <text:p>17628.646</text:p>
          </table:table-cell>
          <table:table-cell table:formula="of:=[.JK5]*[.$C2]" office:value-type="float" office:value="17694.18" calcext:value-type="float">
            <text:p>17694.18</text:p>
          </table:table-cell>
          <table:table-cell table:formula="of:=[.JL5]*[.$C2]" office:value-type="float" office:value="17759.714" calcext:value-type="float">
            <text:p>17759.714</text:p>
          </table:table-cell>
          <table:table-cell table:formula="of:=[.JM5]*[.$C2]" office:value-type="float" office:value="17825.248" calcext:value-type="float">
            <text:p>17825.248</text:p>
          </table:table-cell>
          <table:table-cell table:formula="of:=[.JN5]*[.$C2]" office:value-type="float" office:value="17890.782" calcext:value-type="float">
            <text:p>17890.782</text:p>
          </table:table-cell>
          <table:table-cell table:formula="of:=[.JO5]*[.$C2]" office:value-type="float" office:value="17956.316" calcext:value-type="float">
            <text:p>17956.316</text:p>
          </table:table-cell>
          <table:table-cell table:formula="of:=[.JP5]*[.$C2]" office:value-type="float" office:value="18021.85" calcext:value-type="float">
            <text:p>18021.85</text:p>
          </table:table-cell>
          <table:table-cell table:formula="of:=[.JQ5]*[.$C2]" office:value-type="float" office:value="18087.384" calcext:value-type="float">
            <text:p>18087.384</text:p>
          </table:table-cell>
          <table:table-cell table:formula="of:=[.JR5]*[.$C2]" office:value-type="float" office:value="18152.918" calcext:value-type="float">
            <text:p>18152.918</text:p>
          </table:table-cell>
          <table:table-cell table:formula="of:=[.JS5]*[.$C2]" office:value-type="float" office:value="18218.452" calcext:value-type="float">
            <text:p>18218.452</text:p>
          </table:table-cell>
          <table:table-cell table:formula="of:=[.JT5]*[.$C2]" office:value-type="float" office:value="18283.986" calcext:value-type="float">
            <text:p>18283.986</text:p>
          </table:table-cell>
          <table:table-cell table:formula="of:=[.JU5]*[.$C2]" office:value-type="float" office:value="18349.52" calcext:value-type="float">
            <text:p>18349.52</text:p>
          </table:table-cell>
          <table:table-cell table:formula="of:=[.JV5]*[.$C2]" office:value-type="float" office:value="18415.054" calcext:value-type="float">
            <text:p>18415.054</text:p>
          </table:table-cell>
          <table:table-cell table:formula="of:=[.JW5]*[.$C2]" office:value-type="float" office:value="18480.588" calcext:value-type="float">
            <text:p>18480.588</text:p>
          </table:table-cell>
          <table:table-cell table:formula="of:=[.JX5]*[.$C2]" office:value-type="float" office:value="18546.122" calcext:value-type="float">
            <text:p>18546.122</text:p>
          </table:table-cell>
          <table:table-cell table:formula="of:=[.JY5]*[.$C2]" office:value-type="float" office:value="18611.656" calcext:value-type="float">
            <text:p>18611.656</text:p>
          </table:table-cell>
          <table:table-cell table:formula="of:=[.JZ5]*[.$C2]" office:value-type="float" office:value="18677.19" calcext:value-type="float">
            <text:p>18677.19</text:p>
          </table:table-cell>
          <table:table-cell table:formula="of:=[.KA5]*[.$C2]" office:value-type="float" office:value="18742.724" calcext:value-type="float">
            <text:p>18742.724</text:p>
          </table:table-cell>
          <table:table-cell table:formula="of:=[.KB5]*[.$C2]" office:value-type="float" office:value="18808.258" calcext:value-type="float">
            <text:p>18808.258</text:p>
          </table:table-cell>
          <table:table-cell table:formula="of:=[.KC5]*[.$C2]" office:value-type="float" office:value="18873.792" calcext:value-type="float">
            <text:p>18873.792</text:p>
          </table:table-cell>
          <table:table-cell table:formula="of:=[.KD5]*[.$C2]" office:value-type="float" office:value="18939.326" calcext:value-type="float">
            <text:p>18939.326</text:p>
          </table:table-cell>
          <table:table-cell table:formula="of:=[.KE5]*[.$C2]" office:value-type="float" office:value="19004.86" calcext:value-type="float">
            <text:p>19004.86</text:p>
          </table:table-cell>
          <table:table-cell table:formula="of:=[.KF5]*[.$C2]" office:value-type="float" office:value="19070.394" calcext:value-type="float">
            <text:p>19070.394</text:p>
          </table:table-cell>
          <table:table-cell table:formula="of:=[.KG5]*[.$C2]" office:value-type="float" office:value="19135.928" calcext:value-type="float">
            <text:p>19135.928</text:p>
          </table:table-cell>
          <table:table-cell table:formula="of:=[.KH5]*[.$C2]" office:value-type="float" office:value="19201.462" calcext:value-type="float">
            <text:p>19201.462</text:p>
          </table:table-cell>
          <table:table-cell table:formula="of:=[.KI5]*[.$C2]" office:value-type="float" office:value="19266.996" calcext:value-type="float">
            <text:p>19266.996</text:p>
          </table:table-cell>
          <table:table-cell table:formula="of:=[.KJ5]*[.$C2]" office:value-type="float" office:value="19332.53" calcext:value-type="float">
            <text:p>19332.53</text:p>
          </table:table-cell>
          <table:table-cell table:formula="of:=[.KK5]*[.$C2]" office:value-type="float" office:value="19398.064" calcext:value-type="float">
            <text:p>19398.064</text:p>
          </table:table-cell>
          <table:table-cell table:formula="of:=[.KL5]*[.$C2]" office:value-type="float" office:value="19463.598" calcext:value-type="float">
            <text:p>19463.598</text:p>
          </table:table-cell>
          <table:table-cell table:formula="of:=[.KM5]*[.$C2]" office:value-type="float" office:value="19529.132" calcext:value-type="float">
            <text:p>19529.132</text:p>
          </table:table-cell>
          <table:table-cell table:formula="of:=[.KN5]*[.$C2]" office:value-type="float" office:value="19594.666" calcext:value-type="float">
            <text:p>19594.666</text:p>
          </table:table-cell>
          <table:table-cell table:formula="of:=[.KO5]*[.$C2]" office:value-type="float" office:value="19660.2" calcext:value-type="float">
            <text:p>19660.2</text:p>
          </table:table-cell>
          <table:table-cell table:formula="of:=[.KP5]*[.$C2]" office:value-type="float" office:value="19725.734" calcext:value-type="float">
            <text:p>19725.734</text:p>
          </table:table-cell>
          <table:table-cell table:formula="of:=[.KQ5]*[.$C2]" office:value-type="float" office:value="19791.268" calcext:value-type="float">
            <text:p>19791.268</text:p>
          </table:table-cell>
          <table:table-cell table:formula="of:=[.KR5]*[.$C2]" office:value-type="float" office:value="19856.802" calcext:value-type="float">
            <text:p>19856.802</text:p>
          </table:table-cell>
          <table:table-cell table:formula="of:=[.KS5]*[.$C2]" office:value-type="float" office:value="19922.336" calcext:value-type="float">
            <text:p>19922.336</text:p>
          </table:table-cell>
          <table:table-cell table:formula="of:=[.KT5]*[.$C2]" office:value-type="float" office:value="19987.87" calcext:value-type="float">
            <text:p>19987.87</text:p>
          </table:table-cell>
          <table:table-cell table:formula="of:=[.KU5]*[.$C2]" office:value-type="float" office:value="20053.404" calcext:value-type="float">
            <text:p>20053.404</text:p>
          </table:table-cell>
          <table:table-cell table:formula="of:=[.KV5]*[.$C2]" office:value-type="float" office:value="20118.938" calcext:value-type="float">
            <text:p>20118.938</text:p>
          </table:table-cell>
          <table:table-cell table:formula="of:=[.KW5]*[.$C2]" office:value-type="float" office:value="20184.472" calcext:value-type="float">
            <text:p>20184.472</text:p>
          </table:table-cell>
          <table:table-cell table:formula="of:=[.KX5]*[.$C2]" office:value-type="float" office:value="20250.006" calcext:value-type="float">
            <text:p>20250.006</text:p>
          </table:table-cell>
          <table:table-cell table:formula="of:=[.KY5]*[.$C2]" office:value-type="float" office:value="20315.54" calcext:value-type="float">
            <text:p>20315.54</text:p>
          </table:table-cell>
          <table:table-cell table:formula="of:=[.KZ5]*[.$C2]" office:value-type="float" office:value="20381.074" calcext:value-type="float">
            <text:p>20381.074</text:p>
          </table:table-cell>
          <table:table-cell table:formula="of:=[.LA5]*[.$C2]" office:value-type="float" office:value="20446.608" calcext:value-type="float">
            <text:p>20446.608</text:p>
          </table:table-cell>
          <table:table-cell table:formula="of:=[.LB5]*[.$C2]" office:value-type="float" office:value="20512.142" calcext:value-type="float">
            <text:p>20512.142</text:p>
          </table:table-cell>
          <table:table-cell table:formula="of:=[.LC5]*[.$C2]" office:value-type="float" office:value="20577.676" calcext:value-type="float">
            <text:p>20577.676</text:p>
          </table:table-cell>
          <table:table-cell table:formula="of:=[.LD5]*[.$C2]" office:value-type="float" office:value="20643.21" calcext:value-type="float">
            <text:p>20643.21</text:p>
          </table:table-cell>
          <table:table-cell table:formula="of:=[.LE5]*[.$C2]" office:value-type="float" office:value="20708.744" calcext:value-type="float">
            <text:p>20708.744</text:p>
          </table:table-cell>
          <table:table-cell table:formula="of:=[.LF5]*[.$C2]" office:value-type="float" office:value="20774.278" calcext:value-type="float">
            <text:p>20774.278</text:p>
          </table:table-cell>
          <table:table-cell table:formula="of:=[.LG5]*[.$C2]" office:value-type="float" office:value="20839.812" calcext:value-type="float">
            <text:p>20839.812</text:p>
          </table:table-cell>
          <table:table-cell table:formula="of:=[.LH5]*[.$C2]" office:value-type="float" office:value="20905.346" calcext:value-type="float">
            <text:p>20905.346</text:p>
          </table:table-cell>
          <table:table-cell table:formula="of:=[.LI5]*[.$C2]" office:value-type="float" office:value="20970.88" calcext:value-type="float">
            <text:p>20970.88</text:p>
          </table:table-cell>
          <table:table-cell table:formula="of:=[.LJ5]*[.$C2]" office:value-type="float" office:value="21036.414" calcext:value-type="float">
            <text:p>21036.414</text:p>
          </table:table-cell>
          <table:table-cell table:formula="of:=[.LK5]*[.$C2]" office:value-type="float" office:value="21101.948" calcext:value-type="float">
            <text:p>21101.948</text:p>
          </table:table-cell>
          <table:table-cell table:formula="of:=[.LL5]*[.$C2]" office:value-type="float" office:value="21167.482" calcext:value-type="float">
            <text:p>21167.482</text:p>
          </table:table-cell>
          <table:table-cell table:formula="of:=[.LM5]*[.$C2]" office:value-type="float" office:value="21233.016" calcext:value-type="float">
            <text:p>21233.016</text:p>
          </table:table-cell>
          <table:table-cell table:formula="of:=[.LN5]*[.$C2]" office:value-type="float" office:value="21298.55" calcext:value-type="float">
            <text:p>21298.55</text:p>
          </table:table-cell>
          <table:table-cell table:formula="of:=[.LO5]*[.$C2]" office:value-type="float" office:value="21364.084" calcext:value-type="float">
            <text:p>21364.084</text:p>
          </table:table-cell>
          <table:table-cell table:formula="of:=[.LP5]*[.$C2]" office:value-type="float" office:value="21429.618" calcext:value-type="float">
            <text:p>21429.618</text:p>
          </table:table-cell>
          <table:table-cell table:formula="of:=[.LQ5]*[.$C2]" office:value-type="float" office:value="21495.152" calcext:value-type="float">
            <text:p>21495.152</text:p>
          </table:table-cell>
          <table:table-cell table:formula="of:=[.LR5]*[.$C2]" office:value-type="float" office:value="21560.686" calcext:value-type="float">
            <text:p>21560.686</text:p>
          </table:table-cell>
          <table:table-cell table:formula="of:=[.LS5]*[.$C2]" office:value-type="float" office:value="21626.22" calcext:value-type="float">
            <text:p>21626.22</text:p>
          </table:table-cell>
          <table:table-cell table:formula="of:=[.LT5]*[.$C2]" office:value-type="float" office:value="21691.754" calcext:value-type="float">
            <text:p>21691.754</text:p>
          </table:table-cell>
          <table:table-cell table:formula="of:=[.LU5]*[.$C2]" office:value-type="float" office:value="21757.288" calcext:value-type="float">
            <text:p>21757.288</text:p>
          </table:table-cell>
          <table:table-cell table:formula="of:=[.LV5]*[.$C2]" office:value-type="float" office:value="21822.822" calcext:value-type="float">
            <text:p>21822.822</text:p>
          </table:table-cell>
          <table:table-cell table:formula="of:=[.LW5]*[.$C2]" office:value-type="float" office:value="21888.356" calcext:value-type="float">
            <text:p>21888.356</text:p>
          </table:table-cell>
          <table:table-cell table:formula="of:=[.LX5]*[.$C2]" office:value-type="float" office:value="21953.89" calcext:value-type="float">
            <text:p>21953.89</text:p>
          </table:table-cell>
          <table:table-cell table:formula="of:=[.LY5]*[.$C2]" office:value-type="float" office:value="22019.424" calcext:value-type="float">
            <text:p>22019.424</text:p>
          </table:table-cell>
          <table:table-cell table:formula="of:=[.LZ5]*[.$C2]" office:value-type="float" office:value="22084.958" calcext:value-type="float">
            <text:p>22084.958</text:p>
          </table:table-cell>
          <table:table-cell table:formula="of:=[.MA5]*[.$C2]" office:value-type="float" office:value="22150.492" calcext:value-type="float">
            <text:p>22150.492</text:p>
          </table:table-cell>
          <table:table-cell table:formula="of:=[.MB5]*[.$C2]" office:value-type="float" office:value="22216.026" calcext:value-type="float">
            <text:p>22216.026</text:p>
          </table:table-cell>
          <table:table-cell table:formula="of:=[.MC5]*[.$C2]" office:value-type="float" office:value="22281.56" calcext:value-type="float">
            <text:p>22281.56</text:p>
          </table:table-cell>
          <table:table-cell table:formula="of:=[.MD5]*[.$C2]" office:value-type="float" office:value="22347.094" calcext:value-type="float">
            <text:p>22347.094</text:p>
          </table:table-cell>
          <table:table-cell table:formula="of:=[.ME5]*[.$C2]" office:value-type="float" office:value="22412.628" calcext:value-type="float">
            <text:p>22412.628</text:p>
          </table:table-cell>
          <table:table-cell table:formula="of:=[.MF5]*[.$C2]" office:value-type="float" office:value="22478.162" calcext:value-type="float">
            <text:p>22478.162</text:p>
          </table:table-cell>
          <table:table-cell table:formula="of:=[.MG5]*[.$C2]" office:value-type="float" office:value="22543.696" calcext:value-type="float">
            <text:p>22543.696</text:p>
          </table:table-cell>
          <table:table-cell table:formula="of:=[.MH5]*[.$C2]" office:value-type="float" office:value="22609.23" calcext:value-type="float">
            <text:p>22609.23</text:p>
          </table:table-cell>
          <table:table-cell table:formula="of:=[.MI5]*[.$C2]" office:value-type="float" office:value="22674.764" calcext:value-type="float">
            <text:p>22674.764</text:p>
          </table:table-cell>
          <table:table-cell table:formula="of:=[.MJ5]*[.$C2]" office:value-type="float" office:value="22740.298" calcext:value-type="float">
            <text:p>22740.298</text:p>
          </table:table-cell>
          <table:table-cell table:formula="of:=[.MK5]*[.$C2]" office:value-type="float" office:value="22805.832" calcext:value-type="float">
            <text:p>22805.832</text:p>
          </table:table-cell>
          <table:table-cell table:formula="of:=[.ML5]*[.$C2]" office:value-type="float" office:value="22871.366" calcext:value-type="float">
            <text:p>22871.366</text:p>
          </table:table-cell>
          <table:table-cell table:formula="of:=[.MM5]*[.$C2]" office:value-type="float" office:value="22936.9" calcext:value-type="float">
            <text:p>22936.9</text:p>
          </table:table-cell>
          <table:table-cell table:formula="of:=[.MN5]*[.$C2]" office:value-type="float" office:value="23002.434" calcext:value-type="float">
            <text:p>23002.434</text:p>
          </table:table-cell>
          <table:table-cell table:formula="of:=[.MO5]*[.$C2]" office:value-type="float" office:value="23067.968" calcext:value-type="float">
            <text:p>23067.968</text:p>
          </table:table-cell>
          <table:table-cell table:formula="of:=[.MP5]*[.$C2]" office:value-type="float" office:value="23133.502" calcext:value-type="float">
            <text:p>23133.502</text:p>
          </table:table-cell>
          <table:table-cell table:formula="of:=[.MQ5]*[.$C2]" office:value-type="float" office:value="23199.036" calcext:value-type="float">
            <text:p>23199.036</text:p>
          </table:table-cell>
          <table:table-cell table:formula="of:=[.MR5]*[.$C2]" office:value-type="float" office:value="23264.57" calcext:value-type="float">
            <text:p>23264.57</text:p>
          </table:table-cell>
          <table:table-cell table:formula="of:=[.MS5]*[.$C2]" office:value-type="float" office:value="23330.104" calcext:value-type="float">
            <text:p>23330.104</text:p>
          </table:table-cell>
          <table:table-cell table:formula="of:=[.MT5]*[.$C2]" office:value-type="float" office:value="23395.638" calcext:value-type="float">
            <text:p>23395.638</text:p>
          </table:table-cell>
          <table:table-cell table:formula="of:=[.MU5]*[.$C2]" office:value-type="float" office:value="23461.172" calcext:value-type="float">
            <text:p>23461.172</text:p>
          </table:table-cell>
          <table:table-cell table:formula="of:=[.MV5]*[.$C2]" office:value-type="float" office:value="23526.706" calcext:value-type="float">
            <text:p>23526.706</text:p>
          </table:table-cell>
          <table:table-cell table:formula="of:=[.MW5]*[.$C2]" office:value-type="float" office:value="23592.238" calcext:value-type="float">
            <text:p>23592.238</text:p>
          </table:table-cell>
          <table:table-cell table:number-columns-repeated="141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number-columns-repeated="360" office:value-type="float" office:value="500" calcext:value-type="float">
            <text:p>500</text:p>
          </table:table-cell>
          <table:table-cell table:number-columns-repeated="14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+[.B8]" office:value-type="float" office:value="500" calcext:value-type="float">
            <text:p>500</text:p>
          </table:table-cell>
          <table:table-cell table:formula="of:=[.B9]+[.C8]" office:value-type="float" office:value="1000" calcext:value-type="float">
            <text:p>1000</text:p>
          </table:table-cell>
          <table:table-cell table:formula="of:=[.C9]+[.D8]" office:value-type="float" office:value="1500" calcext:value-type="float">
            <text:p>1500</text:p>
          </table:table-cell>
          <table:table-cell table:formula="of:=[.D9]+[.E8]" office:value-type="float" office:value="2000" calcext:value-type="float">
            <text:p>2000</text:p>
          </table:table-cell>
          <table:table-cell table:formula="of:=[.E9]+[.F8]" office:value-type="float" office:value="2500" calcext:value-type="float">
            <text:p>2500</text:p>
          </table:table-cell>
          <table:table-cell table:formula="of:=[.F9]+[.G8]" office:value-type="float" office:value="3000" calcext:value-type="float">
            <text:p>3000</text:p>
          </table:table-cell>
          <table:table-cell table:formula="of:=[.G9]+[.H8]" office:value-type="float" office:value="3500" calcext:value-type="float">
            <text:p>3500</text:p>
          </table:table-cell>
          <table:table-cell table:formula="of:=[.H9]+[.I8]" office:value-type="float" office:value="4000" calcext:value-type="float">
            <text:p>4000</text:p>
          </table:table-cell>
          <table:table-cell table:formula="of:=[.I9]+[.J8]" office:value-type="float" office:value="4500" calcext:value-type="float">
            <text:p>4500</text:p>
          </table:table-cell>
          <table:table-cell table:formula="of:=[.J9]+[.K8]" office:value-type="float" office:value="5000" calcext:value-type="float">
            <text:p>5000</text:p>
          </table:table-cell>
          <table:table-cell table:formula="of:=[.K9]+[.L8]" office:value-type="float" office:value="5500" calcext:value-type="float">
            <text:p>5500</text:p>
          </table:table-cell>
          <table:table-cell table:formula="of:=[.L9]+[.M8]" office:value-type="float" office:value="6000" calcext:value-type="float">
            <text:p>6000</text:p>
          </table:table-cell>
          <table:table-cell table:formula="of:=[.M9]+[.N8]" office:value-type="float" office:value="6500" calcext:value-type="float">
            <text:p>6500</text:p>
          </table:table-cell>
          <table:table-cell table:formula="of:=[.N9]+[.O8]" office:value-type="float" office:value="7000" calcext:value-type="float">
            <text:p>7000</text:p>
          </table:table-cell>
          <table:table-cell table:formula="of:=[.O9]+[.P8]" office:value-type="float" office:value="7500" calcext:value-type="float">
            <text:p>7500</text:p>
          </table:table-cell>
          <table:table-cell table:formula="of:=[.P9]+[.Q8]" office:value-type="float" office:value="8000" calcext:value-type="float">
            <text:p>8000</text:p>
          </table:table-cell>
          <table:table-cell table:formula="of:=[.Q9]+[.R8]" office:value-type="float" office:value="8500" calcext:value-type="float">
            <text:p>8500</text:p>
          </table:table-cell>
          <table:table-cell table:formula="of:=[.R9]+[.S8]" office:value-type="float" office:value="9000" calcext:value-type="float">
            <text:p>9000</text:p>
          </table:table-cell>
          <table:table-cell table:formula="of:=[.S9]+[.T8]" office:value-type="float" office:value="9500" calcext:value-type="float">
            <text:p>9500</text:p>
          </table:table-cell>
          <table:table-cell table:formula="of:=[.T9]+[.U8]" office:value-type="float" office:value="10000" calcext:value-type="float">
            <text:p>10000</text:p>
          </table:table-cell>
          <table:table-cell table:formula="of:=[.U9]+[.V8]" office:value-type="float" office:value="10500" calcext:value-type="float">
            <text:p>10500</text:p>
          </table:table-cell>
          <table:table-cell table:formula="of:=[.V9]+[.W8]" office:value-type="float" office:value="11000" calcext:value-type="float">
            <text:p>11000</text:p>
          </table:table-cell>
          <table:table-cell table:formula="of:=[.W9]+[.X8]" office:value-type="float" office:value="11500" calcext:value-type="float">
            <text:p>11500</text:p>
          </table:table-cell>
          <table:table-cell table:formula="of:=[.X9]+[.Y8]" office:value-type="float" office:value="12000" calcext:value-type="float">
            <text:p>12000</text:p>
          </table:table-cell>
          <table:table-cell table:formula="of:=[.Y9]+[.Z8]" office:value-type="float" office:value="12500" calcext:value-type="float">
            <text:p>12500</text:p>
          </table:table-cell>
          <table:table-cell table:formula="of:=[.Z9]+[.AA8]" office:value-type="float" office:value="13000" calcext:value-type="float">
            <text:p>13000</text:p>
          </table:table-cell>
          <table:table-cell table:formula="of:=[.AA9]+[.AB8]" office:value-type="float" office:value="13500" calcext:value-type="float">
            <text:p>13500</text:p>
          </table:table-cell>
          <table:table-cell table:formula="of:=[.AB9]+[.AC8]" office:value-type="float" office:value="14000" calcext:value-type="float">
            <text:p>14000</text:p>
          </table:table-cell>
          <table:table-cell table:formula="of:=[.AC9]+[.AD8]" office:value-type="float" office:value="14500" calcext:value-type="float">
            <text:p>14500</text:p>
          </table:table-cell>
          <table:table-cell table:formula="of:=[.AD9]+[.AE8]" office:value-type="float" office:value="15000" calcext:value-type="float">
            <text:p>15000</text:p>
          </table:table-cell>
          <table:table-cell table:formula="of:=[.AE9]+[.AF8]" office:value-type="float" office:value="15500" calcext:value-type="float">
            <text:p>15500</text:p>
          </table:table-cell>
          <table:table-cell table:formula="of:=[.AF9]+[.AG8]" office:value-type="float" office:value="16000" calcext:value-type="float">
            <text:p>16000</text:p>
          </table:table-cell>
          <table:table-cell table:formula="of:=[.AG9]+[.AH8]" office:value-type="float" office:value="16500" calcext:value-type="float">
            <text:p>16500</text:p>
          </table:table-cell>
          <table:table-cell table:formula="of:=[.AH9]+[.AI8]" office:value-type="float" office:value="17000" calcext:value-type="float">
            <text:p>17000</text:p>
          </table:table-cell>
          <table:table-cell table:formula="of:=[.AI9]+[.AJ8]" office:value-type="float" office:value="17500" calcext:value-type="float">
            <text:p>17500</text:p>
          </table:table-cell>
          <table:table-cell table:formula="of:=[.AJ9]+[.AK8]" office:value-type="float" office:value="18000" calcext:value-type="float">
            <text:p>18000</text:p>
          </table:table-cell>
          <table:table-cell table:formula="of:=[.AK9]+[.AL8]" office:value-type="float" office:value="18500" calcext:value-type="float">
            <text:p>18500</text:p>
          </table:table-cell>
          <table:table-cell table:formula="of:=[.AL9]+[.AM8]" office:value-type="float" office:value="19000" calcext:value-type="float">
            <text:p>19000</text:p>
          </table:table-cell>
          <table:table-cell table:formula="of:=[.AM9]+[.AN8]" office:value-type="float" office:value="19500" calcext:value-type="float">
            <text:p>19500</text:p>
          </table:table-cell>
          <table:table-cell table:formula="of:=[.AN9]+[.AO8]" office:value-type="float" office:value="20000" calcext:value-type="float">
            <text:p>20000</text:p>
          </table:table-cell>
          <table:table-cell table:formula="of:=[.AO9]+[.AP8]" office:value-type="float" office:value="20500" calcext:value-type="float">
            <text:p>20500</text:p>
          </table:table-cell>
          <table:table-cell table:formula="of:=[.AP9]+[.AQ8]" office:value-type="float" office:value="21000" calcext:value-type="float">
            <text:p>21000</text:p>
          </table:table-cell>
          <table:table-cell table:formula="of:=[.AQ9]+[.AR8]" office:value-type="float" office:value="21500" calcext:value-type="float">
            <text:p>21500</text:p>
          </table:table-cell>
          <table:table-cell table:formula="of:=[.AR9]+[.AS8]" office:value-type="float" office:value="22000" calcext:value-type="float">
            <text:p>22000</text:p>
          </table:table-cell>
          <table:table-cell table:formula="of:=[.AS9]+[.AT8]" office:value-type="float" office:value="22500" calcext:value-type="float">
            <text:p>22500</text:p>
          </table:table-cell>
          <table:table-cell table:formula="of:=[.AT9]+[.AU8]" office:value-type="float" office:value="23000" calcext:value-type="float">
            <text:p>23000</text:p>
          </table:table-cell>
          <table:table-cell table:formula="of:=[.AU9]+[.AV8]" office:value-type="float" office:value="23500" calcext:value-type="float">
            <text:p>23500</text:p>
          </table:table-cell>
          <table:table-cell table:formula="of:=[.AV9]+[.AW8]" office:value-type="float" office:value="24000" calcext:value-type="float">
            <text:p>24000</text:p>
          </table:table-cell>
          <table:table-cell table:formula="of:=[.AW9]+[.AX8]" office:value-type="float" office:value="24500" calcext:value-type="float">
            <text:p>24500</text:p>
          </table:table-cell>
          <table:table-cell table:formula="of:=[.AX9]+[.AY8]" office:value-type="float" office:value="25000" calcext:value-type="float">
            <text:p>25000</text:p>
          </table:table-cell>
          <table:table-cell table:formula="of:=[.AY9]+[.AZ8]" office:value-type="float" office:value="25500" calcext:value-type="float">
            <text:p>25500</text:p>
          </table:table-cell>
          <table:table-cell table:formula="of:=[.AZ9]+[.BA8]" office:value-type="float" office:value="26000" calcext:value-type="float">
            <text:p>26000</text:p>
          </table:table-cell>
          <table:table-cell table:formula="of:=[.BA9]+[.BB8]" office:value-type="float" office:value="26500" calcext:value-type="float">
            <text:p>26500</text:p>
          </table:table-cell>
          <table:table-cell table:formula="of:=[.BB9]+[.BC8]" office:value-type="float" office:value="27000" calcext:value-type="float">
            <text:p>27000</text:p>
          </table:table-cell>
          <table:table-cell table:formula="of:=[.BC9]+[.BD8]" office:value-type="float" office:value="27500" calcext:value-type="float">
            <text:p>27500</text:p>
          </table:table-cell>
          <table:table-cell table:formula="of:=[.BD9]+[.BE8]" office:value-type="float" office:value="28000" calcext:value-type="float">
            <text:p>28000</text:p>
          </table:table-cell>
          <table:table-cell table:formula="of:=[.BE9]+[.BF8]" office:value-type="float" office:value="28500" calcext:value-type="float">
            <text:p>28500</text:p>
          </table:table-cell>
          <table:table-cell table:formula="of:=[.BF9]+[.BG8]" office:value-type="float" office:value="29000" calcext:value-type="float">
            <text:p>29000</text:p>
          </table:table-cell>
          <table:table-cell table:formula="of:=[.BG9]+[.BH8]" office:value-type="float" office:value="29500" calcext:value-type="float">
            <text:p>29500</text:p>
          </table:table-cell>
          <table:table-cell table:formula="of:=[.BH9]+[.BI8]" office:value-type="float" office:value="30000" calcext:value-type="float">
            <text:p>30000</text:p>
          </table:table-cell>
          <table:table-cell table:formula="of:=[.BI9]+[.BJ8]" office:value-type="float" office:value="30500" calcext:value-type="float">
            <text:p>30500</text:p>
          </table:table-cell>
          <table:table-cell table:formula="of:=[.BJ9]+[.BK8]" office:value-type="float" office:value="31000" calcext:value-type="float">
            <text:p>31000</text:p>
          </table:table-cell>
          <table:table-cell table:formula="of:=[.BK9]+[.BL8]" office:value-type="float" office:value="31500" calcext:value-type="float">
            <text:p>31500</text:p>
          </table:table-cell>
          <table:table-cell table:formula="of:=[.BL9]+[.BM8]" office:value-type="float" office:value="32000" calcext:value-type="float">
            <text:p>32000</text:p>
          </table:table-cell>
          <table:table-cell table:formula="of:=[.BM9]+[.BN8]" office:value-type="float" office:value="32500" calcext:value-type="float">
            <text:p>32500</text:p>
          </table:table-cell>
          <table:table-cell table:formula="of:=[.BN9]+[.BO8]" office:value-type="float" office:value="33000" calcext:value-type="float">
            <text:p>33000</text:p>
          </table:table-cell>
          <table:table-cell table:formula="of:=[.BO9]+[.BP8]" office:value-type="float" office:value="33500" calcext:value-type="float">
            <text:p>33500</text:p>
          </table:table-cell>
          <table:table-cell table:formula="of:=[.BP9]+[.BQ8]" office:value-type="float" office:value="34000" calcext:value-type="float">
            <text:p>34000</text:p>
          </table:table-cell>
          <table:table-cell table:formula="of:=[.BQ9]+[.BR8]" office:value-type="float" office:value="34500" calcext:value-type="float">
            <text:p>34500</text:p>
          </table:table-cell>
          <table:table-cell table:formula="of:=[.BR9]+[.BS8]" office:value-type="float" office:value="35000" calcext:value-type="float">
            <text:p>35000</text:p>
          </table:table-cell>
          <table:table-cell table:formula="of:=[.BS9]+[.BT8]" office:value-type="float" office:value="35500" calcext:value-type="float">
            <text:p>35500</text:p>
          </table:table-cell>
          <table:table-cell table:formula="of:=[.BT9]+[.BU8]" office:value-type="float" office:value="36000" calcext:value-type="float">
            <text:p>36000</text:p>
          </table:table-cell>
          <table:table-cell table:formula="of:=[.BU9]+[.BV8]" office:value-type="float" office:value="36500" calcext:value-type="float">
            <text:p>36500</text:p>
          </table:table-cell>
          <table:table-cell table:formula="of:=[.BV9]+[.BW8]" office:value-type="float" office:value="37000" calcext:value-type="float">
            <text:p>37000</text:p>
          </table:table-cell>
          <table:table-cell table:formula="of:=[.BW9]+[.BX8]" office:value-type="float" office:value="37500" calcext:value-type="float">
            <text:p>37500</text:p>
          </table:table-cell>
          <table:table-cell table:formula="of:=[.BX9]+[.BY8]" office:value-type="float" office:value="38000" calcext:value-type="float">
            <text:p>38000</text:p>
          </table:table-cell>
          <table:table-cell table:formula="of:=[.BY9]+[.BZ8]" office:value-type="float" office:value="38500" calcext:value-type="float">
            <text:p>38500</text:p>
          </table:table-cell>
          <table:table-cell table:formula="of:=[.BZ9]+[.CA8]" office:value-type="float" office:value="39000" calcext:value-type="float">
            <text:p>39000</text:p>
          </table:table-cell>
          <table:table-cell table:formula="of:=[.CA9]+[.CB8]" office:value-type="float" office:value="39500" calcext:value-type="float">
            <text:p>39500</text:p>
          </table:table-cell>
          <table:table-cell table:formula="of:=[.CB9]+[.CC8]" office:value-type="float" office:value="40000" calcext:value-type="float">
            <text:p>40000</text:p>
          </table:table-cell>
          <table:table-cell table:formula="of:=[.CC9]+[.CD8]" office:value-type="float" office:value="40500" calcext:value-type="float">
            <text:p>40500</text:p>
          </table:table-cell>
          <table:table-cell table:formula="of:=[.CD9]+[.CE8]" office:value-type="float" office:value="41000" calcext:value-type="float">
            <text:p>41000</text:p>
          </table:table-cell>
          <table:table-cell table:formula="of:=[.CE9]+[.CF8]" office:value-type="float" office:value="41500" calcext:value-type="float">
            <text:p>41500</text:p>
          </table:table-cell>
          <table:table-cell table:formula="of:=[.CF9]+[.CG8]" office:value-type="float" office:value="42000" calcext:value-type="float">
            <text:p>42000</text:p>
          </table:table-cell>
          <table:table-cell table:formula="of:=[.CG9]+[.CH8]" office:value-type="float" office:value="42500" calcext:value-type="float">
            <text:p>42500</text:p>
          </table:table-cell>
          <table:table-cell table:formula="of:=[.CH9]+[.CI8]" office:value-type="float" office:value="43000" calcext:value-type="float">
            <text:p>43000</text:p>
          </table:table-cell>
          <table:table-cell table:formula="of:=[.CI9]+[.CJ8]" office:value-type="float" office:value="43500" calcext:value-type="float">
            <text:p>43500</text:p>
          </table:table-cell>
          <table:table-cell table:formula="of:=[.CJ9]+[.CK8]" office:value-type="float" office:value="44000" calcext:value-type="float">
            <text:p>44000</text:p>
          </table:table-cell>
          <table:table-cell table:formula="of:=[.CK9]+[.CL8]" office:value-type="float" office:value="44500" calcext:value-type="float">
            <text:p>44500</text:p>
          </table:table-cell>
          <table:table-cell table:formula="of:=[.CL9]+[.CM8]" office:value-type="float" office:value="45000" calcext:value-type="float">
            <text:p>45000</text:p>
          </table:table-cell>
          <table:table-cell table:formula="of:=[.CM9]+[.CN8]" office:value-type="float" office:value="45500" calcext:value-type="float">
            <text:p>45500</text:p>
          </table:table-cell>
          <table:table-cell table:formula="of:=[.CN9]+[.CO8]" office:value-type="float" office:value="46000" calcext:value-type="float">
            <text:p>46000</text:p>
          </table:table-cell>
          <table:table-cell table:formula="of:=[.CO9]+[.CP8]" office:value-type="float" office:value="46500" calcext:value-type="float">
            <text:p>46500</text:p>
          </table:table-cell>
          <table:table-cell table:formula="of:=[.CP9]+[.CQ8]" office:value-type="float" office:value="47000" calcext:value-type="float">
            <text:p>47000</text:p>
          </table:table-cell>
          <table:table-cell table:formula="of:=[.CQ9]+[.CR8]" office:value-type="float" office:value="47500" calcext:value-type="float">
            <text:p>47500</text:p>
          </table:table-cell>
          <table:table-cell table:formula="of:=[.CR9]+[.CS8]" office:value-type="float" office:value="48000" calcext:value-type="float">
            <text:p>48000</text:p>
          </table:table-cell>
          <table:table-cell table:formula="of:=[.CS9]+[.CT8]" office:value-type="float" office:value="48500" calcext:value-type="float">
            <text:p>48500</text:p>
          </table:table-cell>
          <table:table-cell table:formula="of:=[.CT9]+[.CU8]" office:value-type="float" office:value="49000" calcext:value-type="float">
            <text:p>49000</text:p>
          </table:table-cell>
          <table:table-cell table:formula="of:=[.CU9]+[.CV8]" office:value-type="float" office:value="49500" calcext:value-type="float">
            <text:p>49500</text:p>
          </table:table-cell>
          <table:table-cell table:formula="of:=[.CV9]+[.CW8]" office:value-type="float" office:value="50000" calcext:value-type="float">
            <text:p>50000</text:p>
          </table:table-cell>
          <table:table-cell table:formula="of:=[.CW9]+[.CX8]" office:value-type="float" office:value="50500" calcext:value-type="float">
            <text:p>50500</text:p>
          </table:table-cell>
          <table:table-cell table:formula="of:=[.CX9]+[.CY8]" office:value-type="float" office:value="51000" calcext:value-type="float">
            <text:p>51000</text:p>
          </table:table-cell>
          <table:table-cell table:formula="of:=[.CY9]+[.CZ8]" office:value-type="float" office:value="51500" calcext:value-type="float">
            <text:p>51500</text:p>
          </table:table-cell>
          <table:table-cell table:formula="of:=[.CZ9]+[.DA8]" office:value-type="float" office:value="52000" calcext:value-type="float">
            <text:p>52000</text:p>
          </table:table-cell>
          <table:table-cell table:formula="of:=[.DA9]+[.DB8]" office:value-type="float" office:value="52500" calcext:value-type="float">
            <text:p>52500</text:p>
          </table:table-cell>
          <table:table-cell table:formula="of:=[.DB9]+[.DC8]" office:value-type="float" office:value="53000" calcext:value-type="float">
            <text:p>53000</text:p>
          </table:table-cell>
          <table:table-cell table:formula="of:=[.DC9]+[.DD8]" office:value-type="float" office:value="53500" calcext:value-type="float">
            <text:p>53500</text:p>
          </table:table-cell>
          <table:table-cell table:formula="of:=[.DD9]+[.DE8]" office:value-type="float" office:value="54000" calcext:value-type="float">
            <text:p>54000</text:p>
          </table:table-cell>
          <table:table-cell table:formula="of:=[.DE9]+[.DF8]" office:value-type="float" office:value="54500" calcext:value-type="float">
            <text:p>54500</text:p>
          </table:table-cell>
          <table:table-cell table:formula="of:=[.DF9]+[.DG8]" office:value-type="float" office:value="55000" calcext:value-type="float">
            <text:p>55000</text:p>
          </table:table-cell>
          <table:table-cell table:formula="of:=[.DG9]+[.DH8]" office:value-type="float" office:value="55500" calcext:value-type="float">
            <text:p>55500</text:p>
          </table:table-cell>
          <table:table-cell table:formula="of:=[.DH9]+[.DI8]" office:value-type="float" office:value="56000" calcext:value-type="float">
            <text:p>56000</text:p>
          </table:table-cell>
          <table:table-cell table:formula="of:=[.DI9]+[.DJ8]" office:value-type="float" office:value="56500" calcext:value-type="float">
            <text:p>56500</text:p>
          </table:table-cell>
          <table:table-cell table:formula="of:=[.DJ9]+[.DK8]" office:value-type="float" office:value="57000" calcext:value-type="float">
            <text:p>57000</text:p>
          </table:table-cell>
          <table:table-cell table:formula="of:=[.DK9]+[.DL8]" office:value-type="float" office:value="57500" calcext:value-type="float">
            <text:p>57500</text:p>
          </table:table-cell>
          <table:table-cell table:formula="of:=[.DL9]+[.DM8]" office:value-type="float" office:value="58000" calcext:value-type="float">
            <text:p>58000</text:p>
          </table:table-cell>
          <table:table-cell table:formula="of:=[.DM9]+[.DN8]" office:value-type="float" office:value="58500" calcext:value-type="float">
            <text:p>58500</text:p>
          </table:table-cell>
          <table:table-cell table:formula="of:=[.DN9]+[.DO8]" office:value-type="float" office:value="59000" calcext:value-type="float">
            <text:p>59000</text:p>
          </table:table-cell>
          <table:table-cell table:formula="of:=[.DO9]+[.DP8]" office:value-type="float" office:value="59500" calcext:value-type="float">
            <text:p>59500</text:p>
          </table:table-cell>
          <table:table-cell table:formula="of:=[.DP9]+[.DQ8]" office:value-type="float" office:value="60000" calcext:value-type="float">
            <text:p>60000</text:p>
          </table:table-cell>
          <table:table-cell table:formula="of:=[.DQ9]+[.DR8]" office:value-type="float" office:value="60500" calcext:value-type="float">
            <text:p>60500</text:p>
          </table:table-cell>
          <table:table-cell table:formula="of:=[.DR9]+[.DS8]" office:value-type="float" office:value="61000" calcext:value-type="float">
            <text:p>61000</text:p>
          </table:table-cell>
          <table:table-cell table:formula="of:=[.DS9]+[.DT8]" office:value-type="float" office:value="61500" calcext:value-type="float">
            <text:p>61500</text:p>
          </table:table-cell>
          <table:table-cell table:formula="of:=[.DT9]+[.DU8]" office:value-type="float" office:value="62000" calcext:value-type="float">
            <text:p>62000</text:p>
          </table:table-cell>
          <table:table-cell table:formula="of:=[.DU9]+[.DV8]" office:value-type="float" office:value="62500" calcext:value-type="float">
            <text:p>62500</text:p>
          </table:table-cell>
          <table:table-cell table:formula="of:=[.DV9]+[.DW8]" office:value-type="float" office:value="63000" calcext:value-type="float">
            <text:p>63000</text:p>
          </table:table-cell>
          <table:table-cell table:formula="of:=[.DW9]+[.DX8]" office:value-type="float" office:value="63500" calcext:value-type="float">
            <text:p>63500</text:p>
          </table:table-cell>
          <table:table-cell table:formula="of:=[.DX9]+[.DY8]" office:value-type="float" office:value="64000" calcext:value-type="float">
            <text:p>64000</text:p>
          </table:table-cell>
          <table:table-cell table:formula="of:=[.DY9]+[.DZ8]" office:value-type="float" office:value="64500" calcext:value-type="float">
            <text:p>64500</text:p>
          </table:table-cell>
          <table:table-cell table:formula="of:=[.DZ9]+[.EA8]" office:value-type="float" office:value="65000" calcext:value-type="float">
            <text:p>65000</text:p>
          </table:table-cell>
          <table:table-cell table:formula="of:=[.EA9]+[.EB8]" office:value-type="float" office:value="65500" calcext:value-type="float">
            <text:p>65500</text:p>
          </table:table-cell>
          <table:table-cell table:formula="of:=[.EB9]+[.EC8]" office:value-type="float" office:value="66000" calcext:value-type="float">
            <text:p>66000</text:p>
          </table:table-cell>
          <table:table-cell table:formula="of:=[.EC9]+[.ED8]" office:value-type="float" office:value="66500" calcext:value-type="float">
            <text:p>66500</text:p>
          </table:table-cell>
          <table:table-cell table:formula="of:=[.ED9]+[.EE8]" office:value-type="float" office:value="67000" calcext:value-type="float">
            <text:p>67000</text:p>
          </table:table-cell>
          <table:table-cell table:formula="of:=[.EE9]+[.EF8]" office:value-type="float" office:value="67500" calcext:value-type="float">
            <text:p>67500</text:p>
          </table:table-cell>
          <table:table-cell table:formula="of:=[.EF9]+[.EG8]" office:value-type="float" office:value="68000" calcext:value-type="float">
            <text:p>68000</text:p>
          </table:table-cell>
          <table:table-cell table:formula="of:=[.EG9]+[.EH8]" office:value-type="float" office:value="68500" calcext:value-type="float">
            <text:p>68500</text:p>
          </table:table-cell>
          <table:table-cell table:formula="of:=[.EH9]+[.EI8]" office:value-type="float" office:value="69000" calcext:value-type="float">
            <text:p>69000</text:p>
          </table:table-cell>
          <table:table-cell table:formula="of:=[.EI9]+[.EJ8]" office:value-type="float" office:value="69500" calcext:value-type="float">
            <text:p>69500</text:p>
          </table:table-cell>
          <table:table-cell table:formula="of:=[.EJ9]+[.EK8]" office:value-type="float" office:value="70000" calcext:value-type="float">
            <text:p>70000</text:p>
          </table:table-cell>
          <table:table-cell table:formula="of:=[.EK9]+[.EL8]" office:value-type="float" office:value="70500" calcext:value-type="float">
            <text:p>70500</text:p>
          </table:table-cell>
          <table:table-cell table:formula="of:=[.EL9]+[.EM8]" office:value-type="float" office:value="71000" calcext:value-type="float">
            <text:p>71000</text:p>
          </table:table-cell>
          <table:table-cell table:formula="of:=[.EM9]+[.EN8]" office:value-type="float" office:value="71500" calcext:value-type="float">
            <text:p>71500</text:p>
          </table:table-cell>
          <table:table-cell table:formula="of:=[.EN9]+[.EO8]" office:value-type="float" office:value="72000" calcext:value-type="float">
            <text:p>72000</text:p>
          </table:table-cell>
          <table:table-cell table:formula="of:=[.EO9]+[.EP8]" office:value-type="float" office:value="72500" calcext:value-type="float">
            <text:p>72500</text:p>
          </table:table-cell>
          <table:table-cell table:formula="of:=[.EP9]+[.EQ8]" office:value-type="float" office:value="73000" calcext:value-type="float">
            <text:p>73000</text:p>
          </table:table-cell>
          <table:table-cell table:formula="of:=[.EQ9]+[.ER8]" office:value-type="float" office:value="73500" calcext:value-type="float">
            <text:p>73500</text:p>
          </table:table-cell>
          <table:table-cell table:formula="of:=[.ER9]+[.ES8]" office:value-type="float" office:value="74000" calcext:value-type="float">
            <text:p>74000</text:p>
          </table:table-cell>
          <table:table-cell table:formula="of:=[.ES9]+[.ET8]" office:value-type="float" office:value="74500" calcext:value-type="float">
            <text:p>74500</text:p>
          </table:table-cell>
          <table:table-cell table:formula="of:=[.ET9]+[.EU8]" office:value-type="float" office:value="75000" calcext:value-type="float">
            <text:p>75000</text:p>
          </table:table-cell>
          <table:table-cell table:formula="of:=[.EU9]+[.EV8]" office:value-type="float" office:value="75500" calcext:value-type="float">
            <text:p>75500</text:p>
          </table:table-cell>
          <table:table-cell table:formula="of:=[.EV9]+[.EW8]" office:value-type="float" office:value="76000" calcext:value-type="float">
            <text:p>76000</text:p>
          </table:table-cell>
          <table:table-cell table:formula="of:=[.EW9]+[.EX8]" office:value-type="float" office:value="76500" calcext:value-type="float">
            <text:p>76500</text:p>
          </table:table-cell>
          <table:table-cell table:formula="of:=[.EX9]+[.EY8]" office:value-type="float" office:value="77000" calcext:value-type="float">
            <text:p>77000</text:p>
          </table:table-cell>
          <table:table-cell table:formula="of:=[.EY9]+[.EZ8]" office:value-type="float" office:value="77500" calcext:value-type="float">
            <text:p>77500</text:p>
          </table:table-cell>
          <table:table-cell table:formula="of:=[.EZ9]+[.FA8]" office:value-type="float" office:value="78000" calcext:value-type="float">
            <text:p>78000</text:p>
          </table:table-cell>
          <table:table-cell table:formula="of:=[.FA9]+[.FB8]" office:value-type="float" office:value="78500" calcext:value-type="float">
            <text:p>78500</text:p>
          </table:table-cell>
          <table:table-cell table:formula="of:=[.FB9]+[.FC8]" office:value-type="float" office:value="79000" calcext:value-type="float">
            <text:p>79000</text:p>
          </table:table-cell>
          <table:table-cell table:formula="of:=[.FC9]+[.FD8]" office:value-type="float" office:value="79500" calcext:value-type="float">
            <text:p>79500</text:p>
          </table:table-cell>
          <table:table-cell table:formula="of:=[.FD9]+[.FE8]" office:value-type="float" office:value="80000" calcext:value-type="float">
            <text:p>80000</text:p>
          </table:table-cell>
          <table:table-cell table:formula="of:=[.FE9]+[.FF8]" office:value-type="float" office:value="80500" calcext:value-type="float">
            <text:p>80500</text:p>
          </table:table-cell>
          <table:table-cell table:formula="of:=[.FF9]+[.FG8]" office:value-type="float" office:value="81000" calcext:value-type="float">
            <text:p>81000</text:p>
          </table:table-cell>
          <table:table-cell table:formula="of:=[.FG9]+[.FH8]" office:value-type="float" office:value="81500" calcext:value-type="float">
            <text:p>81500</text:p>
          </table:table-cell>
          <table:table-cell table:formula="of:=[.FH9]+[.FI8]" office:value-type="float" office:value="82000" calcext:value-type="float">
            <text:p>82000</text:p>
          </table:table-cell>
          <table:table-cell table:formula="of:=[.FI9]+[.FJ8]" office:value-type="float" office:value="82500" calcext:value-type="float">
            <text:p>82500</text:p>
          </table:table-cell>
          <table:table-cell table:formula="of:=[.FJ9]+[.FK8]" office:value-type="float" office:value="83000" calcext:value-type="float">
            <text:p>83000</text:p>
          </table:table-cell>
          <table:table-cell table:formula="of:=[.FK9]+[.FL8]" office:value-type="float" office:value="83500" calcext:value-type="float">
            <text:p>83500</text:p>
          </table:table-cell>
          <table:table-cell table:formula="of:=[.FL9]+[.FM8]" office:value-type="float" office:value="84000" calcext:value-type="float">
            <text:p>84000</text:p>
          </table:table-cell>
          <table:table-cell table:formula="of:=[.FM9]+[.FN8]" office:value-type="float" office:value="84500" calcext:value-type="float">
            <text:p>84500</text:p>
          </table:table-cell>
          <table:table-cell table:formula="of:=[.FN9]+[.FO8]" office:value-type="float" office:value="85000" calcext:value-type="float">
            <text:p>85000</text:p>
          </table:table-cell>
          <table:table-cell table:formula="of:=[.FO9]+[.FP8]" office:value-type="float" office:value="85500" calcext:value-type="float">
            <text:p>85500</text:p>
          </table:table-cell>
          <table:table-cell table:formula="of:=[.FP9]+[.FQ8]" office:value-type="float" office:value="86000" calcext:value-type="float">
            <text:p>86000</text:p>
          </table:table-cell>
          <table:table-cell table:formula="of:=[.FQ9]+[.FR8]" office:value-type="float" office:value="86500" calcext:value-type="float">
            <text:p>86500</text:p>
          </table:table-cell>
          <table:table-cell table:formula="of:=[.FR9]+[.FS8]" office:value-type="float" office:value="87000" calcext:value-type="float">
            <text:p>87000</text:p>
          </table:table-cell>
          <table:table-cell table:formula="of:=[.FS9]+[.FT8]" office:value-type="float" office:value="87500" calcext:value-type="float">
            <text:p>87500</text:p>
          </table:table-cell>
          <table:table-cell table:formula="of:=[.FT9]+[.FU8]" office:value-type="float" office:value="88000" calcext:value-type="float">
            <text:p>88000</text:p>
          </table:table-cell>
          <table:table-cell table:formula="of:=[.FU9]+[.FV8]" office:value-type="float" office:value="88500" calcext:value-type="float">
            <text:p>88500</text:p>
          </table:table-cell>
          <table:table-cell table:formula="of:=[.FV9]+[.FW8]" office:value-type="float" office:value="89000" calcext:value-type="float">
            <text:p>89000</text:p>
          </table:table-cell>
          <table:table-cell table:formula="of:=[.FW9]+[.FX8]" office:value-type="float" office:value="89500" calcext:value-type="float">
            <text:p>89500</text:p>
          </table:table-cell>
          <table:table-cell table:formula="of:=[.FX9]+[.FY8]" office:value-type="float" office:value="90000" calcext:value-type="float">
            <text:p>90000</text:p>
          </table:table-cell>
          <table:table-cell table:formula="of:=[.FY9]+[.FZ8]" office:value-type="float" office:value="90500" calcext:value-type="float">
            <text:p>90500</text:p>
          </table:table-cell>
          <table:table-cell table:formula="of:=[.FZ9]+[.GA8]" office:value-type="float" office:value="91000" calcext:value-type="float">
            <text:p>91000</text:p>
          </table:table-cell>
          <table:table-cell table:formula="of:=[.GA9]+[.GB8]" office:value-type="float" office:value="91500" calcext:value-type="float">
            <text:p>91500</text:p>
          </table:table-cell>
          <table:table-cell table:formula="of:=[.GB9]+[.GC8]" office:value-type="float" office:value="92000" calcext:value-type="float">
            <text:p>92000</text:p>
          </table:table-cell>
          <table:table-cell table:formula="of:=[.GC9]+[.GD8]" office:value-type="float" office:value="92500" calcext:value-type="float">
            <text:p>92500</text:p>
          </table:table-cell>
          <table:table-cell table:formula="of:=[.GD9]+[.GE8]" office:value-type="float" office:value="93000" calcext:value-type="float">
            <text:p>93000</text:p>
          </table:table-cell>
          <table:table-cell table:formula="of:=[.GE9]+[.GF8]" office:value-type="float" office:value="93500" calcext:value-type="float">
            <text:p>93500</text:p>
          </table:table-cell>
          <table:table-cell table:formula="of:=[.GF9]+[.GG8]" office:value-type="float" office:value="94000" calcext:value-type="float">
            <text:p>94000</text:p>
          </table:table-cell>
          <table:table-cell table:formula="of:=[.GG9]+[.GH8]" office:value-type="float" office:value="94500" calcext:value-type="float">
            <text:p>94500</text:p>
          </table:table-cell>
          <table:table-cell table:formula="of:=[.GH9]+[.GI8]" office:value-type="float" office:value="95000" calcext:value-type="float">
            <text:p>95000</text:p>
          </table:table-cell>
          <table:table-cell table:formula="of:=[.GI9]+[.GJ8]" office:value-type="float" office:value="95500" calcext:value-type="float">
            <text:p>95500</text:p>
          </table:table-cell>
          <table:table-cell table:formula="of:=[.GJ9]+[.GK8]" office:value-type="float" office:value="96000" calcext:value-type="float">
            <text:p>96000</text:p>
          </table:table-cell>
          <table:table-cell table:formula="of:=[.GK9]+[.GL8]" office:value-type="float" office:value="96500" calcext:value-type="float">
            <text:p>96500</text:p>
          </table:table-cell>
          <table:table-cell table:formula="of:=[.GL9]+[.GM8]" office:value-type="float" office:value="97000" calcext:value-type="float">
            <text:p>97000</text:p>
          </table:table-cell>
          <table:table-cell table:formula="of:=[.GM9]+[.GN8]" office:value-type="float" office:value="97500" calcext:value-type="float">
            <text:p>97500</text:p>
          </table:table-cell>
          <table:table-cell table:formula="of:=[.GN9]+[.GO8]" office:value-type="float" office:value="98000" calcext:value-type="float">
            <text:p>98000</text:p>
          </table:table-cell>
          <table:table-cell table:formula="of:=[.GO9]+[.GP8]" office:value-type="float" office:value="98500" calcext:value-type="float">
            <text:p>98500</text:p>
          </table:table-cell>
          <table:table-cell table:formula="of:=[.GP9]+[.GQ8]" office:value-type="float" office:value="99000" calcext:value-type="float">
            <text:p>99000</text:p>
          </table:table-cell>
          <table:table-cell table:formula="of:=[.GQ9]+[.GR8]" office:value-type="float" office:value="99500" calcext:value-type="float">
            <text:p>99500</text:p>
          </table:table-cell>
          <table:table-cell table:formula="of:=[.GR9]+[.GS8]" office:value-type="float" office:value="100000" calcext:value-type="float">
            <text:p>100000</text:p>
          </table:table-cell>
          <table:table-cell table:formula="of:=[.GS9]+[.GT8]" office:value-type="float" office:value="100500" calcext:value-type="float">
            <text:p>100500</text:p>
          </table:table-cell>
          <table:table-cell table:formula="of:=[.GT9]+[.GU8]" office:value-type="float" office:value="101000" calcext:value-type="float">
            <text:p>101000</text:p>
          </table:table-cell>
          <table:table-cell table:formula="of:=[.GU9]+[.GV8]" office:value-type="float" office:value="101500" calcext:value-type="float">
            <text:p>101500</text:p>
          </table:table-cell>
          <table:table-cell table:formula="of:=[.GV9]+[.GW8]" office:value-type="float" office:value="102000" calcext:value-type="float">
            <text:p>102000</text:p>
          </table:table-cell>
          <table:table-cell table:formula="of:=[.GW9]+[.GX8]" office:value-type="float" office:value="102500" calcext:value-type="float">
            <text:p>102500</text:p>
          </table:table-cell>
          <table:table-cell table:formula="of:=[.GX9]+[.GY8]" office:value-type="float" office:value="103000" calcext:value-type="float">
            <text:p>103000</text:p>
          </table:table-cell>
          <table:table-cell table:formula="of:=[.GY9]+[.GZ8]" office:value-type="float" office:value="103500" calcext:value-type="float">
            <text:p>103500</text:p>
          </table:table-cell>
          <table:table-cell table:formula="of:=[.GZ9]+[.HA8]" office:value-type="float" office:value="104000" calcext:value-type="float">
            <text:p>104000</text:p>
          </table:table-cell>
          <table:table-cell table:formula="of:=[.HA9]+[.HB8]" office:value-type="float" office:value="104500" calcext:value-type="float">
            <text:p>104500</text:p>
          </table:table-cell>
          <table:table-cell table:formula="of:=[.HB9]+[.HC8]" office:value-type="float" office:value="105000" calcext:value-type="float">
            <text:p>105000</text:p>
          </table:table-cell>
          <table:table-cell table:formula="of:=[.HC9]+[.HD8]" office:value-type="float" office:value="105500" calcext:value-type="float">
            <text:p>105500</text:p>
          </table:table-cell>
          <table:table-cell table:formula="of:=[.HD9]+[.HE8]" office:value-type="float" office:value="106000" calcext:value-type="float">
            <text:p>106000</text:p>
          </table:table-cell>
          <table:table-cell table:formula="of:=[.HE9]+[.HF8]" office:value-type="float" office:value="106500" calcext:value-type="float">
            <text:p>106500</text:p>
          </table:table-cell>
          <table:table-cell table:formula="of:=[.HF9]+[.HG8]" office:value-type="float" office:value="107000" calcext:value-type="float">
            <text:p>107000</text:p>
          </table:table-cell>
          <table:table-cell table:formula="of:=[.HG9]+[.HH8]" office:value-type="float" office:value="107500" calcext:value-type="float">
            <text:p>107500</text:p>
          </table:table-cell>
          <table:table-cell table:formula="of:=[.HH9]+[.HI8]" office:value-type="float" office:value="108000" calcext:value-type="float">
            <text:p>108000</text:p>
          </table:table-cell>
          <table:table-cell table:formula="of:=[.HI9]+[.HJ8]" office:value-type="float" office:value="108500" calcext:value-type="float">
            <text:p>108500</text:p>
          </table:table-cell>
          <table:table-cell table:formula="of:=[.HJ9]+[.HK8]" office:value-type="float" office:value="109000" calcext:value-type="float">
            <text:p>109000</text:p>
          </table:table-cell>
          <table:table-cell table:formula="of:=[.HK9]+[.HL8]" office:value-type="float" office:value="109500" calcext:value-type="float">
            <text:p>109500</text:p>
          </table:table-cell>
          <table:table-cell table:formula="of:=[.HL9]+[.HM8]" office:value-type="float" office:value="110000" calcext:value-type="float">
            <text:p>110000</text:p>
          </table:table-cell>
          <table:table-cell table:formula="of:=[.HM9]+[.HN8]" office:value-type="float" office:value="110500" calcext:value-type="float">
            <text:p>110500</text:p>
          </table:table-cell>
          <table:table-cell table:formula="of:=[.HN9]+[.HO8]" office:value-type="float" office:value="111000" calcext:value-type="float">
            <text:p>111000</text:p>
          </table:table-cell>
          <table:table-cell table:formula="of:=[.HO9]+[.HP8]" office:value-type="float" office:value="111500" calcext:value-type="float">
            <text:p>111500</text:p>
          </table:table-cell>
          <table:table-cell table:formula="of:=[.HP9]+[.HQ8]" office:value-type="float" office:value="112000" calcext:value-type="float">
            <text:p>112000</text:p>
          </table:table-cell>
          <table:table-cell table:formula="of:=[.HQ9]+[.HR8]" office:value-type="float" office:value="112500" calcext:value-type="float">
            <text:p>112500</text:p>
          </table:table-cell>
          <table:table-cell table:formula="of:=[.HR9]+[.HS8]" office:value-type="float" office:value="113000" calcext:value-type="float">
            <text:p>113000</text:p>
          </table:table-cell>
          <table:table-cell table:formula="of:=[.HS9]+[.HT8]" office:value-type="float" office:value="113500" calcext:value-type="float">
            <text:p>113500</text:p>
          </table:table-cell>
          <table:table-cell table:formula="of:=[.HT9]+[.HU8]" office:value-type="float" office:value="114000" calcext:value-type="float">
            <text:p>114000</text:p>
          </table:table-cell>
          <table:table-cell table:formula="of:=[.HU9]+[.HV8]" office:value-type="float" office:value="114500" calcext:value-type="float">
            <text:p>114500</text:p>
          </table:table-cell>
          <table:table-cell table:formula="of:=[.HV9]+[.HW8]" office:value-type="float" office:value="115000" calcext:value-type="float">
            <text:p>115000</text:p>
          </table:table-cell>
          <table:table-cell table:formula="of:=[.HW9]+[.HX8]" office:value-type="float" office:value="115500" calcext:value-type="float">
            <text:p>115500</text:p>
          </table:table-cell>
          <table:table-cell table:formula="of:=[.HX9]+[.HY8]" office:value-type="float" office:value="116000" calcext:value-type="float">
            <text:p>116000</text:p>
          </table:table-cell>
          <table:table-cell table:formula="of:=[.HY9]+[.HZ8]" office:value-type="float" office:value="116500" calcext:value-type="float">
            <text:p>116500</text:p>
          </table:table-cell>
          <table:table-cell table:formula="of:=[.HZ9]+[.IA8]" office:value-type="float" office:value="117000" calcext:value-type="float">
            <text:p>117000</text:p>
          </table:table-cell>
          <table:table-cell table:formula="of:=[.IA9]+[.IB8]" office:value-type="float" office:value="117500" calcext:value-type="float">
            <text:p>117500</text:p>
          </table:table-cell>
          <table:table-cell table:formula="of:=[.IB9]+[.IC8]" office:value-type="float" office:value="118000" calcext:value-type="float">
            <text:p>118000</text:p>
          </table:table-cell>
          <table:table-cell table:formula="of:=[.IC9]+[.ID8]" office:value-type="float" office:value="118500" calcext:value-type="float">
            <text:p>118500</text:p>
          </table:table-cell>
          <table:table-cell table:formula="of:=[.ID9]+[.IE8]" office:value-type="float" office:value="119000" calcext:value-type="float">
            <text:p>119000</text:p>
          </table:table-cell>
          <table:table-cell table:formula="of:=[.IE9]+[.IF8]" office:value-type="float" office:value="119500" calcext:value-type="float">
            <text:p>119500</text:p>
          </table:table-cell>
          <table:table-cell table:formula="of:=[.IF9]+[.IG8]" office:value-type="float" office:value="120000" calcext:value-type="float">
            <text:p>120000</text:p>
          </table:table-cell>
          <table:table-cell table:formula="of:=[.IG9]+[.IH8]" office:value-type="float" office:value="120500" calcext:value-type="float">
            <text:p>120500</text:p>
          </table:table-cell>
          <table:table-cell table:formula="of:=[.IH9]+[.II8]" office:value-type="float" office:value="121000" calcext:value-type="float">
            <text:p>121000</text:p>
          </table:table-cell>
          <table:table-cell table:formula="of:=[.II9]+[.IJ8]" office:value-type="float" office:value="121500" calcext:value-type="float">
            <text:p>121500</text:p>
          </table:table-cell>
          <table:table-cell table:formula="of:=[.IJ9]+[.IK8]" office:value-type="float" office:value="122000" calcext:value-type="float">
            <text:p>122000</text:p>
          </table:table-cell>
          <table:table-cell table:formula="of:=[.IK9]+[.IL8]" office:value-type="float" office:value="122500" calcext:value-type="float">
            <text:p>122500</text:p>
          </table:table-cell>
          <table:table-cell table:formula="of:=[.IL9]+[.IM8]" office:value-type="float" office:value="123000" calcext:value-type="float">
            <text:p>123000</text:p>
          </table:table-cell>
          <table:table-cell table:formula="of:=[.IM9]+[.IN8]" office:value-type="float" office:value="123500" calcext:value-type="float">
            <text:p>123500</text:p>
          </table:table-cell>
          <table:table-cell table:formula="of:=[.IN9]+[.IO8]" office:value-type="float" office:value="124000" calcext:value-type="float">
            <text:p>124000</text:p>
          </table:table-cell>
          <table:table-cell table:formula="of:=[.IO9]+[.IP8]" office:value-type="float" office:value="124500" calcext:value-type="float">
            <text:p>124500</text:p>
          </table:table-cell>
          <table:table-cell table:formula="of:=[.IP9]+[.IQ8]" office:value-type="float" office:value="125000" calcext:value-type="float">
            <text:p>125000</text:p>
          </table:table-cell>
          <table:table-cell table:formula="of:=[.IQ9]+[.IR8]" office:value-type="float" office:value="125500" calcext:value-type="float">
            <text:p>125500</text:p>
          </table:table-cell>
          <table:table-cell table:formula="of:=[.IR9]+[.IS8]" office:value-type="float" office:value="126000" calcext:value-type="float">
            <text:p>126000</text:p>
          </table:table-cell>
          <table:table-cell table:formula="of:=[.IS9]+[.IT8]" office:value-type="float" office:value="126500" calcext:value-type="float">
            <text:p>126500</text:p>
          </table:table-cell>
          <table:table-cell table:formula="of:=[.IT9]+[.IU8]" office:value-type="float" office:value="127000" calcext:value-type="float">
            <text:p>127000</text:p>
          </table:table-cell>
          <table:table-cell table:formula="of:=[.IU9]+[.IV8]" office:value-type="float" office:value="127500" calcext:value-type="float">
            <text:p>127500</text:p>
          </table:table-cell>
          <table:table-cell table:formula="of:=[.IV9]+[.IW8]" office:value-type="float" office:value="128000" calcext:value-type="float">
            <text:p>128000</text:p>
          </table:table-cell>
          <table:table-cell table:formula="of:=[.IW9]+[.IX8]" office:value-type="float" office:value="128500" calcext:value-type="float">
            <text:p>128500</text:p>
          </table:table-cell>
          <table:table-cell table:formula="of:=[.IX9]+[.IY8]" office:value-type="float" office:value="129000" calcext:value-type="float">
            <text:p>129000</text:p>
          </table:table-cell>
          <table:table-cell table:formula="of:=[.IY9]+[.IZ8]" office:value-type="float" office:value="129500" calcext:value-type="float">
            <text:p>129500</text:p>
          </table:table-cell>
          <table:table-cell table:formula="of:=[.IZ9]+[.JA8]" office:value-type="float" office:value="130000" calcext:value-type="float">
            <text:p>130000</text:p>
          </table:table-cell>
          <table:table-cell table:formula="of:=[.JA9]+[.JB8]" office:value-type="float" office:value="130500" calcext:value-type="float">
            <text:p>130500</text:p>
          </table:table-cell>
          <table:table-cell table:formula="of:=[.JB9]+[.JC8]" office:value-type="float" office:value="131000" calcext:value-type="float">
            <text:p>131000</text:p>
          </table:table-cell>
          <table:table-cell table:formula="of:=[.JC9]+[.JD8]" office:value-type="float" office:value="131500" calcext:value-type="float">
            <text:p>131500</text:p>
          </table:table-cell>
          <table:table-cell table:formula="of:=[.JD9]+[.JE8]" office:value-type="float" office:value="132000" calcext:value-type="float">
            <text:p>132000</text:p>
          </table:table-cell>
          <table:table-cell table:formula="of:=[.JE9]+[.JF8]" office:value-type="float" office:value="132500" calcext:value-type="float">
            <text:p>132500</text:p>
          </table:table-cell>
          <table:table-cell table:formula="of:=[.JF9]+[.JG8]" office:value-type="float" office:value="133000" calcext:value-type="float">
            <text:p>133000</text:p>
          </table:table-cell>
          <table:table-cell table:formula="of:=[.JG9]+[.JH8]" office:value-type="float" office:value="133500" calcext:value-type="float">
            <text:p>133500</text:p>
          </table:table-cell>
          <table:table-cell table:formula="of:=[.JH9]+[.JI8]" office:value-type="float" office:value="134000" calcext:value-type="float">
            <text:p>134000</text:p>
          </table:table-cell>
          <table:table-cell table:formula="of:=[.JI9]+[.JJ8]" office:value-type="float" office:value="134500" calcext:value-type="float">
            <text:p>134500</text:p>
          </table:table-cell>
          <table:table-cell table:formula="of:=[.JJ9]+[.JK8]" office:value-type="float" office:value="135000" calcext:value-type="float">
            <text:p>135000</text:p>
          </table:table-cell>
          <table:table-cell table:formula="of:=[.JK9]+[.JL8]" office:value-type="float" office:value="135500" calcext:value-type="float">
            <text:p>135500</text:p>
          </table:table-cell>
          <table:table-cell table:formula="of:=[.JL9]+[.JM8]" office:value-type="float" office:value="136000" calcext:value-type="float">
            <text:p>136000</text:p>
          </table:table-cell>
          <table:table-cell table:formula="of:=[.JM9]+[.JN8]" office:value-type="float" office:value="136500" calcext:value-type="float">
            <text:p>136500</text:p>
          </table:table-cell>
          <table:table-cell table:formula="of:=[.JN9]+[.JO8]" office:value-type="float" office:value="137000" calcext:value-type="float">
            <text:p>137000</text:p>
          </table:table-cell>
          <table:table-cell table:formula="of:=[.JO9]+[.JP8]" office:value-type="float" office:value="137500" calcext:value-type="float">
            <text:p>137500</text:p>
          </table:table-cell>
          <table:table-cell table:formula="of:=[.JP9]+[.JQ8]" office:value-type="float" office:value="138000" calcext:value-type="float">
            <text:p>138000</text:p>
          </table:table-cell>
          <table:table-cell table:formula="of:=[.JQ9]+[.JR8]" office:value-type="float" office:value="138500" calcext:value-type="float">
            <text:p>138500</text:p>
          </table:table-cell>
          <table:table-cell table:formula="of:=[.JR9]+[.JS8]" office:value-type="float" office:value="139000" calcext:value-type="float">
            <text:p>139000</text:p>
          </table:table-cell>
          <table:table-cell table:formula="of:=[.JS9]+[.JT8]" office:value-type="float" office:value="139500" calcext:value-type="float">
            <text:p>139500</text:p>
          </table:table-cell>
          <table:table-cell table:formula="of:=[.JT9]+[.JU8]" office:value-type="float" office:value="140000" calcext:value-type="float">
            <text:p>140000</text:p>
          </table:table-cell>
          <table:table-cell table:formula="of:=[.JU9]+[.JV8]" office:value-type="float" office:value="140500" calcext:value-type="float">
            <text:p>140500</text:p>
          </table:table-cell>
          <table:table-cell table:formula="of:=[.JV9]+[.JW8]" office:value-type="float" office:value="141000" calcext:value-type="float">
            <text:p>141000</text:p>
          </table:table-cell>
          <table:table-cell table:formula="of:=[.JW9]+[.JX8]" office:value-type="float" office:value="141500" calcext:value-type="float">
            <text:p>141500</text:p>
          </table:table-cell>
          <table:table-cell table:formula="of:=[.JX9]+[.JY8]" office:value-type="float" office:value="142000" calcext:value-type="float">
            <text:p>142000</text:p>
          </table:table-cell>
          <table:table-cell table:formula="of:=[.JY9]+[.JZ8]" office:value-type="float" office:value="142500" calcext:value-type="float">
            <text:p>142500</text:p>
          </table:table-cell>
          <table:table-cell table:formula="of:=[.JZ9]+[.KA8]" office:value-type="float" office:value="143000" calcext:value-type="float">
            <text:p>143000</text:p>
          </table:table-cell>
          <table:table-cell table:formula="of:=[.KA9]+[.KB8]" office:value-type="float" office:value="143500" calcext:value-type="float">
            <text:p>143500</text:p>
          </table:table-cell>
          <table:table-cell table:formula="of:=[.KB9]+[.KC8]" office:value-type="float" office:value="144000" calcext:value-type="float">
            <text:p>144000</text:p>
          </table:table-cell>
          <table:table-cell table:formula="of:=[.KC9]+[.KD8]" office:value-type="float" office:value="144500" calcext:value-type="float">
            <text:p>144500</text:p>
          </table:table-cell>
          <table:table-cell table:formula="of:=[.KD9]+[.KE8]" office:value-type="float" office:value="145000" calcext:value-type="float">
            <text:p>145000</text:p>
          </table:table-cell>
          <table:table-cell table:formula="of:=[.KE9]+[.KF8]" office:value-type="float" office:value="145500" calcext:value-type="float">
            <text:p>145500</text:p>
          </table:table-cell>
          <table:table-cell table:formula="of:=[.KF9]+[.KG8]" office:value-type="float" office:value="146000" calcext:value-type="float">
            <text:p>146000</text:p>
          </table:table-cell>
          <table:table-cell table:formula="of:=[.KG9]+[.KH8]" office:value-type="float" office:value="146500" calcext:value-type="float">
            <text:p>146500</text:p>
          </table:table-cell>
          <table:table-cell table:formula="of:=[.KH9]+[.KI8]" office:value-type="float" office:value="147000" calcext:value-type="float">
            <text:p>147000</text:p>
          </table:table-cell>
          <table:table-cell table:formula="of:=[.KI9]+[.KJ8]" office:value-type="float" office:value="147500" calcext:value-type="float">
            <text:p>147500</text:p>
          </table:table-cell>
          <table:table-cell table:formula="of:=[.KJ9]+[.KK8]" office:value-type="float" office:value="148000" calcext:value-type="float">
            <text:p>148000</text:p>
          </table:table-cell>
          <table:table-cell table:formula="of:=[.KK9]+[.KL8]" office:value-type="float" office:value="148500" calcext:value-type="float">
            <text:p>148500</text:p>
          </table:table-cell>
          <table:table-cell table:formula="of:=[.KL9]+[.KM8]" office:value-type="float" office:value="149000" calcext:value-type="float">
            <text:p>149000</text:p>
          </table:table-cell>
          <table:table-cell table:formula="of:=[.KM9]+[.KN8]" office:value-type="float" office:value="149500" calcext:value-type="float">
            <text:p>149500</text:p>
          </table:table-cell>
          <table:table-cell table:formula="of:=[.KN9]+[.KO8]" office:value-type="float" office:value="150000" calcext:value-type="float">
            <text:p>150000</text:p>
          </table:table-cell>
          <table:table-cell table:formula="of:=[.KO9]+[.KP8]" office:value-type="float" office:value="150500" calcext:value-type="float">
            <text:p>150500</text:p>
          </table:table-cell>
          <table:table-cell table:formula="of:=[.KP9]+[.KQ8]" office:value-type="float" office:value="151000" calcext:value-type="float">
            <text:p>151000</text:p>
          </table:table-cell>
          <table:table-cell table:formula="of:=[.KQ9]+[.KR8]" office:value-type="float" office:value="151500" calcext:value-type="float">
            <text:p>151500</text:p>
          </table:table-cell>
          <table:table-cell table:formula="of:=[.KR9]+[.KS8]" office:value-type="float" office:value="152000" calcext:value-type="float">
            <text:p>152000</text:p>
          </table:table-cell>
          <table:table-cell table:formula="of:=[.KS9]+[.KT8]" office:value-type="float" office:value="152500" calcext:value-type="float">
            <text:p>152500</text:p>
          </table:table-cell>
          <table:table-cell table:formula="of:=[.KT9]+[.KU8]" office:value-type="float" office:value="153000" calcext:value-type="float">
            <text:p>153000</text:p>
          </table:table-cell>
          <table:table-cell table:formula="of:=[.KU9]+[.KV8]" office:value-type="float" office:value="153500" calcext:value-type="float">
            <text:p>153500</text:p>
          </table:table-cell>
          <table:table-cell table:formula="of:=[.KV9]+[.KW8]" office:value-type="float" office:value="154000" calcext:value-type="float">
            <text:p>154000</text:p>
          </table:table-cell>
          <table:table-cell table:formula="of:=[.KW9]+[.KX8]" office:value-type="float" office:value="154500" calcext:value-type="float">
            <text:p>154500</text:p>
          </table:table-cell>
          <table:table-cell table:formula="of:=[.KX9]+[.KY8]" office:value-type="float" office:value="155000" calcext:value-type="float">
            <text:p>155000</text:p>
          </table:table-cell>
          <table:table-cell table:formula="of:=[.KY9]+[.KZ8]" office:value-type="float" office:value="155500" calcext:value-type="float">
            <text:p>155500</text:p>
          </table:table-cell>
          <table:table-cell table:formula="of:=[.KZ9]+[.LA8]" office:value-type="float" office:value="156000" calcext:value-type="float">
            <text:p>156000</text:p>
          </table:table-cell>
          <table:table-cell table:formula="of:=[.LA9]+[.LB8]" office:value-type="float" office:value="156500" calcext:value-type="float">
            <text:p>156500</text:p>
          </table:table-cell>
          <table:table-cell table:formula="of:=[.LB9]+[.LC8]" office:value-type="float" office:value="157000" calcext:value-type="float">
            <text:p>157000</text:p>
          </table:table-cell>
          <table:table-cell table:formula="of:=[.LC9]+[.LD8]" office:value-type="float" office:value="157500" calcext:value-type="float">
            <text:p>157500</text:p>
          </table:table-cell>
          <table:table-cell table:formula="of:=[.LD9]+[.LE8]" office:value-type="float" office:value="158000" calcext:value-type="float">
            <text:p>158000</text:p>
          </table:table-cell>
          <table:table-cell table:formula="of:=[.LE9]+[.LF8]" office:value-type="float" office:value="158500" calcext:value-type="float">
            <text:p>158500</text:p>
          </table:table-cell>
          <table:table-cell table:formula="of:=[.LF9]+[.LG8]" office:value-type="float" office:value="159000" calcext:value-type="float">
            <text:p>159000</text:p>
          </table:table-cell>
          <table:table-cell table:formula="of:=[.LG9]+[.LH8]" office:value-type="float" office:value="159500" calcext:value-type="float">
            <text:p>159500</text:p>
          </table:table-cell>
          <table:table-cell table:formula="of:=[.LH9]+[.LI8]" office:value-type="float" office:value="160000" calcext:value-type="float">
            <text:p>160000</text:p>
          </table:table-cell>
          <table:table-cell table:formula="of:=[.LI9]+[.LJ8]" office:value-type="float" office:value="160500" calcext:value-type="float">
            <text:p>160500</text:p>
          </table:table-cell>
          <table:table-cell table:formula="of:=[.LJ9]+[.LK8]" office:value-type="float" office:value="161000" calcext:value-type="float">
            <text:p>161000</text:p>
          </table:table-cell>
          <table:table-cell table:formula="of:=[.LK9]+[.LL8]" office:value-type="float" office:value="161500" calcext:value-type="float">
            <text:p>161500</text:p>
          </table:table-cell>
          <table:table-cell table:formula="of:=[.LL9]+[.LM8]" office:value-type="float" office:value="162000" calcext:value-type="float">
            <text:p>162000</text:p>
          </table:table-cell>
          <table:table-cell table:formula="of:=[.LM9]+[.LN8]" office:value-type="float" office:value="162500" calcext:value-type="float">
            <text:p>162500</text:p>
          </table:table-cell>
          <table:table-cell table:formula="of:=[.LN9]+[.LO8]" office:value-type="float" office:value="163000" calcext:value-type="float">
            <text:p>163000</text:p>
          </table:table-cell>
          <table:table-cell table:formula="of:=[.LO9]+[.LP8]" office:value-type="float" office:value="163500" calcext:value-type="float">
            <text:p>163500</text:p>
          </table:table-cell>
          <table:table-cell table:formula="of:=[.LP9]+[.LQ8]" office:value-type="float" office:value="164000" calcext:value-type="float">
            <text:p>164000</text:p>
          </table:table-cell>
          <table:table-cell table:formula="of:=[.LQ9]+[.LR8]" office:value-type="float" office:value="164500" calcext:value-type="float">
            <text:p>164500</text:p>
          </table:table-cell>
          <table:table-cell table:formula="of:=[.LR9]+[.LS8]" office:value-type="float" office:value="165000" calcext:value-type="float">
            <text:p>165000</text:p>
          </table:table-cell>
          <table:table-cell table:formula="of:=[.LS9]+[.LT8]" office:value-type="float" office:value="165500" calcext:value-type="float">
            <text:p>165500</text:p>
          </table:table-cell>
          <table:table-cell table:formula="of:=[.LT9]+[.LU8]" office:value-type="float" office:value="166000" calcext:value-type="float">
            <text:p>166000</text:p>
          </table:table-cell>
          <table:table-cell table:formula="of:=[.LU9]+[.LV8]" office:value-type="float" office:value="166500" calcext:value-type="float">
            <text:p>166500</text:p>
          </table:table-cell>
          <table:table-cell table:formula="of:=[.LV9]+[.LW8]" office:value-type="float" office:value="167000" calcext:value-type="float">
            <text:p>167000</text:p>
          </table:table-cell>
          <table:table-cell table:formula="of:=[.LW9]+[.LX8]" office:value-type="float" office:value="167500" calcext:value-type="float">
            <text:p>167500</text:p>
          </table:table-cell>
          <table:table-cell table:formula="of:=[.LX9]+[.LY8]" office:value-type="float" office:value="168000" calcext:value-type="float">
            <text:p>168000</text:p>
          </table:table-cell>
          <table:table-cell table:formula="of:=[.LY9]+[.LZ8]" office:value-type="float" office:value="168500" calcext:value-type="float">
            <text:p>168500</text:p>
          </table:table-cell>
          <table:table-cell table:formula="of:=[.LZ9]+[.MA8]" office:value-type="float" office:value="169000" calcext:value-type="float">
            <text:p>169000</text:p>
          </table:table-cell>
          <table:table-cell table:formula="of:=[.MA9]+[.MB8]" office:value-type="float" office:value="169500" calcext:value-type="float">
            <text:p>169500</text:p>
          </table:table-cell>
          <table:table-cell table:formula="of:=[.MB9]+[.MC8]" office:value-type="float" office:value="170000" calcext:value-type="float">
            <text:p>170000</text:p>
          </table:table-cell>
          <table:table-cell table:formula="of:=[.MC9]+[.MD8]" office:value-type="float" office:value="170500" calcext:value-type="float">
            <text:p>170500</text:p>
          </table:table-cell>
          <table:table-cell table:formula="of:=[.MD9]+[.ME8]" office:value-type="float" office:value="171000" calcext:value-type="float">
            <text:p>171000</text:p>
          </table:table-cell>
          <table:table-cell table:formula="of:=[.ME9]+[.MF8]" office:value-type="float" office:value="171500" calcext:value-type="float">
            <text:p>171500</text:p>
          </table:table-cell>
          <table:table-cell table:formula="of:=[.MF9]+[.MG8]" office:value-type="float" office:value="172000" calcext:value-type="float">
            <text:p>172000</text:p>
          </table:table-cell>
          <table:table-cell table:formula="of:=[.MG9]+[.MH8]" office:value-type="float" office:value="172500" calcext:value-type="float">
            <text:p>172500</text:p>
          </table:table-cell>
          <table:table-cell table:formula="of:=[.MH9]+[.MI8]" office:value-type="float" office:value="173000" calcext:value-type="float">
            <text:p>173000</text:p>
          </table:table-cell>
          <table:table-cell table:formula="of:=[.MI9]+[.MJ8]" office:value-type="float" office:value="173500" calcext:value-type="float">
            <text:p>173500</text:p>
          </table:table-cell>
          <table:table-cell table:formula="of:=[.MJ9]+[.MK8]" office:value-type="float" office:value="174000" calcext:value-type="float">
            <text:p>174000</text:p>
          </table:table-cell>
          <table:table-cell table:formula="of:=[.MK9]+[.ML8]" office:value-type="float" office:value="174500" calcext:value-type="float">
            <text:p>174500</text:p>
          </table:table-cell>
          <table:table-cell table:formula="of:=[.ML9]+[.MM8]" office:value-type="float" office:value="175000" calcext:value-type="float">
            <text:p>175000</text:p>
          </table:table-cell>
          <table:table-cell table:formula="of:=[.MM9]+[.MN8]" office:value-type="float" office:value="175500" calcext:value-type="float">
            <text:p>175500</text:p>
          </table:table-cell>
          <table:table-cell table:formula="of:=[.MN9]+[.MO8]" office:value-type="float" office:value="176000" calcext:value-type="float">
            <text:p>176000</text:p>
          </table:table-cell>
          <table:table-cell table:formula="of:=[.MO9]+[.MP8]" office:value-type="float" office:value="176500" calcext:value-type="float">
            <text:p>176500</text:p>
          </table:table-cell>
          <table:table-cell table:formula="of:=[.MP9]+[.MQ8]" office:value-type="float" office:value="177000" calcext:value-type="float">
            <text:p>177000</text:p>
          </table:table-cell>
          <table:table-cell table:formula="of:=[.MQ9]+[.MR8]" office:value-type="float" office:value="177500" calcext:value-type="float">
            <text:p>177500</text:p>
          </table:table-cell>
          <table:table-cell table:formula="of:=[.MR9]+[.MS8]" office:value-type="float" office:value="178000" calcext:value-type="float">
            <text:p>178000</text:p>
          </table:table-cell>
          <table:table-cell table:formula="of:=[.MS9]+[.MT8]" office:value-type="float" office:value="178500" calcext:value-type="float">
            <text:p>178500</text:p>
          </table:table-cell>
          <table:table-cell table:formula="of:=[.MT9]+[.MU8]" office:value-type="float" office:value="179000" calcext:value-type="float">
            <text:p>179000</text:p>
          </table:table-cell>
          <table:table-cell table:formula="of:=[.MU9]+[.MV8]" office:value-type="float" office:value="179500" calcext:value-type="float">
            <text:p>179500</text:p>
          </table:table-cell>
          <table:table-cell table:formula="of:=[.MV9]+[.MW8]" office:value-type="float" office:value="180000" calcext:value-type="float">
            <text:p>180000</text:p>
          </table:table-cell>
          <table:table-cell table:number-columns-repeated="141"/>
        </table:table-row>
        <table:table-row table:style-name="ro1">
          <table:table-cell/>
          <table:table-cell table:formula="of:=[.B9]*[.$C2]" office:value-type="float" office:value="1" calcext:value-type="float">
            <text:p>1</text:p>
          </table:table-cell>
          <table:table-cell table:formula="of:=[.C9]*[.$C2]" office:value-type="float" office:value="2" calcext:value-type="float">
            <text:p>2</text:p>
          </table:table-cell>
          <table:table-cell table:formula="of:=[.D9]*[.$C2]" office:value-type="float" office:value="3" calcext:value-type="float">
            <text:p>3</text:p>
          </table:table-cell>
          <table:table-cell table:formula="of:=[.E9]*[.$C2]" office:value-type="float" office:value="4" calcext:value-type="float">
            <text:p>4</text:p>
          </table:table-cell>
          <table:table-cell table:formula="of:=[.F9]*[.$C2]" office:value-type="float" office:value="5" calcext:value-type="float">
            <text:p>5</text:p>
          </table:table-cell>
          <table:table-cell table:formula="of:=[.G9]*[.$C2]" office:value-type="float" office:value="6" calcext:value-type="float">
            <text:p>6</text:p>
          </table:table-cell>
          <table:table-cell table:formula="of:=[.H9]*[.$C2]" office:value-type="float" office:value="7" calcext:value-type="float">
            <text:p>7</text:p>
          </table:table-cell>
          <table:table-cell table:formula="of:=[.I9]*[.$C2]" office:value-type="float" office:value="8" calcext:value-type="float">
            <text:p>8</text:p>
          </table:table-cell>
          <table:table-cell table:formula="of:=[.J9]*[.$C2]" office:value-type="float" office:value="9" calcext:value-type="float">
            <text:p>9</text:p>
          </table:table-cell>
          <table:table-cell table:formula="of:=[.K9]*[.$C2]" office:value-type="float" office:value="10" calcext:value-type="float">
            <text:p>10</text:p>
          </table:table-cell>
          <table:table-cell table:formula="of:=[.L9]*[.$C2]" office:value-type="float" office:value="11" calcext:value-type="float">
            <text:p>11</text:p>
          </table:table-cell>
          <table:table-cell table:formula="of:=[.M9]*[.$C2]" office:value-type="float" office:value="12" calcext:value-type="float">
            <text:p>12</text:p>
          </table:table-cell>
          <table:table-cell table:formula="of:=[.N9]*[.$C2]" office:value-type="float" office:value="13" calcext:value-type="float">
            <text:p>13</text:p>
          </table:table-cell>
          <table:table-cell table:formula="of:=[.O9]*[.$C2]" office:value-type="float" office:value="14" calcext:value-type="float">
            <text:p>14</text:p>
          </table:table-cell>
          <table:table-cell table:formula="of:=[.P9]*[.$C2]" office:value-type="float" office:value="15" calcext:value-type="float">
            <text:p>15</text:p>
          </table:table-cell>
          <table:table-cell table:formula="of:=[.Q9]*[.$C2]" office:value-type="float" office:value="16" calcext:value-type="float">
            <text:p>16</text:p>
          </table:table-cell>
          <table:table-cell table:formula="of:=[.R9]*[.$C2]" office:value-type="float" office:value="17" calcext:value-type="float">
            <text:p>17</text:p>
          </table:table-cell>
          <table:table-cell table:formula="of:=[.S9]*[.$C2]" office:value-type="float" office:value="18" calcext:value-type="float">
            <text:p>18</text:p>
          </table:table-cell>
          <table:table-cell table:formula="of:=[.T9]*[.$C2]" office:value-type="float" office:value="19" calcext:value-type="float">
            <text:p>19</text:p>
          </table:table-cell>
          <table:table-cell table:formula="of:=[.U9]*[.$C2]" office:value-type="float" office:value="20" calcext:value-type="float">
            <text:p>20</text:p>
          </table:table-cell>
          <table:table-cell table:formula="of:=[.V9]*[.$C2]" office:value-type="float" office:value="21" calcext:value-type="float">
            <text:p>21</text:p>
          </table:table-cell>
          <table:table-cell table:formula="of:=[.W9]*[.$C2]" office:value-type="float" office:value="22" calcext:value-type="float">
            <text:p>22</text:p>
          </table:table-cell>
          <table:table-cell table:formula="of:=[.X9]*[.$C2]" office:value-type="float" office:value="23" calcext:value-type="float">
            <text:p>23</text:p>
          </table:table-cell>
          <table:table-cell table:formula="of:=[.Y9]*[.$C2]" office:value-type="float" office:value="24" calcext:value-type="float">
            <text:p>24</text:p>
          </table:table-cell>
          <table:table-cell table:formula="of:=[.Z9]*[.$C2]" office:value-type="float" office:value="25" calcext:value-type="float">
            <text:p>25</text:p>
          </table:table-cell>
          <table:table-cell table:formula="of:=[.AA9]*[.$C2]" office:value-type="float" office:value="26" calcext:value-type="float">
            <text:p>26</text:p>
          </table:table-cell>
          <table:table-cell table:formula="of:=[.AB9]*[.$C2]" office:value-type="float" office:value="27" calcext:value-type="float">
            <text:p>27</text:p>
          </table:table-cell>
          <table:table-cell table:formula="of:=[.AC9]*[.$C2]" office:value-type="float" office:value="28" calcext:value-type="float">
            <text:p>28</text:p>
          </table:table-cell>
          <table:table-cell table:formula="of:=[.AD9]*[.$C2]" office:value-type="float" office:value="29" calcext:value-type="float">
            <text:p>29</text:p>
          </table:table-cell>
          <table:table-cell table:formula="of:=[.AE9]*[.$C2]" office:value-type="float" office:value="30" calcext:value-type="float">
            <text:p>30</text:p>
          </table:table-cell>
          <table:table-cell table:formula="of:=[.AF9]*[.$C2]" office:value-type="float" office:value="31" calcext:value-type="float">
            <text:p>31</text:p>
          </table:table-cell>
          <table:table-cell table:formula="of:=[.AG9]*[.$C2]" office:value-type="float" office:value="32" calcext:value-type="float">
            <text:p>32</text:p>
          </table:table-cell>
          <table:table-cell table:formula="of:=[.AH9]*[.$C2]" office:value-type="float" office:value="33" calcext:value-type="float">
            <text:p>33</text:p>
          </table:table-cell>
          <table:table-cell table:formula="of:=[.AI9]*[.$C2]" office:value-type="float" office:value="34" calcext:value-type="float">
            <text:p>34</text:p>
          </table:table-cell>
          <table:table-cell table:formula="of:=[.AJ9]*[.$C2]" office:value-type="float" office:value="35" calcext:value-type="float">
            <text:p>35</text:p>
          </table:table-cell>
          <table:table-cell table:formula="of:=[.AK9]*[.$C2]" office:value-type="float" office:value="36" calcext:value-type="float">
            <text:p>36</text:p>
          </table:table-cell>
          <table:table-cell table:formula="of:=[.AL9]*[.$C2]" office:value-type="float" office:value="37" calcext:value-type="float">
            <text:p>37</text:p>
          </table:table-cell>
          <table:table-cell table:formula="of:=[.AM9]*[.$C2]" office:value-type="float" office:value="38" calcext:value-type="float">
            <text:p>38</text:p>
          </table:table-cell>
          <table:table-cell table:formula="of:=[.AN9]*[.$C2]" office:value-type="float" office:value="39" calcext:value-type="float">
            <text:p>39</text:p>
          </table:table-cell>
          <table:table-cell table:formula="of:=[.AO9]*[.$C2]" office:value-type="float" office:value="40" calcext:value-type="float">
            <text:p>40</text:p>
          </table:table-cell>
          <table:table-cell table:formula="of:=[.AP9]*[.$C2]" office:value-type="float" office:value="41" calcext:value-type="float">
            <text:p>41</text:p>
          </table:table-cell>
          <table:table-cell table:formula="of:=[.AQ9]*[.$C2]" office:value-type="float" office:value="42" calcext:value-type="float">
            <text:p>42</text:p>
          </table:table-cell>
          <table:table-cell table:formula="of:=[.AR9]*[.$C2]" office:value-type="float" office:value="43" calcext:value-type="float">
            <text:p>43</text:p>
          </table:table-cell>
          <table:table-cell table:formula="of:=[.AS9]*[.$C2]" office:value-type="float" office:value="44" calcext:value-type="float">
            <text:p>44</text:p>
          </table:table-cell>
          <table:table-cell table:formula="of:=[.AT9]*[.$C2]" office:value-type="float" office:value="45" calcext:value-type="float">
            <text:p>45</text:p>
          </table:table-cell>
          <table:table-cell table:formula="of:=[.AU9]*[.$C2]" office:value-type="float" office:value="46" calcext:value-type="float">
            <text:p>46</text:p>
          </table:table-cell>
          <table:table-cell table:formula="of:=[.AV9]*[.$C2]" office:value-type="float" office:value="47" calcext:value-type="float">
            <text:p>47</text:p>
          </table:table-cell>
          <table:table-cell table:formula="of:=[.AW9]*[.$C2]" office:value-type="float" office:value="48" calcext:value-type="float">
            <text:p>48</text:p>
          </table:table-cell>
          <table:table-cell table:formula="of:=[.AX9]*[.$C2]" office:value-type="float" office:value="49" calcext:value-type="float">
            <text:p>49</text:p>
          </table:table-cell>
          <table:table-cell table:formula="of:=[.AY9]*[.$C2]" office:value-type="float" office:value="50" calcext:value-type="float">
            <text:p>50</text:p>
          </table:table-cell>
          <table:table-cell table:formula="of:=[.AZ9]*[.$C2]" office:value-type="float" office:value="51" calcext:value-type="float">
            <text:p>51</text:p>
          </table:table-cell>
          <table:table-cell table:formula="of:=[.BA9]*[.$C2]" office:value-type="float" office:value="52" calcext:value-type="float">
            <text:p>52</text:p>
          </table:table-cell>
          <table:table-cell table:formula="of:=[.BB9]*[.$C2]" office:value-type="float" office:value="53" calcext:value-type="float">
            <text:p>53</text:p>
          </table:table-cell>
          <table:table-cell table:formula="of:=[.BC9]*[.$C2]" office:value-type="float" office:value="54" calcext:value-type="float">
            <text:p>54</text:p>
          </table:table-cell>
          <table:table-cell table:formula="of:=[.BD9]*[.$C2]" office:value-type="float" office:value="55" calcext:value-type="float">
            <text:p>55</text:p>
          </table:table-cell>
          <table:table-cell table:formula="of:=[.BE9]*[.$C2]" office:value-type="float" office:value="56" calcext:value-type="float">
            <text:p>56</text:p>
          </table:table-cell>
          <table:table-cell table:formula="of:=[.BF9]*[.$C2]" office:value-type="float" office:value="57" calcext:value-type="float">
            <text:p>57</text:p>
          </table:table-cell>
          <table:table-cell table:formula="of:=[.BG9]*[.$C2]" office:value-type="float" office:value="58" calcext:value-type="float">
            <text:p>58</text:p>
          </table:table-cell>
          <table:table-cell table:formula="of:=[.BH9]*[.$C2]" office:value-type="float" office:value="59" calcext:value-type="float">
            <text:p>59</text:p>
          </table:table-cell>
          <table:table-cell table:formula="of:=[.BI9]*[.$C2]" office:value-type="float" office:value="60" calcext:value-type="float">
            <text:p>60</text:p>
          </table:table-cell>
          <table:table-cell table:formula="of:=[.BJ9]*[.$C2]" office:value-type="float" office:value="61" calcext:value-type="float">
            <text:p>61</text:p>
          </table:table-cell>
          <table:table-cell table:formula="of:=[.BK9]*[.$C2]" office:value-type="float" office:value="62" calcext:value-type="float">
            <text:p>62</text:p>
          </table:table-cell>
          <table:table-cell table:formula="of:=[.BL9]*[.$C2]" office:value-type="float" office:value="63" calcext:value-type="float">
            <text:p>63</text:p>
          </table:table-cell>
          <table:table-cell table:formula="of:=[.BM9]*[.$C2]" office:value-type="float" office:value="64" calcext:value-type="float">
            <text:p>64</text:p>
          </table:table-cell>
          <table:table-cell table:formula="of:=[.BN9]*[.$C2]" office:value-type="float" office:value="65" calcext:value-type="float">
            <text:p>65</text:p>
          </table:table-cell>
          <table:table-cell table:formula="of:=[.BO9]*[.$C2]" office:value-type="float" office:value="66" calcext:value-type="float">
            <text:p>66</text:p>
          </table:table-cell>
          <table:table-cell table:formula="of:=[.BP9]*[.$C2]" office:value-type="float" office:value="67" calcext:value-type="float">
            <text:p>67</text:p>
          </table:table-cell>
          <table:table-cell table:formula="of:=[.BQ9]*[.$C2]" office:value-type="float" office:value="68" calcext:value-type="float">
            <text:p>68</text:p>
          </table:table-cell>
          <table:table-cell table:formula="of:=[.BR9]*[.$C2]" office:value-type="float" office:value="69" calcext:value-type="float">
            <text:p>69</text:p>
          </table:table-cell>
          <table:table-cell table:formula="of:=[.BS9]*[.$C2]" office:value-type="float" office:value="70" calcext:value-type="float">
            <text:p>70</text:p>
          </table:table-cell>
          <table:table-cell table:formula="of:=[.BT9]*[.$C2]" office:value-type="float" office:value="71" calcext:value-type="float">
            <text:p>71</text:p>
          </table:table-cell>
          <table:table-cell table:formula="of:=[.BU9]*[.$C2]" office:value-type="float" office:value="72" calcext:value-type="float">
            <text:p>72</text:p>
          </table:table-cell>
          <table:table-cell table:formula="of:=[.BV9]*[.$C2]" office:value-type="float" office:value="73" calcext:value-type="float">
            <text:p>73</text:p>
          </table:table-cell>
          <table:table-cell table:formula="of:=[.BW9]*[.$C2]" office:value-type="float" office:value="74" calcext:value-type="float">
            <text:p>74</text:p>
          </table:table-cell>
          <table:table-cell table:formula="of:=[.BX9]*[.$C2]" office:value-type="float" office:value="75" calcext:value-type="float">
            <text:p>75</text:p>
          </table:table-cell>
          <table:table-cell table:formula="of:=[.BY9]*[.$C2]" office:value-type="float" office:value="76" calcext:value-type="float">
            <text:p>76</text:p>
          </table:table-cell>
          <table:table-cell table:formula="of:=[.BZ9]*[.$C2]" office:value-type="float" office:value="77" calcext:value-type="float">
            <text:p>77</text:p>
          </table:table-cell>
          <table:table-cell table:formula="of:=[.CA9]*[.$C2]" office:value-type="float" office:value="78" calcext:value-type="float">
            <text:p>78</text:p>
          </table:table-cell>
          <table:table-cell table:formula="of:=[.CB9]*[.$C2]" office:value-type="float" office:value="79" calcext:value-type="float">
            <text:p>79</text:p>
          </table:table-cell>
          <table:table-cell table:formula="of:=[.CC9]*[.$C2]" office:value-type="float" office:value="80" calcext:value-type="float">
            <text:p>80</text:p>
          </table:table-cell>
          <table:table-cell table:formula="of:=[.CD9]*[.$C2]" office:value-type="float" office:value="81" calcext:value-type="float">
            <text:p>81</text:p>
          </table:table-cell>
          <table:table-cell table:formula="of:=[.CE9]*[.$C2]" office:value-type="float" office:value="82" calcext:value-type="float">
            <text:p>82</text:p>
          </table:table-cell>
          <table:table-cell table:formula="of:=[.CF9]*[.$C2]" office:value-type="float" office:value="83" calcext:value-type="float">
            <text:p>83</text:p>
          </table:table-cell>
          <table:table-cell table:formula="of:=[.CG9]*[.$C2]" office:value-type="float" office:value="84" calcext:value-type="float">
            <text:p>84</text:p>
          </table:table-cell>
          <table:table-cell table:formula="of:=[.CH9]*[.$C2]" office:value-type="float" office:value="85" calcext:value-type="float">
            <text:p>85</text:p>
          </table:table-cell>
          <table:table-cell table:formula="of:=[.CI9]*[.$C2]" office:value-type="float" office:value="86" calcext:value-type="float">
            <text:p>86</text:p>
          </table:table-cell>
          <table:table-cell table:formula="of:=[.CJ9]*[.$C2]" office:value-type="float" office:value="87" calcext:value-type="float">
            <text:p>87</text:p>
          </table:table-cell>
          <table:table-cell table:formula="of:=[.CK9]*[.$C2]" office:value-type="float" office:value="88" calcext:value-type="float">
            <text:p>88</text:p>
          </table:table-cell>
          <table:table-cell table:formula="of:=[.CL9]*[.$C2]" office:value-type="float" office:value="89" calcext:value-type="float">
            <text:p>89</text:p>
          </table:table-cell>
          <table:table-cell table:formula="of:=[.CM9]*[.$C2]" office:value-type="float" office:value="90" calcext:value-type="float">
            <text:p>90</text:p>
          </table:table-cell>
          <table:table-cell table:formula="of:=[.CN9]*[.$C2]" office:value-type="float" office:value="91" calcext:value-type="float">
            <text:p>91</text:p>
          </table:table-cell>
          <table:table-cell table:formula="of:=[.CO9]*[.$C2]" office:value-type="float" office:value="92" calcext:value-type="float">
            <text:p>92</text:p>
          </table:table-cell>
          <table:table-cell table:formula="of:=[.CP9]*[.$C2]" office:value-type="float" office:value="93" calcext:value-type="float">
            <text:p>93</text:p>
          </table:table-cell>
          <table:table-cell table:formula="of:=[.CQ9]*[.$C2]" office:value-type="float" office:value="94" calcext:value-type="float">
            <text:p>94</text:p>
          </table:table-cell>
          <table:table-cell table:formula="of:=[.CR9]*[.$C2]" office:value-type="float" office:value="95" calcext:value-type="float">
            <text:p>95</text:p>
          </table:table-cell>
          <table:table-cell table:formula="of:=[.CS9]*[.$C2]" office:value-type="float" office:value="96" calcext:value-type="float">
            <text:p>96</text:p>
          </table:table-cell>
          <table:table-cell table:formula="of:=[.CT9]*[.$C2]" office:value-type="float" office:value="97" calcext:value-type="float">
            <text:p>97</text:p>
          </table:table-cell>
          <table:table-cell table:formula="of:=[.CU9]*[.$C2]" office:value-type="float" office:value="98" calcext:value-type="float">
            <text:p>98</text:p>
          </table:table-cell>
          <table:table-cell table:formula="of:=[.CV9]*[.$C2]" office:value-type="float" office:value="99" calcext:value-type="float">
            <text:p>99</text:p>
          </table:table-cell>
          <table:table-cell table:formula="of:=[.CW9]*[.$C2]" office:value-type="float" office:value="100" calcext:value-type="float">
            <text:p>100</text:p>
          </table:table-cell>
          <table:table-cell table:formula="of:=[.CX9]*[.$C2]" office:value-type="float" office:value="101" calcext:value-type="float">
            <text:p>101</text:p>
          </table:table-cell>
          <table:table-cell table:formula="of:=[.CY9]*[.$C2]" office:value-type="float" office:value="102" calcext:value-type="float">
            <text:p>102</text:p>
          </table:table-cell>
          <table:table-cell table:formula="of:=[.CZ9]*[.$C2]" office:value-type="float" office:value="103" calcext:value-type="float">
            <text:p>103</text:p>
          </table:table-cell>
          <table:table-cell table:formula="of:=[.DA9]*[.$C2]" office:value-type="float" office:value="104" calcext:value-type="float">
            <text:p>104</text:p>
          </table:table-cell>
          <table:table-cell table:formula="of:=[.DB9]*[.$C2]" office:value-type="float" office:value="105" calcext:value-type="float">
            <text:p>105</text:p>
          </table:table-cell>
          <table:table-cell table:formula="of:=[.DC9]*[.$C2]" office:value-type="float" office:value="106" calcext:value-type="float">
            <text:p>106</text:p>
          </table:table-cell>
          <table:table-cell table:formula="of:=[.DD9]*[.$C2]" office:value-type="float" office:value="107" calcext:value-type="float">
            <text:p>107</text:p>
          </table:table-cell>
          <table:table-cell table:formula="of:=[.DE9]*[.$C2]" office:value-type="float" office:value="108" calcext:value-type="float">
            <text:p>108</text:p>
          </table:table-cell>
          <table:table-cell table:formula="of:=[.DF9]*[.$C2]" office:value-type="float" office:value="109" calcext:value-type="float">
            <text:p>109</text:p>
          </table:table-cell>
          <table:table-cell table:formula="of:=[.DG9]*[.$C2]" office:value-type="float" office:value="110" calcext:value-type="float">
            <text:p>110</text:p>
          </table:table-cell>
          <table:table-cell table:formula="of:=[.DH9]*[.$C2]" office:value-type="float" office:value="111" calcext:value-type="float">
            <text:p>111</text:p>
          </table:table-cell>
          <table:table-cell table:formula="of:=[.DI9]*[.$C2]" office:value-type="float" office:value="112" calcext:value-type="float">
            <text:p>112</text:p>
          </table:table-cell>
          <table:table-cell table:formula="of:=[.DJ9]*[.$C2]" office:value-type="float" office:value="113" calcext:value-type="float">
            <text:p>113</text:p>
          </table:table-cell>
          <table:table-cell table:formula="of:=[.DK9]*[.$C2]" office:value-type="float" office:value="114" calcext:value-type="float">
            <text:p>114</text:p>
          </table:table-cell>
          <table:table-cell table:formula="of:=[.DL9]*[.$C2]" office:value-type="float" office:value="115" calcext:value-type="float">
            <text:p>115</text:p>
          </table:table-cell>
          <table:table-cell table:formula="of:=[.DM9]*[.$C2]" office:value-type="float" office:value="116" calcext:value-type="float">
            <text:p>116</text:p>
          </table:table-cell>
          <table:table-cell table:formula="of:=[.DN9]*[.$C2]" office:value-type="float" office:value="117" calcext:value-type="float">
            <text:p>117</text:p>
          </table:table-cell>
          <table:table-cell table:formula="of:=[.DO9]*[.$C2]" office:value-type="float" office:value="118" calcext:value-type="float">
            <text:p>118</text:p>
          </table:table-cell>
          <table:table-cell table:formula="of:=[.DP9]*[.$C2]" office:value-type="float" office:value="119" calcext:value-type="float">
            <text:p>119</text:p>
          </table:table-cell>
          <table:table-cell table:formula="of:=[.DQ9]*[.$C2]" office:value-type="float" office:value="120" calcext:value-type="float">
            <text:p>120</text:p>
          </table:table-cell>
          <table:table-cell table:formula="of:=[.DR9]*[.$C2]" office:value-type="float" office:value="121" calcext:value-type="float">
            <text:p>121</text:p>
          </table:table-cell>
          <table:table-cell table:formula="of:=[.DS9]*[.$C2]" office:value-type="float" office:value="122" calcext:value-type="float">
            <text:p>122</text:p>
          </table:table-cell>
          <table:table-cell table:formula="of:=[.DT9]*[.$C2]" office:value-type="float" office:value="123" calcext:value-type="float">
            <text:p>123</text:p>
          </table:table-cell>
          <table:table-cell table:formula="of:=[.DU9]*[.$C2]" office:value-type="float" office:value="124" calcext:value-type="float">
            <text:p>124</text:p>
          </table:table-cell>
          <table:table-cell table:formula="of:=[.DV9]*[.$C2]" office:value-type="float" office:value="125" calcext:value-type="float">
            <text:p>125</text:p>
          </table:table-cell>
          <table:table-cell table:formula="of:=[.DW9]*[.$C2]" office:value-type="float" office:value="126" calcext:value-type="float">
            <text:p>126</text:p>
          </table:table-cell>
          <table:table-cell table:formula="of:=[.DX9]*[.$C2]" office:value-type="float" office:value="127" calcext:value-type="float">
            <text:p>127</text:p>
          </table:table-cell>
          <table:table-cell table:formula="of:=[.DY9]*[.$C2]" office:value-type="float" office:value="128" calcext:value-type="float">
            <text:p>128</text:p>
          </table:table-cell>
          <table:table-cell table:formula="of:=[.DZ9]*[.$C2]" office:value-type="float" office:value="129" calcext:value-type="float">
            <text:p>129</text:p>
          </table:table-cell>
          <table:table-cell table:formula="of:=[.EA9]*[.$C2]" office:value-type="float" office:value="130" calcext:value-type="float">
            <text:p>130</text:p>
          </table:table-cell>
          <table:table-cell table:formula="of:=[.EB9]*[.$C2]" office:value-type="float" office:value="131" calcext:value-type="float">
            <text:p>131</text:p>
          </table:table-cell>
          <table:table-cell table:formula="of:=[.EC9]*[.$C2]" office:value-type="float" office:value="132" calcext:value-type="float">
            <text:p>132</text:p>
          </table:table-cell>
          <table:table-cell table:formula="of:=[.ED9]*[.$C2]" office:value-type="float" office:value="133" calcext:value-type="float">
            <text:p>133</text:p>
          </table:table-cell>
          <table:table-cell table:formula="of:=[.EE9]*[.$C2]" office:value-type="float" office:value="134" calcext:value-type="float">
            <text:p>134</text:p>
          </table:table-cell>
          <table:table-cell table:formula="of:=[.EF9]*[.$C2]" office:value-type="float" office:value="135" calcext:value-type="float">
            <text:p>135</text:p>
          </table:table-cell>
          <table:table-cell table:formula="of:=[.EG9]*[.$C2]" office:value-type="float" office:value="136" calcext:value-type="float">
            <text:p>136</text:p>
          </table:table-cell>
          <table:table-cell table:formula="of:=[.EH9]*[.$C2]" office:value-type="float" office:value="137" calcext:value-type="float">
            <text:p>137</text:p>
          </table:table-cell>
          <table:table-cell table:formula="of:=[.EI9]*[.$C2]" office:value-type="float" office:value="138" calcext:value-type="float">
            <text:p>138</text:p>
          </table:table-cell>
          <table:table-cell table:formula="of:=[.EJ9]*[.$C2]" office:value-type="float" office:value="139" calcext:value-type="float">
            <text:p>139</text:p>
          </table:table-cell>
          <table:table-cell table:formula="of:=[.EK9]*[.$C2]" office:value-type="float" office:value="140" calcext:value-type="float">
            <text:p>140</text:p>
          </table:table-cell>
          <table:table-cell table:formula="of:=[.EL9]*[.$C2]" office:value-type="float" office:value="141" calcext:value-type="float">
            <text:p>141</text:p>
          </table:table-cell>
          <table:table-cell table:formula="of:=[.EM9]*[.$C2]" office:value-type="float" office:value="142" calcext:value-type="float">
            <text:p>142</text:p>
          </table:table-cell>
          <table:table-cell table:formula="of:=[.EN9]*[.$C2]" office:value-type="float" office:value="143" calcext:value-type="float">
            <text:p>143</text:p>
          </table:table-cell>
          <table:table-cell table:formula="of:=[.EO9]*[.$C2]" office:value-type="float" office:value="144" calcext:value-type="float">
            <text:p>144</text:p>
          </table:table-cell>
          <table:table-cell table:formula="of:=[.EP9]*[.$C2]" office:value-type="float" office:value="145" calcext:value-type="float">
            <text:p>145</text:p>
          </table:table-cell>
          <table:table-cell table:formula="of:=[.EQ9]*[.$C2]" office:value-type="float" office:value="146" calcext:value-type="float">
            <text:p>146</text:p>
          </table:table-cell>
          <table:table-cell table:formula="of:=[.ER9]*[.$C2]" office:value-type="float" office:value="147" calcext:value-type="float">
            <text:p>147</text:p>
          </table:table-cell>
          <table:table-cell table:formula="of:=[.ES9]*[.$C2]" office:value-type="float" office:value="148" calcext:value-type="float">
            <text:p>148</text:p>
          </table:table-cell>
          <table:table-cell table:formula="of:=[.ET9]*[.$C2]" office:value-type="float" office:value="149" calcext:value-type="float">
            <text:p>149</text:p>
          </table:table-cell>
          <table:table-cell table:formula="of:=[.EU9]*[.$C2]" office:value-type="float" office:value="150" calcext:value-type="float">
            <text:p>150</text:p>
          </table:table-cell>
          <table:table-cell table:formula="of:=[.EV9]*[.$C2]" office:value-type="float" office:value="151" calcext:value-type="float">
            <text:p>151</text:p>
          </table:table-cell>
          <table:table-cell table:formula="of:=[.EW9]*[.$C2]" office:value-type="float" office:value="152" calcext:value-type="float">
            <text:p>152</text:p>
          </table:table-cell>
          <table:table-cell table:formula="of:=[.EX9]*[.$C2]" office:value-type="float" office:value="153" calcext:value-type="float">
            <text:p>153</text:p>
          </table:table-cell>
          <table:table-cell table:formula="of:=[.EY9]*[.$C2]" office:value-type="float" office:value="154" calcext:value-type="float">
            <text:p>154</text:p>
          </table:table-cell>
          <table:table-cell table:formula="of:=[.EZ9]*[.$C2]" office:value-type="float" office:value="155" calcext:value-type="float">
            <text:p>155</text:p>
          </table:table-cell>
          <table:table-cell table:formula="of:=[.FA9]*[.$C2]" office:value-type="float" office:value="156" calcext:value-type="float">
            <text:p>156</text:p>
          </table:table-cell>
          <table:table-cell table:formula="of:=[.FB9]*[.$C2]" office:value-type="float" office:value="157" calcext:value-type="float">
            <text:p>157</text:p>
          </table:table-cell>
          <table:table-cell table:formula="of:=[.FC9]*[.$C2]" office:value-type="float" office:value="158" calcext:value-type="float">
            <text:p>158</text:p>
          </table:table-cell>
          <table:table-cell table:formula="of:=[.FD9]*[.$C2]" office:value-type="float" office:value="159" calcext:value-type="float">
            <text:p>159</text:p>
          </table:table-cell>
          <table:table-cell table:formula="of:=[.FE9]*[.$C2]" office:value-type="float" office:value="160" calcext:value-type="float">
            <text:p>160</text:p>
          </table:table-cell>
          <table:table-cell table:formula="of:=[.FF9]*[.$C2]" office:value-type="float" office:value="161" calcext:value-type="float">
            <text:p>161</text:p>
          </table:table-cell>
          <table:table-cell table:formula="of:=[.FG9]*[.$C2]" office:value-type="float" office:value="162" calcext:value-type="float">
            <text:p>162</text:p>
          </table:table-cell>
          <table:table-cell table:formula="of:=[.FH9]*[.$C2]" office:value-type="float" office:value="163" calcext:value-type="float">
            <text:p>163</text:p>
          </table:table-cell>
          <table:table-cell table:formula="of:=[.FI9]*[.$C2]" office:value-type="float" office:value="164" calcext:value-type="float">
            <text:p>164</text:p>
          </table:table-cell>
          <table:table-cell table:formula="of:=[.FJ9]*[.$C2]" office:value-type="float" office:value="165" calcext:value-type="float">
            <text:p>165</text:p>
          </table:table-cell>
          <table:table-cell table:formula="of:=[.FK9]*[.$C2]" office:value-type="float" office:value="166" calcext:value-type="float">
            <text:p>166</text:p>
          </table:table-cell>
          <table:table-cell table:formula="of:=[.FL9]*[.$C2]" office:value-type="float" office:value="167" calcext:value-type="float">
            <text:p>167</text:p>
          </table:table-cell>
          <table:table-cell table:formula="of:=[.FM9]*[.$C2]" office:value-type="float" office:value="168" calcext:value-type="float">
            <text:p>168</text:p>
          </table:table-cell>
          <table:table-cell table:formula="of:=[.FN9]*[.$C2]" office:value-type="float" office:value="169" calcext:value-type="float">
            <text:p>169</text:p>
          </table:table-cell>
          <table:table-cell table:formula="of:=[.FO9]*[.$C2]" office:value-type="float" office:value="170" calcext:value-type="float">
            <text:p>170</text:p>
          </table:table-cell>
          <table:table-cell table:formula="of:=[.FP9]*[.$C2]" office:value-type="float" office:value="171" calcext:value-type="float">
            <text:p>171</text:p>
          </table:table-cell>
          <table:table-cell table:formula="of:=[.FQ9]*[.$C2]" office:value-type="float" office:value="172" calcext:value-type="float">
            <text:p>172</text:p>
          </table:table-cell>
          <table:table-cell table:formula="of:=[.FR9]*[.$C2]" office:value-type="float" office:value="173" calcext:value-type="float">
            <text:p>173</text:p>
          </table:table-cell>
          <table:table-cell table:formula="of:=[.FS9]*[.$C2]" office:value-type="float" office:value="174" calcext:value-type="float">
            <text:p>174</text:p>
          </table:table-cell>
          <table:table-cell table:formula="of:=[.FT9]*[.$C2]" office:value-type="float" office:value="175" calcext:value-type="float">
            <text:p>175</text:p>
          </table:table-cell>
          <table:table-cell table:formula="of:=[.FU9]*[.$C2]" office:value-type="float" office:value="176" calcext:value-type="float">
            <text:p>176</text:p>
          </table:table-cell>
          <table:table-cell table:formula="of:=[.FV9]*[.$C2]" office:value-type="float" office:value="177" calcext:value-type="float">
            <text:p>177</text:p>
          </table:table-cell>
          <table:table-cell table:formula="of:=[.FW9]*[.$C2]" office:value-type="float" office:value="178" calcext:value-type="float">
            <text:p>178</text:p>
          </table:table-cell>
          <table:table-cell table:formula="of:=[.FX9]*[.$C2]" office:value-type="float" office:value="179" calcext:value-type="float">
            <text:p>179</text:p>
          </table:table-cell>
          <table:table-cell table:formula="of:=[.FY9]*[.$C2]" office:value-type="float" office:value="180" calcext:value-type="float">
            <text:p>180</text:p>
          </table:table-cell>
          <table:table-cell table:formula="of:=[.FZ9]*[.$C2]" office:value-type="float" office:value="181" calcext:value-type="float">
            <text:p>181</text:p>
          </table:table-cell>
          <table:table-cell table:formula="of:=[.GA9]*[.$C2]" office:value-type="float" office:value="182" calcext:value-type="float">
            <text:p>182</text:p>
          </table:table-cell>
          <table:table-cell table:formula="of:=[.GB9]*[.$C2]" office:value-type="float" office:value="183" calcext:value-type="float">
            <text:p>183</text:p>
          </table:table-cell>
          <table:table-cell table:formula="of:=[.GC9]*[.$C2]" office:value-type="float" office:value="184" calcext:value-type="float">
            <text:p>184</text:p>
          </table:table-cell>
          <table:table-cell table:formula="of:=[.GD9]*[.$C2]" office:value-type="float" office:value="185" calcext:value-type="float">
            <text:p>185</text:p>
          </table:table-cell>
          <table:table-cell table:formula="of:=[.GE9]*[.$C2]" office:value-type="float" office:value="186" calcext:value-type="float">
            <text:p>186</text:p>
          </table:table-cell>
          <table:table-cell table:formula="of:=[.GF9]*[.$C2]" office:value-type="float" office:value="187" calcext:value-type="float">
            <text:p>187</text:p>
          </table:table-cell>
          <table:table-cell table:formula="of:=[.GG9]*[.$C2]" office:value-type="float" office:value="188" calcext:value-type="float">
            <text:p>188</text:p>
          </table:table-cell>
          <table:table-cell table:formula="of:=[.GH9]*[.$C2]" office:value-type="float" office:value="189" calcext:value-type="float">
            <text:p>189</text:p>
          </table:table-cell>
          <table:table-cell table:formula="of:=[.GI9]*[.$C2]" office:value-type="float" office:value="190" calcext:value-type="float">
            <text:p>190</text:p>
          </table:table-cell>
          <table:table-cell table:formula="of:=[.GJ9]*[.$C2]" office:value-type="float" office:value="191" calcext:value-type="float">
            <text:p>191</text:p>
          </table:table-cell>
          <table:table-cell table:formula="of:=[.GK9]*[.$C2]" office:value-type="float" office:value="192" calcext:value-type="float">
            <text:p>192</text:p>
          </table:table-cell>
          <table:table-cell table:formula="of:=[.GL9]*[.$C2]" office:value-type="float" office:value="193" calcext:value-type="float">
            <text:p>193</text:p>
          </table:table-cell>
          <table:table-cell table:formula="of:=[.GM9]*[.$C2]" office:value-type="float" office:value="194" calcext:value-type="float">
            <text:p>194</text:p>
          </table:table-cell>
          <table:table-cell table:formula="of:=[.GN9]*[.$C2]" office:value-type="float" office:value="195" calcext:value-type="float">
            <text:p>195</text:p>
          </table:table-cell>
          <table:table-cell table:formula="of:=[.GO9]*[.$C2]" office:value-type="float" office:value="196" calcext:value-type="float">
            <text:p>196</text:p>
          </table:table-cell>
          <table:table-cell table:formula="of:=[.GP9]*[.$C2]" office:value-type="float" office:value="197" calcext:value-type="float">
            <text:p>197</text:p>
          </table:table-cell>
          <table:table-cell table:formula="of:=[.GQ9]*[.$C2]" office:value-type="float" office:value="198" calcext:value-type="float">
            <text:p>198</text:p>
          </table:table-cell>
          <table:table-cell table:formula="of:=[.GR9]*[.$C2]" office:value-type="float" office:value="199" calcext:value-type="float">
            <text:p>199</text:p>
          </table:table-cell>
          <table:table-cell table:formula="of:=[.GS9]*[.$C2]" office:value-type="float" office:value="200" calcext:value-type="float">
            <text:p>200</text:p>
          </table:table-cell>
          <table:table-cell table:formula="of:=[.GT9]*[.$C2]" office:value-type="float" office:value="201" calcext:value-type="float">
            <text:p>201</text:p>
          </table:table-cell>
          <table:table-cell table:formula="of:=[.GU9]*[.$C2]" office:value-type="float" office:value="202" calcext:value-type="float">
            <text:p>202</text:p>
          </table:table-cell>
          <table:table-cell table:formula="of:=[.GV9]*[.$C2]" office:value-type="float" office:value="203" calcext:value-type="float">
            <text:p>203</text:p>
          </table:table-cell>
          <table:table-cell table:formula="of:=[.GW9]*[.$C2]" office:value-type="float" office:value="204" calcext:value-type="float">
            <text:p>204</text:p>
          </table:table-cell>
          <table:table-cell table:formula="of:=[.GX9]*[.$C2]" office:value-type="float" office:value="205" calcext:value-type="float">
            <text:p>205</text:p>
          </table:table-cell>
          <table:table-cell table:formula="of:=[.GY9]*[.$C2]" office:value-type="float" office:value="206" calcext:value-type="float">
            <text:p>206</text:p>
          </table:table-cell>
          <table:table-cell table:formula="of:=[.GZ9]*[.$C2]" office:value-type="float" office:value="207" calcext:value-type="float">
            <text:p>207</text:p>
          </table:table-cell>
          <table:table-cell table:formula="of:=[.HA9]*[.$C2]" office:value-type="float" office:value="208" calcext:value-type="float">
            <text:p>208</text:p>
          </table:table-cell>
          <table:table-cell table:formula="of:=[.HB9]*[.$C2]" office:value-type="float" office:value="209" calcext:value-type="float">
            <text:p>209</text:p>
          </table:table-cell>
          <table:table-cell table:formula="of:=[.HC9]*[.$C2]" office:value-type="float" office:value="210" calcext:value-type="float">
            <text:p>210</text:p>
          </table:table-cell>
          <table:table-cell table:formula="of:=[.HD9]*[.$C2]" office:value-type="float" office:value="211" calcext:value-type="float">
            <text:p>211</text:p>
          </table:table-cell>
          <table:table-cell table:formula="of:=[.HE9]*[.$C2]" office:value-type="float" office:value="212" calcext:value-type="float">
            <text:p>212</text:p>
          </table:table-cell>
          <table:table-cell table:formula="of:=[.HF9]*[.$C2]" office:value-type="float" office:value="213" calcext:value-type="float">
            <text:p>213</text:p>
          </table:table-cell>
          <table:table-cell table:formula="of:=[.HG9]*[.$C2]" office:value-type="float" office:value="214" calcext:value-type="float">
            <text:p>214</text:p>
          </table:table-cell>
          <table:table-cell table:formula="of:=[.HH9]*[.$C2]" office:value-type="float" office:value="215" calcext:value-type="float">
            <text:p>215</text:p>
          </table:table-cell>
          <table:table-cell table:formula="of:=[.HI9]*[.$C2]" office:value-type="float" office:value="216" calcext:value-type="float">
            <text:p>216</text:p>
          </table:table-cell>
          <table:table-cell table:formula="of:=[.HJ9]*[.$C2]" office:value-type="float" office:value="217" calcext:value-type="float">
            <text:p>217</text:p>
          </table:table-cell>
          <table:table-cell table:formula="of:=[.HK9]*[.$C2]" office:value-type="float" office:value="218" calcext:value-type="float">
            <text:p>218</text:p>
          </table:table-cell>
          <table:table-cell table:formula="of:=[.HL9]*[.$C2]" office:value-type="float" office:value="219" calcext:value-type="float">
            <text:p>219</text:p>
          </table:table-cell>
          <table:table-cell table:formula="of:=[.HM9]*[.$C2]" office:value-type="float" office:value="220" calcext:value-type="float">
            <text:p>220</text:p>
          </table:table-cell>
          <table:table-cell table:formula="of:=[.HN9]*[.$C2]" office:value-type="float" office:value="221" calcext:value-type="float">
            <text:p>221</text:p>
          </table:table-cell>
          <table:table-cell table:formula="of:=[.HO9]*[.$C2]" office:value-type="float" office:value="222" calcext:value-type="float">
            <text:p>222</text:p>
          </table:table-cell>
          <table:table-cell table:formula="of:=[.HP9]*[.$C2]" office:value-type="float" office:value="223" calcext:value-type="float">
            <text:p>223</text:p>
          </table:table-cell>
          <table:table-cell table:formula="of:=[.HQ9]*[.$C2]" office:value-type="float" office:value="224" calcext:value-type="float">
            <text:p>224</text:p>
          </table:table-cell>
          <table:table-cell table:formula="of:=[.HR9]*[.$C2]" office:value-type="float" office:value="225" calcext:value-type="float">
            <text:p>225</text:p>
          </table:table-cell>
          <table:table-cell table:formula="of:=[.HS9]*[.$C2]" office:value-type="float" office:value="226" calcext:value-type="float">
            <text:p>226</text:p>
          </table:table-cell>
          <table:table-cell table:formula="of:=[.HT9]*[.$C2]" office:value-type="float" office:value="227" calcext:value-type="float">
            <text:p>227</text:p>
          </table:table-cell>
          <table:table-cell table:formula="of:=[.HU9]*[.$C2]" office:value-type="float" office:value="228" calcext:value-type="float">
            <text:p>228</text:p>
          </table:table-cell>
          <table:table-cell table:formula="of:=[.HV9]*[.$C2]" office:value-type="float" office:value="229" calcext:value-type="float">
            <text:p>229</text:p>
          </table:table-cell>
          <table:table-cell table:formula="of:=[.HW9]*[.$C2]" office:value-type="float" office:value="230" calcext:value-type="float">
            <text:p>230</text:p>
          </table:table-cell>
          <table:table-cell table:formula="of:=[.HX9]*[.$C2]" office:value-type="float" office:value="231" calcext:value-type="float">
            <text:p>231</text:p>
          </table:table-cell>
          <table:table-cell table:formula="of:=[.HY9]*[.$C2]" office:value-type="float" office:value="232" calcext:value-type="float">
            <text:p>232</text:p>
          </table:table-cell>
          <table:table-cell table:formula="of:=[.HZ9]*[.$C2]" office:value-type="float" office:value="233" calcext:value-type="float">
            <text:p>233</text:p>
          </table:table-cell>
          <table:table-cell table:formula="of:=[.IA9]*[.$C2]" office:value-type="float" office:value="234" calcext:value-type="float">
            <text:p>234</text:p>
          </table:table-cell>
          <table:table-cell table:formula="of:=[.IB9]*[.$C2]" office:value-type="float" office:value="235" calcext:value-type="float">
            <text:p>235</text:p>
          </table:table-cell>
          <table:table-cell table:formula="of:=[.IC9]*[.$C2]" office:value-type="float" office:value="236" calcext:value-type="float">
            <text:p>236</text:p>
          </table:table-cell>
          <table:table-cell table:formula="of:=[.ID9]*[.$C2]" office:value-type="float" office:value="237" calcext:value-type="float">
            <text:p>237</text:p>
          </table:table-cell>
          <table:table-cell table:formula="of:=[.IE9]*[.$C2]" office:value-type="float" office:value="238" calcext:value-type="float">
            <text:p>238</text:p>
          </table:table-cell>
          <table:table-cell table:formula="of:=[.IF9]*[.$C2]" office:value-type="float" office:value="239" calcext:value-type="float">
            <text:p>239</text:p>
          </table:table-cell>
          <table:table-cell table:formula="of:=[.IG9]*[.$C2]" office:value-type="float" office:value="240" calcext:value-type="float">
            <text:p>240</text:p>
          </table:table-cell>
          <table:table-cell table:formula="of:=[.IH9]*[.$C2]" office:value-type="float" office:value="241" calcext:value-type="float">
            <text:p>241</text:p>
          </table:table-cell>
          <table:table-cell table:formula="of:=[.II9]*[.$C2]" office:value-type="float" office:value="242" calcext:value-type="float">
            <text:p>242</text:p>
          </table:table-cell>
          <table:table-cell table:formula="of:=[.IJ9]*[.$C2]" office:value-type="float" office:value="243" calcext:value-type="float">
            <text:p>243</text:p>
          </table:table-cell>
          <table:table-cell table:formula="of:=[.IK9]*[.$C2]" office:value-type="float" office:value="244" calcext:value-type="float">
            <text:p>244</text:p>
          </table:table-cell>
          <table:table-cell table:formula="of:=[.IL9]*[.$C2]" office:value-type="float" office:value="245" calcext:value-type="float">
            <text:p>245</text:p>
          </table:table-cell>
          <table:table-cell table:formula="of:=[.IM9]*[.$C2]" office:value-type="float" office:value="246" calcext:value-type="float">
            <text:p>246</text:p>
          </table:table-cell>
          <table:table-cell table:formula="of:=[.IN9]*[.$C2]" office:value-type="float" office:value="247" calcext:value-type="float">
            <text:p>247</text:p>
          </table:table-cell>
          <table:table-cell table:formula="of:=[.IO9]*[.$C2]" office:value-type="float" office:value="248" calcext:value-type="float">
            <text:p>248</text:p>
          </table:table-cell>
          <table:table-cell table:formula="of:=[.IP9]*[.$C2]" office:value-type="float" office:value="249" calcext:value-type="float">
            <text:p>249</text:p>
          </table:table-cell>
          <table:table-cell table:formula="of:=[.IQ9]*[.$C2]" office:value-type="float" office:value="250" calcext:value-type="float">
            <text:p>250</text:p>
          </table:table-cell>
          <table:table-cell table:formula="of:=[.IR9]*[.$C2]" office:value-type="float" office:value="251" calcext:value-type="float">
            <text:p>251</text:p>
          </table:table-cell>
          <table:table-cell table:formula="of:=[.IS9]*[.$C2]" office:value-type="float" office:value="252" calcext:value-type="float">
            <text:p>252</text:p>
          </table:table-cell>
          <table:table-cell table:formula="of:=[.IT9]*[.$C2]" office:value-type="float" office:value="253" calcext:value-type="float">
            <text:p>253</text:p>
          </table:table-cell>
          <table:table-cell table:formula="of:=[.IU9]*[.$C2]" office:value-type="float" office:value="254" calcext:value-type="float">
            <text:p>254</text:p>
          </table:table-cell>
          <table:table-cell table:formula="of:=[.IV9]*[.$C2]" office:value-type="float" office:value="255" calcext:value-type="float">
            <text:p>255</text:p>
          </table:table-cell>
          <table:table-cell table:formula="of:=[.IW9]*[.$C2]" office:value-type="float" office:value="256" calcext:value-type="float">
            <text:p>256</text:p>
          </table:table-cell>
          <table:table-cell table:formula="of:=[.IX9]*[.$C2]" office:value-type="float" office:value="257" calcext:value-type="float">
            <text:p>257</text:p>
          </table:table-cell>
          <table:table-cell table:formula="of:=[.IY9]*[.$C2]" office:value-type="float" office:value="258" calcext:value-type="float">
            <text:p>258</text:p>
          </table:table-cell>
          <table:table-cell table:formula="of:=[.IZ9]*[.$C2]" office:value-type="float" office:value="259" calcext:value-type="float">
            <text:p>259</text:p>
          </table:table-cell>
          <table:table-cell table:formula="of:=[.JA9]*[.$C2]" office:value-type="float" office:value="260" calcext:value-type="float">
            <text:p>260</text:p>
          </table:table-cell>
          <table:table-cell table:formula="of:=[.JB9]*[.$C2]" office:value-type="float" office:value="261" calcext:value-type="float">
            <text:p>261</text:p>
          </table:table-cell>
          <table:table-cell table:formula="of:=[.JC9]*[.$C2]" office:value-type="float" office:value="262" calcext:value-type="float">
            <text:p>262</text:p>
          </table:table-cell>
          <table:table-cell table:formula="of:=[.JD9]*[.$C2]" office:value-type="float" office:value="263" calcext:value-type="float">
            <text:p>263</text:p>
          </table:table-cell>
          <table:table-cell table:formula="of:=[.JE9]*[.$C2]" office:value-type="float" office:value="264" calcext:value-type="float">
            <text:p>264</text:p>
          </table:table-cell>
          <table:table-cell table:formula="of:=[.JF9]*[.$C2]" office:value-type="float" office:value="265" calcext:value-type="float">
            <text:p>265</text:p>
          </table:table-cell>
          <table:table-cell table:formula="of:=[.JG9]*[.$C2]" office:value-type="float" office:value="266" calcext:value-type="float">
            <text:p>266</text:p>
          </table:table-cell>
          <table:table-cell table:formula="of:=[.JH9]*[.$C2]" office:value-type="float" office:value="267" calcext:value-type="float">
            <text:p>267</text:p>
          </table:table-cell>
          <table:table-cell table:formula="of:=[.JI9]*[.$C2]" office:value-type="float" office:value="268" calcext:value-type="float">
            <text:p>268</text:p>
          </table:table-cell>
          <table:table-cell table:formula="of:=[.JJ9]*[.$C2]" office:value-type="float" office:value="269" calcext:value-type="float">
            <text:p>269</text:p>
          </table:table-cell>
          <table:table-cell table:formula="of:=[.JK9]*[.$C2]" office:value-type="float" office:value="270" calcext:value-type="float">
            <text:p>270</text:p>
          </table:table-cell>
          <table:table-cell table:formula="of:=[.JL9]*[.$C2]" office:value-type="float" office:value="271" calcext:value-type="float">
            <text:p>271</text:p>
          </table:table-cell>
          <table:table-cell table:formula="of:=[.JM9]*[.$C2]" office:value-type="float" office:value="272" calcext:value-type="float">
            <text:p>272</text:p>
          </table:table-cell>
          <table:table-cell table:formula="of:=[.JN9]*[.$C2]" office:value-type="float" office:value="273" calcext:value-type="float">
            <text:p>273</text:p>
          </table:table-cell>
          <table:table-cell table:formula="of:=[.JO9]*[.$C2]" office:value-type="float" office:value="274" calcext:value-type="float">
            <text:p>274</text:p>
          </table:table-cell>
          <table:table-cell table:formula="of:=[.JP9]*[.$C2]" office:value-type="float" office:value="275" calcext:value-type="float">
            <text:p>275</text:p>
          </table:table-cell>
          <table:table-cell table:formula="of:=[.JQ9]*[.$C2]" office:value-type="float" office:value="276" calcext:value-type="float">
            <text:p>276</text:p>
          </table:table-cell>
          <table:table-cell table:formula="of:=[.JR9]*[.$C2]" office:value-type="float" office:value="277" calcext:value-type="float">
            <text:p>277</text:p>
          </table:table-cell>
          <table:table-cell table:formula="of:=[.JS9]*[.$C2]" office:value-type="float" office:value="278" calcext:value-type="float">
            <text:p>278</text:p>
          </table:table-cell>
          <table:table-cell table:formula="of:=[.JT9]*[.$C2]" office:value-type="float" office:value="279" calcext:value-type="float">
            <text:p>279</text:p>
          </table:table-cell>
          <table:table-cell table:formula="of:=[.JU9]*[.$C2]" office:value-type="float" office:value="280" calcext:value-type="float">
            <text:p>280</text:p>
          </table:table-cell>
          <table:table-cell table:formula="of:=[.JV9]*[.$C2]" office:value-type="float" office:value="281" calcext:value-type="float">
            <text:p>281</text:p>
          </table:table-cell>
          <table:table-cell table:formula="of:=[.JW9]*[.$C2]" office:value-type="float" office:value="282" calcext:value-type="float">
            <text:p>282</text:p>
          </table:table-cell>
          <table:table-cell table:formula="of:=[.JX9]*[.$C2]" office:value-type="float" office:value="283" calcext:value-type="float">
            <text:p>283</text:p>
          </table:table-cell>
          <table:table-cell table:formula="of:=[.JY9]*[.$C2]" office:value-type="float" office:value="284" calcext:value-type="float">
            <text:p>284</text:p>
          </table:table-cell>
          <table:table-cell table:formula="of:=[.JZ9]*[.$C2]" office:value-type="float" office:value="285" calcext:value-type="float">
            <text:p>285</text:p>
          </table:table-cell>
          <table:table-cell table:formula="of:=[.KA9]*[.$C2]" office:value-type="float" office:value="286" calcext:value-type="float">
            <text:p>286</text:p>
          </table:table-cell>
          <table:table-cell table:formula="of:=[.KB9]*[.$C2]" office:value-type="float" office:value="287" calcext:value-type="float">
            <text:p>287</text:p>
          </table:table-cell>
          <table:table-cell table:formula="of:=[.KC9]*[.$C2]" office:value-type="float" office:value="288" calcext:value-type="float">
            <text:p>288</text:p>
          </table:table-cell>
          <table:table-cell table:formula="of:=[.KD9]*[.$C2]" office:value-type="float" office:value="289" calcext:value-type="float">
            <text:p>289</text:p>
          </table:table-cell>
          <table:table-cell table:formula="of:=[.KE9]*[.$C2]" office:value-type="float" office:value="290" calcext:value-type="float">
            <text:p>290</text:p>
          </table:table-cell>
          <table:table-cell table:formula="of:=[.KF9]*[.$C2]" office:value-type="float" office:value="291" calcext:value-type="float">
            <text:p>291</text:p>
          </table:table-cell>
          <table:table-cell table:formula="of:=[.KG9]*[.$C2]" office:value-type="float" office:value="292" calcext:value-type="float">
            <text:p>292</text:p>
          </table:table-cell>
          <table:table-cell table:formula="of:=[.KH9]*[.$C2]" office:value-type="float" office:value="293" calcext:value-type="float">
            <text:p>293</text:p>
          </table:table-cell>
          <table:table-cell table:formula="of:=[.KI9]*[.$C2]" office:value-type="float" office:value="294" calcext:value-type="float">
            <text:p>294</text:p>
          </table:table-cell>
          <table:table-cell table:formula="of:=[.KJ9]*[.$C2]" office:value-type="float" office:value="295" calcext:value-type="float">
            <text:p>295</text:p>
          </table:table-cell>
          <table:table-cell table:formula="of:=[.KK9]*[.$C2]" office:value-type="float" office:value="296" calcext:value-type="float">
            <text:p>296</text:p>
          </table:table-cell>
          <table:table-cell table:formula="of:=[.KL9]*[.$C2]" office:value-type="float" office:value="297" calcext:value-type="float">
            <text:p>297</text:p>
          </table:table-cell>
          <table:table-cell table:formula="of:=[.KM9]*[.$C2]" office:value-type="float" office:value="298" calcext:value-type="float">
            <text:p>298</text:p>
          </table:table-cell>
          <table:table-cell table:formula="of:=[.KN9]*[.$C2]" office:value-type="float" office:value="299" calcext:value-type="float">
            <text:p>299</text:p>
          </table:table-cell>
          <table:table-cell table:formula="of:=[.KO9]*[.$C2]" office:value-type="float" office:value="300" calcext:value-type="float">
            <text:p>300</text:p>
          </table:table-cell>
          <table:table-cell table:formula="of:=[.KP9]*[.$C2]" office:value-type="float" office:value="301" calcext:value-type="float">
            <text:p>301</text:p>
          </table:table-cell>
          <table:table-cell table:formula="of:=[.KQ9]*[.$C2]" office:value-type="float" office:value="302" calcext:value-type="float">
            <text:p>302</text:p>
          </table:table-cell>
          <table:table-cell table:formula="of:=[.KR9]*[.$C2]" office:value-type="float" office:value="303" calcext:value-type="float">
            <text:p>303</text:p>
          </table:table-cell>
          <table:table-cell table:formula="of:=[.KS9]*[.$C2]" office:value-type="float" office:value="304" calcext:value-type="float">
            <text:p>304</text:p>
          </table:table-cell>
          <table:table-cell table:formula="of:=[.KT9]*[.$C2]" office:value-type="float" office:value="305" calcext:value-type="float">
            <text:p>305</text:p>
          </table:table-cell>
          <table:table-cell table:formula="of:=[.KU9]*[.$C2]" office:value-type="float" office:value="306" calcext:value-type="float">
            <text:p>306</text:p>
          </table:table-cell>
          <table:table-cell table:formula="of:=[.KV9]*[.$C2]" office:value-type="float" office:value="307" calcext:value-type="float">
            <text:p>307</text:p>
          </table:table-cell>
          <table:table-cell table:formula="of:=[.KW9]*[.$C2]" office:value-type="float" office:value="308" calcext:value-type="float">
            <text:p>308</text:p>
          </table:table-cell>
          <table:table-cell table:formula="of:=[.KX9]*[.$C2]" office:value-type="float" office:value="309" calcext:value-type="float">
            <text:p>309</text:p>
          </table:table-cell>
          <table:table-cell table:formula="of:=[.KY9]*[.$C2]" office:value-type="float" office:value="310" calcext:value-type="float">
            <text:p>310</text:p>
          </table:table-cell>
          <table:table-cell table:formula="of:=[.KZ9]*[.$C2]" office:value-type="float" office:value="311" calcext:value-type="float">
            <text:p>311</text:p>
          </table:table-cell>
          <table:table-cell table:formula="of:=[.LA9]*[.$C2]" office:value-type="float" office:value="312" calcext:value-type="float">
            <text:p>312</text:p>
          </table:table-cell>
          <table:table-cell table:formula="of:=[.LB9]*[.$C2]" office:value-type="float" office:value="313" calcext:value-type="float">
            <text:p>313</text:p>
          </table:table-cell>
          <table:table-cell table:formula="of:=[.LC9]*[.$C2]" office:value-type="float" office:value="314" calcext:value-type="float">
            <text:p>314</text:p>
          </table:table-cell>
          <table:table-cell table:formula="of:=[.LD9]*[.$C2]" office:value-type="float" office:value="315" calcext:value-type="float">
            <text:p>315</text:p>
          </table:table-cell>
          <table:table-cell table:formula="of:=[.LE9]*[.$C2]" office:value-type="float" office:value="316" calcext:value-type="float">
            <text:p>316</text:p>
          </table:table-cell>
          <table:table-cell table:formula="of:=[.LF9]*[.$C2]" office:value-type="float" office:value="317" calcext:value-type="float">
            <text:p>317</text:p>
          </table:table-cell>
          <table:table-cell table:formula="of:=[.LG9]*[.$C2]" office:value-type="float" office:value="318" calcext:value-type="float">
            <text:p>318</text:p>
          </table:table-cell>
          <table:table-cell table:formula="of:=[.LH9]*[.$C2]" office:value-type="float" office:value="319" calcext:value-type="float">
            <text:p>319</text:p>
          </table:table-cell>
          <table:table-cell table:formula="of:=[.LI9]*[.$C2]" office:value-type="float" office:value="320" calcext:value-type="float">
            <text:p>320</text:p>
          </table:table-cell>
          <table:table-cell table:formula="of:=[.LJ9]*[.$C2]" office:value-type="float" office:value="321" calcext:value-type="float">
            <text:p>321</text:p>
          </table:table-cell>
          <table:table-cell table:formula="of:=[.LK9]*[.$C2]" office:value-type="float" office:value="322" calcext:value-type="float">
            <text:p>322</text:p>
          </table:table-cell>
          <table:table-cell table:formula="of:=[.LL9]*[.$C2]" office:value-type="float" office:value="323" calcext:value-type="float">
            <text:p>323</text:p>
          </table:table-cell>
          <table:table-cell table:formula="of:=[.LM9]*[.$C2]" office:value-type="float" office:value="324" calcext:value-type="float">
            <text:p>324</text:p>
          </table:table-cell>
          <table:table-cell table:formula="of:=[.LN9]*[.$C2]" office:value-type="float" office:value="325" calcext:value-type="float">
            <text:p>325</text:p>
          </table:table-cell>
          <table:table-cell table:formula="of:=[.LO9]*[.$C2]" office:value-type="float" office:value="326" calcext:value-type="float">
            <text:p>326</text:p>
          </table:table-cell>
          <table:table-cell table:formula="of:=[.LP9]*[.$C2]" office:value-type="float" office:value="327" calcext:value-type="float">
            <text:p>327</text:p>
          </table:table-cell>
          <table:table-cell table:formula="of:=[.LQ9]*[.$C2]" office:value-type="float" office:value="328" calcext:value-type="float">
            <text:p>328</text:p>
          </table:table-cell>
          <table:table-cell table:formula="of:=[.LR9]*[.$C2]" office:value-type="float" office:value="329" calcext:value-type="float">
            <text:p>329</text:p>
          </table:table-cell>
          <table:table-cell table:formula="of:=[.LS9]*[.$C2]" office:value-type="float" office:value="330" calcext:value-type="float">
            <text:p>330</text:p>
          </table:table-cell>
          <table:table-cell table:formula="of:=[.LT9]*[.$C2]" office:value-type="float" office:value="331" calcext:value-type="float">
            <text:p>331</text:p>
          </table:table-cell>
          <table:table-cell table:formula="of:=[.LU9]*[.$C2]" office:value-type="float" office:value="332" calcext:value-type="float">
            <text:p>332</text:p>
          </table:table-cell>
          <table:table-cell table:formula="of:=[.LV9]*[.$C2]" office:value-type="float" office:value="333" calcext:value-type="float">
            <text:p>333</text:p>
          </table:table-cell>
          <table:table-cell table:formula="of:=[.LW9]*[.$C2]" office:value-type="float" office:value="334" calcext:value-type="float">
            <text:p>334</text:p>
          </table:table-cell>
          <table:table-cell table:formula="of:=[.LX9]*[.$C2]" office:value-type="float" office:value="335" calcext:value-type="float">
            <text:p>335</text:p>
          </table:table-cell>
          <table:table-cell table:formula="of:=[.LY9]*[.$C2]" office:value-type="float" office:value="336" calcext:value-type="float">
            <text:p>336</text:p>
          </table:table-cell>
          <table:table-cell table:formula="of:=[.LZ9]*[.$C2]" office:value-type="float" office:value="337" calcext:value-type="float">
            <text:p>337</text:p>
          </table:table-cell>
          <table:table-cell table:formula="of:=[.MA9]*[.$C2]" office:value-type="float" office:value="338" calcext:value-type="float">
            <text:p>338</text:p>
          </table:table-cell>
          <table:table-cell table:formula="of:=[.MB9]*[.$C2]" office:value-type="float" office:value="339" calcext:value-type="float">
            <text:p>339</text:p>
          </table:table-cell>
          <table:table-cell table:formula="of:=[.MC9]*[.$C2]" office:value-type="float" office:value="340" calcext:value-type="float">
            <text:p>340</text:p>
          </table:table-cell>
          <table:table-cell table:formula="of:=[.MD9]*[.$C2]" office:value-type="float" office:value="341" calcext:value-type="float">
            <text:p>341</text:p>
          </table:table-cell>
          <table:table-cell table:formula="of:=[.ME9]*[.$C2]" office:value-type="float" office:value="342" calcext:value-type="float">
            <text:p>342</text:p>
          </table:table-cell>
          <table:table-cell table:formula="of:=[.MF9]*[.$C2]" office:value-type="float" office:value="343" calcext:value-type="float">
            <text:p>343</text:p>
          </table:table-cell>
          <table:table-cell table:formula="of:=[.MG9]*[.$C2]" office:value-type="float" office:value="344" calcext:value-type="float">
            <text:p>344</text:p>
          </table:table-cell>
          <table:table-cell table:formula="of:=[.MH9]*[.$C2]" office:value-type="float" office:value="345" calcext:value-type="float">
            <text:p>345</text:p>
          </table:table-cell>
          <table:table-cell table:formula="of:=[.MI9]*[.$C2]" office:value-type="float" office:value="346" calcext:value-type="float">
            <text:p>346</text:p>
          </table:table-cell>
          <table:table-cell table:formula="of:=[.MJ9]*[.$C2]" office:value-type="float" office:value="347" calcext:value-type="float">
            <text:p>347</text:p>
          </table:table-cell>
          <table:table-cell table:formula="of:=[.MK9]*[.$C2]" office:value-type="float" office:value="348" calcext:value-type="float">
            <text:p>348</text:p>
          </table:table-cell>
          <table:table-cell table:formula="of:=[.ML9]*[.$C2]" office:value-type="float" office:value="349" calcext:value-type="float">
            <text:p>349</text:p>
          </table:table-cell>
          <table:table-cell table:formula="of:=[.MM9]*[.$C2]" office:value-type="float" office:value="350" calcext:value-type="float">
            <text:p>350</text:p>
          </table:table-cell>
          <table:table-cell table:formula="of:=[.MN9]*[.$C2]" office:value-type="float" office:value="351" calcext:value-type="float">
            <text:p>351</text:p>
          </table:table-cell>
          <table:table-cell table:formula="of:=[.MO9]*[.$C2]" office:value-type="float" office:value="352" calcext:value-type="float">
            <text:p>352</text:p>
          </table:table-cell>
          <table:table-cell table:formula="of:=[.MP9]*[.$C2]" office:value-type="float" office:value="353" calcext:value-type="float">
            <text:p>353</text:p>
          </table:table-cell>
          <table:table-cell table:formula="of:=[.MQ9]*[.$C2]" office:value-type="float" office:value="354" calcext:value-type="float">
            <text:p>354</text:p>
          </table:table-cell>
          <table:table-cell table:formula="of:=[.MR9]*[.$C2]" office:value-type="float" office:value="355" calcext:value-type="float">
            <text:p>355</text:p>
          </table:table-cell>
          <table:table-cell table:formula="of:=[.MS9]*[.$C2]" office:value-type="float" office:value="356" calcext:value-type="float">
            <text:p>356</text:p>
          </table:table-cell>
          <table:table-cell table:formula="of:=[.MT9]*[.$C2]" office:value-type="float" office:value="357" calcext:value-type="float">
            <text:p>357</text:p>
          </table:table-cell>
          <table:table-cell table:formula="of:=[.MU9]*[.$C2]" office:value-type="float" office:value="358" calcext:value-type="float">
            <text:p>358</text:p>
          </table:table-cell>
          <table:table-cell table:formula="of:=[.MV9]*[.$C2]" office:value-type="float" office:value="359" calcext:value-type="float">
            <text:p>359</text:p>
          </table:table-cell>
          <table:table-cell table:formula="of:=[.MW9]*[.$C2]" office:value-type="float" office:value="360" calcext:value-type="float">
            <text:p>360</text:p>
          </table:table-cell>
          <table:table-cell table:number-columns-repeated="141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5]/500" office:value-type="float" office:value="65.534" calcext:value-type="float">
            <text:p>65.534</text:p>
          </table:table-cell>
          <table:table-cell table:formula="of:=[.C5]/500" office:value-type="float" office:value="131.068" calcext:value-type="float">
            <text:p>131.068</text:p>
          </table:table-cell>
          <table:table-cell table:formula="of:=[.D5]/500" office:value-type="float" office:value="196.602" calcext:value-type="float">
            <text:p>196.602</text:p>
          </table:table-cell>
          <table:table-cell table:formula="of:=[.E5]/500" office:value-type="float" office:value="262.136" calcext:value-type="float">
            <text:p>262.136</text:p>
          </table:table-cell>
          <table:table-cell table:formula="of:=[.F5]/500" office:value-type="float" office:value="327.67" calcext:value-type="float">
            <text:p>327.67</text:p>
          </table:table-cell>
          <table:table-cell table:formula="of:=[.G5]/500" office:value-type="float" office:value="393.204" calcext:value-type="float">
            <text:p>393.204</text:p>
          </table:table-cell>
          <table:table-cell table:formula="of:=[.H5]/500" office:value-type="float" office:value="458.738" calcext:value-type="float">
            <text:p>458.738</text:p>
          </table:table-cell>
          <table:table-cell table:formula="of:=[.I5]/500" office:value-type="float" office:value="524.272" calcext:value-type="float">
            <text:p>524.272</text:p>
          </table:table-cell>
          <table:table-cell table:formula="of:=[.J5]/500" office:value-type="float" office:value="589.806" calcext:value-type="float">
            <text:p>589.806</text:p>
          </table:table-cell>
          <table:table-cell table:formula="of:=[.K5]/500" office:value-type="float" office:value="655.34" calcext:value-type="float">
            <text:p>655.34</text:p>
          </table:table-cell>
          <table:table-cell table:formula="of:=[.L5]/500" office:value-type="float" office:value="720.874" calcext:value-type="float">
            <text:p>720.874</text:p>
          </table:table-cell>
          <table:table-cell table:formula="of:=[.M5]/500" office:value-type="float" office:value="786.408" calcext:value-type="float">
            <text:p>786.408</text:p>
          </table:table-cell>
          <table:table-cell table:formula="of:=[.N5]/500" office:value-type="float" office:value="851.942" calcext:value-type="float">
            <text:p>851.942</text:p>
          </table:table-cell>
          <table:table-cell table:formula="of:=[.O5]/500" office:value-type="float" office:value="917.476" calcext:value-type="float">
            <text:p>917.476</text:p>
          </table:table-cell>
          <table:table-cell table:formula="of:=[.P5]/500" office:value-type="float" office:value="983.01" calcext:value-type="float">
            <text:p>983.01</text:p>
          </table:table-cell>
          <table:table-cell table:formula="of:=[.Q5]/500" office:value-type="float" office:value="1048.544" calcext:value-type="float">
            <text:p>1048.544</text:p>
          </table:table-cell>
          <table:table-cell table:formula="of:=[.R5]/500" office:value-type="float" office:value="1114.078" calcext:value-type="float">
            <text:p>1114.078</text:p>
          </table:table-cell>
          <table:table-cell table:formula="of:=[.S5]/500" office:value-type="float" office:value="1179.612" calcext:value-type="float">
            <text:p>1179.612</text:p>
          </table:table-cell>
          <table:table-cell table:formula="of:=[.T5]/500" office:value-type="float" office:value="1245.146" calcext:value-type="float">
            <text:p>1245.146</text:p>
          </table:table-cell>
          <table:table-cell table:formula="of:=[.U5]/500" office:value-type="float" office:value="1310.68" calcext:value-type="float">
            <text:p>1310.68</text:p>
          </table:table-cell>
          <table:table-cell table:formula="of:=[.V5]/500" office:value-type="float" office:value="1376.214" calcext:value-type="float">
            <text:p>1376.214</text:p>
          </table:table-cell>
          <table:table-cell table:formula="of:=[.W5]/500" office:value-type="float" office:value="1441.748" calcext:value-type="float">
            <text:p>1441.748</text:p>
          </table:table-cell>
          <table:table-cell table:formula="of:=[.X5]/500" office:value-type="float" office:value="1507.282" calcext:value-type="float">
            <text:p>1507.282</text:p>
          </table:table-cell>
          <table:table-cell table:formula="of:=[.Y5]/500" office:value-type="float" office:value="1572.816" calcext:value-type="float">
            <text:p>1572.816</text:p>
          </table:table-cell>
          <table:table-cell table:formula="of:=[.Z5]/500" office:value-type="float" office:value="1638.35" calcext:value-type="float">
            <text:p>1638.35</text:p>
          </table:table-cell>
          <table:table-cell table:formula="of:=[.AA5]/500" office:value-type="float" office:value="1703.884" calcext:value-type="float">
            <text:p>1703.884</text:p>
          </table:table-cell>
          <table:table-cell table:formula="of:=[.AB5]/500" office:value-type="float" office:value="1769.418" calcext:value-type="float">
            <text:p>1769.418</text:p>
          </table:table-cell>
          <table:table-cell table:formula="of:=[.AC5]/500" office:value-type="float" office:value="1834.952" calcext:value-type="float">
            <text:p>1834.952</text:p>
          </table:table-cell>
          <table:table-cell table:formula="of:=[.AD5]/500" office:value-type="float" office:value="1900.486" calcext:value-type="float">
            <text:p>1900.486</text:p>
          </table:table-cell>
          <table:table-cell table:formula="of:=[.AE5]/500" office:value-type="float" office:value="1966.02" calcext:value-type="float">
            <text:p>1966.02</text:p>
          </table:table-cell>
          <table:table-cell table:formula="of:=[.AF5]/500" office:value-type="float" office:value="2031.554" calcext:value-type="float">
            <text:p>2031.554</text:p>
          </table:table-cell>
          <table:table-cell table:formula="of:=[.AG5]/500" office:value-type="float" office:value="2097.088" calcext:value-type="float">
            <text:p>2097.088</text:p>
          </table:table-cell>
          <table:table-cell table:formula="of:=[.AH5]/500" office:value-type="float" office:value="2162.622" calcext:value-type="float">
            <text:p>2162.622</text:p>
          </table:table-cell>
          <table:table-cell table:formula="of:=[.AI5]/500" office:value-type="float" office:value="2228.156" calcext:value-type="float">
            <text:p>2228.156</text:p>
          </table:table-cell>
          <table:table-cell table:formula="of:=[.AJ5]/500" office:value-type="float" office:value="2293.69" calcext:value-type="float">
            <text:p>2293.69</text:p>
          </table:table-cell>
          <table:table-cell table:formula="of:=[.AK5]/500" office:value-type="float" office:value="2359.224" calcext:value-type="float">
            <text:p>2359.224</text:p>
          </table:table-cell>
          <table:table-cell table:formula="of:=[.AL5]/500" office:value-type="float" office:value="2424.758" calcext:value-type="float">
            <text:p>2424.758</text:p>
          </table:table-cell>
          <table:table-cell table:formula="of:=[.AM5]/500" office:value-type="float" office:value="2490.292" calcext:value-type="float">
            <text:p>2490.292</text:p>
          </table:table-cell>
          <table:table-cell table:formula="of:=[.AN5]/500" office:value-type="float" office:value="2555.826" calcext:value-type="float">
            <text:p>2555.826</text:p>
          </table:table-cell>
          <table:table-cell table:formula="of:=[.AO5]/500" office:value-type="float" office:value="2621.36" calcext:value-type="float">
            <text:p>2621.36</text:p>
          </table:table-cell>
          <table:table-cell table:formula="of:=[.AP5]/500" office:value-type="float" office:value="2686.894" calcext:value-type="float">
            <text:p>2686.894</text:p>
          </table:table-cell>
          <table:table-cell table:formula="of:=[.AQ5]/500" office:value-type="float" office:value="2752.428" calcext:value-type="float">
            <text:p>2752.428</text:p>
          </table:table-cell>
          <table:table-cell table:formula="of:=[.AR5]/500" office:value-type="float" office:value="2817.962" calcext:value-type="float">
            <text:p>2817.962</text:p>
          </table:table-cell>
          <table:table-cell table:formula="of:=[.AS5]/500" office:value-type="float" office:value="2883.496" calcext:value-type="float">
            <text:p>2883.496</text:p>
          </table:table-cell>
          <table:table-cell table:formula="of:=[.AT5]/500" office:value-type="float" office:value="2949.03" calcext:value-type="float">
            <text:p>2949.03</text:p>
          </table:table-cell>
          <table:table-cell table:formula="of:=[.AU5]/500" office:value-type="float" office:value="3014.564" calcext:value-type="float">
            <text:p>3014.564</text:p>
          </table:table-cell>
          <table:table-cell table:formula="of:=[.AV5]/500" office:value-type="float" office:value="3080.098" calcext:value-type="float">
            <text:p>3080.098</text:p>
          </table:table-cell>
          <table:table-cell table:formula="of:=[.AW5]/500" office:value-type="float" office:value="3145.632" calcext:value-type="float">
            <text:p>3145.632</text:p>
          </table:table-cell>
          <table:table-cell table:formula="of:=[.AX5]/500" office:value-type="float" office:value="3211.166" calcext:value-type="float">
            <text:p>3211.166</text:p>
          </table:table-cell>
          <table:table-cell table:formula="of:=[.AY5]/500" office:value-type="float" office:value="3276.7" calcext:value-type="float">
            <text:p>3276.7</text:p>
          </table:table-cell>
          <table:table-cell table:formula="of:=[.AZ5]/500" office:value-type="float" office:value="3342.234" calcext:value-type="float">
            <text:p>3342.234</text:p>
          </table:table-cell>
          <table:table-cell table:formula="of:=[.BA5]/500" office:value-type="float" office:value="3407.768" calcext:value-type="float">
            <text:p>3407.768</text:p>
          </table:table-cell>
          <table:table-cell table:formula="of:=[.BB5]/500" office:value-type="float" office:value="3473.302" calcext:value-type="float">
            <text:p>3473.302</text:p>
          </table:table-cell>
          <table:table-cell table:formula="of:=[.BC5]/500" office:value-type="float" office:value="3538.836" calcext:value-type="float">
            <text:p>3538.836</text:p>
          </table:table-cell>
          <table:table-cell table:formula="of:=[.BD5]/500" office:value-type="float" office:value="3604.37" calcext:value-type="float">
            <text:p>3604.37</text:p>
          </table:table-cell>
          <table:table-cell table:formula="of:=[.BE5]/500" office:value-type="float" office:value="3669.904" calcext:value-type="float">
            <text:p>3669.904</text:p>
          </table:table-cell>
          <table:table-cell table:formula="of:=[.BF5]/500" office:value-type="float" office:value="3735.438" calcext:value-type="float">
            <text:p>3735.438</text:p>
          </table:table-cell>
          <table:table-cell table:formula="of:=[.BG5]/500" office:value-type="float" office:value="3800.972" calcext:value-type="float">
            <text:p>3800.972</text:p>
          </table:table-cell>
          <table:table-cell table:formula="of:=[.BH5]/500" office:value-type="float" office:value="3866.506" calcext:value-type="float">
            <text:p>3866.506</text:p>
          </table:table-cell>
          <table:table-cell table:formula="of:=[.BI5]/500" office:value-type="float" office:value="3932.04" calcext:value-type="float">
            <text:p>3932.04</text:p>
          </table:table-cell>
          <table:table-cell table:formula="of:=[.BJ5]/500" office:value-type="float" office:value="3997.574" calcext:value-type="float">
            <text:p>3997.574</text:p>
          </table:table-cell>
          <table:table-cell table:formula="of:=[.BK5]/500" office:value-type="float" office:value="4063.108" calcext:value-type="float">
            <text:p>4063.108</text:p>
          </table:table-cell>
          <table:table-cell table:formula="of:=[.BL5]/500" office:value-type="float" office:value="4128.642" calcext:value-type="float">
            <text:p>4128.642</text:p>
          </table:table-cell>
          <table:table-cell table:formula="of:=[.BM5]/500" office:value-type="float" office:value="4194.176" calcext:value-type="float">
            <text:p>4194.176</text:p>
          </table:table-cell>
          <table:table-cell table:formula="of:=[.BN5]/500" office:value-type="float" office:value="4259.71" calcext:value-type="float">
            <text:p>4259.71</text:p>
          </table:table-cell>
          <table:table-cell table:formula="of:=[.BO5]/500" office:value-type="float" office:value="4325.244" calcext:value-type="float">
            <text:p>4325.244</text:p>
          </table:table-cell>
          <table:table-cell table:formula="of:=[.BP5]/500" office:value-type="float" office:value="4390.778" calcext:value-type="float">
            <text:p>4390.778</text:p>
          </table:table-cell>
          <table:table-cell table:formula="of:=[.BQ5]/500" office:value-type="float" office:value="4456.312" calcext:value-type="float">
            <text:p>4456.312</text:p>
          </table:table-cell>
          <table:table-cell table:formula="of:=[.BR5]/500" office:value-type="float" office:value="4521.846" calcext:value-type="float">
            <text:p>4521.846</text:p>
          </table:table-cell>
          <table:table-cell table:formula="of:=[.BS5]/500" office:value-type="float" office:value="4587.38" calcext:value-type="float">
            <text:p>4587.38</text:p>
          </table:table-cell>
          <table:table-cell table:formula="of:=[.BT5]/500" office:value-type="float" office:value="4652.914" calcext:value-type="float">
            <text:p>4652.914</text:p>
          </table:table-cell>
          <table:table-cell table:formula="of:=[.BU5]/500" office:value-type="float" office:value="4718.448" calcext:value-type="float">
            <text:p>4718.448</text:p>
          </table:table-cell>
          <table:table-cell table:formula="of:=[.BV5]/500" office:value-type="float" office:value="4783.982" calcext:value-type="float">
            <text:p>4783.982</text:p>
          </table:table-cell>
          <table:table-cell table:formula="of:=[.BW5]/500" office:value-type="float" office:value="4849.516" calcext:value-type="float">
            <text:p>4849.516</text:p>
          </table:table-cell>
          <table:table-cell table:formula="of:=[.BX5]/500" office:value-type="float" office:value="4915.05" calcext:value-type="float">
            <text:p>4915.05</text:p>
          </table:table-cell>
          <table:table-cell table:formula="of:=[.BY5]/500" office:value-type="float" office:value="4980.584" calcext:value-type="float">
            <text:p>4980.584</text:p>
          </table:table-cell>
          <table:table-cell table:formula="of:=[.BZ5]/500" office:value-type="float" office:value="5046.118" calcext:value-type="float">
            <text:p>5046.118</text:p>
          </table:table-cell>
          <table:table-cell table:formula="of:=[.CA5]/500" office:value-type="float" office:value="5111.652" calcext:value-type="float">
            <text:p>5111.652</text:p>
          </table:table-cell>
          <table:table-cell table:formula="of:=[.CB5]/500" office:value-type="float" office:value="5177.186" calcext:value-type="float">
            <text:p>5177.186</text:p>
          </table:table-cell>
          <table:table-cell table:formula="of:=[.CC5]/500" office:value-type="float" office:value="5242.72" calcext:value-type="float">
            <text:p>5242.72</text:p>
          </table:table-cell>
          <table:table-cell table:formula="of:=[.CD5]/500" office:value-type="float" office:value="5308.254" calcext:value-type="float">
            <text:p>5308.254</text:p>
          </table:table-cell>
          <table:table-cell table:formula="of:=[.CE5]/500" office:value-type="float" office:value="5373.788" calcext:value-type="float">
            <text:p>5373.788</text:p>
          </table:table-cell>
          <table:table-cell table:formula="of:=[.CF5]/500" office:value-type="float" office:value="5439.322" calcext:value-type="float">
            <text:p>5439.322</text:p>
          </table:table-cell>
          <table:table-cell table:formula="of:=[.CG5]/500" office:value-type="float" office:value="5504.856" calcext:value-type="float">
            <text:p>5504.856</text:p>
          </table:table-cell>
          <table:table-cell table:formula="of:=[.CH5]/500" office:value-type="float" office:value="5570.39" calcext:value-type="float">
            <text:p>5570.39</text:p>
          </table:table-cell>
          <table:table-cell table:formula="of:=[.CI5]/500" office:value-type="float" office:value="5635.924" calcext:value-type="float">
            <text:p>5635.924</text:p>
          </table:table-cell>
          <table:table-cell table:formula="of:=[.CJ5]/500" office:value-type="float" office:value="5701.458" calcext:value-type="float">
            <text:p>5701.458</text:p>
          </table:table-cell>
          <table:table-cell table:formula="of:=[.CK5]/500" office:value-type="float" office:value="5766.992" calcext:value-type="float">
            <text:p>5766.992</text:p>
          </table:table-cell>
          <table:table-cell table:formula="of:=[.CL5]/500" office:value-type="float" office:value="5832.526" calcext:value-type="float">
            <text:p>5832.526</text:p>
          </table:table-cell>
          <table:table-cell table:formula="of:=[.CM5]/500" office:value-type="float" office:value="5898.06" calcext:value-type="float">
            <text:p>5898.06</text:p>
          </table:table-cell>
          <table:table-cell table:formula="of:=[.CN5]/500" office:value-type="float" office:value="5963.594" calcext:value-type="float">
            <text:p>5963.594</text:p>
          </table:table-cell>
          <table:table-cell table:formula="of:=[.CO5]/500" office:value-type="float" office:value="6029.128" calcext:value-type="float">
            <text:p>6029.128</text:p>
          </table:table-cell>
          <table:table-cell table:formula="of:=[.CP5]/500" office:value-type="float" office:value="6094.662" calcext:value-type="float">
            <text:p>6094.662</text:p>
          </table:table-cell>
          <table:table-cell table:formula="of:=[.CQ5]/500" office:value-type="float" office:value="6160.196" calcext:value-type="float">
            <text:p>6160.196</text:p>
          </table:table-cell>
          <table:table-cell table:formula="of:=[.CR5]/500" office:value-type="float" office:value="6225.73" calcext:value-type="float">
            <text:p>6225.73</text:p>
          </table:table-cell>
          <table:table-cell table:formula="of:=[.CS5]/500" office:value-type="float" office:value="6291.264" calcext:value-type="float">
            <text:p>6291.264</text:p>
          </table:table-cell>
          <table:table-cell table:formula="of:=[.CT5]/500" office:value-type="float" office:value="6356.798" calcext:value-type="float">
            <text:p>6356.798</text:p>
          </table:table-cell>
          <table:table-cell table:formula="of:=[.CU5]/500" office:value-type="float" office:value="6422.332" calcext:value-type="float">
            <text:p>6422.332</text:p>
          </table:table-cell>
          <table:table-cell table:formula="of:=[.CV5]/500" office:value-type="float" office:value="6487.866" calcext:value-type="float">
            <text:p>6487.866</text:p>
          </table:table-cell>
          <table:table-cell table:formula="of:=[.CW5]/500" office:value-type="float" office:value="6553.4" calcext:value-type="float">
            <text:p>6553.4</text:p>
          </table:table-cell>
          <table:table-cell table:formula="of:=[.CX5]/500" office:value-type="float" office:value="6618.934" calcext:value-type="float">
            <text:p>6618.934</text:p>
          </table:table-cell>
          <table:table-cell table:formula="of:=[.CY5]/500" office:value-type="float" office:value="6684.468" calcext:value-type="float">
            <text:p>6684.468</text:p>
          </table:table-cell>
          <table:table-cell table:formula="of:=[.CZ5]/500" office:value-type="float" office:value="6750.002" calcext:value-type="float">
            <text:p>6750.002</text:p>
          </table:table-cell>
          <table:table-cell table:formula="of:=[.DA5]/500" office:value-type="float" office:value="6815.536" calcext:value-type="float">
            <text:p>6815.536</text:p>
          </table:table-cell>
          <table:table-cell table:formula="of:=[.DB5]/500" office:value-type="float" office:value="6881.07" calcext:value-type="float">
            <text:p>6881.07</text:p>
          </table:table-cell>
          <table:table-cell table:formula="of:=[.DC5]/500" office:value-type="float" office:value="6946.604" calcext:value-type="float">
            <text:p>6946.604</text:p>
          </table:table-cell>
          <table:table-cell table:formula="of:=[.DD5]/500" office:value-type="float" office:value="7012.138" calcext:value-type="float">
            <text:p>7012.138</text:p>
          </table:table-cell>
          <table:table-cell table:formula="of:=[.DE5]/500" office:value-type="float" office:value="7077.672" calcext:value-type="float">
            <text:p>7077.672</text:p>
          </table:table-cell>
          <table:table-cell table:formula="of:=[.DF5]/500" office:value-type="float" office:value="7143.206" calcext:value-type="float">
            <text:p>7143.206</text:p>
          </table:table-cell>
          <table:table-cell table:formula="of:=[.DG5]/500" office:value-type="float" office:value="7208.74" calcext:value-type="float">
            <text:p>7208.74</text:p>
          </table:table-cell>
          <table:table-cell table:formula="of:=[.DH5]/500" office:value-type="float" office:value="7274.274" calcext:value-type="float">
            <text:p>7274.274</text:p>
          </table:table-cell>
          <table:table-cell table:formula="of:=[.DI5]/500" office:value-type="float" office:value="7339.808" calcext:value-type="float">
            <text:p>7339.808</text:p>
          </table:table-cell>
          <table:table-cell table:formula="of:=[.DJ5]/500" office:value-type="float" office:value="7405.342" calcext:value-type="float">
            <text:p>7405.342</text:p>
          </table:table-cell>
          <table:table-cell table:formula="of:=[.DK5]/500" office:value-type="float" office:value="7470.876" calcext:value-type="float">
            <text:p>7470.876</text:p>
          </table:table-cell>
          <table:table-cell table:formula="of:=[.DL5]/500" office:value-type="float" office:value="7536.41" calcext:value-type="float">
            <text:p>7536.41</text:p>
          </table:table-cell>
          <table:table-cell table:formula="of:=[.DM5]/500" office:value-type="float" office:value="7601.944" calcext:value-type="float">
            <text:p>7601.944</text:p>
          </table:table-cell>
          <table:table-cell table:formula="of:=[.DN5]/500" office:value-type="float" office:value="7667.478" calcext:value-type="float">
            <text:p>7667.478</text:p>
          </table:table-cell>
          <table:table-cell table:formula="of:=[.DO5]/500" office:value-type="float" office:value="7733.012" calcext:value-type="float">
            <text:p>7733.012</text:p>
          </table:table-cell>
          <table:table-cell table:formula="of:=[.DP5]/500" office:value-type="float" office:value="7798.546" calcext:value-type="float">
            <text:p>7798.546</text:p>
          </table:table-cell>
          <table:table-cell table:formula="of:=[.DQ5]/500" office:value-type="float" office:value="7864.08" calcext:value-type="float">
            <text:p>7864.08</text:p>
          </table:table-cell>
          <table:table-cell table:formula="of:=[.DR5]/500" office:value-type="float" office:value="7929.614" calcext:value-type="float">
            <text:p>7929.614</text:p>
          </table:table-cell>
          <table:table-cell table:formula="of:=[.DS5]/500" office:value-type="float" office:value="7995.148" calcext:value-type="float">
            <text:p>7995.148</text:p>
          </table:table-cell>
          <table:table-cell table:formula="of:=[.DT5]/500" office:value-type="float" office:value="8060.682" calcext:value-type="float">
            <text:p>8060.682</text:p>
          </table:table-cell>
          <table:table-cell table:formula="of:=[.DU5]/500" office:value-type="float" office:value="8126.216" calcext:value-type="float">
            <text:p>8126.216</text:p>
          </table:table-cell>
          <table:table-cell table:formula="of:=[.DV5]/500" office:value-type="float" office:value="8191.75" calcext:value-type="float">
            <text:p>8191.75</text:p>
          </table:table-cell>
          <table:table-cell table:formula="of:=[.DW5]/500" office:value-type="float" office:value="8257.284" calcext:value-type="float">
            <text:p>8257.284</text:p>
          </table:table-cell>
          <table:table-cell table:formula="of:=[.DX5]/500" office:value-type="float" office:value="8322.818" calcext:value-type="float">
            <text:p>8322.818</text:p>
          </table:table-cell>
          <table:table-cell table:formula="of:=[.DY5]/500" office:value-type="float" office:value="8388.352" calcext:value-type="float">
            <text:p>8388.352</text:p>
          </table:table-cell>
          <table:table-cell table:formula="of:=[.DZ5]/500" office:value-type="float" office:value="8453.886" calcext:value-type="float">
            <text:p>8453.886</text:p>
          </table:table-cell>
          <table:table-cell table:formula="of:=[.EA5]/500" office:value-type="float" office:value="8519.42" calcext:value-type="float">
            <text:p>8519.42</text:p>
          </table:table-cell>
          <table:table-cell table:formula="of:=[.EB5]/500" office:value-type="float" office:value="8584.954" calcext:value-type="float">
            <text:p>8584.954</text:p>
          </table:table-cell>
          <table:table-cell table:formula="of:=[.EC5]/500" office:value-type="float" office:value="8650.488" calcext:value-type="float">
            <text:p>8650.488</text:p>
          </table:table-cell>
          <table:table-cell table:formula="of:=[.ED5]/500" office:value-type="float" office:value="8716.022" calcext:value-type="float">
            <text:p>8716.022</text:p>
          </table:table-cell>
          <table:table-cell table:formula="of:=[.EE5]/500" office:value-type="float" office:value="8781.556" calcext:value-type="float">
            <text:p>8781.556</text:p>
          </table:table-cell>
          <table:table-cell table:formula="of:=[.EF5]/500" office:value-type="float" office:value="8847.09" calcext:value-type="float">
            <text:p>8847.09</text:p>
          </table:table-cell>
          <table:table-cell table:formula="of:=[.EG5]/500" office:value-type="float" office:value="8912.624" calcext:value-type="float">
            <text:p>8912.624</text:p>
          </table:table-cell>
          <table:table-cell table:formula="of:=[.EH5]/500" office:value-type="float" office:value="8978.158" calcext:value-type="float">
            <text:p>8978.158</text:p>
          </table:table-cell>
          <table:table-cell table:formula="of:=[.EI5]/500" office:value-type="float" office:value="9043.692" calcext:value-type="float">
            <text:p>9043.692</text:p>
          </table:table-cell>
          <table:table-cell table:formula="of:=[.EJ5]/500" office:value-type="float" office:value="9109.226" calcext:value-type="float">
            <text:p>9109.226</text:p>
          </table:table-cell>
          <table:table-cell table:formula="of:=[.EK5]/500" office:value-type="float" office:value="9174.76" calcext:value-type="float">
            <text:p>9174.76</text:p>
          </table:table-cell>
          <table:table-cell table:formula="of:=[.EL5]/500" office:value-type="float" office:value="9240.294" calcext:value-type="float">
            <text:p>9240.294</text:p>
          </table:table-cell>
          <table:table-cell table:formula="of:=[.EM5]/500" office:value-type="float" office:value="9305.828" calcext:value-type="float">
            <text:p>9305.828</text:p>
          </table:table-cell>
          <table:table-cell table:formula="of:=[.EN5]/500" office:value-type="float" office:value="9371.362" calcext:value-type="float">
            <text:p>9371.362</text:p>
          </table:table-cell>
          <table:table-cell table:formula="of:=[.EO5]/500" office:value-type="float" office:value="9436.896" calcext:value-type="float">
            <text:p>9436.896</text:p>
          </table:table-cell>
          <table:table-cell table:formula="of:=[.EP5]/500" office:value-type="float" office:value="9502.43" calcext:value-type="float">
            <text:p>9502.43</text:p>
          </table:table-cell>
          <table:table-cell table:formula="of:=[.EQ5]/500" office:value-type="float" office:value="9567.964" calcext:value-type="float">
            <text:p>9567.964</text:p>
          </table:table-cell>
          <table:table-cell table:formula="of:=[.ER5]/500" office:value-type="float" office:value="9633.498" calcext:value-type="float">
            <text:p>9633.498</text:p>
          </table:table-cell>
          <table:table-cell table:formula="of:=[.ES5]/500" office:value-type="float" office:value="9699.032" calcext:value-type="float">
            <text:p>9699.032</text:p>
          </table:table-cell>
          <table:table-cell table:formula="of:=[.ET5]/500" office:value-type="float" office:value="9764.566" calcext:value-type="float">
            <text:p>9764.566</text:p>
          </table:table-cell>
          <table:table-cell table:formula="of:=[.EU5]/500" office:value-type="float" office:value="9830.1" calcext:value-type="float">
            <text:p>9830.1</text:p>
          </table:table-cell>
          <table:table-cell table:formula="of:=[.EV5]/500" office:value-type="float" office:value="9895.634" calcext:value-type="float">
            <text:p>9895.634</text:p>
          </table:table-cell>
          <table:table-cell table:formula="of:=[.EW5]/500" office:value-type="float" office:value="9961.168" calcext:value-type="float">
            <text:p>9961.168</text:p>
          </table:table-cell>
          <table:table-cell table:formula="of:=[.EX5]/500" office:value-type="float" office:value="10026.702" calcext:value-type="float">
            <text:p>10026.702</text:p>
          </table:table-cell>
          <table:table-cell table:formula="of:=[.EY5]/500" office:value-type="float" office:value="10092.236" calcext:value-type="float">
            <text:p>10092.236</text:p>
          </table:table-cell>
          <table:table-cell table:formula="of:=[.EZ5]/500" office:value-type="float" office:value="10157.77" calcext:value-type="float">
            <text:p>10157.77</text:p>
          </table:table-cell>
          <table:table-cell table:formula="of:=[.FA5]/500" office:value-type="float" office:value="10223.304" calcext:value-type="float">
            <text:p>10223.304</text:p>
          </table:table-cell>
          <table:table-cell table:formula="of:=[.FB5]/500" office:value-type="float" office:value="10288.838" calcext:value-type="float">
            <text:p>10288.838</text:p>
          </table:table-cell>
          <table:table-cell table:formula="of:=[.FC5]/500" office:value-type="float" office:value="10354.372" calcext:value-type="float">
            <text:p>10354.372</text:p>
          </table:table-cell>
          <table:table-cell table:formula="of:=[.FD5]/500" office:value-type="float" office:value="10419.906" calcext:value-type="float">
            <text:p>10419.906</text:p>
          </table:table-cell>
          <table:table-cell table:formula="of:=[.FE5]/500" office:value-type="float" office:value="10485.44" calcext:value-type="float">
            <text:p>10485.44</text:p>
          </table:table-cell>
          <table:table-cell table:formula="of:=[.FF5]/500" office:value-type="float" office:value="10550.974" calcext:value-type="float">
            <text:p>10550.974</text:p>
          </table:table-cell>
          <table:table-cell table:formula="of:=[.FG5]/500" office:value-type="float" office:value="10616.508" calcext:value-type="float">
            <text:p>10616.508</text:p>
          </table:table-cell>
          <table:table-cell table:formula="of:=[.FH5]/500" office:value-type="float" office:value="10682.042" calcext:value-type="float">
            <text:p>10682.042</text:p>
          </table:table-cell>
          <table:table-cell table:formula="of:=[.FI5]/500" office:value-type="float" office:value="10747.576" calcext:value-type="float">
            <text:p>10747.576</text:p>
          </table:table-cell>
          <table:table-cell table:formula="of:=[.FJ5]/500" office:value-type="float" office:value="10813.11" calcext:value-type="float">
            <text:p>10813.11</text:p>
          </table:table-cell>
          <table:table-cell table:formula="of:=[.FK5]/500" office:value-type="float" office:value="10878.644" calcext:value-type="float">
            <text:p>10878.644</text:p>
          </table:table-cell>
          <table:table-cell table:formula="of:=[.FL5]/500" office:value-type="float" office:value="10944.178" calcext:value-type="float">
            <text:p>10944.178</text:p>
          </table:table-cell>
          <table:table-cell table:formula="of:=[.FM5]/500" office:value-type="float" office:value="11009.712" calcext:value-type="float">
            <text:p>11009.712</text:p>
          </table:table-cell>
          <table:table-cell table:formula="of:=[.FN5]/500" office:value-type="float" office:value="11075.246" calcext:value-type="float">
            <text:p>11075.246</text:p>
          </table:table-cell>
          <table:table-cell table:formula="of:=[.FO5]/500" office:value-type="float" office:value="11140.78" calcext:value-type="float">
            <text:p>11140.78</text:p>
          </table:table-cell>
          <table:table-cell table:formula="of:=[.FP5]/500" office:value-type="float" office:value="11206.314" calcext:value-type="float">
            <text:p>11206.314</text:p>
          </table:table-cell>
          <table:table-cell table:formula="of:=[.FQ5]/500" office:value-type="float" office:value="11271.848" calcext:value-type="float">
            <text:p>11271.848</text:p>
          </table:table-cell>
          <table:table-cell table:formula="of:=[.FR5]/500" office:value-type="float" office:value="11337.382" calcext:value-type="float">
            <text:p>11337.382</text:p>
          </table:table-cell>
          <table:table-cell table:formula="of:=[.FS5]/500" office:value-type="float" office:value="11402.916" calcext:value-type="float">
            <text:p>11402.916</text:p>
          </table:table-cell>
          <table:table-cell table:formula="of:=[.FT5]/500" office:value-type="float" office:value="11468.45" calcext:value-type="float">
            <text:p>11468.45</text:p>
          </table:table-cell>
          <table:table-cell table:formula="of:=[.FU5]/500" office:value-type="float" office:value="11533.984" calcext:value-type="float">
            <text:p>11533.984</text:p>
          </table:table-cell>
          <table:table-cell table:formula="of:=[.FV5]/500" office:value-type="float" office:value="11599.518" calcext:value-type="float">
            <text:p>11599.518</text:p>
          </table:table-cell>
          <table:table-cell table:formula="of:=[.FW5]/500" office:value-type="float" office:value="11665.052" calcext:value-type="float">
            <text:p>11665.052</text:p>
          </table:table-cell>
          <table:table-cell table:formula="of:=[.FX5]/500" office:value-type="float" office:value="11730.586" calcext:value-type="float">
            <text:p>11730.586</text:p>
          </table:table-cell>
          <table:table-cell table:formula="of:=[.FY5]/500" office:value-type="float" office:value="11796.12" calcext:value-type="float">
            <text:p>11796.12</text:p>
          </table:table-cell>
          <table:table-cell table:formula="of:=[.FZ5]/500" office:value-type="float" office:value="11861.654" calcext:value-type="float">
            <text:p>11861.654</text:p>
          </table:table-cell>
          <table:table-cell table:formula="of:=[.GA5]/500" office:value-type="float" office:value="11927.188" calcext:value-type="float">
            <text:p>11927.188</text:p>
          </table:table-cell>
          <table:table-cell table:formula="of:=[.GB5]/500" office:value-type="float" office:value="11992.722" calcext:value-type="float">
            <text:p>11992.722</text:p>
          </table:table-cell>
          <table:table-cell table:formula="of:=[.GC5]/500" office:value-type="float" office:value="12058.256" calcext:value-type="float">
            <text:p>12058.256</text:p>
          </table:table-cell>
          <table:table-cell table:formula="of:=[.GD5]/500" office:value-type="float" office:value="12123.79" calcext:value-type="float">
            <text:p>12123.79</text:p>
          </table:table-cell>
          <table:table-cell table:formula="of:=[.GE5]/500" office:value-type="float" office:value="12189.324" calcext:value-type="float">
            <text:p>12189.324</text:p>
          </table:table-cell>
          <table:table-cell table:formula="of:=[.GF5]/500" office:value-type="float" office:value="12254.858" calcext:value-type="float">
            <text:p>12254.858</text:p>
          </table:table-cell>
          <table:table-cell table:formula="of:=[.GG5]/500" office:value-type="float" office:value="12320.392" calcext:value-type="float">
            <text:p>12320.392</text:p>
          </table:table-cell>
          <table:table-cell table:formula="of:=[.GH5]/500" office:value-type="float" office:value="12385.926" calcext:value-type="float">
            <text:p>12385.926</text:p>
          </table:table-cell>
          <table:table-cell table:formula="of:=[.GI5]/500" office:value-type="float" office:value="12451.46" calcext:value-type="float">
            <text:p>12451.46</text:p>
          </table:table-cell>
          <table:table-cell table:formula="of:=[.GJ5]/500" office:value-type="float" office:value="12516.994" calcext:value-type="float">
            <text:p>12516.994</text:p>
          </table:table-cell>
          <table:table-cell table:formula="of:=[.GK5]/500" office:value-type="float" office:value="12582.528" calcext:value-type="float">
            <text:p>12582.528</text:p>
          </table:table-cell>
          <table:table-cell table:formula="of:=[.GL5]/500" office:value-type="float" office:value="12648.062" calcext:value-type="float">
            <text:p>12648.062</text:p>
          </table:table-cell>
          <table:table-cell table:formula="of:=[.GM5]/500" office:value-type="float" office:value="12713.596" calcext:value-type="float">
            <text:p>12713.596</text:p>
          </table:table-cell>
          <table:table-cell table:formula="of:=[.GN5]/500" office:value-type="float" office:value="12779.13" calcext:value-type="float">
            <text:p>12779.13</text:p>
          </table:table-cell>
          <table:table-cell table:formula="of:=[.GO5]/500" office:value-type="float" office:value="12844.664" calcext:value-type="float">
            <text:p>12844.664</text:p>
          </table:table-cell>
          <table:table-cell table:formula="of:=[.GP5]/500" office:value-type="float" office:value="12910.198" calcext:value-type="float">
            <text:p>12910.198</text:p>
          </table:table-cell>
          <table:table-cell table:formula="of:=[.GQ5]/500" office:value-type="float" office:value="12975.732" calcext:value-type="float">
            <text:p>12975.732</text:p>
          </table:table-cell>
          <table:table-cell table:formula="of:=[.GR5]/500" office:value-type="float" office:value="13041.266" calcext:value-type="float">
            <text:p>13041.266</text:p>
          </table:table-cell>
          <table:table-cell table:formula="of:=[.GS5]/500" office:value-type="float" office:value="13106.8" calcext:value-type="float">
            <text:p>13106.8</text:p>
          </table:table-cell>
          <table:table-cell table:formula="of:=[.GT5]/500" office:value-type="float" office:value="13172.334" calcext:value-type="float">
            <text:p>13172.334</text:p>
          </table:table-cell>
          <table:table-cell table:formula="of:=[.GU5]/500" office:value-type="float" office:value="13237.868" calcext:value-type="float">
            <text:p>13237.868</text:p>
          </table:table-cell>
          <table:table-cell table:formula="of:=[.GV5]/500" office:value-type="float" office:value="13303.402" calcext:value-type="float">
            <text:p>13303.402</text:p>
          </table:table-cell>
          <table:table-cell table:formula="of:=[.GW5]/500" office:value-type="float" office:value="13368.936" calcext:value-type="float">
            <text:p>13368.936</text:p>
          </table:table-cell>
          <table:table-cell table:formula="of:=[.GX5]/500" office:value-type="float" office:value="13434.47" calcext:value-type="float">
            <text:p>13434.47</text:p>
          </table:table-cell>
          <table:table-cell table:formula="of:=[.GY5]/500" office:value-type="float" office:value="13500.004" calcext:value-type="float">
            <text:p>13500.004</text:p>
          </table:table-cell>
          <table:table-cell table:formula="of:=[.GZ5]/500" office:value-type="float" office:value="13565.538" calcext:value-type="float">
            <text:p>13565.538</text:p>
          </table:table-cell>
          <table:table-cell table:formula="of:=[.HA5]/500" office:value-type="float" office:value="13631.072" calcext:value-type="float">
            <text:p>13631.072</text:p>
          </table:table-cell>
          <table:table-cell table:formula="of:=[.HB5]/500" office:value-type="float" office:value="13696.606" calcext:value-type="float">
            <text:p>13696.606</text:p>
          </table:table-cell>
          <table:table-cell table:formula="of:=[.HC5]/500" office:value-type="float" office:value="13762.14" calcext:value-type="float">
            <text:p>13762.14</text:p>
          </table:table-cell>
          <table:table-cell table:formula="of:=[.HD5]/500" office:value-type="float" office:value="13827.674" calcext:value-type="float">
            <text:p>13827.674</text:p>
          </table:table-cell>
          <table:table-cell table:formula="of:=[.HE5]/500" office:value-type="float" office:value="13893.208" calcext:value-type="float">
            <text:p>13893.208</text:p>
          </table:table-cell>
          <table:table-cell table:formula="of:=[.HF5]/500" office:value-type="float" office:value="13958.742" calcext:value-type="float">
            <text:p>13958.742</text:p>
          </table:table-cell>
          <table:table-cell table:formula="of:=[.HG5]/500" office:value-type="float" office:value="14024.276" calcext:value-type="float">
            <text:p>14024.276</text:p>
          </table:table-cell>
          <table:table-cell table:formula="of:=[.HH5]/500" office:value-type="float" office:value="14089.81" calcext:value-type="float">
            <text:p>14089.81</text:p>
          </table:table-cell>
          <table:table-cell table:formula="of:=[.HI5]/500" office:value-type="float" office:value="14155.344" calcext:value-type="float">
            <text:p>14155.344</text:p>
          </table:table-cell>
          <table:table-cell table:formula="of:=[.HJ5]/500" office:value-type="float" office:value="14220.878" calcext:value-type="float">
            <text:p>14220.878</text:p>
          </table:table-cell>
          <table:table-cell table:formula="of:=[.HK5]/500" office:value-type="float" office:value="14286.412" calcext:value-type="float">
            <text:p>14286.412</text:p>
          </table:table-cell>
          <table:table-cell table:formula="of:=[.HL5]/500" office:value-type="float" office:value="14351.946" calcext:value-type="float">
            <text:p>14351.946</text:p>
          </table:table-cell>
          <table:table-cell table:formula="of:=[.HM5]/500" office:value-type="float" office:value="14417.48" calcext:value-type="float">
            <text:p>14417.48</text:p>
          </table:table-cell>
          <table:table-cell table:formula="of:=[.HN5]/500" office:value-type="float" office:value="14483.014" calcext:value-type="float">
            <text:p>14483.014</text:p>
          </table:table-cell>
          <table:table-cell table:formula="of:=[.HO5]/500" office:value-type="float" office:value="14548.548" calcext:value-type="float">
            <text:p>14548.548</text:p>
          </table:table-cell>
          <table:table-cell table:formula="of:=[.HP5]/500" office:value-type="float" office:value="14614.082" calcext:value-type="float">
            <text:p>14614.082</text:p>
          </table:table-cell>
          <table:table-cell table:formula="of:=[.HQ5]/500" office:value-type="float" office:value="14679.616" calcext:value-type="float">
            <text:p>14679.616</text:p>
          </table:table-cell>
          <table:table-cell table:formula="of:=[.HR5]/500" office:value-type="float" office:value="14745.15" calcext:value-type="float">
            <text:p>14745.15</text:p>
          </table:table-cell>
          <table:table-cell table:formula="of:=[.HS5]/500" office:value-type="float" office:value="14810.684" calcext:value-type="float">
            <text:p>14810.684</text:p>
          </table:table-cell>
          <table:table-cell table:formula="of:=[.HT5]/500" office:value-type="float" office:value="14876.218" calcext:value-type="float">
            <text:p>14876.218</text:p>
          </table:table-cell>
          <table:table-cell table:formula="of:=[.HU5]/500" office:value-type="float" office:value="14941.752" calcext:value-type="float">
            <text:p>14941.752</text:p>
          </table:table-cell>
          <table:table-cell table:formula="of:=[.HV5]/500" office:value-type="float" office:value="15007.286" calcext:value-type="float">
            <text:p>15007.286</text:p>
          </table:table-cell>
          <table:table-cell table:formula="of:=[.HW5]/500" office:value-type="float" office:value="15072.82" calcext:value-type="float">
            <text:p>15072.82</text:p>
          </table:table-cell>
          <table:table-cell table:formula="of:=[.HX5]/500" office:value-type="float" office:value="15138.354" calcext:value-type="float">
            <text:p>15138.354</text:p>
          </table:table-cell>
          <table:table-cell table:formula="of:=[.HY5]/500" office:value-type="float" office:value="15203.888" calcext:value-type="float">
            <text:p>15203.888</text:p>
          </table:table-cell>
          <table:table-cell table:formula="of:=[.HZ5]/500" office:value-type="float" office:value="15269.422" calcext:value-type="float">
            <text:p>15269.422</text:p>
          </table:table-cell>
          <table:table-cell table:formula="of:=[.IA5]/500" office:value-type="float" office:value="15334.956" calcext:value-type="float">
            <text:p>15334.956</text:p>
          </table:table-cell>
          <table:table-cell table:formula="of:=[.IB5]/500" office:value-type="float" office:value="15400.49" calcext:value-type="float">
            <text:p>15400.49</text:p>
          </table:table-cell>
          <table:table-cell table:formula="of:=[.IC5]/500" office:value-type="float" office:value="15466.024" calcext:value-type="float">
            <text:p>15466.024</text:p>
          </table:table-cell>
          <table:table-cell table:formula="of:=[.ID5]/500" office:value-type="float" office:value="15531.558" calcext:value-type="float">
            <text:p>15531.558</text:p>
          </table:table-cell>
          <table:table-cell table:formula="of:=[.IE5]/500" office:value-type="float" office:value="15597.092" calcext:value-type="float">
            <text:p>15597.092</text:p>
          </table:table-cell>
          <table:table-cell table:formula="of:=[.IF5]/500" office:value-type="float" office:value="15662.626" calcext:value-type="float">
            <text:p>15662.626</text:p>
          </table:table-cell>
          <table:table-cell table:formula="of:=[.IG5]/500" office:value-type="float" office:value="15728.16" calcext:value-type="float">
            <text:p>15728.16</text:p>
          </table:table-cell>
          <table:table-cell table:formula="of:=[.IH5]/500" office:value-type="float" office:value="15793.694" calcext:value-type="float">
            <text:p>15793.694</text:p>
          </table:table-cell>
          <table:table-cell table:formula="of:=[.II5]/500" office:value-type="float" office:value="15859.228" calcext:value-type="float">
            <text:p>15859.228</text:p>
          </table:table-cell>
          <table:table-cell table:formula="of:=[.IJ5]/500" office:value-type="float" office:value="15924.762" calcext:value-type="float">
            <text:p>15924.762</text:p>
          </table:table-cell>
          <table:table-cell table:formula="of:=[.IK5]/500" office:value-type="float" office:value="15990.296" calcext:value-type="float">
            <text:p>15990.296</text:p>
          </table:table-cell>
          <table:table-cell table:formula="of:=[.IL5]/500" office:value-type="float" office:value="16055.83" calcext:value-type="float">
            <text:p>16055.83</text:p>
          </table:table-cell>
          <table:table-cell table:formula="of:=[.IM5]/500" office:value-type="float" office:value="16121.364" calcext:value-type="float">
            <text:p>16121.364</text:p>
          </table:table-cell>
          <table:table-cell table:formula="of:=[.IN5]/500" office:value-type="float" office:value="16186.898" calcext:value-type="float">
            <text:p>16186.898</text:p>
          </table:table-cell>
          <table:table-cell table:formula="of:=[.IO5]/500" office:value-type="float" office:value="16252.432" calcext:value-type="float">
            <text:p>16252.432</text:p>
          </table:table-cell>
          <table:table-cell table:formula="of:=[.IP5]/500" office:value-type="float" office:value="16317.966" calcext:value-type="float">
            <text:p>16317.966</text:p>
          </table:table-cell>
          <table:table-cell table:formula="of:=[.IQ5]/500" office:value-type="float" office:value="16383.5" calcext:value-type="float">
            <text:p>16383.5</text:p>
          </table:table-cell>
          <table:table-cell table:formula="of:=[.IR5]/500" office:value-type="float" office:value="16449.034" calcext:value-type="float">
            <text:p>16449.034</text:p>
          </table:table-cell>
          <table:table-cell table:formula="of:=[.IS5]/500" office:value-type="float" office:value="16514.568" calcext:value-type="float">
            <text:p>16514.568</text:p>
          </table:table-cell>
          <table:table-cell table:formula="of:=[.IT5]/500" office:value-type="float" office:value="16580.102" calcext:value-type="float">
            <text:p>16580.102</text:p>
          </table:table-cell>
          <table:table-cell table:formula="of:=[.IU5]/500" office:value-type="float" office:value="16645.636" calcext:value-type="float">
            <text:p>16645.636</text:p>
          </table:table-cell>
          <table:table-cell table:formula="of:=[.IV5]/500" office:value-type="float" office:value="16711.17" calcext:value-type="float">
            <text:p>16711.17</text:p>
          </table:table-cell>
          <table:table-cell table:formula="of:=[.IW5]/500" office:value-type="float" office:value="16776.704" calcext:value-type="float">
            <text:p>16776.704</text:p>
          </table:table-cell>
          <table:table-cell table:formula="of:=[.IX5]/500" office:value-type="float" office:value="16842.238" calcext:value-type="float">
            <text:p>16842.238</text:p>
          </table:table-cell>
          <table:table-cell table:formula="of:=[.IY5]/500" office:value-type="float" office:value="16907.772" calcext:value-type="float">
            <text:p>16907.772</text:p>
          </table:table-cell>
          <table:table-cell table:formula="of:=[.IZ5]/500" office:value-type="float" office:value="16973.306" calcext:value-type="float">
            <text:p>16973.306</text:p>
          </table:table-cell>
          <table:table-cell table:formula="of:=[.JA5]/500" office:value-type="float" office:value="17038.84" calcext:value-type="float">
            <text:p>17038.84</text:p>
          </table:table-cell>
          <table:table-cell table:formula="of:=[.JB5]/500" office:value-type="float" office:value="17104.374" calcext:value-type="float">
            <text:p>17104.374</text:p>
          </table:table-cell>
          <table:table-cell table:formula="of:=[.JC5]/500" office:value-type="float" office:value="17169.908" calcext:value-type="float">
            <text:p>17169.908</text:p>
          </table:table-cell>
          <table:table-cell table:formula="of:=[.JD5]/500" office:value-type="float" office:value="17235.442" calcext:value-type="float">
            <text:p>17235.442</text:p>
          </table:table-cell>
          <table:table-cell table:formula="of:=[.JE5]/500" office:value-type="float" office:value="17300.976" calcext:value-type="float">
            <text:p>17300.976</text:p>
          </table:table-cell>
          <table:table-cell table:formula="of:=[.JF5]/500" office:value-type="float" office:value="17366.51" calcext:value-type="float">
            <text:p>17366.51</text:p>
          </table:table-cell>
          <table:table-cell table:formula="of:=[.JG5]/500" office:value-type="float" office:value="17432.044" calcext:value-type="float">
            <text:p>17432.044</text:p>
          </table:table-cell>
          <table:table-cell table:formula="of:=[.JH5]/500" office:value-type="float" office:value="17497.578" calcext:value-type="float">
            <text:p>17497.578</text:p>
          </table:table-cell>
          <table:table-cell table:formula="of:=[.JI5]/500" office:value-type="float" office:value="17563.112" calcext:value-type="float">
            <text:p>17563.112</text:p>
          </table:table-cell>
          <table:table-cell table:formula="of:=[.JJ5]/500" office:value-type="float" office:value="17628.646" calcext:value-type="float">
            <text:p>17628.646</text:p>
          </table:table-cell>
          <table:table-cell table:formula="of:=[.JK5]/500" office:value-type="float" office:value="17694.18" calcext:value-type="float">
            <text:p>17694.18</text:p>
          </table:table-cell>
          <table:table-cell table:formula="of:=[.JL5]/500" office:value-type="float" office:value="17759.714" calcext:value-type="float">
            <text:p>17759.714</text:p>
          </table:table-cell>
          <table:table-cell table:formula="of:=[.JM5]/500" office:value-type="float" office:value="17825.248" calcext:value-type="float">
            <text:p>17825.248</text:p>
          </table:table-cell>
          <table:table-cell table:formula="of:=[.JN5]/500" office:value-type="float" office:value="17890.782" calcext:value-type="float">
            <text:p>17890.782</text:p>
          </table:table-cell>
          <table:table-cell table:formula="of:=[.JO5]/500" office:value-type="float" office:value="17956.316" calcext:value-type="float">
            <text:p>17956.316</text:p>
          </table:table-cell>
          <table:table-cell table:formula="of:=[.JP5]/500" office:value-type="float" office:value="18021.85" calcext:value-type="float">
            <text:p>18021.85</text:p>
          </table:table-cell>
          <table:table-cell table:formula="of:=[.JQ5]/500" office:value-type="float" office:value="18087.384" calcext:value-type="float">
            <text:p>18087.384</text:p>
          </table:table-cell>
          <table:table-cell table:formula="of:=[.JR5]/500" office:value-type="float" office:value="18152.918" calcext:value-type="float">
            <text:p>18152.918</text:p>
          </table:table-cell>
          <table:table-cell table:formula="of:=[.JS5]/500" office:value-type="float" office:value="18218.452" calcext:value-type="float">
            <text:p>18218.452</text:p>
          </table:table-cell>
          <table:table-cell table:formula="of:=[.JT5]/500" office:value-type="float" office:value="18283.986" calcext:value-type="float">
            <text:p>18283.986</text:p>
          </table:table-cell>
          <table:table-cell table:formula="of:=[.JU5]/500" office:value-type="float" office:value="18349.52" calcext:value-type="float">
            <text:p>18349.52</text:p>
          </table:table-cell>
          <table:table-cell table:formula="of:=[.JV5]/500" office:value-type="float" office:value="18415.054" calcext:value-type="float">
            <text:p>18415.054</text:p>
          </table:table-cell>
          <table:table-cell table:formula="of:=[.JW5]/500" office:value-type="float" office:value="18480.588" calcext:value-type="float">
            <text:p>18480.588</text:p>
          </table:table-cell>
          <table:table-cell table:formula="of:=[.JX5]/500" office:value-type="float" office:value="18546.122" calcext:value-type="float">
            <text:p>18546.122</text:p>
          </table:table-cell>
          <table:table-cell table:formula="of:=[.JY5]/500" office:value-type="float" office:value="18611.656" calcext:value-type="float">
            <text:p>18611.656</text:p>
          </table:table-cell>
          <table:table-cell table:formula="of:=[.JZ5]/500" office:value-type="float" office:value="18677.19" calcext:value-type="float">
            <text:p>18677.19</text:p>
          </table:table-cell>
          <table:table-cell table:formula="of:=[.KA5]/500" office:value-type="float" office:value="18742.724" calcext:value-type="float">
            <text:p>18742.724</text:p>
          </table:table-cell>
          <table:table-cell table:formula="of:=[.KB5]/500" office:value-type="float" office:value="18808.258" calcext:value-type="float">
            <text:p>18808.258</text:p>
          </table:table-cell>
          <table:table-cell table:formula="of:=[.KC5]/500" office:value-type="float" office:value="18873.792" calcext:value-type="float">
            <text:p>18873.792</text:p>
          </table:table-cell>
          <table:table-cell table:formula="of:=[.KD5]/500" office:value-type="float" office:value="18939.326" calcext:value-type="float">
            <text:p>18939.326</text:p>
          </table:table-cell>
          <table:table-cell table:formula="of:=[.KE5]/500" office:value-type="float" office:value="19004.86" calcext:value-type="float">
            <text:p>19004.86</text:p>
          </table:table-cell>
          <table:table-cell table:formula="of:=[.KF5]/500" office:value-type="float" office:value="19070.394" calcext:value-type="float">
            <text:p>19070.394</text:p>
          </table:table-cell>
          <table:table-cell table:formula="of:=[.KG5]/500" office:value-type="float" office:value="19135.928" calcext:value-type="float">
            <text:p>19135.928</text:p>
          </table:table-cell>
          <table:table-cell table:formula="of:=[.KH5]/500" office:value-type="float" office:value="19201.462" calcext:value-type="float">
            <text:p>19201.462</text:p>
          </table:table-cell>
          <table:table-cell table:formula="of:=[.KI5]/500" office:value-type="float" office:value="19266.996" calcext:value-type="float">
            <text:p>19266.996</text:p>
          </table:table-cell>
          <table:table-cell table:formula="of:=[.KJ5]/500" office:value-type="float" office:value="19332.53" calcext:value-type="float">
            <text:p>19332.53</text:p>
          </table:table-cell>
          <table:table-cell table:formula="of:=[.KK5]/500" office:value-type="float" office:value="19398.064" calcext:value-type="float">
            <text:p>19398.064</text:p>
          </table:table-cell>
          <table:table-cell table:formula="of:=[.KL5]/500" office:value-type="float" office:value="19463.598" calcext:value-type="float">
            <text:p>19463.598</text:p>
          </table:table-cell>
          <table:table-cell table:formula="of:=[.KM5]/500" office:value-type="float" office:value="19529.132" calcext:value-type="float">
            <text:p>19529.132</text:p>
          </table:table-cell>
          <table:table-cell table:formula="of:=[.KN5]/500" office:value-type="float" office:value="19594.666" calcext:value-type="float">
            <text:p>19594.666</text:p>
          </table:table-cell>
          <table:table-cell table:formula="of:=[.KO5]/500" office:value-type="float" office:value="19660.2" calcext:value-type="float">
            <text:p>19660.2</text:p>
          </table:table-cell>
          <table:table-cell table:formula="of:=[.KP5]/500" office:value-type="float" office:value="19725.734" calcext:value-type="float">
            <text:p>19725.734</text:p>
          </table:table-cell>
          <table:table-cell table:formula="of:=[.KQ5]/500" office:value-type="float" office:value="19791.268" calcext:value-type="float">
            <text:p>19791.268</text:p>
          </table:table-cell>
          <table:table-cell table:formula="of:=[.KR5]/500" office:value-type="float" office:value="19856.802" calcext:value-type="float">
            <text:p>19856.802</text:p>
          </table:table-cell>
          <table:table-cell table:formula="of:=[.KS5]/500" office:value-type="float" office:value="19922.336" calcext:value-type="float">
            <text:p>19922.336</text:p>
          </table:table-cell>
          <table:table-cell table:formula="of:=[.KT5]/500" office:value-type="float" office:value="19987.87" calcext:value-type="float">
            <text:p>19987.87</text:p>
          </table:table-cell>
          <table:table-cell table:formula="of:=[.KU5]/500" office:value-type="float" office:value="20053.404" calcext:value-type="float">
            <text:p>20053.404</text:p>
          </table:table-cell>
          <table:table-cell table:formula="of:=[.KV5]/500" office:value-type="float" office:value="20118.938" calcext:value-type="float">
            <text:p>20118.938</text:p>
          </table:table-cell>
          <table:table-cell table:formula="of:=[.KW5]/500" office:value-type="float" office:value="20184.472" calcext:value-type="float">
            <text:p>20184.472</text:p>
          </table:table-cell>
          <table:table-cell table:formula="of:=[.KX5]/500" office:value-type="float" office:value="20250.006" calcext:value-type="float">
            <text:p>20250.006</text:p>
          </table:table-cell>
          <table:table-cell table:formula="of:=[.KY5]/500" office:value-type="float" office:value="20315.54" calcext:value-type="float">
            <text:p>20315.54</text:p>
          </table:table-cell>
          <table:table-cell table:formula="of:=[.KZ5]/500" office:value-type="float" office:value="20381.074" calcext:value-type="float">
            <text:p>20381.074</text:p>
          </table:table-cell>
          <table:table-cell table:formula="of:=[.LA5]/500" office:value-type="float" office:value="20446.608" calcext:value-type="float">
            <text:p>20446.608</text:p>
          </table:table-cell>
          <table:table-cell table:formula="of:=[.LB5]/500" office:value-type="float" office:value="20512.142" calcext:value-type="float">
            <text:p>20512.142</text:p>
          </table:table-cell>
          <table:table-cell table:formula="of:=[.LC5]/500" office:value-type="float" office:value="20577.676" calcext:value-type="float">
            <text:p>20577.676</text:p>
          </table:table-cell>
          <table:table-cell table:formula="of:=[.LD5]/500" office:value-type="float" office:value="20643.21" calcext:value-type="float">
            <text:p>20643.21</text:p>
          </table:table-cell>
          <table:table-cell table:formula="of:=[.LE5]/500" office:value-type="float" office:value="20708.744" calcext:value-type="float">
            <text:p>20708.744</text:p>
          </table:table-cell>
          <table:table-cell table:formula="of:=[.LF5]/500" office:value-type="float" office:value="20774.278" calcext:value-type="float">
            <text:p>20774.278</text:p>
          </table:table-cell>
          <table:table-cell table:formula="of:=[.LG5]/500" office:value-type="float" office:value="20839.812" calcext:value-type="float">
            <text:p>20839.812</text:p>
          </table:table-cell>
          <table:table-cell table:formula="of:=[.LH5]/500" office:value-type="float" office:value="20905.346" calcext:value-type="float">
            <text:p>20905.346</text:p>
          </table:table-cell>
          <table:table-cell table:formula="of:=[.LI5]/500" office:value-type="float" office:value="20970.88" calcext:value-type="float">
            <text:p>20970.88</text:p>
          </table:table-cell>
          <table:table-cell table:formula="of:=[.LJ5]/500" office:value-type="float" office:value="21036.414" calcext:value-type="float">
            <text:p>21036.414</text:p>
          </table:table-cell>
          <table:table-cell table:formula="of:=[.LK5]/500" office:value-type="float" office:value="21101.948" calcext:value-type="float">
            <text:p>21101.948</text:p>
          </table:table-cell>
          <table:table-cell table:formula="of:=[.LL5]/500" office:value-type="float" office:value="21167.482" calcext:value-type="float">
            <text:p>21167.482</text:p>
          </table:table-cell>
          <table:table-cell table:formula="of:=[.LM5]/500" office:value-type="float" office:value="21233.016" calcext:value-type="float">
            <text:p>21233.016</text:p>
          </table:table-cell>
          <table:table-cell table:formula="of:=[.LN5]/500" office:value-type="float" office:value="21298.55" calcext:value-type="float">
            <text:p>21298.55</text:p>
          </table:table-cell>
          <table:table-cell table:formula="of:=[.LO5]/500" office:value-type="float" office:value="21364.084" calcext:value-type="float">
            <text:p>21364.084</text:p>
          </table:table-cell>
          <table:table-cell table:formula="of:=[.LP5]/500" office:value-type="float" office:value="21429.618" calcext:value-type="float">
            <text:p>21429.618</text:p>
          </table:table-cell>
          <table:table-cell table:formula="of:=[.LQ5]/500" office:value-type="float" office:value="21495.152" calcext:value-type="float">
            <text:p>21495.152</text:p>
          </table:table-cell>
          <table:table-cell table:formula="of:=[.LR5]/500" office:value-type="float" office:value="21560.686" calcext:value-type="float">
            <text:p>21560.686</text:p>
          </table:table-cell>
          <table:table-cell table:formula="of:=[.LS5]/500" office:value-type="float" office:value="21626.22" calcext:value-type="float">
            <text:p>21626.22</text:p>
          </table:table-cell>
          <table:table-cell table:formula="of:=[.LT5]/500" office:value-type="float" office:value="21691.754" calcext:value-type="float">
            <text:p>21691.754</text:p>
          </table:table-cell>
          <table:table-cell table:formula="of:=[.LU5]/500" office:value-type="float" office:value="21757.288" calcext:value-type="float">
            <text:p>21757.288</text:p>
          </table:table-cell>
          <table:table-cell table:formula="of:=[.LV5]/500" office:value-type="float" office:value="21822.822" calcext:value-type="float">
            <text:p>21822.822</text:p>
          </table:table-cell>
          <table:table-cell table:formula="of:=[.LW5]/500" office:value-type="float" office:value="21888.356" calcext:value-type="float">
            <text:p>21888.356</text:p>
          </table:table-cell>
          <table:table-cell table:formula="of:=[.LX5]/500" office:value-type="float" office:value="21953.89" calcext:value-type="float">
            <text:p>21953.89</text:p>
          </table:table-cell>
          <table:table-cell table:formula="of:=[.LY5]/500" office:value-type="float" office:value="22019.424" calcext:value-type="float">
            <text:p>22019.424</text:p>
          </table:table-cell>
          <table:table-cell table:formula="of:=[.LZ5]/500" office:value-type="float" office:value="22084.958" calcext:value-type="float">
            <text:p>22084.958</text:p>
          </table:table-cell>
          <table:table-cell table:formula="of:=[.MA5]/500" office:value-type="float" office:value="22150.492" calcext:value-type="float">
            <text:p>22150.492</text:p>
          </table:table-cell>
          <table:table-cell table:formula="of:=[.MB5]/500" office:value-type="float" office:value="22216.026" calcext:value-type="float">
            <text:p>22216.026</text:p>
          </table:table-cell>
          <table:table-cell table:formula="of:=[.MC5]/500" office:value-type="float" office:value="22281.56" calcext:value-type="float">
            <text:p>22281.56</text:p>
          </table:table-cell>
          <table:table-cell table:formula="of:=[.MD5]/500" office:value-type="float" office:value="22347.094" calcext:value-type="float">
            <text:p>22347.094</text:p>
          </table:table-cell>
          <table:table-cell table:formula="of:=[.ME5]/500" office:value-type="float" office:value="22412.628" calcext:value-type="float">
            <text:p>22412.628</text:p>
          </table:table-cell>
          <table:table-cell table:formula="of:=[.MF5]/500" office:value-type="float" office:value="22478.162" calcext:value-type="float">
            <text:p>22478.162</text:p>
          </table:table-cell>
          <table:table-cell table:formula="of:=[.MG5]/500" office:value-type="float" office:value="22543.696" calcext:value-type="float">
            <text:p>22543.696</text:p>
          </table:table-cell>
          <table:table-cell table:formula="of:=[.MH5]/500" office:value-type="float" office:value="22609.23" calcext:value-type="float">
            <text:p>22609.23</text:p>
          </table:table-cell>
          <table:table-cell table:formula="of:=[.MI5]/500" office:value-type="float" office:value="22674.764" calcext:value-type="float">
            <text:p>22674.764</text:p>
          </table:table-cell>
          <table:table-cell table:formula="of:=[.MJ5]/500" office:value-type="float" office:value="22740.298" calcext:value-type="float">
            <text:p>22740.298</text:p>
          </table:table-cell>
          <table:table-cell table:formula="of:=[.MK5]/500" office:value-type="float" office:value="22805.832" calcext:value-type="float">
            <text:p>22805.832</text:p>
          </table:table-cell>
          <table:table-cell table:formula="of:=[.ML5]/500" office:value-type="float" office:value="22871.366" calcext:value-type="float">
            <text:p>22871.366</text:p>
          </table:table-cell>
          <table:table-cell table:formula="of:=[.MM5]/500" office:value-type="float" office:value="22936.9" calcext:value-type="float">
            <text:p>22936.9</text:p>
          </table:table-cell>
          <table:table-cell table:formula="of:=[.MN5]/500" office:value-type="float" office:value="23002.434" calcext:value-type="float">
            <text:p>23002.434</text:p>
          </table:table-cell>
          <table:table-cell table:formula="of:=[.MO5]/500" office:value-type="float" office:value="23067.968" calcext:value-type="float">
            <text:p>23067.968</text:p>
          </table:table-cell>
          <table:table-cell table:formula="of:=[.MP5]/500" office:value-type="float" office:value="23133.502" calcext:value-type="float">
            <text:p>23133.502</text:p>
          </table:table-cell>
          <table:table-cell table:formula="of:=[.MQ5]/500" office:value-type="float" office:value="23199.036" calcext:value-type="float">
            <text:p>23199.036</text:p>
          </table:table-cell>
          <table:table-cell table:formula="of:=[.MR5]/500" office:value-type="float" office:value="23264.57" calcext:value-type="float">
            <text:p>23264.57</text:p>
          </table:table-cell>
          <table:table-cell table:formula="of:=[.MS5]/500" office:value-type="float" office:value="23330.104" calcext:value-type="float">
            <text:p>23330.104</text:p>
          </table:table-cell>
          <table:table-cell table:formula="of:=[.MT5]/500" office:value-type="float" office:value="23395.638" calcext:value-type="float">
            <text:p>23395.638</text:p>
          </table:table-cell>
          <table:table-cell table:formula="of:=[.MU5]/500" office:value-type="float" office:value="23461.172" calcext:value-type="float">
            <text:p>23461.172</text:p>
          </table:table-cell>
          <table:table-cell table:formula="of:=[.MV5]/500" office:value-type="float" office:value="23526.706" calcext:value-type="float">
            <text:p>23526.706</text:p>
          </table:table-cell>
          <table:table-cell table:formula="of:=[.MW5]/500" office:value-type="float" office:value="23592.238" calcext:value-type="float">
            <text:p>23592.238</text:p>
          </table:table-cell>
          <table:table-cell table:number-columns-repeated="141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office:value-type="float" office:value="32767" calcext:value-type="float">
            <text:p>32767</text:p>
          </table:table-cell>
          <table:table-cell table:number-columns-repeated="16"/>
          <table:table-cell table:number-columns-repeated="2" office:value-type="float" office:value="32768" calcext:value-type="float">
            <text:p>32768</text:p>
          </table:table-cell>
          <table:table-cell table:number-columns-repeated="12"/>
          <table:table-cell office:value-type="float" office:value="32768" calcext:value-type="float">
            <text:p>32768</text:p>
          </table:table-cell>
          <table:table-cell table:number-columns-repeated="16"/>
          <table:table-cell table:number-columns-repeated="2" office:value-type="float" office:value="32769" calcext:value-type="float">
            <text:p>32769</text:p>
          </table:table-cell>
          <table:table-cell table:number-columns-repeated="12"/>
          <table:table-cell office:value-type="float" office:value="32769" calcext:value-type="float">
            <text:p>32769</text:p>
          </table:table-cell>
          <table:table-cell table:number-columns-repeated="16"/>
          <table:table-cell table:number-columns-repeated="2" office:value-type="float" office:value="32770" calcext:value-type="float">
            <text:p>32770</text:p>
          </table:table-cell>
          <table:table-cell table:number-columns-repeated="12"/>
          <table:table-cell office:value-type="float" office:value="32770" calcext:value-type="float">
            <text:p>32770</text:p>
          </table:table-cell>
          <table:table-cell table:number-columns-repeated="4"/>
          <table:table-cell office:value-type="float" office:value="32768" calcext:value-type="float">
            <text:p>32768</text:p>
          </table:table-cell>
          <table:table-cell table:number-columns-repeated="16"/>
          <table:table-cell table:number-columns-repeated="2" office:value-type="float" office:value="32769" calcext:value-type="float">
            <text:p>32769</text:p>
          </table:table-cell>
          <table:table-cell table:number-columns-repeated="12"/>
          <table:table-cell office:value-type="float" office:value="32769" calcext:value-type="float">
            <text:p>32769</text:p>
          </table:table-cell>
          <table:table-cell table:number-columns-repeated="9"/>
          <table:table-cell office:value-type="float" office:value="32768" calcext:value-type="float">
            <text:p>32768</text:p>
          </table:table-cell>
          <table:table-cell table:number-columns-repeated="16"/>
          <table:table-cell table:number-columns-repeated="2" office:value-type="float" office:value="32769" calcext:value-type="float">
            <text:p>32769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number-columns-repeated="16"/>
          <table:table-cell table:number-columns-repeated="2" office:value-type="float" office:value="32769" calcext:value-type="float">
            <text:p>32769</text:p>
          </table:table-cell>
          <table:table-cell table:number-columns-repeated="2" office:value-type="float" office:value="32768" calcext:value-type="float">
            <text:p>32768</text:p>
          </table:table-cell>
          <table:table-cell table:number-columns-repeated="15"/>
          <table:table-cell office:value-type="float" office:value="32768" calcext:value-type="float">
            <text:p>32768</text:p>
          </table:table-cell>
          <table:table-cell table:number-columns-repeated="16"/>
          <table:table-cell table:number-columns-repeated="2" office:value-type="float" office:value="32769" calcext:value-type="float">
            <text:p>32769</text:p>
          </table:table-cell>
          <table:table-cell table:number-columns-repeated="12"/>
          <table:table-cell office:value-type="float" office:value="32769" calcext:value-type="float">
            <text:p>32769</text:p>
          </table:table-cell>
          <table:table-cell table:number-columns-repeated="16"/>
          <table:table-cell table:number-columns-repeated="2" office:value-type="float" office:value="32770" calcext:value-type="float">
            <text:p>32770</text:p>
          </table:table-cell>
          <table:table-cell table:number-columns-repeated="12"/>
          <table:table-cell office:value-type="float" office:value="32770" calcext:value-type="float">
            <text:p>32770</text:p>
          </table:table-cell>
          <table:table-cell/>
          <table:table-cell office:value-type="float" office:value="32768" calcext:value-type="float">
            <text:p>32768</text:p>
          </table:table-cell>
          <table:table-cell table:number-columns-repeated="16"/>
          <table:table-cell table:number-columns-repeated="2" office:value-type="float" office:value="32769" calcext:value-type="float">
            <text:p>32769</text:p>
          </table:table-cell>
          <table:table-cell table:number-columns-repeated="12"/>
          <table:table-cell office:value-type="float" office:value="32769" calcext:value-type="float">
            <text:p>32769</text:p>
          </table:table-cell>
          <table:table-cell table:number-columns-repeated="8"/>
          <table:table-cell office:value-type="float" office:value="32768" calcext:value-type="float">
            <text:p>32768</text:p>
          </table:table-cell>
          <table:table-cell table:number-columns-repeated="16"/>
          <table:table-cell table:number-columns-repeated="2" office:value-type="float" office:value="32769" calcext:value-type="float">
            <text:p>32769</text:p>
          </table:table-cell>
          <table:table-cell table:number-columns-repeated="12"/>
          <table:table-cell office:value-type="float" office:value="32769" calcext:value-type="float">
            <text:p>32769</text:p>
          </table:table-cell>
          <table:table-cell table:number-columns-repeated="9"/>
          <table:table-cell office:value-type="float" office:value="32768" calcext:value-type="float">
            <text:p>32768</text:p>
          </table:table-cell>
          <table:table-cell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32768" calcext:value-type="float">
            <text:p>32768</text:p>
          </table:table-cell>
          <table:table-cell table:number-columns-repeated="150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5]/[.$B14]" office:value-type="float" office:value="1" calcext:value-type="float">
            <text:p>1</text:p>
          </table:table-cell>
          <table:table-cell table:formula="of:=[.C5]/[.$B14]" office:value-type="float" office:value="2" calcext:value-type="float">
            <text:p>2</text:p>
          </table:table-cell>
          <table:table-cell table:formula="of:=[.D5]/[.$B14]" office:value-type="float" office:value="3" calcext:value-type="float">
            <text:p>3</text:p>
          </table:table-cell>
          <table:table-cell table:formula="of:=[.E5]/[.$B14]" office:value-type="float" office:value="4" calcext:value-type="float">
            <text:p>4</text:p>
          </table:table-cell>
          <table:table-cell table:formula="of:=[.F5]/[.$B14]" office:value-type="float" office:value="5" calcext:value-type="float">
            <text:p>5</text:p>
          </table:table-cell>
          <table:table-cell table:formula="of:=[.G5]/[.$B14]" office:value-type="float" office:value="6" calcext:value-type="float">
            <text:p>6</text:p>
          </table:table-cell>
          <table:table-cell table:formula="of:=[.H5]/[.$B14]" office:value-type="float" office:value="7" calcext:value-type="float">
            <text:p>7</text:p>
          </table:table-cell>
          <table:table-cell table:formula="of:=[.I5]/[.$B14]" office:value-type="float" office:value="8" calcext:value-type="float">
            <text:p>8</text:p>
          </table:table-cell>
          <table:table-cell table:formula="of:=[.J5]/[.$B14]" office:value-type="float" office:value="9" calcext:value-type="float">
            <text:p>9</text:p>
          </table:table-cell>
          <table:table-cell table:formula="of:=[.K5]/[.$B14]" office:value-type="float" office:value="10" calcext:value-type="float">
            <text:p>10</text:p>
          </table:table-cell>
          <table:table-cell table:formula="of:=[.L5]/[.$B14]" office:value-type="float" office:value="11" calcext:value-type="float">
            <text:p>11</text:p>
          </table:table-cell>
          <table:table-cell table:formula="of:=[.M5]/[.$B14]" office:value-type="float" office:value="12" calcext:value-type="float">
            <text:p>12</text:p>
          </table:table-cell>
          <table:table-cell table:formula="of:=[.N5]/[.$B14]" office:value-type="float" office:value="13" calcext:value-type="float">
            <text:p>13</text:p>
          </table:table-cell>
          <table:table-cell table:formula="of:=[.O5]/[.$B14]" office:value-type="float" office:value="14" calcext:value-type="float">
            <text:p>14</text:p>
          </table:table-cell>
          <table:table-cell table:formula="of:=[.P5]/[.$B14]" office:value-type="float" office:value="15" calcext:value-type="float">
            <text:p>15</text:p>
          </table:table-cell>
          <table:table-cell table:formula="of:=[.Q5]/[.$B14]" office:value-type="float" office:value="16" calcext:value-type="float">
            <text:p>16</text:p>
          </table:table-cell>
          <table:table-cell table:formula="of:=[.R5]/[.$B14]" office:value-type="float" office:value="17" calcext:value-type="float">
            <text:p>17</text:p>
          </table:table-cell>
          <table:table-cell table:formula="of:=[.S5]/[.$B14]" office:value-type="float" office:value="18" calcext:value-type="float">
            <text:p>18</text:p>
          </table:table-cell>
          <table:table-cell table:formula="of:=[.T5]/[.$B14]" office:value-type="float" office:value="19" calcext:value-type="float">
            <text:p>19</text:p>
          </table:table-cell>
          <table:table-cell table:formula="of:=[.U5]/[.$B14]" office:value-type="float" office:value="20" calcext:value-type="float">
            <text:p>20</text:p>
          </table:table-cell>
          <table:table-cell table:formula="of:=[.V5]/[.$B14]" office:value-type="float" office:value="21" calcext:value-type="float">
            <text:p>21</text:p>
          </table:table-cell>
          <table:table-cell table:formula="of:=[.W5]/[.$B14]" office:value-type="float" office:value="22" calcext:value-type="float">
            <text:p>22</text:p>
          </table:table-cell>
          <table:table-cell table:formula="of:=[.X5]/[.$B14]" office:value-type="float" office:value="23" calcext:value-type="float">
            <text:p>23</text:p>
          </table:table-cell>
          <table:table-cell table:formula="of:=[.Y5]/[.$B14]" office:value-type="float" office:value="24" calcext:value-type="float">
            <text:p>24</text:p>
          </table:table-cell>
          <table:table-cell table:formula="of:=[.Z5]/[.$B14]" office:value-type="float" office:value="25" calcext:value-type="float">
            <text:p>25</text:p>
          </table:table-cell>
          <table:table-cell table:formula="of:=[.AA5]/[.$B14]" office:value-type="float" office:value="26" calcext:value-type="float">
            <text:p>26</text:p>
          </table:table-cell>
          <table:table-cell table:formula="of:=[.AB5]/[.$B14]" office:value-type="float" office:value="27" calcext:value-type="float">
            <text:p>27</text:p>
          </table:table-cell>
          <table:table-cell table:formula="of:=[.AC5]/[.$B14]" office:value-type="float" office:value="28" calcext:value-type="float">
            <text:p>28</text:p>
          </table:table-cell>
          <table:table-cell table:formula="of:=[.AD5]/[.$B14]" office:value-type="float" office:value="29" calcext:value-type="float">
            <text:p>29</text:p>
          </table:table-cell>
          <table:table-cell table:formula="of:=[.AE5]/[.$B14]" office:value-type="float" office:value="30" calcext:value-type="float">
            <text:p>30</text:p>
          </table:table-cell>
          <table:table-cell table:formula="of:=[.AF5]/[.$B14]" office:value-type="float" office:value="31" calcext:value-type="float">
            <text:p>31</text:p>
          </table:table-cell>
          <table:table-cell table:formula="of:=[.AG5]/[.$B14]" office:value-type="float" office:value="32" calcext:value-type="float">
            <text:p>32</text:p>
          </table:table-cell>
          <table:table-cell table:formula="of:=[.AH5]/[.$B14]" office:value-type="float" office:value="33" calcext:value-type="float">
            <text:p>33</text:p>
          </table:table-cell>
          <table:table-cell table:formula="of:=[.AI5]/[.$B14]" office:value-type="float" office:value="34" calcext:value-type="float">
            <text:p>34</text:p>
          </table:table-cell>
          <table:table-cell table:formula="of:=[.AJ5]/[.$B14]" office:value-type="float" office:value="35" calcext:value-type="float">
            <text:p>35</text:p>
          </table:table-cell>
          <table:table-cell table:formula="of:=[.AK5]/[.$B14]" office:value-type="float" office:value="36" calcext:value-type="float">
            <text:p>36</text:p>
          </table:table-cell>
          <table:table-cell table:formula="of:=[.AL5]/[.$B14]" office:value-type="float" office:value="37" calcext:value-type="float">
            <text:p>37</text:p>
          </table:table-cell>
          <table:table-cell table:formula="of:=[.AM5]/[.$B14]" office:value-type="float" office:value="38" calcext:value-type="float">
            <text:p>38</text:p>
          </table:table-cell>
          <table:table-cell table:formula="of:=[.AN5]/[.$B14]" office:value-type="float" office:value="39" calcext:value-type="float">
            <text:p>39</text:p>
          </table:table-cell>
          <table:table-cell table:formula="of:=[.AO5]/[.$B14]" office:value-type="float" office:value="40" calcext:value-type="float">
            <text:p>40</text:p>
          </table:table-cell>
          <table:table-cell table:formula="of:=[.AP5]/[.$B14]" office:value-type="float" office:value="41" calcext:value-type="float">
            <text:p>41</text:p>
          </table:table-cell>
          <table:table-cell table:formula="of:=[.AQ5]/[.$B14]" office:value-type="float" office:value="42" calcext:value-type="float">
            <text:p>42</text:p>
          </table:table-cell>
          <table:table-cell table:formula="of:=[.AR5]/[.$B14]" office:value-type="float" office:value="43" calcext:value-type="float">
            <text:p>43</text:p>
          </table:table-cell>
          <table:table-cell table:formula="of:=[.AS5]/[.$B14]" office:value-type="float" office:value="44" calcext:value-type="float">
            <text:p>44</text:p>
          </table:table-cell>
          <table:table-cell table:formula="of:=[.AT5]/[.$B14]" office:value-type="float" office:value="45" calcext:value-type="float">
            <text:p>45</text:p>
          </table:table-cell>
          <table:table-cell table:formula="of:=[.AU5]/[.$B14]" office:value-type="float" office:value="46" calcext:value-type="float">
            <text:p>46</text:p>
          </table:table-cell>
          <table:table-cell table:formula="of:=[.AV5]/[.$B14]" office:value-type="float" office:value="47" calcext:value-type="float">
            <text:p>47</text:p>
          </table:table-cell>
          <table:table-cell table:formula="of:=[.AW5]/[.$B14]" office:value-type="float" office:value="48" calcext:value-type="float">
            <text:p>48</text:p>
          </table:table-cell>
          <table:table-cell table:formula="of:=[.AX5]/[.$B14]" office:value-type="float" office:value="49" calcext:value-type="float">
            <text:p>49</text:p>
          </table:table-cell>
          <table:table-cell table:formula="of:=[.AY5]/[.$B14]" office:value-type="float" office:value="50" calcext:value-type="float">
            <text:p>50</text:p>
          </table:table-cell>
          <table:table-cell table:formula="of:=[.AZ5]/[.$B14]" office:value-type="float" office:value="51" calcext:value-type="float">
            <text:p>51</text:p>
          </table:table-cell>
          <table:table-cell table:formula="of:=[.BA5]/[.$B14]" office:value-type="float" office:value="52" calcext:value-type="float">
            <text:p>52</text:p>
          </table:table-cell>
          <table:table-cell table:formula="of:=[.BB5]/[.$B14]" office:value-type="float" office:value="53" calcext:value-type="float">
            <text:p>53</text:p>
          </table:table-cell>
          <table:table-cell table:formula="of:=[.BC5]/[.$B14]" office:value-type="float" office:value="54" calcext:value-type="float">
            <text:p>54</text:p>
          </table:table-cell>
          <table:table-cell table:formula="of:=[.BD5]/[.$B14]" office:value-type="float" office:value="55" calcext:value-type="float">
            <text:p>55</text:p>
          </table:table-cell>
          <table:table-cell table:formula="of:=[.BE5]/[.$B14]" office:value-type="float" office:value="56" calcext:value-type="float">
            <text:p>56</text:p>
          </table:table-cell>
          <table:table-cell table:formula="of:=[.BF5]/[.$B14]" office:value-type="float" office:value="57" calcext:value-type="float">
            <text:p>57</text:p>
          </table:table-cell>
          <table:table-cell table:formula="of:=[.BG5]/[.$B14]" office:value-type="float" office:value="58" calcext:value-type="float">
            <text:p>58</text:p>
          </table:table-cell>
          <table:table-cell table:formula="of:=[.BH5]/[.$B14]" office:value-type="float" office:value="59" calcext:value-type="float">
            <text:p>59</text:p>
          </table:table-cell>
          <table:table-cell table:formula="of:=[.BI5]/[.$B14]" office:value-type="float" office:value="60" calcext:value-type="float">
            <text:p>60</text:p>
          </table:table-cell>
          <table:table-cell table:formula="of:=[.BJ5]/[.$B14]" office:value-type="float" office:value="61" calcext:value-type="float">
            <text:p>61</text:p>
          </table:table-cell>
          <table:table-cell table:formula="of:=[.BK5]/[.$B14]" office:value-type="float" office:value="62" calcext:value-type="float">
            <text:p>62</text:p>
          </table:table-cell>
          <table:table-cell table:formula="of:=[.BL5]/[.$B14]" office:value-type="float" office:value="63" calcext:value-type="float">
            <text:p>63</text:p>
          </table:table-cell>
          <table:table-cell table:formula="of:=[.BM5]/[.$B14]" office:value-type="float" office:value="64" calcext:value-type="float">
            <text:p>64</text:p>
          </table:table-cell>
          <table:table-cell table:formula="of:=[.BN5]/[.$B14]" office:value-type="float" office:value="65" calcext:value-type="float">
            <text:p>65</text:p>
          </table:table-cell>
          <table:table-cell table:formula="of:=[.BO5]/[.$B14]" office:value-type="float" office:value="66" calcext:value-type="float">
            <text:p>66</text:p>
          </table:table-cell>
          <table:table-cell table:formula="of:=[.BP5]/[.$B14]" office:value-type="float" office:value="67" calcext:value-type="float">
            <text:p>67</text:p>
          </table:table-cell>
          <table:table-cell table:formula="of:=[.BQ5]/[.$B14]" office:value-type="float" office:value="68" calcext:value-type="float">
            <text:p>68</text:p>
          </table:table-cell>
          <table:table-cell table:formula="of:=[.BR5]/[.$B14]" office:value-type="float" office:value="69" calcext:value-type="float">
            <text:p>69</text:p>
          </table:table-cell>
          <table:table-cell table:formula="of:=[.BS5]/[.$B14]" office:value-type="float" office:value="70" calcext:value-type="float">
            <text:p>70</text:p>
          </table:table-cell>
          <table:table-cell table:formula="of:=[.BT5]/[.$B14]" office:value-type="float" office:value="71" calcext:value-type="float">
            <text:p>71</text:p>
          </table:table-cell>
          <table:table-cell table:formula="of:=[.BU5]/[.$B14]" office:value-type="float" office:value="72" calcext:value-type="float">
            <text:p>72</text:p>
          </table:table-cell>
          <table:table-cell table:formula="of:=[.BV5]/[.$B14]" office:value-type="float" office:value="73" calcext:value-type="float">
            <text:p>73</text:p>
          </table:table-cell>
          <table:table-cell table:formula="of:=[.BW5]/[.$B14]" office:value-type="float" office:value="74" calcext:value-type="float">
            <text:p>74</text:p>
          </table:table-cell>
          <table:table-cell table:formula="of:=[.BX5]/[.$B14]" office:value-type="float" office:value="75" calcext:value-type="float">
            <text:p>75</text:p>
          </table:table-cell>
          <table:table-cell table:formula="of:=[.BY5]/[.$B14]" office:value-type="float" office:value="76" calcext:value-type="float">
            <text:p>76</text:p>
          </table:table-cell>
          <table:table-cell table:formula="of:=[.BZ5]/[.$B14]" office:value-type="float" office:value="77" calcext:value-type="float">
            <text:p>77</text:p>
          </table:table-cell>
          <table:table-cell table:formula="of:=[.CA5]/[.$B14]" office:value-type="float" office:value="78" calcext:value-type="float">
            <text:p>78</text:p>
          </table:table-cell>
          <table:table-cell table:formula="of:=[.CB5]/[.$B14]" office:value-type="float" office:value="79" calcext:value-type="float">
            <text:p>79</text:p>
          </table:table-cell>
          <table:table-cell table:formula="of:=[.CC5]/[.$B14]" office:value-type="float" office:value="80" calcext:value-type="float">
            <text:p>80</text:p>
          </table:table-cell>
          <table:table-cell table:formula="of:=[.CD5]/[.$B14]" office:value-type="float" office:value="81" calcext:value-type="float">
            <text:p>81</text:p>
          </table:table-cell>
          <table:table-cell table:formula="of:=[.CE5]/[.$B14]" office:value-type="float" office:value="82" calcext:value-type="float">
            <text:p>82</text:p>
          </table:table-cell>
          <table:table-cell table:formula="of:=[.CF5]/[.$B14]" office:value-type="float" office:value="83" calcext:value-type="float">
            <text:p>83</text:p>
          </table:table-cell>
          <table:table-cell table:formula="of:=[.CG5]/[.$B14]" office:value-type="float" office:value="84" calcext:value-type="float">
            <text:p>84</text:p>
          </table:table-cell>
          <table:table-cell table:formula="of:=[.CH5]/[.$B14]" office:value-type="float" office:value="85" calcext:value-type="float">
            <text:p>85</text:p>
          </table:table-cell>
          <table:table-cell table:formula="of:=[.CI5]/[.$B14]" office:value-type="float" office:value="86" calcext:value-type="float">
            <text:p>86</text:p>
          </table:table-cell>
          <table:table-cell table:formula="of:=[.CJ5]/[.$B14]" office:value-type="float" office:value="87" calcext:value-type="float">
            <text:p>87</text:p>
          </table:table-cell>
          <table:table-cell table:formula="of:=[.CK5]/[.$B14]" office:value-type="float" office:value="88" calcext:value-type="float">
            <text:p>88</text:p>
          </table:table-cell>
          <table:table-cell table:formula="of:=[.CL5]/[.$B14]" office:value-type="float" office:value="89" calcext:value-type="float">
            <text:p>89</text:p>
          </table:table-cell>
          <table:table-cell table:formula="of:=[.CM5]/[.$B14]" office:value-type="float" office:value="90" calcext:value-type="float">
            <text:p>90</text:p>
          </table:table-cell>
          <table:table-cell table:formula="of:=[.CN5]/[.$B14]" office:value-type="float" office:value="91" calcext:value-type="float">
            <text:p>91</text:p>
          </table:table-cell>
          <table:table-cell table:formula="of:=[.CO5]/[.$B14]" office:value-type="float" office:value="92" calcext:value-type="float">
            <text:p>92</text:p>
          </table:table-cell>
          <table:table-cell table:formula="of:=[.CP5]/[.$B14]" office:value-type="float" office:value="93" calcext:value-type="float">
            <text:p>93</text:p>
          </table:table-cell>
          <table:table-cell table:formula="of:=[.CQ5]/[.$B14]" office:value-type="float" office:value="94" calcext:value-type="float">
            <text:p>94</text:p>
          </table:table-cell>
          <table:table-cell table:formula="of:=[.CR5]/[.$B14]" office:value-type="float" office:value="95" calcext:value-type="float">
            <text:p>95</text:p>
          </table:table-cell>
          <table:table-cell table:formula="of:=[.CS5]/[.$B14]" office:value-type="float" office:value="96" calcext:value-type="float">
            <text:p>96</text:p>
          </table:table-cell>
          <table:table-cell table:formula="of:=[.CT5]/[.$B14]" office:value-type="float" office:value="97" calcext:value-type="float">
            <text:p>97</text:p>
          </table:table-cell>
          <table:table-cell table:formula="of:=[.CU5]/[.$B14]" office:value-type="float" office:value="98" calcext:value-type="float">
            <text:p>98</text:p>
          </table:table-cell>
          <table:table-cell table:formula="of:=[.CV5]/[.$B14]" office:value-type="float" office:value="99" calcext:value-type="float">
            <text:p>99</text:p>
          </table:table-cell>
          <table:table-cell table:formula="of:=[.CW5]/[.$B14]" office:value-type="float" office:value="100" calcext:value-type="float">
            <text:p>100</text:p>
          </table:table-cell>
          <table:table-cell table:formula="of:=[.CX5]/[.$B14]" office:value-type="float" office:value="101" calcext:value-type="float">
            <text:p>101</text:p>
          </table:table-cell>
          <table:table-cell table:formula="of:=[.CY5]/[.$B14]" office:value-type="float" office:value="102" calcext:value-type="float">
            <text:p>102</text:p>
          </table:table-cell>
          <table:table-cell table:formula="of:=[.CZ5]/[.$B14]" office:value-type="float" office:value="103" calcext:value-type="float">
            <text:p>103</text:p>
          </table:table-cell>
          <table:table-cell table:formula="of:=[.DA5]/[.$B14]" office:value-type="float" office:value="104" calcext:value-type="float">
            <text:p>104</text:p>
          </table:table-cell>
          <table:table-cell table:formula="of:=[.DB5]/[.$B14]" office:value-type="float" office:value="105" calcext:value-type="float">
            <text:p>105</text:p>
          </table:table-cell>
          <table:table-cell table:formula="of:=[.DC5]/[.$B14]" office:value-type="float" office:value="106" calcext:value-type="float">
            <text:p>106</text:p>
          </table:table-cell>
          <table:table-cell table:formula="of:=[.DD5]/[.$B14]" office:value-type="float" office:value="107" calcext:value-type="float">
            <text:p>107</text:p>
          </table:table-cell>
          <table:table-cell table:formula="of:=[.DE5]/[.$B14]" office:value-type="float" office:value="108" calcext:value-type="float">
            <text:p>108</text:p>
          </table:table-cell>
          <table:table-cell table:formula="of:=[.DF5]/[.$B14]" office:value-type="float" office:value="109" calcext:value-type="float">
            <text:p>109</text:p>
          </table:table-cell>
          <table:table-cell table:formula="of:=[.DG5]/[.$B14]" office:value-type="float" office:value="110" calcext:value-type="float">
            <text:p>110</text:p>
          </table:table-cell>
          <table:table-cell table:formula="of:=[.DH5]/[.$B14]" office:value-type="float" office:value="111" calcext:value-type="float">
            <text:p>111</text:p>
          </table:table-cell>
          <table:table-cell table:formula="of:=[.DI5]/[.$B14]" office:value-type="float" office:value="112" calcext:value-type="float">
            <text:p>112</text:p>
          </table:table-cell>
          <table:table-cell table:formula="of:=[.DJ5]/[.$B14]" office:value-type="float" office:value="113" calcext:value-type="float">
            <text:p>113</text:p>
          </table:table-cell>
          <table:table-cell table:formula="of:=[.DK5]/[.$B14]" office:value-type="float" office:value="114" calcext:value-type="float">
            <text:p>114</text:p>
          </table:table-cell>
          <table:table-cell table:formula="of:=[.DL5]/[.$B14]" office:value-type="float" office:value="115" calcext:value-type="float">
            <text:p>115</text:p>
          </table:table-cell>
          <table:table-cell table:formula="of:=[.DM5]/[.$B14]" office:value-type="float" office:value="116" calcext:value-type="float">
            <text:p>116</text:p>
          </table:table-cell>
          <table:table-cell table:formula="of:=[.DN5]/[.$B14]" office:value-type="float" office:value="117" calcext:value-type="float">
            <text:p>117</text:p>
          </table:table-cell>
          <table:table-cell table:formula="of:=[.DO5]/[.$B14]" office:value-type="float" office:value="118" calcext:value-type="float">
            <text:p>118</text:p>
          </table:table-cell>
          <table:table-cell table:formula="of:=[.DP5]/[.$B14]" office:value-type="float" office:value="119" calcext:value-type="float">
            <text:p>119</text:p>
          </table:table-cell>
          <table:table-cell table:formula="of:=[.DQ5]/[.$B14]" office:value-type="float" office:value="120" calcext:value-type="float">
            <text:p>120</text:p>
          </table:table-cell>
          <table:table-cell table:formula="of:=[.DR5]/[.$B14]" office:value-type="float" office:value="121" calcext:value-type="float">
            <text:p>121</text:p>
          </table:table-cell>
          <table:table-cell table:formula="of:=[.DS5]/[.$B14]" office:value-type="float" office:value="122" calcext:value-type="float">
            <text:p>122</text:p>
          </table:table-cell>
          <table:table-cell table:formula="of:=[.DT5]/[.$B14]" office:value-type="float" office:value="123" calcext:value-type="float">
            <text:p>123</text:p>
          </table:table-cell>
          <table:table-cell table:formula="of:=[.DU5]/[.$B14]" office:value-type="float" office:value="124" calcext:value-type="float">
            <text:p>124</text:p>
          </table:table-cell>
          <table:table-cell table:formula="of:=[.DV5]/[.$B14]" office:value-type="float" office:value="125" calcext:value-type="float">
            <text:p>125</text:p>
          </table:table-cell>
          <table:table-cell table:formula="of:=[.DW5]/[.$B14]" office:value-type="float" office:value="126" calcext:value-type="float">
            <text:p>126</text:p>
          </table:table-cell>
          <table:table-cell table:formula="of:=[.DX5]/[.$B14]" office:value-type="float" office:value="127" calcext:value-type="float">
            <text:p>127</text:p>
          </table:table-cell>
          <table:table-cell table:formula="of:=[.DY5]/[.$B14]" office:value-type="float" office:value="128" calcext:value-type="float">
            <text:p>128</text:p>
          </table:table-cell>
          <table:table-cell table:formula="of:=[.DZ5]/[.$B14]" office:value-type="float" office:value="129" calcext:value-type="float">
            <text:p>129</text:p>
          </table:table-cell>
          <table:table-cell table:formula="of:=[.EA5]/[.$B14]" office:value-type="float" office:value="130" calcext:value-type="float">
            <text:p>130</text:p>
          </table:table-cell>
          <table:table-cell table:formula="of:=[.EB5]/[.$B14]" office:value-type="float" office:value="131" calcext:value-type="float">
            <text:p>131</text:p>
          </table:table-cell>
          <table:table-cell table:formula="of:=[.EC5]/[.$B14]" office:value-type="float" office:value="132" calcext:value-type="float">
            <text:p>132</text:p>
          </table:table-cell>
          <table:table-cell table:formula="of:=[.ED5]/[.$B14]" office:value-type="float" office:value="133" calcext:value-type="float">
            <text:p>133</text:p>
          </table:table-cell>
          <table:table-cell table:formula="of:=[.EE5]/[.$B14]" office:value-type="float" office:value="134" calcext:value-type="float">
            <text:p>134</text:p>
          </table:table-cell>
          <table:table-cell table:formula="of:=[.EF5]/[.$B14]" office:value-type="float" office:value="135" calcext:value-type="float">
            <text:p>135</text:p>
          </table:table-cell>
          <table:table-cell table:formula="of:=[.EG5]/[.$B14]" office:value-type="float" office:value="136" calcext:value-type="float">
            <text:p>136</text:p>
          </table:table-cell>
          <table:table-cell table:formula="of:=[.EH5]/[.$B14]" office:value-type="float" office:value="137" calcext:value-type="float">
            <text:p>137</text:p>
          </table:table-cell>
          <table:table-cell table:formula="of:=[.EI5]/[.$B14]" office:value-type="float" office:value="138" calcext:value-type="float">
            <text:p>138</text:p>
          </table:table-cell>
          <table:table-cell table:formula="of:=[.EJ5]/[.$B14]" office:value-type="float" office:value="139" calcext:value-type="float">
            <text:p>139</text:p>
          </table:table-cell>
          <table:table-cell table:formula="of:=[.EK5]/[.$B14]" office:value-type="float" office:value="140" calcext:value-type="float">
            <text:p>140</text:p>
          </table:table-cell>
          <table:table-cell table:formula="of:=[.EL5]/[.$B14]" office:value-type="float" office:value="141" calcext:value-type="float">
            <text:p>141</text:p>
          </table:table-cell>
          <table:table-cell table:formula="of:=[.EM5]/[.$B14]" office:value-type="float" office:value="142" calcext:value-type="float">
            <text:p>142</text:p>
          </table:table-cell>
          <table:table-cell table:formula="of:=[.EN5]/[.$B14]" office:value-type="float" office:value="143" calcext:value-type="float">
            <text:p>143</text:p>
          </table:table-cell>
          <table:table-cell table:formula="of:=[.EO5]/[.$B14]" office:value-type="float" office:value="144" calcext:value-type="float">
            <text:p>144</text:p>
          </table:table-cell>
          <table:table-cell table:formula="of:=[.EP5]/[.$B14]" office:value-type="float" office:value="145" calcext:value-type="float">
            <text:p>145</text:p>
          </table:table-cell>
          <table:table-cell table:formula="of:=[.EQ5]/[.$B14]" office:value-type="float" office:value="146" calcext:value-type="float">
            <text:p>146</text:p>
          </table:table-cell>
          <table:table-cell table:formula="of:=[.ER5]/[.$B14]" office:value-type="float" office:value="147" calcext:value-type="float">
            <text:p>147</text:p>
          </table:table-cell>
          <table:table-cell table:formula="of:=[.ES5]/[.$B14]" office:value-type="float" office:value="148" calcext:value-type="float">
            <text:p>148</text:p>
          </table:table-cell>
          <table:table-cell table:formula="of:=[.ET5]/[.$B14]" office:value-type="float" office:value="149" calcext:value-type="float">
            <text:p>149</text:p>
          </table:table-cell>
          <table:table-cell table:formula="of:=[.EU5]/[.$B14]" office:value-type="float" office:value="150" calcext:value-type="float">
            <text:p>150</text:p>
          </table:table-cell>
          <table:table-cell table:formula="of:=[.EV5]/[.$B14]" office:value-type="float" office:value="151" calcext:value-type="float">
            <text:p>151</text:p>
          </table:table-cell>
          <table:table-cell table:formula="of:=[.EW5]/[.$B14]" office:value-type="float" office:value="152" calcext:value-type="float">
            <text:p>152</text:p>
          </table:table-cell>
          <table:table-cell table:formula="of:=[.EX5]/[.$B14]" office:value-type="float" office:value="153" calcext:value-type="float">
            <text:p>153</text:p>
          </table:table-cell>
          <table:table-cell table:formula="of:=[.EY5]/[.$B14]" office:value-type="float" office:value="154" calcext:value-type="float">
            <text:p>154</text:p>
          </table:table-cell>
          <table:table-cell table:formula="of:=[.EZ5]/[.$B14]" office:value-type="float" office:value="155" calcext:value-type="float">
            <text:p>155</text:p>
          </table:table-cell>
          <table:table-cell table:formula="of:=[.FA5]/[.$B14]" office:value-type="float" office:value="156" calcext:value-type="float">
            <text:p>156</text:p>
          </table:table-cell>
          <table:table-cell table:formula="of:=[.FB5]/[.$B14]" office:value-type="float" office:value="157" calcext:value-type="float">
            <text:p>157</text:p>
          </table:table-cell>
          <table:table-cell table:formula="of:=[.FC5]/[.$B14]" office:value-type="float" office:value="158" calcext:value-type="float">
            <text:p>158</text:p>
          </table:table-cell>
          <table:table-cell table:formula="of:=[.FD5]/[.$B14]" office:value-type="float" office:value="159" calcext:value-type="float">
            <text:p>159</text:p>
          </table:table-cell>
          <table:table-cell table:formula="of:=[.FE5]/[.$B14]" office:value-type="float" office:value="160" calcext:value-type="float">
            <text:p>160</text:p>
          </table:table-cell>
          <table:table-cell table:formula="of:=[.FF5]/[.$B14]" office:value-type="float" office:value="161" calcext:value-type="float">
            <text:p>161</text:p>
          </table:table-cell>
          <table:table-cell table:formula="of:=[.FG5]/[.$B14]" office:value-type="float" office:value="162" calcext:value-type="float">
            <text:p>162</text:p>
          </table:table-cell>
          <table:table-cell table:formula="of:=[.FH5]/[.$B14]" office:value-type="float" office:value="163" calcext:value-type="float">
            <text:p>163</text:p>
          </table:table-cell>
          <table:table-cell table:formula="of:=[.FI5]/[.$B14]" office:value-type="float" office:value="164" calcext:value-type="float">
            <text:p>164</text:p>
          </table:table-cell>
          <table:table-cell table:formula="of:=[.FJ5]/[.$B14]" office:value-type="float" office:value="165" calcext:value-type="float">
            <text:p>165</text:p>
          </table:table-cell>
          <table:table-cell table:formula="of:=[.FK5]/[.$B14]" office:value-type="float" office:value="166" calcext:value-type="float">
            <text:p>166</text:p>
          </table:table-cell>
          <table:table-cell table:formula="of:=[.FL5]/[.$B14]" office:value-type="float" office:value="167" calcext:value-type="float">
            <text:p>167</text:p>
          </table:table-cell>
          <table:table-cell table:formula="of:=[.FM5]/[.$B14]" office:value-type="float" office:value="168" calcext:value-type="float">
            <text:p>168</text:p>
          </table:table-cell>
          <table:table-cell table:formula="of:=[.FN5]/[.$B14]" office:value-type="float" office:value="169" calcext:value-type="float">
            <text:p>169</text:p>
          </table:table-cell>
          <table:table-cell table:formula="of:=[.FO5]/[.$B14]" office:value-type="float" office:value="170" calcext:value-type="float">
            <text:p>170</text:p>
          </table:table-cell>
          <table:table-cell table:formula="of:=[.FP5]/[.$B14]" office:value-type="float" office:value="171" calcext:value-type="float">
            <text:p>171</text:p>
          </table:table-cell>
          <table:table-cell table:formula="of:=[.FQ5]/[.$B14]" office:value-type="float" office:value="172" calcext:value-type="float">
            <text:p>172</text:p>
          </table:table-cell>
          <table:table-cell table:formula="of:=[.FR5]/[.$B14]" office:value-type="float" office:value="173" calcext:value-type="float">
            <text:p>173</text:p>
          </table:table-cell>
          <table:table-cell table:formula="of:=[.FS5]/[.$B14]" office:value-type="float" office:value="174" calcext:value-type="float">
            <text:p>174</text:p>
          </table:table-cell>
          <table:table-cell table:formula="of:=[.FT5]/[.$B14]" office:value-type="float" office:value="175" calcext:value-type="float">
            <text:p>175</text:p>
          </table:table-cell>
          <table:table-cell table:formula="of:=[.FU5]/[.$B14]" office:value-type="float" office:value="176" calcext:value-type="float">
            <text:p>176</text:p>
          </table:table-cell>
          <table:table-cell table:formula="of:=[.FV5]/[.$B14]" office:value-type="float" office:value="177" calcext:value-type="float">
            <text:p>177</text:p>
          </table:table-cell>
          <table:table-cell table:formula="of:=[.FW5]/[.$B14]" office:value-type="float" office:value="178" calcext:value-type="float">
            <text:p>178</text:p>
          </table:table-cell>
          <table:table-cell table:formula="of:=[.FX5]/[.$B14]" office:value-type="float" office:value="179" calcext:value-type="float">
            <text:p>179</text:p>
          </table:table-cell>
          <table:table-cell table:formula="of:=[.FY5]/[.$B14]" office:value-type="float" office:value="180" calcext:value-type="float">
            <text:p>180</text:p>
          </table:table-cell>
          <table:table-cell table:formula="of:=[.FZ5]/[.$B14]" office:value-type="float" office:value="181" calcext:value-type="float">
            <text:p>181</text:p>
          </table:table-cell>
          <table:table-cell table:formula="of:=[.GA5]/[.$B14]" office:value-type="float" office:value="182" calcext:value-type="float">
            <text:p>182</text:p>
          </table:table-cell>
          <table:table-cell table:formula="of:=[.GB5]/[.$B14]" office:value-type="float" office:value="183" calcext:value-type="float">
            <text:p>183</text:p>
          </table:table-cell>
          <table:table-cell table:formula="of:=[.GC5]/[.$B14]" office:value-type="float" office:value="184" calcext:value-type="float">
            <text:p>184</text:p>
          </table:table-cell>
          <table:table-cell table:formula="of:=[.GD5]/[.$B14]" office:value-type="float" office:value="185" calcext:value-type="float">
            <text:p>185</text:p>
          </table:table-cell>
          <table:table-cell table:formula="of:=[.GE5]/[.$B14]" office:value-type="float" office:value="186" calcext:value-type="float">
            <text:p>186</text:p>
          </table:table-cell>
          <table:table-cell table:formula="of:=[.GF5]/[.$B14]" office:value-type="float" office:value="187" calcext:value-type="float">
            <text:p>187</text:p>
          </table:table-cell>
          <table:table-cell table:formula="of:=[.GG5]/[.$B14]" office:value-type="float" office:value="188" calcext:value-type="float">
            <text:p>188</text:p>
          </table:table-cell>
          <table:table-cell table:formula="of:=[.GH5]/[.$B14]" office:value-type="float" office:value="189" calcext:value-type="float">
            <text:p>189</text:p>
          </table:table-cell>
          <table:table-cell table:formula="of:=[.GI5]/[.$B14]" office:value-type="float" office:value="190" calcext:value-type="float">
            <text:p>190</text:p>
          </table:table-cell>
          <table:table-cell table:formula="of:=[.GJ5]/[.$B14]" office:value-type="float" office:value="191" calcext:value-type="float">
            <text:p>191</text:p>
          </table:table-cell>
          <table:table-cell table:formula="of:=[.GK5]/[.$B14]" office:value-type="float" office:value="192" calcext:value-type="float">
            <text:p>192</text:p>
          </table:table-cell>
          <table:table-cell table:formula="of:=[.GL5]/[.$B14]" office:value-type="float" office:value="193" calcext:value-type="float">
            <text:p>193</text:p>
          </table:table-cell>
          <table:table-cell table:formula="of:=[.GM5]/[.$B14]" office:value-type="float" office:value="194" calcext:value-type="float">
            <text:p>194</text:p>
          </table:table-cell>
          <table:table-cell table:formula="of:=[.GN5]/[.$B14]" office:value-type="float" office:value="195" calcext:value-type="float">
            <text:p>195</text:p>
          </table:table-cell>
          <table:table-cell table:formula="of:=[.GO5]/[.$B14]" office:value-type="float" office:value="196" calcext:value-type="float">
            <text:p>196</text:p>
          </table:table-cell>
          <table:table-cell table:formula="of:=[.GP5]/[.$B14]" office:value-type="float" office:value="197" calcext:value-type="float">
            <text:p>197</text:p>
          </table:table-cell>
          <table:table-cell table:formula="of:=[.GQ5]/[.$B14]" office:value-type="float" office:value="198" calcext:value-type="float">
            <text:p>198</text:p>
          </table:table-cell>
          <table:table-cell table:formula="of:=[.GR5]/[.$B14]" office:value-type="float" office:value="199" calcext:value-type="float">
            <text:p>199</text:p>
          </table:table-cell>
          <table:table-cell table:formula="of:=[.GS5]/[.$B14]" office:value-type="float" office:value="200" calcext:value-type="float">
            <text:p>200</text:p>
          </table:table-cell>
          <table:table-cell table:formula="of:=[.GT5]/[.$B14]" office:value-type="float" office:value="201" calcext:value-type="float">
            <text:p>201</text:p>
          </table:table-cell>
          <table:table-cell table:formula="of:=[.GU5]/[.$B14]" office:value-type="float" office:value="202" calcext:value-type="float">
            <text:p>202</text:p>
          </table:table-cell>
          <table:table-cell table:formula="of:=[.GV5]/[.$B14]" office:value-type="float" office:value="203" calcext:value-type="float">
            <text:p>203</text:p>
          </table:table-cell>
          <table:table-cell table:formula="of:=[.GW5]/[.$B14]" office:value-type="float" office:value="204" calcext:value-type="float">
            <text:p>204</text:p>
          </table:table-cell>
          <table:table-cell table:formula="of:=[.GX5]/[.$B14]" office:value-type="float" office:value="205" calcext:value-type="float">
            <text:p>205</text:p>
          </table:table-cell>
          <table:table-cell table:formula="of:=[.GY5]/[.$B14]" office:value-type="float" office:value="206" calcext:value-type="float">
            <text:p>206</text:p>
          </table:table-cell>
          <table:table-cell table:formula="of:=[.GZ5]/[.$B14]" office:value-type="float" office:value="207" calcext:value-type="float">
            <text:p>207</text:p>
          </table:table-cell>
          <table:table-cell table:formula="of:=[.HA5]/[.$B14]" office:value-type="float" office:value="208" calcext:value-type="float">
            <text:p>208</text:p>
          </table:table-cell>
          <table:table-cell table:formula="of:=[.HB5]/[.$B14]" office:value-type="float" office:value="209" calcext:value-type="float">
            <text:p>209</text:p>
          </table:table-cell>
          <table:table-cell table:formula="of:=[.HC5]/[.$B14]" office:value-type="float" office:value="210" calcext:value-type="float">
            <text:p>210</text:p>
          </table:table-cell>
          <table:table-cell table:formula="of:=[.HD5]/[.$B14]" office:value-type="float" office:value="211" calcext:value-type="float">
            <text:p>211</text:p>
          </table:table-cell>
          <table:table-cell table:formula="of:=[.HE5]/[.$B14]" office:value-type="float" office:value="212" calcext:value-type="float">
            <text:p>212</text:p>
          </table:table-cell>
          <table:table-cell table:formula="of:=[.HF5]/[.$B14]" office:value-type="float" office:value="213" calcext:value-type="float">
            <text:p>213</text:p>
          </table:table-cell>
          <table:table-cell table:formula="of:=[.HG5]/[.$B14]" office:value-type="float" office:value="214" calcext:value-type="float">
            <text:p>214</text:p>
          </table:table-cell>
          <table:table-cell table:formula="of:=[.HH5]/[.$B14]" office:value-type="float" office:value="215" calcext:value-type="float">
            <text:p>215</text:p>
          </table:table-cell>
          <table:table-cell table:formula="of:=[.HI5]/[.$B14]" office:value-type="float" office:value="216" calcext:value-type="float">
            <text:p>216</text:p>
          </table:table-cell>
          <table:table-cell table:formula="of:=[.HJ5]/[.$B14]" office:value-type="float" office:value="217" calcext:value-type="float">
            <text:p>217</text:p>
          </table:table-cell>
          <table:table-cell table:formula="of:=[.HK5]/[.$B14]" office:value-type="float" office:value="218" calcext:value-type="float">
            <text:p>218</text:p>
          </table:table-cell>
          <table:table-cell table:formula="of:=[.HL5]/[.$B14]" office:value-type="float" office:value="219" calcext:value-type="float">
            <text:p>219</text:p>
          </table:table-cell>
          <table:table-cell table:formula="of:=[.HM5]/[.$B14]" office:value-type="float" office:value="220" calcext:value-type="float">
            <text:p>220</text:p>
          </table:table-cell>
          <table:table-cell table:formula="of:=[.HN5]/[.$B14]" office:value-type="float" office:value="221" calcext:value-type="float">
            <text:p>221</text:p>
          </table:table-cell>
          <table:table-cell table:formula="of:=[.HO5]/[.$B14]" office:value-type="float" office:value="222" calcext:value-type="float">
            <text:p>222</text:p>
          </table:table-cell>
          <table:table-cell table:formula="of:=[.HP5]/[.$B14]" office:value-type="float" office:value="223" calcext:value-type="float">
            <text:p>223</text:p>
          </table:table-cell>
          <table:table-cell table:formula="of:=[.HQ5]/[.$B14]" office:value-type="float" office:value="224" calcext:value-type="float">
            <text:p>224</text:p>
          </table:table-cell>
          <table:table-cell table:formula="of:=[.HR5]/[.$B14]" office:value-type="float" office:value="225" calcext:value-type="float">
            <text:p>225</text:p>
          </table:table-cell>
          <table:table-cell table:formula="of:=[.HS5]/[.$B14]" office:value-type="float" office:value="226" calcext:value-type="float">
            <text:p>226</text:p>
          </table:table-cell>
          <table:table-cell table:formula="of:=[.HT5]/[.$B14]" office:value-type="float" office:value="227" calcext:value-type="float">
            <text:p>227</text:p>
          </table:table-cell>
          <table:table-cell table:formula="of:=[.HU5]/[.$B14]" office:value-type="float" office:value="228" calcext:value-type="float">
            <text:p>228</text:p>
          </table:table-cell>
          <table:table-cell table:formula="of:=[.HV5]/[.$B14]" office:value-type="float" office:value="229" calcext:value-type="float">
            <text:p>229</text:p>
          </table:table-cell>
          <table:table-cell table:formula="of:=[.HW5]/[.$B14]" office:value-type="float" office:value="230" calcext:value-type="float">
            <text:p>230</text:p>
          </table:table-cell>
          <table:table-cell table:formula="of:=[.HX5]/[.$B14]" office:value-type="float" office:value="231" calcext:value-type="float">
            <text:p>231</text:p>
          </table:table-cell>
          <table:table-cell table:formula="of:=[.HY5]/[.$B14]" office:value-type="float" office:value="232" calcext:value-type="float">
            <text:p>232</text:p>
          </table:table-cell>
          <table:table-cell table:formula="of:=[.HZ5]/[.$B14]" office:value-type="float" office:value="233" calcext:value-type="float">
            <text:p>233</text:p>
          </table:table-cell>
          <table:table-cell table:formula="of:=[.IA5]/[.$B14]" office:value-type="float" office:value="234" calcext:value-type="float">
            <text:p>234</text:p>
          </table:table-cell>
          <table:table-cell table:formula="of:=[.IB5]/[.$B14]" office:value-type="float" office:value="235" calcext:value-type="float">
            <text:p>235</text:p>
          </table:table-cell>
          <table:table-cell table:formula="of:=[.IC5]/[.$B14]" office:value-type="float" office:value="236" calcext:value-type="float">
            <text:p>236</text:p>
          </table:table-cell>
          <table:table-cell table:formula="of:=[.ID5]/[.$B14]" office:value-type="float" office:value="237" calcext:value-type="float">
            <text:p>237</text:p>
          </table:table-cell>
          <table:table-cell table:formula="of:=[.IE5]/[.$B14]" office:value-type="float" office:value="238" calcext:value-type="float">
            <text:p>238</text:p>
          </table:table-cell>
          <table:table-cell table:formula="of:=[.IF5]/[.$B14]" office:value-type="float" office:value="239" calcext:value-type="float">
            <text:p>239</text:p>
          </table:table-cell>
          <table:table-cell table:formula="of:=[.IG5]/[.$B14]" office:value-type="float" office:value="240" calcext:value-type="float">
            <text:p>240</text:p>
          </table:table-cell>
          <table:table-cell table:formula="of:=[.IH5]/[.$B14]" office:value-type="float" office:value="241" calcext:value-type="float">
            <text:p>241</text:p>
          </table:table-cell>
          <table:table-cell table:formula="of:=[.II5]/[.$B14]" office:value-type="float" office:value="242" calcext:value-type="float">
            <text:p>242</text:p>
          </table:table-cell>
          <table:table-cell table:formula="of:=[.IJ5]/[.$B14]" office:value-type="float" office:value="243" calcext:value-type="float">
            <text:p>243</text:p>
          </table:table-cell>
          <table:table-cell table:formula="of:=[.IK5]/[.$B14]" office:value-type="float" office:value="244" calcext:value-type="float">
            <text:p>244</text:p>
          </table:table-cell>
          <table:table-cell table:formula="of:=[.IL5]/[.$B14]" office:value-type="float" office:value="245" calcext:value-type="float">
            <text:p>245</text:p>
          </table:table-cell>
          <table:table-cell table:formula="of:=[.IM5]/[.$B14]" office:value-type="float" office:value="246" calcext:value-type="float">
            <text:p>246</text:p>
          </table:table-cell>
          <table:table-cell table:formula="of:=[.IN5]/[.$B14]" office:value-type="float" office:value="247" calcext:value-type="float">
            <text:p>247</text:p>
          </table:table-cell>
          <table:table-cell table:formula="of:=[.IO5]/[.$B14]" office:value-type="float" office:value="248" calcext:value-type="float">
            <text:p>248</text:p>
          </table:table-cell>
          <table:table-cell table:formula="of:=[.IP5]/[.$B14]" office:value-type="float" office:value="249" calcext:value-type="float">
            <text:p>249</text:p>
          </table:table-cell>
          <table:table-cell table:formula="of:=[.IQ5]/[.$B14]" office:value-type="float" office:value="250" calcext:value-type="float">
            <text:p>250</text:p>
          </table:table-cell>
          <table:table-cell table:formula="of:=[.IR5]/[.$B14]" office:value-type="float" office:value="251" calcext:value-type="float">
            <text:p>251</text:p>
          </table:table-cell>
          <table:table-cell table:formula="of:=[.IS5]/[.$B14]" office:value-type="float" office:value="252" calcext:value-type="float">
            <text:p>252</text:p>
          </table:table-cell>
          <table:table-cell table:formula="of:=[.IT5]/[.$B14]" office:value-type="float" office:value="253" calcext:value-type="float">
            <text:p>253</text:p>
          </table:table-cell>
          <table:table-cell table:formula="of:=[.IU5]/[.$B14]" office:value-type="float" office:value="254" calcext:value-type="float">
            <text:p>254</text:p>
          </table:table-cell>
          <table:table-cell table:formula="of:=[.IV5]/[.$B14]" office:value-type="float" office:value="255" calcext:value-type="float">
            <text:p>255</text:p>
          </table:table-cell>
          <table:table-cell table:formula="of:=[.IW5]/[.$B14]" office:value-type="float" office:value="256" calcext:value-type="float">
            <text:p>256</text:p>
          </table:table-cell>
          <table:table-cell table:formula="of:=[.IX5]/[.$B14]" office:value-type="float" office:value="257" calcext:value-type="float">
            <text:p>257</text:p>
          </table:table-cell>
          <table:table-cell table:formula="of:=[.IY5]/[.$B14]" office:value-type="float" office:value="258" calcext:value-type="float">
            <text:p>258</text:p>
          </table:table-cell>
          <table:table-cell table:formula="of:=[.IZ5]/[.$B14]" office:value-type="float" office:value="259" calcext:value-type="float">
            <text:p>259</text:p>
          </table:table-cell>
          <table:table-cell table:formula="of:=[.JA5]/[.$B14]" office:value-type="float" office:value="260" calcext:value-type="float">
            <text:p>260</text:p>
          </table:table-cell>
          <table:table-cell table:formula="of:=[.JB5]/[.$B14]" office:value-type="float" office:value="261" calcext:value-type="float">
            <text:p>261</text:p>
          </table:table-cell>
          <table:table-cell table:formula="of:=[.JC5]/[.$B14]" office:value-type="float" office:value="262" calcext:value-type="float">
            <text:p>262</text:p>
          </table:table-cell>
          <table:table-cell table:formula="of:=[.JD5]/[.$B14]" office:value-type="float" office:value="263" calcext:value-type="float">
            <text:p>263</text:p>
          </table:table-cell>
          <table:table-cell table:formula="of:=[.JE5]/[.$B14]" office:value-type="float" office:value="264" calcext:value-type="float">
            <text:p>264</text:p>
          </table:table-cell>
          <table:table-cell table:formula="of:=[.JF5]/[.$B14]" office:value-type="float" office:value="265" calcext:value-type="float">
            <text:p>265</text:p>
          </table:table-cell>
          <table:table-cell table:formula="of:=[.JG5]/[.$B14]" office:value-type="float" office:value="266" calcext:value-type="float">
            <text:p>266</text:p>
          </table:table-cell>
          <table:table-cell table:formula="of:=[.JH5]/[.$B14]" office:value-type="float" office:value="267" calcext:value-type="float">
            <text:p>267</text:p>
          </table:table-cell>
          <table:table-cell table:formula="of:=[.JI5]/[.$B14]" office:value-type="float" office:value="268" calcext:value-type="float">
            <text:p>268</text:p>
          </table:table-cell>
          <table:table-cell table:formula="of:=[.JJ5]/[.$B14]" office:value-type="float" office:value="269" calcext:value-type="float">
            <text:p>269</text:p>
          </table:table-cell>
          <table:table-cell table:formula="of:=[.JK5]/[.$B14]" office:value-type="float" office:value="270" calcext:value-type="float">
            <text:p>270</text:p>
          </table:table-cell>
          <table:table-cell table:formula="of:=[.JL5]/[.$B14]" office:value-type="float" office:value="271" calcext:value-type="float">
            <text:p>271</text:p>
          </table:table-cell>
          <table:table-cell table:formula="of:=[.JM5]/[.$B14]" office:value-type="float" office:value="272" calcext:value-type="float">
            <text:p>272</text:p>
          </table:table-cell>
          <table:table-cell table:formula="of:=[.JN5]/[.$B14]" office:value-type="float" office:value="273" calcext:value-type="float">
            <text:p>273</text:p>
          </table:table-cell>
          <table:table-cell table:formula="of:=[.JO5]/[.$B14]" office:value-type="float" office:value="274" calcext:value-type="float">
            <text:p>274</text:p>
          </table:table-cell>
          <table:table-cell table:formula="of:=[.JP5]/[.$B14]" office:value-type="float" office:value="275" calcext:value-type="float">
            <text:p>275</text:p>
          </table:table-cell>
          <table:table-cell table:formula="of:=[.JQ5]/[.$B14]" office:value-type="float" office:value="276" calcext:value-type="float">
            <text:p>276</text:p>
          </table:table-cell>
          <table:table-cell table:formula="of:=[.JR5]/[.$B14]" office:value-type="float" office:value="277" calcext:value-type="float">
            <text:p>277</text:p>
          </table:table-cell>
          <table:table-cell table:formula="of:=[.JS5]/[.$B14]" office:value-type="float" office:value="278" calcext:value-type="float">
            <text:p>278</text:p>
          </table:table-cell>
          <table:table-cell table:formula="of:=[.JT5]/[.$B14]" office:value-type="float" office:value="279" calcext:value-type="float">
            <text:p>279</text:p>
          </table:table-cell>
          <table:table-cell table:formula="of:=[.JU5]/[.$B14]" office:value-type="float" office:value="280" calcext:value-type="float">
            <text:p>280</text:p>
          </table:table-cell>
          <table:table-cell table:formula="of:=[.JV5]/[.$B14]" office:value-type="float" office:value="281" calcext:value-type="float">
            <text:p>281</text:p>
          </table:table-cell>
          <table:table-cell table:formula="of:=[.JW5]/[.$B14]" office:value-type="float" office:value="282" calcext:value-type="float">
            <text:p>282</text:p>
          </table:table-cell>
          <table:table-cell table:formula="of:=[.JX5]/[.$B14]" office:value-type="float" office:value="283" calcext:value-type="float">
            <text:p>283</text:p>
          </table:table-cell>
          <table:table-cell table:formula="of:=[.JY5]/[.$B14]" office:value-type="float" office:value="284" calcext:value-type="float">
            <text:p>284</text:p>
          </table:table-cell>
          <table:table-cell table:formula="of:=[.JZ5]/[.$B14]" office:value-type="float" office:value="285" calcext:value-type="float">
            <text:p>285</text:p>
          </table:table-cell>
          <table:table-cell table:formula="of:=[.KA5]/[.$B14]" office:value-type="float" office:value="286" calcext:value-type="float">
            <text:p>286</text:p>
          </table:table-cell>
          <table:table-cell table:formula="of:=[.KB5]/[.$B14]" office:value-type="float" office:value="287" calcext:value-type="float">
            <text:p>287</text:p>
          </table:table-cell>
          <table:table-cell table:formula="of:=[.KC5]/[.$B14]" office:value-type="float" office:value="288" calcext:value-type="float">
            <text:p>288</text:p>
          </table:table-cell>
          <table:table-cell table:formula="of:=[.KD5]/[.$B14]" office:value-type="float" office:value="289" calcext:value-type="float">
            <text:p>289</text:p>
          </table:table-cell>
          <table:table-cell table:formula="of:=[.KE5]/[.$B14]" office:value-type="float" office:value="290" calcext:value-type="float">
            <text:p>290</text:p>
          </table:table-cell>
          <table:table-cell table:formula="of:=[.KF5]/[.$B14]" office:value-type="float" office:value="291" calcext:value-type="float">
            <text:p>291</text:p>
          </table:table-cell>
          <table:table-cell table:formula="of:=[.KG5]/[.$B14]" office:value-type="float" office:value="292" calcext:value-type="float">
            <text:p>292</text:p>
          </table:table-cell>
          <table:table-cell table:formula="of:=[.KH5]/[.$B14]" office:value-type="float" office:value="293" calcext:value-type="float">
            <text:p>293</text:p>
          </table:table-cell>
          <table:table-cell table:formula="of:=[.KI5]/[.$B14]" office:value-type="float" office:value="294" calcext:value-type="float">
            <text:p>294</text:p>
          </table:table-cell>
          <table:table-cell table:formula="of:=[.KJ5]/[.$B14]" office:value-type="float" office:value="295" calcext:value-type="float">
            <text:p>295</text:p>
          </table:table-cell>
          <table:table-cell table:formula="of:=[.KK5]/[.$B14]" office:value-type="float" office:value="296" calcext:value-type="float">
            <text:p>296</text:p>
          </table:table-cell>
          <table:table-cell table:formula="of:=[.KL5]/[.$B14]" office:value-type="float" office:value="297" calcext:value-type="float">
            <text:p>297</text:p>
          </table:table-cell>
          <table:table-cell table:formula="of:=[.KM5]/[.$B14]" office:value-type="float" office:value="298" calcext:value-type="float">
            <text:p>298</text:p>
          </table:table-cell>
          <table:table-cell table:formula="of:=[.KN5]/[.$B14]" office:value-type="float" office:value="299" calcext:value-type="float">
            <text:p>299</text:p>
          </table:table-cell>
          <table:table-cell table:formula="of:=[.KO5]/[.$B14]" office:value-type="float" office:value="300" calcext:value-type="float">
            <text:p>300</text:p>
          </table:table-cell>
          <table:table-cell table:formula="of:=[.KP5]/[.$B14]" office:value-type="float" office:value="301" calcext:value-type="float">
            <text:p>301</text:p>
          </table:table-cell>
          <table:table-cell table:formula="of:=[.KQ5]/[.$B14]" office:value-type="float" office:value="302" calcext:value-type="float">
            <text:p>302</text:p>
          </table:table-cell>
          <table:table-cell table:formula="of:=[.KR5]/[.$B14]" office:value-type="float" office:value="303" calcext:value-type="float">
            <text:p>303</text:p>
          </table:table-cell>
          <table:table-cell table:formula="of:=[.KS5]/[.$B14]" office:value-type="float" office:value="304" calcext:value-type="float">
            <text:p>304</text:p>
          </table:table-cell>
          <table:table-cell table:formula="of:=[.KT5]/[.$B14]" office:value-type="float" office:value="305" calcext:value-type="float">
            <text:p>305</text:p>
          </table:table-cell>
          <table:table-cell table:formula="of:=[.KU5]/[.$B14]" office:value-type="float" office:value="306" calcext:value-type="float">
            <text:p>306</text:p>
          </table:table-cell>
          <table:table-cell table:formula="of:=[.KV5]/[.$B14]" office:value-type="float" office:value="307" calcext:value-type="float">
            <text:p>307</text:p>
          </table:table-cell>
          <table:table-cell table:formula="of:=[.KW5]/[.$B14]" office:value-type="float" office:value="308" calcext:value-type="float">
            <text:p>308</text:p>
          </table:table-cell>
          <table:table-cell table:formula="of:=[.KX5]/[.$B14]" office:value-type="float" office:value="309" calcext:value-type="float">
            <text:p>309</text:p>
          </table:table-cell>
          <table:table-cell table:formula="of:=[.KY5]/[.$B14]" office:value-type="float" office:value="310" calcext:value-type="float">
            <text:p>310</text:p>
          </table:table-cell>
          <table:table-cell table:formula="of:=[.KZ5]/[.$B14]" office:value-type="float" office:value="311" calcext:value-type="float">
            <text:p>311</text:p>
          </table:table-cell>
          <table:table-cell table:formula="of:=[.LA5]/[.$B14]" office:value-type="float" office:value="312" calcext:value-type="float">
            <text:p>312</text:p>
          </table:table-cell>
          <table:table-cell table:formula="of:=[.LB5]/[.$B14]" office:value-type="float" office:value="313" calcext:value-type="float">
            <text:p>313</text:p>
          </table:table-cell>
          <table:table-cell table:formula="of:=[.LC5]/[.$B14]" office:value-type="float" office:value="314" calcext:value-type="float">
            <text:p>314</text:p>
          </table:table-cell>
          <table:table-cell table:formula="of:=[.LD5]/[.$B14]" office:value-type="float" office:value="315" calcext:value-type="float">
            <text:p>315</text:p>
          </table:table-cell>
          <table:table-cell table:formula="of:=[.LE5]/[.$B14]" office:value-type="float" office:value="316" calcext:value-type="float">
            <text:p>316</text:p>
          </table:table-cell>
          <table:table-cell table:formula="of:=[.LF5]/[.$B14]" office:value-type="float" office:value="317" calcext:value-type="float">
            <text:p>317</text:p>
          </table:table-cell>
          <table:table-cell table:formula="of:=[.LG5]/[.$B14]" office:value-type="float" office:value="318" calcext:value-type="float">
            <text:p>318</text:p>
          </table:table-cell>
          <table:table-cell table:formula="of:=[.LH5]/[.$B14]" office:value-type="float" office:value="319" calcext:value-type="float">
            <text:p>319</text:p>
          </table:table-cell>
          <table:table-cell table:formula="of:=[.LI5]/[.$B14]" office:value-type="float" office:value="320" calcext:value-type="float">
            <text:p>320</text:p>
          </table:table-cell>
          <table:table-cell table:formula="of:=[.LJ5]/[.$B14]" office:value-type="float" office:value="321" calcext:value-type="float">
            <text:p>321</text:p>
          </table:table-cell>
          <table:table-cell table:formula="of:=[.LK5]/[.$B14]" office:value-type="float" office:value="322" calcext:value-type="float">
            <text:p>322</text:p>
          </table:table-cell>
          <table:table-cell table:formula="of:=[.LL5]/[.$B14]" office:value-type="float" office:value="323" calcext:value-type="float">
            <text:p>323</text:p>
          </table:table-cell>
          <table:table-cell table:formula="of:=[.LM5]/[.$B14]" office:value-type="float" office:value="324" calcext:value-type="float">
            <text:p>324</text:p>
          </table:table-cell>
          <table:table-cell table:formula="of:=[.LN5]/[.$B14]" office:value-type="float" office:value="325" calcext:value-type="float">
            <text:p>325</text:p>
          </table:table-cell>
          <table:table-cell table:formula="of:=[.LO5]/[.$B14]" office:value-type="float" office:value="326" calcext:value-type="float">
            <text:p>326</text:p>
          </table:table-cell>
          <table:table-cell table:formula="of:=[.LP5]/[.$B14]" office:value-type="float" office:value="327" calcext:value-type="float">
            <text:p>327</text:p>
          </table:table-cell>
          <table:table-cell table:formula="of:=[.LQ5]/[.$B14]" office:value-type="float" office:value="328" calcext:value-type="float">
            <text:p>328</text:p>
          </table:table-cell>
          <table:table-cell table:formula="of:=[.LR5]/[.$B14]" office:value-type="float" office:value="329" calcext:value-type="float">
            <text:p>329</text:p>
          </table:table-cell>
          <table:table-cell table:formula="of:=[.LS5]/[.$B14]" office:value-type="float" office:value="330" calcext:value-type="float">
            <text:p>330</text:p>
          </table:table-cell>
          <table:table-cell table:formula="of:=[.LT5]/[.$B14]" office:value-type="float" office:value="331" calcext:value-type="float">
            <text:p>331</text:p>
          </table:table-cell>
          <table:table-cell table:formula="of:=[.LU5]/[.$B14]" office:value-type="float" office:value="332" calcext:value-type="float">
            <text:p>332</text:p>
          </table:table-cell>
          <table:table-cell table:formula="of:=[.LV5]/[.$B14]" office:value-type="float" office:value="333" calcext:value-type="float">
            <text:p>333</text:p>
          </table:table-cell>
          <table:table-cell table:formula="of:=[.LW5]/[.$B14]" office:value-type="float" office:value="334" calcext:value-type="float">
            <text:p>334</text:p>
          </table:table-cell>
          <table:table-cell table:formula="of:=[.LX5]/[.$B14]" office:value-type="float" office:value="335" calcext:value-type="float">
            <text:p>335</text:p>
          </table:table-cell>
          <table:table-cell table:formula="of:=[.LY5]/[.$B14]" office:value-type="float" office:value="336" calcext:value-type="float">
            <text:p>336</text:p>
          </table:table-cell>
          <table:table-cell table:formula="of:=[.LZ5]/[.$B14]" office:value-type="float" office:value="337" calcext:value-type="float">
            <text:p>337</text:p>
          </table:table-cell>
          <table:table-cell table:formula="of:=[.MA5]/[.$B14]" office:value-type="float" office:value="338" calcext:value-type="float">
            <text:p>338</text:p>
          </table:table-cell>
          <table:table-cell table:formula="of:=[.MB5]/[.$B14]" office:value-type="float" office:value="339" calcext:value-type="float">
            <text:p>339</text:p>
          </table:table-cell>
          <table:table-cell table:formula="of:=[.MC5]/[.$B14]" office:value-type="float" office:value="340" calcext:value-type="float">
            <text:p>340</text:p>
          </table:table-cell>
          <table:table-cell table:formula="of:=[.MD5]/[.$B14]" office:value-type="float" office:value="341" calcext:value-type="float">
            <text:p>341</text:p>
          </table:table-cell>
          <table:table-cell table:formula="of:=[.ME5]/[.$B14]" office:value-type="float" office:value="342" calcext:value-type="float">
            <text:p>342</text:p>
          </table:table-cell>
          <table:table-cell table:formula="of:=[.MF5]/[.$B14]" office:value-type="float" office:value="343" calcext:value-type="float">
            <text:p>343</text:p>
          </table:table-cell>
          <table:table-cell table:formula="of:=[.MG5]/[.$B14]" office:value-type="float" office:value="344" calcext:value-type="float">
            <text:p>344</text:p>
          </table:table-cell>
          <table:table-cell table:formula="of:=[.MH5]/[.$B14]" office:value-type="float" office:value="345" calcext:value-type="float">
            <text:p>345</text:p>
          </table:table-cell>
          <table:table-cell table:formula="of:=[.MI5]/[.$B14]" office:value-type="float" office:value="346" calcext:value-type="float">
            <text:p>346</text:p>
          </table:table-cell>
          <table:table-cell table:formula="of:=[.MJ5]/[.$B14]" office:value-type="float" office:value="347" calcext:value-type="float">
            <text:p>347</text:p>
          </table:table-cell>
          <table:table-cell table:formula="of:=[.MK5]/[.$B14]" office:value-type="float" office:value="348" calcext:value-type="float">
            <text:p>348</text:p>
          </table:table-cell>
          <table:table-cell table:formula="of:=[.ML5]/[.$B14]" office:value-type="float" office:value="349" calcext:value-type="float">
            <text:p>349</text:p>
          </table:table-cell>
          <table:table-cell table:formula="of:=[.MM5]/[.$B14]" office:value-type="float" office:value="350" calcext:value-type="float">
            <text:p>350</text:p>
          </table:table-cell>
          <table:table-cell table:formula="of:=[.MN5]/[.$B14]" office:value-type="float" office:value="351" calcext:value-type="float">
            <text:p>351</text:p>
          </table:table-cell>
          <table:table-cell table:formula="of:=[.MO5]/[.$B14]" office:value-type="float" office:value="352" calcext:value-type="float">
            <text:p>352</text:p>
          </table:table-cell>
          <table:table-cell table:formula="of:=[.MP5]/[.$B14]" office:value-type="float" office:value="353" calcext:value-type="float">
            <text:p>353</text:p>
          </table:table-cell>
          <table:table-cell table:formula="of:=[.MQ5]/[.$B14]" office:value-type="float" office:value="354" calcext:value-type="float">
            <text:p>354</text:p>
          </table:table-cell>
          <table:table-cell table:formula="of:=[.MR5]/[.$B14]" office:value-type="float" office:value="355" calcext:value-type="float">
            <text:p>355</text:p>
          </table:table-cell>
          <table:table-cell table:formula="of:=[.MS5]/[.$B14]" office:value-type="float" office:value="356" calcext:value-type="float">
            <text:p>356</text:p>
          </table:table-cell>
          <table:table-cell table:formula="of:=[.MT5]/[.$B14]" office:value-type="float" office:value="357" calcext:value-type="float">
            <text:p>357</text:p>
          </table:table-cell>
          <table:table-cell table:formula="of:=[.MU5]/[.$B14]" office:value-type="float" office:value="358" calcext:value-type="float">
            <text:p>358</text:p>
          </table:table-cell>
          <table:table-cell table:formula="of:=[.MV5]/[.$B14]" office:value-type="float" office:value="359" calcext:value-type="float">
            <text:p>359</text:p>
          </table:table-cell>
          <table:table-cell table:formula="of:=[.MW5]/[.$B14]" office:value-type="float" office:value="359.999969481491" calcext:value-type="float">
            <text:p>359.999969481491</text:p>
          </table:table-cell>
          <table:table-cell table:number-columns-repeated="141"/>
        </table:table-row>
        <table:table-row table:style-name="ro1">
          <table:table-cell/>
          <table:table-cell table:formula="of:= [.B16]/100" office:value-type="float" office:value="0.01" calcext:value-type="float">
            <text:p>0.01</text:p>
          </table:table-cell>
          <table:table-cell table:formula="of:= [.C16]/100" office:value-type="float" office:value="0.02" calcext:value-type="float">
            <text:p>0.02</text:p>
          </table:table-cell>
          <table:table-cell table:formula="of:= [.D16]/100" office:value-type="float" office:value="0.03" calcext:value-type="float">
            <text:p>0.03</text:p>
          </table:table-cell>
          <table:table-cell table:formula="of:= [.E16]/100" office:value-type="float" office:value="0.04" calcext:value-type="float">
            <text:p>0.04</text:p>
          </table:table-cell>
          <table:table-cell table:formula="of:= [.F16]/100" office:value-type="float" office:value="0.05" calcext:value-type="float">
            <text:p>0.05</text:p>
          </table:table-cell>
          <table:table-cell table:formula="of:= [.G16]/100" office:value-type="float" office:value="0.06" calcext:value-type="float">
            <text:p>0.06</text:p>
          </table:table-cell>
          <table:table-cell table:formula="of:= [.H16]/100" office:value-type="float" office:value="0.07" calcext:value-type="float">
            <text:p>0.07</text:p>
          </table:table-cell>
          <table:table-cell table:formula="of:= [.I16]/100" office:value-type="float" office:value="0.08" calcext:value-type="float">
            <text:p>0.08</text:p>
          </table:table-cell>
          <table:table-cell table:formula="of:= [.J16]/100" office:value-type="float" office:value="0.09" calcext:value-type="float">
            <text:p>0.09</text:p>
          </table:table-cell>
          <table:table-cell table:formula="of:= [.K16]/100" office:value-type="float" office:value="0.1" calcext:value-type="float">
            <text:p>0.1</text:p>
          </table:table-cell>
          <table:table-cell table:formula="of:= [.L16]/100" office:value-type="float" office:value="0.11" calcext:value-type="float">
            <text:p>0.11</text:p>
          </table:table-cell>
          <table:table-cell table:formula="of:= [.M16]/100" office:value-type="float" office:value="0.12" calcext:value-type="float">
            <text:p>0.12</text:p>
          </table:table-cell>
          <table:table-cell table:formula="of:= [.N16]/100" office:value-type="float" office:value="0.13" calcext:value-type="float">
            <text:p>0.13</text:p>
          </table:table-cell>
          <table:table-cell table:formula="of:= [.O16]/100" office:value-type="float" office:value="0.14" calcext:value-type="float">
            <text:p>0.14</text:p>
          </table:table-cell>
          <table:table-cell table:formula="of:= [.P16]/100" office:value-type="float" office:value="0.15" calcext:value-type="float">
            <text:p>0.15</text:p>
          </table:table-cell>
          <table:table-cell table:formula="of:= [.Q16]/100" office:value-type="float" office:value="0.16" calcext:value-type="float">
            <text:p>0.16</text:p>
          </table:table-cell>
          <table:table-cell table:formula="of:= [.R16]/100" office:value-type="float" office:value="0.17" calcext:value-type="float">
            <text:p>0.17</text:p>
          </table:table-cell>
          <table:table-cell table:formula="of:= [.S16]/100" office:value-type="float" office:value="0.18" calcext:value-type="float">
            <text:p>0.18</text:p>
          </table:table-cell>
          <table:table-cell table:formula="of:= [.T16]/100" office:value-type="float" office:value="0.19" calcext:value-type="float">
            <text:p>0.19</text:p>
          </table:table-cell>
          <table:table-cell table:formula="of:= [.U16]/100" office:value-type="float" office:value="0.2" calcext:value-type="float">
            <text:p>0.2</text:p>
          </table:table-cell>
          <table:table-cell table:formula="of:= [.V16]/100" office:value-type="float" office:value="0.21" calcext:value-type="float">
            <text:p>0.21</text:p>
          </table:table-cell>
          <table:table-cell table:formula="of:= [.W16]/100" office:value-type="float" office:value="0.22" calcext:value-type="float">
            <text:p>0.22</text:p>
          </table:table-cell>
          <table:table-cell table:formula="of:= [.X16]/100" office:value-type="float" office:value="0.23" calcext:value-type="float">
            <text:p>0.23</text:p>
          </table:table-cell>
          <table:table-cell table:formula="of:= [.Y16]/100" office:value-type="float" office:value="0.24" calcext:value-type="float">
            <text:p>0.24</text:p>
          </table:table-cell>
          <table:table-cell table:formula="of:= [.Z16]/100" office:value-type="float" office:value="0.25" calcext:value-type="float">
            <text:p>0.25</text:p>
          </table:table-cell>
          <table:table-cell table:formula="of:= [.AA16]/100" office:value-type="float" office:value="0.26" calcext:value-type="float">
            <text:p>0.26</text:p>
          </table:table-cell>
          <table:table-cell table:formula="of:= [.AB16]/100" office:value-type="float" office:value="0.27" calcext:value-type="float">
            <text:p>0.27</text:p>
          </table:table-cell>
          <table:table-cell table:formula="of:= [.AC16]/100" office:value-type="float" office:value="0.28" calcext:value-type="float">
            <text:p>0.28</text:p>
          </table:table-cell>
          <table:table-cell table:formula="of:= [.AD16]/100" office:value-type="float" office:value="0.29" calcext:value-type="float">
            <text:p>0.29</text:p>
          </table:table-cell>
          <table:table-cell table:formula="of:= [.AE16]/100" office:value-type="float" office:value="0.3" calcext:value-type="float">
            <text:p>0.3</text:p>
          </table:table-cell>
          <table:table-cell table:formula="of:= [.AF16]/100" office:value-type="float" office:value="0.31" calcext:value-type="float">
            <text:p>0.31</text:p>
          </table:table-cell>
          <table:table-cell table:formula="of:= [.AG16]/100" office:value-type="float" office:value="0.32" calcext:value-type="float">
            <text:p>0.32</text:p>
          </table:table-cell>
          <table:table-cell table:formula="of:= [.AH16]/100" office:value-type="float" office:value="0.33" calcext:value-type="float">
            <text:p>0.33</text:p>
          </table:table-cell>
          <table:table-cell table:formula="of:= [.AI16]/100" office:value-type="float" office:value="0.34" calcext:value-type="float">
            <text:p>0.34</text:p>
          </table:table-cell>
          <table:table-cell table:formula="of:= [.AJ16]/100" office:value-type="float" office:value="0.35" calcext:value-type="float">
            <text:p>0.35</text:p>
          </table:table-cell>
          <table:table-cell table:formula="of:= [.AK16]/100" office:value-type="float" office:value="0.36" calcext:value-type="float">
            <text:p>0.36</text:p>
          </table:table-cell>
          <table:table-cell table:formula="of:= [.AL16]/100" office:value-type="float" office:value="0.37" calcext:value-type="float">
            <text:p>0.37</text:p>
          </table:table-cell>
          <table:table-cell table:formula="of:= [.AM16]/100" office:value-type="float" office:value="0.38" calcext:value-type="float">
            <text:p>0.38</text:p>
          </table:table-cell>
          <table:table-cell table:formula="of:= [.AN16]/100" office:value-type="float" office:value="0.39" calcext:value-type="float">
            <text:p>0.39</text:p>
          </table:table-cell>
          <table:table-cell table:formula="of:= [.AO16]/100" office:value-type="float" office:value="0.4" calcext:value-type="float">
            <text:p>0.4</text:p>
          </table:table-cell>
          <table:table-cell table:formula="of:= [.AP16]/100" office:value-type="float" office:value="0.41" calcext:value-type="float">
            <text:p>0.41</text:p>
          </table:table-cell>
          <table:table-cell table:formula="of:= [.AQ16]/100" office:value-type="float" office:value="0.42" calcext:value-type="float">
            <text:p>0.42</text:p>
          </table:table-cell>
          <table:table-cell table:formula="of:= [.AR16]/100" office:value-type="float" office:value="0.43" calcext:value-type="float">
            <text:p>0.43</text:p>
          </table:table-cell>
          <table:table-cell table:formula="of:= [.AS16]/100" office:value-type="float" office:value="0.44" calcext:value-type="float">
            <text:p>0.44</text:p>
          </table:table-cell>
          <table:table-cell table:formula="of:= [.AT16]/100" office:value-type="float" office:value="0.45" calcext:value-type="float">
            <text:p>0.45</text:p>
          </table:table-cell>
          <table:table-cell table:formula="of:= [.AU16]/100" office:value-type="float" office:value="0.46" calcext:value-type="float">
            <text:p>0.46</text:p>
          </table:table-cell>
          <table:table-cell table:formula="of:= [.AV16]/100" office:value-type="float" office:value="0.47" calcext:value-type="float">
            <text:p>0.47</text:p>
          </table:table-cell>
          <table:table-cell table:formula="of:= [.AW16]/100" office:value-type="float" office:value="0.48" calcext:value-type="float">
            <text:p>0.48</text:p>
          </table:table-cell>
          <table:table-cell table:formula="of:= [.AX16]/100" office:value-type="float" office:value="0.49" calcext:value-type="float">
            <text:p>0.49</text:p>
          </table:table-cell>
          <table:table-cell table:formula="of:= [.AY16]/100" office:value-type="float" office:value="0.5" calcext:value-type="float">
            <text:p>0.5</text:p>
          </table:table-cell>
          <table:table-cell table:formula="of:= [.AZ16]/100" office:value-type="float" office:value="0.51" calcext:value-type="float">
            <text:p>0.51</text:p>
          </table:table-cell>
          <table:table-cell table:formula="of:= [.BA16]/100" office:value-type="float" office:value="0.52" calcext:value-type="float">
            <text:p>0.52</text:p>
          </table:table-cell>
          <table:table-cell table:formula="of:= [.BB16]/100" office:value-type="float" office:value="0.53" calcext:value-type="float">
            <text:p>0.53</text:p>
          </table:table-cell>
          <table:table-cell table:formula="of:= [.BC16]/100" office:value-type="float" office:value="0.54" calcext:value-type="float">
            <text:p>0.54</text:p>
          </table:table-cell>
          <table:table-cell table:formula="of:= [.BD16]/100" office:value-type="float" office:value="0.55" calcext:value-type="float">
            <text:p>0.55</text:p>
          </table:table-cell>
          <table:table-cell table:formula="of:= [.BE16]/100" office:value-type="float" office:value="0.56" calcext:value-type="float">
            <text:p>0.56</text:p>
          </table:table-cell>
          <table:table-cell table:formula="of:= [.BF16]/100" office:value-type="float" office:value="0.57" calcext:value-type="float">
            <text:p>0.57</text:p>
          </table:table-cell>
          <table:table-cell table:formula="of:= [.BG16]/100" office:value-type="float" office:value="0.58" calcext:value-type="float">
            <text:p>0.58</text:p>
          </table:table-cell>
          <table:table-cell table:formula="of:= [.BH16]/100" office:value-type="float" office:value="0.59" calcext:value-type="float">
            <text:p>0.59</text:p>
          </table:table-cell>
          <table:table-cell table:formula="of:= [.BI16]/100" office:value-type="float" office:value="0.6" calcext:value-type="float">
            <text:p>0.6</text:p>
          </table:table-cell>
          <table:table-cell table:formula="of:= [.BJ16]/100" office:value-type="float" office:value="0.61" calcext:value-type="float">
            <text:p>0.61</text:p>
          </table:table-cell>
          <table:table-cell table:formula="of:= [.BK16]/100" office:value-type="float" office:value="0.62" calcext:value-type="float">
            <text:p>0.62</text:p>
          </table:table-cell>
          <table:table-cell table:formula="of:= [.BL16]/100" office:value-type="float" office:value="0.63" calcext:value-type="float">
            <text:p>0.63</text:p>
          </table:table-cell>
          <table:table-cell table:formula="of:= [.BM16]/100" office:value-type="float" office:value="0.64" calcext:value-type="float">
            <text:p>0.64</text:p>
          </table:table-cell>
          <table:table-cell table:formula="of:= [.BN16]/100" office:value-type="float" office:value="0.65" calcext:value-type="float">
            <text:p>0.65</text:p>
          </table:table-cell>
          <table:table-cell table:formula="of:= [.BO16]/100" office:value-type="float" office:value="0.66" calcext:value-type="float">
            <text:p>0.66</text:p>
          </table:table-cell>
          <table:table-cell table:formula="of:= [.BP16]/100" office:value-type="float" office:value="0.67" calcext:value-type="float">
            <text:p>0.67</text:p>
          </table:table-cell>
          <table:table-cell table:formula="of:= [.BQ16]/100" office:value-type="float" office:value="0.68" calcext:value-type="float">
            <text:p>0.68</text:p>
          </table:table-cell>
          <table:table-cell table:formula="of:= [.BR16]/100" office:value-type="float" office:value="0.69" calcext:value-type="float">
            <text:p>0.69</text:p>
          </table:table-cell>
          <table:table-cell table:formula="of:= [.BS16]/100" office:value-type="float" office:value="0.7" calcext:value-type="float">
            <text:p>0.7</text:p>
          </table:table-cell>
          <table:table-cell table:formula="of:= [.BT16]/100" office:value-type="float" office:value="0.71" calcext:value-type="float">
            <text:p>0.71</text:p>
          </table:table-cell>
          <table:table-cell table:formula="of:= [.BU16]/100" office:value-type="float" office:value="0.72" calcext:value-type="float">
            <text:p>0.72</text:p>
          </table:table-cell>
          <table:table-cell table:formula="of:= [.BV16]/100" office:value-type="float" office:value="0.73" calcext:value-type="float">
            <text:p>0.73</text:p>
          </table:table-cell>
          <table:table-cell table:formula="of:= [.BW16]/100" office:value-type="float" office:value="0.74" calcext:value-type="float">
            <text:p>0.74</text:p>
          </table:table-cell>
          <table:table-cell table:formula="of:= [.BX16]/100" office:value-type="float" office:value="0.75" calcext:value-type="float">
            <text:p>0.75</text:p>
          </table:table-cell>
          <table:table-cell table:formula="of:= [.BY16]/100" office:value-type="float" office:value="0.76" calcext:value-type="float">
            <text:p>0.76</text:p>
          </table:table-cell>
          <table:table-cell table:formula="of:= [.BZ16]/100" office:value-type="float" office:value="0.77" calcext:value-type="float">
            <text:p>0.77</text:p>
          </table:table-cell>
          <table:table-cell table:formula="of:= [.CA16]/100" office:value-type="float" office:value="0.78" calcext:value-type="float">
            <text:p>0.78</text:p>
          </table:table-cell>
          <table:table-cell table:formula="of:= [.CB16]/100" office:value-type="float" office:value="0.79" calcext:value-type="float">
            <text:p>0.79</text:p>
          </table:table-cell>
          <table:table-cell table:formula="of:= [.CC16]/100" office:value-type="float" office:value="0.8" calcext:value-type="float">
            <text:p>0.8</text:p>
          </table:table-cell>
          <table:table-cell table:formula="of:= [.CD16]/100" office:value-type="float" office:value="0.81" calcext:value-type="float">
            <text:p>0.81</text:p>
          </table:table-cell>
          <table:table-cell table:formula="of:= [.CE16]/100" office:value-type="float" office:value="0.82" calcext:value-type="float">
            <text:p>0.82</text:p>
          </table:table-cell>
          <table:table-cell table:formula="of:= [.CF16]/100" office:value-type="float" office:value="0.83" calcext:value-type="float">
            <text:p>0.83</text:p>
          </table:table-cell>
          <table:table-cell table:formula="of:= [.CG16]/100" office:value-type="float" office:value="0.84" calcext:value-type="float">
            <text:p>0.84</text:p>
          </table:table-cell>
          <table:table-cell table:formula="of:= [.CH16]/100" office:value-type="float" office:value="0.85" calcext:value-type="float">
            <text:p>0.85</text:p>
          </table:table-cell>
          <table:table-cell table:formula="of:= [.CI16]/100" office:value-type="float" office:value="0.86" calcext:value-type="float">
            <text:p>0.86</text:p>
          </table:table-cell>
          <table:table-cell table:formula="of:= [.CJ16]/100" office:value-type="float" office:value="0.87" calcext:value-type="float">
            <text:p>0.87</text:p>
          </table:table-cell>
          <table:table-cell table:formula="of:= [.CK16]/100" office:value-type="float" office:value="0.88" calcext:value-type="float">
            <text:p>0.88</text:p>
          </table:table-cell>
          <table:table-cell table:formula="of:= [.CL16]/100" office:value-type="float" office:value="0.89" calcext:value-type="float">
            <text:p>0.89</text:p>
          </table:table-cell>
          <table:table-cell table:formula="of:= [.CM16]/100" office:value-type="float" office:value="0.9" calcext:value-type="float">
            <text:p>0.9</text:p>
          </table:table-cell>
          <table:table-cell table:formula="of:= [.CN16]/100" office:value-type="float" office:value="0.91" calcext:value-type="float">
            <text:p>0.91</text:p>
          </table:table-cell>
          <table:table-cell table:formula="of:= [.CO16]/100" office:value-type="float" office:value="0.92" calcext:value-type="float">
            <text:p>0.92</text:p>
          </table:table-cell>
          <table:table-cell table:formula="of:= [.CP16]/100" office:value-type="float" office:value="0.93" calcext:value-type="float">
            <text:p>0.93</text:p>
          </table:table-cell>
          <table:table-cell table:formula="of:= [.CQ16]/100" office:value-type="float" office:value="0.94" calcext:value-type="float">
            <text:p>0.94</text:p>
          </table:table-cell>
          <table:table-cell table:formula="of:= [.CR16]/100" office:value-type="float" office:value="0.95" calcext:value-type="float">
            <text:p>0.95</text:p>
          </table:table-cell>
          <table:table-cell table:formula="of:= [.CS16]/100" office:value-type="float" office:value="0.96" calcext:value-type="float">
            <text:p>0.96</text:p>
          </table:table-cell>
          <table:table-cell table:formula="of:= [.CT16]/100" office:value-type="float" office:value="0.97" calcext:value-type="float">
            <text:p>0.97</text:p>
          </table:table-cell>
          <table:table-cell table:formula="of:= [.CU16]/100" office:value-type="float" office:value="0.98" calcext:value-type="float">
            <text:p>0.98</text:p>
          </table:table-cell>
          <table:table-cell table:formula="of:= [.CV16]/100" office:value-type="float" office:value="0.99" calcext:value-type="float">
            <text:p>0.99</text:p>
          </table:table-cell>
          <table:table-cell table:formula="of:= [.CW16]/100" office:value-type="float" office:value="1" calcext:value-type="float">
            <text:p>1</text:p>
          </table:table-cell>
          <table:table-cell table:formula="of:= [.CX16]/100" office:value-type="float" office:value="1.01" calcext:value-type="float">
            <text:p>1.01</text:p>
          </table:table-cell>
          <table:table-cell table:formula="of:= [.CY16]/100" office:value-type="float" office:value="1.02" calcext:value-type="float">
            <text:p>1.02</text:p>
          </table:table-cell>
          <table:table-cell table:formula="of:= [.CZ16]/100" office:value-type="float" office:value="1.03" calcext:value-type="float">
            <text:p>1.03</text:p>
          </table:table-cell>
          <table:table-cell table:formula="of:= [.DA16]/100" office:value-type="float" office:value="1.04" calcext:value-type="float">
            <text:p>1.04</text:p>
          </table:table-cell>
          <table:table-cell table:formula="of:= [.DB16]/100" office:value-type="float" office:value="1.05" calcext:value-type="float">
            <text:p>1.05</text:p>
          </table:table-cell>
          <table:table-cell table:formula="of:= [.DC16]/100" office:value-type="float" office:value="1.06" calcext:value-type="float">
            <text:p>1.06</text:p>
          </table:table-cell>
          <table:table-cell table:formula="of:= [.DD16]/100" office:value-type="float" office:value="1.07" calcext:value-type="float">
            <text:p>1.07</text:p>
          </table:table-cell>
          <table:table-cell table:formula="of:= [.DE16]/100" office:value-type="float" office:value="1.08" calcext:value-type="float">
            <text:p>1.08</text:p>
          </table:table-cell>
          <table:table-cell table:formula="of:= [.DF16]/100" office:value-type="float" office:value="1.09" calcext:value-type="float">
            <text:p>1.09</text:p>
          </table:table-cell>
          <table:table-cell table:formula="of:= [.DG16]/100" office:value-type="float" office:value="1.1" calcext:value-type="float">
            <text:p>1.1</text:p>
          </table:table-cell>
          <table:table-cell table:formula="of:= [.DH16]/100" office:value-type="float" office:value="1.11" calcext:value-type="float">
            <text:p>1.11</text:p>
          </table:table-cell>
          <table:table-cell table:formula="of:= [.DI16]/100" office:value-type="float" office:value="1.12" calcext:value-type="float">
            <text:p>1.12</text:p>
          </table:table-cell>
          <table:table-cell table:formula="of:= [.DJ16]/100" office:value-type="float" office:value="1.13" calcext:value-type="float">
            <text:p>1.13</text:p>
          </table:table-cell>
          <table:table-cell table:formula="of:= [.DK16]/100" office:value-type="float" office:value="1.14" calcext:value-type="float">
            <text:p>1.14</text:p>
          </table:table-cell>
          <table:table-cell table:formula="of:= [.DL16]/100" office:value-type="float" office:value="1.15" calcext:value-type="float">
            <text:p>1.15</text:p>
          </table:table-cell>
          <table:table-cell table:formula="of:= [.DM16]/100" office:value-type="float" office:value="1.16" calcext:value-type="float">
            <text:p>1.16</text:p>
          </table:table-cell>
          <table:table-cell table:formula="of:= [.DN16]/100" office:value-type="float" office:value="1.17" calcext:value-type="float">
            <text:p>1.17</text:p>
          </table:table-cell>
          <table:table-cell table:formula="of:= [.DO16]/100" office:value-type="float" office:value="1.18" calcext:value-type="float">
            <text:p>1.18</text:p>
          </table:table-cell>
          <table:table-cell table:formula="of:= [.DP16]/100" office:value-type="float" office:value="1.19" calcext:value-type="float">
            <text:p>1.19</text:p>
          </table:table-cell>
          <table:table-cell table:formula="of:= [.DQ16]/100" office:value-type="float" office:value="1.2" calcext:value-type="float">
            <text:p>1.2</text:p>
          </table:table-cell>
          <table:table-cell table:formula="of:= [.DR16]/100" office:value-type="float" office:value="1.21" calcext:value-type="float">
            <text:p>1.21</text:p>
          </table:table-cell>
          <table:table-cell table:formula="of:= [.DS16]/100" office:value-type="float" office:value="1.22" calcext:value-type="float">
            <text:p>1.22</text:p>
          </table:table-cell>
          <table:table-cell table:formula="of:= [.DT16]/100" office:value-type="float" office:value="1.23" calcext:value-type="float">
            <text:p>1.23</text:p>
          </table:table-cell>
          <table:table-cell table:formula="of:= [.DU16]/100" office:value-type="float" office:value="1.24" calcext:value-type="float">
            <text:p>1.24</text:p>
          </table:table-cell>
          <table:table-cell table:formula="of:= [.DV16]/100" office:value-type="float" office:value="1.25" calcext:value-type="float">
            <text:p>1.25</text:p>
          </table:table-cell>
          <table:table-cell table:formula="of:= [.DW16]/100" office:value-type="float" office:value="1.26" calcext:value-type="float">
            <text:p>1.26</text:p>
          </table:table-cell>
          <table:table-cell table:formula="of:= [.DX16]/100" office:value-type="float" office:value="1.27" calcext:value-type="float">
            <text:p>1.27</text:p>
          </table:table-cell>
          <table:table-cell table:formula="of:= [.DY16]/100" office:value-type="float" office:value="1.28" calcext:value-type="float">
            <text:p>1.28</text:p>
          </table:table-cell>
          <table:table-cell table:formula="of:= [.DZ16]/100" office:value-type="float" office:value="1.29" calcext:value-type="float">
            <text:p>1.29</text:p>
          </table:table-cell>
          <table:table-cell table:formula="of:= [.EA16]/100" office:value-type="float" office:value="1.3" calcext:value-type="float">
            <text:p>1.3</text:p>
          </table:table-cell>
          <table:table-cell table:formula="of:= [.EB16]/100" office:value-type="float" office:value="1.31" calcext:value-type="float">
            <text:p>1.31</text:p>
          </table:table-cell>
          <table:table-cell table:formula="of:= [.EC16]/100" office:value-type="float" office:value="1.32" calcext:value-type="float">
            <text:p>1.32</text:p>
          </table:table-cell>
          <table:table-cell table:formula="of:= [.ED16]/100" office:value-type="float" office:value="1.33" calcext:value-type="float">
            <text:p>1.33</text:p>
          </table:table-cell>
          <table:table-cell table:formula="of:= [.EE16]/100" office:value-type="float" office:value="1.34" calcext:value-type="float">
            <text:p>1.34</text:p>
          </table:table-cell>
          <table:table-cell table:formula="of:= [.EF16]/100" office:value-type="float" office:value="1.35" calcext:value-type="float">
            <text:p>1.35</text:p>
          </table:table-cell>
          <table:table-cell table:formula="of:= [.EG16]/100" office:value-type="float" office:value="1.36" calcext:value-type="float">
            <text:p>1.36</text:p>
          </table:table-cell>
          <table:table-cell table:formula="of:= [.EH16]/100" office:value-type="float" office:value="1.37" calcext:value-type="float">
            <text:p>1.37</text:p>
          </table:table-cell>
          <table:table-cell table:formula="of:= [.EI16]/100" office:value-type="float" office:value="1.38" calcext:value-type="float">
            <text:p>1.38</text:p>
          </table:table-cell>
          <table:table-cell table:formula="of:= [.EJ16]/100" office:value-type="float" office:value="1.39" calcext:value-type="float">
            <text:p>1.39</text:p>
          </table:table-cell>
          <table:table-cell table:formula="of:= [.EK16]/100" office:value-type="float" office:value="1.4" calcext:value-type="float">
            <text:p>1.4</text:p>
          </table:table-cell>
          <table:table-cell table:formula="of:= [.EL16]/100" office:value-type="float" office:value="1.41" calcext:value-type="float">
            <text:p>1.41</text:p>
          </table:table-cell>
          <table:table-cell table:formula="of:= [.EM16]/100" office:value-type="float" office:value="1.42" calcext:value-type="float">
            <text:p>1.42</text:p>
          </table:table-cell>
          <table:table-cell table:formula="of:= [.EN16]/100" office:value-type="float" office:value="1.43" calcext:value-type="float">
            <text:p>1.43</text:p>
          </table:table-cell>
          <table:table-cell table:formula="of:= [.EO16]/100" office:value-type="float" office:value="1.44" calcext:value-type="float">
            <text:p>1.44</text:p>
          </table:table-cell>
          <table:table-cell table:formula="of:= [.EP16]/100" office:value-type="float" office:value="1.45" calcext:value-type="float">
            <text:p>1.45</text:p>
          </table:table-cell>
          <table:table-cell table:formula="of:= [.EQ16]/100" office:value-type="float" office:value="1.46" calcext:value-type="float">
            <text:p>1.46</text:p>
          </table:table-cell>
          <table:table-cell table:formula="of:= [.ER16]/100" office:value-type="float" office:value="1.47" calcext:value-type="float">
            <text:p>1.47</text:p>
          </table:table-cell>
          <table:table-cell table:formula="of:= [.ES16]/100" office:value-type="float" office:value="1.48" calcext:value-type="float">
            <text:p>1.48</text:p>
          </table:table-cell>
          <table:table-cell table:formula="of:= [.ET16]/100" office:value-type="float" office:value="1.49" calcext:value-type="float">
            <text:p>1.49</text:p>
          </table:table-cell>
          <table:table-cell table:formula="of:= [.EU16]/100" office:value-type="float" office:value="1.5" calcext:value-type="float">
            <text:p>1.5</text:p>
          </table:table-cell>
          <table:table-cell table:formula="of:= [.EV16]/100" office:value-type="float" office:value="1.51" calcext:value-type="float">
            <text:p>1.51</text:p>
          </table:table-cell>
          <table:table-cell table:formula="of:= [.EW16]/100" office:value-type="float" office:value="1.52" calcext:value-type="float">
            <text:p>1.52</text:p>
          </table:table-cell>
          <table:table-cell table:formula="of:= [.EX16]/100" office:value-type="float" office:value="1.53" calcext:value-type="float">
            <text:p>1.53</text:p>
          </table:table-cell>
          <table:table-cell table:formula="of:= [.EY16]/100" office:value-type="float" office:value="1.54" calcext:value-type="float">
            <text:p>1.54</text:p>
          </table:table-cell>
          <table:table-cell table:formula="of:= [.EZ16]/100" office:value-type="float" office:value="1.55" calcext:value-type="float">
            <text:p>1.55</text:p>
          </table:table-cell>
          <table:table-cell table:formula="of:= [.FA16]/100" office:value-type="float" office:value="1.56" calcext:value-type="float">
            <text:p>1.56</text:p>
          </table:table-cell>
          <table:table-cell table:formula="of:= [.FB16]/100" office:value-type="float" office:value="1.57" calcext:value-type="float">
            <text:p>1.57</text:p>
          </table:table-cell>
          <table:table-cell table:formula="of:= [.FC16]/100" office:value-type="float" office:value="1.58" calcext:value-type="float">
            <text:p>1.58</text:p>
          </table:table-cell>
          <table:table-cell table:formula="of:= [.FD16]/100" office:value-type="float" office:value="1.59" calcext:value-type="float">
            <text:p>1.59</text:p>
          </table:table-cell>
          <table:table-cell table:formula="of:= [.FE16]/100" office:value-type="float" office:value="1.6" calcext:value-type="float">
            <text:p>1.6</text:p>
          </table:table-cell>
          <table:table-cell table:formula="of:= [.FF16]/100" office:value-type="float" office:value="1.61" calcext:value-type="float">
            <text:p>1.61</text:p>
          </table:table-cell>
          <table:table-cell table:formula="of:= [.FG16]/100" office:value-type="float" office:value="1.62" calcext:value-type="float">
            <text:p>1.62</text:p>
          </table:table-cell>
          <table:table-cell table:formula="of:= [.FH16]/100" office:value-type="float" office:value="1.63" calcext:value-type="float">
            <text:p>1.63</text:p>
          </table:table-cell>
          <table:table-cell table:formula="of:= [.FI16]/100" office:value-type="float" office:value="1.64" calcext:value-type="float">
            <text:p>1.64</text:p>
          </table:table-cell>
          <table:table-cell table:formula="of:= [.FJ16]/100" office:value-type="float" office:value="1.65" calcext:value-type="float">
            <text:p>1.65</text:p>
          </table:table-cell>
          <table:table-cell table:formula="of:= [.FK16]/100" office:value-type="float" office:value="1.66" calcext:value-type="float">
            <text:p>1.66</text:p>
          </table:table-cell>
          <table:table-cell table:formula="of:= [.FL16]/100" office:value-type="float" office:value="1.67" calcext:value-type="float">
            <text:p>1.67</text:p>
          </table:table-cell>
          <table:table-cell table:formula="of:= [.FM16]/100" office:value-type="float" office:value="1.68" calcext:value-type="float">
            <text:p>1.68</text:p>
          </table:table-cell>
          <table:table-cell table:formula="of:= [.FN16]/100" office:value-type="float" office:value="1.69" calcext:value-type="float">
            <text:p>1.69</text:p>
          </table:table-cell>
          <table:table-cell table:formula="of:= [.FO16]/100" office:value-type="float" office:value="1.7" calcext:value-type="float">
            <text:p>1.7</text:p>
          </table:table-cell>
          <table:table-cell table:formula="of:= [.FP16]/100" office:value-type="float" office:value="1.71" calcext:value-type="float">
            <text:p>1.71</text:p>
          </table:table-cell>
          <table:table-cell table:formula="of:= [.FQ16]/100" office:value-type="float" office:value="1.72" calcext:value-type="float">
            <text:p>1.72</text:p>
          </table:table-cell>
          <table:table-cell table:formula="of:= [.FR16]/100" office:value-type="float" office:value="1.73" calcext:value-type="float">
            <text:p>1.73</text:p>
          </table:table-cell>
          <table:table-cell table:formula="of:= [.FS16]/100" office:value-type="float" office:value="1.74" calcext:value-type="float">
            <text:p>1.74</text:p>
          </table:table-cell>
          <table:table-cell table:formula="of:= [.FT16]/100" office:value-type="float" office:value="1.75" calcext:value-type="float">
            <text:p>1.75</text:p>
          </table:table-cell>
          <table:table-cell table:formula="of:= [.FU16]/100" office:value-type="float" office:value="1.76" calcext:value-type="float">
            <text:p>1.76</text:p>
          </table:table-cell>
          <table:table-cell table:formula="of:= [.FV16]/100" office:value-type="float" office:value="1.77" calcext:value-type="float">
            <text:p>1.77</text:p>
          </table:table-cell>
          <table:table-cell table:formula="of:= [.FW16]/100" office:value-type="float" office:value="1.78" calcext:value-type="float">
            <text:p>1.78</text:p>
          </table:table-cell>
          <table:table-cell table:formula="of:= [.FX16]/100" office:value-type="float" office:value="1.79" calcext:value-type="float">
            <text:p>1.79</text:p>
          </table:table-cell>
          <table:table-cell table:formula="of:= [.FY16]/100" office:value-type="float" office:value="1.8" calcext:value-type="float">
            <text:p>1.8</text:p>
          </table:table-cell>
          <table:table-cell table:formula="of:= [.FZ16]/100" office:value-type="float" office:value="1.81" calcext:value-type="float">
            <text:p>1.81</text:p>
          </table:table-cell>
          <table:table-cell table:formula="of:= [.GA16]/100" office:value-type="float" office:value="1.82" calcext:value-type="float">
            <text:p>1.82</text:p>
          </table:table-cell>
          <table:table-cell table:formula="of:= [.GB16]/100" office:value-type="float" office:value="1.83" calcext:value-type="float">
            <text:p>1.83</text:p>
          </table:table-cell>
          <table:table-cell table:formula="of:= [.GC16]/100" office:value-type="float" office:value="1.84" calcext:value-type="float">
            <text:p>1.84</text:p>
          </table:table-cell>
          <table:table-cell table:formula="of:= [.GD16]/100" office:value-type="float" office:value="1.85" calcext:value-type="float">
            <text:p>1.85</text:p>
          </table:table-cell>
          <table:table-cell table:formula="of:= [.GE16]/100" office:value-type="float" office:value="1.86" calcext:value-type="float">
            <text:p>1.86</text:p>
          </table:table-cell>
          <table:table-cell table:formula="of:= [.GF16]/100" office:value-type="float" office:value="1.87" calcext:value-type="float">
            <text:p>1.87</text:p>
          </table:table-cell>
          <table:table-cell table:formula="of:= [.GG16]/100" office:value-type="float" office:value="1.88" calcext:value-type="float">
            <text:p>1.88</text:p>
          </table:table-cell>
          <table:table-cell table:formula="of:= [.GH16]/100" office:value-type="float" office:value="1.89" calcext:value-type="float">
            <text:p>1.89</text:p>
          </table:table-cell>
          <table:table-cell table:formula="of:= [.GI16]/100" office:value-type="float" office:value="1.9" calcext:value-type="float">
            <text:p>1.9</text:p>
          </table:table-cell>
          <table:table-cell table:formula="of:= [.GJ16]/100" office:value-type="float" office:value="1.91" calcext:value-type="float">
            <text:p>1.91</text:p>
          </table:table-cell>
          <table:table-cell table:formula="of:= [.GK16]/100" office:value-type="float" office:value="1.92" calcext:value-type="float">
            <text:p>1.92</text:p>
          </table:table-cell>
          <table:table-cell table:formula="of:= [.GL16]/100" office:value-type="float" office:value="1.93" calcext:value-type="float">
            <text:p>1.93</text:p>
          </table:table-cell>
          <table:table-cell table:formula="of:= [.GM16]/100" office:value-type="float" office:value="1.94" calcext:value-type="float">
            <text:p>1.94</text:p>
          </table:table-cell>
          <table:table-cell table:formula="of:= [.GN16]/100" office:value-type="float" office:value="1.95" calcext:value-type="float">
            <text:p>1.95</text:p>
          </table:table-cell>
          <table:table-cell table:formula="of:= [.GO16]/100" office:value-type="float" office:value="1.96" calcext:value-type="float">
            <text:p>1.96</text:p>
          </table:table-cell>
          <table:table-cell table:formula="of:= [.GP16]/100" office:value-type="float" office:value="1.97" calcext:value-type="float">
            <text:p>1.97</text:p>
          </table:table-cell>
          <table:table-cell table:formula="of:= [.GQ16]/100" office:value-type="float" office:value="1.98" calcext:value-type="float">
            <text:p>1.98</text:p>
          </table:table-cell>
          <table:table-cell table:formula="of:= [.GR16]/100" office:value-type="float" office:value="1.99" calcext:value-type="float">
            <text:p>1.99</text:p>
          </table:table-cell>
          <table:table-cell table:formula="of:= [.GS16]/100" office:value-type="float" office:value="2" calcext:value-type="float">
            <text:p>2</text:p>
          </table:table-cell>
          <table:table-cell table:formula="of:= [.GT16]/100" office:value-type="float" office:value="2.01" calcext:value-type="float">
            <text:p>2.01</text:p>
          </table:table-cell>
          <table:table-cell table:formula="of:= [.GU16]/100" office:value-type="float" office:value="2.02" calcext:value-type="float">
            <text:p>2.02</text:p>
          </table:table-cell>
          <table:table-cell table:formula="of:= [.GV16]/100" office:value-type="float" office:value="2.03" calcext:value-type="float">
            <text:p>2.03</text:p>
          </table:table-cell>
          <table:table-cell table:formula="of:= [.GW16]/100" office:value-type="float" office:value="2.04" calcext:value-type="float">
            <text:p>2.04</text:p>
          </table:table-cell>
          <table:table-cell table:formula="of:= [.GX16]/100" office:value-type="float" office:value="2.05" calcext:value-type="float">
            <text:p>2.05</text:p>
          </table:table-cell>
          <table:table-cell table:formula="of:= [.GY16]/100" office:value-type="float" office:value="2.06" calcext:value-type="float">
            <text:p>2.06</text:p>
          </table:table-cell>
          <table:table-cell table:formula="of:= [.GZ16]/100" office:value-type="float" office:value="2.07" calcext:value-type="float">
            <text:p>2.07</text:p>
          </table:table-cell>
          <table:table-cell table:formula="of:= [.HA16]/100" office:value-type="float" office:value="2.08" calcext:value-type="float">
            <text:p>2.08</text:p>
          </table:table-cell>
          <table:table-cell table:formula="of:= [.HB16]/100" office:value-type="float" office:value="2.09" calcext:value-type="float">
            <text:p>2.09</text:p>
          </table:table-cell>
          <table:table-cell table:formula="of:= [.HC16]/100" office:value-type="float" office:value="2.1" calcext:value-type="float">
            <text:p>2.1</text:p>
          </table:table-cell>
          <table:table-cell table:formula="of:= [.HD16]/100" office:value-type="float" office:value="2.11" calcext:value-type="float">
            <text:p>2.11</text:p>
          </table:table-cell>
          <table:table-cell table:formula="of:= [.HE16]/100" office:value-type="float" office:value="2.12" calcext:value-type="float">
            <text:p>2.12</text:p>
          </table:table-cell>
          <table:table-cell table:formula="of:= [.HF16]/100" office:value-type="float" office:value="2.13" calcext:value-type="float">
            <text:p>2.13</text:p>
          </table:table-cell>
          <table:table-cell table:formula="of:= [.HG16]/100" office:value-type="float" office:value="2.14" calcext:value-type="float">
            <text:p>2.14</text:p>
          </table:table-cell>
          <table:table-cell table:formula="of:= [.HH16]/100" office:value-type="float" office:value="2.15" calcext:value-type="float">
            <text:p>2.15</text:p>
          </table:table-cell>
          <table:table-cell table:formula="of:= [.HI16]/100" office:value-type="float" office:value="2.16" calcext:value-type="float">
            <text:p>2.16</text:p>
          </table:table-cell>
          <table:table-cell table:formula="of:= [.HJ16]/100" office:value-type="float" office:value="2.17" calcext:value-type="float">
            <text:p>2.17</text:p>
          </table:table-cell>
          <table:table-cell table:formula="of:= [.HK16]/100" office:value-type="float" office:value="2.18" calcext:value-type="float">
            <text:p>2.18</text:p>
          </table:table-cell>
          <table:table-cell table:formula="of:= [.HL16]/100" office:value-type="float" office:value="2.19" calcext:value-type="float">
            <text:p>2.19</text:p>
          </table:table-cell>
          <table:table-cell table:formula="of:= [.HM16]/100" office:value-type="float" office:value="2.2" calcext:value-type="float">
            <text:p>2.2</text:p>
          </table:table-cell>
          <table:table-cell table:formula="of:= [.HN16]/100" office:value-type="float" office:value="2.21" calcext:value-type="float">
            <text:p>2.21</text:p>
          </table:table-cell>
          <table:table-cell table:formula="of:= [.HO16]/100" office:value-type="float" office:value="2.22" calcext:value-type="float">
            <text:p>2.22</text:p>
          </table:table-cell>
          <table:table-cell table:formula="of:= [.HP16]/100" office:value-type="float" office:value="2.23" calcext:value-type="float">
            <text:p>2.23</text:p>
          </table:table-cell>
          <table:table-cell table:formula="of:= [.HQ16]/100" office:value-type="float" office:value="2.24" calcext:value-type="float">
            <text:p>2.24</text:p>
          </table:table-cell>
          <table:table-cell table:formula="of:= [.HR16]/100" office:value-type="float" office:value="2.25" calcext:value-type="float">
            <text:p>2.25</text:p>
          </table:table-cell>
          <table:table-cell table:formula="of:= [.HS16]/100" office:value-type="float" office:value="2.26" calcext:value-type="float">
            <text:p>2.26</text:p>
          </table:table-cell>
          <table:table-cell table:formula="of:= [.HT16]/100" office:value-type="float" office:value="2.27" calcext:value-type="float">
            <text:p>2.27</text:p>
          </table:table-cell>
          <table:table-cell table:formula="of:= [.HU16]/100" office:value-type="float" office:value="2.28" calcext:value-type="float">
            <text:p>2.28</text:p>
          </table:table-cell>
          <table:table-cell table:formula="of:= [.HV16]/100" office:value-type="float" office:value="2.29" calcext:value-type="float">
            <text:p>2.29</text:p>
          </table:table-cell>
          <table:table-cell table:formula="of:= [.HW16]/100" office:value-type="float" office:value="2.3" calcext:value-type="float">
            <text:p>2.3</text:p>
          </table:table-cell>
          <table:table-cell table:formula="of:= [.HX16]/100" office:value-type="float" office:value="2.31" calcext:value-type="float">
            <text:p>2.31</text:p>
          </table:table-cell>
          <table:table-cell table:formula="of:= [.HY16]/100" office:value-type="float" office:value="2.32" calcext:value-type="float">
            <text:p>2.32</text:p>
          </table:table-cell>
          <table:table-cell table:formula="of:= [.HZ16]/100" office:value-type="float" office:value="2.33" calcext:value-type="float">
            <text:p>2.33</text:p>
          </table:table-cell>
          <table:table-cell table:formula="of:= [.IA16]/100" office:value-type="float" office:value="2.34" calcext:value-type="float">
            <text:p>2.34</text:p>
          </table:table-cell>
          <table:table-cell table:formula="of:= [.IB16]/100" office:value-type="float" office:value="2.35" calcext:value-type="float">
            <text:p>2.35</text:p>
          </table:table-cell>
          <table:table-cell table:formula="of:= [.IC16]/100" office:value-type="float" office:value="2.36" calcext:value-type="float">
            <text:p>2.36</text:p>
          </table:table-cell>
          <table:table-cell table:formula="of:= [.ID16]/100" office:value-type="float" office:value="2.37" calcext:value-type="float">
            <text:p>2.37</text:p>
          </table:table-cell>
          <table:table-cell table:formula="of:= [.IE16]/100" office:value-type="float" office:value="2.38" calcext:value-type="float">
            <text:p>2.38</text:p>
          </table:table-cell>
          <table:table-cell table:formula="of:= [.IF16]/100" office:value-type="float" office:value="2.39" calcext:value-type="float">
            <text:p>2.39</text:p>
          </table:table-cell>
          <table:table-cell table:formula="of:= [.IG16]/100" office:value-type="float" office:value="2.4" calcext:value-type="float">
            <text:p>2.4</text:p>
          </table:table-cell>
          <table:table-cell table:formula="of:= [.IH16]/100" office:value-type="float" office:value="2.41" calcext:value-type="float">
            <text:p>2.41</text:p>
          </table:table-cell>
          <table:table-cell table:formula="of:= [.II16]/100" office:value-type="float" office:value="2.42" calcext:value-type="float">
            <text:p>2.42</text:p>
          </table:table-cell>
          <table:table-cell table:formula="of:= [.IJ16]/100" office:value-type="float" office:value="2.43" calcext:value-type="float">
            <text:p>2.43</text:p>
          </table:table-cell>
          <table:table-cell table:formula="of:= [.IK16]/100" office:value-type="float" office:value="2.44" calcext:value-type="float">
            <text:p>2.44</text:p>
          </table:table-cell>
          <table:table-cell table:formula="of:= [.IL16]/100" office:value-type="float" office:value="2.45" calcext:value-type="float">
            <text:p>2.45</text:p>
          </table:table-cell>
          <table:table-cell table:formula="of:= [.IM16]/100" office:value-type="float" office:value="2.46" calcext:value-type="float">
            <text:p>2.46</text:p>
          </table:table-cell>
          <table:table-cell table:formula="of:= [.IN16]/100" office:value-type="float" office:value="2.47" calcext:value-type="float">
            <text:p>2.47</text:p>
          </table:table-cell>
          <table:table-cell table:formula="of:= [.IO16]/100" office:value-type="float" office:value="2.48" calcext:value-type="float">
            <text:p>2.48</text:p>
          </table:table-cell>
          <table:table-cell table:formula="of:= [.IP16]/100" office:value-type="float" office:value="2.49" calcext:value-type="float">
            <text:p>2.49</text:p>
          </table:table-cell>
          <table:table-cell table:formula="of:= [.IQ16]/100" office:value-type="float" office:value="2.5" calcext:value-type="float">
            <text:p>2.5</text:p>
          </table:table-cell>
          <table:table-cell table:formula="of:= [.IR16]/100" office:value-type="float" office:value="2.51" calcext:value-type="float">
            <text:p>2.51</text:p>
          </table:table-cell>
          <table:table-cell table:formula="of:= [.IS16]/100" office:value-type="float" office:value="2.52" calcext:value-type="float">
            <text:p>2.52</text:p>
          </table:table-cell>
          <table:table-cell table:formula="of:= [.IT16]/100" office:value-type="float" office:value="2.53" calcext:value-type="float">
            <text:p>2.53</text:p>
          </table:table-cell>
          <table:table-cell table:formula="of:= [.IU16]/100" office:value-type="float" office:value="2.54" calcext:value-type="float">
            <text:p>2.54</text:p>
          </table:table-cell>
          <table:table-cell table:formula="of:= [.IV16]/100" office:value-type="float" office:value="2.55" calcext:value-type="float">
            <text:p>2.55</text:p>
          </table:table-cell>
          <table:table-cell table:formula="of:= [.IW16]/100" office:value-type="float" office:value="2.56" calcext:value-type="float">
            <text:p>2.56</text:p>
          </table:table-cell>
          <table:table-cell table:formula="of:= [.IX16]/100" office:value-type="float" office:value="2.57" calcext:value-type="float">
            <text:p>2.57</text:p>
          </table:table-cell>
          <table:table-cell table:formula="of:= [.IY16]/100" office:value-type="float" office:value="2.58" calcext:value-type="float">
            <text:p>2.58</text:p>
          </table:table-cell>
          <table:table-cell table:formula="of:= [.IZ16]/100" office:value-type="float" office:value="2.59" calcext:value-type="float">
            <text:p>2.59</text:p>
          </table:table-cell>
          <table:table-cell table:formula="of:= [.JA16]/100" office:value-type="float" office:value="2.6" calcext:value-type="float">
            <text:p>2.6</text:p>
          </table:table-cell>
          <table:table-cell table:formula="of:= [.JB16]/100" office:value-type="float" office:value="2.61" calcext:value-type="float">
            <text:p>2.61</text:p>
          </table:table-cell>
          <table:table-cell table:formula="of:= [.JC16]/100" office:value-type="float" office:value="2.62" calcext:value-type="float">
            <text:p>2.62</text:p>
          </table:table-cell>
          <table:table-cell table:formula="of:= [.JD16]/100" office:value-type="float" office:value="2.63" calcext:value-type="float">
            <text:p>2.63</text:p>
          </table:table-cell>
          <table:table-cell table:formula="of:= [.JE16]/100" office:value-type="float" office:value="2.64" calcext:value-type="float">
            <text:p>2.64</text:p>
          </table:table-cell>
          <table:table-cell table:formula="of:= [.JF16]/100" office:value-type="float" office:value="2.65" calcext:value-type="float">
            <text:p>2.65</text:p>
          </table:table-cell>
          <table:table-cell table:formula="of:= [.JG16]/100" office:value-type="float" office:value="2.66" calcext:value-type="float">
            <text:p>2.66</text:p>
          </table:table-cell>
          <table:table-cell table:formula="of:= [.JH16]/100" office:value-type="float" office:value="2.67" calcext:value-type="float">
            <text:p>2.67</text:p>
          </table:table-cell>
          <table:table-cell table:formula="of:= [.JI16]/100" office:value-type="float" office:value="2.68" calcext:value-type="float">
            <text:p>2.68</text:p>
          </table:table-cell>
          <table:table-cell table:formula="of:= [.JJ16]/100" office:value-type="float" office:value="2.69" calcext:value-type="float">
            <text:p>2.69</text:p>
          </table:table-cell>
          <table:table-cell table:formula="of:= [.JK16]/100" office:value-type="float" office:value="2.7" calcext:value-type="float">
            <text:p>2.7</text:p>
          </table:table-cell>
          <table:table-cell table:formula="of:= [.JL16]/100" office:value-type="float" office:value="2.71" calcext:value-type="float">
            <text:p>2.71</text:p>
          </table:table-cell>
          <table:table-cell table:formula="of:= [.JM16]/100" office:value-type="float" office:value="2.72" calcext:value-type="float">
            <text:p>2.72</text:p>
          </table:table-cell>
          <table:table-cell table:formula="of:= [.JN16]/100" office:value-type="float" office:value="2.73" calcext:value-type="float">
            <text:p>2.73</text:p>
          </table:table-cell>
          <table:table-cell table:formula="of:= [.JO16]/100" office:value-type="float" office:value="2.74" calcext:value-type="float">
            <text:p>2.74</text:p>
          </table:table-cell>
          <table:table-cell table:formula="of:= [.JP16]/100" office:value-type="float" office:value="2.75" calcext:value-type="float">
            <text:p>2.75</text:p>
          </table:table-cell>
          <table:table-cell table:formula="of:= [.JQ16]/100" office:value-type="float" office:value="2.76" calcext:value-type="float">
            <text:p>2.76</text:p>
          </table:table-cell>
          <table:table-cell table:formula="of:= [.JR16]/100" office:value-type="float" office:value="2.77" calcext:value-type="float">
            <text:p>2.77</text:p>
          </table:table-cell>
          <table:table-cell table:formula="of:= [.JS16]/100" office:value-type="float" office:value="2.78" calcext:value-type="float">
            <text:p>2.78</text:p>
          </table:table-cell>
          <table:table-cell table:formula="of:= [.JT16]/100" office:value-type="float" office:value="2.79" calcext:value-type="float">
            <text:p>2.79</text:p>
          </table:table-cell>
          <table:table-cell table:formula="of:= [.JU16]/100" office:value-type="float" office:value="2.8" calcext:value-type="float">
            <text:p>2.8</text:p>
          </table:table-cell>
          <table:table-cell table:formula="of:= [.JV16]/100" office:value-type="float" office:value="2.81" calcext:value-type="float">
            <text:p>2.81</text:p>
          </table:table-cell>
          <table:table-cell table:formula="of:= [.JW16]/100" office:value-type="float" office:value="2.82" calcext:value-type="float">
            <text:p>2.82</text:p>
          </table:table-cell>
          <table:table-cell table:formula="of:= [.JX16]/100" office:value-type="float" office:value="2.83" calcext:value-type="float">
            <text:p>2.83</text:p>
          </table:table-cell>
          <table:table-cell table:formula="of:= [.JY16]/100" office:value-type="float" office:value="2.84" calcext:value-type="float">
            <text:p>2.84</text:p>
          </table:table-cell>
          <table:table-cell table:formula="of:= [.JZ16]/100" office:value-type="float" office:value="2.85" calcext:value-type="float">
            <text:p>2.85</text:p>
          </table:table-cell>
          <table:table-cell table:formula="of:= [.KA16]/100" office:value-type="float" office:value="2.86" calcext:value-type="float">
            <text:p>2.86</text:p>
          </table:table-cell>
          <table:table-cell table:formula="of:= [.KB16]/100" office:value-type="float" office:value="2.87" calcext:value-type="float">
            <text:p>2.87</text:p>
          </table:table-cell>
          <table:table-cell table:formula="of:= [.KC16]/100" office:value-type="float" office:value="2.88" calcext:value-type="float">
            <text:p>2.88</text:p>
          </table:table-cell>
          <table:table-cell table:formula="of:= [.KD16]/100" office:value-type="float" office:value="2.89" calcext:value-type="float">
            <text:p>2.89</text:p>
          </table:table-cell>
          <table:table-cell table:formula="of:= [.KE16]/100" office:value-type="float" office:value="2.9" calcext:value-type="float">
            <text:p>2.9</text:p>
          </table:table-cell>
          <table:table-cell table:formula="of:= [.KF16]/100" office:value-type="float" office:value="2.91" calcext:value-type="float">
            <text:p>2.91</text:p>
          </table:table-cell>
          <table:table-cell table:formula="of:= [.KG16]/100" office:value-type="float" office:value="2.92" calcext:value-type="float">
            <text:p>2.92</text:p>
          </table:table-cell>
          <table:table-cell table:formula="of:= [.KH16]/100" office:value-type="float" office:value="2.93" calcext:value-type="float">
            <text:p>2.93</text:p>
          </table:table-cell>
          <table:table-cell table:formula="of:= [.KI16]/100" office:value-type="float" office:value="2.94" calcext:value-type="float">
            <text:p>2.94</text:p>
          </table:table-cell>
          <table:table-cell table:formula="of:= [.KJ16]/100" office:value-type="float" office:value="2.95" calcext:value-type="float">
            <text:p>2.95</text:p>
          </table:table-cell>
          <table:table-cell table:formula="of:= [.KK16]/100" office:value-type="float" office:value="2.96" calcext:value-type="float">
            <text:p>2.96</text:p>
          </table:table-cell>
          <table:table-cell table:formula="of:= [.KL16]/100" office:value-type="float" office:value="2.97" calcext:value-type="float">
            <text:p>2.97</text:p>
          </table:table-cell>
          <table:table-cell table:formula="of:= [.KM16]/100" office:value-type="float" office:value="2.98" calcext:value-type="float">
            <text:p>2.98</text:p>
          </table:table-cell>
          <table:table-cell table:formula="of:= [.KN16]/100" office:value-type="float" office:value="2.99" calcext:value-type="float">
            <text:p>2.99</text:p>
          </table:table-cell>
          <table:table-cell table:formula="of:= [.KO16]/100" office:value-type="float" office:value="3" calcext:value-type="float">
            <text:p>3</text:p>
          </table:table-cell>
          <table:table-cell table:formula="of:= [.KP16]/100" office:value-type="float" office:value="3.01" calcext:value-type="float">
            <text:p>3.01</text:p>
          </table:table-cell>
          <table:table-cell table:formula="of:= [.KQ16]/100" office:value-type="float" office:value="3.02" calcext:value-type="float">
            <text:p>3.02</text:p>
          </table:table-cell>
          <table:table-cell table:formula="of:= [.KR16]/100" office:value-type="float" office:value="3.03" calcext:value-type="float">
            <text:p>3.03</text:p>
          </table:table-cell>
          <table:table-cell table:formula="of:= [.KS16]/100" office:value-type="float" office:value="3.04" calcext:value-type="float">
            <text:p>3.04</text:p>
          </table:table-cell>
          <table:table-cell table:formula="of:= [.KT16]/100" office:value-type="float" office:value="3.05" calcext:value-type="float">
            <text:p>3.05</text:p>
          </table:table-cell>
          <table:table-cell table:formula="of:= [.KU16]/100" office:value-type="float" office:value="3.06" calcext:value-type="float">
            <text:p>3.06</text:p>
          </table:table-cell>
          <table:table-cell table:formula="of:= [.KV16]/100" office:value-type="float" office:value="3.07" calcext:value-type="float">
            <text:p>3.07</text:p>
          </table:table-cell>
          <table:table-cell table:formula="of:= [.KW16]/100" office:value-type="float" office:value="3.08" calcext:value-type="float">
            <text:p>3.08</text:p>
          </table:table-cell>
          <table:table-cell table:formula="of:= [.KX16]/100" office:value-type="float" office:value="3.09" calcext:value-type="float">
            <text:p>3.09</text:p>
          </table:table-cell>
          <table:table-cell table:formula="of:= [.KY16]/100" office:value-type="float" office:value="3.1" calcext:value-type="float">
            <text:p>3.1</text:p>
          </table:table-cell>
          <table:table-cell table:formula="of:= [.KZ16]/100" office:value-type="float" office:value="3.11" calcext:value-type="float">
            <text:p>3.11</text:p>
          </table:table-cell>
          <table:table-cell table:formula="of:= [.LA16]/100" office:value-type="float" office:value="3.12" calcext:value-type="float">
            <text:p>3.12</text:p>
          </table:table-cell>
          <table:table-cell table:formula="of:= [.LB16]/100" office:value-type="float" office:value="3.13" calcext:value-type="float">
            <text:p>3.13</text:p>
          </table:table-cell>
          <table:table-cell table:formula="of:= [.LC16]/100" office:value-type="float" office:value="3.14" calcext:value-type="float">
            <text:p>3.14</text:p>
          </table:table-cell>
          <table:table-cell table:formula="of:= [.LD16]/100" office:value-type="float" office:value="3.15" calcext:value-type="float">
            <text:p>3.15</text:p>
          </table:table-cell>
          <table:table-cell table:formula="of:= [.LE16]/100" office:value-type="float" office:value="3.16" calcext:value-type="float">
            <text:p>3.16</text:p>
          </table:table-cell>
          <table:table-cell table:formula="of:= [.LF16]/100" office:value-type="float" office:value="3.17" calcext:value-type="float">
            <text:p>3.17</text:p>
          </table:table-cell>
          <table:table-cell table:formula="of:= [.LG16]/100" office:value-type="float" office:value="3.18" calcext:value-type="float">
            <text:p>3.18</text:p>
          </table:table-cell>
          <table:table-cell table:formula="of:= [.LH16]/100" office:value-type="float" office:value="3.19" calcext:value-type="float">
            <text:p>3.19</text:p>
          </table:table-cell>
          <table:table-cell table:formula="of:= [.LI16]/100" office:value-type="float" office:value="3.2" calcext:value-type="float">
            <text:p>3.2</text:p>
          </table:table-cell>
          <table:table-cell table:formula="of:= [.LJ16]/100" office:value-type="float" office:value="3.21" calcext:value-type="float">
            <text:p>3.21</text:p>
          </table:table-cell>
          <table:table-cell table:formula="of:= [.LK16]/100" office:value-type="float" office:value="3.22" calcext:value-type="float">
            <text:p>3.22</text:p>
          </table:table-cell>
          <table:table-cell table:formula="of:= [.LL16]/100" office:value-type="float" office:value="3.23" calcext:value-type="float">
            <text:p>3.23</text:p>
          </table:table-cell>
          <table:table-cell table:formula="of:= [.LM16]/100" office:value-type="float" office:value="3.24" calcext:value-type="float">
            <text:p>3.24</text:p>
          </table:table-cell>
          <table:table-cell table:formula="of:= [.LN16]/100" office:value-type="float" office:value="3.25" calcext:value-type="float">
            <text:p>3.25</text:p>
          </table:table-cell>
          <table:table-cell table:formula="of:= [.LO16]/100" office:value-type="float" office:value="3.26" calcext:value-type="float">
            <text:p>3.26</text:p>
          </table:table-cell>
          <table:table-cell table:formula="of:= [.LP16]/100" office:value-type="float" office:value="3.27" calcext:value-type="float">
            <text:p>3.27</text:p>
          </table:table-cell>
          <table:table-cell table:formula="of:= [.LQ16]/100" office:value-type="float" office:value="3.28" calcext:value-type="float">
            <text:p>3.28</text:p>
          </table:table-cell>
          <table:table-cell table:formula="of:= [.LR16]/100" office:value-type="float" office:value="3.29" calcext:value-type="float">
            <text:p>3.29</text:p>
          </table:table-cell>
          <table:table-cell table:formula="of:= [.LS16]/100" office:value-type="float" office:value="3.3" calcext:value-type="float">
            <text:p>3.3</text:p>
          </table:table-cell>
          <table:table-cell table:formula="of:= [.LT16]/100" office:value-type="float" office:value="3.31" calcext:value-type="float">
            <text:p>3.31</text:p>
          </table:table-cell>
          <table:table-cell table:formula="of:= [.LU16]/100" office:value-type="float" office:value="3.32" calcext:value-type="float">
            <text:p>3.32</text:p>
          </table:table-cell>
          <table:table-cell table:formula="of:= [.LV16]/100" office:value-type="float" office:value="3.33" calcext:value-type="float">
            <text:p>3.33</text:p>
          </table:table-cell>
          <table:table-cell table:formula="of:= [.LW16]/100" office:value-type="float" office:value="3.34" calcext:value-type="float">
            <text:p>3.34</text:p>
          </table:table-cell>
          <table:table-cell table:formula="of:= [.LX16]/100" office:value-type="float" office:value="3.35" calcext:value-type="float">
            <text:p>3.35</text:p>
          </table:table-cell>
          <table:table-cell table:formula="of:= [.LY16]/100" office:value-type="float" office:value="3.36" calcext:value-type="float">
            <text:p>3.36</text:p>
          </table:table-cell>
          <table:table-cell table:formula="of:= [.LZ16]/100" office:value-type="float" office:value="3.37" calcext:value-type="float">
            <text:p>3.37</text:p>
          </table:table-cell>
          <table:table-cell table:formula="of:= [.MA16]/100" office:value-type="float" office:value="3.38" calcext:value-type="float">
            <text:p>3.38</text:p>
          </table:table-cell>
          <table:table-cell table:formula="of:= [.MB16]/100" office:value-type="float" office:value="3.39" calcext:value-type="float">
            <text:p>3.39</text:p>
          </table:table-cell>
          <table:table-cell table:formula="of:= [.MC16]/100" office:value-type="float" office:value="3.4" calcext:value-type="float">
            <text:p>3.4</text:p>
          </table:table-cell>
          <table:table-cell table:formula="of:= [.MD16]/100" office:value-type="float" office:value="3.41" calcext:value-type="float">
            <text:p>3.41</text:p>
          </table:table-cell>
          <table:table-cell table:formula="of:= [.ME16]/100" office:value-type="float" office:value="3.42" calcext:value-type="float">
            <text:p>3.42</text:p>
          </table:table-cell>
          <table:table-cell table:formula="of:= [.MF16]/100" office:value-type="float" office:value="3.43" calcext:value-type="float">
            <text:p>3.43</text:p>
          </table:table-cell>
          <table:table-cell table:formula="of:= [.MG16]/100" office:value-type="float" office:value="3.44" calcext:value-type="float">
            <text:p>3.44</text:p>
          </table:table-cell>
          <table:table-cell table:formula="of:= [.MH16]/100" office:value-type="float" office:value="3.45" calcext:value-type="float">
            <text:p>3.45</text:p>
          </table:table-cell>
          <table:table-cell table:formula="of:= [.MI16]/100" office:value-type="float" office:value="3.46" calcext:value-type="float">
            <text:p>3.46</text:p>
          </table:table-cell>
          <table:table-cell table:formula="of:= [.MJ16]/100" office:value-type="float" office:value="3.47" calcext:value-type="float">
            <text:p>3.47</text:p>
          </table:table-cell>
          <table:table-cell table:formula="of:= [.MK16]/100" office:value-type="float" office:value="3.48" calcext:value-type="float">
            <text:p>3.48</text:p>
          </table:table-cell>
          <table:table-cell table:formula="of:= [.ML16]/100" office:value-type="float" office:value="3.49" calcext:value-type="float">
            <text:p>3.49</text:p>
          </table:table-cell>
          <table:table-cell table:formula="of:= [.MM16]/100" office:value-type="float" office:value="3.5" calcext:value-type="float">
            <text:p>3.5</text:p>
          </table:table-cell>
          <table:table-cell table:formula="of:= [.MN16]/100" office:value-type="float" office:value="3.51" calcext:value-type="float">
            <text:p>3.51</text:p>
          </table:table-cell>
          <table:table-cell table:formula="of:= [.MO16]/100" office:value-type="float" office:value="3.52" calcext:value-type="float">
            <text:p>3.52</text:p>
          </table:table-cell>
          <table:table-cell table:formula="of:= [.MP16]/100" office:value-type="float" office:value="3.53" calcext:value-type="float">
            <text:p>3.53</text:p>
          </table:table-cell>
          <table:table-cell table:formula="of:= [.MQ16]/100" office:value-type="float" office:value="3.54" calcext:value-type="float">
            <text:p>3.54</text:p>
          </table:table-cell>
          <table:table-cell table:formula="of:= [.MR16]/100" office:value-type="float" office:value="3.55" calcext:value-type="float">
            <text:p>3.55</text:p>
          </table:table-cell>
          <table:table-cell table:formula="of:= [.MS16]/100" office:value-type="float" office:value="3.56" calcext:value-type="float">
            <text:p>3.56</text:p>
          </table:table-cell>
          <table:table-cell table:formula="of:= [.MT16]/100" office:value-type="float" office:value="3.57" calcext:value-type="float">
            <text:p>3.57</text:p>
          </table:table-cell>
          <table:table-cell table:formula="of:= [.MU16]/100" office:value-type="float" office:value="3.58" calcext:value-type="float">
            <text:p>3.58</text:p>
          </table:table-cell>
          <table:table-cell table:formula="of:= [.MV16]/100" office:value-type="float" office:value="3.59" calcext:value-type="float">
            <text:p>3.59</text:p>
          </table:table-cell>
          <table:table-cell table:formula="of:= [.MW16]/100" office:value-type="float" office:value="3.59999969481491" calcext:value-type="float">
            <text:p>3.59999969481491</text:p>
          </table:table-cell>
          <table:table-cell table:number-columns-repeated="141"/>
        </table:table-row>
        <table:table-row table:style-name="ro1">
          <table:table-cell/>
          <table:table-cell table:style-name="ce1" table:formula="of:=[.C16]-[.B16]" office:value-type="float" office:value="1" calcext:value-type="float">
            <text:p>1.000000</text:p>
          </table:table-cell>
          <table:table-cell table:number-columns-repeated="500"/>
        </table:table-row>
        <table:table-row table:style-name="ro1" table:number-rows-repeated="4">
          <table:table-cell table:number-columns-repeated="5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" calcext:value-type="float">
            <text:p>0.0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" calcext:value-type="float">
            <text:p>0.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" calcext:value-type="float">
            <text:p>0.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" calcext:value-type="float">
            <text:p>0.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" calcext:value-type="float">
            <text:p>0.1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" calcext:value-type="float">
            <text:p>0.1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" calcext:value-type="float">
            <text:p>0.2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" calcext:value-type="float">
            <text:p>0.2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" calcext:value-type="float">
            <text:p>0.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" calcext:value-type="float">
            <text:p>0.2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" calcext:value-type="float">
            <text:p>0.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" calcext:value-type="float">
            <text:p>0.2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4" calcext:value-type="float">
            <text:p>0.28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" calcext:value-type="float">
            <text:p>0.2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" calcext:value-type="float">
            <text:p>0.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" calcext:value-type="float">
            <text:p>0.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" calcext:value-type="float">
            <text:p>0.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" calcext:value-type="float">
            <text:p>0.3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" calcext:value-type="float">
            <text:p>0.3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" calcext:value-type="float">
            <text:p>0.3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" calcext:value-type="float">
            <text:p>0.37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" calcext:value-type="float">
            <text:p>0.3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" calcext:value-type="float">
            <text:p>0.3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8" calcext:value-type="float">
            <text:p>0.398</text:p>
          </table:table-cell>
          <table:table-cell office:value-type="float" office:value="0.4" calcext:value-type="float">
            <text:p>0.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" calcext:value-type="float">
            <text:p>0.4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" calcext:value-type="float">
            <text:p>0.4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" calcext:value-type="float">
            <text:p>0.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" calcext:value-type="float">
            <text:p>0.4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" calcext:value-type="float">
            <text:p>0.46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" calcext:value-type="float">
            <text:p>0.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" calcext:value-type="float">
            <text:p>0.48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" calcext:value-type="float">
            <text:p>0.49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" calcext:value-type="float">
            <text:p>0.51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" calcext:value-type="float">
            <text:p>0.52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" calcext:value-type="float">
            <text:p>0.53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" calcext:value-type="float">
            <text:p>0.54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" calcext:value-type="float">
            <text:p>0.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" calcext:value-type="float">
            <text:p>0.56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" calcext:value-type="float">
            <text:p>0.57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" calcext:value-type="float">
            <text:p>0.58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8" calcext:value-type="float">
            <text:p>0.598</text:p>
          </table:table-cell>
          <table:table-cell office:value-type="float" office:value="0.6" calcext:value-type="float">
            <text:p>0.6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" calcext:value-type="float">
            <text:p>0.61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" calcext:value-type="float">
            <text:p>0.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" calcext:value-type="float">
            <text:p>0.63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" calcext:value-type="float">
            <text:p>0.64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" calcext:value-type="float">
            <text:p>0.65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" calcext:value-type="float">
            <text:p>0.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" calcext:value-type="float">
            <text:p>0.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" calcext:value-type="float">
            <text:p>0.69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8" calcext:value-type="float">
            <text:p>0.698</text:p>
          </table:table-cell>
          <table:table-cell office:value-type="float" office:value="0.7" calcext:value-type="float">
            <text:p>0.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" calcext:value-type="float">
            <text:p>0.7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" calcext:value-type="float">
            <text:p>0.7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" calcext:value-type="float">
            <text:p>0.7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" calcext:value-type="float">
            <text:p>0.74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" calcext:value-type="float">
            <text:p>0.75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" calcext:value-type="float">
            <text:p>0.7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" calcext:value-type="float">
            <text:p>0.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" calcext:value-type="float">
            <text:p>0.7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" calcext:value-type="float">
            <text:p>0.79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" calcext:value-type="float">
            <text:p>0.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" calcext:value-type="float">
            <text:p>0.81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" calcext:value-type="float">
            <text:p>0.82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" calcext:value-type="float">
            <text:p>0.8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" calcext:value-type="float">
            <text:p>0.84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" calcext:value-type="float">
            <text:p>0.8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" calcext:value-type="float">
            <text:p>0.8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" calcext:value-type="float">
            <text:p>0.8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" calcext:value-type="float">
            <text:p>0.8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" calcext:value-type="float">
            <text:p>0.898</text:p>
          </table:table-cell>
          <table:table-cell office:value-type="float" office:value="0.9" calcext:value-type="float">
            <text:p>0.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" calcext:value-type="float">
            <text:p>0.9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" calcext:value-type="float">
            <text:p>0.9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" calcext:value-type="float">
            <text:p>0.93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" calcext:value-type="float">
            <text:p>0.9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" calcext:value-type="float">
            <text:p>0.95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6" calcext:value-type="float">
            <text:p>0.96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6" calcext:value-type="float">
            <text:p>0.96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7" calcext:value-type="float">
            <text:p>0.97</text:p>
          </table:table-cell>
          <table:table-cell office:value-type="float" office:value="0.972" calcext:value-type="float">
            <text:p>0.972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6" calcext:value-type="float">
            <text:p>0.976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" calcext:value-type="float">
            <text:p>0.9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" calcext:value-type="float">
            <text:p>0.99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number-columns-repeated="101" office:value-type="float" office:value="32767" calcext:value-type="float">
            <text:p>32767</text:p>
          </table:table-cell>
          <table:table-cell office:value-type="float" office:value="21981" calcext:value-type="float">
            <text:p>2198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88" office:value-type="float" office:value="32767" calcext:value-type="float">
            <text:p>32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]+[.B25]" office:value-type="float" office:value="32767" calcext:value-type="float">
            <text:p>32767</text:p>
          </table:table-cell>
          <table:table-cell table:formula="of:=[.B26]+[.C25]" office:value-type="float" office:value="65534" calcext:value-type="float">
            <text:p>65534</text:p>
          </table:table-cell>
          <table:table-cell table:formula="of:=[.C26]+[.D25]" office:value-type="float" office:value="98301" calcext:value-type="float">
            <text:p>98301</text:p>
          </table:table-cell>
          <table:table-cell table:formula="of:=[.D26]+[.E25]" office:value-type="float" office:value="131068" calcext:value-type="float">
            <text:p>131068</text:p>
          </table:table-cell>
          <table:table-cell table:formula="of:=[.E26]+[.F25]" office:value-type="float" office:value="163835" calcext:value-type="float">
            <text:p>163835</text:p>
          </table:table-cell>
          <table:table-cell table:formula="of:=[.F26]+[.G25]" office:value-type="float" office:value="196602" calcext:value-type="float">
            <text:p>196602</text:p>
          </table:table-cell>
          <table:table-cell table:formula="of:=[.G26]+[.H25]" office:value-type="float" office:value="229369" calcext:value-type="float">
            <text:p>229369</text:p>
          </table:table-cell>
          <table:table-cell table:formula="of:=[.H26]+[.I25]" office:value-type="float" office:value="262136" calcext:value-type="float">
            <text:p>262136</text:p>
          </table:table-cell>
          <table:table-cell table:formula="of:=[.I26]+[.J25]" office:value-type="float" office:value="294903" calcext:value-type="float">
            <text:p>294903</text:p>
          </table:table-cell>
          <table:table-cell table:formula="of:=[.J26]+[.K25]" office:value-type="float" office:value="327670" calcext:value-type="float">
            <text:p>327670</text:p>
          </table:table-cell>
          <table:table-cell table:formula="of:=[.K26]+[.L25]" office:value-type="float" office:value="360437" calcext:value-type="float">
            <text:p>360437</text:p>
          </table:table-cell>
          <table:table-cell table:formula="of:=[.L26]+[.M25]" office:value-type="float" office:value="393204" calcext:value-type="float">
            <text:p>393204</text:p>
          </table:table-cell>
          <table:table-cell table:formula="of:=[.M26]+[.N25]" office:value-type="float" office:value="425971" calcext:value-type="float">
            <text:p>425971</text:p>
          </table:table-cell>
          <table:table-cell table:formula="of:=[.N26]+[.O25]" office:value-type="float" office:value="458738" calcext:value-type="float">
            <text:p>458738</text:p>
          </table:table-cell>
          <table:table-cell table:formula="of:=[.O26]+[.P25]" office:value-type="float" office:value="491505" calcext:value-type="float">
            <text:p>491505</text:p>
          </table:table-cell>
          <table:table-cell table:formula="of:=[.P26]+[.Q25]" office:value-type="float" office:value="524272" calcext:value-type="float">
            <text:p>524272</text:p>
          </table:table-cell>
          <table:table-cell table:formula="of:=[.Q26]+[.R25]" office:value-type="float" office:value="557039" calcext:value-type="float">
            <text:p>557039</text:p>
          </table:table-cell>
          <table:table-cell table:formula="of:=[.R26]+[.S25]" office:value-type="float" office:value="589806" calcext:value-type="float">
            <text:p>589806</text:p>
          </table:table-cell>
          <table:table-cell table:formula="of:=[.S26]+[.T25]" office:value-type="float" office:value="622573" calcext:value-type="float">
            <text:p>622573</text:p>
          </table:table-cell>
          <table:table-cell table:formula="of:=[.T26]+[.U25]" office:value-type="float" office:value="655340" calcext:value-type="float">
            <text:p>655340</text:p>
          </table:table-cell>
          <table:table-cell table:formula="of:=[.U26]+[.V25]" office:value-type="float" office:value="688107" calcext:value-type="float">
            <text:p>688107</text:p>
          </table:table-cell>
          <table:table-cell table:formula="of:=[.V26]+[.W25]" office:value-type="float" office:value="720874" calcext:value-type="float">
            <text:p>720874</text:p>
          </table:table-cell>
          <table:table-cell table:formula="of:=[.W26]+[.X25]" office:value-type="float" office:value="753641" calcext:value-type="float">
            <text:p>753641</text:p>
          </table:table-cell>
          <table:table-cell table:formula="of:=[.X26]+[.Y25]" office:value-type="float" office:value="786408" calcext:value-type="float">
            <text:p>786408</text:p>
          </table:table-cell>
          <table:table-cell table:formula="of:=[.Y26]+[.Z25]" office:value-type="float" office:value="819175" calcext:value-type="float">
            <text:p>819175</text:p>
          </table:table-cell>
          <table:table-cell table:formula="of:=[.Z26]+[.AA25]" office:value-type="float" office:value="851942" calcext:value-type="float">
            <text:p>851942</text:p>
          </table:table-cell>
          <table:table-cell table:formula="of:=[.AA26]+[.AB25]" office:value-type="float" office:value="884709" calcext:value-type="float">
            <text:p>884709</text:p>
          </table:table-cell>
          <table:table-cell table:formula="of:=[.AB26]+[.AC25]" office:value-type="float" office:value="917476" calcext:value-type="float">
            <text:p>917476</text:p>
          </table:table-cell>
          <table:table-cell table:formula="of:=[.AC26]+[.AD25]" office:value-type="float" office:value="950243" calcext:value-type="float">
            <text:p>950243</text:p>
          </table:table-cell>
          <table:table-cell table:formula="of:=[.AD26]+[.AE25]" office:value-type="float" office:value="983010" calcext:value-type="float">
            <text:p>983010</text:p>
          </table:table-cell>
          <table:table-cell table:formula="of:=[.AE26]+[.AF25]" office:value-type="float" office:value="1015777" calcext:value-type="float">
            <text:p>1015777</text:p>
          </table:table-cell>
          <table:table-cell table:formula="of:=[.AF26]+[.AG25]" office:value-type="float" office:value="1048544" calcext:value-type="float">
            <text:p>1048544</text:p>
          </table:table-cell>
          <table:table-cell table:formula="of:=[.AG26]+[.AH25]" office:value-type="float" office:value="1081311" calcext:value-type="float">
            <text:p>1081311</text:p>
          </table:table-cell>
          <table:table-cell table:formula="of:=[.AH26]+[.AI25]" office:value-type="float" office:value="1114078" calcext:value-type="float">
            <text:p>1114078</text:p>
          </table:table-cell>
          <table:table-cell table:formula="of:=[.AI26]+[.AJ25]" office:value-type="float" office:value="1146845" calcext:value-type="float">
            <text:p>1146845</text:p>
          </table:table-cell>
          <table:table-cell table:formula="of:=[.AJ26]+[.AK25]" office:value-type="float" office:value="1179612" calcext:value-type="float">
            <text:p>1179612</text:p>
          </table:table-cell>
          <table:table-cell table:formula="of:=[.AK26]+[.AL25]" office:value-type="float" office:value="1212379" calcext:value-type="float">
            <text:p>1212379</text:p>
          </table:table-cell>
          <table:table-cell table:formula="of:=[.AL26]+[.AM25]" office:value-type="float" office:value="1245146" calcext:value-type="float">
            <text:p>1245146</text:p>
          </table:table-cell>
          <table:table-cell table:formula="of:=[.AM26]+[.AN25]" office:value-type="float" office:value="1277913" calcext:value-type="float">
            <text:p>1277913</text:p>
          </table:table-cell>
          <table:table-cell table:formula="of:=[.AN26]+[.AO25]" office:value-type="float" office:value="1310680" calcext:value-type="float">
            <text:p>1310680</text:p>
          </table:table-cell>
          <table:table-cell table:formula="of:=[.AO26]+[.AP25]" office:value-type="float" office:value="1343447" calcext:value-type="float">
            <text:p>1343447</text:p>
          </table:table-cell>
          <table:table-cell table:formula="of:=[.AP26]+[.AQ25]" office:value-type="float" office:value="1376214" calcext:value-type="float">
            <text:p>1376214</text:p>
          </table:table-cell>
          <table:table-cell table:formula="of:=[.AQ26]+[.AR25]" office:value-type="float" office:value="1408981" calcext:value-type="float">
            <text:p>1408981</text:p>
          </table:table-cell>
          <table:table-cell table:formula="of:=[.AR26]+[.AS25]" office:value-type="float" office:value="1441748" calcext:value-type="float">
            <text:p>1441748</text:p>
          </table:table-cell>
          <table:table-cell table:formula="of:=[.AS26]+[.AT25]" office:value-type="float" office:value="1474515" calcext:value-type="float">
            <text:p>1474515</text:p>
          </table:table-cell>
          <table:table-cell table:formula="of:=[.AT26]+[.AU25]" office:value-type="float" office:value="1507282" calcext:value-type="float">
            <text:p>1507282</text:p>
          </table:table-cell>
          <table:table-cell table:formula="of:=[.AU26]+[.AV25]" office:value-type="float" office:value="1540049" calcext:value-type="float">
            <text:p>1540049</text:p>
          </table:table-cell>
          <table:table-cell table:formula="of:=[.AV26]+[.AW25]" office:value-type="float" office:value="1572816" calcext:value-type="float">
            <text:p>1572816</text:p>
          </table:table-cell>
          <table:table-cell table:formula="of:=[.AW26]+[.AX25]" office:value-type="float" office:value="1605583" calcext:value-type="float">
            <text:p>1605583</text:p>
          </table:table-cell>
          <table:table-cell table:formula="of:=[.AX26]+[.AY25]" office:value-type="float" office:value="1638350" calcext:value-type="float">
            <text:p>1638350</text:p>
          </table:table-cell>
          <table:table-cell table:formula="of:=[.AY26]+[.AZ25]" office:value-type="float" office:value="1671117" calcext:value-type="float">
            <text:p>1671117</text:p>
          </table:table-cell>
          <table:table-cell table:formula="of:=[.AZ26]+[.BA25]" office:value-type="float" office:value="1703884" calcext:value-type="float">
            <text:p>1703884</text:p>
          </table:table-cell>
          <table:table-cell table:formula="of:=[.BA26]+[.BB25]" office:value-type="float" office:value="1736651" calcext:value-type="float">
            <text:p>1736651</text:p>
          </table:table-cell>
          <table:table-cell table:formula="of:=[.BB26]+[.BC25]" office:value-type="float" office:value="1769418" calcext:value-type="float">
            <text:p>1769418</text:p>
          </table:table-cell>
          <table:table-cell table:formula="of:=[.BC26]+[.BD25]" office:value-type="float" office:value="1802185" calcext:value-type="float">
            <text:p>1802185</text:p>
          </table:table-cell>
          <table:table-cell table:formula="of:=[.BD26]+[.BE25]" office:value-type="float" office:value="1834952" calcext:value-type="float">
            <text:p>1834952</text:p>
          </table:table-cell>
          <table:table-cell table:formula="of:=[.BE26]+[.BF25]" office:value-type="float" office:value="1867719" calcext:value-type="float">
            <text:p>1867719</text:p>
          </table:table-cell>
          <table:table-cell table:formula="of:=[.BF26]+[.BG25]" office:value-type="float" office:value="1900486" calcext:value-type="float">
            <text:p>1900486</text:p>
          </table:table-cell>
          <table:table-cell table:formula="of:=[.BG26]+[.BH25]" office:value-type="float" office:value="1933253" calcext:value-type="float">
            <text:p>1933253</text:p>
          </table:table-cell>
          <table:table-cell table:formula="of:=[.BH26]+[.BI25]" office:value-type="float" office:value="1966020" calcext:value-type="float">
            <text:p>1966020</text:p>
          </table:table-cell>
          <table:table-cell table:formula="of:=[.BI26]+[.BJ25]" office:value-type="float" office:value="1998787" calcext:value-type="float">
            <text:p>1998787</text:p>
          </table:table-cell>
          <table:table-cell table:formula="of:=[.BJ26]+[.BK25]" office:value-type="float" office:value="2031554" calcext:value-type="float">
            <text:p>2031554</text:p>
          </table:table-cell>
          <table:table-cell table:formula="of:=[.BK26]+[.BL25]" office:value-type="float" office:value="2064321" calcext:value-type="float">
            <text:p>2064321</text:p>
          </table:table-cell>
          <table:table-cell table:formula="of:=[.BL26]+[.BM25]" office:value-type="float" office:value="2097088" calcext:value-type="float">
            <text:p>2097088</text:p>
          </table:table-cell>
          <table:table-cell table:formula="of:=[.BM26]+[.BN25]" office:value-type="float" office:value="2129855" calcext:value-type="float">
            <text:p>2129855</text:p>
          </table:table-cell>
          <table:table-cell table:formula="of:=[.BN26]+[.BO25]" office:value-type="float" office:value="2162622" calcext:value-type="float">
            <text:p>2162622</text:p>
          </table:table-cell>
          <table:table-cell table:formula="of:=[.BO26]+[.BP25]" office:value-type="float" office:value="2195389" calcext:value-type="float">
            <text:p>2195389</text:p>
          </table:table-cell>
          <table:table-cell table:formula="of:=[.BP26]+[.BQ25]" office:value-type="float" office:value="2228156" calcext:value-type="float">
            <text:p>2228156</text:p>
          </table:table-cell>
          <table:table-cell table:formula="of:=[.BQ26]+[.BR25]" office:value-type="float" office:value="2260923" calcext:value-type="float">
            <text:p>2260923</text:p>
          </table:table-cell>
          <table:table-cell table:formula="of:=[.BR26]+[.BS25]" office:value-type="float" office:value="2293690" calcext:value-type="float">
            <text:p>2293690</text:p>
          </table:table-cell>
          <table:table-cell table:formula="of:=[.BS26]+[.BT25]" office:value-type="float" office:value="2326457" calcext:value-type="float">
            <text:p>2326457</text:p>
          </table:table-cell>
          <table:table-cell table:formula="of:=[.BT26]+[.BU25]" office:value-type="float" office:value="2359224" calcext:value-type="float">
            <text:p>2359224</text:p>
          </table:table-cell>
          <table:table-cell table:formula="of:=[.BU26]+[.BV25]" office:value-type="float" office:value="2391991" calcext:value-type="float">
            <text:p>2391991</text:p>
          </table:table-cell>
          <table:table-cell table:formula="of:=[.BV26]+[.BW25]" office:value-type="float" office:value="2424758" calcext:value-type="float">
            <text:p>2424758</text:p>
          </table:table-cell>
          <table:table-cell table:formula="of:=[.BW26]+[.BX25]" office:value-type="float" office:value="2457525" calcext:value-type="float">
            <text:p>2457525</text:p>
          </table:table-cell>
          <table:table-cell table:formula="of:=[.BX26]+[.BY25]" office:value-type="float" office:value="2490292" calcext:value-type="float">
            <text:p>2490292</text:p>
          </table:table-cell>
          <table:table-cell table:formula="of:=[.BY26]+[.BZ25]" office:value-type="float" office:value="2523059" calcext:value-type="float">
            <text:p>2523059</text:p>
          </table:table-cell>
          <table:table-cell table:formula="of:=[.BZ26]+[.CA25]" office:value-type="float" office:value="2555826" calcext:value-type="float">
            <text:p>2555826</text:p>
          </table:table-cell>
          <table:table-cell table:formula="of:=[.CA26]+[.CB25]" office:value-type="float" office:value="2588593" calcext:value-type="float">
            <text:p>2588593</text:p>
          </table:table-cell>
          <table:table-cell table:formula="of:=[.CB26]+[.CC25]" office:value-type="float" office:value="2621360" calcext:value-type="float">
            <text:p>2621360</text:p>
          </table:table-cell>
          <table:table-cell table:formula="of:=[.CC26]+[.CD25]" office:value-type="float" office:value="2654127" calcext:value-type="float">
            <text:p>2654127</text:p>
          </table:table-cell>
          <table:table-cell table:formula="of:=[.CD26]+[.CE25]" office:value-type="float" office:value="2686894" calcext:value-type="float">
            <text:p>2686894</text:p>
          </table:table-cell>
          <table:table-cell table:formula="of:=[.CE26]+[.CF25]" office:value-type="float" office:value="2719661" calcext:value-type="float">
            <text:p>2719661</text:p>
          </table:table-cell>
          <table:table-cell table:formula="of:=[.CF26]+[.CG25]" office:value-type="float" office:value="2752428" calcext:value-type="float">
            <text:p>2752428</text:p>
          </table:table-cell>
          <table:table-cell table:formula="of:=[.CG26]+[.CH25]" office:value-type="float" office:value="2785195" calcext:value-type="float">
            <text:p>2785195</text:p>
          </table:table-cell>
          <table:table-cell table:formula="of:=[.CH26]+[.CI25]" office:value-type="float" office:value="2817962" calcext:value-type="float">
            <text:p>2817962</text:p>
          </table:table-cell>
          <table:table-cell table:formula="of:=[.CI26]+[.CJ25]" office:value-type="float" office:value="2850729" calcext:value-type="float">
            <text:p>2850729</text:p>
          </table:table-cell>
          <table:table-cell table:formula="of:=[.CJ26]+[.CK25]" office:value-type="float" office:value="2883496" calcext:value-type="float">
            <text:p>2883496</text:p>
          </table:table-cell>
          <table:table-cell table:formula="of:=[.CK26]+[.CL25]" office:value-type="float" office:value="2916263" calcext:value-type="float">
            <text:p>2916263</text:p>
          </table:table-cell>
          <table:table-cell table:formula="of:=[.CL26]+[.CM25]" office:value-type="float" office:value="2949030" calcext:value-type="float">
            <text:p>2949030</text:p>
          </table:table-cell>
          <table:table-cell table:formula="of:=[.CM26]+[.CN25]" office:value-type="float" office:value="2981797" calcext:value-type="float">
            <text:p>2981797</text:p>
          </table:table-cell>
          <table:table-cell table:formula="of:=[.CN26]+[.CO25]" office:value-type="float" office:value="3014564" calcext:value-type="float">
            <text:p>3014564</text:p>
          </table:table-cell>
          <table:table-cell table:formula="of:=[.CO26]+[.CP25]" office:value-type="float" office:value="3047331" calcext:value-type="float">
            <text:p>3047331</text:p>
          </table:table-cell>
          <table:table-cell table:formula="of:=[.CP26]+[.CQ25]" office:value-type="float" office:value="3080098" calcext:value-type="float">
            <text:p>3080098</text:p>
          </table:table-cell>
          <table:table-cell table:formula="of:=[.CQ26]+[.CR25]" office:value-type="float" office:value="3112865" calcext:value-type="float">
            <text:p>3112865</text:p>
          </table:table-cell>
          <table:table-cell table:formula="of:=[.CR26]+[.CS25]" office:value-type="float" office:value="3145632" calcext:value-type="float">
            <text:p>3145632</text:p>
          </table:table-cell>
          <table:table-cell table:formula="of:=[.CS26]+[.CT25]" office:value-type="float" office:value="3178399" calcext:value-type="float">
            <text:p>3178399</text:p>
          </table:table-cell>
          <table:table-cell table:formula="of:=[.CT26]+[.CU25]" office:value-type="float" office:value="3211166" calcext:value-type="float">
            <text:p>3211166</text:p>
          </table:table-cell>
          <table:table-cell table:formula="of:=[.CU26]+[.CV25]" office:value-type="float" office:value="3243933" calcext:value-type="float">
            <text:p>3243933</text:p>
          </table:table-cell>
          <table:table-cell table:formula="of:=[.CV26]+[.CW25]" office:value-type="float" office:value="3276700" calcext:value-type="float">
            <text:p>3276700</text:p>
          </table:table-cell>
          <table:table-cell table:formula="of:=[.CW26]+[.CX25]" office:value-type="float" office:value="3309467" calcext:value-type="float">
            <text:p>3309467</text:p>
          </table:table-cell>
          <table:table-cell table:formula="of:=[.CX26]+[.CY25]" office:value-type="float" office:value="3331448" calcext:value-type="float">
            <text:p>3331448</text:p>
          </table:table-cell>
          <table:table-cell table:formula="of:=[.CY26]+[.CZ25]" office:value-type="float" office:value="3331448" calcext:value-type="float">
            <text:p>3331448</text:p>
          </table:table-cell>
          <table:table-cell table:formula="of:=[.CZ26]+[.DA25]" office:value-type="float" office:value="3331448" calcext:value-type="float">
            <text:p>3331448</text:p>
          </table:table-cell>
          <table:table-cell table:formula="of:=[.DA26]+[.DB25]" office:value-type="float" office:value="3331448" calcext:value-type="float">
            <text:p>3331448</text:p>
          </table:table-cell>
          <table:table-cell table:formula="of:=[.DB26]+[.DC25]" office:value-type="float" office:value="3331448" calcext:value-type="float">
            <text:p>3331448</text:p>
          </table:table-cell>
          <table:table-cell table:formula="of:=[.DC26]+[.DD25]" office:value-type="float" office:value="3331448" calcext:value-type="float">
            <text:p>3331448</text:p>
          </table:table-cell>
          <table:table-cell table:formula="of:=[.DD26]+[.DE25]" office:value-type="float" office:value="3331448" calcext:value-type="float">
            <text:p>3331448</text:p>
          </table:table-cell>
          <table:table-cell table:formula="of:=[.DE26]+[.DF25]" office:value-type="float" office:value="3331448" calcext:value-type="float">
            <text:p>3331448</text:p>
          </table:table-cell>
          <table:table-cell table:formula="of:=[.DF26]+[.DG25]" office:value-type="float" office:value="3331448" calcext:value-type="float">
            <text:p>3331448</text:p>
          </table:table-cell>
          <table:table-cell table:formula="of:=[.DG26]+[.DH25]" office:value-type="float" office:value="3331448" calcext:value-type="float">
            <text:p>3331448</text:p>
          </table:table-cell>
          <table:table-cell table:formula="of:=[.DH26]+[.DI25]" office:value-type="float" office:value="3331448" calcext:value-type="float">
            <text:p>3331448</text:p>
          </table:table-cell>
          <table:table-cell table:formula="of:=[.DI26]+[.DJ25]" office:value-type="float" office:value="3331448" calcext:value-type="float">
            <text:p>3331448</text:p>
          </table:table-cell>
          <table:table-cell table:formula="of:=[.DJ26]+[.DK25]" office:value-type="float" office:value="3364215" calcext:value-type="float">
            <text:p>3364215</text:p>
          </table:table-cell>
          <table:table-cell table:formula="of:=[.DK26]+[.DL25]" office:value-type="float" office:value="3396982" calcext:value-type="float">
            <text:p>3396982</text:p>
          </table:table-cell>
          <table:table-cell table:formula="of:=[.DL26]+[.DM25]" office:value-type="float" office:value="3429749" calcext:value-type="float">
            <text:p>3429749</text:p>
          </table:table-cell>
          <table:table-cell table:formula="of:=[.DM26]+[.DN25]" office:value-type="float" office:value="3462516" calcext:value-type="float">
            <text:p>3462516</text:p>
          </table:table-cell>
          <table:table-cell table:formula="of:=[.DN26]+[.DO25]" office:value-type="float" office:value="3495283" calcext:value-type="float">
            <text:p>3495283</text:p>
          </table:table-cell>
          <table:table-cell table:formula="of:=[.DO26]+[.DP25]" office:value-type="float" office:value="3528050" calcext:value-type="float">
            <text:p>3528050</text:p>
          </table:table-cell>
          <table:table-cell table:formula="of:=[.DP26]+[.DQ25]" office:value-type="float" office:value="3560817" calcext:value-type="float">
            <text:p>3560817</text:p>
          </table:table-cell>
          <table:table-cell table:formula="of:=[.DQ26]+[.DR25]" office:value-type="float" office:value="3593584" calcext:value-type="float">
            <text:p>3593584</text:p>
          </table:table-cell>
          <table:table-cell table:formula="of:=[.DR26]+[.DS25]" office:value-type="float" office:value="3626351" calcext:value-type="float">
            <text:p>3626351</text:p>
          </table:table-cell>
          <table:table-cell table:formula="of:=[.DS26]+[.DT25]" office:value-type="float" office:value="3659118" calcext:value-type="float">
            <text:p>3659118</text:p>
          </table:table-cell>
          <table:table-cell table:formula="of:=[.DT26]+[.DU25]" office:value-type="float" office:value="3691885" calcext:value-type="float">
            <text:p>3691885</text:p>
          </table:table-cell>
          <table:table-cell table:formula="of:=[.DU26]+[.DV25]" office:value-type="float" office:value="3724652" calcext:value-type="float">
            <text:p>3724652</text:p>
          </table:table-cell>
          <table:table-cell table:formula="of:=[.DV26]+[.DW25]" office:value-type="float" office:value="3757419" calcext:value-type="float">
            <text:p>3757419</text:p>
          </table:table-cell>
          <table:table-cell table:formula="of:=[.DW26]+[.DX25]" office:value-type="float" office:value="3790186" calcext:value-type="float">
            <text:p>3790186</text:p>
          </table:table-cell>
          <table:table-cell table:formula="of:=[.DX26]+[.DY25]" office:value-type="float" office:value="3822953" calcext:value-type="float">
            <text:p>3822953</text:p>
          </table:table-cell>
          <table:table-cell table:formula="of:=[.DY26]+[.DZ25]" office:value-type="float" office:value="3855720" calcext:value-type="float">
            <text:p>3855720</text:p>
          </table:table-cell>
          <table:table-cell table:formula="of:=[.DZ26]+[.EA25]" office:value-type="float" office:value="3888487" calcext:value-type="float">
            <text:p>3888487</text:p>
          </table:table-cell>
          <table:table-cell table:formula="of:=[.EA26]+[.EB25]" office:value-type="float" office:value="3921254" calcext:value-type="float">
            <text:p>3921254</text:p>
          </table:table-cell>
          <table:table-cell table:formula="of:=[.EB26]+[.EC25]" office:value-type="float" office:value="3954021" calcext:value-type="float">
            <text:p>3954021</text:p>
          </table:table-cell>
          <table:table-cell table:formula="of:=[.EC26]+[.ED25]" office:value-type="float" office:value="3986788" calcext:value-type="float">
            <text:p>3986788</text:p>
          </table:table-cell>
          <table:table-cell table:formula="of:=[.ED26]+[.EE25]" office:value-type="float" office:value="4019555" calcext:value-type="float">
            <text:p>4019555</text:p>
          </table:table-cell>
          <table:table-cell table:formula="of:=[.EE26]+[.EF25]" office:value-type="float" office:value="4052322" calcext:value-type="float">
            <text:p>4052322</text:p>
          </table:table-cell>
          <table:table-cell table:formula="of:=[.EF26]+[.EG25]" office:value-type="float" office:value="4085089" calcext:value-type="float">
            <text:p>4085089</text:p>
          </table:table-cell>
          <table:table-cell table:formula="of:=[.EG26]+[.EH25]" office:value-type="float" office:value="4117856" calcext:value-type="float">
            <text:p>4117856</text:p>
          </table:table-cell>
          <table:table-cell table:formula="of:=[.EH26]+[.EI25]" office:value-type="float" office:value="4150623" calcext:value-type="float">
            <text:p>4150623</text:p>
          </table:table-cell>
          <table:table-cell table:formula="of:=[.EI26]+[.EJ25]" office:value-type="float" office:value="4183390" calcext:value-type="float">
            <text:p>4183390</text:p>
          </table:table-cell>
          <table:table-cell table:formula="of:=[.EJ26]+[.EK25]" office:value-type="float" office:value="4216157" calcext:value-type="float">
            <text:p>4216157</text:p>
          </table:table-cell>
          <table:table-cell table:formula="of:=[.EK26]+[.EL25]" office:value-type="float" office:value="4248924" calcext:value-type="float">
            <text:p>4248924</text:p>
          </table:table-cell>
          <table:table-cell table:formula="of:=[.EL26]+[.EM25]" office:value-type="float" office:value="4281691" calcext:value-type="float">
            <text:p>4281691</text:p>
          </table:table-cell>
          <table:table-cell table:formula="of:=[.EM26]+[.EN25]" office:value-type="float" office:value="4314458" calcext:value-type="float">
            <text:p>4314458</text:p>
          </table:table-cell>
          <table:table-cell table:formula="of:=[.EN26]+[.EO25]" office:value-type="float" office:value="4347225" calcext:value-type="float">
            <text:p>4347225</text:p>
          </table:table-cell>
          <table:table-cell table:formula="of:=[.EO26]+[.EP25]" office:value-type="float" office:value="4379992" calcext:value-type="float">
            <text:p>4379992</text:p>
          </table:table-cell>
          <table:table-cell table:formula="of:=[.EP26]+[.EQ25]" office:value-type="float" office:value="4412759" calcext:value-type="float">
            <text:p>4412759</text:p>
          </table:table-cell>
          <table:table-cell table:formula="of:=[.EQ26]+[.ER25]" office:value-type="float" office:value="4445526" calcext:value-type="float">
            <text:p>4445526</text:p>
          </table:table-cell>
          <table:table-cell table:formula="of:=[.ER26]+[.ES25]" office:value-type="float" office:value="4478293" calcext:value-type="float">
            <text:p>4478293</text:p>
          </table:table-cell>
          <table:table-cell table:formula="of:=[.ES26]+[.ET25]" office:value-type="float" office:value="4511060" calcext:value-type="float">
            <text:p>4511060</text:p>
          </table:table-cell>
          <table:table-cell table:formula="of:=[.ET26]+[.EU25]" office:value-type="float" office:value="4543827" calcext:value-type="float">
            <text:p>4543827</text:p>
          </table:table-cell>
          <table:table-cell table:formula="of:=[.EU26]+[.EV25]" office:value-type="float" office:value="4576594" calcext:value-type="float">
            <text:p>4576594</text:p>
          </table:table-cell>
          <table:table-cell table:formula="of:=[.EV26]+[.EW25]" office:value-type="float" office:value="4609361" calcext:value-type="float">
            <text:p>4609361</text:p>
          </table:table-cell>
          <table:table-cell table:formula="of:=[.EW26]+[.EX25]" office:value-type="float" office:value="4642128" calcext:value-type="float">
            <text:p>4642128</text:p>
          </table:table-cell>
          <table:table-cell table:formula="of:=[.EX26]+[.EY25]" office:value-type="float" office:value="4674895" calcext:value-type="float">
            <text:p>4674895</text:p>
          </table:table-cell>
          <table:table-cell table:formula="of:=[.EY26]+[.EZ25]" office:value-type="float" office:value="4707662" calcext:value-type="float">
            <text:p>4707662</text:p>
          </table:table-cell>
          <table:table-cell table:formula="of:=[.EZ26]+[.FA25]" office:value-type="float" office:value="4740429" calcext:value-type="float">
            <text:p>4740429</text:p>
          </table:table-cell>
          <table:table-cell table:formula="of:=[.FA26]+[.FB25]" office:value-type="float" office:value="4773196" calcext:value-type="float">
            <text:p>4773196</text:p>
          </table:table-cell>
          <table:table-cell table:formula="of:=[.FB26]+[.FC25]" office:value-type="float" office:value="4805963" calcext:value-type="float">
            <text:p>4805963</text:p>
          </table:table-cell>
          <table:table-cell table:formula="of:=[.FC26]+[.FD25]" office:value-type="float" office:value="4838730" calcext:value-type="float">
            <text:p>4838730</text:p>
          </table:table-cell>
          <table:table-cell table:formula="of:=[.FD26]+[.FE25]" office:value-type="float" office:value="4871497" calcext:value-type="float">
            <text:p>4871497</text:p>
          </table:table-cell>
          <table:table-cell table:formula="of:=[.FE26]+[.FF25]" office:value-type="float" office:value="4904264" calcext:value-type="float">
            <text:p>4904264</text:p>
          </table:table-cell>
          <table:table-cell table:formula="of:=[.FF26]+[.FG25]" office:value-type="float" office:value="4937031" calcext:value-type="float">
            <text:p>4937031</text:p>
          </table:table-cell>
          <table:table-cell table:formula="of:=[.FG26]+[.FH25]" office:value-type="float" office:value="4969798" calcext:value-type="float">
            <text:p>4969798</text:p>
          </table:table-cell>
          <table:table-cell table:formula="of:=[.FH26]+[.FI25]" office:value-type="float" office:value="5002565" calcext:value-type="float">
            <text:p>5002565</text:p>
          </table:table-cell>
          <table:table-cell table:formula="of:=[.FI26]+[.FJ25]" office:value-type="float" office:value="5035332" calcext:value-type="float">
            <text:p>5035332</text:p>
          </table:table-cell>
          <table:table-cell table:formula="of:=[.FJ26]+[.FK25]" office:value-type="float" office:value="5068099" calcext:value-type="float">
            <text:p>5068099</text:p>
          </table:table-cell>
          <table:table-cell table:formula="of:=[.FK26]+[.FL25]" office:value-type="float" office:value="5100866" calcext:value-type="float">
            <text:p>5100866</text:p>
          </table:table-cell>
          <table:table-cell table:formula="of:=[.FL26]+[.FM25]" office:value-type="float" office:value="5133633" calcext:value-type="float">
            <text:p>5133633</text:p>
          </table:table-cell>
          <table:table-cell table:formula="of:=[.FM26]+[.FN25]" office:value-type="float" office:value="5166400" calcext:value-type="float">
            <text:p>5166400</text:p>
          </table:table-cell>
          <table:table-cell table:formula="of:=[.FN26]+[.FO25]" office:value-type="float" office:value="5199167" calcext:value-type="float">
            <text:p>5199167</text:p>
          </table:table-cell>
          <table:table-cell table:formula="of:=[.FO26]+[.FP25]" office:value-type="float" office:value="5231934" calcext:value-type="float">
            <text:p>5231934</text:p>
          </table:table-cell>
          <table:table-cell table:formula="of:=[.FP26]+[.FQ25]" office:value-type="float" office:value="5264701" calcext:value-type="float">
            <text:p>5264701</text:p>
          </table:table-cell>
          <table:table-cell table:formula="of:=[.FQ26]+[.FR25]" office:value-type="float" office:value="5297468" calcext:value-type="float">
            <text:p>5297468</text:p>
          </table:table-cell>
          <table:table-cell table:formula="of:=[.FR26]+[.FS25]" office:value-type="float" office:value="5330235" calcext:value-type="float">
            <text:p>5330235</text:p>
          </table:table-cell>
          <table:table-cell table:formula="of:=[.FS26]+[.FT25]" office:value-type="float" office:value="5363002" calcext:value-type="float">
            <text:p>5363002</text:p>
          </table:table-cell>
          <table:table-cell table:formula="of:=[.FT26]+[.FU25]" office:value-type="float" office:value="5395769" calcext:value-type="float">
            <text:p>5395769</text:p>
          </table:table-cell>
          <table:table-cell table:formula="of:=[.FU26]+[.FV25]" office:value-type="float" office:value="5428536" calcext:value-type="float">
            <text:p>5428536</text:p>
          </table:table-cell>
          <table:table-cell table:formula="of:=[.FV26]+[.FW25]" office:value-type="float" office:value="5461303" calcext:value-type="float">
            <text:p>5461303</text:p>
          </table:table-cell>
          <table:table-cell table:formula="of:=[.FW26]+[.FX25]" office:value-type="float" office:value="5494070" calcext:value-type="float">
            <text:p>5494070</text:p>
          </table:table-cell>
          <table:table-cell table:formula="of:=[.FX26]+[.FY25]" office:value-type="float" office:value="5526837" calcext:value-type="float">
            <text:p>5526837</text:p>
          </table:table-cell>
          <table:table-cell table:formula="of:=[.FY26]+[.FZ25]" office:value-type="float" office:value="5559604" calcext:value-type="float">
            <text:p>5559604</text:p>
          </table:table-cell>
          <table:table-cell table:formula="of:=[.FZ26]+[.GA25]" office:value-type="float" office:value="5592371" calcext:value-type="float">
            <text:p>5592371</text:p>
          </table:table-cell>
          <table:table-cell table:formula="of:=[.GA26]+[.GB25]" office:value-type="float" office:value="5625138" calcext:value-type="float">
            <text:p>5625138</text:p>
          </table:table-cell>
          <table:table-cell table:formula="of:=[.GB26]+[.GC25]" office:value-type="float" office:value="5657905" calcext:value-type="float">
            <text:p>5657905</text:p>
          </table:table-cell>
          <table:table-cell table:formula="of:=[.GC26]+[.GD25]" office:value-type="float" office:value="5690672" calcext:value-type="float">
            <text:p>5690672</text:p>
          </table:table-cell>
          <table:table-cell table:formula="of:=[.GD26]+[.GE25]" office:value-type="float" office:value="5723439" calcext:value-type="float">
            <text:p>5723439</text:p>
          </table:table-cell>
          <table:table-cell table:formula="of:=[.GE26]+[.GF25]" office:value-type="float" office:value="5756206" calcext:value-type="float">
            <text:p>5756206</text:p>
          </table:table-cell>
          <table:table-cell table:formula="of:=[.GF26]+[.GG25]" office:value-type="float" office:value="5788973" calcext:value-type="float">
            <text:p>5788973</text:p>
          </table:table-cell>
          <table:table-cell table:formula="of:=[.GG26]+[.GH25]" office:value-type="float" office:value="5821740" calcext:value-type="float">
            <text:p>5821740</text:p>
          </table:table-cell>
          <table:table-cell table:formula="of:=[.GH26]+[.GI25]" office:value-type="float" office:value="5854507" calcext:value-type="float">
            <text:p>5854507</text:p>
          </table:table-cell>
          <table:table-cell table:formula="of:=[.GI26]+[.GJ25]" office:value-type="float" office:value="5887274" calcext:value-type="float">
            <text:p>5887274</text:p>
          </table:table-cell>
          <table:table-cell table:formula="of:=[.GJ26]+[.GK25]" office:value-type="float" office:value="5920041" calcext:value-type="float">
            <text:p>5920041</text:p>
          </table:table-cell>
          <table:table-cell table:formula="of:=[.GK26]+[.GL25]" office:value-type="float" office:value="5952808" calcext:value-type="float">
            <text:p>5952808</text:p>
          </table:table-cell>
          <table:table-cell table:formula="of:=[.GL26]+[.GM25]" office:value-type="float" office:value="5985575" calcext:value-type="float">
            <text:p>5985575</text:p>
          </table:table-cell>
          <table:table-cell table:formula="of:=[.GM26]+[.GN25]" office:value-type="float" office:value="6018342" calcext:value-type="float">
            <text:p>6018342</text:p>
          </table:table-cell>
          <table:table-cell table:formula="of:=[.GN26]+[.GO25]" office:value-type="float" office:value="6051109" calcext:value-type="float">
            <text:p>6051109</text:p>
          </table:table-cell>
          <table:table-cell table:formula="of:=[.GO26]+[.GP25]" office:value-type="float" office:value="6083876" calcext:value-type="float">
            <text:p>6083876</text:p>
          </table:table-cell>
          <table:table-cell table:formula="of:=[.GP26]+[.GQ25]" office:value-type="float" office:value="6116643" calcext:value-type="float">
            <text:p>6116643</text:p>
          </table:table-cell>
          <table:table-cell table:formula="of:=[.GQ26]+[.GR25]" office:value-type="float" office:value="6149410" calcext:value-type="float">
            <text:p>6149410</text:p>
          </table:table-cell>
          <table:table-cell table:formula="of:=[.GR26]+[.GS25]" office:value-type="float" office:value="6182177" calcext:value-type="float">
            <text:p>6182177</text:p>
          </table:table-cell>
          <table:table-cell table:formula="of:=[.GS26]+[.GT25]" office:value-type="float" office:value="6214944" calcext:value-type="float">
            <text:p>6214944</text:p>
          </table:table-cell>
          <table:table-cell table:formula="of:=[.GT26]+[.GU25]" office:value-type="float" office:value="6247711" calcext:value-type="float">
            <text:p>6247711</text:p>
          </table:table-cell>
          <table:table-cell table:formula="of:=[.GU26]+[.GV25]" office:value-type="float" office:value="6280478" calcext:value-type="float">
            <text:p>6280478</text:p>
          </table:table-cell>
          <table:table-cell table:formula="of:=[.GV26]+[.GW25]" office:value-type="float" office:value="6313245" calcext:value-type="float">
            <text:p>6313245</text:p>
          </table:table-cell>
          <table:table-cell table:formula="of:=[.GW26]+[.GX25]" office:value-type="float" office:value="6346012" calcext:value-type="float">
            <text:p>6346012</text:p>
          </table:table-cell>
          <table:table-cell table:formula="of:=[.GX26]+[.GY25]" office:value-type="float" office:value="6378779" calcext:value-type="float">
            <text:p>6378779</text:p>
          </table:table-cell>
          <table:table-cell table:formula="of:=[.GY26]+[.GZ25]" office:value-type="float" office:value="6411546" calcext:value-type="float">
            <text:p>6411546</text:p>
          </table:table-cell>
          <table:table-cell table:formula="of:=[.GZ26]+[.HA25]" office:value-type="float" office:value="6444313" calcext:value-type="float">
            <text:p>6444313</text:p>
          </table:table-cell>
          <table:table-cell table:formula="of:=[.HA26]+[.HB25]" office:value-type="float" office:value="6477080" calcext:value-type="float">
            <text:p>6477080</text:p>
          </table:table-cell>
          <table:table-cell table:formula="of:=[.HB26]+[.HC25]" office:value-type="float" office:value="6509847" calcext:value-type="float">
            <text:p>6509847</text:p>
          </table:table-cell>
          <table:table-cell table:formula="of:=[.HC26]+[.HD25]" office:value-type="float" office:value="6542614" calcext:value-type="float">
            <text:p>6542614</text:p>
          </table:table-cell>
          <table:table-cell table:formula="of:=[.HD26]+[.HE25]" office:value-type="float" office:value="6575381" calcext:value-type="float">
            <text:p>6575381</text:p>
          </table:table-cell>
          <table:table-cell table:formula="of:=[.HE26]+[.HF25]" office:value-type="float" office:value="6608148" calcext:value-type="float">
            <text:p>6608148</text:p>
          </table:table-cell>
          <table:table-cell table:formula="of:=[.HF26]+[.HG25]" office:value-type="float" office:value="6640915" calcext:value-type="float">
            <text:p>6640915</text:p>
          </table:table-cell>
          <table:table-cell table:formula="of:=[.HG26]+[.HH25]" office:value-type="float" office:value="6673682" calcext:value-type="float">
            <text:p>6673682</text:p>
          </table:table-cell>
          <table:table-cell table:formula="of:=[.HH26]+[.HI25]" office:value-type="float" office:value="6706449" calcext:value-type="float">
            <text:p>6706449</text:p>
          </table:table-cell>
          <table:table-cell table:formula="of:=[.HI26]+[.HJ25]" office:value-type="float" office:value="6739216" calcext:value-type="float">
            <text:p>6739216</text:p>
          </table:table-cell>
          <table:table-cell table:formula="of:=[.HJ26]+[.HK25]" office:value-type="float" office:value="6771983" calcext:value-type="float">
            <text:p>6771983</text:p>
          </table:table-cell>
          <table:table-cell table:formula="of:=[.HK26]+[.HL25]" office:value-type="float" office:value="6804750" calcext:value-type="float">
            <text:p>6804750</text:p>
          </table:table-cell>
          <table:table-cell table:formula="of:=[.HL26]+[.HM25]" office:value-type="float" office:value="6837517" calcext:value-type="float">
            <text:p>6837517</text:p>
          </table:table-cell>
          <table:table-cell table:formula="of:=[.HM26]+[.HN25]" office:value-type="float" office:value="6870284" calcext:value-type="float">
            <text:p>6870284</text:p>
          </table:table-cell>
          <table:table-cell table:formula="of:=[.HN26]+[.HO25]" office:value-type="float" office:value="6903051" calcext:value-type="float">
            <text:p>6903051</text:p>
          </table:table-cell>
          <table:table-cell table:formula="of:=[.HO26]+[.HP25]" office:value-type="float" office:value="6935818" calcext:value-type="float">
            <text:p>6935818</text:p>
          </table:table-cell>
          <table:table-cell table:formula="of:=[.HP26]+[.HQ25]" office:value-type="float" office:value="6968585" calcext:value-type="float">
            <text:p>6968585</text:p>
          </table:table-cell>
          <table:table-cell table:formula="of:=[.HQ26]+[.HR25]" office:value-type="float" office:value="7001352" calcext:value-type="float">
            <text:p>7001352</text:p>
          </table:table-cell>
          <table:table-cell table:formula="of:=[.HR26]+[.HS25]" office:value-type="float" office:value="7034119" calcext:value-type="float">
            <text:p>7034119</text:p>
          </table:table-cell>
          <table:table-cell table:formula="of:=[.HS26]+[.HT25]" office:value-type="float" office:value="7066886" calcext:value-type="float">
            <text:p>7066886</text:p>
          </table:table-cell>
          <table:table-cell table:formula="of:=[.HT26]+[.HU25]" office:value-type="float" office:value="7099653" calcext:value-type="float">
            <text:p>7099653</text:p>
          </table:table-cell>
          <table:table-cell table:formula="of:=[.HU26]+[.HV25]" office:value-type="float" office:value="7132420" calcext:value-type="float">
            <text:p>7132420</text:p>
          </table:table-cell>
          <table:table-cell table:formula="of:=[.HV26]+[.HW25]" office:value-type="float" office:value="7165187" calcext:value-type="float">
            <text:p>7165187</text:p>
          </table:table-cell>
          <table:table-cell table:formula="of:=[.HW26]+[.HX25]" office:value-type="float" office:value="7197954" calcext:value-type="float">
            <text:p>7197954</text:p>
          </table:table-cell>
          <table:table-cell table:formula="of:=[.HX26]+[.HY25]" office:value-type="float" office:value="7230721" calcext:value-type="float">
            <text:p>7230721</text:p>
          </table:table-cell>
          <table:table-cell table:formula="of:=[.HY26]+[.HZ25]" office:value-type="float" office:value="7263488" calcext:value-type="float">
            <text:p>7263488</text:p>
          </table:table-cell>
          <table:table-cell table:formula="of:=[.HZ26]+[.IA25]" office:value-type="float" office:value="7296255" calcext:value-type="float">
            <text:p>7296255</text:p>
          </table:table-cell>
          <table:table-cell table:formula="of:=[.IA26]+[.IB25]" office:value-type="float" office:value="7329022" calcext:value-type="float">
            <text:p>7329022</text:p>
          </table:table-cell>
          <table:table-cell table:formula="of:=[.IB26]+[.IC25]" office:value-type="float" office:value="7361789" calcext:value-type="float">
            <text:p>7361789</text:p>
          </table:table-cell>
          <table:table-cell table:formula="of:=[.IC26]+[.ID25]" office:value-type="float" office:value="7394556" calcext:value-type="float">
            <text:p>7394556</text:p>
          </table:table-cell>
          <table:table-cell table:formula="of:=[.ID26]+[.IE25]" office:value-type="float" office:value="7427323" calcext:value-type="float">
            <text:p>7427323</text:p>
          </table:table-cell>
          <table:table-cell table:formula="of:=[.IE26]+[.IF25]" office:value-type="float" office:value="7460090" calcext:value-type="float">
            <text:p>7460090</text:p>
          </table:table-cell>
          <table:table-cell table:formula="of:=[.IF26]+[.IG25]" office:value-type="float" office:value="7492857" calcext:value-type="float">
            <text:p>7492857</text:p>
          </table:table-cell>
          <table:table-cell table:formula="of:=[.IG26]+[.IH25]" office:value-type="float" office:value="7525624" calcext:value-type="float">
            <text:p>7525624</text:p>
          </table:table-cell>
          <table:table-cell table:formula="of:=[.IH26]+[.II25]" office:value-type="float" office:value="7558391" calcext:value-type="float">
            <text:p>7558391</text:p>
          </table:table-cell>
          <table:table-cell table:formula="of:=[.II26]+[.IJ25]" office:value-type="float" office:value="7591158" calcext:value-type="float">
            <text:p>7591158</text:p>
          </table:table-cell>
          <table:table-cell table:formula="of:=[.IJ26]+[.IK25]" office:value-type="float" office:value="7623925" calcext:value-type="float">
            <text:p>7623925</text:p>
          </table:table-cell>
          <table:table-cell table:formula="of:=[.IK26]+[.IL25]" office:value-type="float" office:value="7656692" calcext:value-type="float">
            <text:p>7656692</text:p>
          </table:table-cell>
          <table:table-cell table:formula="of:=[.IL26]+[.IM25]" office:value-type="float" office:value="7689459" calcext:value-type="float">
            <text:p>7689459</text:p>
          </table:table-cell>
          <table:table-cell table:formula="of:=[.IM26]+[.IN25]" office:value-type="float" office:value="7722226" calcext:value-type="float">
            <text:p>7722226</text:p>
          </table:table-cell>
          <table:table-cell table:formula="of:=[.IN26]+[.IO25]" office:value-type="float" office:value="7754993" calcext:value-type="float">
            <text:p>7754993</text:p>
          </table:table-cell>
          <table:table-cell table:formula="of:=[.IO26]+[.IP25]" office:value-type="float" office:value="7787760" calcext:value-type="float">
            <text:p>7787760</text:p>
          </table:table-cell>
          <table:table-cell table:formula="of:=[.IP26]+[.IQ25]" office:value-type="float" office:value="7820527" calcext:value-type="float">
            <text:p>7820527</text:p>
          </table:table-cell>
          <table:table-cell table:formula="of:=[.IQ26]+[.IR25]" office:value-type="float" office:value="7853294" calcext:value-type="float">
            <text:p>7853294</text:p>
          </table:table-cell>
          <table:table-cell table:formula="of:=[.IR26]+[.IS25]" office:value-type="float" office:value="7886061" calcext:value-type="float">
            <text:p>7886061</text:p>
          </table:table-cell>
          <table:table-cell table:formula="of:=[.IS26]+[.IT25]" office:value-type="float" office:value="7918828" calcext:value-type="float">
            <text:p>7918828</text:p>
          </table:table-cell>
          <table:table-cell table:formula="of:=[.IT26]+[.IU25]" office:value-type="float" office:value="7951595" calcext:value-type="float">
            <text:p>7951595</text:p>
          </table:table-cell>
          <table:table-cell table:formula="of:=[.IU26]+[.IV25]" office:value-type="float" office:value="7984362" calcext:value-type="float">
            <text:p>7984362</text:p>
          </table:table-cell>
          <table:table-cell table:formula="of:=[.IV26]+[.IW25]" office:value-type="float" office:value="8017129" calcext:value-type="float">
            <text:p>8017129</text:p>
          </table:table-cell>
          <table:table-cell table:formula="of:=[.IW26]+[.IX25]" office:value-type="float" office:value="8049896" calcext:value-type="float">
            <text:p>8049896</text:p>
          </table:table-cell>
          <table:table-cell table:formula="of:=[.IX26]+[.IY25]" office:value-type="float" office:value="8082663" calcext:value-type="float">
            <text:p>8082663</text:p>
          </table:table-cell>
          <table:table-cell table:formula="of:=[.IY26]+[.IZ25]" office:value-type="float" office:value="8115430" calcext:value-type="float">
            <text:p>8115430</text:p>
          </table:table-cell>
          <table:table-cell table:formula="of:=[.IZ26]+[.JA25]" office:value-type="float" office:value="8148197" calcext:value-type="float">
            <text:p>8148197</text:p>
          </table:table-cell>
          <table:table-cell table:formula="of:=[.JA26]+[.JB25]" office:value-type="float" office:value="8180964" calcext:value-type="float">
            <text:p>8180964</text:p>
          </table:table-cell>
          <table:table-cell table:formula="of:=[.JB26]+[.JC25]" office:value-type="float" office:value="8213731" calcext:value-type="float">
            <text:p>8213731</text:p>
          </table:table-cell>
          <table:table-cell table:formula="of:=[.JC26]+[.JD25]" office:value-type="float" office:value="8246498" calcext:value-type="float">
            <text:p>8246498</text:p>
          </table:table-cell>
          <table:table-cell table:formula="of:=[.JD26]+[.JE25]" office:value-type="float" office:value="8279265" calcext:value-type="float">
            <text:p>8279265</text:p>
          </table:table-cell>
          <table:table-cell table:formula="of:=[.JE26]+[.JF25]" office:value-type="float" office:value="8312032" calcext:value-type="float">
            <text:p>8312032</text:p>
          </table:table-cell>
          <table:table-cell table:formula="of:=[.JF26]+[.JG25]" office:value-type="float" office:value="8344799" calcext:value-type="float">
            <text:p>8344799</text:p>
          </table:table-cell>
          <table:table-cell table:formula="of:=[.JG26]+[.JH25]" office:value-type="float" office:value="8377566" calcext:value-type="float">
            <text:p>8377566</text:p>
          </table:table-cell>
          <table:table-cell table:formula="of:=[.JH26]+[.JI25]" office:value-type="float" office:value="8410333" calcext:value-type="float">
            <text:p>8410333</text:p>
          </table:table-cell>
          <table:table-cell table:formula="of:=[.JI26]+[.JJ25]" office:value-type="float" office:value="8443100" calcext:value-type="float">
            <text:p>8443100</text:p>
          </table:table-cell>
          <table:table-cell table:formula="of:=[.JJ26]+[.JK25]" office:value-type="float" office:value="8475867" calcext:value-type="float">
            <text:p>8475867</text:p>
          </table:table-cell>
          <table:table-cell table:formula="of:=[.JK26]+[.JL25]" office:value-type="float" office:value="8508634" calcext:value-type="float">
            <text:p>8508634</text:p>
          </table:table-cell>
          <table:table-cell table:formula="of:=[.JL26]+[.JM25]" office:value-type="float" office:value="8541401" calcext:value-type="float">
            <text:p>8541401</text:p>
          </table:table-cell>
          <table:table-cell table:formula="of:=[.JM26]+[.JN25]" office:value-type="float" office:value="8574168" calcext:value-type="float">
            <text:p>8574168</text:p>
          </table:table-cell>
          <table:table-cell table:formula="of:=[.JN26]+[.JO25]" office:value-type="float" office:value="8606935" calcext:value-type="float">
            <text:p>8606935</text:p>
          </table:table-cell>
          <table:table-cell table:formula="of:=[.JO26]+[.JP25]" office:value-type="float" office:value="8639702" calcext:value-type="float">
            <text:p>8639702</text:p>
          </table:table-cell>
          <table:table-cell table:formula="of:=[.JP26]+[.JQ25]" office:value-type="float" office:value="8672469" calcext:value-type="float">
            <text:p>8672469</text:p>
          </table:table-cell>
          <table:table-cell table:formula="of:=[.JQ26]+[.JR25]" office:value-type="float" office:value="8705236" calcext:value-type="float">
            <text:p>8705236</text:p>
          </table:table-cell>
          <table:table-cell table:formula="of:=[.JR26]+[.JS25]" office:value-type="float" office:value="8738003" calcext:value-type="float">
            <text:p>8738003</text:p>
          </table:table-cell>
          <table:table-cell table:formula="of:=[.JS26]+[.JT25]" office:value-type="float" office:value="8770770" calcext:value-type="float">
            <text:p>8770770</text:p>
          </table:table-cell>
          <table:table-cell table:formula="of:=[.JT26]+[.JU25]" office:value-type="float" office:value="8803537" calcext:value-type="float">
            <text:p>8803537</text:p>
          </table:table-cell>
          <table:table-cell table:formula="of:=[.JU26]+[.JV25]" office:value-type="float" office:value="8836304" calcext:value-type="float">
            <text:p>8836304</text:p>
          </table:table-cell>
          <table:table-cell table:formula="of:=[.JV26]+[.JW25]" office:value-type="float" office:value="8869071" calcext:value-type="float">
            <text:p>8869071</text:p>
          </table:table-cell>
          <table:table-cell table:formula="of:=[.JW26]+[.JX25]" office:value-type="float" office:value="8901838" calcext:value-type="float">
            <text:p>8901838</text:p>
          </table:table-cell>
          <table:table-cell table:formula="of:=[.JX26]+[.JY25]" office:value-type="float" office:value="8934605" calcext:value-type="float">
            <text:p>8934605</text:p>
          </table:table-cell>
          <table:table-cell table:formula="of:=[.JY26]+[.JZ25]" office:value-type="float" office:value="8967372" calcext:value-type="float">
            <text:p>8967372</text:p>
          </table:table-cell>
          <table:table-cell table:formula="of:=[.JZ26]+[.KA25]" office:value-type="float" office:value="9000139" calcext:value-type="float">
            <text:p>9000139</text:p>
          </table:table-cell>
          <table:table-cell table:formula="of:=[.KA26]+[.KB25]" office:value-type="float" office:value="9032906" calcext:value-type="float">
            <text:p>9032906</text:p>
          </table:table-cell>
          <table:table-cell table:formula="of:=[.KB26]+[.KC25]" office:value-type="float" office:value="9065673" calcext:value-type="float">
            <text:p>9065673</text:p>
          </table:table-cell>
          <table:table-cell table:formula="of:=[.KC26]+[.KD25]" office:value-type="float" office:value="9098440" calcext:value-type="float">
            <text:p>9098440</text:p>
          </table:table-cell>
          <table:table-cell table:formula="of:=[.KD26]+[.KE25]" office:value-type="float" office:value="9131207" calcext:value-type="float">
            <text:p>9131207</text:p>
          </table:table-cell>
          <table:table-cell table:formula="of:=[.KE26]+[.KF25]" office:value-type="float" office:value="9163974" calcext:value-type="float">
            <text:p>9163974</text:p>
          </table:table-cell>
          <table:table-cell table:formula="of:=[.KF26]+[.KG25]" office:value-type="float" office:value="9196741" calcext:value-type="float">
            <text:p>9196741</text:p>
          </table:table-cell>
          <table:table-cell table:formula="of:=[.KG26]+[.KH25]" office:value-type="float" office:value="9229508" calcext:value-type="float">
            <text:p>9229508</text:p>
          </table:table-cell>
          <table:table-cell table:formula="of:=[.KH26]+[.KI25]" office:value-type="float" office:value="9262275" calcext:value-type="float">
            <text:p>9262275</text:p>
          </table:table-cell>
          <table:table-cell table:formula="of:=[.KI26]+[.KJ25]" office:value-type="float" office:value="9295042" calcext:value-type="float">
            <text:p>9295042</text:p>
          </table:table-cell>
          <table:table-cell table:formula="of:=[.KJ26]+[.KK25]" office:value-type="float" office:value="9327809" calcext:value-type="float">
            <text:p>9327809</text:p>
          </table:table-cell>
          <table:table-cell table:formula="of:=[.KK26]+[.KL25]" office:value-type="float" office:value="9360576" calcext:value-type="float">
            <text:p>9360576</text:p>
          </table:table-cell>
          <table:table-cell table:formula="of:=[.KL26]+[.KM25]" office:value-type="float" office:value="9393343" calcext:value-type="float">
            <text:p>9393343</text:p>
          </table:table-cell>
          <table:table-cell table:formula="of:=[.KM26]+[.KN25]" office:value-type="float" office:value="9426110" calcext:value-type="float">
            <text:p>9426110</text:p>
          </table:table-cell>
          <table:table-cell table:formula="of:=[.KN26]+[.KO25]" office:value-type="float" office:value="9458877" calcext:value-type="float">
            <text:p>9458877</text:p>
          </table:table-cell>
          <table:table-cell table:formula="of:=[.KO26]+[.KP25]" office:value-type="float" office:value="9491644" calcext:value-type="float">
            <text:p>9491644</text:p>
          </table:table-cell>
          <table:table-cell table:formula="of:=[.KP26]+[.KQ25]" office:value-type="float" office:value="9524411" calcext:value-type="float">
            <text:p>9524411</text:p>
          </table:table-cell>
          <table:table-cell table:formula="of:=[.KQ26]+[.KR25]" office:value-type="float" office:value="9557178" calcext:value-type="float">
            <text:p>9557178</text:p>
          </table:table-cell>
          <table:table-cell table:formula="of:=[.KR26]+[.KS25]" office:value-type="float" office:value="9589945" calcext:value-type="float">
            <text:p>9589945</text:p>
          </table:table-cell>
          <table:table-cell table:formula="of:=[.KS26]+[.KT25]" office:value-type="float" office:value="9622712" calcext:value-type="float">
            <text:p>9622712</text:p>
          </table:table-cell>
          <table:table-cell table:formula="of:=[.KT26]+[.KU25]" office:value-type="float" office:value="9655479" calcext:value-type="float">
            <text:p>9655479</text:p>
          </table:table-cell>
          <table:table-cell table:formula="of:=[.KU26]+[.KV25]" office:value-type="float" office:value="9688246" calcext:value-type="float">
            <text:p>9688246</text:p>
          </table:table-cell>
          <table:table-cell table:formula="of:=[.KV26]+[.KW25]" office:value-type="float" office:value="9721013" calcext:value-type="float">
            <text:p>9721013</text:p>
          </table:table-cell>
          <table:table-cell table:formula="of:=[.KW26]+[.KX25]" office:value-type="float" office:value="9753780" calcext:value-type="float">
            <text:p>9753780</text:p>
          </table:table-cell>
          <table:table-cell table:formula="of:=[.KX26]+[.KY25]" office:value-type="float" office:value="9786547" calcext:value-type="float">
            <text:p>9786547</text:p>
          </table:table-cell>
          <table:table-cell table:formula="of:=[.KY26]+[.KZ25]" office:value-type="float" office:value="9819314" calcext:value-type="float">
            <text:p>9819314</text:p>
          </table:table-cell>
          <table:table-cell table:formula="of:=[.KZ26]+[.LA25]" office:value-type="float" office:value="9852081" calcext:value-type="float">
            <text:p>9852081</text:p>
          </table:table-cell>
          <table:table-cell table:formula="of:=[.LA26]+[.LB25]" office:value-type="float" office:value="9884848" calcext:value-type="float">
            <text:p>9884848</text:p>
          </table:table-cell>
          <table:table-cell table:formula="of:=[.LB26]+[.LC25]" office:value-type="float" office:value="9917615" calcext:value-type="float">
            <text:p>9917615</text:p>
          </table:table-cell>
          <table:table-cell table:formula="of:=[.LC26]+[.LD25]" office:value-type="float" office:value="9950382" calcext:value-type="float">
            <text:p>9950382</text:p>
          </table:table-cell>
          <table:table-cell table:formula="of:=[.LD26]+[.LE25]" office:value-type="float" office:value="9983149" calcext:value-type="float">
            <text:p>9983149</text:p>
          </table:table-cell>
          <table:table-cell table:formula="of:=[.LE26]+[.LF25]" office:value-type="float" office:value="10015916" calcext:value-type="float">
            <text:p>10015916</text:p>
          </table:table-cell>
          <table:table-cell table:formula="of:=[.LF26]+[.LG25]" office:value-type="float" office:value="10048683" calcext:value-type="float">
            <text:p>10048683</text:p>
          </table:table-cell>
          <table:table-cell table:formula="of:=[.LG26]+[.LH25]" office:value-type="float" office:value="10081450" calcext:value-type="float">
            <text:p>10081450</text:p>
          </table:table-cell>
          <table:table-cell table:formula="of:=[.LH26]+[.LI25]" office:value-type="float" office:value="10114217" calcext:value-type="float">
            <text:p>10114217</text:p>
          </table:table-cell>
          <table:table-cell table:formula="of:=[.LI26]+[.LJ25]" office:value-type="float" office:value="10146984" calcext:value-type="float">
            <text:p>10146984</text:p>
          </table:table-cell>
          <table:table-cell table:formula="of:=[.LJ26]+[.LK25]" office:value-type="float" office:value="10179751" calcext:value-type="float">
            <text:p>10179751</text:p>
          </table:table-cell>
          <table:table-cell table:formula="of:=[.LK26]+[.LL25]" office:value-type="float" office:value="10212518" calcext:value-type="float">
            <text:p>10212518</text:p>
          </table:table-cell>
          <table:table-cell table:formula="of:=[.LL26]+[.LM25]" office:value-type="float" office:value="10245285" calcext:value-type="float">
            <text:p>10245285</text:p>
          </table:table-cell>
          <table:table-cell table:formula="of:=[.LM26]+[.LN25]" office:value-type="float" office:value="10278052" calcext:value-type="float">
            <text:p>10278052</text:p>
          </table:table-cell>
          <table:table-cell table:formula="of:=[.LN26]+[.LO25]" office:value-type="float" office:value="10310819" calcext:value-type="float">
            <text:p>10310819</text:p>
          </table:table-cell>
          <table:table-cell table:formula="of:=[.LO26]+[.LP25]" office:value-type="float" office:value="10343586" calcext:value-type="float">
            <text:p>10343586</text:p>
          </table:table-cell>
          <table:table-cell table:formula="of:=[.LP26]+[.LQ25]" office:value-type="float" office:value="10376353" calcext:value-type="float">
            <text:p>10376353</text:p>
          </table:table-cell>
          <table:table-cell table:formula="of:=[.LQ26]+[.LR25]" office:value-type="float" office:value="10409120" calcext:value-type="float">
            <text:p>10409120</text:p>
          </table:table-cell>
          <table:table-cell table:formula="of:=[.LR26]+[.LS25]" office:value-type="float" office:value="10441887" calcext:value-type="float">
            <text:p>10441887</text:p>
          </table:table-cell>
          <table:table-cell table:formula="of:=[.LS26]+[.LT25]" office:value-type="float" office:value="10474654" calcext:value-type="float">
            <text:p>10474654</text:p>
          </table:table-cell>
          <table:table-cell table:formula="of:=[.LT26]+[.LU25]" office:value-type="float" office:value="10507421" calcext:value-type="float">
            <text:p>10507421</text:p>
          </table:table-cell>
          <table:table-cell table:formula="of:=[.LU26]+[.LV25]" office:value-type="float" office:value="10540188" calcext:value-type="float">
            <text:p>10540188</text:p>
          </table:table-cell>
          <table:table-cell table:formula="of:=[.LV26]+[.LW25]" office:value-type="float" office:value="10572955" calcext:value-type="float">
            <text:p>10572955</text:p>
          </table:table-cell>
          <table:table-cell table:formula="of:=[.LW26]+[.LX25]" office:value-type="float" office:value="10605722" calcext:value-type="float">
            <text:p>10605722</text:p>
          </table:table-cell>
          <table:table-cell table:formula="of:=[.LX26]+[.LY25]" office:value-type="float" office:value="10638489" calcext:value-type="float">
            <text:p>10638489</text:p>
          </table:table-cell>
          <table:table-cell table:formula="of:=[.LY26]+[.LZ25]" office:value-type="float" office:value="10671256" calcext:value-type="float">
            <text:p>10671256</text:p>
          </table:table-cell>
          <table:table-cell table:formula="of:=[.LZ26]+[.MA25]" office:value-type="float" office:value="10704023" calcext:value-type="float">
            <text:p>10704023</text:p>
          </table:table-cell>
          <table:table-cell table:formula="of:=[.MA26]+[.MB25]" office:value-type="float" office:value="10736790" calcext:value-type="float">
            <text:p>10736790</text:p>
          </table:table-cell>
          <table:table-cell table:formula="of:=[.MB26]+[.MC25]" office:value-type="float" office:value="10769557" calcext:value-type="float">
            <text:p>10769557</text:p>
          </table:table-cell>
          <table:table-cell table:formula="of:=[.MC26]+[.MD25]" office:value-type="float" office:value="10802324" calcext:value-type="float">
            <text:p>10802324</text:p>
          </table:table-cell>
          <table:table-cell table:formula="of:=[.MD26]+[.ME25]" office:value-type="float" office:value="10835091" calcext:value-type="float">
            <text:p>10835091</text:p>
          </table:table-cell>
          <table:table-cell table:formula="of:=[.ME26]+[.MF25]" office:value-type="float" office:value="10867858" calcext:value-type="float">
            <text:p>10867858</text:p>
          </table:table-cell>
          <table:table-cell table:formula="of:=[.MF26]+[.MG25]" office:value-type="float" office:value="10900625" calcext:value-type="float">
            <text:p>10900625</text:p>
          </table:table-cell>
          <table:table-cell table:formula="of:=[.MG26]+[.MH25]" office:value-type="float" office:value="10933392" calcext:value-type="float">
            <text:p>10933392</text:p>
          </table:table-cell>
          <table:table-cell table:formula="of:=[.MH26]+[.MI25]" office:value-type="float" office:value="10966159" calcext:value-type="float">
            <text:p>10966159</text:p>
          </table:table-cell>
          <table:table-cell table:formula="of:=[.MI26]+[.MJ25]" office:value-type="float" office:value="10998926" calcext:value-type="float">
            <text:p>10998926</text:p>
          </table:table-cell>
          <table:table-cell table:formula="of:=[.MJ26]+[.MK25]" office:value-type="float" office:value="11031693" calcext:value-type="float">
            <text:p>11031693</text:p>
          </table:table-cell>
          <table:table-cell table:formula="of:=[.MK26]+[.ML25]" office:value-type="float" office:value="11064460" calcext:value-type="float">
            <text:p>11064460</text:p>
          </table:table-cell>
          <table:table-cell table:formula="of:=[.ML26]+[.MM25]" office:value-type="float" office:value="11097227" calcext:value-type="float">
            <text:p>11097227</text:p>
          </table:table-cell>
          <table:table-cell table:formula="of:=[.MM26]+[.MN25]" office:value-type="float" office:value="11129994" calcext:value-type="float">
            <text:p>11129994</text:p>
          </table:table-cell>
          <table:table-cell table:formula="of:=[.MN26]+[.MO25]" office:value-type="float" office:value="11162761" calcext:value-type="float">
            <text:p>11162761</text:p>
          </table:table-cell>
          <table:table-cell table:formula="of:=[.MO26]+[.MP25]" office:value-type="float" office:value="11195528" calcext:value-type="float">
            <text:p>11195528</text:p>
          </table:table-cell>
          <table:table-cell table:formula="of:=[.MP26]+[.MQ25]" office:value-type="float" office:value="11228295" calcext:value-type="float">
            <text:p>11228295</text:p>
          </table:table-cell>
          <table:table-cell table:formula="of:=[.MQ26]+[.MR25]" office:value-type="float" office:value="11261062" calcext:value-type="float">
            <text:p>11261062</text:p>
          </table:table-cell>
          <table:table-cell table:formula="of:=[.MR26]+[.MS25]" office:value-type="float" office:value="11293829" calcext:value-type="float">
            <text:p>11293829</text:p>
          </table:table-cell>
          <table:table-cell table:formula="of:=[.MS26]+[.MT25]" office:value-type="float" office:value="11326596" calcext:value-type="float">
            <text:p>11326596</text:p>
          </table:table-cell>
          <table:table-cell table:formula="of:=[.MT26]+[.MU25]" office:value-type="float" office:value="11359363" calcext:value-type="float">
            <text:p>11359363</text:p>
          </table:table-cell>
          <table:table-cell table:formula="of:=[.MU26]+[.MV25]" office:value-type="float" office:value="11392130" calcext:value-type="float">
            <text:p>11392130</text:p>
          </table:table-cell>
          <table:table-cell table:formula="of:=[.MV26]+[.MW25]" office:value-type="float" office:value="11424897" calcext:value-type="float">
            <text:p>11424897</text:p>
          </table:table-cell>
          <table:table-cell table:formula="of:=[.MW26]+[.MX25]" office:value-type="float" office:value="11457664" calcext:value-type="float">
            <text:p>11457664</text:p>
          </table:table-cell>
          <table:table-cell table:formula="of:=[.MX26]+[.MY25]" office:value-type="float" office:value="11490431" calcext:value-type="float">
            <text:p>11490431</text:p>
          </table:table-cell>
          <table:table-cell table:formula="of:=[.MY26]+[.MZ25]" office:value-type="float" office:value="11523198" calcext:value-type="float">
            <text:p>11523198</text:p>
          </table:table-cell>
          <table:table-cell table:formula="of:=[.MZ26]+[.NA25]" office:value-type="float" office:value="11555965" calcext:value-type="float">
            <text:p>11555965</text:p>
          </table:table-cell>
          <table:table-cell table:formula="of:=[.NA26]+[.NB25]" office:value-type="float" office:value="11588732" calcext:value-type="float">
            <text:p>11588732</text:p>
          </table:table-cell>
          <table:table-cell table:formula="of:=[.NB26]+[.NC25]" office:value-type="float" office:value="11621499" calcext:value-type="float">
            <text:p>11621499</text:p>
          </table:table-cell>
          <table:table-cell table:formula="of:=[.NC26]+[.ND25]" office:value-type="float" office:value="11654266" calcext:value-type="float">
            <text:p>11654266</text:p>
          </table:table-cell>
          <table:table-cell table:formula="of:=[.ND26]+[.NE25]" office:value-type="float" office:value="11687033" calcext:value-type="float">
            <text:p>11687033</text:p>
          </table:table-cell>
          <table:table-cell table:formula="of:=[.NE26]+[.NF25]" office:value-type="float" office:value="11719800" calcext:value-type="float">
            <text:p>11719800</text:p>
          </table:table-cell>
          <table:table-cell table:formula="of:=[.NF26]+[.NG25]" office:value-type="float" office:value="11752567" calcext:value-type="float">
            <text:p>11752567</text:p>
          </table:table-cell>
          <table:table-cell table:formula="of:=[.NG26]+[.NH25]" office:value-type="float" office:value="11785334" calcext:value-type="float">
            <text:p>11785334</text:p>
          </table:table-cell>
          <table:table-cell table:formula="of:=[.NH26]+[.NI25]" office:value-type="float" office:value="11818101" calcext:value-type="float">
            <text:p>11818101</text:p>
          </table:table-cell>
          <table:table-cell table:formula="of:=[.NI26]+[.NJ25]" office:value-type="float" office:value="11850868" calcext:value-type="float">
            <text:p>11850868</text:p>
          </table:table-cell>
          <table:table-cell table:formula="of:=[.NJ26]+[.NK25]" office:value-type="float" office:value="11883635" calcext:value-type="float">
            <text:p>11883635</text:p>
          </table:table-cell>
          <table:table-cell table:formula="of:=[.NK26]+[.NL25]" office:value-type="float" office:value="11916402" calcext:value-type="float">
            <text:p>11916402</text:p>
          </table:table-cell>
          <table:table-cell table:formula="of:=[.NL26]+[.NM25]" office:value-type="float" office:value="11949169" calcext:value-type="float">
            <text:p>11949169</text:p>
          </table:table-cell>
          <table:table-cell table:formula="of:=[.NM26]+[.NN25]" office:value-type="float" office:value="11981936" calcext:value-type="float">
            <text:p>11981936</text:p>
          </table:table-cell>
          <table:table-cell table:formula="of:=[.NN26]+[.NO25]" office:value-type="float" office:value="12014703" calcext:value-type="float">
            <text:p>12014703</text:p>
          </table:table-cell>
          <table:table-cell table:formula="of:=[.NO26]+[.NP25]" office:value-type="float" office:value="12047470" calcext:value-type="float">
            <text:p>12047470</text:p>
          </table:table-cell>
          <table:table-cell table:formula="of:=[.NP26]+[.NQ25]" office:value-type="float" office:value="12080237" calcext:value-type="float">
            <text:p>12080237</text:p>
          </table:table-cell>
          <table:table-cell table:formula="of:=[.NQ26]+[.NR25]" office:value-type="float" office:value="12113004" calcext:value-type="float">
            <text:p>12113004</text:p>
          </table:table-cell>
          <table:table-cell table:formula="of:=[.NR26]+[.NS25]" office:value-type="float" office:value="12145771" calcext:value-type="float">
            <text:p>12145771</text:p>
          </table:table-cell>
          <table:table-cell table:formula="of:=[.NS26]+[.NT25]" office:value-type="float" office:value="12178538" calcext:value-type="float">
            <text:p>12178538</text:p>
          </table:table-cell>
          <table:table-cell table:formula="of:=[.NT26]+[.NU25]" office:value-type="float" office:value="12211305" calcext:value-type="float">
            <text:p>12211305</text:p>
          </table:table-cell>
          <table:table-cell table:formula="of:=[.NU26]+[.NV25]" office:value-type="float" office:value="12244072" calcext:value-type="float">
            <text:p>12244072</text:p>
          </table:table-cell>
          <table:table-cell table:formula="of:=[.NV26]+[.NW25]" office:value-type="float" office:value="12276839" calcext:value-type="float">
            <text:p>12276839</text:p>
          </table:table-cell>
          <table:table-cell table:formula="of:=[.NW26]+[.NX25]" office:value-type="float" office:value="12309606" calcext:value-type="float">
            <text:p>12309606</text:p>
          </table:table-cell>
          <table:table-cell table:formula="of:=[.NX26]+[.NY25]" office:value-type="float" office:value="12342373" calcext:value-type="float">
            <text:p>12342373</text:p>
          </table:table-cell>
          <table:table-cell table:formula="of:=[.NY26]+[.NZ25]" office:value-type="float" office:value="12375140" calcext:value-type="float">
            <text:p>12375140</text:p>
          </table:table-cell>
          <table:table-cell table:formula="of:=[.NZ26]+[.OA25]" office:value-type="float" office:value="12407907" calcext:value-type="float">
            <text:p>12407907</text:p>
          </table:table-cell>
          <table:table-cell table:formula="of:=[.OA26]+[.OB25]" office:value-type="float" office:value="12440674" calcext:value-type="float">
            <text:p>12440674</text:p>
          </table:table-cell>
          <table:table-cell table:formula="of:=[.OB26]+[.OC25]" office:value-type="float" office:value="12473441" calcext:value-type="float">
            <text:p>12473441</text:p>
          </table:table-cell>
          <table:table-cell table:formula="of:=[.OC26]+[.OD25]" office:value-type="float" office:value="12506208" calcext:value-type="float">
            <text:p>12506208</text:p>
          </table:table-cell>
          <table:table-cell table:formula="of:=[.OD26]+[.OE25]" office:value-type="float" office:value="12538975" calcext:value-type="float">
            <text:p>12538975</text:p>
          </table:table-cell>
          <table:table-cell table:formula="of:=[.OE26]+[.OF25]" office:value-type="float" office:value="12571742" calcext:value-type="float">
            <text:p>12571742</text:p>
          </table:table-cell>
          <table:table-cell table:formula="of:=[.OF26]+[.OG25]" office:value-type="float" office:value="12604509" calcext:value-type="float">
            <text:p>12604509</text:p>
          </table:table-cell>
          <table:table-cell table:formula="of:=[.OG26]+[.OH25]" office:value-type="float" office:value="12637276" calcext:value-type="float">
            <text:p>12637276</text:p>
          </table:table-cell>
          <table:table-cell table:formula="of:=[.OH26]+[.OI25]" office:value-type="float" office:value="12670043" calcext:value-type="float">
            <text:p>12670043</text:p>
          </table:table-cell>
          <table:table-cell table:formula="of:=[.OI26]+[.OJ25]" office:value-type="float" office:value="12702810" calcext:value-type="float">
            <text:p>12702810</text:p>
          </table:table-cell>
          <table:table-cell table:formula="of:=[.OJ26]+[.OK25]" office:value-type="float" office:value="12735577" calcext:value-type="float">
            <text:p>12735577</text:p>
          </table:table-cell>
          <table:table-cell table:formula="of:=[.OK26]+[.OL25]" office:value-type="float" office:value="12768344" calcext:value-type="float">
            <text:p>12768344</text:p>
          </table:table-cell>
          <table:table-cell table:formula="of:=[.OL26]+[.OM25]" office:value-type="float" office:value="12801111" calcext:value-type="float">
            <text:p>12801111</text:p>
          </table:table-cell>
          <table:table-cell table:formula="of:=[.OM26]+[.ON25]" office:value-type="float" office:value="12833878" calcext:value-type="float">
            <text:p>12833878</text:p>
          </table:table-cell>
          <table:table-cell table:formula="of:=[.ON26]+[.OO25]" office:value-type="float" office:value="12866645" calcext:value-type="float">
            <text:p>12866645</text:p>
          </table:table-cell>
          <table:table-cell table:formula="of:=[.OO26]+[.OP25]" office:value-type="float" office:value="12899412" calcext:value-type="float">
            <text:p>12899412</text:p>
          </table:table-cell>
          <table:table-cell table:formula="of:=[.OP26]+[.OQ25]" office:value-type="float" office:value="12932179" calcext:value-type="float">
            <text:p>12932179</text:p>
          </table:table-cell>
          <table:table-cell table:formula="of:=[.OQ26]+[.OR25]" office:value-type="float" office:value="12964946" calcext:value-type="float">
            <text:p>12964946</text:p>
          </table:table-cell>
          <table:table-cell table:formula="of:=[.OR26]+[.OS25]" office:value-type="float" office:value="12997713" calcext:value-type="float">
            <text:p>12997713</text:p>
          </table:table-cell>
          <table:table-cell table:formula="of:=[.OS26]+[.OT25]" office:value-type="float" office:value="13030480" calcext:value-type="float">
            <text:p>13030480</text:p>
          </table:table-cell>
          <table:table-cell table:formula="of:=[.OT26]+[.OU25]" office:value-type="float" office:value="13063247" calcext:value-type="float">
            <text:p>13063247</text:p>
          </table:table-cell>
          <table:table-cell table:formula="of:=[.OU26]+[.OV25]" office:value-type="float" office:value="13096014" calcext:value-type="float">
            <text:p>13096014</text:p>
          </table:table-cell>
          <table:table-cell table:formula="of:=[.OV26]+[.OW25]" office:value-type="float" office:value="13128781" calcext:value-type="float">
            <text:p>13128781</text:p>
          </table:table-cell>
          <table:table-cell table:formula="of:=[.OW26]+[.OX25]" office:value-type="float" office:value="13161548" calcext:value-type="float">
            <text:p>13161548</text:p>
          </table:table-cell>
          <table:table-cell table:formula="of:=[.OX26]+[.OY25]" office:value-type="float" office:value="13194315" calcext:value-type="float">
            <text:p>13194315</text:p>
          </table:table-cell>
          <table:table-cell table:formula="of:=[.OY26]+[.OZ25]" office:value-type="float" office:value="13227082" calcext:value-type="float">
            <text:p>13227082</text:p>
          </table:table-cell>
          <table:table-cell table:formula="of:=[.OZ26]+[.PA25]" office:value-type="float" office:value="13259849" calcext:value-type="float">
            <text:p>13259849</text:p>
          </table:table-cell>
          <table:table-cell table:formula="of:=[.PA26]+[.PB25]" office:value-type="float" office:value="13292616" calcext:value-type="float">
            <text:p>13292616</text:p>
          </table:table-cell>
          <table:table-cell table:formula="of:=[.PB26]+[.PC25]" office:value-type="float" office:value="13325383" calcext:value-type="float">
            <text:p>13325383</text:p>
          </table:table-cell>
          <table:table-cell table:formula="of:=[.PC26]+[.PD25]" office:value-type="float" office:value="13358150" calcext:value-type="float">
            <text:p>13358150</text:p>
          </table:table-cell>
          <table:table-cell table:formula="of:=[.PD26]+[.PE25]" office:value-type="float" office:value="13390917" calcext:value-type="float">
            <text:p>13390917</text:p>
          </table:table-cell>
          <table:table-cell table:formula="of:=[.PE26]+[.PF25]" office:value-type="float" office:value="13423684" calcext:value-type="float">
            <text:p>13423684</text:p>
          </table:table-cell>
          <table:table-cell table:formula="of:=[.PF26]+[.PG25]" office:value-type="float" office:value="13456451" calcext:value-type="float">
            <text:p>13456451</text:p>
          </table:table-cell>
          <table:table-cell table:formula="of:=[.PG26]+[.PH25]" office:value-type="float" office:value="13489218" calcext:value-type="float">
            <text:p>13489218</text:p>
          </table:table-cell>
          <table:table-cell table:formula="of:=[.PH26]+[.PI25]" office:value-type="float" office:value="13521985" calcext:value-type="float">
            <text:p>13521985</text:p>
          </table:table-cell>
          <table:table-cell table:formula="of:=[.PI26]+[.PJ25]" office:value-type="float" office:value="13554752" calcext:value-type="float">
            <text:p>13554752</text:p>
          </table:table-cell>
          <table:table-cell table:formula="of:=[.PJ26]+[.PK25]" office:value-type="float" office:value="13587519" calcext:value-type="float">
            <text:p>13587519</text:p>
          </table:table-cell>
          <table:table-cell table:formula="of:=[.PK26]+[.PL25]" office:value-type="float" office:value="13620286" calcext:value-type="float">
            <text:p>13620286</text:p>
          </table:table-cell>
          <table:table-cell table:formula="of:=[.PL26]+[.PM25]" office:value-type="float" office:value="13653053" calcext:value-type="float">
            <text:p>13653053</text:p>
          </table:table-cell>
          <table:table-cell table:formula="of:=[.PM26]+[.PN25]" office:value-type="float" office:value="13685820" calcext:value-type="float">
            <text:p>13685820</text:p>
          </table:table-cell>
          <table:table-cell table:formula="of:=[.PN26]+[.PO25]" office:value-type="float" office:value="13718587" calcext:value-type="float">
            <text:p>13718587</text:p>
          </table:table-cell>
          <table:table-cell table:formula="of:=[.PO26]+[.PP25]" office:value-type="float" office:value="13751354" calcext:value-type="float">
            <text:p>13751354</text:p>
          </table:table-cell>
          <table:table-cell table:formula="of:=[.PP26]+[.PQ25]" office:value-type="float" office:value="13784121" calcext:value-type="float">
            <text:p>13784121</text:p>
          </table:table-cell>
          <table:table-cell table:formula="of:=[.PQ26]+[.PR25]" office:value-type="float" office:value="13816888" calcext:value-type="float">
            <text:p>13816888</text:p>
          </table:table-cell>
          <table:table-cell table:formula="of:=[.PR26]+[.PS25]" office:value-type="float" office:value="13849655" calcext:value-type="float">
            <text:p>13849655</text:p>
          </table:table-cell>
          <table:table-cell table:formula="of:=[.PS26]+[.PT25]" office:value-type="float" office:value="13882422" calcext:value-type="float">
            <text:p>13882422</text:p>
          </table:table-cell>
          <table:table-cell table:formula="of:=[.PT26]+[.PU25]" office:value-type="float" office:value="13915189" calcext:value-type="float">
            <text:p>13915189</text:p>
          </table:table-cell>
          <table:table-cell table:formula="of:=[.PU26]+[.PV25]" office:value-type="float" office:value="13947956" calcext:value-type="float">
            <text:p>13947956</text:p>
          </table:table-cell>
          <table:table-cell table:formula="of:=[.PV26]+[.PW25]" office:value-type="float" office:value="13980723" calcext:value-type="float">
            <text:p>13980723</text:p>
          </table:table-cell>
          <table:table-cell table:formula="of:=[.PW26]+[.PX25]" office:value-type="float" office:value="14013490" calcext:value-type="float">
            <text:p>14013490</text:p>
          </table:table-cell>
          <table:table-cell table:formula="of:=[.PX26]+[.PY25]" office:value-type="float" office:value="14046257" calcext:value-type="float">
            <text:p>14046257</text:p>
          </table:table-cell>
          <table:table-cell table:formula="of:=[.PY26]+[.PZ25]" office:value-type="float" office:value="14079024" calcext:value-type="float">
            <text:p>14079024</text:p>
          </table:table-cell>
          <table:table-cell table:formula="of:=[.PZ26]+[.QA25]" office:value-type="float" office:value="14111791" calcext:value-type="float">
            <text:p>14111791</text:p>
          </table:table-cell>
          <table:table-cell table:formula="of:=[.QA26]+[.QB25]" office:value-type="float" office:value="14144558" calcext:value-type="float">
            <text:p>14144558</text:p>
          </table:table-cell>
          <table:table-cell table:formula="of:=[.QB26]+[.QC25]" office:value-type="float" office:value="14177325" calcext:value-type="float">
            <text:p>14177325</text:p>
          </table:table-cell>
          <table:table-cell table:formula="of:=[.QC26]+[.QD25]" office:value-type="float" office:value="14210092" calcext:value-type="float">
            <text:p>14210092</text:p>
          </table:table-cell>
          <table:table-cell table:formula="of:=[.QD26]+[.QE25]" office:value-type="float" office:value="14242859" calcext:value-type="float">
            <text:p>14242859</text:p>
          </table:table-cell>
          <table:table-cell table:formula="of:=[.QE26]+[.QF25]" office:value-type="float" office:value="14275626" calcext:value-type="float">
            <text:p>14275626</text:p>
          </table:table-cell>
          <table:table-cell table:formula="of:=[.QF26]+[.QG25]" office:value-type="float" office:value="14308393" calcext:value-type="float">
            <text:p>14308393</text:p>
          </table:table-cell>
          <table:table-cell table:formula="of:=[.QG26]+[.QH25]" office:value-type="float" office:value="14341160" calcext:value-type="float">
            <text:p>14341160</text:p>
          </table:table-cell>
          <table:table-cell table:formula="of:=[.QH26]+[.QI25]" office:value-type="float" office:value="14373927" calcext:value-type="float">
            <text:p>14373927</text:p>
          </table:table-cell>
          <table:table-cell table:formula="of:=[.QI26]+[.QJ25]" office:value-type="float" office:value="14406694" calcext:value-type="float">
            <text:p>14406694</text:p>
          </table:table-cell>
          <table:table-cell table:formula="of:=[.QJ26]+[.QK25]" office:value-type="float" office:value="14439461" calcext:value-type="float">
            <text:p>14439461</text:p>
          </table:table-cell>
          <table:table-cell table:formula="of:=[.QK26]+[.QL25]" office:value-type="float" office:value="14472228" calcext:value-type="float">
            <text:p>14472228</text:p>
          </table:table-cell>
          <table:table-cell table:formula="of:=[.QL26]+[.QM25]" office:value-type="float" office:value="14504995" calcext:value-type="float">
            <text:p>14504995</text:p>
          </table:table-cell>
          <table:table-cell table:formula="of:=[.QM26]+[.QN25]" office:value-type="float" office:value="14537762" calcext:value-type="float">
            <text:p>14537762</text:p>
          </table:table-cell>
          <table:table-cell table:formula="of:=[.QN26]+[.QO25]" office:value-type="float" office:value="14570529" calcext:value-type="float">
            <text:p>14570529</text:p>
          </table:table-cell>
          <table:table-cell table:formula="of:=[.QO26]+[.QP25]" office:value-type="float" office:value="14603296" calcext:value-type="float">
            <text:p>14603296</text:p>
          </table:table-cell>
          <table:table-cell table:formula="of:=[.QP26]+[.QQ25]" office:value-type="float" office:value="14636063" calcext:value-type="float">
            <text:p>14636063</text:p>
          </table:table-cell>
          <table:table-cell table:formula="of:=[.QQ26]+[.QR25]" office:value-type="float" office:value="14668830" calcext:value-type="float">
            <text:p>14668830</text:p>
          </table:table-cell>
          <table:table-cell table:formula="of:=[.QR26]+[.QS25]" office:value-type="float" office:value="14701597" calcext:value-type="float">
            <text:p>14701597</text:p>
          </table:table-cell>
          <table:table-cell table:formula="of:=[.QS26]+[.QT25]" office:value-type="float" office:value="14734364" calcext:value-type="float">
            <text:p>14734364</text:p>
          </table:table-cell>
          <table:table-cell table:formula="of:=[.QT26]+[.QU25]" office:value-type="float" office:value="14767131" calcext:value-type="float">
            <text:p>14767131</text:p>
          </table:table-cell>
          <table:table-cell table:formula="of:=[.QU26]+[.QV25]" office:value-type="float" office:value="14799898" calcext:value-type="float">
            <text:p>14799898</text:p>
          </table:table-cell>
          <table:table-cell table:formula="of:=[.QV26]+[.QW25]" office:value-type="float" office:value="14832665" calcext:value-type="float">
            <text:p>14832665</text:p>
          </table:table-cell>
          <table:table-cell table:formula="of:=[.QW26]+[.QX25]" office:value-type="float" office:value="14865432" calcext:value-type="float">
            <text:p>14865432</text:p>
          </table:table-cell>
          <table:table-cell table:formula="of:=[.QX26]+[.QY25]" office:value-type="float" office:value="14898199" calcext:value-type="float">
            <text:p>14898199</text:p>
          </table:table-cell>
          <table:table-cell table:formula="of:=[.QY26]+[.QZ25]" office:value-type="float" office:value="14930966" calcext:value-type="float">
            <text:p>14930966</text:p>
          </table:table-cell>
          <table:table-cell table:formula="of:=[.QZ26]+[.RA25]" office:value-type="float" office:value="14963733" calcext:value-type="float">
            <text:p>14963733</text:p>
          </table:table-cell>
          <table:table-cell table:formula="of:=[.RA26]+[.RB25]" office:value-type="float" office:value="14996500" calcext:value-type="float">
            <text:p>14996500</text:p>
          </table:table-cell>
          <table:table-cell table:formula="of:=[.RB26]+[.RC25]" office:value-type="float" office:value="15029267" calcext:value-type="float">
            <text:p>15029267</text:p>
          </table:table-cell>
          <table:table-cell table:formula="of:=[.RC26]+[.RD25]" office:value-type="float" office:value="15062034" calcext:value-type="float">
            <text:p>15062034</text:p>
          </table:table-cell>
          <table:table-cell table:formula="of:=[.RD26]+[.RE25]" office:value-type="float" office:value="15094801" calcext:value-type="float">
            <text:p>15094801</text:p>
          </table:table-cell>
          <table:table-cell table:formula="of:=[.RE26]+[.RF25]" office:value-type="float" office:value="15127568" calcext:value-type="float">
            <text:p>15127568</text:p>
          </table:table-cell>
          <table:table-cell table:formula="of:=[.RF26]+[.RG25]" office:value-type="float" office:value="15160335" calcext:value-type="float">
            <text:p>15160335</text:p>
          </table:table-cell>
          <table:table-cell table:formula="of:=[.RG26]+[.RH25]" office:value-type="float" office:value="15193102" calcext:value-type="float">
            <text:p>15193102</text:p>
          </table:table-cell>
          <table:table-cell table:formula="of:=[.RH26]+[.RI25]" office:value-type="float" office:value="15225869" calcext:value-type="float">
            <text:p>15225869</text:p>
          </table:table-cell>
          <table:table-cell table:formula="of:=[.RI26]+[.RJ25]" office:value-type="float" office:value="15258636" calcext:value-type="float">
            <text:p>15258636</text:p>
          </table:table-cell>
          <table:table-cell table:formula="of:=[.RJ26]+[.RK25]" office:value-type="float" office:value="15291403" calcext:value-type="float">
            <text:p>15291403</text:p>
          </table:table-cell>
          <table:table-cell table:formula="of:=[.RK26]+[.RL25]" office:value-type="float" office:value="15324170" calcext:value-type="float">
            <text:p>15324170</text:p>
          </table:table-cell>
          <table:table-cell table:formula="of:=[.RL26]+[.RM25]" office:value-type="float" office:value="15356937" calcext:value-type="float">
            <text:p>15356937</text:p>
          </table:table-cell>
          <table:table-cell table:formula="of:=[.RM26]+[.RN25]" office:value-type="float" office:value="15389704" calcext:value-type="float">
            <text:p>15389704</text:p>
          </table:table-cell>
          <table:table-cell table:formula="of:=[.RN26]+[.RO25]" office:value-type="float" office:value="15422471" calcext:value-type="float">
            <text:p>15422471</text:p>
          </table:table-cell>
          <table:table-cell table:formula="of:=[.RO26]+[.RP25]" office:value-type="float" office:value="15455238" calcext:value-type="float">
            <text:p>15455238</text:p>
          </table:table-cell>
          <table:table-cell table:formula="of:=[.RP26]+[.RQ25]" office:value-type="float" office:value="15488005" calcext:value-type="float">
            <text:p>15488005</text:p>
          </table:table-cell>
          <table:table-cell table:formula="of:=[.RQ26]+[.RR25]" office:value-type="float" office:value="15520772" calcext:value-type="float">
            <text:p>15520772</text:p>
          </table:table-cell>
          <table:table-cell table:formula="of:=[.RR26]+[.RS25]" office:value-type="float" office:value="15553539" calcext:value-type="float">
            <text:p>15553539</text:p>
          </table:table-cell>
          <table:table-cell table:formula="of:=[.RS26]+[.RT25]" office:value-type="float" office:value="15586306" calcext:value-type="float">
            <text:p>15586306</text:p>
          </table:table-cell>
          <table:table-cell table:formula="of:=[.RT26]+[.RU25]" office:value-type="float" office:value="15619073" calcext:value-type="float">
            <text:p>15619073</text:p>
          </table:table-cell>
          <table:table-cell table:formula="of:=[.RU26]+[.RV25]" office:value-type="float" office:value="15651840" calcext:value-type="float">
            <text:p>15651840</text:p>
          </table:table-cell>
          <table:table-cell table:formula="of:=[.RV26]+[.RW25]" office:value-type="float" office:value="15684607" calcext:value-type="float">
            <text:p>15684607</text:p>
          </table:table-cell>
          <table:table-cell table:formula="of:=[.RW26]+[.RX25]" office:value-type="float" office:value="15717374" calcext:value-type="float">
            <text:p>15717374</text:p>
          </table:table-cell>
          <table:table-cell table:formula="of:=[.RX26]+[.RY25]" office:value-type="float" office:value="15750141" calcext:value-type="float">
            <text:p>15750141</text:p>
          </table:table-cell>
          <table:table-cell table:formula="of:=[.RY26]+[.RZ25]" office:value-type="float" office:value="15782908" calcext:value-type="float">
            <text:p>15782908</text:p>
          </table:table-cell>
          <table:table-cell table:formula="of:=[.RZ26]+[.SA25]" office:value-type="float" office:value="15815675" calcext:value-type="float">
            <text:p>15815675</text:p>
          </table:table-cell>
          <table:table-cell table:formula="of:=[.SA26]+[.SB25]" office:value-type="float" office:value="15848442" calcext:value-type="float">
            <text:p>15848442</text:p>
          </table:table-cell>
          <table:table-cell table:formula="of:=[.SB26]+[.SC25]" office:value-type="float" office:value="15881209" calcext:value-type="float">
            <text:p>15881209</text:p>
          </table:table-cell>
          <table:table-cell table:formula="of:=[.SC26]+[.SD25]" office:value-type="float" office:value="15913976" calcext:value-type="float">
            <text:p>15913976</text:p>
          </table:table-cell>
          <table:table-cell table:formula="of:=[.SD26]+[.SE25]" office:value-type="float" office:value="15946743" calcext:value-type="float">
            <text:p>15946743</text:p>
          </table:table-cell>
          <table:table-cell table:formula="of:=[.SE26]+[.SF25]" office:value-type="float" office:value="15979510" calcext:value-type="float">
            <text:p>15979510</text:p>
          </table:table-cell>
          <table:table-cell table:formula="of:=[.SF26]+[.SG25]" office:value-type="float" office:value="16012277" calcext:value-type="float">
            <text:p>16012277</text:p>
          </table:table-cell>
          <table:table-cell table:formula="of:=[.SG26]+[.SH25]" office:value-type="float" office:value="16045044" calcext:value-type="float">
            <text:p>16045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]+[.B26]" office:value-type="float" office:value="32767" calcext:value-type="float">
            <text:p>32767</text:p>
          </table:table-cell>
          <table:table-cell table:formula="of:=[.B27]+[.C26]" office:value-type="float" office:value="98301" calcext:value-type="float">
            <text:p>98301</text:p>
          </table:table-cell>
          <table:table-cell table:formula="of:=[.C27]+[.D26]" office:value-type="float" office:value="196602" calcext:value-type="float">
            <text:p>196602</text:p>
          </table:table-cell>
          <table:table-cell table:formula="of:=[.D27]+[.E26]" office:value-type="float" office:value="327670" calcext:value-type="float">
            <text:p>327670</text:p>
          </table:table-cell>
          <table:table-cell table:formula="of:=[.E27]+[.F26]" office:value-type="float" office:value="491505" calcext:value-type="float">
            <text:p>491505</text:p>
          </table:table-cell>
          <table:table-cell table:formula="of:=[.F27]+[.G26]" office:value-type="float" office:value="688107" calcext:value-type="float">
            <text:p>688107</text:p>
          </table:table-cell>
          <table:table-cell table:formula="of:=[.G27]+[.H26]" office:value-type="float" office:value="917476" calcext:value-type="float">
            <text:p>917476</text:p>
          </table:table-cell>
          <table:table-cell table:formula="of:=[.H27]+[.I26]" office:value-type="float" office:value="1179612" calcext:value-type="float">
            <text:p>1179612</text:p>
          </table:table-cell>
          <table:table-cell table:formula="of:=[.I27]+[.J26]" office:value-type="float" office:value="1474515" calcext:value-type="float">
            <text:p>1474515</text:p>
          </table:table-cell>
          <table:table-cell table:formula="of:=[.J27]+[.K26]" office:value-type="float" office:value="1802185" calcext:value-type="float">
            <text:p>1802185</text:p>
          </table:table-cell>
          <table:table-cell table:formula="of:=[.K27]+[.L26]" office:value-type="float" office:value="2162622" calcext:value-type="float">
            <text:p>2162622</text:p>
          </table:table-cell>
          <table:table-cell table:formula="of:=[.L27]+[.M26]" office:value-type="float" office:value="2555826" calcext:value-type="float">
            <text:p>2555826</text:p>
          </table:table-cell>
          <table:table-cell table:formula="of:=[.M27]+[.N26]" office:value-type="float" office:value="2981797" calcext:value-type="float">
            <text:p>2981797</text:p>
          </table:table-cell>
          <table:table-cell table:formula="of:=[.N27]+[.O26]" office:value-type="float" office:value="3440535" calcext:value-type="float">
            <text:p>3440535</text:p>
          </table:table-cell>
          <table:table-cell table:formula="of:=[.O27]+[.P26]" office:value-type="float" office:value="3932040" calcext:value-type="float">
            <text:p>3932040</text:p>
          </table:table-cell>
          <table:table-cell table:formula="of:=[.P27]+[.Q26]" office:value-type="float" office:value="4456312" calcext:value-type="float">
            <text:p>4456312</text:p>
          </table:table-cell>
          <table:table-cell table:formula="of:=[.Q27]+[.R26]" office:value-type="float" office:value="5013351" calcext:value-type="float">
            <text:p>5013351</text:p>
          </table:table-cell>
          <table:table-cell table:formula="of:=[.R27]+[.S26]" office:value-type="float" office:value="5603157" calcext:value-type="float">
            <text:p>5603157</text:p>
          </table:table-cell>
          <table:table-cell table:formula="of:=[.S27]+[.T26]" office:value-type="float" office:value="6225730" calcext:value-type="float">
            <text:p>6225730</text:p>
          </table:table-cell>
          <table:table-cell table:formula="of:=[.T27]+[.U26]" office:value-type="float" office:value="6881070" calcext:value-type="float">
            <text:p>6881070</text:p>
          </table:table-cell>
          <table:table-cell table:formula="of:=[.U27]+[.V26]" office:value-type="float" office:value="7569177" calcext:value-type="float">
            <text:p>7569177</text:p>
          </table:table-cell>
          <table:table-cell table:formula="of:=[.V27]+[.W26]" office:value-type="float" office:value="8290051" calcext:value-type="float">
            <text:p>8290051</text:p>
          </table:table-cell>
          <table:table-cell table:formula="of:=[.W27]+[.X26]" office:value-type="float" office:value="9043692" calcext:value-type="float">
            <text:p>9043692</text:p>
          </table:table-cell>
          <table:table-cell table:formula="of:=[.X27]+[.Y26]" office:value-type="float" office:value="9830100" calcext:value-type="float">
            <text:p>9830100</text:p>
          </table:table-cell>
          <table:table-cell table:formula="of:=[.Y27]+[.Z26]" office:value-type="float" office:value="10649275" calcext:value-type="float">
            <text:p>10649275</text:p>
          </table:table-cell>
          <table:table-cell table:formula="of:=[.Z27]+[.AA26]" office:value-type="float" office:value="11501217" calcext:value-type="float">
            <text:p>11501217</text:p>
          </table:table-cell>
          <table:table-cell table:formula="of:=[.AA27]+[.AB26]" office:value-type="float" office:value="12385926" calcext:value-type="float">
            <text:p>12385926</text:p>
          </table:table-cell>
          <table:table-cell table:formula="of:=[.AB27]+[.AC26]" office:value-type="float" office:value="13303402" calcext:value-type="float">
            <text:p>13303402</text:p>
          </table:table-cell>
          <table:table-cell table:formula="of:=[.AC27]+[.AD26]" office:value-type="float" office:value="14253645" calcext:value-type="float">
            <text:p>14253645</text:p>
          </table:table-cell>
          <table:table-cell table:formula="of:=[.AD27]+[.AE26]" office:value-type="float" office:value="15236655" calcext:value-type="float">
            <text:p>15236655</text:p>
          </table:table-cell>
          <table:table-cell table:formula="of:=[.AE27]+[.AF26]" office:value-type="float" office:value="16252432" calcext:value-type="float">
            <text:p>16252432</text:p>
          </table:table-cell>
          <table:table-cell table:formula="of:=[.AF27]+[.AG26]" office:value-type="float" office:value="17300976" calcext:value-type="float">
            <text:p>17300976</text:p>
          </table:table-cell>
          <table:table-cell table:formula="of:=[.AG27]+[.AH26]" office:value-type="float" office:value="18382287" calcext:value-type="float">
            <text:p>18382287</text:p>
          </table:table-cell>
          <table:table-cell table:formula="of:=[.AH27]+[.AI26]" office:value-type="float" office:value="19496365" calcext:value-type="float">
            <text:p>19496365</text:p>
          </table:table-cell>
          <table:table-cell table:formula="of:=[.AI27]+[.AJ26]" office:value-type="float" office:value="20643210" calcext:value-type="float">
            <text:p>20643210</text:p>
          </table:table-cell>
          <table:table-cell table:formula="of:=[.AJ27]+[.AK26]" office:value-type="float" office:value="21822822" calcext:value-type="float">
            <text:p>21822822</text:p>
          </table:table-cell>
          <table:table-cell table:formula="of:=[.AK27]+[.AL26]" office:value-type="float" office:value="23035201" calcext:value-type="float">
            <text:p>23035201</text:p>
          </table:table-cell>
          <table:table-cell table:formula="of:=[.AL27]+[.AM26]" office:value-type="float" office:value="24280347" calcext:value-type="float">
            <text:p>24280347</text:p>
          </table:table-cell>
          <table:table-cell table:formula="of:=[.AM27]+[.AN26]" office:value-type="float" office:value="25558260" calcext:value-type="float">
            <text:p>25558260</text:p>
          </table:table-cell>
          <table:table-cell table:formula="of:=[.AN27]+[.AO26]" office:value-type="float" office:value="26868940" calcext:value-type="float">
            <text:p>26868940</text:p>
          </table:table-cell>
          <table:table-cell table:formula="of:=[.AO27]+[.AP26]" office:value-type="float" office:value="28212387" calcext:value-type="float">
            <text:p>28212387</text:p>
          </table:table-cell>
          <table:table-cell table:formula="of:=[.AP27]+[.AQ26]" office:value-type="float" office:value="29588601" calcext:value-type="float">
            <text:p>29588601</text:p>
          </table:table-cell>
          <table:table-cell table:formula="of:=[.AQ27]+[.AR26]" office:value-type="float" office:value="30997582" calcext:value-type="float">
            <text:p>30997582</text:p>
          </table:table-cell>
          <table:table-cell table:formula="of:=[.AR27]+[.AS26]" office:value-type="float" office:value="32439330" calcext:value-type="float">
            <text:p>32439330</text:p>
          </table:table-cell>
          <table:table-cell table:formula="of:=[.AS27]+[.AT26]" office:value-type="float" office:value="33913845" calcext:value-type="float">
            <text:p>33913845</text:p>
          </table:table-cell>
          <table:table-cell table:formula="of:=[.AT27]+[.AU26]" office:value-type="float" office:value="35421127" calcext:value-type="float">
            <text:p>35421127</text:p>
          </table:table-cell>
          <table:table-cell table:formula="of:=[.AU27]+[.AV26]" office:value-type="float" office:value="36961176" calcext:value-type="float">
            <text:p>36961176</text:p>
          </table:table-cell>
          <table:table-cell table:formula="of:=[.AV27]+[.AW26]" office:value-type="float" office:value="38533992" calcext:value-type="float">
            <text:p>38533992</text:p>
          </table:table-cell>
          <table:table-cell table:formula="of:=[.AW27]+[.AX26]" office:value-type="float" office:value="40139575" calcext:value-type="float">
            <text:p>40139575</text:p>
          </table:table-cell>
          <table:table-cell table:formula="of:=[.AX27]+[.AY26]" office:value-type="float" office:value="41777925" calcext:value-type="float">
            <text:p>41777925</text:p>
          </table:table-cell>
          <table:table-cell table:formula="of:=[.AY27]+[.AZ26]" office:value-type="float" office:value="43449042" calcext:value-type="float">
            <text:p>43449042</text:p>
          </table:table-cell>
          <table:table-cell table:formula="of:=[.AZ27]+[.BA26]" office:value-type="float" office:value="45152926" calcext:value-type="float">
            <text:p>45152926</text:p>
          </table:table-cell>
          <table:table-cell table:formula="of:=[.BA27]+[.BB26]" office:value-type="float" office:value="46889577" calcext:value-type="float">
            <text:p>46889577</text:p>
          </table:table-cell>
          <table:table-cell table:formula="of:=[.BB27]+[.BC26]" office:value-type="float" office:value="48658995" calcext:value-type="float">
            <text:p>48658995</text:p>
          </table:table-cell>
          <table:table-cell table:formula="of:=[.BC27]+[.BD26]" office:value-type="float" office:value="50461180" calcext:value-type="float">
            <text:p>50461180</text:p>
          </table:table-cell>
          <table:table-cell table:formula="of:=[.BD27]+[.BE26]" office:value-type="float" office:value="52296132" calcext:value-type="float">
            <text:p>52296132</text:p>
          </table:table-cell>
          <table:table-cell table:formula="of:=[.BE27]+[.BF26]" office:value-type="float" office:value="54163851" calcext:value-type="float">
            <text:p>54163851</text:p>
          </table:table-cell>
          <table:table-cell table:formula="of:=[.BF27]+[.BG26]" office:value-type="float" office:value="56064337" calcext:value-type="float">
            <text:p>56064337</text:p>
          </table:table-cell>
          <table:table-cell table:formula="of:=[.BG27]+[.BH26]" office:value-type="float" office:value="57997590" calcext:value-type="float">
            <text:p>57997590</text:p>
          </table:table-cell>
          <table:table-cell table:formula="of:=[.BH27]+[.BI26]" office:value-type="float" office:value="59963610" calcext:value-type="float">
            <text:p>59963610</text:p>
          </table:table-cell>
          <table:table-cell table:formula="of:=[.BI27]+[.BJ26]" office:value-type="float" office:value="61962397" calcext:value-type="float">
            <text:p>61962397</text:p>
          </table:table-cell>
          <table:table-cell table:formula="of:=[.BJ27]+[.BK26]" office:value-type="float" office:value="63993951" calcext:value-type="float">
            <text:p>63993951</text:p>
          </table:table-cell>
          <table:table-cell table:formula="of:=[.BK27]+[.BL26]" office:value-type="float" office:value="66058272" calcext:value-type="float">
            <text:p>66058272</text:p>
          </table:table-cell>
          <table:table-cell table:formula="of:=[.BL27]+[.BM26]" office:value-type="float" office:value="68155360" calcext:value-type="float">
            <text:p>68155360</text:p>
          </table:table-cell>
          <table:table-cell table:formula="of:=[.BM27]+[.BN26]" office:value-type="float" office:value="70285215" calcext:value-type="float">
            <text:p>70285215</text:p>
          </table:table-cell>
          <table:table-cell table:formula="of:=[.BN27]+[.BO26]" office:value-type="float" office:value="72447837" calcext:value-type="float">
            <text:p>72447837</text:p>
          </table:table-cell>
          <table:table-cell table:formula="of:=[.BO27]+[.BP26]" office:value-type="float" office:value="74643226" calcext:value-type="float">
            <text:p>74643226</text:p>
          </table:table-cell>
          <table:table-cell table:formula="of:=[.BP27]+[.BQ26]" office:value-type="float" office:value="76871382" calcext:value-type="float">
            <text:p>76871382</text:p>
          </table:table-cell>
          <table:table-cell table:formula="of:=[.BQ27]+[.BR26]" office:value-type="float" office:value="79132305" calcext:value-type="float">
            <text:p>79132305</text:p>
          </table:table-cell>
          <table:table-cell table:formula="of:=[.BR27]+[.BS26]" office:value-type="float" office:value="81425995" calcext:value-type="float">
            <text:p>81425995</text:p>
          </table:table-cell>
          <table:table-cell table:formula="of:=[.BS27]+[.BT26]" office:value-type="float" office:value="83752452" calcext:value-type="float">
            <text:p>83752452</text:p>
          </table:table-cell>
          <table:table-cell table:formula="of:=[.BT27]+[.BU26]" office:value-type="float" office:value="86111676" calcext:value-type="float">
            <text:p>86111676</text:p>
          </table:table-cell>
          <table:table-cell table:formula="of:=[.BU27]+[.BV26]" office:value-type="float" office:value="88503667" calcext:value-type="float">
            <text:p>88503667</text:p>
          </table:table-cell>
          <table:table-cell table:formula="of:=[.BV27]+[.BW26]" office:value-type="float" office:value="90928425" calcext:value-type="float">
            <text:p>90928425</text:p>
          </table:table-cell>
          <table:table-cell table:formula="of:=[.BW27]+[.BX26]" office:value-type="float" office:value="93385950" calcext:value-type="float">
            <text:p>93385950</text:p>
          </table:table-cell>
          <table:table-cell table:formula="of:=[.BX27]+[.BY26]" office:value-type="float" office:value="95876242" calcext:value-type="float">
            <text:p>95876242</text:p>
          </table:table-cell>
          <table:table-cell table:formula="of:=[.BY27]+[.BZ26]" office:value-type="float" office:value="98399301" calcext:value-type="float">
            <text:p>98399301</text:p>
          </table:table-cell>
          <table:table-cell table:formula="of:=[.BZ27]+[.CA26]" office:value-type="float" office:value="100955127" calcext:value-type="float">
            <text:p>100955127</text:p>
          </table:table-cell>
          <table:table-cell table:formula="of:=[.CA27]+[.CB26]" office:value-type="float" office:value="103543720" calcext:value-type="float">
            <text:p>103543720</text:p>
          </table:table-cell>
          <table:table-cell table:formula="of:=[.CB27]+[.CC26]" office:value-type="float" office:value="106165080" calcext:value-type="float">
            <text:p>106165080</text:p>
          </table:table-cell>
          <table:table-cell table:formula="of:=[.CC27]+[.CD26]" office:value-type="float" office:value="108819207" calcext:value-type="float">
            <text:p>108819207</text:p>
          </table:table-cell>
          <table:table-cell table:formula="of:=[.CD27]+[.CE26]" office:value-type="float" office:value="111506101" calcext:value-type="float">
            <text:p>111506101</text:p>
          </table:table-cell>
          <table:table-cell table:formula="of:=[.CE27]+[.CF26]" office:value-type="float" office:value="114225762" calcext:value-type="float">
            <text:p>114225762</text:p>
          </table:table-cell>
          <table:table-cell table:formula="of:=[.CF27]+[.CG26]" office:value-type="float" office:value="116978190" calcext:value-type="float">
            <text:p>116978190</text:p>
          </table:table-cell>
          <table:table-cell table:formula="of:=[.CG27]+[.CH26]" office:value-type="float" office:value="119763385" calcext:value-type="float">
            <text:p>119763385</text:p>
          </table:table-cell>
          <table:table-cell table:formula="of:=[.CH27]+[.CI26]" office:value-type="float" office:value="122581347" calcext:value-type="float">
            <text:p>122581347</text:p>
          </table:table-cell>
          <table:table-cell table:formula="of:=[.CI27]+[.CJ26]" office:value-type="float" office:value="125432076" calcext:value-type="float">
            <text:p>125432076</text:p>
          </table:table-cell>
          <table:table-cell table:formula="of:=[.CJ27]+[.CK26]" office:value-type="float" office:value="128315572" calcext:value-type="float">
            <text:p>128315572</text:p>
          </table:table-cell>
          <table:table-cell table:formula="of:=[.CK27]+[.CL26]" office:value-type="float" office:value="131231835" calcext:value-type="float">
            <text:p>131231835</text:p>
          </table:table-cell>
          <table:table-cell table:formula="of:=[.CL27]+[.CM26]" office:value-type="float" office:value="134180865" calcext:value-type="float">
            <text:p>134180865</text:p>
          </table:table-cell>
          <table:table-cell table:formula="of:=[.CM27]+[.CN26]" office:value-type="float" office:value="137162662" calcext:value-type="float">
            <text:p>137162662</text:p>
          </table:table-cell>
          <table:table-cell table:formula="of:=[.CN27]+[.CO26]" office:value-type="float" office:value="140177226" calcext:value-type="float">
            <text:p>140177226</text:p>
          </table:table-cell>
          <table:table-cell table:formula="of:=[.CO27]+[.CP26]" office:value-type="float" office:value="143224557" calcext:value-type="float">
            <text:p>143224557</text:p>
          </table:table-cell>
          <table:table-cell table:formula="of:=[.CP27]+[.CQ26]" office:value-type="float" office:value="146304655" calcext:value-type="float">
            <text:p>146304655</text:p>
          </table:table-cell>
          <table:table-cell table:formula="of:=[.CQ27]+[.CR26]" office:value-type="float" office:value="149417520" calcext:value-type="float">
            <text:p>149417520</text:p>
          </table:table-cell>
          <table:table-cell table:formula="of:=[.CR27]+[.CS26]" office:value-type="float" office:value="152563152" calcext:value-type="float">
            <text:p>152563152</text:p>
          </table:table-cell>
          <table:table-cell table:formula="of:=[.CS27]+[.CT26]" office:value-type="float" office:value="155741551" calcext:value-type="float">
            <text:p>155741551</text:p>
          </table:table-cell>
          <table:table-cell table:formula="of:=[.CT27]+[.CU26]" office:value-type="float" office:value="158952717" calcext:value-type="float">
            <text:p>158952717</text:p>
          </table:table-cell>
          <table:table-cell table:formula="of:=[.CU27]+[.CV26]" office:value-type="float" office:value="162196650" calcext:value-type="float">
            <text:p>162196650</text:p>
          </table:table-cell>
          <table:table-cell table:formula="of:=[.CV27]+[.CW26]" office:value-type="float" office:value="165473350" calcext:value-type="float">
            <text:p>165473350</text:p>
          </table:table-cell>
          <table:table-cell table:formula="of:=[.CW27]+[.CX26]" office:value-type="float" office:value="168782817" calcext:value-type="float">
            <text:p>168782817</text:p>
          </table:table-cell>
          <table:table-cell table:formula="of:=[.CX27]+[.CY26]" office:value-type="float" office:value="172114265" calcext:value-type="float">
            <text:p>172114265</text:p>
          </table:table-cell>
          <table:table-cell table:formula="of:=[.CY27]+[.CZ26]" office:value-type="float" office:value="175445713" calcext:value-type="float">
            <text:p>175445713</text:p>
          </table:table-cell>
          <table:table-cell table:formula="of:=[.CZ27]+[.DA26]" office:value-type="float" office:value="178777161" calcext:value-type="float">
            <text:p>178777161</text:p>
          </table:table-cell>
          <table:table-cell table:formula="of:=[.DA27]+[.DB26]" office:value-type="float" office:value="182108609" calcext:value-type="float">
            <text:p>182108609</text:p>
          </table:table-cell>
          <table:table-cell table:formula="of:=[.DB27]+[.DC26]" office:value-type="float" office:value="185440057" calcext:value-type="float">
            <text:p>185440057</text:p>
          </table:table-cell>
          <table:table-cell table:formula="of:=[.DC27]+[.DD26]" office:value-type="float" office:value="188771505" calcext:value-type="float">
            <text:p>188771505</text:p>
          </table:table-cell>
          <table:table-cell table:formula="of:=[.DD27]+[.DE26]" office:value-type="float" office:value="192102953" calcext:value-type="float">
            <text:p>192102953</text:p>
          </table:table-cell>
          <table:table-cell table:formula="of:=[.DE27]+[.DF26]" office:value-type="float" office:value="195434401" calcext:value-type="float">
            <text:p>195434401</text:p>
          </table:table-cell>
          <table:table-cell table:formula="of:=[.DF27]+[.DG26]" office:value-type="float" office:value="198765849" calcext:value-type="float">
            <text:p>198765849</text:p>
          </table:table-cell>
          <table:table-cell table:formula="of:=[.DG27]+[.DH26]" office:value-type="float" office:value="202097297" calcext:value-type="float">
            <text:p>202097297</text:p>
          </table:table-cell>
          <table:table-cell table:formula="of:=[.DH27]+[.DI26]" office:value-type="float" office:value="205428745" calcext:value-type="float">
            <text:p>205428745</text:p>
          </table:table-cell>
          <table:table-cell table:formula="of:=[.DI27]+[.DJ26]" office:value-type="float" office:value="208760193" calcext:value-type="float">
            <text:p>208760193</text:p>
          </table:table-cell>
          <table:table-cell table:formula="of:=[.DJ27]+[.DK26]" office:value-type="float" office:value="212124408" calcext:value-type="float">
            <text:p>212124408</text:p>
          </table:table-cell>
          <table:table-cell table:formula="of:=[.DK27]+[.DL26]" office:value-type="float" office:value="215521390" calcext:value-type="float">
            <text:p>215521390</text:p>
          </table:table-cell>
          <table:table-cell table:formula="of:=[.DL27]+[.DM26]" office:value-type="float" office:value="218951139" calcext:value-type="float">
            <text:p>218951139</text:p>
          </table:table-cell>
          <table:table-cell table:formula="of:=[.DM27]+[.DN26]" office:value-type="float" office:value="222413655" calcext:value-type="float">
            <text:p>222413655</text:p>
          </table:table-cell>
          <table:table-cell table:formula="of:=[.DN27]+[.DO26]" office:value-type="float" office:value="225908938" calcext:value-type="float">
            <text:p>225908938</text:p>
          </table:table-cell>
          <table:table-cell table:formula="of:=[.DO27]+[.DP26]" office:value-type="float" office:value="229436988" calcext:value-type="float">
            <text:p>229436988</text:p>
          </table:table-cell>
          <table:table-cell table:formula="of:=[.DP27]+[.DQ26]" office:value-type="float" office:value="232997805" calcext:value-type="float">
            <text:p>232997805</text:p>
          </table:table-cell>
          <table:table-cell table:formula="of:=[.DQ27]+[.DR26]" office:value-type="float" office:value="236591389" calcext:value-type="float">
            <text:p>236591389</text:p>
          </table:table-cell>
          <table:table-cell table:formula="of:=[.DR27]+[.DS26]" office:value-type="float" office:value="240217740" calcext:value-type="float">
            <text:p>240217740</text:p>
          </table:table-cell>
          <table:table-cell table:formula="of:=[.DS27]+[.DT26]" office:value-type="float" office:value="243876858" calcext:value-type="float">
            <text:p>243876858</text:p>
          </table:table-cell>
          <table:table-cell table:formula="of:=[.DT27]+[.DU26]" office:value-type="float" office:value="247568743" calcext:value-type="float">
            <text:p>247568743</text:p>
          </table:table-cell>
          <table:table-cell table:formula="of:=[.DU27]+[.DV26]" office:value-type="float" office:value="251293395" calcext:value-type="float">
            <text:p>251293395</text:p>
          </table:table-cell>
          <table:table-cell table:formula="of:=[.DV27]+[.DW26]" office:value-type="float" office:value="255050814" calcext:value-type="float">
            <text:p>255050814</text:p>
          </table:table-cell>
          <table:table-cell table:formula="of:=[.DW27]+[.DX26]" office:value-type="float" office:value="258841000" calcext:value-type="float">
            <text:p>258841000</text:p>
          </table:table-cell>
          <table:table-cell table:formula="of:=[.DX27]+[.DY26]" office:value-type="float" office:value="262663953" calcext:value-type="float">
            <text:p>262663953</text:p>
          </table:table-cell>
          <table:table-cell table:formula="of:=[.DY27]+[.DZ26]" office:value-type="float" office:value="266519673" calcext:value-type="float">
            <text:p>266519673</text:p>
          </table:table-cell>
          <table:table-cell table:formula="of:=[.DZ27]+[.EA26]" office:value-type="float" office:value="270408160" calcext:value-type="float">
            <text:p>270408160</text:p>
          </table:table-cell>
          <table:table-cell table:formula="of:=[.EA27]+[.EB26]" office:value-type="float" office:value="274329414" calcext:value-type="float">
            <text:p>274329414</text:p>
          </table:table-cell>
          <table:table-cell table:formula="of:=[.EB27]+[.EC26]" office:value-type="float" office:value="278283435" calcext:value-type="float">
            <text:p>278283435</text:p>
          </table:table-cell>
          <table:table-cell table:formula="of:=[.EC27]+[.ED26]" office:value-type="float" office:value="282270223" calcext:value-type="float">
            <text:p>282270223</text:p>
          </table:table-cell>
          <table:table-cell table:formula="of:=[.ED27]+[.EE26]" office:value-type="float" office:value="286289778" calcext:value-type="float">
            <text:p>286289778</text:p>
          </table:table-cell>
          <table:table-cell table:formula="of:=[.EE27]+[.EF26]" office:value-type="float" office:value="290342100" calcext:value-type="float">
            <text:p>290342100</text:p>
          </table:table-cell>
          <table:table-cell table:formula="of:=[.EF27]+[.EG26]" office:value-type="float" office:value="294427189" calcext:value-type="float">
            <text:p>294427189</text:p>
          </table:table-cell>
          <table:table-cell table:formula="of:=[.EG27]+[.EH26]" office:value-type="float" office:value="298545045" calcext:value-type="float">
            <text:p>298545045</text:p>
          </table:table-cell>
          <table:table-cell table:formula="of:=[.EH27]+[.EI26]" office:value-type="float" office:value="302695668" calcext:value-type="float">
            <text:p>302695668</text:p>
          </table:table-cell>
          <table:table-cell table:formula="of:=[.EI27]+[.EJ26]" office:value-type="float" office:value="306879058" calcext:value-type="float">
            <text:p>306879058</text:p>
          </table:table-cell>
          <table:table-cell table:formula="of:=[.EJ27]+[.EK26]" office:value-type="float" office:value="311095215" calcext:value-type="float">
            <text:p>311095215</text:p>
          </table:table-cell>
          <table:table-cell table:formula="of:=[.EK27]+[.EL26]" office:value-type="float" office:value="315344139" calcext:value-type="float">
            <text:p>315344139</text:p>
          </table:table-cell>
          <table:table-cell table:formula="of:=[.EL27]+[.EM26]" office:value-type="float" office:value="319625830" calcext:value-type="float">
            <text:p>319625830</text:p>
          </table:table-cell>
          <table:table-cell table:formula="of:=[.EM27]+[.EN26]" office:value-type="float" office:value="323940288" calcext:value-type="float">
            <text:p>323940288</text:p>
          </table:table-cell>
          <table:table-cell table:formula="of:=[.EN27]+[.EO26]" office:value-type="float" office:value="328287513" calcext:value-type="float">
            <text:p>328287513</text:p>
          </table:table-cell>
          <table:table-cell table:formula="of:=[.EO27]+[.EP26]" office:value-type="float" office:value="332667505" calcext:value-type="float">
            <text:p>332667505</text:p>
          </table:table-cell>
          <table:table-cell table:formula="of:=[.EP27]+[.EQ26]" office:value-type="float" office:value="337080264" calcext:value-type="float">
            <text:p>337080264</text:p>
          </table:table-cell>
          <table:table-cell table:formula="of:=[.EQ27]+[.ER26]" office:value-type="float" office:value="341525790" calcext:value-type="float">
            <text:p>341525790</text:p>
          </table:table-cell>
          <table:table-cell table:formula="of:=[.ER27]+[.ES26]" office:value-type="float" office:value="346004083" calcext:value-type="float">
            <text:p>346004083</text:p>
          </table:table-cell>
          <table:table-cell table:formula="of:=[.ES27]+[.ET26]" office:value-type="float" office:value="350515143" calcext:value-type="float">
            <text:p>350515143</text:p>
          </table:table-cell>
          <table:table-cell table:formula="of:=[.ET27]+[.EU26]" office:value-type="float" office:value="355058970" calcext:value-type="float">
            <text:p>355058970</text:p>
          </table:table-cell>
          <table:table-cell table:formula="of:=[.EU27]+[.EV26]" office:value-type="float" office:value="359635564" calcext:value-type="float">
            <text:p>359635564</text:p>
          </table:table-cell>
          <table:table-cell table:formula="of:=[.EV27]+[.EW26]" office:value-type="float" office:value="364244925" calcext:value-type="float">
            <text:p>364244925</text:p>
          </table:table-cell>
          <table:table-cell table:formula="of:=[.EW27]+[.EX26]" office:value-type="float" office:value="368887053" calcext:value-type="float">
            <text:p>368887053</text:p>
          </table:table-cell>
          <table:table-cell table:formula="of:=[.EX27]+[.EY26]" office:value-type="float" office:value="373561948" calcext:value-type="float">
            <text:p>373561948</text:p>
          </table:table-cell>
          <table:table-cell table:formula="of:=[.EY27]+[.EZ26]" office:value-type="float" office:value="378269610" calcext:value-type="float">
            <text:p>378269610</text:p>
          </table:table-cell>
          <table:table-cell table:formula="of:=[.EZ27]+[.FA26]" office:value-type="float" office:value="383010039" calcext:value-type="float">
            <text:p>383010039</text:p>
          </table:table-cell>
          <table:table-cell table:formula="of:=[.FA27]+[.FB26]" office:value-type="float" office:value="387783235" calcext:value-type="float">
            <text:p>387783235</text:p>
          </table:table-cell>
          <table:table-cell table:formula="of:=[.FB27]+[.FC26]" office:value-type="float" office:value="392589198" calcext:value-type="float">
            <text:p>392589198</text:p>
          </table:table-cell>
          <table:table-cell table:formula="of:=[.FC27]+[.FD26]" office:value-type="float" office:value="397427928" calcext:value-type="float">
            <text:p>397427928</text:p>
          </table:table-cell>
          <table:table-cell table:formula="of:=[.FD27]+[.FE26]" office:value-type="float" office:value="402299425" calcext:value-type="float">
            <text:p>402299425</text:p>
          </table:table-cell>
          <table:table-cell table:formula="of:=[.FE27]+[.FF26]" office:value-type="float" office:value="407203689" calcext:value-type="float">
            <text:p>407203689</text:p>
          </table:table-cell>
          <table:table-cell table:formula="of:=[.FF27]+[.FG26]" office:value-type="float" office:value="412140720" calcext:value-type="float">
            <text:p>412140720</text:p>
          </table:table-cell>
          <table:table-cell table:formula="of:=[.FG27]+[.FH26]" office:value-type="float" office:value="417110518" calcext:value-type="float">
            <text:p>417110518</text:p>
          </table:table-cell>
          <table:table-cell table:formula="of:=[.FH27]+[.FI26]" office:value-type="float" office:value="422113083" calcext:value-type="float">
            <text:p>422113083</text:p>
          </table:table-cell>
          <table:table-cell table:formula="of:=[.FI27]+[.FJ26]" office:value-type="float" office:value="427148415" calcext:value-type="float">
            <text:p>427148415</text:p>
          </table:table-cell>
          <table:table-cell table:formula="of:=[.FJ27]+[.FK26]" office:value-type="float" office:value="432216514" calcext:value-type="float">
            <text:p>432216514</text:p>
          </table:table-cell>
          <table:table-cell table:formula="of:=[.FK27]+[.FL26]" office:value-type="float" office:value="437317380" calcext:value-type="float">
            <text:p>437317380</text:p>
          </table:table-cell>
          <table:table-cell table:formula="of:=[.FL27]+[.FM26]" office:value-type="float" office:value="442451013" calcext:value-type="float">
            <text:p>442451013</text:p>
          </table:table-cell>
          <table:table-cell table:formula="of:=[.FM27]+[.FN26]" office:value-type="float" office:value="447617413" calcext:value-type="float">
            <text:p>447617413</text:p>
          </table:table-cell>
          <table:table-cell table:formula="of:=[.FN27]+[.FO26]" office:value-type="float" office:value="452816580" calcext:value-type="float">
            <text:p>452816580</text:p>
          </table:table-cell>
          <table:table-cell table:formula="of:=[.FO27]+[.FP26]" office:value-type="float" office:value="458048514" calcext:value-type="float">
            <text:p>458048514</text:p>
          </table:table-cell>
          <table:table-cell table:formula="of:=[.FP27]+[.FQ26]" office:value-type="float" office:value="463313215" calcext:value-type="float">
            <text:p>463313215</text:p>
          </table:table-cell>
          <table:table-cell table:formula="of:=[.FQ27]+[.FR26]" office:value-type="float" office:value="468610683" calcext:value-type="float">
            <text:p>468610683</text:p>
          </table:table-cell>
          <table:table-cell table:formula="of:=[.FR27]+[.FS26]" office:value-type="float" office:value="473940918" calcext:value-type="float">
            <text:p>473940918</text:p>
          </table:table-cell>
          <table:table-cell table:formula="of:=[.FS27]+[.FT26]" office:value-type="float" office:value="479303920" calcext:value-type="float">
            <text:p>479303920</text:p>
          </table:table-cell>
          <table:table-cell table:formula="of:=[.FT27]+[.FU26]" office:value-type="float" office:value="484699689" calcext:value-type="float">
            <text:p>484699689</text:p>
          </table:table-cell>
          <table:table-cell table:formula="of:=[.FU27]+[.FV26]" office:value-type="float" office:value="490128225" calcext:value-type="float">
            <text:p>490128225</text:p>
          </table:table-cell>
          <table:table-cell table:formula="of:=[.FV27]+[.FW26]" office:value-type="float" office:value="495589528" calcext:value-type="float">
            <text:p>495589528</text:p>
          </table:table-cell>
          <table:table-cell table:formula="of:=[.FW27]+[.FX26]" office:value-type="float" office:value="501083598" calcext:value-type="float">
            <text:p>501083598</text:p>
          </table:table-cell>
          <table:table-cell table:formula="of:=[.FX27]+[.FY26]" office:value-type="float" office:value="506610435" calcext:value-type="float">
            <text:p>506610435</text:p>
          </table:table-cell>
          <table:table-cell table:formula="of:=[.FY27]+[.FZ26]" office:value-type="float" office:value="512170039" calcext:value-type="float">
            <text:p>512170039</text:p>
          </table:table-cell>
          <table:table-cell table:formula="of:=[.FZ27]+[.GA26]" office:value-type="float" office:value="517762410" calcext:value-type="float">
            <text:p>517762410</text:p>
          </table:table-cell>
          <table:table-cell table:formula="of:=[.GA27]+[.GB26]" office:value-type="float" office:value="523387548" calcext:value-type="float">
            <text:p>523387548</text:p>
          </table:table-cell>
          <table:table-cell table:formula="of:=[.GB27]+[.GC26]" office:value-type="float" office:value="529045453" calcext:value-type="float">
            <text:p>529045453</text:p>
          </table:table-cell>
          <table:table-cell table:formula="of:=[.GC27]+[.GD26]" office:value-type="float" office:value="534736125" calcext:value-type="float">
            <text:p>534736125</text:p>
          </table:table-cell>
          <table:table-cell table:formula="of:=[.GD27]+[.GE26]" office:value-type="float" office:value="540459564" calcext:value-type="float">
            <text:p>540459564</text:p>
          </table:table-cell>
          <table:table-cell table:formula="of:=[.GE27]+[.GF26]" office:value-type="float" office:value="546215770" calcext:value-type="float">
            <text:p>546215770</text:p>
          </table:table-cell>
          <table:table-cell table:formula="of:=[.GF27]+[.GG26]" office:value-type="float" office:value="552004743" calcext:value-type="float">
            <text:p>552004743</text:p>
          </table:table-cell>
          <table:table-cell table:formula="of:=[.GG27]+[.GH26]" office:value-type="float" office:value="557826483" calcext:value-type="float">
            <text:p>557826483</text:p>
          </table:table-cell>
          <table:table-cell table:formula="of:=[.GH27]+[.GI26]" office:value-type="float" office:value="563680990" calcext:value-type="float">
            <text:p>563680990</text:p>
          </table:table-cell>
          <table:table-cell table:formula="of:=[.GI27]+[.GJ26]" office:value-type="float" office:value="569568264" calcext:value-type="float">
            <text:p>569568264</text:p>
          </table:table-cell>
          <table:table-cell table:formula="of:=[.GJ27]+[.GK26]" office:value-type="float" office:value="575488305" calcext:value-type="float">
            <text:p>575488305</text:p>
          </table:table-cell>
          <table:table-cell table:formula="of:=[.GK27]+[.GL26]" office:value-type="float" office:value="581441113" calcext:value-type="float">
            <text:p>581441113</text:p>
          </table:table-cell>
          <table:table-cell table:formula="of:=[.GL27]+[.GM26]" office:value-type="float" office:value="587426688" calcext:value-type="float">
            <text:p>587426688</text:p>
          </table:table-cell>
          <table:table-cell table:formula="of:=[.GM27]+[.GN26]" office:value-type="float" office:value="593445030" calcext:value-type="float">
            <text:p>593445030</text:p>
          </table:table-cell>
          <table:table-cell table:formula="of:=[.GN27]+[.GO26]" office:value-type="float" office:value="599496139" calcext:value-type="float">
            <text:p>599496139</text:p>
          </table:table-cell>
          <table:table-cell table:formula="of:=[.GO27]+[.GP26]" office:value-type="float" office:value="605580015" calcext:value-type="float">
            <text:p>605580015</text:p>
          </table:table-cell>
          <table:table-cell table:formula="of:=[.GP27]+[.GQ26]" office:value-type="float" office:value="611696658" calcext:value-type="float">
            <text:p>611696658</text:p>
          </table:table-cell>
          <table:table-cell table:formula="of:=[.GQ27]+[.GR26]" office:value-type="float" office:value="617846068" calcext:value-type="float">
            <text:p>617846068</text:p>
          </table:table-cell>
          <table:table-cell table:formula="of:=[.GR27]+[.GS26]" office:value-type="float" office:value="624028245" calcext:value-type="float">
            <text:p>624028245</text:p>
          </table:table-cell>
          <table:table-cell table:formula="of:=[.GS27]+[.GT26]" office:value-type="float" office:value="630243189" calcext:value-type="float">
            <text:p>630243189</text:p>
          </table:table-cell>
          <table:table-cell table:formula="of:=[.GT27]+[.GU26]" office:value-type="float" office:value="636490900" calcext:value-type="float">
            <text:p>636490900</text:p>
          </table:table-cell>
          <table:table-cell table:formula="of:=[.GU27]+[.GV26]" office:value-type="float" office:value="642771378" calcext:value-type="float">
            <text:p>642771378</text:p>
          </table:table-cell>
          <table:table-cell table:formula="of:=[.GV27]+[.GW26]" office:value-type="float" office:value="649084623" calcext:value-type="float">
            <text:p>649084623</text:p>
          </table:table-cell>
          <table:table-cell table:formula="of:=[.GW27]+[.GX26]" office:value-type="float" office:value="655430635" calcext:value-type="float">
            <text:p>655430635</text:p>
          </table:table-cell>
          <table:table-cell table:formula="of:=[.GX27]+[.GY26]" office:value-type="float" office:value="661809414" calcext:value-type="float">
            <text:p>661809414</text:p>
          </table:table-cell>
          <table:table-cell table:formula="of:=[.GY27]+[.GZ26]" office:value-type="float" office:value="668220960" calcext:value-type="float">
            <text:p>668220960</text:p>
          </table:table-cell>
          <table:table-cell table:formula="of:=[.GZ27]+[.HA26]" office:value-type="float" office:value="674665273" calcext:value-type="float">
            <text:p>674665273</text:p>
          </table:table-cell>
          <table:table-cell table:formula="of:=[.HA27]+[.HB26]" office:value-type="float" office:value="681142353" calcext:value-type="float">
            <text:p>681142353</text:p>
          </table:table-cell>
          <table:table-cell table:formula="of:=[.HB27]+[.HC26]" office:value-type="float" office:value="687652200" calcext:value-type="float">
            <text:p>687652200</text:p>
          </table:table-cell>
          <table:table-cell table:formula="of:=[.HC27]+[.HD26]" office:value-type="float" office:value="694194814" calcext:value-type="float">
            <text:p>694194814</text:p>
          </table:table-cell>
          <table:table-cell table:formula="of:=[.HD27]+[.HE26]" office:value-type="float" office:value="700770195" calcext:value-type="float">
            <text:p>700770195</text:p>
          </table:table-cell>
          <table:table-cell table:formula="of:=[.HE27]+[.HF26]" office:value-type="float" office:value="707378343" calcext:value-type="float">
            <text:p>707378343</text:p>
          </table:table-cell>
          <table:table-cell table:formula="of:=[.HF27]+[.HG26]" office:value-type="float" office:value="714019258" calcext:value-type="float">
            <text:p>714019258</text:p>
          </table:table-cell>
          <table:table-cell table:formula="of:=[.HG27]+[.HH26]" office:value-type="float" office:value="720692940" calcext:value-type="float">
            <text:p>720692940</text:p>
          </table:table-cell>
          <table:table-cell table:formula="of:=[.HH27]+[.HI26]" office:value-type="float" office:value="727399389" calcext:value-type="float">
            <text:p>727399389</text:p>
          </table:table-cell>
          <table:table-cell table:formula="of:=[.HI27]+[.HJ26]" office:value-type="float" office:value="734138605" calcext:value-type="float">
            <text:p>734138605</text:p>
          </table:table-cell>
          <table:table-cell table:formula="of:=[.HJ27]+[.HK26]" office:value-type="float" office:value="740910588" calcext:value-type="float">
            <text:p>740910588</text:p>
          </table:table-cell>
          <table:table-cell table:formula="of:=[.HK27]+[.HL26]" office:value-type="float" office:value="747715338" calcext:value-type="float">
            <text:p>747715338</text:p>
          </table:table-cell>
          <table:table-cell table:formula="of:=[.HL27]+[.HM26]" office:value-type="float" office:value="754552855" calcext:value-type="float">
            <text:p>754552855</text:p>
          </table:table-cell>
          <table:table-cell table:formula="of:=[.HM27]+[.HN26]" office:value-type="float" office:value="761423139" calcext:value-type="float">
            <text:p>761423139</text:p>
          </table:table-cell>
          <table:table-cell table:formula="of:=[.HN27]+[.HO26]" office:value-type="float" office:value="768326190" calcext:value-type="float">
            <text:p>768326190</text:p>
          </table:table-cell>
          <table:table-cell table:formula="of:=[.HO27]+[.HP26]" office:value-type="float" office:value="775262008" calcext:value-type="float">
            <text:p>775262008</text:p>
          </table:table-cell>
          <table:table-cell table:formula="of:=[.HP27]+[.HQ26]" office:value-type="float" office:value="782230593" calcext:value-type="float">
            <text:p>782230593</text:p>
          </table:table-cell>
          <table:table-cell table:formula="of:=[.HQ27]+[.HR26]" office:value-type="float" office:value="789231945" calcext:value-type="float">
            <text:p>789231945</text:p>
          </table:table-cell>
          <table:table-cell table:formula="of:=[.HR27]+[.HS26]" office:value-type="float" office:value="796266064" calcext:value-type="float">
            <text:p>796266064</text:p>
          </table:table-cell>
          <table:table-cell table:formula="of:=[.HS27]+[.HT26]" office:value-type="float" office:value="803332950" calcext:value-type="float">
            <text:p>803332950</text:p>
          </table:table-cell>
          <table:table-cell table:formula="of:=[.HT27]+[.HU26]" office:value-type="float" office:value="810432603" calcext:value-type="float">
            <text:p>810432603</text:p>
          </table:table-cell>
          <table:table-cell table:formula="of:=[.HU27]+[.HV26]" office:value-type="float" office:value="817565023" calcext:value-type="float">
            <text:p>817565023</text:p>
          </table:table-cell>
          <table:table-cell table:formula="of:=[.HV27]+[.HW26]" office:value-type="float" office:value="824730210" calcext:value-type="float">
            <text:p>824730210</text:p>
          </table:table-cell>
          <table:table-cell table:formula="of:=[.HW27]+[.HX26]" office:value-type="float" office:value="831928164" calcext:value-type="float">
            <text:p>831928164</text:p>
          </table:table-cell>
          <table:table-cell table:formula="of:=[.HX27]+[.HY26]" office:value-type="float" office:value="839158885" calcext:value-type="float">
            <text:p>839158885</text:p>
          </table:table-cell>
          <table:table-cell table:formula="of:=[.HY27]+[.HZ26]" office:value-type="float" office:value="846422373" calcext:value-type="float">
            <text:p>846422373</text:p>
          </table:table-cell>
          <table:table-cell table:formula="of:=[.HZ27]+[.IA26]" office:value-type="float" office:value="853718628" calcext:value-type="float">
            <text:p>853718628</text:p>
          </table:table-cell>
          <table:table-cell table:formula="of:=[.IA27]+[.IB26]" office:value-type="float" office:value="861047650" calcext:value-type="float">
            <text:p>861047650</text:p>
          </table:table-cell>
          <table:table-cell table:formula="of:=[.IB27]+[.IC26]" office:value-type="float" office:value="868409439" calcext:value-type="float">
            <text:p>868409439</text:p>
          </table:table-cell>
          <table:table-cell table:formula="of:=[.IC27]+[.ID26]" office:value-type="float" office:value="875803995" calcext:value-type="float">
            <text:p>875803995</text:p>
          </table:table-cell>
          <table:table-cell table:formula="of:=[.ID27]+[.IE26]" office:value-type="float" office:value="883231318" calcext:value-type="float">
            <text:p>883231318</text:p>
          </table:table-cell>
          <table:table-cell table:formula="of:=[.IE27]+[.IF26]" office:value-type="float" office:value="890691408" calcext:value-type="float">
            <text:p>890691408</text:p>
          </table:table-cell>
          <table:table-cell table:formula="of:=[.IF27]+[.IG26]" office:value-type="float" office:value="898184265" calcext:value-type="float">
            <text:p>898184265</text:p>
          </table:table-cell>
          <table:table-cell table:formula="of:=[.IG27]+[.IH26]" office:value-type="float" office:value="905709889" calcext:value-type="float">
            <text:p>905709889</text:p>
          </table:table-cell>
          <table:table-cell table:formula="of:=[.IH27]+[.II26]" office:value-type="float" office:value="913268280" calcext:value-type="float">
            <text:p>913268280</text:p>
          </table:table-cell>
          <table:table-cell table:formula="of:=[.II27]+[.IJ26]" office:value-type="float" office:value="920859438" calcext:value-type="float">
            <text:p>920859438</text:p>
          </table:table-cell>
          <table:table-cell table:formula="of:=[.IJ27]+[.IK26]" office:value-type="float" office:value="928483363" calcext:value-type="float">
            <text:p>928483363</text:p>
          </table:table-cell>
          <table:table-cell table:formula="of:=[.IK27]+[.IL26]" office:value-type="float" office:value="936140055" calcext:value-type="float">
            <text:p>936140055</text:p>
          </table:table-cell>
          <table:table-cell table:formula="of:=[.IL27]+[.IM26]" office:value-type="float" office:value="943829514" calcext:value-type="float">
            <text:p>943829514</text:p>
          </table:table-cell>
          <table:table-cell table:formula="of:=[.IM27]+[.IN26]" office:value-type="float" office:value="951551740" calcext:value-type="float">
            <text:p>951551740</text:p>
          </table:table-cell>
          <table:table-cell table:formula="of:=[.IN27]+[.IO26]" office:value-type="float" office:value="959306733" calcext:value-type="float">
            <text:p>959306733</text:p>
          </table:table-cell>
          <table:table-cell table:formula="of:=[.IO27]+[.IP26]" office:value-type="float" office:value="967094493" calcext:value-type="float">
            <text:p>967094493</text:p>
          </table:table-cell>
          <table:table-cell table:formula="of:=[.IP27]+[.IQ26]" office:value-type="float" office:value="974915020" calcext:value-type="float">
            <text:p>974915020</text:p>
          </table:table-cell>
          <table:table-cell table:formula="of:=[.IQ27]+[.IR26]" office:value-type="float" office:value="982768314" calcext:value-type="float">
            <text:p>982768314</text:p>
          </table:table-cell>
          <table:table-cell table:formula="of:=[.IR27]+[.IS26]" office:value-type="float" office:value="990654375" calcext:value-type="float">
            <text:p>990654375</text:p>
          </table:table-cell>
          <table:table-cell table:formula="of:=[.IS27]+[.IT26]" office:value-type="float" office:value="998573203" calcext:value-type="float">
            <text:p>998573203</text:p>
          </table:table-cell>
          <table:table-cell table:formula="of:=[.IT27]+[.IU26]" office:value-type="float" office:value="1006524798" calcext:value-type="float">
            <text:p>1006524798</text:p>
          </table:table-cell>
          <table:table-cell table:formula="of:=[.IU27]+[.IV26]" office:value-type="float" office:value="1014509160" calcext:value-type="float">
            <text:p>1014509160</text:p>
          </table:table-cell>
          <table:table-cell table:formula="of:=[.IV27]+[.IW26]" office:value-type="float" office:value="1022526289" calcext:value-type="float">
            <text:p>1022526289</text:p>
          </table:table-cell>
          <table:table-cell table:formula="of:=[.IW27]+[.IX26]" office:value-type="float" office:value="1030576185" calcext:value-type="float">
            <text:p>1030576185</text:p>
          </table:table-cell>
          <table:table-cell table:formula="of:=[.IX27]+[.IY26]" office:value-type="float" office:value="1038658848" calcext:value-type="float">
            <text:p>1038658848</text:p>
          </table:table-cell>
          <table:table-cell table:formula="of:=[.IY27]+[.IZ26]" office:value-type="float" office:value="1046774278" calcext:value-type="float">
            <text:p>1046774278</text:p>
          </table:table-cell>
          <table:table-cell table:formula="of:=[.IZ27]+[.JA26]" office:value-type="float" office:value="1054922475" calcext:value-type="float">
            <text:p>1054922475</text:p>
          </table:table-cell>
          <table:table-cell table:formula="of:=[.JA27]+[.JB26]" office:value-type="float" office:value="1063103439" calcext:value-type="float">
            <text:p>1063103439</text:p>
          </table:table-cell>
          <table:table-cell table:formula="of:=[.JB27]+[.JC26]" office:value-type="float" office:value="1071317170" calcext:value-type="float">
            <text:p>1071317170</text:p>
          </table:table-cell>
          <table:table-cell table:formula="of:=[.JC27]+[.JD26]" office:value-type="float" office:value="1079563668" calcext:value-type="float">
            <text:p>1079563668</text:p>
          </table:table-cell>
          <table:table-cell table:formula="of:=[.JD27]+[.JE26]" office:value-type="float" office:value="1087842933" calcext:value-type="float">
            <text:p>1087842933</text:p>
          </table:table-cell>
          <table:table-cell table:formula="of:=[.JE27]+[.JF26]" office:value-type="float" office:value="1096154965" calcext:value-type="float">
            <text:p>1096154965</text:p>
          </table:table-cell>
          <table:table-cell table:formula="of:=[.JF27]+[.JG26]" office:value-type="float" office:value="1104499764" calcext:value-type="float">
            <text:p>1104499764</text:p>
          </table:table-cell>
          <table:table-cell table:formula="of:=[.JG27]+[.JH26]" office:value-type="float" office:value="1112877330" calcext:value-type="float">
            <text:p>1112877330</text:p>
          </table:table-cell>
          <table:table-cell table:formula="of:=[.JH27]+[.JI26]" office:value-type="float" office:value="1121287663" calcext:value-type="float">
            <text:p>1121287663</text:p>
          </table:table-cell>
          <table:table-cell table:formula="of:=[.JI27]+[.JJ26]" office:value-type="float" office:value="1129730763" calcext:value-type="float">
            <text:p>1129730763</text:p>
          </table:table-cell>
          <table:table-cell table:formula="of:=[.JJ27]+[.JK26]" office:value-type="float" office:value="1138206630" calcext:value-type="float">
            <text:p>1138206630</text:p>
          </table:table-cell>
          <table:table-cell table:formula="of:=[.JK27]+[.JL26]" office:value-type="float" office:value="1146715264" calcext:value-type="float">
            <text:p>1146715264</text:p>
          </table:table-cell>
          <table:table-cell table:formula="of:=[.JL27]+[.JM26]" office:value-type="float" office:value="1155256665" calcext:value-type="float">
            <text:p>1155256665</text:p>
          </table:table-cell>
          <table:table-cell table:formula="of:=[.JM27]+[.JN26]" office:value-type="float" office:value="1163830833" calcext:value-type="float">
            <text:p>1163830833</text:p>
          </table:table-cell>
          <table:table-cell table:formula="of:=[.JN27]+[.JO26]" office:value-type="float" office:value="1172437768" calcext:value-type="float">
            <text:p>1172437768</text:p>
          </table:table-cell>
          <table:table-cell table:formula="of:=[.JO27]+[.JP26]" office:value-type="float" office:value="1181077470" calcext:value-type="float">
            <text:p>1181077470</text:p>
          </table:table-cell>
          <table:table-cell table:formula="of:=[.JP27]+[.JQ26]" office:value-type="float" office:value="1189749939" calcext:value-type="float">
            <text:p>1189749939</text:p>
          </table:table-cell>
          <table:table-cell table:formula="of:=[.JQ27]+[.JR26]" office:value-type="float" office:value="1198455175" calcext:value-type="float">
            <text:p>1198455175</text:p>
          </table:table-cell>
          <table:table-cell table:formula="of:=[.JR27]+[.JS26]" office:value-type="float" office:value="1207193178" calcext:value-type="float">
            <text:p>1207193178</text:p>
          </table:table-cell>
          <table:table-cell table:formula="of:=[.JS27]+[.JT26]" office:value-type="float" office:value="1215963948" calcext:value-type="float">
            <text:p>1215963948</text:p>
          </table:table-cell>
          <table:table-cell table:formula="of:=[.JT27]+[.JU26]" office:value-type="float" office:value="1224767485" calcext:value-type="float">
            <text:p>1224767485</text:p>
          </table:table-cell>
          <table:table-cell table:formula="of:=[.JU27]+[.JV26]" office:value-type="float" office:value="1233603789" calcext:value-type="float">
            <text:p>1233603789</text:p>
          </table:table-cell>
          <table:table-cell table:formula="of:=[.JV27]+[.JW26]" office:value-type="float" office:value="1242472860" calcext:value-type="float">
            <text:p>1242472860</text:p>
          </table:table-cell>
          <table:table-cell table:formula="of:=[.JW27]+[.JX26]" office:value-type="float" office:value="1251374698" calcext:value-type="float">
            <text:p>1251374698</text:p>
          </table:table-cell>
          <table:table-cell table:formula="of:=[.JX27]+[.JY26]" office:value-type="float" office:value="1260309303" calcext:value-type="float">
            <text:p>1260309303</text:p>
          </table:table-cell>
          <table:table-cell table:formula="of:=[.JY27]+[.JZ26]" office:value-type="float" office:value="1269276675" calcext:value-type="float">
            <text:p>1269276675</text:p>
          </table:table-cell>
          <table:table-cell table:formula="of:=[.JZ27]+[.KA26]" office:value-type="float" office:value="1278276814" calcext:value-type="float">
            <text:p>1278276814</text:p>
          </table:table-cell>
          <table:table-cell table:formula="of:=[.KA27]+[.KB26]" office:value-type="float" office:value="1287309720" calcext:value-type="float">
            <text:p>1287309720</text:p>
          </table:table-cell>
          <table:table-cell table:formula="of:=[.KB27]+[.KC26]" office:value-type="float" office:value="1296375393" calcext:value-type="float">
            <text:p>1296375393</text:p>
          </table:table-cell>
          <table:table-cell table:formula="of:=[.KC27]+[.KD26]" office:value-type="float" office:value="1305473833" calcext:value-type="float">
            <text:p>1305473833</text:p>
          </table:table-cell>
          <table:table-cell table:formula="of:=[.KD27]+[.KE26]" office:value-type="float" office:value="1314605040" calcext:value-type="float">
            <text:p>1314605040</text:p>
          </table:table-cell>
          <table:table-cell table:formula="of:=[.KE27]+[.KF26]" office:value-type="float" office:value="1323769014" calcext:value-type="float">
            <text:p>1323769014</text:p>
          </table:table-cell>
          <table:table-cell table:formula="of:=[.KF27]+[.KG26]" office:value-type="float" office:value="1332965755" calcext:value-type="float">
            <text:p>1332965755</text:p>
          </table:table-cell>
          <table:table-cell table:formula="of:=[.KG27]+[.KH26]" office:value-type="float" office:value="1342195263" calcext:value-type="float">
            <text:p>1342195263</text:p>
          </table:table-cell>
          <table:table-cell table:formula="of:=[.KH27]+[.KI26]" office:value-type="float" office:value="1351457538" calcext:value-type="float">
            <text:p>1351457538</text:p>
          </table:table-cell>
          <table:table-cell table:formula="of:=[.KI27]+[.KJ26]" office:value-type="float" office:value="1360752580" calcext:value-type="float">
            <text:p>1360752580</text:p>
          </table:table-cell>
          <table:table-cell table:formula="of:=[.KJ27]+[.KK26]" office:value-type="float" office:value="1370080389" calcext:value-type="float">
            <text:p>1370080389</text:p>
          </table:table-cell>
          <table:table-cell table:formula="of:=[.KK27]+[.KL26]" office:value-type="float" office:value="1379440965" calcext:value-type="float">
            <text:p>1379440965</text:p>
          </table:table-cell>
          <table:table-cell table:formula="of:=[.KL27]+[.KM26]" office:value-type="float" office:value="1388834308" calcext:value-type="float">
            <text:p>1388834308</text:p>
          </table:table-cell>
          <table:table-cell table:formula="of:=[.KM27]+[.KN26]" office:value-type="float" office:value="1398260418" calcext:value-type="float">
            <text:p>1398260418</text:p>
          </table:table-cell>
          <table:table-cell table:formula="of:=[.KN27]+[.KO26]" office:value-type="float" office:value="1407719295" calcext:value-type="float">
            <text:p>1407719295</text:p>
          </table:table-cell>
          <table:table-cell table:formula="of:=[.KO27]+[.KP26]" office:value-type="float" office:value="1417210939" calcext:value-type="float">
            <text:p>1417210939</text:p>
          </table:table-cell>
          <table:table-cell table:formula="of:=[.KP27]+[.KQ26]" office:value-type="float" office:value="1426735350" calcext:value-type="float">
            <text:p>1426735350</text:p>
          </table:table-cell>
          <table:table-cell table:formula="of:=[.KQ27]+[.KR26]" office:value-type="float" office:value="1436292528" calcext:value-type="float">
            <text:p>1436292528</text:p>
          </table:table-cell>
          <table:table-cell table:formula="of:=[.KR27]+[.KS26]" office:value-type="float" office:value="1445882473" calcext:value-type="float">
            <text:p>1445882473</text:p>
          </table:table-cell>
          <table:table-cell table:formula="of:=[.KS27]+[.KT26]" office:value-type="float" office:value="1455505185" calcext:value-type="float">
            <text:p>1455505185</text:p>
          </table:table-cell>
          <table:table-cell table:formula="of:=[.KT27]+[.KU26]" office:value-type="float" office:value="1465160664" calcext:value-type="float">
            <text:p>1465160664</text:p>
          </table:table-cell>
          <table:table-cell table:formula="of:=[.KU27]+[.KV26]" office:value-type="float" office:value="1474848910" calcext:value-type="float">
            <text:p>1474848910</text:p>
          </table:table-cell>
          <table:table-cell table:formula="of:=[.KV27]+[.KW26]" office:value-type="float" office:value="1484569923" calcext:value-type="float">
            <text:p>1484569923</text:p>
          </table:table-cell>
          <table:table-cell table:formula="of:=[.KW27]+[.KX26]" office:value-type="float" office:value="1494323703" calcext:value-type="float">
            <text:p>1494323703</text:p>
          </table:table-cell>
          <table:table-cell table:formula="of:=[.KX27]+[.KY26]" office:value-type="float" office:value="1504110250" calcext:value-type="float">
            <text:p>1504110250</text:p>
          </table:table-cell>
          <table:table-cell table:formula="of:=[.KY27]+[.KZ26]" office:value-type="float" office:value="1513929564" calcext:value-type="float">
            <text:p>1513929564</text:p>
          </table:table-cell>
          <table:table-cell table:formula="of:=[.KZ27]+[.LA26]" office:value-type="float" office:value="1523781645" calcext:value-type="float">
            <text:p>1523781645</text:p>
          </table:table-cell>
          <table:table-cell table:formula="of:=[.LA27]+[.LB26]" office:value-type="float" office:value="1533666493" calcext:value-type="float">
            <text:p>1533666493</text:p>
          </table:table-cell>
          <table:table-cell table:formula="of:=[.LB27]+[.LC26]" office:value-type="float" office:value="1543584108" calcext:value-type="float">
            <text:p>1543584108</text:p>
          </table:table-cell>
          <table:table-cell table:formula="of:=[.LC27]+[.LD26]" office:value-type="float" office:value="1553534490" calcext:value-type="float">
            <text:p>1553534490</text:p>
          </table:table-cell>
          <table:table-cell table:formula="of:=[.LD27]+[.LE26]" office:value-type="float" office:value="1563517639" calcext:value-type="float">
            <text:p>1563517639</text:p>
          </table:table-cell>
          <table:table-cell table:formula="of:=[.LE27]+[.LF26]" office:value-type="float" office:value="1573533555" calcext:value-type="float">
            <text:p>1573533555</text:p>
          </table:table-cell>
          <table:table-cell table:formula="of:=[.LF27]+[.LG26]" office:value-type="float" office:value="1583582238" calcext:value-type="float">
            <text:p>1583582238</text:p>
          </table:table-cell>
          <table:table-cell table:formula="of:=[.LG27]+[.LH26]" office:value-type="float" office:value="1593663688" calcext:value-type="float">
            <text:p>1593663688</text:p>
          </table:table-cell>
          <table:table-cell table:formula="of:=[.LH27]+[.LI26]" office:value-type="float" office:value="1603777905" calcext:value-type="float">
            <text:p>1603777905</text:p>
          </table:table-cell>
          <table:table-cell table:formula="of:=[.LI27]+[.LJ26]" office:value-type="float" office:value="1613924889" calcext:value-type="float">
            <text:p>1613924889</text:p>
          </table:table-cell>
          <table:table-cell table:formula="of:=[.LJ27]+[.LK26]" office:value-type="float" office:value="1624104640" calcext:value-type="float">
            <text:p>1624104640</text:p>
          </table:table-cell>
          <table:table-cell table:formula="of:=[.LK27]+[.LL26]" office:value-type="float" office:value="1634317158" calcext:value-type="float">
            <text:p>1634317158</text:p>
          </table:table-cell>
          <table:table-cell table:formula="of:=[.LL27]+[.LM26]" office:value-type="float" office:value="1644562443" calcext:value-type="float">
            <text:p>1644562443</text:p>
          </table:table-cell>
          <table:table-cell table:formula="of:=[.LM27]+[.LN26]" office:value-type="float" office:value="1654840495" calcext:value-type="float">
            <text:p>1654840495</text:p>
          </table:table-cell>
          <table:table-cell table:formula="of:=[.LN27]+[.LO26]" office:value-type="float" office:value="1665151314" calcext:value-type="float">
            <text:p>1665151314</text:p>
          </table:table-cell>
          <table:table-cell table:formula="of:=[.LO27]+[.LP26]" office:value-type="float" office:value="1675494900" calcext:value-type="float">
            <text:p>1675494900</text:p>
          </table:table-cell>
          <table:table-cell table:formula="of:=[.LP27]+[.LQ26]" office:value-type="float" office:value="1685871253" calcext:value-type="float">
            <text:p>1685871253</text:p>
          </table:table-cell>
          <table:table-cell table:formula="of:=[.LQ27]+[.LR26]" office:value-type="float" office:value="1696280373" calcext:value-type="float">
            <text:p>1696280373</text:p>
          </table:table-cell>
          <table:table-cell table:formula="of:=[.LR27]+[.LS26]" office:value-type="float" office:value="1706722260" calcext:value-type="float">
            <text:p>1706722260</text:p>
          </table:table-cell>
          <table:table-cell table:formula="of:=[.LS27]+[.LT26]" office:value-type="float" office:value="1717196914" calcext:value-type="float">
            <text:p>1717196914</text:p>
          </table:table-cell>
          <table:table-cell table:formula="of:=[.LT27]+[.LU26]" office:value-type="float" office:value="1727704335" calcext:value-type="float">
            <text:p>1727704335</text:p>
          </table:table-cell>
          <table:table-cell table:formula="of:=[.LU27]+[.LV26]" office:value-type="float" office:value="1738244523" calcext:value-type="float">
            <text:p>1738244523</text:p>
          </table:table-cell>
          <table:table-cell table:formula="of:=[.LV27]+[.LW26]" office:value-type="float" office:value="1748817478" calcext:value-type="float">
            <text:p>1748817478</text:p>
          </table:table-cell>
          <table:table-cell table:formula="of:=[.LW27]+[.LX26]" office:value-type="float" office:value="1759423200" calcext:value-type="float">
            <text:p>1759423200</text:p>
          </table:table-cell>
          <table:table-cell table:formula="of:=[.LX27]+[.LY26]" office:value-type="float" office:value="1770061689" calcext:value-type="float">
            <text:p>1770061689</text:p>
          </table:table-cell>
          <table:table-cell table:formula="of:=[.LY27]+[.LZ26]" office:value-type="float" office:value="1780732945" calcext:value-type="float">
            <text:p>1780732945</text:p>
          </table:table-cell>
          <table:table-cell table:formula="of:=[.LZ27]+[.MA26]" office:value-type="float" office:value="1791436968" calcext:value-type="float">
            <text:p>1791436968</text:p>
          </table:table-cell>
          <table:table-cell table:formula="of:=[.MA27]+[.MB26]" office:value-type="float" office:value="1802173758" calcext:value-type="float">
            <text:p>1802173758</text:p>
          </table:table-cell>
          <table:table-cell table:formula="of:=[.MB27]+[.MC26]" office:value-type="float" office:value="1812943315" calcext:value-type="float">
            <text:p>1812943315</text:p>
          </table:table-cell>
          <table:table-cell table:formula="of:=[.MC27]+[.MD26]" office:value-type="float" office:value="1823745639" calcext:value-type="float">
            <text:p>1823745639</text:p>
          </table:table-cell>
          <table:table-cell table:formula="of:=[.MD27]+[.ME26]" office:value-type="float" office:value="1834580730" calcext:value-type="float">
            <text:p>1834580730</text:p>
          </table:table-cell>
          <table:table-cell table:formula="of:=[.ME27]+[.MF26]" office:value-type="float" office:value="1845448588" calcext:value-type="float">
            <text:p>1845448588</text:p>
          </table:table-cell>
          <table:table-cell table:formula="of:=[.MF27]+[.MG26]" office:value-type="float" office:value="1856349213" calcext:value-type="float">
            <text:p>1856349213</text:p>
          </table:table-cell>
          <table:table-cell table:formula="of:=[.MG27]+[.MH26]" office:value-type="float" office:value="1867282605" calcext:value-type="float">
            <text:p>1867282605</text:p>
          </table:table-cell>
          <table:table-cell table:formula="of:=[.MH27]+[.MI26]" office:value-type="float" office:value="1878248764" calcext:value-type="float">
            <text:p>1878248764</text:p>
          </table:table-cell>
          <table:table-cell table:formula="of:=[.MI27]+[.MJ26]" office:value-type="float" office:value="1889247690" calcext:value-type="float">
            <text:p>1889247690</text:p>
          </table:table-cell>
          <table:table-cell table:formula="of:=[.MJ27]+[.MK26]" office:value-type="float" office:value="1900279383" calcext:value-type="float">
            <text:p>1900279383</text:p>
          </table:table-cell>
          <table:table-cell table:formula="of:=[.MK27]+[.ML26]" office:value-type="float" office:value="1911343843" calcext:value-type="float">
            <text:p>1911343843</text:p>
          </table:table-cell>
          <table:table-cell table:formula="of:=[.ML27]+[.MM26]" office:value-type="float" office:value="1922441070" calcext:value-type="float">
            <text:p>1922441070</text:p>
          </table:table-cell>
          <table:table-cell table:formula="of:=[.MM27]+[.MN26]" office:value-type="float" office:value="1933571064" calcext:value-type="float">
            <text:p>1933571064</text:p>
          </table:table-cell>
          <table:table-cell table:formula="of:=[.MN27]+[.MO26]" office:value-type="float" office:value="1944733825" calcext:value-type="float">
            <text:p>1944733825</text:p>
          </table:table-cell>
          <table:table-cell table:formula="of:=[.MO27]+[.MP26]" office:value-type="float" office:value="1955929353" calcext:value-type="float">
            <text:p>1955929353</text:p>
          </table:table-cell>
          <table:table-cell table:formula="of:=[.MP27]+[.MQ26]" office:value-type="float" office:value="1967157648" calcext:value-type="float">
            <text:p>1967157648</text:p>
          </table:table-cell>
          <table:table-cell table:formula="of:=[.MQ27]+[.MR26]" office:value-type="float" office:value="1978418710" calcext:value-type="float">
            <text:p>1978418710</text:p>
          </table:table-cell>
          <table:table-cell table:formula="of:=[.MR27]+[.MS26]" office:value-type="float" office:value="1989712539" calcext:value-type="float">
            <text:p>1989712539</text:p>
          </table:table-cell>
          <table:table-cell table:formula="of:=[.MS27]+[.MT26]" office:value-type="float" office:value="2001039135" calcext:value-type="float">
            <text:p>2001039135</text:p>
          </table:table-cell>
          <table:table-cell table:formula="of:=[.MT27]+[.MU26]" office:value-type="float" office:value="2012398498" calcext:value-type="float">
            <text:p>2012398498</text:p>
          </table:table-cell>
          <table:table-cell table:formula="of:=[.MU27]+[.MV26]" office:value-type="float" office:value="2023790628" calcext:value-type="float">
            <text:p>2023790628</text:p>
          </table:table-cell>
          <table:table-cell table:formula="of:=[.MV27]+[.MW26]" office:value-type="float" office:value="2035215525" calcext:value-type="float">
            <text:p>2035215525</text:p>
          </table:table-cell>
          <table:table-cell table:formula="of:=[.MW27]+[.MX26]" office:value-type="float" office:value="2046673189" calcext:value-type="float">
            <text:p>2046673189</text:p>
          </table:table-cell>
          <table:table-cell table:formula="of:=[.MX27]+[.MY26]" office:value-type="float" office:value="2058163620" calcext:value-type="float">
            <text:p>2058163620</text:p>
          </table:table-cell>
          <table:table-cell table:formula="of:=[.MY27]+[.MZ26]" office:value-type="float" office:value="2069686818" calcext:value-type="float">
            <text:p>2069686818</text:p>
          </table:table-cell>
          <table:table-cell table:formula="of:=[.MZ27]+[.NA26]" office:value-type="float" office:value="2081242783" calcext:value-type="float">
            <text:p>2081242783</text:p>
          </table:table-cell>
          <table:table-cell table:formula="of:=[.NA27]+[.NB26]" office:value-type="float" office:value="2092831515" calcext:value-type="float">
            <text:p>2092831515</text:p>
          </table:table-cell>
          <table:table-cell table:formula="of:=[.NB27]+[.NC26]" office:value-type="float" office:value="2104453014" calcext:value-type="float">
            <text:p>2104453014</text:p>
          </table:table-cell>
          <table:table-cell table:formula="of:=[.NC27]+[.ND26]" office:value-type="float" office:value="2116107280" calcext:value-type="float">
            <text:p>2116107280</text:p>
          </table:table-cell>
          <table:table-cell table:formula="of:=[.ND27]+[.NE26]" office:value-type="float" office:value="2127794313" calcext:value-type="float">
            <text:p>2127794313</text:p>
          </table:table-cell>
          <table:table-cell table:formula="of:=[.NE27]+[.NF26]" office:value-type="float" office:value="2139514113" calcext:value-type="float">
            <text:p>2139514113</text:p>
          </table:table-cell>
          <table:table-cell table:formula="of:=[.NF27]+[.NG26]" office:value-type="float" office:value="2151266680" calcext:value-type="float">
            <text:p>2151266680</text:p>
          </table:table-cell>
          <table:table-cell table:formula="of:=[.NG27]+[.NH26]" office:value-type="float" office:value="2163052014" calcext:value-type="float">
            <text:p>2163052014</text:p>
          </table:table-cell>
          <table:table-cell table:formula="of:=[.NH27]+[.NI26]" office:value-type="float" office:value="2174870115" calcext:value-type="float">
            <text:p>2174870115</text:p>
          </table:table-cell>
          <table:table-cell table:formula="of:=[.NI27]+[.NJ26]" office:value-type="float" office:value="2186720983" calcext:value-type="float">
            <text:p>2186720983</text:p>
          </table:table-cell>
          <table:table-cell table:formula="of:=[.NJ27]+[.NK26]" office:value-type="float" office:value="2198604618" calcext:value-type="float">
            <text:p>2198604618</text:p>
          </table:table-cell>
          <table:table-cell table:formula="of:=[.NK27]+[.NL26]" office:value-type="float" office:value="2210521020" calcext:value-type="float">
            <text:p>2210521020</text:p>
          </table:table-cell>
          <table:table-cell table:formula="of:=[.NL27]+[.NM26]" office:value-type="float" office:value="2222470189" calcext:value-type="float">
            <text:p>2222470189</text:p>
          </table:table-cell>
          <table:table-cell table:formula="of:=[.NM27]+[.NN26]" office:value-type="float" office:value="2234452125" calcext:value-type="float">
            <text:p>2234452125</text:p>
          </table:table-cell>
          <table:table-cell table:formula="of:=[.NN27]+[.NO26]" office:value-type="float" office:value="2246466828" calcext:value-type="float">
            <text:p>2246466828</text:p>
          </table:table-cell>
          <table:table-cell table:formula="of:=[.NO27]+[.NP26]" office:value-type="float" office:value="2258514298" calcext:value-type="float">
            <text:p>2258514298</text:p>
          </table:table-cell>
          <table:table-cell table:formula="of:=[.NP27]+[.NQ26]" office:value-type="float" office:value="2270594535" calcext:value-type="float">
            <text:p>2270594535</text:p>
          </table:table-cell>
          <table:table-cell table:formula="of:=[.NQ27]+[.NR26]" office:value-type="float" office:value="2282707539" calcext:value-type="float">
            <text:p>2282707539</text:p>
          </table:table-cell>
          <table:table-cell table:formula="of:=[.NR27]+[.NS26]" office:value-type="float" office:value="2294853310" calcext:value-type="float">
            <text:p>2294853310</text:p>
          </table:table-cell>
          <table:table-cell table:formula="of:=[.NS27]+[.NT26]" office:value-type="float" office:value="2307031848" calcext:value-type="float">
            <text:p>2307031848</text:p>
          </table:table-cell>
          <table:table-cell table:formula="of:=[.NT27]+[.NU26]" office:value-type="float" office:value="2319243153" calcext:value-type="float">
            <text:p>2319243153</text:p>
          </table:table-cell>
          <table:table-cell table:formula="of:=[.NU27]+[.NV26]" office:value-type="float" office:value="2331487225" calcext:value-type="float">
            <text:p>2331487225</text:p>
          </table:table-cell>
          <table:table-cell table:formula="of:=[.NV27]+[.NW26]" office:value-type="float" office:value="2343764064" calcext:value-type="float">
            <text:p>2343764064</text:p>
          </table:table-cell>
          <table:table-cell table:formula="of:=[.NW27]+[.NX26]" office:value-type="float" office:value="2356073670" calcext:value-type="float">
            <text:p>2356073670</text:p>
          </table:table-cell>
          <table:table-cell table:formula="of:=[.NX27]+[.NY26]" office:value-type="float" office:value="2368416043" calcext:value-type="float">
            <text:p>2368416043</text:p>
          </table:table-cell>
          <table:table-cell table:formula="of:=[.NY27]+[.NZ26]" office:value-type="float" office:value="2380791183" calcext:value-type="float">
            <text:p>2380791183</text:p>
          </table:table-cell>
          <table:table-cell table:formula="of:=[.NZ27]+[.OA26]" office:value-type="float" office:value="2393199090" calcext:value-type="float">
            <text:p>2393199090</text:p>
          </table:table-cell>
          <table:table-cell table:formula="of:=[.OA27]+[.OB26]" office:value-type="float" office:value="2405639764" calcext:value-type="float">
            <text:p>2405639764</text:p>
          </table:table-cell>
          <table:table-cell table:formula="of:=[.OB27]+[.OC26]" office:value-type="float" office:value="2418113205" calcext:value-type="float">
            <text:p>2418113205</text:p>
          </table:table-cell>
          <table:table-cell table:formula="of:=[.OC27]+[.OD26]" office:value-type="float" office:value="2430619413" calcext:value-type="float">
            <text:p>2430619413</text:p>
          </table:table-cell>
          <table:table-cell table:formula="of:=[.OD27]+[.OE26]" office:value-type="float" office:value="2443158388" calcext:value-type="float">
            <text:p>2443158388</text:p>
          </table:table-cell>
          <table:table-cell table:formula="of:=[.OE27]+[.OF26]" office:value-type="float" office:value="2455730130" calcext:value-type="float">
            <text:p>2455730130</text:p>
          </table:table-cell>
          <table:table-cell table:formula="of:=[.OF27]+[.OG26]" office:value-type="float" office:value="2468334639" calcext:value-type="float">
            <text:p>2468334639</text:p>
          </table:table-cell>
          <table:table-cell table:formula="of:=[.OG27]+[.OH26]" office:value-type="float" office:value="2480971915" calcext:value-type="float">
            <text:p>2480971915</text:p>
          </table:table-cell>
          <table:table-cell table:formula="of:=[.OH27]+[.OI26]" office:value-type="float" office:value="2493641958" calcext:value-type="float">
            <text:p>2493641958</text:p>
          </table:table-cell>
          <table:table-cell table:formula="of:=[.OI27]+[.OJ26]" office:value-type="float" office:value="2506344768" calcext:value-type="float">
            <text:p>2506344768</text:p>
          </table:table-cell>
          <table:table-cell table:formula="of:=[.OJ27]+[.OK26]" office:value-type="float" office:value="2519080345" calcext:value-type="float">
            <text:p>2519080345</text:p>
          </table:table-cell>
          <table:table-cell table:formula="of:=[.OK27]+[.OL26]" office:value-type="float" office:value="2531848689" calcext:value-type="float">
            <text:p>2531848689</text:p>
          </table:table-cell>
          <table:table-cell table:formula="of:=[.OL27]+[.OM26]" office:value-type="float" office:value="2544649800" calcext:value-type="float">
            <text:p>2544649800</text:p>
          </table:table-cell>
          <table:table-cell table:formula="of:=[.OM27]+[.ON26]" office:value-type="float" office:value="2557483678" calcext:value-type="float">
            <text:p>2557483678</text:p>
          </table:table-cell>
          <table:table-cell table:formula="of:=[.ON27]+[.OO26]" office:value-type="float" office:value="2570350323" calcext:value-type="float">
            <text:p>2570350323</text:p>
          </table:table-cell>
          <table:table-cell table:formula="of:=[.OO27]+[.OP26]" office:value-type="float" office:value="2583249735" calcext:value-type="float">
            <text:p>2583249735</text:p>
          </table:table-cell>
          <table:table-cell table:formula="of:=[.OP27]+[.OQ26]" office:value-type="float" office:value="2596181914" calcext:value-type="float">
            <text:p>2596181914</text:p>
          </table:table-cell>
          <table:table-cell table:formula="of:=[.OQ27]+[.OR26]" office:value-type="float" office:value="2609146860" calcext:value-type="float">
            <text:p>2609146860</text:p>
          </table:table-cell>
          <table:table-cell table:formula="of:=[.OR27]+[.OS26]" office:value-type="float" office:value="2622144573" calcext:value-type="float">
            <text:p>2622144573</text:p>
          </table:table-cell>
          <table:table-cell table:formula="of:=[.OS27]+[.OT26]" office:value-type="float" office:value="2635175053" calcext:value-type="float">
            <text:p>2635175053</text:p>
          </table:table-cell>
          <table:table-cell table:formula="of:=[.OT27]+[.OU26]" office:value-type="float" office:value="2648238300" calcext:value-type="float">
            <text:p>2648238300</text:p>
          </table:table-cell>
          <table:table-cell table:formula="of:=[.OU27]+[.OV26]" office:value-type="float" office:value="2661334314" calcext:value-type="float">
            <text:p>2661334314</text:p>
          </table:table-cell>
          <table:table-cell table:formula="of:=[.OV27]+[.OW26]" office:value-type="float" office:value="2674463095" calcext:value-type="float">
            <text:p>2674463095</text:p>
          </table:table-cell>
          <table:table-cell table:formula="of:=[.OW27]+[.OX26]" office:value-type="float" office:value="2687624643" calcext:value-type="float">
            <text:p>2687624643</text:p>
          </table:table-cell>
          <table:table-cell table:formula="of:=[.OX27]+[.OY26]" office:value-type="float" office:value="2700818958" calcext:value-type="float">
            <text:p>2700818958</text:p>
          </table:table-cell>
          <table:table-cell table:formula="of:=[.OY27]+[.OZ26]" office:value-type="float" office:value="2714046040" calcext:value-type="float">
            <text:p>2714046040</text:p>
          </table:table-cell>
          <table:table-cell table:formula="of:=[.OZ27]+[.PA26]" office:value-type="float" office:value="2727305889" calcext:value-type="float">
            <text:p>2727305889</text:p>
          </table:table-cell>
          <table:table-cell table:formula="of:=[.PA27]+[.PB26]" office:value-type="float" office:value="2740598505" calcext:value-type="float">
            <text:p>2740598505</text:p>
          </table:table-cell>
          <table:table-cell table:formula="of:=[.PB27]+[.PC26]" office:value-type="float" office:value="2753923888" calcext:value-type="float">
            <text:p>2753923888</text:p>
          </table:table-cell>
          <table:table-cell table:formula="of:=[.PC27]+[.PD26]" office:value-type="float" office:value="2767282038" calcext:value-type="float">
            <text:p>2767282038</text:p>
          </table:table-cell>
          <table:table-cell table:formula="of:=[.PD27]+[.PE26]" office:value-type="float" office:value="2780672955" calcext:value-type="float">
            <text:p>2780672955</text:p>
          </table:table-cell>
          <table:table-cell table:formula="of:=[.PE27]+[.PF26]" office:value-type="float" office:value="2794096639" calcext:value-type="float">
            <text:p>2794096639</text:p>
          </table:table-cell>
          <table:table-cell table:formula="of:=[.PF27]+[.PG26]" office:value-type="float" office:value="2807553090" calcext:value-type="float">
            <text:p>2807553090</text:p>
          </table:table-cell>
          <table:table-cell table:formula="of:=[.PG27]+[.PH26]" office:value-type="float" office:value="2821042308" calcext:value-type="float">
            <text:p>2821042308</text:p>
          </table:table-cell>
          <table:table-cell table:formula="of:=[.PH27]+[.PI26]" office:value-type="float" office:value="2834564293" calcext:value-type="float">
            <text:p>2834564293</text:p>
          </table:table-cell>
          <table:table-cell table:formula="of:=[.PI27]+[.PJ26]" office:value-type="float" office:value="2848119045" calcext:value-type="float">
            <text:p>2848119045</text:p>
          </table:table-cell>
          <table:table-cell table:formula="of:=[.PJ27]+[.PK26]" office:value-type="float" office:value="2861706564" calcext:value-type="float">
            <text:p>2861706564</text:p>
          </table:table-cell>
          <table:table-cell table:formula="of:=[.PK27]+[.PL26]" office:value-type="float" office:value="2875326850" calcext:value-type="float">
            <text:p>2875326850</text:p>
          </table:table-cell>
          <table:table-cell table:formula="of:=[.PL27]+[.PM26]" office:value-type="float" office:value="2888979903" calcext:value-type="float">
            <text:p>2888979903</text:p>
          </table:table-cell>
          <table:table-cell table:formula="of:=[.PM27]+[.PN26]" office:value-type="float" office:value="2902665723" calcext:value-type="float">
            <text:p>2902665723</text:p>
          </table:table-cell>
          <table:table-cell table:formula="of:=[.PN27]+[.PO26]" office:value-type="float" office:value="2916384310" calcext:value-type="float">
            <text:p>2916384310</text:p>
          </table:table-cell>
          <table:table-cell table:formula="of:=[.PO27]+[.PP26]" office:value-type="float" office:value="2930135664" calcext:value-type="float">
            <text:p>2930135664</text:p>
          </table:table-cell>
          <table:table-cell table:formula="of:=[.PP27]+[.PQ26]" office:value-type="float" office:value="2943919785" calcext:value-type="float">
            <text:p>2943919785</text:p>
          </table:table-cell>
          <table:table-cell table:formula="of:=[.PQ27]+[.PR26]" office:value-type="float" office:value="2957736673" calcext:value-type="float">
            <text:p>2957736673</text:p>
          </table:table-cell>
          <table:table-cell table:formula="of:=[.PR27]+[.PS26]" office:value-type="float" office:value="2971586328" calcext:value-type="float">
            <text:p>2971586328</text:p>
          </table:table-cell>
          <table:table-cell table:formula="of:=[.PS27]+[.PT26]" office:value-type="float" office:value="2985468750" calcext:value-type="float">
            <text:p>2985468750</text:p>
          </table:table-cell>
          <table:table-cell table:formula="of:=[.PT27]+[.PU26]" office:value-type="float" office:value="2999383939" calcext:value-type="float">
            <text:p>2999383939</text:p>
          </table:table-cell>
          <table:table-cell table:formula="of:=[.PU27]+[.PV26]" office:value-type="float" office:value="3013331895" calcext:value-type="float">
            <text:p>3013331895</text:p>
          </table:table-cell>
          <table:table-cell table:formula="of:=[.PV27]+[.PW26]" office:value-type="float" office:value="3027312618" calcext:value-type="float">
            <text:p>3027312618</text:p>
          </table:table-cell>
          <table:table-cell table:formula="of:=[.PW27]+[.PX26]" office:value-type="float" office:value="3041326108" calcext:value-type="float">
            <text:p>3041326108</text:p>
          </table:table-cell>
          <table:table-cell table:formula="of:=[.PX27]+[.PY26]" office:value-type="float" office:value="3055372365" calcext:value-type="float">
            <text:p>3055372365</text:p>
          </table:table-cell>
          <table:table-cell table:formula="of:=[.PY27]+[.PZ26]" office:value-type="float" office:value="3069451389" calcext:value-type="float">
            <text:p>3069451389</text:p>
          </table:table-cell>
          <table:table-cell table:formula="of:=[.PZ27]+[.QA26]" office:value-type="float" office:value="3083563180" calcext:value-type="float">
            <text:p>3083563180</text:p>
          </table:table-cell>
          <table:table-cell table:formula="of:=[.QA27]+[.QB26]" office:value-type="float" office:value="3097707738" calcext:value-type="float">
            <text:p>3097707738</text:p>
          </table:table-cell>
          <table:table-cell table:formula="of:=[.QB27]+[.QC26]" office:value-type="float" office:value="3111885063" calcext:value-type="float">
            <text:p>3111885063</text:p>
          </table:table-cell>
          <table:table-cell table:formula="of:=[.QC27]+[.QD26]" office:value-type="float" office:value="3126095155" calcext:value-type="float">
            <text:p>3126095155</text:p>
          </table:table-cell>
          <table:table-cell table:formula="of:=[.QD27]+[.QE26]" office:value-type="float" office:value="3140338014" calcext:value-type="float">
            <text:p>3140338014</text:p>
          </table:table-cell>
          <table:table-cell table:formula="of:=[.QE27]+[.QF26]" office:value-type="float" office:value="3154613640" calcext:value-type="float">
            <text:p>3154613640</text:p>
          </table:table-cell>
          <table:table-cell table:formula="of:=[.QF27]+[.QG26]" office:value-type="float" office:value="3168922033" calcext:value-type="float">
            <text:p>3168922033</text:p>
          </table:table-cell>
          <table:table-cell table:formula="of:=[.QG27]+[.QH26]" office:value-type="float" office:value="3183263193" calcext:value-type="float">
            <text:p>3183263193</text:p>
          </table:table-cell>
          <table:table-cell table:formula="of:=[.QH27]+[.QI26]" office:value-type="float" office:value="3197637120" calcext:value-type="float">
            <text:p>3197637120</text:p>
          </table:table-cell>
          <table:table-cell table:formula="of:=[.QI27]+[.QJ26]" office:value-type="float" office:value="3212043814" calcext:value-type="float">
            <text:p>3212043814</text:p>
          </table:table-cell>
          <table:table-cell table:formula="of:=[.QJ27]+[.QK26]" office:value-type="float" office:value="3226483275" calcext:value-type="float">
            <text:p>3226483275</text:p>
          </table:table-cell>
          <table:table-cell table:formula="of:=[.QK27]+[.QL26]" office:value-type="float" office:value="3240955503" calcext:value-type="float">
            <text:p>3240955503</text:p>
          </table:table-cell>
          <table:table-cell table:formula="of:=[.QL27]+[.QM26]" office:value-type="float" office:value="3255460498" calcext:value-type="float">
            <text:p>3255460498</text:p>
          </table:table-cell>
          <table:table-cell table:formula="of:=[.QM27]+[.QN26]" office:value-type="float" office:value="3269998260" calcext:value-type="float">
            <text:p>3269998260</text:p>
          </table:table-cell>
          <table:table-cell table:formula="of:=[.QN27]+[.QO26]" office:value-type="float" office:value="3284568789" calcext:value-type="float">
            <text:p>3284568789</text:p>
          </table:table-cell>
          <table:table-cell table:formula="of:=[.QO27]+[.QP26]" office:value-type="float" office:value="3299172085" calcext:value-type="float">
            <text:p>3299172085</text:p>
          </table:table-cell>
          <table:table-cell table:formula="of:=[.QP27]+[.QQ26]" office:value-type="float" office:value="3313808148" calcext:value-type="float">
            <text:p>3313808148</text:p>
          </table:table-cell>
          <table:table-cell table:formula="of:=[.QQ27]+[.QR26]" office:value-type="float" office:value="3328476978" calcext:value-type="float">
            <text:p>3328476978</text:p>
          </table:table-cell>
          <table:table-cell table:formula="of:=[.QR27]+[.QS26]" office:value-type="float" office:value="3343178575" calcext:value-type="float">
            <text:p>3343178575</text:p>
          </table:table-cell>
          <table:table-cell table:formula="of:=[.QS27]+[.QT26]" office:value-type="float" office:value="3357912939" calcext:value-type="float">
            <text:p>3357912939</text:p>
          </table:table-cell>
          <table:table-cell table:formula="of:=[.QT27]+[.QU26]" office:value-type="float" office:value="3372680070" calcext:value-type="float">
            <text:p>3372680070</text:p>
          </table:table-cell>
          <table:table-cell table:formula="of:=[.QU27]+[.QV26]" office:value-type="float" office:value="3387479968" calcext:value-type="float">
            <text:p>3387479968</text:p>
          </table:table-cell>
          <table:table-cell table:formula="of:=[.QV27]+[.QW26]" office:value-type="float" office:value="3402312633" calcext:value-type="float">
            <text:p>3402312633</text:p>
          </table:table-cell>
          <table:table-cell table:formula="of:=[.QW27]+[.QX26]" office:value-type="float" office:value="3417178065" calcext:value-type="float">
            <text:p>3417178065</text:p>
          </table:table-cell>
          <table:table-cell table:formula="of:=[.QX27]+[.QY26]" office:value-type="float" office:value="3432076264" calcext:value-type="float">
            <text:p>3432076264</text:p>
          </table:table-cell>
          <table:table-cell table:formula="of:=[.QY27]+[.QZ26]" office:value-type="float" office:value="3447007230" calcext:value-type="float">
            <text:p>3447007230</text:p>
          </table:table-cell>
          <table:table-cell table:formula="of:=[.QZ27]+[.RA26]" office:value-type="float" office:value="3461970963" calcext:value-type="float">
            <text:p>3461970963</text:p>
          </table:table-cell>
          <table:table-cell table:formula="of:=[.RA27]+[.RB26]" office:value-type="float" office:value="3476967463" calcext:value-type="float">
            <text:p>3476967463</text:p>
          </table:table-cell>
          <table:table-cell table:formula="of:=[.RB27]+[.RC26]" office:value-type="float" office:value="3491996730" calcext:value-type="float">
            <text:p>3491996730</text:p>
          </table:table-cell>
          <table:table-cell table:formula="of:=[.RC27]+[.RD26]" office:value-type="float" office:value="3507058764" calcext:value-type="float">
            <text:p>3507058764</text:p>
          </table:table-cell>
          <table:table-cell table:formula="of:=[.RD27]+[.RE26]" office:value-type="float" office:value="3522153565" calcext:value-type="float">
            <text:p>3522153565</text:p>
          </table:table-cell>
          <table:table-cell table:formula="of:=[.RE27]+[.RF26]" office:value-type="float" office:value="3537281133" calcext:value-type="float">
            <text:p>3537281133</text:p>
          </table:table-cell>
          <table:table-cell table:formula="of:=[.RF27]+[.RG26]" office:value-type="float" office:value="3552441468" calcext:value-type="float">
            <text:p>3552441468</text:p>
          </table:table-cell>
          <table:table-cell table:formula="of:=[.RG27]+[.RH26]" office:value-type="float" office:value="3567634570" calcext:value-type="float">
            <text:p>3567634570</text:p>
          </table:table-cell>
          <table:table-cell table:formula="of:=[.RH27]+[.RI26]" office:value-type="float" office:value="3582860439" calcext:value-type="float">
            <text:p>3582860439</text:p>
          </table:table-cell>
          <table:table-cell table:formula="of:=[.RI27]+[.RJ26]" office:value-type="float" office:value="3598119075" calcext:value-type="float">
            <text:p>3598119075</text:p>
          </table:table-cell>
          <table:table-cell table:formula="of:=[.RJ27]+[.RK26]" office:value-type="float" office:value="3613410478" calcext:value-type="float">
            <text:p>3613410478</text:p>
          </table:table-cell>
          <table:table-cell table:formula="of:=[.RK27]+[.RL26]" office:value-type="float" office:value="3628734648" calcext:value-type="float">
            <text:p>3628734648</text:p>
          </table:table-cell>
          <table:table-cell table:formula="of:=[.RL27]+[.RM26]" office:value-type="float" office:value="3644091585" calcext:value-type="float">
            <text:p>3644091585</text:p>
          </table:table-cell>
          <table:table-cell table:formula="of:=[.RM27]+[.RN26]" office:value-type="float" office:value="3659481289" calcext:value-type="float">
            <text:p>3659481289</text:p>
          </table:table-cell>
          <table:table-cell table:formula="of:=[.RN27]+[.RO26]" office:value-type="float" office:value="3674903760" calcext:value-type="float">
            <text:p>3674903760</text:p>
          </table:table-cell>
          <table:table-cell table:formula="of:=[.RO27]+[.RP26]" office:value-type="float" office:value="3690358998" calcext:value-type="float">
            <text:p>3690358998</text:p>
          </table:table-cell>
          <table:table-cell table:formula="of:=[.RP27]+[.RQ26]" office:value-type="float" office:value="3705847003" calcext:value-type="float">
            <text:p>3705847003</text:p>
          </table:table-cell>
          <table:table-cell table:formula="of:=[.RQ27]+[.RR26]" office:value-type="float" office:value="3721367775" calcext:value-type="float">
            <text:p>3721367775</text:p>
          </table:table-cell>
          <table:table-cell table:formula="of:=[.RR27]+[.RS26]" office:value-type="float" office:value="3736921314" calcext:value-type="float">
            <text:p>3736921314</text:p>
          </table:table-cell>
          <table:table-cell table:formula="of:=[.RS27]+[.RT26]" office:value-type="float" office:value="3752507620" calcext:value-type="float">
            <text:p>3752507620</text:p>
          </table:table-cell>
          <table:table-cell table:formula="of:=[.RT27]+[.RU26]" office:value-type="float" office:value="3768126693" calcext:value-type="float">
            <text:p>3768126693</text:p>
          </table:table-cell>
          <table:table-cell table:formula="of:=[.RU27]+[.RV26]" office:value-type="float" office:value="3783778533" calcext:value-type="float">
            <text:p>3783778533</text:p>
          </table:table-cell>
          <table:table-cell table:formula="of:=[.RV27]+[.RW26]" office:value-type="float" office:value="3799463140" calcext:value-type="float">
            <text:p>3799463140</text:p>
          </table:table-cell>
          <table:table-cell table:formula="of:=[.RW27]+[.RX26]" office:value-type="float" office:value="3815180514" calcext:value-type="float">
            <text:p>3815180514</text:p>
          </table:table-cell>
          <table:table-cell table:formula="of:=[.RX27]+[.RY26]" office:value-type="float" office:value="3830930655" calcext:value-type="float">
            <text:p>3830930655</text:p>
          </table:table-cell>
          <table:table-cell table:formula="of:=[.RY27]+[.RZ26]" office:value-type="float" office:value="3846713563" calcext:value-type="float">
            <text:p>3846713563</text:p>
          </table:table-cell>
          <table:table-cell table:formula="of:=[.RZ27]+[.SA26]" office:value-type="float" office:value="3862529238" calcext:value-type="float">
            <text:p>3862529238</text:p>
          </table:table-cell>
          <table:table-cell table:formula="of:=[.SA27]+[.SB26]" office:value-type="float" office:value="3878377680" calcext:value-type="float">
            <text:p>3878377680</text:p>
          </table:table-cell>
          <table:table-cell table:formula="of:=[.SB27]+[.SC26]" office:value-type="float" office:value="3894258889" calcext:value-type="float">
            <text:p>3894258889</text:p>
          </table:table-cell>
          <table:table-cell table:formula="of:=[.SC27]+[.SD26]" office:value-type="float" office:value="3910172865" calcext:value-type="float">
            <text:p>3910172865</text:p>
          </table:table-cell>
          <table:table-cell table:formula="of:=[.SD27]+[.SE26]" office:value-type="float" office:value="3926119608" calcext:value-type="float">
            <text:p>3926119608</text:p>
          </table:table-cell>
          <table:table-cell table:formula="of:=[.SE27]+[.SF26]" office:value-type="float" office:value="3942099118" calcext:value-type="float">
            <text:p>3942099118</text:p>
          </table:table-cell>
          <table:table-cell table:formula="of:=[.SF27]+[.SG26]" office:value-type="float" office:value="3958111395" calcext:value-type="float">
            <text:p>3958111395</text:p>
          </table:table-cell>
          <table:table-cell table:formula="of:=[.SG27]+[.SH26]" office:value-type="float" office:value="3974156439" calcext:value-type="float">
            <text:p>3974156439</text:p>
          </table:table-cell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0]+[.B29]" office:value-type="float" office:value="39.24" calcext:value-type="float">
            <text:p>39.24</text:p>
          </table:table-cell>
          <table:table-cell table:formula="of:=[.B30]+[.C29]" office:value-type="float" office:value="78.48" calcext:value-type="float">
            <text:p>78.48</text:p>
          </table:table-cell>
          <table:table-cell table:formula="of:=[.C30]+[.D29]" office:value-type="float" office:value="117.72" calcext:value-type="float">
            <text:p>117.72</text:p>
          </table:table-cell>
          <table:table-cell table:formula="of:=[.D30]+[.E29]" office:value-type="float" office:value="156.96" calcext:value-type="float">
            <text:p>156.96</text:p>
          </table:table-cell>
          <table:table-cell table:formula="of:=[.E30]+[.F29]" office:value-type="float" office:value="196.2" calcext:value-type="float">
            <text:p>196.2</text:p>
          </table:table-cell>
          <table:table-cell table:formula="of:=[.F30]+[.G29]" office:value-type="float" office:value="235.44" calcext:value-type="float">
            <text:p>235.44</text:p>
          </table:table-cell>
          <table:table-cell table:formula="of:=[.G30]+[.H29]" office:value-type="float" office:value="274.68" calcext:value-type="float">
            <text:p>274.68</text:p>
          </table:table-cell>
          <table:table-cell table:formula="of:=[.H30]+[.I29]" office:value-type="float" office:value="313.92" calcext:value-type="float">
            <text:p>313.92</text:p>
          </table:table-cell>
          <table:table-cell table:formula="of:=[.I30]+[.J29]" office:value-type="float" office:value="353.16" calcext:value-type="float">
            <text:p>353.16</text:p>
          </table:table-cell>
          <table:table-cell table:formula="of:=[.J30]+[.K29]" office:value-type="float" office:value="392.4" calcext:value-type="float">
            <text:p>392.4</text:p>
          </table:table-cell>
          <table:table-cell table:formula="of:=[.K30]+[.L29]" office:value-type="float" office:value="431.64" calcext:value-type="float">
            <text:p>431.64</text:p>
          </table:table-cell>
          <table:table-cell table:formula="of:=[.L30]+[.M29]" office:value-type="float" office:value="470.88" calcext:value-type="float">
            <text:p>470.88</text:p>
          </table:table-cell>
          <table:table-cell table:formula="of:=[.M30]+[.N29]" office:value-type="float" office:value="510.12" calcext:value-type="float">
            <text:p>510.12</text:p>
          </table:table-cell>
          <table:table-cell table:formula="of:=[.N30]+[.O29]" office:value-type="float" office:value="549.36" calcext:value-type="float">
            <text:p>549.36</text:p>
          </table:table-cell>
          <table:table-cell table:formula="of:=[.O30]+[.P29]" office:value-type="float" office:value="588.6" calcext:value-type="float">
            <text:p>588.6</text:p>
          </table:table-cell>
          <table:table-cell table:formula="of:=[.P30]+[.Q29]" office:value-type="float" office:value="627.84" calcext:value-type="float">
            <text:p>627.84</text:p>
          </table:table-cell>
          <table:table-cell table:formula="of:=[.Q30]+[.R29]" office:value-type="float" office:value="667.08" calcext:value-type="float">
            <text:p>667.08</text:p>
          </table:table-cell>
          <table:table-cell table:formula="of:=[.R30]+[.S29]" office:value-type="float" office:value="706.32" calcext:value-type="float">
            <text:p>706.32</text:p>
          </table:table-cell>
          <table:table-cell table:formula="of:=[.S30]+[.T29]" office:value-type="float" office:value="745.56" calcext:value-type="float">
            <text:p>745.56</text:p>
          </table:table-cell>
          <table:table-cell table:formula="of:=[.T30]+[.U29]" office:value-type="float" office:value="784.8" calcext:value-type="float">
            <text:p>784.8</text:p>
          </table:table-cell>
          <table:table-cell table:formula="of:=[.U30]+[.V29]" office:value-type="float" office:value="824.04" calcext:value-type="float">
            <text:p>824.04</text:p>
          </table:table-cell>
          <table:table-cell table:formula="of:=[.V30]+[.W29]" office:value-type="float" office:value="863.28" calcext:value-type="float">
            <text:p>863.28</text:p>
          </table:table-cell>
          <table:table-cell table:formula="of:=[.W30]+[.X29]" office:value-type="float" office:value="902.52" calcext:value-type="float">
            <text:p>902.52</text:p>
          </table:table-cell>
          <table:table-cell table:formula="of:=[.X30]+[.Y29]" office:value-type="float" office:value="941.76" calcext:value-type="float">
            <text:p>941.76</text:p>
          </table:table-cell>
          <table:table-cell table:formula="of:=[.Y30]+[.Z29]" office:value-type="float" office:value="981" calcext:value-type="float">
            <text:p>981</text:p>
          </table:table-cell>
          <table:table-cell table:formula="of:=[.Z30]+[.AA29]" office:value-type="float" office:value="1020.24" calcext:value-type="float">
            <text:p>1020.24</text:p>
          </table:table-cell>
          <table:table-cell table:formula="of:=[.AA30]+[.AB29]" office:value-type="float" office:value="1059.48" calcext:value-type="float">
            <text:p>1059.48</text:p>
          </table:table-cell>
          <table:table-cell table:formula="of:=[.AB30]+[.AC29]" office:value-type="float" office:value="1098.72" calcext:value-type="float">
            <text:p>1098.72</text:p>
          </table:table-cell>
          <table:table-cell table:formula="of:=[.AC30]+[.AD29]" office:value-type="float" office:value="1137.96" calcext:value-type="float">
            <text:p>1137.96</text:p>
          </table:table-cell>
          <table:table-cell table:formula="of:=[.AD30]+[.AE29]" office:value-type="float" office:value="1177.2" calcext:value-type="float">
            <text:p>1177.2</text:p>
          </table:table-cell>
          <table:table-cell table:formula="of:=[.AE30]+[.AF29]" office:value-type="float" office:value="1216.44" calcext:value-type="float">
            <text:p>1216.44</text:p>
          </table:table-cell>
          <table:table-cell table:formula="of:=[.AF30]+[.AG29]" office:value-type="float" office:value="1255.68" calcext:value-type="float">
            <text:p>1255.68</text:p>
          </table:table-cell>
          <table:table-cell table:formula="of:=[.AG30]+[.AH29]" office:value-type="float" office:value="1294.92" calcext:value-type="float">
            <text:p>1294.92</text:p>
          </table:table-cell>
          <table:table-cell table:formula="of:=[.AH30]+[.AI29]" office:value-type="float" office:value="1334.16" calcext:value-type="float">
            <text:p>1334.16</text:p>
          </table:table-cell>
          <table:table-cell table:formula="of:=[.AI30]+[.AJ29]" office:value-type="float" office:value="1373.4" calcext:value-type="float">
            <text:p>1373.4</text:p>
          </table:table-cell>
          <table:table-cell table:formula="of:=[.AJ30]+[.AK29]" office:value-type="float" office:value="1412.64" calcext:value-type="float">
            <text:p>1412.64</text:p>
          </table:table-cell>
          <table:table-cell table:formula="of:=[.AK30]+[.AL29]" office:value-type="float" office:value="1451.88" calcext:value-type="float">
            <text:p>1451.88</text:p>
          </table:table-cell>
          <table:table-cell table:formula="of:=[.AL30]+[.AM29]" office:value-type="float" office:value="1491.12" calcext:value-type="float">
            <text:p>1491.12</text:p>
          </table:table-cell>
          <table:table-cell table:formula="of:=[.AM30]+[.AN29]" office:value-type="float" office:value="1530.36" calcext:value-type="float">
            <text:p>1530.36</text:p>
          </table:table-cell>
          <table:table-cell table:formula="of:=[.AN30]+[.AO29]" office:value-type="float" office:value="1569.6" calcext:value-type="float">
            <text:p>1569.6</text:p>
          </table:table-cell>
          <table:table-cell table:formula="of:=[.AO30]+[.AP29]" office:value-type="float" office:value="1608.84" calcext:value-type="float">
            <text:p>1608.84</text:p>
          </table:table-cell>
          <table:table-cell table:formula="of:=[.AP30]+[.AQ29]" office:value-type="float" office:value="1648.08" calcext:value-type="float">
            <text:p>1648.08</text:p>
          </table:table-cell>
          <table:table-cell table:formula="of:=[.AQ30]+[.AR29]" office:value-type="float" office:value="1687.32" calcext:value-type="float">
            <text:p>1687.32</text:p>
          </table:table-cell>
          <table:table-cell table:formula="of:=[.AR30]+[.AS29]" office:value-type="float" office:value="1726.56" calcext:value-type="float">
            <text:p>1726.56</text:p>
          </table:table-cell>
          <table:table-cell table:formula="of:=[.AS30]+[.AT29]" office:value-type="float" office:value="1765.8" calcext:value-type="float">
            <text:p>1765.8</text:p>
          </table:table-cell>
          <table:table-cell table:formula="of:=[.AT30]+[.AU29]" office:value-type="float" office:value="1805.04" calcext:value-type="float">
            <text:p>1805.04</text:p>
          </table:table-cell>
          <table:table-cell table:formula="of:=[.AU30]+[.AV29]" office:value-type="float" office:value="1844.28" calcext:value-type="float">
            <text:p>1844.28</text:p>
          </table:table-cell>
          <table:table-cell table:formula="of:=[.AV30]+[.AW29]" office:value-type="float" office:value="1883.52" calcext:value-type="float">
            <text:p>1883.52</text:p>
          </table:table-cell>
          <table:table-cell table:formula="of:=[.AW30]+[.AX29]" office:value-type="float" office:value="1922.76" calcext:value-type="float">
            <text:p>1922.76</text:p>
          </table:table-cell>
          <table:table-cell table:formula="of:=[.AX30]+[.AY29]" office:value-type="float" office:value="1962" calcext:value-type="float">
            <text:p>1962</text:p>
          </table:table-cell>
          <table:table-cell table:formula="of:=[.AY30]+[.AZ29]" office:value-type="float" office:value="2001.24" calcext:value-type="float">
            <text:p>2001.24</text:p>
          </table:table-cell>
          <table:table-cell table:formula="of:=[.AZ30]+[.BA29]" office:value-type="float" office:value="2040.48" calcext:value-type="float">
            <text:p>2040.48</text:p>
          </table:table-cell>
          <table:table-cell table:formula="of:=[.BA30]+[.BB29]" office:value-type="float" office:value="2079.72" calcext:value-type="float">
            <text:p>2079.72</text:p>
          </table:table-cell>
          <table:table-cell table:formula="of:=[.BB30]+[.BC29]" office:value-type="float" office:value="2118.96" calcext:value-type="float">
            <text:p>2118.96</text:p>
          </table:table-cell>
          <table:table-cell table:formula="of:=[.BC30]+[.BD29]" office:value-type="float" office:value="2158.2" calcext:value-type="float">
            <text:p>2158.2</text:p>
          </table:table-cell>
          <table:table-cell table:formula="of:=[.BD30]+[.BE29]" office:value-type="float" office:value="2197.44" calcext:value-type="float">
            <text:p>2197.44</text:p>
          </table:table-cell>
          <table:table-cell table:formula="of:=[.BE30]+[.BF29]" office:value-type="float" office:value="2236.68" calcext:value-type="float">
            <text:p>2236.68</text:p>
          </table:table-cell>
          <table:table-cell table:formula="of:=[.BF30]+[.BG29]" office:value-type="float" office:value="2275.92" calcext:value-type="float">
            <text:p>2275.92</text:p>
          </table:table-cell>
          <table:table-cell table:formula="of:=[.BG30]+[.BH29]" office:value-type="float" office:value="2315.16" calcext:value-type="float">
            <text:p>2315.16</text:p>
          </table:table-cell>
          <table:table-cell table:formula="of:=[.BH30]+[.BI29]" office:value-type="float" office:value="2354.4" calcext:value-type="float">
            <text:p>2354.4</text:p>
          </table:table-cell>
          <table:table-cell table:formula="of:=[.BI30]+[.BJ29]" office:value-type="float" office:value="2393.64" calcext:value-type="float">
            <text:p>2393.64</text:p>
          </table:table-cell>
          <table:table-cell table:formula="of:=[.BJ30]+[.BK29]" office:value-type="float" office:value="2432.88" calcext:value-type="float">
            <text:p>2432.88</text:p>
          </table:table-cell>
          <table:table-cell table:formula="of:=[.BK30]+[.BL29]" office:value-type="float" office:value="2472.12" calcext:value-type="float">
            <text:p>2472.12</text:p>
          </table:table-cell>
          <table:table-cell table:formula="of:=[.BL30]+[.BM29]" office:value-type="float" office:value="2511.36" calcext:value-type="float">
            <text:p>2511.36</text:p>
          </table:table-cell>
          <table:table-cell table:formula="of:=[.BM30]+[.BN29]" office:value-type="float" office:value="2550.6" calcext:value-type="float">
            <text:p>2550.6</text:p>
          </table:table-cell>
          <table:table-cell table:formula="of:=[.BN30]+[.BO29]" office:value-type="float" office:value="2589.84" calcext:value-type="float">
            <text:p>2589.84</text:p>
          </table:table-cell>
          <table:table-cell table:formula="of:=[.BO30]+[.BP29]" office:value-type="float" office:value="2629.08" calcext:value-type="float">
            <text:p>2629.08</text:p>
          </table:table-cell>
          <table:table-cell table:formula="of:=[.BP30]+[.BQ29]" office:value-type="float" office:value="2668.32" calcext:value-type="float">
            <text:p>2668.32</text:p>
          </table:table-cell>
          <table:table-cell table:formula="of:=[.BQ30]+[.BR29]" office:value-type="float" office:value="2707.56" calcext:value-type="float">
            <text:p>2707.56</text:p>
          </table:table-cell>
          <table:table-cell table:formula="of:=[.BR30]+[.BS29]" office:value-type="float" office:value="2746.8" calcext:value-type="float">
            <text:p>2746.8</text:p>
          </table:table-cell>
          <table:table-cell table:formula="of:=[.BS30]+[.BT29]" office:value-type="float" office:value="2786.04" calcext:value-type="float">
            <text:p>2786.04</text:p>
          </table:table-cell>
          <table:table-cell table:formula="of:=[.BT30]+[.BU29]" office:value-type="float" office:value="2825.28" calcext:value-type="float">
            <text:p>2825.28</text:p>
          </table:table-cell>
          <table:table-cell table:formula="of:=[.BU30]+[.BV29]" office:value-type="float" office:value="2864.52" calcext:value-type="float">
            <text:p>2864.52</text:p>
          </table:table-cell>
          <table:table-cell table:formula="of:=[.BV30]+[.BW29]" office:value-type="float" office:value="2903.76" calcext:value-type="float">
            <text:p>2903.76</text:p>
          </table:table-cell>
          <table:table-cell table:formula="of:=[.BW30]+[.BX29]" office:value-type="float" office:value="2943" calcext:value-type="float">
            <text:p>2943</text:p>
          </table:table-cell>
          <table:table-cell table:formula="of:=[.BX30]+[.BY29]" office:value-type="float" office:value="2982.24" calcext:value-type="float">
            <text:p>2982.24</text:p>
          </table:table-cell>
          <table:table-cell table:formula="of:=[.BY30]+[.BZ29]" office:value-type="float" office:value="3021.47999999999" calcext:value-type="float">
            <text:p>3021.47999999999</text:p>
          </table:table-cell>
          <table:table-cell table:formula="of:=[.BZ30]+[.CA29]" office:value-type="float" office:value="3060.71999999999" calcext:value-type="float">
            <text:p>3060.71999999999</text:p>
          </table:table-cell>
          <table:table-cell table:formula="of:=[.CA30]+[.CB29]" office:value-type="float" office:value="3099.95999999999" calcext:value-type="float">
            <text:p>3099.95999999999</text:p>
          </table:table-cell>
          <table:table-cell table:formula="of:=[.CB30]+[.CC29]" office:value-type="float" office:value="3139.19999999999" calcext:value-type="float">
            <text:p>3139.19999999999</text:p>
          </table:table-cell>
          <table:table-cell table:formula="of:=[.CC30]+[.CD29]" office:value-type="float" office:value="3178.43999999999" calcext:value-type="float">
            <text:p>3178.43999999999</text:p>
          </table:table-cell>
          <table:table-cell table:formula="of:=[.CD30]+[.CE29]" office:value-type="float" office:value="3217.67999999999" calcext:value-type="float">
            <text:p>3217.67999999999</text:p>
          </table:table-cell>
          <table:table-cell table:formula="of:=[.CE30]+[.CF29]" office:value-type="float" office:value="3256.91999999999" calcext:value-type="float">
            <text:p>3256.91999999999</text:p>
          </table:table-cell>
          <table:table-cell table:formula="of:=[.CF30]+[.CG29]" office:value-type="float" office:value="3296.15999999999" calcext:value-type="float">
            <text:p>3296.15999999999</text:p>
          </table:table-cell>
          <table:table-cell table:formula="of:=[.CG30]+[.CH29]" office:value-type="float" office:value="3335.39999999999" calcext:value-type="float">
            <text:p>3335.39999999999</text:p>
          </table:table-cell>
          <table:table-cell table:formula="of:=[.CH30]+[.CI29]" office:value-type="float" office:value="3374.63999999999" calcext:value-type="float">
            <text:p>3374.63999999999</text:p>
          </table:table-cell>
          <table:table-cell table:formula="of:=[.CI30]+[.CJ29]" office:value-type="float" office:value="3413.87999999999" calcext:value-type="float">
            <text:p>3413.87999999999</text:p>
          </table:table-cell>
          <table:table-cell table:formula="of:=[.CJ30]+[.CK29]" office:value-type="float" office:value="3453.11999999999" calcext:value-type="float">
            <text:p>3453.11999999999</text:p>
          </table:table-cell>
          <table:table-cell table:formula="of:=[.CK30]+[.CL29]" office:value-type="float" office:value="3492.35999999999" calcext:value-type="float">
            <text:p>3492.35999999999</text:p>
          </table:table-cell>
          <table:table-cell table:formula="of:=[.CL30]+[.CM29]" office:value-type="float" office:value="3531.59999999999" calcext:value-type="float">
            <text:p>3531.59999999999</text:p>
          </table:table-cell>
          <table:table-cell table:formula="of:=[.CM30]+[.CN29]" office:value-type="float" office:value="3570.83999999999" calcext:value-type="float">
            <text:p>3570.83999999999</text:p>
          </table:table-cell>
          <table:table-cell table:formula="of:=[.CN30]+[.CO29]" office:value-type="float" office:value="3610.07999999999" calcext:value-type="float">
            <text:p>3610.07999999999</text:p>
          </table:table-cell>
          <table:table-cell table:formula="of:=[.CO30]+[.CP29]" office:value-type="float" office:value="3649.31999999999" calcext:value-type="float">
            <text:p>3649.31999999999</text:p>
          </table:table-cell>
          <table:table-cell table:formula="of:=[.CP30]+[.CQ29]" office:value-type="float" office:value="3688.55999999999" calcext:value-type="float">
            <text:p>3688.55999999999</text:p>
          </table:table-cell>
          <table:table-cell table:formula="of:=[.CQ30]+[.CR29]" office:value-type="float" office:value="3727.79999999999" calcext:value-type="float">
            <text:p>3727.79999999999</text:p>
          </table:table-cell>
          <table:table-cell table:formula="of:=[.CR30]+[.CS29]" office:value-type="float" office:value="3767.03999999999" calcext:value-type="float">
            <text:p>3767.03999999999</text:p>
          </table:table-cell>
          <table:table-cell table:formula="of:=[.CS30]+[.CT29]" office:value-type="float" office:value="3806.27999999999" calcext:value-type="float">
            <text:p>3806.27999999999</text:p>
          </table:table-cell>
          <table:table-cell table:formula="of:=[.CT30]+[.CU29]" office:value-type="float" office:value="3845.51999999999" calcext:value-type="float">
            <text:p>3845.51999999999</text:p>
          </table:table-cell>
          <table:table-cell table:formula="of:=[.CU30]+[.CV29]" office:value-type="float" office:value="3884.75999999999" calcext:value-type="float">
            <text:p>3884.75999999999</text:p>
          </table:table-cell>
          <table:table-cell table:formula="of:=[.CV30]+[.CW29]" office:value-type="float" office:value="3923.99999999999" calcext:value-type="float">
            <text:p>3923.99999999999</text:p>
          </table:table-cell>
          <table:table-cell table:formula="of:=[.CW30]+[.CX29]" office:value-type="float" office:value="3963.23999999999" calcext:value-type="float">
            <text:p>3963.23999999999</text:p>
          </table:table-cell>
          <table:table-cell table:formula="of:=[.CX30]+[.CY29]" office:value-type="float" office:value="4002.47999999999" calcext:value-type="float">
            <text:p>4002.47999999999</text:p>
          </table:table-cell>
          <table:table-cell table:formula="of:=[.CY30]+[.CZ29]" office:value-type="float" office:value="4041.71999999999" calcext:value-type="float">
            <text:p>4041.71999999999</text:p>
          </table:table-cell>
          <table:table-cell table:formula="of:=[.CZ30]+[.DA29]" office:value-type="float" office:value="4080.95999999999" calcext:value-type="float">
            <text:p>4080.95999999999</text:p>
          </table:table-cell>
          <table:table-cell table:formula="of:=[.DA30]+[.DB29]" office:value-type="float" office:value="4120.19999999999" calcext:value-type="float">
            <text:p>4120.19999999999</text:p>
          </table:table-cell>
          <table:table-cell table:formula="of:=[.DB30]+[.DC29]" office:value-type="float" office:value="4159.43999999999" calcext:value-type="float">
            <text:p>4159.43999999999</text:p>
          </table:table-cell>
          <table:table-cell table:formula="of:=[.DC30]+[.DD29]" office:value-type="float" office:value="4198.67999999999" calcext:value-type="float">
            <text:p>4198.67999999999</text:p>
          </table:table-cell>
          <table:table-cell table:formula="of:=[.DD30]+[.DE29]" office:value-type="float" office:value="4237.91999999999" calcext:value-type="float">
            <text:p>4237.91999999999</text:p>
          </table:table-cell>
          <table:table-cell table:formula="of:=[.DE30]+[.DF29]" office:value-type="float" office:value="4277.15999999999" calcext:value-type="float">
            <text:p>4277.15999999999</text:p>
          </table:table-cell>
          <table:table-cell table:formula="of:=[.DF30]+[.DG29]" office:value-type="float" office:value="4316.39999999999" calcext:value-type="float">
            <text:p>4316.39999999999</text:p>
          </table:table-cell>
          <table:table-cell table:formula="of:=[.DG30]+[.DH29]" office:value-type="float" office:value="4355.63999999999" calcext:value-type="float">
            <text:p>4355.63999999999</text:p>
          </table:table-cell>
          <table:table-cell table:formula="of:=[.DH30]+[.DI29]" office:value-type="float" office:value="4394.87999999999" calcext:value-type="float">
            <text:p>4394.87999999999</text:p>
          </table:table-cell>
          <table:table-cell table:formula="of:=[.DI30]+[.DJ29]" office:value-type="float" office:value="4434.11999999999" calcext:value-type="float">
            <text:p>4434.11999999999</text:p>
          </table:table-cell>
          <table:table-cell table:formula="of:=[.DJ30]+[.DK29]" office:value-type="float" office:value="4473.35999999999" calcext:value-type="float">
            <text:p>4473.35999999999</text:p>
          </table:table-cell>
          <table:table-cell table:formula="of:=[.DK30]+[.DL29]" office:value-type="float" office:value="4512.59999999999" calcext:value-type="float">
            <text:p>4512.59999999999</text:p>
          </table:table-cell>
          <table:table-cell table:formula="of:=[.DL30]+[.DM29]" office:value-type="float" office:value="4551.83999999999" calcext:value-type="float">
            <text:p>4551.83999999999</text:p>
          </table:table-cell>
          <table:table-cell table:formula="of:=[.DM30]+[.DN29]" office:value-type="float" office:value="4591.07999999999" calcext:value-type="float">
            <text:p>4591.07999999999</text:p>
          </table:table-cell>
          <table:table-cell table:formula="of:=[.DN30]+[.DO29]" office:value-type="float" office:value="4630.31999999999" calcext:value-type="float">
            <text:p>4630.31999999999</text:p>
          </table:table-cell>
          <table:table-cell table:formula="of:=[.DO30]+[.DP29]" office:value-type="float" office:value="4669.55999999999" calcext:value-type="float">
            <text:p>4669.55999999999</text:p>
          </table:table-cell>
          <table:table-cell table:formula="of:=[.DP30]+[.DQ29]" office:value-type="float" office:value="4708.79999999999" calcext:value-type="float">
            <text:p>4708.79999999999</text:p>
          </table:table-cell>
          <table:table-cell table:formula="of:=[.DQ30]+[.DR29]" office:value-type="float" office:value="4748.03999999999" calcext:value-type="float">
            <text:p>4748.03999999999</text:p>
          </table:table-cell>
          <table:table-cell table:formula="of:=[.DR30]+[.DS29]" office:value-type="float" office:value="4787.27999999999" calcext:value-type="float">
            <text:p>4787.27999999999</text:p>
          </table:table-cell>
          <table:table-cell table:formula="of:=[.DS30]+[.DT29]" office:value-type="float" office:value="4826.51999999999" calcext:value-type="float">
            <text:p>4826.51999999999</text:p>
          </table:table-cell>
          <table:table-cell table:formula="of:=[.DT30]+[.DU29]" office:value-type="float" office:value="4865.75999999999" calcext:value-type="float">
            <text:p>4865.75999999999</text:p>
          </table:table-cell>
          <table:table-cell table:formula="of:=[.DU30]+[.DV29]" office:value-type="float" office:value="4904.99999999998" calcext:value-type="float">
            <text:p>4904.99999999998</text:p>
          </table:table-cell>
          <table:table-cell table:formula="of:=[.DV30]+[.DW29]" office:value-type="float" office:value="4944.23999999998" calcext:value-type="float">
            <text:p>4944.23999999998</text:p>
          </table:table-cell>
          <table:table-cell table:formula="of:=[.DW30]+[.DX29]" office:value-type="float" office:value="4983.47999999998" calcext:value-type="float">
            <text:p>4983.47999999998</text:p>
          </table:table-cell>
          <table:table-cell table:formula="of:=[.DX30]+[.DY29]" office:value-type="float" office:value="5022.71999999998" calcext:value-type="float">
            <text:p>5022.71999999998</text:p>
          </table:table-cell>
          <table:table-cell table:formula="of:=[.DY30]+[.DZ29]" office:value-type="float" office:value="5061.95999999998" calcext:value-type="float">
            <text:p>5061.95999999998</text:p>
          </table:table-cell>
          <table:table-cell table:formula="of:=[.DZ30]+[.EA29]" office:value-type="float" office:value="5101.19999999998" calcext:value-type="float">
            <text:p>5101.19999999998</text:p>
          </table:table-cell>
          <table:table-cell table:formula="of:=[.EA30]+[.EB29]" office:value-type="float" office:value="5140.43999999998" calcext:value-type="float">
            <text:p>5140.43999999998</text:p>
          </table:table-cell>
          <table:table-cell table:formula="of:=[.EB30]+[.EC29]" office:value-type="float" office:value="5179.67999999998" calcext:value-type="float">
            <text:p>5179.67999999998</text:p>
          </table:table-cell>
          <table:table-cell table:formula="of:=[.EC30]+[.ED29]" office:value-type="float" office:value="5218.91999999998" calcext:value-type="float">
            <text:p>5218.91999999998</text:p>
          </table:table-cell>
          <table:table-cell table:formula="of:=[.ED30]+[.EE29]" office:value-type="float" office:value="5258.15999999998" calcext:value-type="float">
            <text:p>5258.15999999998</text:p>
          </table:table-cell>
          <table:table-cell table:formula="of:=[.EE30]+[.EF29]" office:value-type="float" office:value="5297.39999999998" calcext:value-type="float">
            <text:p>5297.39999999998</text:p>
          </table:table-cell>
          <table:table-cell table:formula="of:=[.EF30]+[.EG29]" office:value-type="float" office:value="5336.63999999998" calcext:value-type="float">
            <text:p>5336.63999999998</text:p>
          </table:table-cell>
          <table:table-cell table:formula="of:=[.EG30]+[.EH29]" office:value-type="float" office:value="5375.87999999998" calcext:value-type="float">
            <text:p>5375.87999999998</text:p>
          </table:table-cell>
          <table:table-cell table:formula="of:=[.EH30]+[.EI29]" office:value-type="float" office:value="5415.11999999998" calcext:value-type="float">
            <text:p>5415.11999999998</text:p>
          </table:table-cell>
          <table:table-cell table:formula="of:=[.EI30]+[.EJ29]" office:value-type="float" office:value="5454.35999999998" calcext:value-type="float">
            <text:p>5454.35999999998</text:p>
          </table:table-cell>
          <table:table-cell table:formula="of:=[.EJ30]+[.EK29]" office:value-type="float" office:value="5493.59999999998" calcext:value-type="float">
            <text:p>5493.59999999998</text:p>
          </table:table-cell>
          <table:table-cell table:formula="of:=[.EK30]+[.EL29]" office:value-type="float" office:value="5532.83999999998" calcext:value-type="float">
            <text:p>5532.83999999998</text:p>
          </table:table-cell>
          <table:table-cell table:formula="of:=[.EL30]+[.EM29]" office:value-type="float" office:value="5572.07999999998" calcext:value-type="float">
            <text:p>5572.07999999998</text:p>
          </table:table-cell>
          <table:table-cell table:formula="of:=[.EM30]+[.EN29]" office:value-type="float" office:value="5611.31999999998" calcext:value-type="float">
            <text:p>5611.31999999998</text:p>
          </table:table-cell>
          <table:table-cell table:formula="of:=[.EN30]+[.EO29]" office:value-type="float" office:value="5650.55999999998" calcext:value-type="float">
            <text:p>5650.55999999998</text:p>
          </table:table-cell>
          <table:table-cell table:formula="of:=[.EO30]+[.EP29]" office:value-type="float" office:value="5689.79999999998" calcext:value-type="float">
            <text:p>5689.79999999998</text:p>
          </table:table-cell>
          <table:table-cell table:formula="of:=[.EP30]+[.EQ29]" office:value-type="float" office:value="5729.03999999998" calcext:value-type="float">
            <text:p>5729.03999999998</text:p>
          </table:table-cell>
          <table:table-cell table:formula="of:=[.EQ30]+[.ER29]" office:value-type="float" office:value="5768.27999999998" calcext:value-type="float">
            <text:p>5768.27999999998</text:p>
          </table:table-cell>
          <table:table-cell table:formula="of:=[.ER30]+[.ES29]" office:value-type="float" office:value="5807.51999999998" calcext:value-type="float">
            <text:p>5807.51999999998</text:p>
          </table:table-cell>
          <table:table-cell table:formula="of:=[.ES30]+[.ET29]" office:value-type="float" office:value="5846.75999999998" calcext:value-type="float">
            <text:p>5846.75999999998</text:p>
          </table:table-cell>
          <table:table-cell table:formula="of:=[.ET30]+[.EU29]" office:value-type="float" office:value="5885.99999999998" calcext:value-type="float">
            <text:p>5885.99999999998</text:p>
          </table:table-cell>
          <table:table-cell table:formula="of:=[.EU30]+[.EV29]" office:value-type="float" office:value="5925.23999999998" calcext:value-type="float">
            <text:p>5925.23999999998</text:p>
          </table:table-cell>
          <table:table-cell table:formula="of:=[.EV30]+[.EW29]" office:value-type="float" office:value="5964.47999999998" calcext:value-type="float">
            <text:p>5964.47999999998</text:p>
          </table:table-cell>
          <table:table-cell table:formula="of:=[.EW30]+[.EX29]" office:value-type="float" office:value="6003.71999999998" calcext:value-type="float">
            <text:p>6003.71999999998</text:p>
          </table:table-cell>
          <table:table-cell table:formula="of:=[.EX30]+[.EY29]" office:value-type="float" office:value="6042.95999999998" calcext:value-type="float">
            <text:p>6042.95999999998</text:p>
          </table:table-cell>
          <table:table-cell table:formula="of:=[.EY30]+[.EZ29]" office:value-type="float" office:value="6082.19999999998" calcext:value-type="float">
            <text:p>6082.19999999998</text:p>
          </table:table-cell>
          <table:table-cell table:formula="of:=[.EZ30]+[.FA29]" office:value-type="float" office:value="6121.43999999998" calcext:value-type="float">
            <text:p>6121.43999999998</text:p>
          </table:table-cell>
          <table:table-cell table:formula="of:=[.FA30]+[.FB29]" office:value-type="float" office:value="6160.67999999998" calcext:value-type="float">
            <text:p>6160.67999999998</text:p>
          </table:table-cell>
          <table:table-cell table:formula="of:=[.FB30]+[.FC29]" office:value-type="float" office:value="6199.91999999998" calcext:value-type="float">
            <text:p>6199.91999999998</text:p>
          </table:table-cell>
          <table:table-cell table:formula="of:=[.FC30]+[.FD29]" office:value-type="float" office:value="6239.15999999998" calcext:value-type="float">
            <text:p>6239.15999999998</text:p>
          </table:table-cell>
          <table:table-cell table:formula="of:=[.FD30]+[.FE29]" office:value-type="float" office:value="6278.39999999998" calcext:value-type="float">
            <text:p>6278.39999999998</text:p>
          </table:table-cell>
          <table:table-cell table:formula="of:=[.FE30]+[.FF29]" office:value-type="float" office:value="6317.63999999998" calcext:value-type="float">
            <text:p>6317.63999999998</text:p>
          </table:table-cell>
          <table:table-cell table:formula="of:=[.FF30]+[.FG29]" office:value-type="float" office:value="6356.87999999998" calcext:value-type="float">
            <text:p>6356.87999999998</text:p>
          </table:table-cell>
          <table:table-cell table:formula="of:=[.FG30]+[.FH29]" office:value-type="float" office:value="6396.11999999998" calcext:value-type="float">
            <text:p>6396.11999999998</text:p>
          </table:table-cell>
          <table:table-cell table:formula="of:=[.FH30]+[.FI29]" office:value-type="float" office:value="6435.35999999998" calcext:value-type="float">
            <text:p>6435.35999999998</text:p>
          </table:table-cell>
          <table:table-cell table:formula="of:=[.FI30]+[.FJ29]" office:value-type="float" office:value="6474.59999999998" calcext:value-type="float">
            <text:p>6474.59999999998</text:p>
          </table:table-cell>
          <table:table-cell table:formula="of:=[.FJ30]+[.FK29]" office:value-type="float" office:value="6513.83999999998" calcext:value-type="float">
            <text:p>6513.83999999998</text:p>
          </table:table-cell>
          <table:table-cell table:formula="of:=[.FK30]+[.FL29]" office:value-type="float" office:value="6553.07999999998" calcext:value-type="float">
            <text:p>6553.07999999998</text:p>
          </table:table-cell>
          <table:table-cell table:formula="of:=[.FL30]+[.FM29]" office:value-type="float" office:value="6592.31999999998" calcext:value-type="float">
            <text:p>6592.31999999998</text:p>
          </table:table-cell>
          <table:table-cell table:formula="of:=[.FM30]+[.FN29]" office:value-type="float" office:value="6631.55999999997" calcext:value-type="float">
            <text:p>6631.55999999997</text:p>
          </table:table-cell>
          <table:table-cell table:formula="of:=[.FN30]+[.FO29]" office:value-type="float" office:value="6670.79999999998" calcext:value-type="float">
            <text:p>6670.79999999998</text:p>
          </table:table-cell>
          <table:table-cell table:formula="of:=[.FO30]+[.FP29]" office:value-type="float" office:value="6710.03999999997" calcext:value-type="float">
            <text:p>6710.03999999997</text:p>
          </table:table-cell>
          <table:table-cell table:formula="of:=[.FP30]+[.FQ29]" office:value-type="float" office:value="6749.27999999997" calcext:value-type="float">
            <text:p>6749.27999999997</text:p>
          </table:table-cell>
          <table:table-cell table:formula="of:=[.FQ30]+[.FR29]" office:value-type="float" office:value="6788.51999999997" calcext:value-type="float">
            <text:p>6788.51999999997</text:p>
          </table:table-cell>
          <table:table-cell table:formula="of:=[.FR30]+[.FS29]" office:value-type="float" office:value="6827.75999999997" calcext:value-type="float">
            <text:p>6827.75999999997</text:p>
          </table:table-cell>
          <table:table-cell table:formula="of:=[.FS30]+[.FT29]" office:value-type="float" office:value="6866.99999999997" calcext:value-type="float">
            <text:p>6866.99999999997</text:p>
          </table:table-cell>
          <table:table-cell table:formula="of:=[.FT30]+[.FU29]" office:value-type="float" office:value="6906.23999999997" calcext:value-type="float">
            <text:p>6906.23999999997</text:p>
          </table:table-cell>
          <table:table-cell table:formula="of:=[.FU30]+[.FV29]" office:value-type="float" office:value="6945.47999999997" calcext:value-type="float">
            <text:p>6945.47999999997</text:p>
          </table:table-cell>
          <table:table-cell table:formula="of:=[.FV30]+[.FW29]" office:value-type="float" office:value="6984.71999999997" calcext:value-type="float">
            <text:p>6984.71999999997</text:p>
          </table:table-cell>
          <table:table-cell table:formula="of:=[.FW30]+[.FX29]" office:value-type="float" office:value="7023.95999999997" calcext:value-type="float">
            <text:p>7023.95999999997</text:p>
          </table:table-cell>
          <table:table-cell table:formula="of:=[.FX30]+[.FY29]" office:value-type="float" office:value="7063.19999999997" calcext:value-type="float">
            <text:p>7063.19999999997</text:p>
          </table:table-cell>
          <table:table-cell table:formula="of:=[.FY30]+[.FZ29]" office:value-type="float" office:value="7102.43999999997" calcext:value-type="float">
            <text:p>7102.43999999997</text:p>
          </table:table-cell>
          <table:table-cell table:formula="of:=[.FZ30]+[.GA29]" office:value-type="float" office:value="7141.67999999997" calcext:value-type="float">
            <text:p>7141.67999999997</text:p>
          </table:table-cell>
          <table:table-cell table:formula="of:=[.GA30]+[.GB29]" office:value-type="float" office:value="7180.91999999997" calcext:value-type="float">
            <text:p>7180.91999999997</text:p>
          </table:table-cell>
          <table:table-cell table:formula="of:=[.GB30]+[.GC29]" office:value-type="float" office:value="7220.15999999997" calcext:value-type="float">
            <text:p>7220.15999999997</text:p>
          </table:table-cell>
          <table:table-cell table:formula="of:=[.GC30]+[.GD29]" office:value-type="float" office:value="7259.39999999997" calcext:value-type="float">
            <text:p>7259.39999999997</text:p>
          </table:table-cell>
          <table:table-cell table:formula="of:=[.GD30]+[.GE29]" office:value-type="float" office:value="7298.63999999997" calcext:value-type="float">
            <text:p>7298.63999999997</text:p>
          </table:table-cell>
          <table:table-cell table:formula="of:=[.GE30]+[.GF29]" office:value-type="float" office:value="7337.87999999997" calcext:value-type="float">
            <text:p>7337.87999999997</text:p>
          </table:table-cell>
          <table:table-cell table:formula="of:=[.GF30]+[.GG29]" office:value-type="float" office:value="7377.11999999997" calcext:value-type="float">
            <text:p>7377.11999999997</text:p>
          </table:table-cell>
          <table:table-cell table:formula="of:=[.GG30]+[.GH29]" office:value-type="float" office:value="7416.35999999997" calcext:value-type="float">
            <text:p>7416.35999999997</text:p>
          </table:table-cell>
          <table:table-cell table:formula="of:=[.GH30]+[.GI29]" office:value-type="float" office:value="7455.59999999997" calcext:value-type="float">
            <text:p>7455.59999999997</text:p>
          </table:table-cell>
          <table:table-cell table:formula="of:=[.GI30]+[.GJ29]" office:value-type="float" office:value="7494.83999999997" calcext:value-type="float">
            <text:p>7494.83999999997</text:p>
          </table:table-cell>
          <table:table-cell table:formula="of:=[.GJ30]+[.GK29]" office:value-type="float" office:value="7534.07999999997" calcext:value-type="float">
            <text:p>7534.07999999997</text:p>
          </table:table-cell>
          <table:table-cell table:formula="of:=[.GK30]+[.GL29]" office:value-type="float" office:value="7573.31999999997" calcext:value-type="float">
            <text:p>7573.31999999997</text:p>
          </table:table-cell>
          <table:table-cell table:formula="of:=[.GL30]+[.GM29]" office:value-type="float" office:value="7612.55999999997" calcext:value-type="float">
            <text:p>7612.55999999997</text:p>
          </table:table-cell>
          <table:table-cell table:formula="of:=[.GM30]+[.GN29]" office:value-type="float" office:value="7651.79999999997" calcext:value-type="float">
            <text:p>7651.79999999997</text:p>
          </table:table-cell>
          <table:table-cell table:formula="of:=[.GN30]+[.GO29]" office:value-type="float" office:value="7691.03999999997" calcext:value-type="float">
            <text:p>7691.03999999997</text:p>
          </table:table-cell>
          <table:table-cell table:formula="of:=[.GO30]+[.GP29]" office:value-type="float" office:value="7730.27999999997" calcext:value-type="float">
            <text:p>7730.27999999997</text:p>
          </table:table-cell>
          <table:table-cell table:formula="of:=[.GP30]+[.GQ29]" office:value-type="float" office:value="7769.51999999997" calcext:value-type="float">
            <text:p>7769.51999999997</text:p>
          </table:table-cell>
          <table:table-cell table:formula="of:=[.GQ30]+[.GR29]" office:value-type="float" office:value="7808.75999999997" calcext:value-type="float">
            <text:p>7808.75999999997</text:p>
          </table:table-cell>
          <table:table-cell table:formula="of:=[.GR30]+[.GS29]" office:value-type="float" office:value="7847.99999999997" calcext:value-type="float">
            <text:p>7847.99999999997</text:p>
          </table:table-cell>
          <table:table-cell table:formula="of:=[.GS30]+[.GT29]" office:value-type="float" office:value="7887.23999999997" calcext:value-type="float">
            <text:p>7887.23999999997</text:p>
          </table:table-cell>
          <table:table-cell table:formula="of:=[.GT30]+[.GU29]" office:value-type="float" office:value="7926.47999999997" calcext:value-type="float">
            <text:p>7926.47999999997</text:p>
          </table:table-cell>
          <table:table-cell table:formula="of:=[.GU30]+[.GV29]" office:value-type="float" office:value="7965.71999999997" calcext:value-type="float">
            <text:p>7965.71999999997</text:p>
          </table:table-cell>
          <table:table-cell table:formula="of:=[.GV30]+[.GW29]" office:value-type="float" office:value="8004.95999999997" calcext:value-type="float">
            <text:p>8004.95999999997</text:p>
          </table:table-cell>
          <table:table-cell table:formula="of:=[.GW30]+[.GX29]" office:value-type="float" office:value="8044.19999999997" calcext:value-type="float">
            <text:p>8044.19999999997</text:p>
          </table:table-cell>
          <table:table-cell table:formula="of:=[.GX30]+[.GY29]" office:value-type="float" office:value="8083.43999999997" calcext:value-type="float">
            <text:p>8083.43999999997</text:p>
          </table:table-cell>
          <table:table-cell table:formula="of:=[.GY30]+[.GZ29]" office:value-type="float" office:value="8122.67999999997" calcext:value-type="float">
            <text:p>8122.67999999997</text:p>
          </table:table-cell>
          <table:table-cell table:formula="of:=[.GZ30]+[.HA29]" office:value-type="float" office:value="8161.91999999997" calcext:value-type="float">
            <text:p>8161.91999999997</text:p>
          </table:table-cell>
          <table:table-cell table:formula="of:=[.HA30]+[.HB29]" office:value-type="float" office:value="8201.15999999997" calcext:value-type="float">
            <text:p>8201.15999999997</text:p>
          </table:table-cell>
          <table:table-cell table:formula="of:=[.HB30]+[.HC29]" office:value-type="float" office:value="8240.39999999997" calcext:value-type="float">
            <text:p>8240.39999999997</text:p>
          </table:table-cell>
          <table:table-cell table:formula="of:=[.HC30]+[.HD29]" office:value-type="float" office:value="8279.63999999997" calcext:value-type="float">
            <text:p>8279.63999999997</text:p>
          </table:table-cell>
          <table:table-cell table:formula="of:=[.HD30]+[.HE29]" office:value-type="float" office:value="8318.87999999997" calcext:value-type="float">
            <text:p>8318.87999999997</text:p>
          </table:table-cell>
          <table:table-cell table:formula="of:=[.HE30]+[.HF29]" office:value-type="float" office:value="8358.11999999997" calcext:value-type="float">
            <text:p>8358.11999999997</text:p>
          </table:table-cell>
          <table:table-cell table:formula="of:=[.HF30]+[.HG29]" office:value-type="float" office:value="8397.35999999997" calcext:value-type="float">
            <text:p>8397.35999999997</text:p>
          </table:table-cell>
          <table:table-cell table:formula="of:=[.HG30]+[.HH29]" office:value-type="float" office:value="8436.59999999997" calcext:value-type="float">
            <text:p>8436.59999999997</text:p>
          </table:table-cell>
          <table:table-cell table:formula="of:=[.HH30]+[.HI29]" office:value-type="float" office:value="8475.83999999997" calcext:value-type="float">
            <text:p>8475.83999999997</text:p>
          </table:table-cell>
          <table:table-cell table:formula="of:=[.HI30]+[.HJ29]" office:value-type="float" office:value="8515.07999999997" calcext:value-type="float">
            <text:p>8515.07999999997</text:p>
          </table:table-cell>
          <table:table-cell table:formula="of:=[.HJ30]+[.HK29]" office:value-type="float" office:value="8554.31999999997" calcext:value-type="float">
            <text:p>8554.31999999997</text:p>
          </table:table-cell>
          <table:table-cell table:formula="of:=[.HK30]+[.HL29]" office:value-type="float" office:value="8593.55999999996" calcext:value-type="float">
            <text:p>8593.55999999996</text:p>
          </table:table-cell>
          <table:table-cell table:formula="of:=[.HL30]+[.HM29]" office:value-type="float" office:value="8632.79999999996" calcext:value-type="float">
            <text:p>8632.79999999996</text:p>
          </table:table-cell>
          <table:table-cell table:formula="of:=[.HM30]+[.HN29]" office:value-type="float" office:value="8672.03999999997" calcext:value-type="float">
            <text:p>8672.03999999997</text:p>
          </table:table-cell>
          <table:table-cell table:formula="of:=[.HN30]+[.HO29]" office:value-type="float" office:value="8711.27999999997" calcext:value-type="float">
            <text:p>8711.27999999997</text:p>
          </table:table-cell>
          <table:table-cell table:formula="of:=[.HO30]+[.HP29]" office:value-type="float" office:value="8750.51999999996" calcext:value-type="float">
            <text:p>8750.51999999996</text:p>
          </table:table-cell>
          <table:table-cell table:formula="of:=[.HP30]+[.HQ29]" office:value-type="float" office:value="8789.75999999996" calcext:value-type="float">
            <text:p>8789.75999999996</text:p>
          </table:table-cell>
          <table:table-cell table:formula="of:=[.HQ30]+[.HR29]" office:value-type="float" office:value="8828.99999999996" calcext:value-type="float">
            <text:p>8828.99999999996</text:p>
          </table:table-cell>
          <table:table-cell table:formula="of:=[.HR30]+[.HS29]" office:value-type="float" office:value="8868.23999999996" calcext:value-type="float">
            <text:p>8868.23999999996</text:p>
          </table:table-cell>
          <table:table-cell table:formula="of:=[.HS30]+[.HT29]" office:value-type="float" office:value="8907.47999999996" calcext:value-type="float">
            <text:p>8907.47999999996</text:p>
          </table:table-cell>
          <table:table-cell table:formula="of:=[.HT30]+[.HU29]" office:value-type="float" office:value="8946.71999999996" calcext:value-type="float">
            <text:p>8946.71999999996</text:p>
          </table:table-cell>
          <table:table-cell table:formula="of:=[.HU30]+[.HV29]" office:value-type="float" office:value="8985.95999999996" calcext:value-type="float">
            <text:p>8985.95999999996</text:p>
          </table:table-cell>
          <table:table-cell table:formula="of:=[.HV30]+[.HW29]" office:value-type="float" office:value="9025.19999999996" calcext:value-type="float">
            <text:p>9025.19999999996</text:p>
          </table:table-cell>
          <table:table-cell table:formula="of:=[.HW30]+[.HX29]" office:value-type="float" office:value="9064.43999999996" calcext:value-type="float">
            <text:p>9064.43999999996</text:p>
          </table:table-cell>
          <table:table-cell table:formula="of:=[.HX30]+[.HY29]" office:value-type="float" office:value="9103.67999999996" calcext:value-type="float">
            <text:p>9103.67999999996</text:p>
          </table:table-cell>
          <table:table-cell table:formula="of:=[.HY30]+[.HZ29]" office:value-type="float" office:value="9142.91999999996" calcext:value-type="float">
            <text:p>9142.91999999996</text:p>
          </table:table-cell>
          <table:table-cell table:formula="of:=[.HZ30]+[.IA29]" office:value-type="float" office:value="9182.15999999996" calcext:value-type="float">
            <text:p>9182.15999999996</text:p>
          </table:table-cell>
          <table:table-cell table:formula="of:=[.IA30]+[.IB29]" office:value-type="float" office:value="9221.39999999996" calcext:value-type="float">
            <text:p>9221.39999999996</text:p>
          </table:table-cell>
          <table:table-cell table:formula="of:=[.IB30]+[.IC29]" office:value-type="float" office:value="9260.63999999996" calcext:value-type="float">
            <text:p>9260.63999999996</text:p>
          </table:table-cell>
          <table:table-cell table:formula="of:=[.IC30]+[.ID29]" office:value-type="float" office:value="9299.87999999996" calcext:value-type="float">
            <text:p>9299.87999999996</text:p>
          </table:table-cell>
          <table:table-cell table:formula="of:=[.ID30]+[.IE29]" office:value-type="float" office:value="9339.11999999996" calcext:value-type="float">
            <text:p>9339.11999999996</text:p>
          </table:table-cell>
          <table:table-cell table:formula="of:=[.IE30]+[.IF29]" office:value-type="float" office:value="9378.35999999996" calcext:value-type="float">
            <text:p>9378.35999999996</text:p>
          </table:table-cell>
          <table:table-cell table:formula="of:=[.IF30]+[.IG29]" office:value-type="float" office:value="9417.59999999996" calcext:value-type="float">
            <text:p>9417.59999999996</text:p>
          </table:table-cell>
          <table:table-cell table:formula="of:=[.IG30]+[.IH29]" office:value-type="float" office:value="9456.83999999996" calcext:value-type="float">
            <text:p>9456.83999999996</text:p>
          </table:table-cell>
          <table:table-cell table:formula="of:=[.IH30]+[.II29]" office:value-type="float" office:value="9496.07999999996" calcext:value-type="float">
            <text:p>9496.07999999996</text:p>
          </table:table-cell>
          <table:table-cell table:formula="of:=[.II30]+[.IJ29]" office:value-type="float" office:value="9535.31999999996" calcext:value-type="float">
            <text:p>9535.31999999996</text:p>
          </table:table-cell>
          <table:table-cell table:formula="of:=[.IJ30]+[.IK29]" office:value-type="float" office:value="9574.55999999996" calcext:value-type="float">
            <text:p>9574.55999999996</text:p>
          </table:table-cell>
          <table:table-cell table:formula="of:=[.IK30]+[.IL29]" office:value-type="float" office:value="9613.79999999996" calcext:value-type="float">
            <text:p>9613.79999999996</text:p>
          </table:table-cell>
          <table:table-cell table:formula="of:=[.IL30]+[.IM29]" office:value-type="float" office:value="9653.03999999996" calcext:value-type="float">
            <text:p>9653.03999999996</text:p>
          </table:table-cell>
          <table:table-cell table:formula="of:=[.IM30]+[.IN29]" office:value-type="float" office:value="9692.27999999996" calcext:value-type="float">
            <text:p>9692.27999999996</text:p>
          </table:table-cell>
          <table:table-cell table:formula="of:=[.IN30]+[.IO29]" office:value-type="float" office:value="9731.51999999996" calcext:value-type="float">
            <text:p>9731.51999999996</text:p>
          </table:table-cell>
          <table:table-cell table:formula="of:=[.IO30]+[.IP29]" office:value-type="float" office:value="9770.75999999996" calcext:value-type="float">
            <text:p>9770.75999999996</text:p>
          </table:table-cell>
          <table:table-cell table:formula="of:=[.IP30]+[.IQ29]" office:value-type="float" office:value="9809.99999999996" calcext:value-type="float">
            <text:p>9809.99999999996</text:p>
          </table:table-cell>
          <table:table-cell table:formula="of:=[.IQ30]+[.IR29]" office:value-type="float" office:value="9849.23999999996" calcext:value-type="float">
            <text:p>9849.23999999996</text:p>
          </table:table-cell>
          <table:table-cell table:formula="of:=[.IR30]+[.IS29]" office:value-type="float" office:value="9888.47999999996" calcext:value-type="float">
            <text:p>9888.47999999996</text:p>
          </table:table-cell>
          <table:table-cell table:formula="of:=[.IS30]+[.IT29]" office:value-type="float" office:value="9927.71999999996" calcext:value-type="float">
            <text:p>9927.71999999996</text:p>
          </table:table-cell>
          <table:table-cell table:formula="of:=[.IT30]+[.IU29]" office:value-type="float" office:value="9966.95999999996" calcext:value-type="float">
            <text:p>9966.95999999996</text:p>
          </table:table-cell>
          <table:table-cell table:formula="of:=[.IU30]+[.IV29]" office:value-type="float" office:value="10006.2" calcext:value-type="float">
            <text:p>10006.2</text:p>
          </table:table-cell>
          <table:table-cell table:formula="of:=[.IV30]+[.IW29]" office:value-type="float" office:value="10045.44" calcext:value-type="float">
            <text:p>10045.44</text:p>
          </table:table-cell>
          <table:table-cell table:formula="of:=[.IW30]+[.IX29]" office:value-type="float" office:value="10084.68" calcext:value-type="float">
            <text:p>10084.68</text:p>
          </table:table-cell>
          <table:table-cell table:formula="of:=[.IX30]+[.IY29]" office:value-type="float" office:value="10123.92" calcext:value-type="float">
            <text:p>10123.92</text:p>
          </table:table-cell>
          <table:table-cell table:formula="of:=[.IY30]+[.IZ29]" office:value-type="float" office:value="10163.16" calcext:value-type="float">
            <text:p>10163.16</text:p>
          </table:table-cell>
          <table:table-cell table:formula="of:=[.IZ30]+[.JA29]" office:value-type="float" office:value="10202.4" calcext:value-type="float">
            <text:p>10202.4</text:p>
          </table:table-cell>
          <table:table-cell table:formula="of:=[.JA30]+[.JB29]" office:value-type="float" office:value="10241.64" calcext:value-type="float">
            <text:p>10241.64</text:p>
          </table:table-cell>
          <table:table-cell table:formula="of:=[.JB30]+[.JC29]" office:value-type="float" office:value="10280.88" calcext:value-type="float">
            <text:p>10280.88</text:p>
          </table:table-cell>
          <table:table-cell table:formula="of:=[.JC30]+[.JD29]" office:value-type="float" office:value="10320.12" calcext:value-type="float">
            <text:p>10320.12</text:p>
          </table:table-cell>
          <table:table-cell table:formula="of:=[.JD30]+[.JE29]" office:value-type="float" office:value="10359.36" calcext:value-type="float">
            <text:p>10359.36</text:p>
          </table:table-cell>
          <table:table-cell table:formula="of:=[.JE30]+[.JF29]" office:value-type="float" office:value="10398.6" calcext:value-type="float">
            <text:p>10398.6</text:p>
          </table:table-cell>
          <table:table-cell table:formula="of:=[.JF30]+[.JG29]" office:value-type="float" office:value="10437.84" calcext:value-type="float">
            <text:p>10437.84</text:p>
          </table:table-cell>
          <table:table-cell table:formula="of:=[.JG30]+[.JH29]" office:value-type="float" office:value="10477.08" calcext:value-type="float">
            <text:p>10477.08</text:p>
          </table:table-cell>
          <table:table-cell table:formula="of:=[.JH30]+[.JI29]" office:value-type="float" office:value="10516.32" calcext:value-type="float">
            <text:p>10516.32</text:p>
          </table:table-cell>
          <table:table-cell table:formula="of:=[.JI30]+[.JJ29]" office:value-type="float" office:value="10555.56" calcext:value-type="float">
            <text:p>10555.56</text:p>
          </table:table-cell>
          <table:table-cell table:formula="of:=[.JJ30]+[.JK29]" office:value-type="float" office:value="10594.8" calcext:value-type="float">
            <text:p>10594.8</text:p>
          </table:table-cell>
          <table:table-cell table:formula="of:=[.JK30]+[.JL29]" office:value-type="float" office:value="10634.04" calcext:value-type="float">
            <text:p>10634.04</text:p>
          </table:table-cell>
          <table:table-cell table:formula="of:=[.JL30]+[.JM29]" office:value-type="float" office:value="10673.28" calcext:value-type="float">
            <text:p>10673.28</text:p>
          </table:table-cell>
          <table:table-cell table:formula="of:=[.JM30]+[.JN29]" office:value-type="float" office:value="10712.52" calcext:value-type="float">
            <text:p>10712.52</text:p>
          </table:table-cell>
          <table:table-cell table:formula="of:=[.JN30]+[.JO29]" office:value-type="float" office:value="10751.76" calcext:value-type="float">
            <text:p>10751.76</text:p>
          </table:table-cell>
          <table:table-cell table:formula="of:=[.JO30]+[.JP29]" office:value-type="float" office:value="10791" calcext:value-type="float">
            <text:p>10791</text:p>
          </table:table-cell>
          <table:table-cell table:formula="of:=[.JP30]+[.JQ29]" office:value-type="float" office:value="10830.24" calcext:value-type="float">
            <text:p>10830.24</text:p>
          </table:table-cell>
          <table:table-cell table:formula="of:=[.JQ30]+[.JR29]" office:value-type="float" office:value="10869.48" calcext:value-type="float">
            <text:p>10869.48</text:p>
          </table:table-cell>
          <table:table-cell table:formula="of:=[.JR30]+[.JS29]" office:value-type="float" office:value="10908.72" calcext:value-type="float">
            <text:p>10908.72</text:p>
          </table:table-cell>
          <table:table-cell table:formula="of:=[.JS30]+[.JT29]" office:value-type="float" office:value="10947.96" calcext:value-type="float">
            <text:p>10947.96</text:p>
          </table:table-cell>
          <table:table-cell table:formula="of:=[.JT30]+[.JU29]" office:value-type="float" office:value="10987.2" calcext:value-type="float">
            <text:p>10987.2</text:p>
          </table:table-cell>
          <table:table-cell table:formula="of:=[.JU30]+[.JV29]" office:value-type="float" office:value="11026.44" calcext:value-type="float">
            <text:p>11026.44</text:p>
          </table:table-cell>
          <table:table-cell table:formula="of:=[.JV30]+[.JW29]" office:value-type="float" office:value="11065.68" calcext:value-type="float">
            <text:p>11065.68</text:p>
          </table:table-cell>
          <table:table-cell table:formula="of:=[.JW30]+[.JX29]" office:value-type="float" office:value="11104.92" calcext:value-type="float">
            <text:p>11104.92</text:p>
          </table:table-cell>
          <table:table-cell table:formula="of:=[.JX30]+[.JY29]" office:value-type="float" office:value="11144.16" calcext:value-type="float">
            <text:p>11144.16</text:p>
          </table:table-cell>
          <table:table-cell table:formula="of:=[.JY30]+[.JZ29]" office:value-type="float" office:value="11183.4" calcext:value-type="float">
            <text:p>11183.4</text:p>
          </table:table-cell>
          <table:table-cell table:formula="of:=[.JZ30]+[.KA29]" office:value-type="float" office:value="11222.64" calcext:value-type="float">
            <text:p>11222.64</text:p>
          </table:table-cell>
          <table:table-cell table:formula="of:=[.KA30]+[.KB29]" office:value-type="float" office:value="11261.88" calcext:value-type="float">
            <text:p>11261.88</text:p>
          </table:table-cell>
          <table:table-cell table:formula="of:=[.KB30]+[.KC29]" office:value-type="float" office:value="11301.12" calcext:value-type="float">
            <text:p>11301.12</text:p>
          </table:table-cell>
          <table:table-cell table:formula="of:=[.KC30]+[.KD29]" office:value-type="float" office:value="11340.36" calcext:value-type="float">
            <text:p>11340.36</text:p>
          </table:table-cell>
          <table:table-cell table:formula="of:=[.KD30]+[.KE29]" office:value-type="float" office:value="11379.6" calcext:value-type="float">
            <text:p>11379.6</text:p>
          </table:table-cell>
          <table:table-cell table:formula="of:=[.KE30]+[.KF29]" office:value-type="float" office:value="11418.84" calcext:value-type="float">
            <text:p>11418.84</text:p>
          </table:table-cell>
          <table:table-cell table:formula="of:=[.KF30]+[.KG29]" office:value-type="float" office:value="11458.0799999999" calcext:value-type="float">
            <text:p>11458.0799999999</text:p>
          </table:table-cell>
          <table:table-cell table:formula="of:=[.KG30]+[.KH29]" office:value-type="float" office:value="11497.3199999999" calcext:value-type="float">
            <text:p>11497.3199999999</text:p>
          </table:table-cell>
          <table:table-cell table:formula="of:=[.KH30]+[.KI29]" office:value-type="float" office:value="11536.56" calcext:value-type="float">
            <text:p>11536.56</text:p>
          </table:table-cell>
          <table:table-cell table:formula="of:=[.KI30]+[.KJ29]" office:value-type="float" office:value="11575.7999999999" calcext:value-type="float">
            <text:p>11575.7999999999</text:p>
          </table:table-cell>
          <table:table-cell table:formula="of:=[.KJ30]+[.KK29]" office:value-type="float" office:value="11615.0399999999" calcext:value-type="float">
            <text:p>11615.0399999999</text:p>
          </table:table-cell>
          <table:table-cell table:formula="of:=[.KK30]+[.KL29]" office:value-type="float" office:value="11654.2799999999" calcext:value-type="float">
            <text:p>11654.2799999999</text:p>
          </table:table-cell>
          <table:table-cell table:formula="of:=[.KL30]+[.KM29]" office:value-type="float" office:value="11693.5199999999" calcext:value-type="float">
            <text:p>11693.5199999999</text:p>
          </table:table-cell>
          <table:table-cell table:formula="of:=[.KM30]+[.KN29]" office:value-type="float" office:value="11732.7599999999" calcext:value-type="float">
            <text:p>11732.7599999999</text:p>
          </table:table-cell>
          <table:table-cell table:formula="of:=[.KN30]+[.KO29]" office:value-type="float" office:value="11771.9999999999" calcext:value-type="float">
            <text:p>11771.9999999999</text:p>
          </table:table-cell>
          <table:table-cell table:formula="of:=[.KO30]+[.KP29]" office:value-type="float" office:value="11811.2399999999" calcext:value-type="float">
            <text:p>11811.2399999999</text:p>
          </table:table-cell>
          <table:table-cell table:formula="of:=[.KP30]+[.KQ29]" office:value-type="float" office:value="11850.4799999999" calcext:value-type="float">
            <text:p>11850.4799999999</text:p>
          </table:table-cell>
          <table:table-cell table:formula="of:=[.KQ30]+[.KR29]" office:value-type="float" office:value="11889.7199999999" calcext:value-type="float">
            <text:p>11889.7199999999</text:p>
          </table:table-cell>
          <table:table-cell table:formula="of:=[.KR30]+[.KS29]" office:value-type="float" office:value="11928.9599999999" calcext:value-type="float">
            <text:p>11928.9599999999</text:p>
          </table:table-cell>
          <table:table-cell table:formula="of:=[.KS30]+[.KT29]" office:value-type="float" office:value="11968.1999999999" calcext:value-type="float">
            <text:p>11968.1999999999</text:p>
          </table:table-cell>
          <table:table-cell table:formula="of:=[.KT30]+[.KU29]" office:value-type="float" office:value="12007.4399999999" calcext:value-type="float">
            <text:p>12007.4399999999</text:p>
          </table:table-cell>
          <table:table-cell table:formula="of:=[.KU30]+[.KV29]" office:value-type="float" office:value="12046.6799999999" calcext:value-type="float">
            <text:p>12046.6799999999</text:p>
          </table:table-cell>
          <table:table-cell table:formula="of:=[.KV30]+[.KW29]" office:value-type="float" office:value="12085.9199999999" calcext:value-type="float">
            <text:p>12085.9199999999</text:p>
          </table:table-cell>
          <table:table-cell table:formula="of:=[.KW30]+[.KX29]" office:value-type="float" office:value="12125.1599999999" calcext:value-type="float">
            <text:p>12125.1599999999</text:p>
          </table:table-cell>
          <table:table-cell table:formula="of:=[.KX30]+[.KY29]" office:value-type="float" office:value="12164.3999999999" calcext:value-type="float">
            <text:p>12164.3999999999</text:p>
          </table:table-cell>
          <table:table-cell table:formula="of:=[.KY30]+[.KZ29]" office:value-type="float" office:value="12203.6399999999" calcext:value-type="float">
            <text:p>12203.6399999999</text:p>
          </table:table-cell>
          <table:table-cell table:formula="of:=[.KZ30]+[.LA29]" office:value-type="float" office:value="12242.8799999999" calcext:value-type="float">
            <text:p>12242.8799999999</text:p>
          </table:table-cell>
          <table:table-cell table:formula="of:=[.LA30]+[.LB29]" office:value-type="float" office:value="12282.1199999999" calcext:value-type="float">
            <text:p>12282.1199999999</text:p>
          </table:table-cell>
          <table:table-cell table:formula="of:=[.LB30]+[.LC29]" office:value-type="float" office:value="12321.3599999999" calcext:value-type="float">
            <text:p>12321.3599999999</text:p>
          </table:table-cell>
          <table:table-cell table:formula="of:=[.LC30]+[.LD29]" office:value-type="float" office:value="12360.5999999999" calcext:value-type="float">
            <text:p>12360.5999999999</text:p>
          </table:table-cell>
          <table:table-cell table:formula="of:=[.LD30]+[.LE29]" office:value-type="float" office:value="12399.8399999999" calcext:value-type="float">
            <text:p>12399.8399999999</text:p>
          </table:table-cell>
          <table:table-cell table:formula="of:=[.LE30]+[.LF29]" office:value-type="float" office:value="12439.0799999999" calcext:value-type="float">
            <text:p>12439.0799999999</text:p>
          </table:table-cell>
          <table:table-cell table:formula="of:=[.LF30]+[.LG29]" office:value-type="float" office:value="12478.3199999999" calcext:value-type="float">
            <text:p>12478.3199999999</text:p>
          </table:table-cell>
          <table:table-cell table:formula="of:=[.LG30]+[.LH29]" office:value-type="float" office:value="12517.5599999999" calcext:value-type="float">
            <text:p>12517.5599999999</text:p>
          </table:table-cell>
          <table:table-cell table:formula="of:=[.LH30]+[.LI29]" office:value-type="float" office:value="12556.7999999999" calcext:value-type="float">
            <text:p>12556.7999999999</text:p>
          </table:table-cell>
          <table:table-cell table:formula="of:=[.LI30]+[.LJ29]" office:value-type="float" office:value="12596.0399999999" calcext:value-type="float">
            <text:p>12596.0399999999</text:p>
          </table:table-cell>
          <table:table-cell table:formula="of:=[.LJ30]+[.LK29]" office:value-type="float" office:value="12635.2799999999" calcext:value-type="float">
            <text:p>12635.2799999999</text:p>
          </table:table-cell>
          <table:table-cell table:formula="of:=[.LK30]+[.LL29]" office:value-type="float" office:value="12674.5199999999" calcext:value-type="float">
            <text:p>12674.5199999999</text:p>
          </table:table-cell>
          <table:table-cell table:formula="of:=[.LL30]+[.LM29]" office:value-type="float" office:value="12713.7599999999" calcext:value-type="float">
            <text:p>12713.7599999999</text:p>
          </table:table-cell>
          <table:table-cell table:formula="of:=[.LM30]+[.LN29]" office:value-type="float" office:value="12752.9999999999" calcext:value-type="float">
            <text:p>12752.9999999999</text:p>
          </table:table-cell>
          <table:table-cell table:formula="of:=[.LN30]+[.LO29]" office:value-type="float" office:value="12792.2399999999" calcext:value-type="float">
            <text:p>12792.2399999999</text:p>
          </table:table-cell>
          <table:table-cell table:formula="of:=[.LO30]+[.LP29]" office:value-type="float" office:value="12831.4799999999" calcext:value-type="float">
            <text:p>12831.4799999999</text:p>
          </table:table-cell>
          <table:table-cell table:formula="of:=[.LP30]+[.LQ29]" office:value-type="float" office:value="12870.7199999999" calcext:value-type="float">
            <text:p>12870.7199999999</text:p>
          </table:table-cell>
          <table:table-cell table:formula="of:=[.LQ30]+[.LR29]" office:value-type="float" office:value="12909.9599999999" calcext:value-type="float">
            <text:p>12909.9599999999</text:p>
          </table:table-cell>
          <table:table-cell table:formula="of:=[.LR30]+[.LS29]" office:value-type="float" office:value="12949.1999999999" calcext:value-type="float">
            <text:p>12949.1999999999</text:p>
          </table:table-cell>
          <table:table-cell table:formula="of:=[.LS30]+[.LT29]" office:value-type="float" office:value="12988.4399999999" calcext:value-type="float">
            <text:p>12988.4399999999</text:p>
          </table:table-cell>
          <table:table-cell table:formula="of:=[.LT30]+[.LU29]" office:value-type="float" office:value="13027.6799999999" calcext:value-type="float">
            <text:p>13027.6799999999</text:p>
          </table:table-cell>
          <table:table-cell table:formula="of:=[.LU30]+[.LV29]" office:value-type="float" office:value="13066.9199999999" calcext:value-type="float">
            <text:p>13066.9199999999</text:p>
          </table:table-cell>
          <table:table-cell table:formula="of:=[.LV30]+[.LW29]" office:value-type="float" office:value="13106.1599999999" calcext:value-type="float">
            <text:p>13106.1599999999</text:p>
          </table:table-cell>
          <table:table-cell table:formula="of:=[.LW30]+[.LX29]" office:value-type="float" office:value="13145.3999999999" calcext:value-type="float">
            <text:p>13145.3999999999</text:p>
          </table:table-cell>
          <table:table-cell table:formula="of:=[.LX30]+[.LY29]" office:value-type="float" office:value="13184.6399999999" calcext:value-type="float">
            <text:p>13184.6399999999</text:p>
          </table:table-cell>
          <table:table-cell table:formula="of:=[.LY30]+[.LZ29]" office:value-type="float" office:value="13223.8799999999" calcext:value-type="float">
            <text:p>13223.8799999999</text:p>
          </table:table-cell>
          <table:table-cell table:formula="of:=[.LZ30]+[.MA29]" office:value-type="float" office:value="13263.1199999999" calcext:value-type="float">
            <text:p>13263.1199999999</text:p>
          </table:table-cell>
          <table:table-cell table:formula="of:=[.MA30]+[.MB29]" office:value-type="float" office:value="13302.3599999999" calcext:value-type="float">
            <text:p>13302.3599999999</text:p>
          </table:table-cell>
          <table:table-cell table:formula="of:=[.MB30]+[.MC29]" office:value-type="float" office:value="13341.5999999999" calcext:value-type="float">
            <text:p>13341.5999999999</text:p>
          </table:table-cell>
          <table:table-cell table:formula="of:=[.MC30]+[.MD29]" office:value-type="float" office:value="13380.8399999999" calcext:value-type="float">
            <text:p>13380.8399999999</text:p>
          </table:table-cell>
          <table:table-cell table:formula="of:=[.MD30]+[.ME29]" office:value-type="float" office:value="13420.0799999999" calcext:value-type="float">
            <text:p>13420.0799999999</text:p>
          </table:table-cell>
          <table:table-cell table:formula="of:=[.ME30]+[.MF29]" office:value-type="float" office:value="13459.3199999999" calcext:value-type="float">
            <text:p>13459.3199999999</text:p>
          </table:table-cell>
          <table:table-cell table:formula="of:=[.MF30]+[.MG29]" office:value-type="float" office:value="13498.5599999999" calcext:value-type="float">
            <text:p>13498.5599999999</text:p>
          </table:table-cell>
          <table:table-cell table:formula="of:=[.MG30]+[.MH29]" office:value-type="float" office:value="13537.7999999999" calcext:value-type="float">
            <text:p>13537.7999999999</text:p>
          </table:table-cell>
          <table:table-cell table:formula="of:=[.MH30]+[.MI29]" office:value-type="float" office:value="13577.0399999999" calcext:value-type="float">
            <text:p>13577.0399999999</text:p>
          </table:table-cell>
          <table:table-cell table:formula="of:=[.MI30]+[.MJ29]" office:value-type="float" office:value="13616.2799999999" calcext:value-type="float">
            <text:p>13616.2799999999</text:p>
          </table:table-cell>
          <table:table-cell table:formula="of:=[.MJ30]+[.MK29]" office:value-type="float" office:value="13655.5199999999" calcext:value-type="float">
            <text:p>13655.5199999999</text:p>
          </table:table-cell>
          <table:table-cell table:formula="of:=[.MK30]+[.ML29]" office:value-type="float" office:value="13694.7599999999" calcext:value-type="float">
            <text:p>13694.7599999999</text:p>
          </table:table-cell>
          <table:table-cell table:formula="of:=[.ML30]+[.MM29]" office:value-type="float" office:value="13733.9999999999" calcext:value-type="float">
            <text:p>13733.9999999999</text:p>
          </table:table-cell>
          <table:table-cell table:formula="of:=[.MM30]+[.MN29]" office:value-type="float" office:value="13773.2399999999" calcext:value-type="float">
            <text:p>13773.2399999999</text:p>
          </table:table-cell>
          <table:table-cell table:formula="of:=[.MN30]+[.MO29]" office:value-type="float" office:value="13812.4799999999" calcext:value-type="float">
            <text:p>13812.4799999999</text:p>
          </table:table-cell>
          <table:table-cell table:formula="of:=[.MO30]+[.MP29]" office:value-type="float" office:value="13851.7199999999" calcext:value-type="float">
            <text:p>13851.7199999999</text:p>
          </table:table-cell>
          <table:table-cell table:formula="of:=[.MP30]+[.MQ29]" office:value-type="float" office:value="13890.9599999999" calcext:value-type="float">
            <text:p>13890.9599999999</text:p>
          </table:table-cell>
          <table:table-cell table:formula="of:=[.MQ30]+[.MR29]" office:value-type="float" office:value="13930.1999999999" calcext:value-type="float">
            <text:p>13930.1999999999</text:p>
          </table:table-cell>
          <table:table-cell table:formula="of:=[.MR30]+[.MS29]" office:value-type="float" office:value="13969.4399999999" calcext:value-type="float">
            <text:p>13969.4399999999</text:p>
          </table:table-cell>
          <table:table-cell table:formula="of:=[.MS30]+[.MT29]" office:value-type="float" office:value="14008.6799999999" calcext:value-type="float">
            <text:p>14008.6799999999</text:p>
          </table:table-cell>
          <table:table-cell table:formula="of:=[.MT30]+[.MU29]" office:value-type="float" office:value="14047.9199999999" calcext:value-type="float">
            <text:p>14047.9199999999</text:p>
          </table:table-cell>
          <table:table-cell table:formula="of:=[.MU30]+[.MV29]" office:value-type="float" office:value="14087.1599999999" calcext:value-type="float">
            <text:p>14087.1599999999</text:p>
          </table:table-cell>
          <table:table-cell table:formula="of:=[.MV30]+[.MW29]" office:value-type="float" office:value="14126.3999999999" calcext:value-type="float">
            <text:p>14126.3999999999</text:p>
          </table:table-cell>
          <table:table-cell table:formula="of:=[.MW30]+[.MX29]" office:value-type="float" office:value="14165.6399999999" calcext:value-type="float">
            <text:p>14165.6399999999</text:p>
          </table:table-cell>
          <table:table-cell table:formula="of:=[.MX30]+[.MY29]" office:value-type="float" office:value="14204.8799999999" calcext:value-type="float">
            <text:p>14204.8799999999</text:p>
          </table:table-cell>
          <table:table-cell table:formula="of:=[.MY30]+[.MZ29]" office:value-type="float" office:value="14244.1199999999" calcext:value-type="float">
            <text:p>14244.1199999999</text:p>
          </table:table-cell>
          <table:table-cell table:formula="of:=[.MZ30]+[.NA29]" office:value-type="float" office:value="14283.3599999999" calcext:value-type="float">
            <text:p>14283.3599999999</text:p>
          </table:table-cell>
          <table:table-cell table:formula="of:=[.NA30]+[.NB29]" office:value-type="float" office:value="14322.5999999999" calcext:value-type="float">
            <text:p>14322.5999999999</text:p>
          </table:table-cell>
          <table:table-cell table:formula="of:=[.NB30]+[.NC29]" office:value-type="float" office:value="14361.8399999999" calcext:value-type="float">
            <text:p>14361.8399999999</text:p>
          </table:table-cell>
          <table:table-cell table:formula="of:=[.NC30]+[.ND29]" office:value-type="float" office:value="14401.0799999999" calcext:value-type="float">
            <text:p>14401.0799999999</text:p>
          </table:table-cell>
          <table:table-cell table:formula="of:=[.ND30]+[.NE29]" office:value-type="float" office:value="14440.3199999999" calcext:value-type="float">
            <text:p>14440.3199999999</text:p>
          </table:table-cell>
          <table:table-cell table:formula="of:=[.NE30]+[.NF29]" office:value-type="float" office:value="14479.5599999999" calcext:value-type="float">
            <text:p>14479.5599999999</text:p>
          </table:table-cell>
          <table:table-cell table:formula="of:=[.NF30]+[.NG29]" office:value-type="float" office:value="14518.7999999999" calcext:value-type="float">
            <text:p>14518.7999999999</text:p>
          </table:table-cell>
          <table:table-cell table:formula="of:=[.NG30]+[.NH29]" office:value-type="float" office:value="14558.0399999999" calcext:value-type="float">
            <text:p>14558.0399999999</text:p>
          </table:table-cell>
          <table:table-cell table:formula="of:=[.NH30]+[.NI29]" office:value-type="float" office:value="14597.2799999999" calcext:value-type="float">
            <text:p>14597.2799999999</text:p>
          </table:table-cell>
          <table:table-cell table:formula="of:=[.NI30]+[.NJ29]" office:value-type="float" office:value="14636.5199999999" calcext:value-type="float">
            <text:p>14636.5199999999</text:p>
          </table:table-cell>
          <table:table-cell table:formula="of:=[.NJ30]+[.NK29]" office:value-type="float" office:value="14675.7599999999" calcext:value-type="float">
            <text:p>14675.7599999999</text:p>
          </table:table-cell>
          <table:table-cell table:formula="of:=[.NK30]+[.NL29]" office:value-type="float" office:value="14714.9999999999" calcext:value-type="float">
            <text:p>14714.9999999999</text:p>
          </table:table-cell>
          <table:table-cell table:formula="of:=[.NL30]+[.NM29]" office:value-type="float" office:value="14754.2399999999" calcext:value-type="float">
            <text:p>14754.2399999999</text:p>
          </table:table-cell>
          <table:table-cell table:formula="of:=[.NM30]+[.NN29]" office:value-type="float" office:value="14793.4799999999" calcext:value-type="float">
            <text:p>14793.4799999999</text:p>
          </table:table-cell>
          <table:table-cell table:formula="of:=[.NN30]+[.NO29]" office:value-type="float" office:value="14832.7199999999" calcext:value-type="float">
            <text:p>14832.7199999999</text:p>
          </table:table-cell>
          <table:table-cell table:formula="of:=[.NO30]+[.NP29]" office:value-type="float" office:value="14871.9599999999" calcext:value-type="float">
            <text:p>14871.9599999999</text:p>
          </table:table-cell>
          <table:table-cell table:formula="of:=[.NP30]+[.NQ29]" office:value-type="float" office:value="14911.1999999999" calcext:value-type="float">
            <text:p>14911.1999999999</text:p>
          </table:table-cell>
          <table:table-cell table:formula="of:=[.NQ30]+[.NR29]" office:value-type="float" office:value="14950.4399999999" calcext:value-type="float">
            <text:p>14950.4399999999</text:p>
          </table:table-cell>
          <table:table-cell table:formula="of:=[.NR30]+[.NS29]" office:value-type="float" office:value="14989.6799999999" calcext:value-type="float">
            <text:p>14989.6799999999</text:p>
          </table:table-cell>
          <table:table-cell table:formula="of:=[.NS30]+[.NT29]" office:value-type="float" office:value="15028.9199999999" calcext:value-type="float">
            <text:p>15028.9199999999</text:p>
          </table:table-cell>
          <table:table-cell table:formula="of:=[.NT30]+[.NU29]" office:value-type="float" office:value="15068.1599999999" calcext:value-type="float">
            <text:p>15068.1599999999</text:p>
          </table:table-cell>
          <table:table-cell table:formula="of:=[.NU30]+[.NV29]" office:value-type="float" office:value="15107.3999999999" calcext:value-type="float">
            <text:p>15107.3999999999</text:p>
          </table:table-cell>
          <table:table-cell table:formula="of:=[.NV30]+[.NW29]" office:value-type="float" office:value="15146.6399999999" calcext:value-type="float">
            <text:p>15146.6399999999</text:p>
          </table:table-cell>
          <table:table-cell table:formula="of:=[.NW30]+[.NX29]" office:value-type="float" office:value="15185.8799999999" calcext:value-type="float">
            <text:p>15185.8799999999</text:p>
          </table:table-cell>
          <table:table-cell table:formula="of:=[.NX30]+[.NY29]" office:value-type="float" office:value="15225.1199999999" calcext:value-type="float">
            <text:p>15225.1199999999</text:p>
          </table:table-cell>
          <table:table-cell table:formula="of:=[.NY30]+[.NZ29]" office:value-type="float" office:value="15264.3599999999" calcext:value-type="float">
            <text:p>15264.3599999999</text:p>
          </table:table-cell>
          <table:table-cell table:formula="of:=[.NZ30]+[.OA29]" office:value-type="float" office:value="15303.5999999999" calcext:value-type="float">
            <text:p>15303.5999999999</text:p>
          </table:table-cell>
          <table:table-cell table:formula="of:=[.OA30]+[.OB29]" office:value-type="float" office:value="15342.8399999999" calcext:value-type="float">
            <text:p>15342.8399999999</text:p>
          </table:table-cell>
          <table:table-cell table:formula="of:=[.OB30]+[.OC29]" office:value-type="float" office:value="15382.0799999999" calcext:value-type="float">
            <text:p>15382.0799999999</text:p>
          </table:table-cell>
          <table:table-cell table:formula="of:=[.OC30]+[.OD29]" office:value-type="float" office:value="15421.3199999999" calcext:value-type="float">
            <text:p>15421.3199999999</text:p>
          </table:table-cell>
          <table:table-cell table:formula="of:=[.OD30]+[.OE29]" office:value-type="float" office:value="15460.5599999999" calcext:value-type="float">
            <text:p>15460.5599999999</text:p>
          </table:table-cell>
          <table:table-cell table:formula="of:=[.OE30]+[.OF29]" office:value-type="float" office:value="15499.7999999999" calcext:value-type="float">
            <text:p>15499.7999999999</text:p>
          </table:table-cell>
          <table:table-cell table:formula="of:=[.OF30]+[.OG29]" office:value-type="float" office:value="15539.0399999999" calcext:value-type="float">
            <text:p>15539.0399999999</text:p>
          </table:table-cell>
          <table:table-cell table:formula="of:=[.OG30]+[.OH29]" office:value-type="float" office:value="15578.2799999999" calcext:value-type="float">
            <text:p>15578.2799999999</text:p>
          </table:table-cell>
          <table:table-cell table:formula="of:=[.OH30]+[.OI29]" office:value-type="float" office:value="15617.5199999999" calcext:value-type="float">
            <text:p>15617.5199999999</text:p>
          </table:table-cell>
          <table:table-cell table:formula="of:=[.OI30]+[.OJ29]" office:value-type="float" office:value="15656.7599999999" calcext:value-type="float">
            <text:p>15656.7599999999</text:p>
          </table:table-cell>
          <table:table-cell table:formula="of:=[.OJ30]+[.OK29]" office:value-type="float" office:value="15695.9999999999" calcext:value-type="float">
            <text:p>15695.9999999999</text:p>
          </table:table-cell>
          <table:table-cell table:formula="of:=[.OK30]+[.OL29]" office:value-type="float" office:value="15735.2399999999" calcext:value-type="float">
            <text:p>15735.2399999999</text:p>
          </table:table-cell>
          <table:table-cell table:formula="of:=[.OL30]+[.OM29]" office:value-type="float" office:value="15774.4799999999" calcext:value-type="float">
            <text:p>15774.4799999999</text:p>
          </table:table-cell>
          <table:table-cell table:formula="of:=[.OM30]+[.ON29]" office:value-type="float" office:value="15813.7199999999" calcext:value-type="float">
            <text:p>15813.7199999999</text:p>
          </table:table-cell>
          <table:table-cell table:formula="of:=[.ON30]+[.OO29]" office:value-type="float" office:value="15852.9599999999" calcext:value-type="float">
            <text:p>15852.9599999999</text:p>
          </table:table-cell>
          <table:table-cell table:formula="of:=[.OO30]+[.OP29]" office:value-type="float" office:value="15892.1999999999" calcext:value-type="float">
            <text:p>15892.1999999999</text:p>
          </table:table-cell>
          <table:table-cell table:formula="of:=[.OP30]+[.OQ29]" office:value-type="float" office:value="15931.4399999999" calcext:value-type="float">
            <text:p>15931.4399999999</text:p>
          </table:table-cell>
          <table:table-cell table:formula="of:=[.OQ30]+[.OR29]" office:value-type="float" office:value="15970.6799999999" calcext:value-type="float">
            <text:p>15970.6799999999</text:p>
          </table:table-cell>
          <table:table-cell table:formula="of:=[.OR30]+[.OS29]" office:value-type="float" office:value="16009.9199999999" calcext:value-type="float">
            <text:p>16009.9199999999</text:p>
          </table:table-cell>
          <table:table-cell table:formula="of:=[.OS30]+[.OT29]" office:value-type="float" office:value="16049.1599999999" calcext:value-type="float">
            <text:p>16049.1599999999</text:p>
          </table:table-cell>
          <table:table-cell table:formula="of:=[.OT30]+[.OU29]" office:value-type="float" office:value="16088.3999999999" calcext:value-type="float">
            <text:p>16088.3999999999</text:p>
          </table:table-cell>
          <table:table-cell table:formula="of:=[.OU30]+[.OV29]" office:value-type="float" office:value="16127.6399999999" calcext:value-type="float">
            <text:p>16127.6399999999</text:p>
          </table:table-cell>
          <table:table-cell table:formula="of:=[.OV30]+[.OW29]" office:value-type="float" office:value="16166.8799999999" calcext:value-type="float">
            <text:p>16166.8799999999</text:p>
          </table:table-cell>
          <table:table-cell table:formula="of:=[.OW30]+[.OX29]" office:value-type="float" office:value="16206.1199999999" calcext:value-type="float">
            <text:p>16206.1199999999</text:p>
          </table:table-cell>
          <table:table-cell table:formula="of:=[.OX30]+[.OY29]" office:value-type="float" office:value="16245.3599999999" calcext:value-type="float">
            <text:p>16245.3599999999</text:p>
          </table:table-cell>
          <table:table-cell table:formula="of:=[.OY30]+[.OZ29]" office:value-type="float" office:value="16284.5999999999" calcext:value-type="float">
            <text:p>16284.5999999999</text:p>
          </table:table-cell>
          <table:table-cell table:formula="of:=[.OZ30]+[.PA29]" office:value-type="float" office:value="16323.8399999999" calcext:value-type="float">
            <text:p>16323.8399999999</text:p>
          </table:table-cell>
          <table:table-cell table:formula="of:=[.PA30]+[.PB29]" office:value-type="float" office:value="16363.0799999999" calcext:value-type="float">
            <text:p>16363.0799999999</text:p>
          </table:table-cell>
          <table:table-cell table:formula="of:=[.PB30]+[.PC29]" office:value-type="float" office:value="16402.3199999999" calcext:value-type="float">
            <text:p>16402.3199999999</text:p>
          </table:table-cell>
          <table:table-cell table:formula="of:=[.PC30]+[.PD29]" office:value-type="float" office:value="16441.5599999999" calcext:value-type="float">
            <text:p>16441.5599999999</text:p>
          </table:table-cell>
          <table:table-cell table:formula="of:=[.PD30]+[.PE29]" office:value-type="float" office:value="16480.7999999999" calcext:value-type="float">
            <text:p>16480.7999999999</text:p>
          </table:table-cell>
          <table:table-cell table:formula="of:=[.PE30]+[.PF29]" office:value-type="float" office:value="16520.0399999999" calcext:value-type="float">
            <text:p>16520.0399999999</text:p>
          </table:table-cell>
          <table:table-cell table:formula="of:=[.PF30]+[.PG29]" office:value-type="float" office:value="16559.2799999999" calcext:value-type="float">
            <text:p>16559.2799999999</text:p>
          </table:table-cell>
          <table:table-cell table:formula="of:=[.PG30]+[.PH29]" office:value-type="float" office:value="16598.5199999999" calcext:value-type="float">
            <text:p>16598.5199999999</text:p>
          </table:table-cell>
          <table:table-cell table:formula="of:=[.PH30]+[.PI29]" office:value-type="float" office:value="16637.7599999999" calcext:value-type="float">
            <text:p>16637.7599999999</text:p>
          </table:table-cell>
          <table:table-cell table:formula="of:=[.PI30]+[.PJ29]" office:value-type="float" office:value="16676.9999999999" calcext:value-type="float">
            <text:p>16676.9999999999</text:p>
          </table:table-cell>
          <table:table-cell table:formula="of:=[.PJ30]+[.PK29]" office:value-type="float" office:value="16716.2399999999" calcext:value-type="float">
            <text:p>16716.2399999999</text:p>
          </table:table-cell>
          <table:table-cell table:formula="of:=[.PK30]+[.PL29]" office:value-type="float" office:value="16755.4799999999" calcext:value-type="float">
            <text:p>16755.4799999999</text:p>
          </table:table-cell>
          <table:table-cell table:formula="of:=[.PL30]+[.PM29]" office:value-type="float" office:value="16794.7199999999" calcext:value-type="float">
            <text:p>16794.7199999999</text:p>
          </table:table-cell>
          <table:table-cell table:formula="of:=[.PM30]+[.PN29]" office:value-type="float" office:value="16833.9599999999" calcext:value-type="float">
            <text:p>16833.9599999999</text:p>
          </table:table-cell>
          <table:table-cell table:formula="of:=[.PN30]+[.PO29]" office:value-type="float" office:value="16873.1999999999" calcext:value-type="float">
            <text:p>16873.1999999999</text:p>
          </table:table-cell>
          <table:table-cell table:formula="of:=[.PO30]+[.PP29]" office:value-type="float" office:value="16912.4399999999" calcext:value-type="float">
            <text:p>16912.4399999999</text:p>
          </table:table-cell>
          <table:table-cell table:formula="of:=[.PP30]+[.PQ29]" office:value-type="float" office:value="16951.6799999999" calcext:value-type="float">
            <text:p>16951.6799999999</text:p>
          </table:table-cell>
          <table:table-cell table:formula="of:=[.PQ30]+[.PR29]" office:value-type="float" office:value="16990.9199999999" calcext:value-type="float">
            <text:p>16990.9199999999</text:p>
          </table:table-cell>
          <table:table-cell table:formula="of:=[.PR30]+[.PS29]" office:value-type="float" office:value="17030.16" calcext:value-type="float">
            <text:p>17030.16</text:p>
          </table:table-cell>
          <table:table-cell table:formula="of:=[.PS30]+[.PT29]" office:value-type="float" office:value="17069.4" calcext:value-type="float">
            <text:p>17069.4</text:p>
          </table:table-cell>
          <table:table-cell table:formula="of:=[.PT30]+[.PU29]" office:value-type="float" office:value="17108.64" calcext:value-type="float">
            <text:p>17108.64</text:p>
          </table:table-cell>
          <table:table-cell table:formula="of:=[.PU30]+[.PV29]" office:value-type="float" office:value="17147.88" calcext:value-type="float">
            <text:p>17147.88</text:p>
          </table:table-cell>
          <table:table-cell table:formula="of:=[.PV30]+[.PW29]" office:value-type="float" office:value="17187.12" calcext:value-type="float">
            <text:p>17187.12</text:p>
          </table:table-cell>
          <table:table-cell table:formula="of:=[.PW30]+[.PX29]" office:value-type="float" office:value="17226.36" calcext:value-type="float">
            <text:p>17226.36</text:p>
          </table:table-cell>
          <table:table-cell table:formula="of:=[.PX30]+[.PY29]" office:value-type="float" office:value="17265.6" calcext:value-type="float">
            <text:p>17265.6</text:p>
          </table:table-cell>
          <table:table-cell table:formula="of:=[.PY30]+[.PZ29]" office:value-type="float" office:value="17304.84" calcext:value-type="float">
            <text:p>17304.84</text:p>
          </table:table-cell>
          <table:table-cell table:formula="of:=[.PZ30]+[.QA29]" office:value-type="float" office:value="17344.08" calcext:value-type="float">
            <text:p>17344.08</text:p>
          </table:table-cell>
          <table:table-cell table:formula="of:=[.QA30]+[.QB29]" office:value-type="float" office:value="17383.32" calcext:value-type="float">
            <text:p>17383.32</text:p>
          </table:table-cell>
          <table:table-cell table:formula="of:=[.QB30]+[.QC29]" office:value-type="float" office:value="17422.56" calcext:value-type="float">
            <text:p>17422.56</text:p>
          </table:table-cell>
          <table:table-cell table:formula="of:=[.QC30]+[.QD29]" office:value-type="float" office:value="17461.8" calcext:value-type="float">
            <text:p>17461.8</text:p>
          </table:table-cell>
          <table:table-cell table:formula="of:=[.QD30]+[.QE29]" office:value-type="float" office:value="17501.04" calcext:value-type="float">
            <text:p>17501.04</text:p>
          </table:table-cell>
          <table:table-cell table:formula="of:=[.QE30]+[.QF29]" office:value-type="float" office:value="17540.28" calcext:value-type="float">
            <text:p>17540.28</text:p>
          </table:table-cell>
          <table:table-cell table:formula="of:=[.QF30]+[.QG29]" office:value-type="float" office:value="17579.52" calcext:value-type="float">
            <text:p>17579.52</text:p>
          </table:table-cell>
          <table:table-cell table:formula="of:=[.QG30]+[.QH29]" office:value-type="float" office:value="17618.76" calcext:value-type="float">
            <text:p>17618.76</text:p>
          </table:table-cell>
          <table:table-cell table:formula="of:=[.QH30]+[.QI29]" office:value-type="float" office:value="17658" calcext:value-type="float">
            <text:p>17658</text:p>
          </table:table-cell>
          <table:table-cell table:formula="of:=[.QI30]+[.QJ29]" office:value-type="float" office:value="17697.24" calcext:value-type="float">
            <text:p>17697.24</text:p>
          </table:table-cell>
          <table:table-cell table:formula="of:=[.QJ30]+[.QK29]" office:value-type="float" office:value="17736.48" calcext:value-type="float">
            <text:p>17736.48</text:p>
          </table:table-cell>
          <table:table-cell table:formula="of:=[.QK30]+[.QL29]" office:value-type="float" office:value="17775.72" calcext:value-type="float">
            <text:p>17775.72</text:p>
          </table:table-cell>
          <table:table-cell table:formula="of:=[.QL30]+[.QM29]" office:value-type="float" office:value="17814.96" calcext:value-type="float">
            <text:p>17814.96</text:p>
          </table:table-cell>
          <table:table-cell table:formula="of:=[.QM30]+[.QN29]" office:value-type="float" office:value="17854.2" calcext:value-type="float">
            <text:p>17854.2</text:p>
          </table:table-cell>
          <table:table-cell table:formula="of:=[.QN30]+[.QO29]" office:value-type="float" office:value="17893.44" calcext:value-type="float">
            <text:p>17893.44</text:p>
          </table:table-cell>
          <table:table-cell table:formula="of:=[.QO30]+[.QP29]" office:value-type="float" office:value="17932.68" calcext:value-type="float">
            <text:p>17932.68</text:p>
          </table:table-cell>
          <table:table-cell table:formula="of:=[.QP30]+[.QQ29]" office:value-type="float" office:value="17971.92" calcext:value-type="float">
            <text:p>17971.92</text:p>
          </table:table-cell>
          <table:table-cell table:formula="of:=[.QQ30]+[.QR29]" office:value-type="float" office:value="18011.16" calcext:value-type="float">
            <text:p>18011.16</text:p>
          </table:table-cell>
          <table:table-cell table:formula="of:=[.QR30]+[.QS29]" office:value-type="float" office:value="18050.4" calcext:value-type="float">
            <text:p>18050.4</text:p>
          </table:table-cell>
          <table:table-cell table:formula="of:=[.QS30]+[.QT29]" office:value-type="float" office:value="18089.64" calcext:value-type="float">
            <text:p>18089.64</text:p>
          </table:table-cell>
          <table:table-cell table:formula="of:=[.QT30]+[.QU29]" office:value-type="float" office:value="18128.88" calcext:value-type="float">
            <text:p>18128.88</text:p>
          </table:table-cell>
          <table:table-cell table:formula="of:=[.QU30]+[.QV29]" office:value-type="float" office:value="18168.12" calcext:value-type="float">
            <text:p>18168.12</text:p>
          </table:table-cell>
          <table:table-cell table:formula="of:=[.QV30]+[.QW29]" office:value-type="float" office:value="18207.36" calcext:value-type="float">
            <text:p>18207.36</text:p>
          </table:table-cell>
          <table:table-cell table:formula="of:=[.QW30]+[.QX29]" office:value-type="float" office:value="18246.6" calcext:value-type="float">
            <text:p>18246.6</text:p>
          </table:table-cell>
          <table:table-cell table:formula="of:=[.QX30]+[.QY29]" office:value-type="float" office:value="18285.84" calcext:value-type="float">
            <text:p>18285.84</text:p>
          </table:table-cell>
          <table:table-cell table:formula="of:=[.QY30]+[.QZ29]" office:value-type="float" office:value="18325.08" calcext:value-type="float">
            <text:p>18325.08</text:p>
          </table:table-cell>
          <table:table-cell table:formula="of:=[.QZ30]+[.RA29]" office:value-type="float" office:value="18364.32" calcext:value-type="float">
            <text:p>18364.32</text:p>
          </table:table-cell>
          <table:table-cell table:formula="of:=[.RA30]+[.RB29]" office:value-type="float" office:value="18403.56" calcext:value-type="float">
            <text:p>18403.56</text:p>
          </table:table-cell>
          <table:table-cell table:formula="of:=[.RB30]+[.RC29]" office:value-type="float" office:value="18442.8" calcext:value-type="float">
            <text:p>18442.8</text:p>
          </table:table-cell>
          <table:table-cell table:formula="of:=[.RC30]+[.RD29]" office:value-type="float" office:value="18482.04" calcext:value-type="float">
            <text:p>18482.04</text:p>
          </table:table-cell>
          <table:table-cell table:formula="of:=[.RD30]+[.RE29]" office:value-type="float" office:value="18521.28" calcext:value-type="float">
            <text:p>18521.28</text:p>
          </table:table-cell>
          <table:table-cell table:formula="of:=[.RE30]+[.RF29]" office:value-type="float" office:value="18560.52" calcext:value-type="float">
            <text:p>18560.52</text:p>
          </table:table-cell>
          <table:table-cell table:formula="of:=[.RF30]+[.RG29]" office:value-type="float" office:value="18599.76" calcext:value-type="float">
            <text:p>18599.76</text:p>
          </table:table-cell>
          <table:table-cell table:formula="of:=[.RG30]+[.RH29]" office:value-type="float" office:value="18639" calcext:value-type="float">
            <text:p>18639</text:p>
          </table:table-cell>
          <table:table-cell table:formula="of:=[.RH30]+[.RI29]" office:value-type="float" office:value="18678.24" calcext:value-type="float">
            <text:p>18678.24</text:p>
          </table:table-cell>
          <table:table-cell table:formula="of:=[.RI30]+[.RJ29]" office:value-type="float" office:value="18717.48" calcext:value-type="float">
            <text:p>18717.48</text:p>
          </table:table-cell>
          <table:table-cell table:formula="of:=[.RJ30]+[.RK29]" office:value-type="float" office:value="18756.72" calcext:value-type="float">
            <text:p>18756.72</text:p>
          </table:table-cell>
          <table:table-cell table:formula="of:=[.RK30]+[.RL29]" office:value-type="float" office:value="18795.96" calcext:value-type="float">
            <text:p>18795.96</text:p>
          </table:table-cell>
          <table:table-cell table:formula="of:=[.RL30]+[.RM29]" office:value-type="float" office:value="18835.2" calcext:value-type="float">
            <text:p>18835.2</text:p>
          </table:table-cell>
          <table:table-cell table:formula="of:=[.RM30]+[.RN29]" office:value-type="float" office:value="18874.44" calcext:value-type="float">
            <text:p>18874.44</text:p>
          </table:table-cell>
          <table:table-cell table:formula="of:=[.RN30]+[.RO29]" office:value-type="float" office:value="18913.68" calcext:value-type="float">
            <text:p>18913.68</text:p>
          </table:table-cell>
          <table:table-cell table:formula="of:=[.RO30]+[.RP29]" office:value-type="float" office:value="18952.92" calcext:value-type="float">
            <text:p>18952.92</text:p>
          </table:table-cell>
          <table:table-cell table:formula="of:=[.RP30]+[.RQ29]" office:value-type="float" office:value="18992.16" calcext:value-type="float">
            <text:p>18992.16</text:p>
          </table:table-cell>
          <table:table-cell table:formula="of:=[.RQ30]+[.RR29]" office:value-type="float" office:value="19031.4" calcext:value-type="float">
            <text:p>19031.4</text:p>
          </table:table-cell>
          <table:table-cell table:formula="of:=[.RR30]+[.RS29]" office:value-type="float" office:value="19070.64" calcext:value-type="float">
            <text:p>19070.64</text:p>
          </table:table-cell>
          <table:table-cell table:formula="of:=[.RS30]+[.RT29]" office:value-type="float" office:value="19109.88" calcext:value-type="float">
            <text:p>19109.88</text:p>
          </table:table-cell>
          <table:table-cell table:formula="of:=[.RT30]+[.RU29]" office:value-type="float" office:value="19149.12" calcext:value-type="float">
            <text:p>19149.12</text:p>
          </table:table-cell>
          <table:table-cell table:formula="of:=[.RU30]+[.RV29]" office:value-type="float" office:value="19188.36" calcext:value-type="float">
            <text:p>19188.36</text:p>
          </table:table-cell>
          <table:table-cell table:formula="of:=[.RV30]+[.RW29]" office:value-type="float" office:value="19227.6" calcext:value-type="float">
            <text:p>19227.6</text:p>
          </table:table-cell>
          <table:table-cell table:formula="of:=[.RW30]+[.RX29]" office:value-type="float" office:value="19266.84" calcext:value-type="float">
            <text:p>19266.84</text:p>
          </table:table-cell>
          <table:table-cell table:formula="of:=[.RX30]+[.RY29]" office:value-type="float" office:value="19306.08" calcext:value-type="float">
            <text:p>19306.08</text:p>
          </table:table-cell>
          <table:table-cell table:formula="of:=[.RY30]+[.RZ29]" office:value-type="float" office:value="19345.32" calcext:value-type="float">
            <text:p>19345.32</text:p>
          </table:table-cell>
          <table:table-cell table:formula="of:=[.RZ30]+[.SA29]" office:value-type="float" office:value="19384.56" calcext:value-type="float">
            <text:p>19384.56</text:p>
          </table:table-cell>
          <table:table-cell table:formula="of:=[.SA30]+[.SB29]" office:value-type="float" office:value="19423.8" calcext:value-type="float">
            <text:p>19423.8</text:p>
          </table:table-cell>
          <table:table-cell table:formula="of:=[.SB30]+[.SC29]" office:value-type="float" office:value="19463.0400000001" calcext:value-type="float">
            <text:p>19463.0400000001</text:p>
          </table:table-cell>
          <table:table-cell table:formula="of:=[.SC30]+[.SD29]" office:value-type="float" office:value="19502.2800000001" calcext:value-type="float">
            <text:p>19502.2800000001</text:p>
          </table:table-cell>
          <table:table-cell table:formula="of:=[.SD30]+[.SE29]" office:value-type="float" office:value="19541.5200000001" calcext:value-type="float">
            <text:p>19541.5200000001</text:p>
          </table:table-cell>
          <table:table-cell table:formula="of:=[.SE30]+[.SF29]" office:value-type="float" office:value="19580.7600000001" calcext:value-type="float">
            <text:p>19580.7600000001</text:p>
          </table:table-cell>
          <table:table-cell table:formula="of:=[.SF30]+[.SG29]" office:value-type="float" office:value="19620.0000000001" calcext:value-type="float">
            <text:p>19620.0000000001</text:p>
          </table:table-cell>
          <table:table-cell table:formula="of:=[.SG30]+[.SH29]" office:value-type="float" office:value="19659.2400000001" calcext:value-type="float">
            <text:p>19659.24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1]+[.B30]" office:value-type="float" office:value="39.24" calcext:value-type="float">
            <text:p>39.24</text:p>
          </table:table-cell>
          <table:table-cell table:formula="of:=[.B31]+[.C30]" office:value-type="float" office:value="117.72" calcext:value-type="float">
            <text:p>117.72</text:p>
          </table:table-cell>
          <table:table-cell table:formula="of:=[.C31]+[.D30]" office:value-type="float" office:value="235.44" calcext:value-type="float">
            <text:p>235.44</text:p>
          </table:table-cell>
          <table:table-cell table:formula="of:=[.D31]+[.E30]" office:value-type="float" office:value="392.4" calcext:value-type="float">
            <text:p>392.4</text:p>
          </table:table-cell>
          <table:table-cell table:formula="of:=[.E31]+[.F30]" office:value-type="float" office:value="588.6" calcext:value-type="float">
            <text:p>588.6</text:p>
          </table:table-cell>
          <table:table-cell table:formula="of:=[.F31]+[.G30]" office:value-type="float" office:value="824.04" calcext:value-type="float">
            <text:p>824.04</text:p>
          </table:table-cell>
          <table:table-cell table:formula="of:=[.G31]+[.H30]" office:value-type="float" office:value="1098.72" calcext:value-type="float">
            <text:p>1098.72</text:p>
          </table:table-cell>
          <table:table-cell table:formula="of:=[.H31]+[.I30]" office:value-type="float" office:value="1412.64" calcext:value-type="float">
            <text:p>1412.64</text:p>
          </table:table-cell>
          <table:table-cell table:formula="of:=[.I31]+[.J30]" office:value-type="float" office:value="1765.8" calcext:value-type="float">
            <text:p>1765.8</text:p>
          </table:table-cell>
          <table:table-cell table:formula="of:=[.J31]+[.K30]" office:value-type="float" office:value="2158.2" calcext:value-type="float">
            <text:p>2158.2</text:p>
          </table:table-cell>
          <table:table-cell table:formula="of:=[.K31]+[.L30]" office:value-type="float" office:value="2589.84" calcext:value-type="float">
            <text:p>2589.84</text:p>
          </table:table-cell>
          <table:table-cell table:formula="of:=[.L31]+[.M30]" office:value-type="float" office:value="3060.72" calcext:value-type="float">
            <text:p>3060.72</text:p>
          </table:table-cell>
          <table:table-cell table:formula="of:=[.M31]+[.N30]" office:value-type="float" office:value="3570.84" calcext:value-type="float">
            <text:p>3570.84</text:p>
          </table:table-cell>
          <table:table-cell table:formula="of:=[.N31]+[.O30]" office:value-type="float" office:value="4120.2" calcext:value-type="float">
            <text:p>4120.2</text:p>
          </table:table-cell>
          <table:table-cell table:formula="of:=[.O31]+[.P30]" office:value-type="float" office:value="4708.8" calcext:value-type="float">
            <text:p>4708.8</text:p>
          </table:table-cell>
          <table:table-cell table:formula="of:=[.P31]+[.Q30]" office:value-type="float" office:value="5336.64" calcext:value-type="float">
            <text:p>5336.64</text:p>
          </table:table-cell>
          <table:table-cell table:formula="of:=[.Q31]+[.R30]" office:value-type="float" office:value="6003.72" calcext:value-type="float">
            <text:p>6003.72</text:p>
          </table:table-cell>
          <table:table-cell table:formula="of:=[.R31]+[.S30]" office:value-type="float" office:value="6710.04" calcext:value-type="float">
            <text:p>6710.04</text:p>
          </table:table-cell>
          <table:table-cell table:formula="of:=[.S31]+[.T30]" office:value-type="float" office:value="7455.6" calcext:value-type="float">
            <text:p>7455.6</text:p>
          </table:table-cell>
          <table:table-cell table:formula="of:=[.T31]+[.U30]" office:value-type="float" office:value="8240.4" calcext:value-type="float">
            <text:p>8240.4</text:p>
          </table:table-cell>
          <table:table-cell table:formula="of:=[.U31]+[.V30]" office:value-type="float" office:value="9064.44" calcext:value-type="float">
            <text:p>9064.44</text:p>
          </table:table-cell>
          <table:table-cell table:formula="of:=[.V31]+[.W30]" office:value-type="float" office:value="9927.72" calcext:value-type="float">
            <text:p>9927.72</text:p>
          </table:table-cell>
          <table:table-cell table:formula="of:=[.W31]+[.X30]" office:value-type="float" office:value="10830.24" calcext:value-type="float">
            <text:p>10830.24</text:p>
          </table:table-cell>
          <table:table-cell table:formula="of:=[.X31]+[.Y30]" office:value-type="float" office:value="11772" calcext:value-type="float">
            <text:p>11772</text:p>
          </table:table-cell>
          <table:table-cell table:formula="of:=[.Y31]+[.Z30]" office:value-type="float" office:value="12753" calcext:value-type="float">
            <text:p>12753</text:p>
          </table:table-cell>
          <table:table-cell table:formula="of:=[.Z31]+[.AA30]" office:value-type="float" office:value="13773.24" calcext:value-type="float">
            <text:p>13773.24</text:p>
          </table:table-cell>
          <table:table-cell table:formula="of:=[.AA31]+[.AB30]" office:value-type="float" office:value="14832.72" calcext:value-type="float">
            <text:p>14832.72</text:p>
          </table:table-cell>
          <table:table-cell table:formula="of:=[.AB31]+[.AC30]" office:value-type="float" office:value="15931.44" calcext:value-type="float">
            <text:p>15931.44</text:p>
          </table:table-cell>
          <table:table-cell table:formula="of:=[.AC31]+[.AD30]" office:value-type="float" office:value="17069.4" calcext:value-type="float">
            <text:p>17069.4</text:p>
          </table:table-cell>
          <table:table-cell table:formula="of:=[.AD31]+[.AE30]" office:value-type="float" office:value="18246.6" calcext:value-type="float">
            <text:p>18246.6</text:p>
          </table:table-cell>
          <table:table-cell table:formula="of:=[.AE31]+[.AF30]" office:value-type="float" office:value="19463.04" calcext:value-type="float">
            <text:p>19463.04</text:p>
          </table:table-cell>
          <table:table-cell table:formula="of:=[.AF31]+[.AG30]" office:value-type="float" office:value="20718.72" calcext:value-type="float">
            <text:p>20718.72</text:p>
          </table:table-cell>
          <table:table-cell table:formula="of:=[.AG31]+[.AH30]" office:value-type="float" office:value="22013.64" calcext:value-type="float">
            <text:p>22013.64</text:p>
          </table:table-cell>
          <table:table-cell table:formula="of:=[.AH31]+[.AI30]" office:value-type="float" office:value="23347.8" calcext:value-type="float">
            <text:p>23347.8</text:p>
          </table:table-cell>
          <table:table-cell table:formula="of:=[.AI31]+[.AJ30]" office:value-type="float" office:value="24721.2" calcext:value-type="float">
            <text:p>24721.2</text:p>
          </table:table-cell>
          <table:table-cell table:formula="of:=[.AJ31]+[.AK30]" office:value-type="float" office:value="26133.84" calcext:value-type="float">
            <text:p>26133.84</text:p>
          </table:table-cell>
          <table:table-cell table:formula="of:=[.AK31]+[.AL30]" office:value-type="float" office:value="27585.72" calcext:value-type="float">
            <text:p>27585.72</text:p>
          </table:table-cell>
          <table:table-cell table:formula="of:=[.AL31]+[.AM30]" office:value-type="float" office:value="29076.84" calcext:value-type="float">
            <text:p>29076.84</text:p>
          </table:table-cell>
          <table:table-cell table:formula="of:=[.AM31]+[.AN30]" office:value-type="float" office:value="30607.2" calcext:value-type="float">
            <text:p>30607.2</text:p>
          </table:table-cell>
          <table:table-cell table:formula="of:=[.AN31]+[.AO30]" office:value-type="float" office:value="32176.8" calcext:value-type="float">
            <text:p>32176.8</text:p>
          </table:table-cell>
          <table:table-cell table:formula="of:=[.AO31]+[.AP30]" office:value-type="float" office:value="33785.64" calcext:value-type="float">
            <text:p>33785.64</text:p>
          </table:table-cell>
          <table:table-cell table:formula="of:=[.AP31]+[.AQ30]" office:value-type="float" office:value="35433.72" calcext:value-type="float">
            <text:p>35433.72</text:p>
          </table:table-cell>
          <table:table-cell table:formula="of:=[.AQ31]+[.AR30]" office:value-type="float" office:value="37121.04" calcext:value-type="float">
            <text:p>37121.04</text:p>
          </table:table-cell>
          <table:table-cell table:formula="of:=[.AR31]+[.AS30]" office:value-type="float" office:value="38847.6" calcext:value-type="float">
            <text:p>38847.6</text:p>
          </table:table-cell>
          <table:table-cell table:formula="of:=[.AS31]+[.AT30]" office:value-type="float" office:value="40613.4" calcext:value-type="float">
            <text:p>40613.4</text:p>
          </table:table-cell>
          <table:table-cell table:formula="of:=[.AT31]+[.AU30]" office:value-type="float" office:value="42418.44" calcext:value-type="float">
            <text:p>42418.44</text:p>
          </table:table-cell>
          <table:table-cell table:formula="of:=[.AU31]+[.AV30]" office:value-type="float" office:value="44262.72" calcext:value-type="float">
            <text:p>44262.72</text:p>
          </table:table-cell>
          <table:table-cell table:formula="of:=[.AV31]+[.AW30]" office:value-type="float" office:value="46146.24" calcext:value-type="float">
            <text:p>46146.24</text:p>
          </table:table-cell>
          <table:table-cell table:formula="of:=[.AW31]+[.AX30]" office:value-type="float" office:value="48069" calcext:value-type="float">
            <text:p>48069</text:p>
          </table:table-cell>
          <table:table-cell table:formula="of:=[.AX31]+[.AY30]" office:value-type="float" office:value="50031" calcext:value-type="float">
            <text:p>50031</text:p>
          </table:table-cell>
          <table:table-cell table:formula="of:=[.AY31]+[.AZ30]" office:value-type="float" office:value="52032.24" calcext:value-type="float">
            <text:p>52032.24</text:p>
          </table:table-cell>
          <table:table-cell table:formula="of:=[.AZ31]+[.BA30]" office:value-type="float" office:value="54072.72" calcext:value-type="float">
            <text:p>54072.72</text:p>
          </table:table-cell>
          <table:table-cell table:formula="of:=[.BA31]+[.BB30]" office:value-type="float" office:value="56152.44" calcext:value-type="float">
            <text:p>56152.44</text:p>
          </table:table-cell>
          <table:table-cell table:formula="of:=[.BB31]+[.BC30]" office:value-type="float" office:value="58271.4" calcext:value-type="float">
            <text:p>58271.4</text:p>
          </table:table-cell>
          <table:table-cell table:formula="of:=[.BC31]+[.BD30]" office:value-type="float" office:value="60429.6" calcext:value-type="float">
            <text:p>60429.6</text:p>
          </table:table-cell>
          <table:table-cell table:formula="of:=[.BD31]+[.BE30]" office:value-type="float" office:value="62627.04" calcext:value-type="float">
            <text:p>62627.04</text:p>
          </table:table-cell>
          <table:table-cell table:formula="of:=[.BE31]+[.BF30]" office:value-type="float" office:value="64863.72" calcext:value-type="float">
            <text:p>64863.72</text:p>
          </table:table-cell>
          <table:table-cell table:formula="of:=[.BF31]+[.BG30]" office:value-type="float" office:value="67139.64" calcext:value-type="float">
            <text:p>67139.64</text:p>
          </table:table-cell>
          <table:table-cell table:formula="of:=[.BG31]+[.BH30]" office:value-type="float" office:value="69454.8" calcext:value-type="float">
            <text:p>69454.8</text:p>
          </table:table-cell>
          <table:table-cell table:formula="of:=[.BH31]+[.BI30]" office:value-type="float" office:value="71809.2" calcext:value-type="float">
            <text:p>71809.2</text:p>
          </table:table-cell>
          <table:table-cell table:formula="of:=[.BI31]+[.BJ30]" office:value-type="float" office:value="74202.84" calcext:value-type="float">
            <text:p>74202.84</text:p>
          </table:table-cell>
          <table:table-cell table:formula="of:=[.BJ31]+[.BK30]" office:value-type="float" office:value="76635.72" calcext:value-type="float">
            <text:p>76635.72</text:p>
          </table:table-cell>
          <table:table-cell table:formula="of:=[.BK31]+[.BL30]" office:value-type="float" office:value="79107.84" calcext:value-type="float">
            <text:p>79107.84</text:p>
          </table:table-cell>
          <table:table-cell table:formula="of:=[.BL31]+[.BM30]" office:value-type="float" office:value="81619.2" calcext:value-type="float">
            <text:p>81619.2</text:p>
          </table:table-cell>
          <table:table-cell table:formula="of:=[.BM31]+[.BN30]" office:value-type="float" office:value="84169.8" calcext:value-type="float">
            <text:p>84169.8</text:p>
          </table:table-cell>
          <table:table-cell table:formula="of:=[.BN31]+[.BO30]" office:value-type="float" office:value="86759.64" calcext:value-type="float">
            <text:p>86759.64</text:p>
          </table:table-cell>
          <table:table-cell table:formula="of:=[.BO31]+[.BP30]" office:value-type="float" office:value="89388.72" calcext:value-type="float">
            <text:p>89388.72</text:p>
          </table:table-cell>
          <table:table-cell table:formula="of:=[.BP31]+[.BQ30]" office:value-type="float" office:value="92057.04" calcext:value-type="float">
            <text:p>92057.04</text:p>
          </table:table-cell>
          <table:table-cell table:formula="of:=[.BQ31]+[.BR30]" office:value-type="float" office:value="94764.6" calcext:value-type="float">
            <text:p>94764.6</text:p>
          </table:table-cell>
          <table:table-cell table:formula="of:=[.BR31]+[.BS30]" office:value-type="float" office:value="97511.4" calcext:value-type="float">
            <text:p>97511.4</text:p>
          </table:table-cell>
          <table:table-cell table:formula="of:=[.BS31]+[.BT30]" office:value-type="float" office:value="100297.44" calcext:value-type="float">
            <text:p>100297.44</text:p>
          </table:table-cell>
          <table:table-cell table:formula="of:=[.BT31]+[.BU30]" office:value-type="float" office:value="103122.72" calcext:value-type="float">
            <text:p>103122.72</text:p>
          </table:table-cell>
          <table:table-cell table:formula="of:=[.BU31]+[.BV30]" office:value-type="float" office:value="105987.24" calcext:value-type="float">
            <text:p>105987.24</text:p>
          </table:table-cell>
          <table:table-cell table:formula="of:=[.BV31]+[.BW30]" office:value-type="float" office:value="108891" calcext:value-type="float">
            <text:p>108891</text:p>
          </table:table-cell>
          <table:table-cell table:formula="of:=[.BW31]+[.BX30]" office:value-type="float" office:value="111834" calcext:value-type="float">
            <text:p>111834</text:p>
          </table:table-cell>
          <table:table-cell table:formula="of:=[.BX31]+[.BY30]" office:value-type="float" office:value="114816.24" calcext:value-type="float">
            <text:p>114816.24</text:p>
          </table:table-cell>
          <table:table-cell table:formula="of:=[.BY31]+[.BZ30]" office:value-type="float" office:value="117837.72" calcext:value-type="float">
            <text:p>117837.72</text:p>
          </table:table-cell>
          <table:table-cell table:formula="of:=[.BZ31]+[.CA30]" office:value-type="float" office:value="120898.44" calcext:value-type="float">
            <text:p>120898.44</text:p>
          </table:table-cell>
          <table:table-cell table:formula="of:=[.CA31]+[.CB30]" office:value-type="float" office:value="123998.4" calcext:value-type="float">
            <text:p>123998.4</text:p>
          </table:table-cell>
          <table:table-cell table:formula="of:=[.CB31]+[.CC30]" office:value-type="float" office:value="127137.6" calcext:value-type="float">
            <text:p>127137.6</text:p>
          </table:table-cell>
          <table:table-cell table:formula="of:=[.CC31]+[.CD30]" office:value-type="float" office:value="130316.04" calcext:value-type="float">
            <text:p>130316.04</text:p>
          </table:table-cell>
          <table:table-cell table:formula="of:=[.CD31]+[.CE30]" office:value-type="float" office:value="133533.72" calcext:value-type="float">
            <text:p>133533.72</text:p>
          </table:table-cell>
          <table:table-cell table:formula="of:=[.CE31]+[.CF30]" office:value-type="float" office:value="136790.64" calcext:value-type="float">
            <text:p>136790.64</text:p>
          </table:table-cell>
          <table:table-cell table:formula="of:=[.CF31]+[.CG30]" office:value-type="float" office:value="140086.8" calcext:value-type="float">
            <text:p>140086.8</text:p>
          </table:table-cell>
          <table:table-cell table:formula="of:=[.CG31]+[.CH30]" office:value-type="float" office:value="143422.2" calcext:value-type="float">
            <text:p>143422.2</text:p>
          </table:table-cell>
          <table:table-cell table:formula="of:=[.CH31]+[.CI30]" office:value-type="float" office:value="146796.84" calcext:value-type="float">
            <text:p>146796.84</text:p>
          </table:table-cell>
          <table:table-cell table:formula="of:=[.CI31]+[.CJ30]" office:value-type="float" office:value="150210.72" calcext:value-type="float">
            <text:p>150210.72</text:p>
          </table:table-cell>
          <table:table-cell table:formula="of:=[.CJ31]+[.CK30]" office:value-type="float" office:value="153663.84" calcext:value-type="float">
            <text:p>153663.84</text:p>
          </table:table-cell>
          <table:table-cell table:formula="of:=[.CK31]+[.CL30]" office:value-type="float" office:value="157156.2" calcext:value-type="float">
            <text:p>157156.2</text:p>
          </table:table-cell>
          <table:table-cell table:formula="of:=[.CL31]+[.CM30]" office:value-type="float" office:value="160687.8" calcext:value-type="float">
            <text:p>160687.8</text:p>
          </table:table-cell>
          <table:table-cell table:formula="of:=[.CM31]+[.CN30]" office:value-type="float" office:value="164258.64" calcext:value-type="float">
            <text:p>164258.64</text:p>
          </table:table-cell>
          <table:table-cell table:formula="of:=[.CN31]+[.CO30]" office:value-type="float" office:value="167868.72" calcext:value-type="float">
            <text:p>167868.72</text:p>
          </table:table-cell>
          <table:table-cell table:formula="of:=[.CO31]+[.CP30]" office:value-type="float" office:value="171518.04" calcext:value-type="float">
            <text:p>171518.04</text:p>
          </table:table-cell>
          <table:table-cell table:formula="of:=[.CP31]+[.CQ30]" office:value-type="float" office:value="175206.6" calcext:value-type="float">
            <text:p>175206.6</text:p>
          </table:table-cell>
          <table:table-cell table:formula="of:=[.CQ31]+[.CR30]" office:value-type="float" office:value="178934.4" calcext:value-type="float">
            <text:p>178934.4</text:p>
          </table:table-cell>
          <table:table-cell table:formula="of:=[.CR31]+[.CS30]" office:value-type="float" office:value="182701.44" calcext:value-type="float">
            <text:p>182701.44</text:p>
          </table:table-cell>
          <table:table-cell table:formula="of:=[.CS31]+[.CT30]" office:value-type="float" office:value="186507.72" calcext:value-type="float">
            <text:p>186507.72</text:p>
          </table:table-cell>
          <table:table-cell table:formula="of:=[.CT31]+[.CU30]" office:value-type="float" office:value="190353.24" calcext:value-type="float">
            <text:p>190353.24</text:p>
          </table:table-cell>
          <table:table-cell table:formula="of:=[.CU31]+[.CV30]" office:value-type="float" office:value="194238" calcext:value-type="float">
            <text:p>194238</text:p>
          </table:table-cell>
          <table:table-cell table:formula="of:=[.CV31]+[.CW30]" office:value-type="float" office:value="198162" calcext:value-type="float">
            <text:p>198162</text:p>
          </table:table-cell>
          <table:table-cell table:formula="of:=[.CW31]+[.CX30]" office:value-type="float" office:value="202125.24" calcext:value-type="float">
            <text:p>202125.24</text:p>
          </table:table-cell>
          <table:table-cell table:formula="of:=[.CX31]+[.CY30]" office:value-type="float" office:value="206127.72" calcext:value-type="float">
            <text:p>206127.72</text:p>
          </table:table-cell>
          <table:table-cell table:formula="of:=[.CY31]+[.CZ30]" office:value-type="float" office:value="210169.44" calcext:value-type="float">
            <text:p>210169.44</text:p>
          </table:table-cell>
          <table:table-cell table:formula="of:=[.CZ31]+[.DA30]" office:value-type="float" office:value="214250.4" calcext:value-type="float">
            <text:p>214250.4</text:p>
          </table:table-cell>
          <table:table-cell table:formula="of:=[.DA31]+[.DB30]" office:value-type="float" office:value="218370.6" calcext:value-type="float">
            <text:p>218370.6</text:p>
          </table:table-cell>
          <table:table-cell table:formula="of:=[.DB31]+[.DC30]" office:value-type="float" office:value="222530.04" calcext:value-type="float">
            <text:p>222530.04</text:p>
          </table:table-cell>
          <table:table-cell table:formula="of:=[.DC31]+[.DD30]" office:value-type="float" office:value="226728.72" calcext:value-type="float">
            <text:p>226728.72</text:p>
          </table:table-cell>
          <table:table-cell table:formula="of:=[.DD31]+[.DE30]" office:value-type="float" office:value="230966.64" calcext:value-type="float">
            <text:p>230966.64</text:p>
          </table:table-cell>
          <table:table-cell table:formula="of:=[.DE31]+[.DF30]" office:value-type="float" office:value="235243.8" calcext:value-type="float">
            <text:p>235243.8</text:p>
          </table:table-cell>
          <table:table-cell table:formula="of:=[.DF31]+[.DG30]" office:value-type="float" office:value="239560.2" calcext:value-type="float">
            <text:p>239560.2</text:p>
          </table:table-cell>
          <table:table-cell table:formula="of:=[.DG31]+[.DH30]" office:value-type="float" office:value="243915.84" calcext:value-type="float">
            <text:p>243915.84</text:p>
          </table:table-cell>
          <table:table-cell table:formula="of:=[.DH31]+[.DI30]" office:value-type="float" office:value="248310.72" calcext:value-type="float">
            <text:p>248310.72</text:p>
          </table:table-cell>
          <table:table-cell table:formula="of:=[.DI31]+[.DJ30]" office:value-type="float" office:value="252744.84" calcext:value-type="float">
            <text:p>252744.84</text:p>
          </table:table-cell>
          <table:table-cell table:formula="of:=[.DJ31]+[.DK30]" office:value-type="float" office:value="257218.2" calcext:value-type="float">
            <text:p>257218.2</text:p>
          </table:table-cell>
          <table:table-cell table:formula="of:=[.DK31]+[.DL30]" office:value-type="float" office:value="261730.8" calcext:value-type="float">
            <text:p>261730.8</text:p>
          </table:table-cell>
          <table:table-cell table:formula="of:=[.DL31]+[.DM30]" office:value-type="float" office:value="266282.64" calcext:value-type="float">
            <text:p>266282.64</text:p>
          </table:table-cell>
          <table:table-cell table:formula="of:=[.DM31]+[.DN30]" office:value-type="float" office:value="270873.719999999" calcext:value-type="float">
            <text:p>270873.719999999</text:p>
          </table:table-cell>
          <table:table-cell table:formula="of:=[.DN31]+[.DO30]" office:value-type="float" office:value="275504.039999999" calcext:value-type="float">
            <text:p>275504.039999999</text:p>
          </table:table-cell>
          <table:table-cell table:formula="of:=[.DO31]+[.DP30]" office:value-type="float" office:value="280173.6" calcext:value-type="float">
            <text:p>280173.6</text:p>
          </table:table-cell>
          <table:table-cell table:formula="of:=[.DP31]+[.DQ30]" office:value-type="float" office:value="284882.4" calcext:value-type="float">
            <text:p>284882.4</text:p>
          </table:table-cell>
          <table:table-cell table:formula="of:=[.DQ31]+[.DR30]" office:value-type="float" office:value="289630.439999999" calcext:value-type="float">
            <text:p>289630.439999999</text:p>
          </table:table-cell>
          <table:table-cell table:formula="of:=[.DR31]+[.DS30]" office:value-type="float" office:value="294417.719999999" calcext:value-type="float">
            <text:p>294417.719999999</text:p>
          </table:table-cell>
          <table:table-cell table:formula="of:=[.DS31]+[.DT30]" office:value-type="float" office:value="299244.239999999" calcext:value-type="float">
            <text:p>299244.239999999</text:p>
          </table:table-cell>
          <table:table-cell table:formula="of:=[.DT31]+[.DU30]" office:value-type="float" office:value="304109.999999999" calcext:value-type="float">
            <text:p>304109.999999999</text:p>
          </table:table-cell>
          <table:table-cell table:formula="of:=[.DU31]+[.DV30]" office:value-type="float" office:value="309014.999999999" calcext:value-type="float">
            <text:p>309014.999999999</text:p>
          </table:table-cell>
          <table:table-cell table:formula="of:=[.DV31]+[.DW30]" office:value-type="float" office:value="313959.239999999" calcext:value-type="float">
            <text:p>313959.239999999</text:p>
          </table:table-cell>
          <table:table-cell table:formula="of:=[.DW31]+[.DX30]" office:value-type="float" office:value="318942.719999999" calcext:value-type="float">
            <text:p>318942.719999999</text:p>
          </table:table-cell>
          <table:table-cell table:formula="of:=[.DX31]+[.DY30]" office:value-type="float" office:value="323965.439999999" calcext:value-type="float">
            <text:p>323965.439999999</text:p>
          </table:table-cell>
          <table:table-cell table:formula="of:=[.DY31]+[.DZ30]" office:value-type="float" office:value="329027.399999999" calcext:value-type="float">
            <text:p>329027.399999999</text:p>
          </table:table-cell>
          <table:table-cell table:formula="of:=[.DZ31]+[.EA30]" office:value-type="float" office:value="334128.599999999" calcext:value-type="float">
            <text:p>334128.599999999</text:p>
          </table:table-cell>
          <table:table-cell table:formula="of:=[.EA31]+[.EB30]" office:value-type="float" office:value="339269.039999999" calcext:value-type="float">
            <text:p>339269.039999999</text:p>
          </table:table-cell>
          <table:table-cell table:formula="of:=[.EB31]+[.EC30]" office:value-type="float" office:value="344448.719999999" calcext:value-type="float">
            <text:p>344448.719999999</text:p>
          </table:table-cell>
          <table:table-cell table:formula="of:=[.EC31]+[.ED30]" office:value-type="float" office:value="349667.639999999" calcext:value-type="float">
            <text:p>349667.639999999</text:p>
          </table:table-cell>
          <table:table-cell table:formula="of:=[.ED31]+[.EE30]" office:value-type="float" office:value="354925.799999999" calcext:value-type="float">
            <text:p>354925.799999999</text:p>
          </table:table-cell>
          <table:table-cell table:formula="of:=[.EE31]+[.EF30]" office:value-type="float" office:value="360223.199999999" calcext:value-type="float">
            <text:p>360223.199999999</text:p>
          </table:table-cell>
          <table:table-cell table:formula="of:=[.EF31]+[.EG30]" office:value-type="float" office:value="365559.839999999" calcext:value-type="float">
            <text:p>365559.839999999</text:p>
          </table:table-cell>
          <table:table-cell table:formula="of:=[.EG31]+[.EH30]" office:value-type="float" office:value="370935.719999999" calcext:value-type="float">
            <text:p>370935.719999999</text:p>
          </table:table-cell>
          <table:table-cell table:formula="of:=[.EH31]+[.EI30]" office:value-type="float" office:value="376350.839999999" calcext:value-type="float">
            <text:p>376350.839999999</text:p>
          </table:table-cell>
          <table:table-cell table:formula="of:=[.EI31]+[.EJ30]" office:value-type="float" office:value="381805.199999999" calcext:value-type="float">
            <text:p>381805.199999999</text:p>
          </table:table-cell>
          <table:table-cell table:formula="of:=[.EJ31]+[.EK30]" office:value-type="float" office:value="387298.799999999" calcext:value-type="float">
            <text:p>387298.799999999</text:p>
          </table:table-cell>
          <table:table-cell table:formula="of:=[.EK31]+[.EL30]" office:value-type="float" office:value="392831.639999999" calcext:value-type="float">
            <text:p>392831.639999999</text:p>
          </table:table-cell>
          <table:table-cell table:formula="of:=[.EL31]+[.EM30]" office:value-type="float" office:value="398403.719999999" calcext:value-type="float">
            <text:p>398403.719999999</text:p>
          </table:table-cell>
          <table:table-cell table:formula="of:=[.EM31]+[.EN30]" office:value-type="float" office:value="404015.039999999" calcext:value-type="float">
            <text:p>404015.039999999</text:p>
          </table:table-cell>
          <table:table-cell table:formula="of:=[.EN31]+[.EO30]" office:value-type="float" office:value="409665.599999999" calcext:value-type="float">
            <text:p>409665.599999999</text:p>
          </table:table-cell>
          <table:table-cell table:formula="of:=[.EO31]+[.EP30]" office:value-type="float" office:value="415355.399999999" calcext:value-type="float">
            <text:p>415355.399999999</text:p>
          </table:table-cell>
          <table:table-cell table:formula="of:=[.EP31]+[.EQ30]" office:value-type="float" office:value="421084.439999999" calcext:value-type="float">
            <text:p>421084.439999999</text:p>
          </table:table-cell>
          <table:table-cell table:formula="of:=[.EQ31]+[.ER30]" office:value-type="float" office:value="426852.719999999" calcext:value-type="float">
            <text:p>426852.719999999</text:p>
          </table:table-cell>
          <table:table-cell table:formula="of:=[.ER31]+[.ES30]" office:value-type="float" office:value="432660.239999999" calcext:value-type="float">
            <text:p>432660.239999999</text:p>
          </table:table-cell>
          <table:table-cell table:formula="of:=[.ES31]+[.ET30]" office:value-type="float" office:value="438506.999999999" calcext:value-type="float">
            <text:p>438506.999999999</text:p>
          </table:table-cell>
          <table:table-cell table:formula="of:=[.ET31]+[.EU30]" office:value-type="float" office:value="444392.999999999" calcext:value-type="float">
            <text:p>444392.999999999</text:p>
          </table:table-cell>
          <table:table-cell table:formula="of:=[.EU31]+[.EV30]" office:value-type="float" office:value="450318.239999999" calcext:value-type="float">
            <text:p>450318.239999999</text:p>
          </table:table-cell>
          <table:table-cell table:formula="of:=[.EV31]+[.EW30]" office:value-type="float" office:value="456282.719999999" calcext:value-type="float">
            <text:p>456282.719999999</text:p>
          </table:table-cell>
          <table:table-cell table:formula="of:=[.EW31]+[.EX30]" office:value-type="float" office:value="462286.439999999" calcext:value-type="float">
            <text:p>462286.439999999</text:p>
          </table:table-cell>
          <table:table-cell table:formula="of:=[.EX31]+[.EY30]" office:value-type="float" office:value="468329.399999999" calcext:value-type="float">
            <text:p>468329.399999999</text:p>
          </table:table-cell>
          <table:table-cell table:formula="of:=[.EY31]+[.EZ30]" office:value-type="float" office:value="474411.599999999" calcext:value-type="float">
            <text:p>474411.599999999</text:p>
          </table:table-cell>
          <table:table-cell table:formula="of:=[.EZ31]+[.FA30]" office:value-type="float" office:value="480533.039999999" calcext:value-type="float">
            <text:p>480533.039999999</text:p>
          </table:table-cell>
          <table:table-cell table:formula="of:=[.FA31]+[.FB30]" office:value-type="float" office:value="486693.719999999" calcext:value-type="float">
            <text:p>486693.719999999</text:p>
          </table:table-cell>
          <table:table-cell table:formula="of:=[.FB31]+[.FC30]" office:value-type="float" office:value="492893.639999999" calcext:value-type="float">
            <text:p>492893.639999999</text:p>
          </table:table-cell>
          <table:table-cell table:formula="of:=[.FC31]+[.FD30]" office:value-type="float" office:value="499132.799999999" calcext:value-type="float">
            <text:p>499132.799999999</text:p>
          </table:table-cell>
          <table:table-cell table:formula="of:=[.FD31]+[.FE30]" office:value-type="float" office:value="505411.199999999" calcext:value-type="float">
            <text:p>505411.199999999</text:p>
          </table:table-cell>
          <table:table-cell table:formula="of:=[.FE31]+[.FF30]" office:value-type="float" office:value="511728.839999999" calcext:value-type="float">
            <text:p>511728.839999999</text:p>
          </table:table-cell>
          <table:table-cell table:formula="of:=[.FF31]+[.FG30]" office:value-type="float" office:value="518085.719999999" calcext:value-type="float">
            <text:p>518085.719999999</text:p>
          </table:table-cell>
          <table:table-cell table:formula="of:=[.FG31]+[.FH30]" office:value-type="float" office:value="524481.839999999" calcext:value-type="float">
            <text:p>524481.839999999</text:p>
          </table:table-cell>
          <table:table-cell table:formula="of:=[.FH31]+[.FI30]" office:value-type="float" office:value="530917.199999999" calcext:value-type="float">
            <text:p>530917.199999999</text:p>
          </table:table-cell>
          <table:table-cell table:formula="of:=[.FI31]+[.FJ30]" office:value-type="float" office:value="537391.799999999" calcext:value-type="float">
            <text:p>537391.799999999</text:p>
          </table:table-cell>
          <table:table-cell table:formula="of:=[.FJ31]+[.FK30]" office:value-type="float" office:value="543905.639999999" calcext:value-type="float">
            <text:p>543905.639999999</text:p>
          </table:table-cell>
          <table:table-cell table:formula="of:=[.FK31]+[.FL30]" office:value-type="float" office:value="550458.719999999" calcext:value-type="float">
            <text:p>550458.719999999</text:p>
          </table:table-cell>
          <table:table-cell table:formula="of:=[.FL31]+[.FM30]" office:value-type="float" office:value="557051.039999999" calcext:value-type="float">
            <text:p>557051.039999999</text:p>
          </table:table-cell>
          <table:table-cell table:formula="of:=[.FM31]+[.FN30]" office:value-type="float" office:value="563682.599999999" calcext:value-type="float">
            <text:p>563682.599999999</text:p>
          </table:table-cell>
          <table:table-cell table:formula="of:=[.FN31]+[.FO30]" office:value-type="float" office:value="570353.399999998" calcext:value-type="float">
            <text:p>570353.399999998</text:p>
          </table:table-cell>
          <table:table-cell table:formula="of:=[.FO31]+[.FP30]" office:value-type="float" office:value="577063.439999998" calcext:value-type="float">
            <text:p>577063.439999998</text:p>
          </table:table-cell>
          <table:table-cell table:formula="of:=[.FP31]+[.FQ30]" office:value-type="float" office:value="583812.719999998" calcext:value-type="float">
            <text:p>583812.719999998</text:p>
          </table:table-cell>
          <table:table-cell table:formula="of:=[.FQ31]+[.FR30]" office:value-type="float" office:value="590601.239999998" calcext:value-type="float">
            <text:p>590601.239999998</text:p>
          </table:table-cell>
          <table:table-cell table:formula="of:=[.FR31]+[.FS30]" office:value-type="float" office:value="597428.999999998" calcext:value-type="float">
            <text:p>597428.999999998</text:p>
          </table:table-cell>
          <table:table-cell table:formula="of:=[.FS31]+[.FT30]" office:value-type="float" office:value="604295.999999998" calcext:value-type="float">
            <text:p>604295.999999998</text:p>
          </table:table-cell>
          <table:table-cell table:formula="of:=[.FT31]+[.FU30]" office:value-type="float" office:value="611202.239999998" calcext:value-type="float">
            <text:p>611202.239999998</text:p>
          </table:table-cell>
          <table:table-cell table:formula="of:=[.FU31]+[.FV30]" office:value-type="float" office:value="618147.719999998" calcext:value-type="float">
            <text:p>618147.719999998</text:p>
          </table:table-cell>
          <table:table-cell table:formula="of:=[.FV31]+[.FW30]" office:value-type="float" office:value="625132.439999998" calcext:value-type="float">
            <text:p>625132.439999998</text:p>
          </table:table-cell>
          <table:table-cell table:formula="of:=[.FW31]+[.FX30]" office:value-type="float" office:value="632156.399999998" calcext:value-type="float">
            <text:p>632156.399999998</text:p>
          </table:table-cell>
          <table:table-cell table:formula="of:=[.FX31]+[.FY30]" office:value-type="float" office:value="639219.599999998" calcext:value-type="float">
            <text:p>639219.599999998</text:p>
          </table:table-cell>
          <table:table-cell table:formula="of:=[.FY31]+[.FZ30]" office:value-type="float" office:value="646322.039999998" calcext:value-type="float">
            <text:p>646322.039999998</text:p>
          </table:table-cell>
          <table:table-cell table:formula="of:=[.FZ31]+[.GA30]" office:value-type="float" office:value="653463.719999998" calcext:value-type="float">
            <text:p>653463.719999998</text:p>
          </table:table-cell>
          <table:table-cell table:formula="of:=[.GA31]+[.GB30]" office:value-type="float" office:value="660644.639999998" calcext:value-type="float">
            <text:p>660644.639999998</text:p>
          </table:table-cell>
          <table:table-cell table:formula="of:=[.GB31]+[.GC30]" office:value-type="float" office:value="667864.799999998" calcext:value-type="float">
            <text:p>667864.799999998</text:p>
          </table:table-cell>
          <table:table-cell table:formula="of:=[.GC31]+[.GD30]" office:value-type="float" office:value="675124.199999998" calcext:value-type="float">
            <text:p>675124.199999998</text:p>
          </table:table-cell>
          <table:table-cell table:formula="of:=[.GD31]+[.GE30]" office:value-type="float" office:value="682422.839999998" calcext:value-type="float">
            <text:p>682422.839999998</text:p>
          </table:table-cell>
          <table:table-cell table:formula="of:=[.GE31]+[.GF30]" office:value-type="float" office:value="689760.719999998" calcext:value-type="float">
            <text:p>689760.719999998</text:p>
          </table:table-cell>
          <table:table-cell table:formula="of:=[.GF31]+[.GG30]" office:value-type="float" office:value="697137.839999998" calcext:value-type="float">
            <text:p>697137.839999998</text:p>
          </table:table-cell>
          <table:table-cell table:formula="of:=[.GG31]+[.GH30]" office:value-type="float" office:value="704554.199999998" calcext:value-type="float">
            <text:p>704554.199999998</text:p>
          </table:table-cell>
          <table:table-cell table:formula="of:=[.GH31]+[.GI30]" office:value-type="float" office:value="712009.799999998" calcext:value-type="float">
            <text:p>712009.799999998</text:p>
          </table:table-cell>
          <table:table-cell table:formula="of:=[.GI31]+[.GJ30]" office:value-type="float" office:value="719504.639999998" calcext:value-type="float">
            <text:p>719504.639999998</text:p>
          </table:table-cell>
          <table:table-cell table:formula="of:=[.GJ31]+[.GK30]" office:value-type="float" office:value="727038.719999998" calcext:value-type="float">
            <text:p>727038.719999998</text:p>
          </table:table-cell>
          <table:table-cell table:formula="of:=[.GK31]+[.GL30]" office:value-type="float" office:value="734612.039999998" calcext:value-type="float">
            <text:p>734612.039999998</text:p>
          </table:table-cell>
          <table:table-cell table:formula="of:=[.GL31]+[.GM30]" office:value-type="float" office:value="742224.599999998" calcext:value-type="float">
            <text:p>742224.599999998</text:p>
          </table:table-cell>
          <table:table-cell table:formula="of:=[.GM31]+[.GN30]" office:value-type="float" office:value="749876.399999998" calcext:value-type="float">
            <text:p>749876.399999998</text:p>
          </table:table-cell>
          <table:table-cell table:formula="of:=[.GN31]+[.GO30]" office:value-type="float" office:value="757567.439999998" calcext:value-type="float">
            <text:p>757567.439999998</text:p>
          </table:table-cell>
          <table:table-cell table:formula="of:=[.GO31]+[.GP30]" office:value-type="float" office:value="765297.719999998" calcext:value-type="float">
            <text:p>765297.719999998</text:p>
          </table:table-cell>
          <table:table-cell table:formula="of:=[.GP31]+[.GQ30]" office:value-type="float" office:value="773067.239999998" calcext:value-type="float">
            <text:p>773067.239999998</text:p>
          </table:table-cell>
          <table:table-cell table:formula="of:=[.GQ31]+[.GR30]" office:value-type="float" office:value="780875.999999998" calcext:value-type="float">
            <text:p>780875.999999998</text:p>
          </table:table-cell>
          <table:table-cell table:formula="of:=[.GR31]+[.GS30]" office:value-type="float" office:value="788723.999999998" calcext:value-type="float">
            <text:p>788723.999999998</text:p>
          </table:table-cell>
          <table:table-cell table:formula="of:=[.GS31]+[.GT30]" office:value-type="float" office:value="796611.239999998" calcext:value-type="float">
            <text:p>796611.239999998</text:p>
          </table:table-cell>
          <table:table-cell table:formula="of:=[.GT31]+[.GU30]" office:value-type="float" office:value="804537.719999998" calcext:value-type="float">
            <text:p>804537.719999998</text:p>
          </table:table-cell>
          <table:table-cell table:formula="of:=[.GU31]+[.GV30]" office:value-type="float" office:value="812503.439999998" calcext:value-type="float">
            <text:p>812503.439999998</text:p>
          </table:table-cell>
          <table:table-cell table:formula="of:=[.GV31]+[.GW30]" office:value-type="float" office:value="820508.399999997" calcext:value-type="float">
            <text:p>820508.399999997</text:p>
          </table:table-cell>
          <table:table-cell table:formula="of:=[.GW31]+[.GX30]" office:value-type="float" office:value="828552.599999997" calcext:value-type="float">
            <text:p>828552.599999997</text:p>
          </table:table-cell>
          <table:table-cell table:formula="of:=[.GX31]+[.GY30]" office:value-type="float" office:value="836636.039999997" calcext:value-type="float">
            <text:p>836636.039999997</text:p>
          </table:table-cell>
          <table:table-cell table:formula="of:=[.GY31]+[.GZ30]" office:value-type="float" office:value="844758.719999997" calcext:value-type="float">
            <text:p>844758.719999997</text:p>
          </table:table-cell>
          <table:table-cell table:formula="of:=[.GZ31]+[.HA30]" office:value-type="float" office:value="852920.639999997" calcext:value-type="float">
            <text:p>852920.639999997</text:p>
          </table:table-cell>
          <table:table-cell table:formula="of:=[.HA31]+[.HB30]" office:value-type="float" office:value="861121.799999997" calcext:value-type="float">
            <text:p>861121.799999997</text:p>
          </table:table-cell>
          <table:table-cell table:formula="of:=[.HB31]+[.HC30]" office:value-type="float" office:value="869362.199999997" calcext:value-type="float">
            <text:p>869362.199999997</text:p>
          </table:table-cell>
          <table:table-cell table:formula="of:=[.HC31]+[.HD30]" office:value-type="float" office:value="877641.839999997" calcext:value-type="float">
            <text:p>877641.839999997</text:p>
          </table:table-cell>
          <table:table-cell table:formula="of:=[.HD31]+[.HE30]" office:value-type="float" office:value="885960.719999997" calcext:value-type="float">
            <text:p>885960.719999997</text:p>
          </table:table-cell>
          <table:table-cell table:formula="of:=[.HE31]+[.HF30]" office:value-type="float" office:value="894318.839999997" calcext:value-type="float">
            <text:p>894318.839999997</text:p>
          </table:table-cell>
          <table:table-cell table:formula="of:=[.HF31]+[.HG30]" office:value-type="float" office:value="902716.199999997" calcext:value-type="float">
            <text:p>902716.199999997</text:p>
          </table:table-cell>
          <table:table-cell table:formula="of:=[.HG31]+[.HH30]" office:value-type="float" office:value="911152.799999997" calcext:value-type="float">
            <text:p>911152.799999997</text:p>
          </table:table-cell>
          <table:table-cell table:formula="of:=[.HH31]+[.HI30]" office:value-type="float" office:value="919628.639999997" calcext:value-type="float">
            <text:p>919628.639999997</text:p>
          </table:table-cell>
          <table:table-cell table:formula="of:=[.HI31]+[.HJ30]" office:value-type="float" office:value="928143.719999997" calcext:value-type="float">
            <text:p>928143.719999997</text:p>
          </table:table-cell>
          <table:table-cell table:formula="of:=[.HJ31]+[.HK30]" office:value-type="float" office:value="936698.039999997" calcext:value-type="float">
            <text:p>936698.039999997</text:p>
          </table:table-cell>
          <table:table-cell table:formula="of:=[.HK31]+[.HL30]" office:value-type="float" office:value="945291.599999997" calcext:value-type="float">
            <text:p>945291.599999997</text:p>
          </table:table-cell>
          <table:table-cell table:formula="of:=[.HL31]+[.HM30]" office:value-type="float" office:value="953924.399999997" calcext:value-type="float">
            <text:p>953924.399999997</text:p>
          </table:table-cell>
          <table:table-cell table:formula="of:=[.HM31]+[.HN30]" office:value-type="float" office:value="962596.439999997" calcext:value-type="float">
            <text:p>962596.439999997</text:p>
          </table:table-cell>
          <table:table-cell table:formula="of:=[.HN31]+[.HO30]" office:value-type="float" office:value="971307.719999997" calcext:value-type="float">
            <text:p>971307.719999997</text:p>
          </table:table-cell>
          <table:table-cell table:formula="of:=[.HO31]+[.HP30]" office:value-type="float" office:value="980058.239999997" calcext:value-type="float">
            <text:p>980058.239999997</text:p>
          </table:table-cell>
          <table:table-cell table:formula="of:=[.HP31]+[.HQ30]" office:value-type="float" office:value="988847.999999997" calcext:value-type="float">
            <text:p>988847.999999997</text:p>
          </table:table-cell>
          <table:table-cell table:formula="of:=[.HQ31]+[.HR30]" office:value-type="float" office:value="997676.999999997" calcext:value-type="float">
            <text:p>997676.999999997</text:p>
          </table:table-cell>
          <table:table-cell table:formula="of:=[.HR31]+[.HS30]" office:value-type="float" office:value="1006545.24" calcext:value-type="float">
            <text:p>1006545.24</text:p>
          </table:table-cell>
          <table:table-cell table:formula="of:=[.HS31]+[.HT30]" office:value-type="float" office:value="1015452.72" calcext:value-type="float">
            <text:p>1015452.72</text:p>
          </table:table-cell>
          <table:table-cell table:formula="of:=[.HT31]+[.HU30]" office:value-type="float" office:value="1024399.44" calcext:value-type="float">
            <text:p>1024399.44</text:p>
          </table:table-cell>
          <table:table-cell table:formula="of:=[.HU31]+[.HV30]" office:value-type="float" office:value="1033385.4" calcext:value-type="float">
            <text:p>1033385.4</text:p>
          </table:table-cell>
          <table:table-cell table:formula="of:=[.HV31]+[.HW30]" office:value-type="float" office:value="1042410.6" calcext:value-type="float">
            <text:p>1042410.6</text:p>
          </table:table-cell>
          <table:table-cell table:formula="of:=[.HW31]+[.HX30]" office:value-type="float" office:value="1051475.04" calcext:value-type="float">
            <text:p>1051475.04</text:p>
          </table:table-cell>
          <table:table-cell table:formula="of:=[.HX31]+[.HY30]" office:value-type="float" office:value="1060578.72" calcext:value-type="float">
            <text:p>1060578.72</text:p>
          </table:table-cell>
          <table:table-cell table:formula="of:=[.HY31]+[.HZ30]" office:value-type="float" office:value="1069721.64" calcext:value-type="float">
            <text:p>1069721.64</text:p>
          </table:table-cell>
          <table:table-cell table:formula="of:=[.HZ31]+[.IA30]" office:value-type="float" office:value="1078903.8" calcext:value-type="float">
            <text:p>1078903.8</text:p>
          </table:table-cell>
          <table:table-cell table:formula="of:=[.IA31]+[.IB30]" office:value-type="float" office:value="1088125.2" calcext:value-type="float">
            <text:p>1088125.2</text:p>
          </table:table-cell>
          <table:table-cell table:formula="of:=[.IB31]+[.IC30]" office:value-type="float" office:value="1097385.84" calcext:value-type="float">
            <text:p>1097385.84</text:p>
          </table:table-cell>
          <table:table-cell table:formula="of:=[.IC31]+[.ID30]" office:value-type="float" office:value="1106685.72" calcext:value-type="float">
            <text:p>1106685.72</text:p>
          </table:table-cell>
          <table:table-cell table:formula="of:=[.ID31]+[.IE30]" office:value-type="float" office:value="1116024.84" calcext:value-type="float">
            <text:p>1116024.84</text:p>
          </table:table-cell>
          <table:table-cell table:formula="of:=[.IE31]+[.IF30]" office:value-type="float" office:value="1125403.2" calcext:value-type="float">
            <text:p>1125403.2</text:p>
          </table:table-cell>
          <table:table-cell table:formula="of:=[.IF31]+[.IG30]" office:value-type="float" office:value="1134820.8" calcext:value-type="float">
            <text:p>1134820.8</text:p>
          </table:table-cell>
          <table:table-cell table:formula="of:=[.IG31]+[.IH30]" office:value-type="float" office:value="1144277.64" calcext:value-type="float">
            <text:p>1144277.64</text:p>
          </table:table-cell>
          <table:table-cell table:formula="of:=[.IH31]+[.II30]" office:value-type="float" office:value="1153773.72" calcext:value-type="float">
            <text:p>1153773.72</text:p>
          </table:table-cell>
          <table:table-cell table:formula="of:=[.II31]+[.IJ30]" office:value-type="float" office:value="1163309.04" calcext:value-type="float">
            <text:p>1163309.04</text:p>
          </table:table-cell>
          <table:table-cell table:formula="of:=[.IJ31]+[.IK30]" office:value-type="float" office:value="1172883.6" calcext:value-type="float">
            <text:p>1172883.6</text:p>
          </table:table-cell>
          <table:table-cell table:formula="of:=[.IK31]+[.IL30]" office:value-type="float" office:value="1182497.4" calcext:value-type="float">
            <text:p>1182497.4</text:p>
          </table:table-cell>
          <table:table-cell table:formula="of:=[.IL31]+[.IM30]" office:value-type="float" office:value="1192150.44" calcext:value-type="float">
            <text:p>1192150.44</text:p>
          </table:table-cell>
          <table:table-cell table:formula="of:=[.IM31]+[.IN30]" office:value-type="float" office:value="1201842.72" calcext:value-type="float">
            <text:p>1201842.72</text:p>
          </table:table-cell>
          <table:table-cell table:formula="of:=[.IN31]+[.IO30]" office:value-type="float" office:value="1211574.24" calcext:value-type="float">
            <text:p>1211574.24</text:p>
          </table:table-cell>
          <table:table-cell table:formula="of:=[.IO31]+[.IP30]" office:value-type="float" office:value="1221345" calcext:value-type="float">
            <text:p>1221345</text:p>
          </table:table-cell>
          <table:table-cell table:formula="of:=[.IP31]+[.IQ30]" office:value-type="float" office:value="1231155" calcext:value-type="float">
            <text:p>1231155</text:p>
          </table:table-cell>
          <table:table-cell table:formula="of:=[.IQ31]+[.IR30]" office:value-type="float" office:value="1241004.24" calcext:value-type="float">
            <text:p>1241004.24</text:p>
          </table:table-cell>
          <table:table-cell table:formula="of:=[.IR31]+[.IS30]" office:value-type="float" office:value="1250892.72" calcext:value-type="float">
            <text:p>1250892.72</text:p>
          </table:table-cell>
          <table:table-cell table:formula="of:=[.IS31]+[.IT30]" office:value-type="float" office:value="1260820.44" calcext:value-type="float">
            <text:p>1260820.44</text:p>
          </table:table-cell>
          <table:table-cell table:formula="of:=[.IT31]+[.IU30]" office:value-type="float" office:value="1270787.4" calcext:value-type="float">
            <text:p>1270787.4</text:p>
          </table:table-cell>
          <table:table-cell table:formula="of:=[.IU31]+[.IV30]" office:value-type="float" office:value="1280793.6" calcext:value-type="float">
            <text:p>1280793.6</text:p>
          </table:table-cell>
          <table:table-cell table:formula="of:=[.IV31]+[.IW30]" office:value-type="float" office:value="1290839.04" calcext:value-type="float">
            <text:p>1290839.04</text:p>
          </table:table-cell>
          <table:table-cell table:formula="of:=[.IW31]+[.IX30]" office:value-type="float" office:value="1300923.72" calcext:value-type="float">
            <text:p>1300923.72</text:p>
          </table:table-cell>
          <table:table-cell table:formula="of:=[.IX31]+[.IY30]" office:value-type="float" office:value="1311047.64" calcext:value-type="float">
            <text:p>1311047.64</text:p>
          </table:table-cell>
          <table:table-cell table:formula="of:=[.IY31]+[.IZ30]" office:value-type="float" office:value="1321210.8" calcext:value-type="float">
            <text:p>1321210.8</text:p>
          </table:table-cell>
          <table:table-cell table:formula="of:=[.IZ31]+[.JA30]" office:value-type="float" office:value="1331413.2" calcext:value-type="float">
            <text:p>1331413.2</text:p>
          </table:table-cell>
          <table:table-cell table:formula="of:=[.JA31]+[.JB30]" office:value-type="float" office:value="1341654.84" calcext:value-type="float">
            <text:p>1341654.84</text:p>
          </table:table-cell>
          <table:table-cell table:formula="of:=[.JB31]+[.JC30]" office:value-type="float" office:value="1351935.72" calcext:value-type="float">
            <text:p>1351935.72</text:p>
          </table:table-cell>
          <table:table-cell table:formula="of:=[.JC31]+[.JD30]" office:value-type="float" office:value="1362255.83999999" calcext:value-type="float">
            <text:p>1362255.83999999</text:p>
          </table:table-cell>
          <table:table-cell table:formula="of:=[.JD31]+[.JE30]" office:value-type="float" office:value="1372615.2" calcext:value-type="float">
            <text:p>1372615.2</text:p>
          </table:table-cell>
          <table:table-cell table:formula="of:=[.JE31]+[.JF30]" office:value-type="float" office:value="1383013.79999999" calcext:value-type="float">
            <text:p>1383013.79999999</text:p>
          </table:table-cell>
          <table:table-cell table:formula="of:=[.JF31]+[.JG30]" office:value-type="float" office:value="1393451.63999999" calcext:value-type="float">
            <text:p>1393451.63999999</text:p>
          </table:table-cell>
          <table:table-cell table:formula="of:=[.JG31]+[.JH30]" office:value-type="float" office:value="1403928.71999999" calcext:value-type="float">
            <text:p>1403928.71999999</text:p>
          </table:table-cell>
          <table:table-cell table:formula="of:=[.JH31]+[.JI30]" office:value-type="float" office:value="1414445.03999999" calcext:value-type="float">
            <text:p>1414445.03999999</text:p>
          </table:table-cell>
          <table:table-cell table:formula="of:=[.JI31]+[.JJ30]" office:value-type="float" office:value="1425000.59999999" calcext:value-type="float">
            <text:p>1425000.59999999</text:p>
          </table:table-cell>
          <table:table-cell table:formula="of:=[.JJ31]+[.JK30]" office:value-type="float" office:value="1435595.39999999" calcext:value-type="float">
            <text:p>1435595.39999999</text:p>
          </table:table-cell>
          <table:table-cell table:formula="of:=[.JK31]+[.JL30]" office:value-type="float" office:value="1446229.43999999" calcext:value-type="float">
            <text:p>1446229.43999999</text:p>
          </table:table-cell>
          <table:table-cell table:formula="of:=[.JL31]+[.JM30]" office:value-type="float" office:value="1456902.71999999" calcext:value-type="float">
            <text:p>1456902.71999999</text:p>
          </table:table-cell>
          <table:table-cell table:formula="of:=[.JM31]+[.JN30]" office:value-type="float" office:value="1467615.23999999" calcext:value-type="float">
            <text:p>1467615.23999999</text:p>
          </table:table-cell>
          <table:table-cell table:formula="of:=[.JN31]+[.JO30]" office:value-type="float" office:value="1478366.99999999" calcext:value-type="float">
            <text:p>1478366.99999999</text:p>
          </table:table-cell>
          <table:table-cell table:formula="of:=[.JO31]+[.JP30]" office:value-type="float" office:value="1489157.99999999" calcext:value-type="float">
            <text:p>1489157.99999999</text:p>
          </table:table-cell>
          <table:table-cell table:formula="of:=[.JP31]+[.JQ30]" office:value-type="float" office:value="1499988.23999999" calcext:value-type="float">
            <text:p>1499988.23999999</text:p>
          </table:table-cell>
          <table:table-cell table:formula="of:=[.JQ31]+[.JR30]" office:value-type="float" office:value="1510857.71999999" calcext:value-type="float">
            <text:p>1510857.71999999</text:p>
          </table:table-cell>
          <table:table-cell table:formula="of:=[.JR31]+[.JS30]" office:value-type="float" office:value="1521766.43999999" calcext:value-type="float">
            <text:p>1521766.43999999</text:p>
          </table:table-cell>
          <table:table-cell table:formula="of:=[.JS31]+[.JT30]" office:value-type="float" office:value="1532714.39999999" calcext:value-type="float">
            <text:p>1532714.39999999</text:p>
          </table:table-cell>
          <table:table-cell table:formula="of:=[.JT31]+[.JU30]" office:value-type="float" office:value="1543701.59999999" calcext:value-type="float">
            <text:p>1543701.59999999</text:p>
          </table:table-cell>
          <table:table-cell table:formula="of:=[.JU31]+[.JV30]" office:value-type="float" office:value="1554728.03999999" calcext:value-type="float">
            <text:p>1554728.03999999</text:p>
          </table:table-cell>
          <table:table-cell table:formula="of:=[.JV31]+[.JW30]" office:value-type="float" office:value="1565793.71999999" calcext:value-type="float">
            <text:p>1565793.71999999</text:p>
          </table:table-cell>
          <table:table-cell table:formula="of:=[.JW31]+[.JX30]" office:value-type="float" office:value="1576898.63999999" calcext:value-type="float">
            <text:p>1576898.63999999</text:p>
          </table:table-cell>
          <table:table-cell table:formula="of:=[.JX31]+[.JY30]" office:value-type="float" office:value="1588042.79999999" calcext:value-type="float">
            <text:p>1588042.79999999</text:p>
          </table:table-cell>
          <table:table-cell table:formula="of:=[.JY31]+[.JZ30]" office:value-type="float" office:value="1599226.19999999" calcext:value-type="float">
            <text:p>1599226.19999999</text:p>
          </table:table-cell>
          <table:table-cell table:formula="of:=[.JZ31]+[.KA30]" office:value-type="float" office:value="1610448.83999999" calcext:value-type="float">
            <text:p>1610448.83999999</text:p>
          </table:table-cell>
          <table:table-cell table:formula="of:=[.KA31]+[.KB30]" office:value-type="float" office:value="1621710.71999999" calcext:value-type="float">
            <text:p>1621710.71999999</text:p>
          </table:table-cell>
          <table:table-cell table:formula="of:=[.KB31]+[.KC30]" office:value-type="float" office:value="1633011.83999999" calcext:value-type="float">
            <text:p>1633011.83999999</text:p>
          </table:table-cell>
          <table:table-cell table:formula="of:=[.KC31]+[.KD30]" office:value-type="float" office:value="1644352.19999999" calcext:value-type="float">
            <text:p>1644352.19999999</text:p>
          </table:table-cell>
          <table:table-cell table:formula="of:=[.KD31]+[.KE30]" office:value-type="float" office:value="1655731.79999999" calcext:value-type="float">
            <text:p>1655731.79999999</text:p>
          </table:table-cell>
          <table:table-cell table:formula="of:=[.KE31]+[.KF30]" office:value-type="float" office:value="1667150.63999999" calcext:value-type="float">
            <text:p>1667150.63999999</text:p>
          </table:table-cell>
          <table:table-cell table:formula="of:=[.KF31]+[.KG30]" office:value-type="float" office:value="1678608.71999999" calcext:value-type="float">
            <text:p>1678608.71999999</text:p>
          </table:table-cell>
          <table:table-cell table:formula="of:=[.KG31]+[.KH30]" office:value-type="float" office:value="1690106.03999999" calcext:value-type="float">
            <text:p>1690106.03999999</text:p>
          </table:table-cell>
          <table:table-cell table:formula="of:=[.KH31]+[.KI30]" office:value-type="float" office:value="1701642.59999999" calcext:value-type="float">
            <text:p>1701642.59999999</text:p>
          </table:table-cell>
          <table:table-cell table:formula="of:=[.KI31]+[.KJ30]" office:value-type="float" office:value="1713218.39999999" calcext:value-type="float">
            <text:p>1713218.39999999</text:p>
          </table:table-cell>
          <table:table-cell table:formula="of:=[.KJ31]+[.KK30]" office:value-type="float" office:value="1724833.43999999" calcext:value-type="float">
            <text:p>1724833.43999999</text:p>
          </table:table-cell>
          <table:table-cell table:formula="of:=[.KK31]+[.KL30]" office:value-type="float" office:value="1736487.71999999" calcext:value-type="float">
            <text:p>1736487.71999999</text:p>
          </table:table-cell>
          <table:table-cell table:formula="of:=[.KL31]+[.KM30]" office:value-type="float" office:value="1748181.23999999" calcext:value-type="float">
            <text:p>1748181.23999999</text:p>
          </table:table-cell>
          <table:table-cell table:formula="of:=[.KM31]+[.KN30]" office:value-type="float" office:value="1759913.99999999" calcext:value-type="float">
            <text:p>1759913.99999999</text:p>
          </table:table-cell>
          <table:table-cell table:formula="of:=[.KN31]+[.KO30]" office:value-type="float" office:value="1771685.99999999" calcext:value-type="float">
            <text:p>1771685.99999999</text:p>
          </table:table-cell>
          <table:table-cell table:formula="of:=[.KO31]+[.KP30]" office:value-type="float" office:value="1783497.23999999" calcext:value-type="float">
            <text:p>1783497.23999999</text:p>
          </table:table-cell>
          <table:table-cell table:formula="of:=[.KP31]+[.KQ30]" office:value-type="float" office:value="1795347.71999999" calcext:value-type="float">
            <text:p>1795347.71999999</text:p>
          </table:table-cell>
          <table:table-cell table:formula="of:=[.KQ31]+[.KR30]" office:value-type="float" office:value="1807237.43999999" calcext:value-type="float">
            <text:p>1807237.43999999</text:p>
          </table:table-cell>
          <table:table-cell table:formula="of:=[.KR31]+[.KS30]" office:value-type="float" office:value="1819166.39999999" calcext:value-type="float">
            <text:p>1819166.39999999</text:p>
          </table:table-cell>
          <table:table-cell table:formula="of:=[.KS31]+[.KT30]" office:value-type="float" office:value="1831134.59999999" calcext:value-type="float">
            <text:p>1831134.59999999</text:p>
          </table:table-cell>
          <table:table-cell table:formula="of:=[.KT31]+[.KU30]" office:value-type="float" office:value="1843142.03999999" calcext:value-type="float">
            <text:p>1843142.03999999</text:p>
          </table:table-cell>
          <table:table-cell table:formula="of:=[.KU31]+[.KV30]" office:value-type="float" office:value="1855188.71999999" calcext:value-type="float">
            <text:p>1855188.71999999</text:p>
          </table:table-cell>
          <table:table-cell table:formula="of:=[.KV31]+[.KW30]" office:value-type="float" office:value="1867274.63999999" calcext:value-type="float">
            <text:p>1867274.63999999</text:p>
          </table:table-cell>
          <table:table-cell table:formula="of:=[.KW31]+[.KX30]" office:value-type="float" office:value="1879399.79999999" calcext:value-type="float">
            <text:p>1879399.79999999</text:p>
          </table:table-cell>
          <table:table-cell table:formula="of:=[.KX31]+[.KY30]" office:value-type="float" office:value="1891564.19999999" calcext:value-type="float">
            <text:p>1891564.19999999</text:p>
          </table:table-cell>
          <table:table-cell table:formula="of:=[.KY31]+[.KZ30]" office:value-type="float" office:value="1903767.83999999" calcext:value-type="float">
            <text:p>1903767.83999999</text:p>
          </table:table-cell>
          <table:table-cell table:formula="of:=[.KZ31]+[.LA30]" office:value-type="float" office:value="1916010.71999999" calcext:value-type="float">
            <text:p>1916010.71999999</text:p>
          </table:table-cell>
          <table:table-cell table:formula="of:=[.LA31]+[.LB30]" office:value-type="float" office:value="1928292.83999999" calcext:value-type="float">
            <text:p>1928292.83999999</text:p>
          </table:table-cell>
          <table:table-cell table:formula="of:=[.LB31]+[.LC30]" office:value-type="float" office:value="1940614.19999999" calcext:value-type="float">
            <text:p>1940614.19999999</text:p>
          </table:table-cell>
          <table:table-cell table:formula="of:=[.LC31]+[.LD30]" office:value-type="float" office:value="1952974.79999999" calcext:value-type="float">
            <text:p>1952974.79999999</text:p>
          </table:table-cell>
          <table:table-cell table:formula="of:=[.LD31]+[.LE30]" office:value-type="float" office:value="1965374.63999999" calcext:value-type="float">
            <text:p>1965374.63999999</text:p>
          </table:table-cell>
          <table:table-cell table:formula="of:=[.LE31]+[.LF30]" office:value-type="float" office:value="1977813.71999999" calcext:value-type="float">
            <text:p>1977813.71999999</text:p>
          </table:table-cell>
          <table:table-cell table:formula="of:=[.LF31]+[.LG30]" office:value-type="float" office:value="1990292.03999999" calcext:value-type="float">
            <text:p>1990292.03999999</text:p>
          </table:table-cell>
          <table:table-cell table:formula="of:=[.LG31]+[.LH30]" office:value-type="float" office:value="2002809.59999999" calcext:value-type="float">
            <text:p>2002809.59999999</text:p>
          </table:table-cell>
          <table:table-cell table:formula="of:=[.LH31]+[.LI30]" office:value-type="float" office:value="2015366.39999999" calcext:value-type="float">
            <text:p>2015366.39999999</text:p>
          </table:table-cell>
          <table:table-cell table:formula="of:=[.LI31]+[.LJ30]" office:value-type="float" office:value="2027962.43999999" calcext:value-type="float">
            <text:p>2027962.43999999</text:p>
          </table:table-cell>
          <table:table-cell table:formula="of:=[.LJ31]+[.LK30]" office:value-type="float" office:value="2040597.71999999" calcext:value-type="float">
            <text:p>2040597.71999999</text:p>
          </table:table-cell>
          <table:table-cell table:formula="of:=[.LK31]+[.LL30]" office:value-type="float" office:value="2053272.23999999" calcext:value-type="float">
            <text:p>2053272.23999999</text:p>
          </table:table-cell>
          <table:table-cell table:formula="of:=[.LL31]+[.LM30]" office:value-type="float" office:value="2065985.99999999" calcext:value-type="float">
            <text:p>2065985.99999999</text:p>
          </table:table-cell>
          <table:table-cell table:formula="of:=[.LM31]+[.LN30]" office:value-type="float" office:value="2078738.99999999" calcext:value-type="float">
            <text:p>2078738.99999999</text:p>
          </table:table-cell>
          <table:table-cell table:formula="of:=[.LN31]+[.LO30]" office:value-type="float" office:value="2091531.23999999" calcext:value-type="float">
            <text:p>2091531.23999999</text:p>
          </table:table-cell>
          <table:table-cell table:formula="of:=[.LO31]+[.LP30]" office:value-type="float" office:value="2104362.71999999" calcext:value-type="float">
            <text:p>2104362.71999999</text:p>
          </table:table-cell>
          <table:table-cell table:formula="of:=[.LP31]+[.LQ30]" office:value-type="float" office:value="2117233.43999999" calcext:value-type="float">
            <text:p>2117233.43999999</text:p>
          </table:table-cell>
          <table:table-cell table:formula="of:=[.LQ31]+[.LR30]" office:value-type="float" office:value="2130143.39999999" calcext:value-type="float">
            <text:p>2130143.39999999</text:p>
          </table:table-cell>
          <table:table-cell table:formula="of:=[.LR31]+[.LS30]" office:value-type="float" office:value="2143092.59999999" calcext:value-type="float">
            <text:p>2143092.59999999</text:p>
          </table:table-cell>
          <table:table-cell table:formula="of:=[.LS31]+[.LT30]" office:value-type="float" office:value="2156081.03999999" calcext:value-type="float">
            <text:p>2156081.03999999</text:p>
          </table:table-cell>
          <table:table-cell table:formula="of:=[.LT31]+[.LU30]" office:value-type="float" office:value="2169108.71999999" calcext:value-type="float">
            <text:p>2169108.71999999</text:p>
          </table:table-cell>
          <table:table-cell table:formula="of:=[.LU31]+[.LV30]" office:value-type="float" office:value="2182175.63999999" calcext:value-type="float">
            <text:p>2182175.63999999</text:p>
          </table:table-cell>
          <table:table-cell table:formula="of:=[.LV31]+[.LW30]" office:value-type="float" office:value="2195281.79999999" calcext:value-type="float">
            <text:p>2195281.79999999</text:p>
          </table:table-cell>
          <table:table-cell table:formula="of:=[.LW31]+[.LX30]" office:value-type="float" office:value="2208427.19999999" calcext:value-type="float">
            <text:p>2208427.19999999</text:p>
          </table:table-cell>
          <table:table-cell table:formula="of:=[.LX31]+[.LY30]" office:value-type="float" office:value="2221611.83999999" calcext:value-type="float">
            <text:p>2221611.83999999</text:p>
          </table:table-cell>
          <table:table-cell table:formula="of:=[.LY31]+[.LZ30]" office:value-type="float" office:value="2234835.71999999" calcext:value-type="float">
            <text:p>2234835.71999999</text:p>
          </table:table-cell>
          <table:table-cell table:formula="of:=[.LZ31]+[.MA30]" office:value-type="float" office:value="2248098.83999999" calcext:value-type="float">
            <text:p>2248098.83999999</text:p>
          </table:table-cell>
          <table:table-cell table:formula="of:=[.MA31]+[.MB30]" office:value-type="float" office:value="2261401.19999999" calcext:value-type="float">
            <text:p>2261401.19999999</text:p>
          </table:table-cell>
          <table:table-cell table:formula="of:=[.MB31]+[.MC30]" office:value-type="float" office:value="2274742.79999999" calcext:value-type="float">
            <text:p>2274742.79999999</text:p>
          </table:table-cell>
          <table:table-cell table:formula="of:=[.MC31]+[.MD30]" office:value-type="float" office:value="2288123.63999999" calcext:value-type="float">
            <text:p>2288123.63999999</text:p>
          </table:table-cell>
          <table:table-cell table:formula="of:=[.MD31]+[.ME30]" office:value-type="float" office:value="2301543.71999999" calcext:value-type="float">
            <text:p>2301543.71999999</text:p>
          </table:table-cell>
          <table:table-cell table:formula="of:=[.ME31]+[.MF30]" office:value-type="float" office:value="2315003.03999999" calcext:value-type="float">
            <text:p>2315003.03999999</text:p>
          </table:table-cell>
          <table:table-cell table:formula="of:=[.MF31]+[.MG30]" office:value-type="float" office:value="2328501.59999999" calcext:value-type="float">
            <text:p>2328501.59999999</text:p>
          </table:table-cell>
          <table:table-cell table:formula="of:=[.MG31]+[.MH30]" office:value-type="float" office:value="2342039.39999999" calcext:value-type="float">
            <text:p>2342039.39999999</text:p>
          </table:table-cell>
          <table:table-cell table:formula="of:=[.MH31]+[.MI30]" office:value-type="float" office:value="2355616.43999999" calcext:value-type="float">
            <text:p>2355616.43999999</text:p>
          </table:table-cell>
          <table:table-cell table:formula="of:=[.MI31]+[.MJ30]" office:value-type="float" office:value="2369232.71999999" calcext:value-type="float">
            <text:p>2369232.71999999</text:p>
          </table:table-cell>
          <table:table-cell table:formula="of:=[.MJ31]+[.MK30]" office:value-type="float" office:value="2382888.23999999" calcext:value-type="float">
            <text:p>2382888.23999999</text:p>
          </table:table-cell>
          <table:table-cell table:formula="of:=[.MK31]+[.ML30]" office:value-type="float" office:value="2396582.99999999" calcext:value-type="float">
            <text:p>2396582.99999999</text:p>
          </table:table-cell>
          <table:table-cell table:formula="of:=[.ML31]+[.MM30]" office:value-type="float" office:value="2410316.99999999" calcext:value-type="float">
            <text:p>2410316.99999999</text:p>
          </table:table-cell>
          <table:table-cell table:formula="of:=[.MM31]+[.MN30]" office:value-type="float" office:value="2424090.23999999" calcext:value-type="float">
            <text:p>2424090.23999999</text:p>
          </table:table-cell>
          <table:table-cell table:formula="of:=[.MN31]+[.MO30]" office:value-type="float" office:value="2437902.71999999" calcext:value-type="float">
            <text:p>2437902.71999999</text:p>
          </table:table-cell>
          <table:table-cell table:formula="of:=[.MO31]+[.MP30]" office:value-type="float" office:value="2451754.43999999" calcext:value-type="float">
            <text:p>2451754.43999999</text:p>
          </table:table-cell>
          <table:table-cell table:formula="of:=[.MP31]+[.MQ30]" office:value-type="float" office:value="2465645.39999999" calcext:value-type="float">
            <text:p>2465645.39999999</text:p>
          </table:table-cell>
          <table:table-cell table:formula="of:=[.MQ31]+[.MR30]" office:value-type="float" office:value="2479575.59999999" calcext:value-type="float">
            <text:p>2479575.59999999</text:p>
          </table:table-cell>
          <table:table-cell table:formula="of:=[.MR31]+[.MS30]" office:value-type="float" office:value="2493545.03999999" calcext:value-type="float">
            <text:p>2493545.03999999</text:p>
          </table:table-cell>
          <table:table-cell table:formula="of:=[.MS31]+[.MT30]" office:value-type="float" office:value="2507553.71999999" calcext:value-type="float">
            <text:p>2507553.71999999</text:p>
          </table:table-cell>
          <table:table-cell table:formula="of:=[.MT31]+[.MU30]" office:value-type="float" office:value="2521601.63999999" calcext:value-type="float">
            <text:p>2521601.63999999</text:p>
          </table:table-cell>
          <table:table-cell table:formula="of:=[.MU31]+[.MV30]" office:value-type="float" office:value="2535688.79999999" calcext:value-type="float">
            <text:p>2535688.79999999</text:p>
          </table:table-cell>
          <table:table-cell table:formula="of:=[.MV31]+[.MW30]" office:value-type="float" office:value="2549815.19999999" calcext:value-type="float">
            <text:p>2549815.19999999</text:p>
          </table:table-cell>
          <table:table-cell table:formula="of:=[.MW31]+[.MX30]" office:value-type="float" office:value="2563980.83999999" calcext:value-type="float">
            <text:p>2563980.83999999</text:p>
          </table:table-cell>
          <table:table-cell table:formula="of:=[.MX31]+[.MY30]" office:value-type="float" office:value="2578185.71999999" calcext:value-type="float">
            <text:p>2578185.71999999</text:p>
          </table:table-cell>
          <table:table-cell table:formula="of:=[.MY31]+[.MZ30]" office:value-type="float" office:value="2592429.83999999" calcext:value-type="float">
            <text:p>2592429.83999999</text:p>
          </table:table-cell>
          <table:table-cell table:formula="of:=[.MZ31]+[.NA30]" office:value-type="float" office:value="2606713.19999999" calcext:value-type="float">
            <text:p>2606713.19999999</text:p>
          </table:table-cell>
          <table:table-cell table:formula="of:=[.NA31]+[.NB30]" office:value-type="float" office:value="2621035.79999999" calcext:value-type="float">
            <text:p>2621035.79999999</text:p>
          </table:table-cell>
          <table:table-cell table:formula="of:=[.NB31]+[.NC30]" office:value-type="float" office:value="2635397.63999999" calcext:value-type="float">
            <text:p>2635397.63999999</text:p>
          </table:table-cell>
          <table:table-cell table:formula="of:=[.NC31]+[.ND30]" office:value-type="float" office:value="2649798.71999999" calcext:value-type="float">
            <text:p>2649798.71999999</text:p>
          </table:table-cell>
          <table:table-cell table:formula="of:=[.ND31]+[.NE30]" office:value-type="float" office:value="2664239.03999999" calcext:value-type="float">
            <text:p>2664239.03999999</text:p>
          </table:table-cell>
          <table:table-cell table:formula="of:=[.NE31]+[.NF30]" office:value-type="float" office:value="2678718.59999999" calcext:value-type="float">
            <text:p>2678718.59999999</text:p>
          </table:table-cell>
          <table:table-cell table:formula="of:=[.NF31]+[.NG30]" office:value-type="float" office:value="2693237.39999999" calcext:value-type="float">
            <text:p>2693237.39999999</text:p>
          </table:table-cell>
          <table:table-cell table:formula="of:=[.NG31]+[.NH30]" office:value-type="float" office:value="2707795.43999999" calcext:value-type="float">
            <text:p>2707795.43999999</text:p>
          </table:table-cell>
          <table:table-cell table:formula="of:=[.NH31]+[.NI30]" office:value-type="float" office:value="2722392.71999999" calcext:value-type="float">
            <text:p>2722392.71999999</text:p>
          </table:table-cell>
          <table:table-cell table:formula="of:=[.NI31]+[.NJ30]" office:value-type="float" office:value="2737029.23999999" calcext:value-type="float">
            <text:p>2737029.23999999</text:p>
          </table:table-cell>
          <table:table-cell table:formula="of:=[.NJ31]+[.NK30]" office:value-type="float" office:value="2751704.99999999" calcext:value-type="float">
            <text:p>2751704.99999999</text:p>
          </table:table-cell>
          <table:table-cell table:formula="of:=[.NK31]+[.NL30]" office:value-type="float" office:value="2766419.99999999" calcext:value-type="float">
            <text:p>2766419.99999999</text:p>
          </table:table-cell>
          <table:table-cell table:formula="of:=[.NL31]+[.NM30]" office:value-type="float" office:value="2781174.23999999" calcext:value-type="float">
            <text:p>2781174.23999999</text:p>
          </table:table-cell>
          <table:table-cell table:formula="of:=[.NM31]+[.NN30]" office:value-type="float" office:value="2795967.71999999" calcext:value-type="float">
            <text:p>2795967.71999999</text:p>
          </table:table-cell>
          <table:table-cell table:formula="of:=[.NN31]+[.NO30]" office:value-type="float" office:value="2810800.43999999" calcext:value-type="float">
            <text:p>2810800.43999999</text:p>
          </table:table-cell>
          <table:table-cell table:formula="of:=[.NO31]+[.NP30]" office:value-type="float" office:value="2825672.39999999" calcext:value-type="float">
            <text:p>2825672.39999999</text:p>
          </table:table-cell>
          <table:table-cell table:formula="of:=[.NP31]+[.NQ30]" office:value-type="float" office:value="2840583.59999999" calcext:value-type="float">
            <text:p>2840583.59999999</text:p>
          </table:table-cell>
          <table:table-cell table:formula="of:=[.NQ31]+[.NR30]" office:value-type="float" office:value="2855534.03999999" calcext:value-type="float">
            <text:p>2855534.03999999</text:p>
          </table:table-cell>
          <table:table-cell table:formula="of:=[.NR31]+[.NS30]" office:value-type="float" office:value="2870523.71999999" calcext:value-type="float">
            <text:p>2870523.71999999</text:p>
          </table:table-cell>
          <table:table-cell table:formula="of:=[.NS31]+[.NT30]" office:value-type="float" office:value="2885552.63999999" calcext:value-type="float">
            <text:p>2885552.63999999</text:p>
          </table:table-cell>
          <table:table-cell table:formula="of:=[.NT31]+[.NU30]" office:value-type="float" office:value="2900620.79999999" calcext:value-type="float">
            <text:p>2900620.79999999</text:p>
          </table:table-cell>
          <table:table-cell table:formula="of:=[.NU31]+[.NV30]" office:value-type="float" office:value="2915728.19999999" calcext:value-type="float">
            <text:p>2915728.19999999</text:p>
          </table:table-cell>
          <table:table-cell table:formula="of:=[.NV31]+[.NW30]" office:value-type="float" office:value="2930874.83999999" calcext:value-type="float">
            <text:p>2930874.83999999</text:p>
          </table:table-cell>
          <table:table-cell table:formula="of:=[.NW31]+[.NX30]" office:value-type="float" office:value="2946060.71999999" calcext:value-type="float">
            <text:p>2946060.71999999</text:p>
          </table:table-cell>
          <table:table-cell table:formula="of:=[.NX31]+[.NY30]" office:value-type="float" office:value="2961285.83999999" calcext:value-type="float">
            <text:p>2961285.83999999</text:p>
          </table:table-cell>
          <table:table-cell table:formula="of:=[.NY31]+[.NZ30]" office:value-type="float" office:value="2976550.19999999" calcext:value-type="float">
            <text:p>2976550.19999999</text:p>
          </table:table-cell>
          <table:table-cell table:formula="of:=[.NZ31]+[.OA30]" office:value-type="float" office:value="2991853.79999999" calcext:value-type="float">
            <text:p>2991853.79999999</text:p>
          </table:table-cell>
          <table:table-cell table:formula="of:=[.OA31]+[.OB30]" office:value-type="float" office:value="3007196.63999999" calcext:value-type="float">
            <text:p>3007196.63999999</text:p>
          </table:table-cell>
          <table:table-cell table:formula="of:=[.OB31]+[.OC30]" office:value-type="float" office:value="3022578.71999999" calcext:value-type="float">
            <text:p>3022578.71999999</text:p>
          </table:table-cell>
          <table:table-cell table:formula="of:=[.OC31]+[.OD30]" office:value-type="float" office:value="3038000.03999999" calcext:value-type="float">
            <text:p>3038000.03999999</text:p>
          </table:table-cell>
          <table:table-cell table:formula="of:=[.OD31]+[.OE30]" office:value-type="float" office:value="3053460.59999999" calcext:value-type="float">
            <text:p>3053460.59999999</text:p>
          </table:table-cell>
          <table:table-cell table:formula="of:=[.OE31]+[.OF30]" office:value-type="float" office:value="3068960.39999999" calcext:value-type="float">
            <text:p>3068960.39999999</text:p>
          </table:table-cell>
          <table:table-cell table:formula="of:=[.OF31]+[.OG30]" office:value-type="float" office:value="3084499.43999999" calcext:value-type="float">
            <text:p>3084499.43999999</text:p>
          </table:table-cell>
          <table:table-cell table:formula="of:=[.OG31]+[.OH30]" office:value-type="float" office:value="3100077.71999999" calcext:value-type="float">
            <text:p>3100077.71999999</text:p>
          </table:table-cell>
          <table:table-cell table:formula="of:=[.OH31]+[.OI30]" office:value-type="float" office:value="3115695.23999999" calcext:value-type="float">
            <text:p>3115695.23999999</text:p>
          </table:table-cell>
          <table:table-cell table:formula="of:=[.OI31]+[.OJ30]" office:value-type="float" office:value="3131351.99999999" calcext:value-type="float">
            <text:p>3131351.99999999</text:p>
          </table:table-cell>
          <table:table-cell table:formula="of:=[.OJ31]+[.OK30]" office:value-type="float" office:value="3147047.99999999" calcext:value-type="float">
            <text:p>3147047.99999999</text:p>
          </table:table-cell>
          <table:table-cell table:formula="of:=[.OK31]+[.OL30]" office:value-type="float" office:value="3162783.23999999" calcext:value-type="float">
            <text:p>3162783.23999999</text:p>
          </table:table-cell>
          <table:table-cell table:formula="of:=[.OL31]+[.OM30]" office:value-type="float" office:value="3178557.71999999" calcext:value-type="float">
            <text:p>3178557.71999999</text:p>
          </table:table-cell>
          <table:table-cell table:formula="of:=[.OM31]+[.ON30]" office:value-type="float" office:value="3194371.43999999" calcext:value-type="float">
            <text:p>3194371.43999999</text:p>
          </table:table-cell>
          <table:table-cell table:formula="of:=[.ON31]+[.OO30]" office:value-type="float" office:value="3210224.39999999" calcext:value-type="float">
            <text:p>3210224.39999999</text:p>
          </table:table-cell>
          <table:table-cell table:formula="of:=[.OO31]+[.OP30]" office:value-type="float" office:value="3226116.59999999" calcext:value-type="float">
            <text:p>3226116.59999999</text:p>
          </table:table-cell>
          <table:table-cell table:formula="of:=[.OP31]+[.OQ30]" office:value-type="float" office:value="3242048.03999999" calcext:value-type="float">
            <text:p>3242048.03999999</text:p>
          </table:table-cell>
          <table:table-cell table:formula="of:=[.OQ31]+[.OR30]" office:value-type="float" office:value="3258018.71999999" calcext:value-type="float">
            <text:p>3258018.71999999</text:p>
          </table:table-cell>
          <table:table-cell table:formula="of:=[.OR31]+[.OS30]" office:value-type="float" office:value="3274028.63999999" calcext:value-type="float">
            <text:p>3274028.63999999</text:p>
          </table:table-cell>
          <table:table-cell table:formula="of:=[.OS31]+[.OT30]" office:value-type="float" office:value="3290077.79999999" calcext:value-type="float">
            <text:p>3290077.79999999</text:p>
          </table:table-cell>
          <table:table-cell table:formula="of:=[.OT31]+[.OU30]" office:value-type="float" office:value="3306166.19999999" calcext:value-type="float">
            <text:p>3306166.19999999</text:p>
          </table:table-cell>
          <table:table-cell table:formula="of:=[.OU31]+[.OV30]" office:value-type="float" office:value="3322293.83999999" calcext:value-type="float">
            <text:p>3322293.83999999</text:p>
          </table:table-cell>
          <table:table-cell table:formula="of:=[.OV31]+[.OW30]" office:value-type="float" office:value="3338460.71999999" calcext:value-type="float">
            <text:p>3338460.71999999</text:p>
          </table:table-cell>
          <table:table-cell table:formula="of:=[.OW31]+[.OX30]" office:value-type="float" office:value="3354666.83999999" calcext:value-type="float">
            <text:p>3354666.83999999</text:p>
          </table:table-cell>
          <table:table-cell table:formula="of:=[.OX31]+[.OY30]" office:value-type="float" office:value="3370912.19999999" calcext:value-type="float">
            <text:p>3370912.19999999</text:p>
          </table:table-cell>
          <table:table-cell table:formula="of:=[.OY31]+[.OZ30]" office:value-type="float" office:value="3387196.79999999" calcext:value-type="float">
            <text:p>3387196.79999999</text:p>
          </table:table-cell>
          <table:table-cell table:formula="of:=[.OZ31]+[.PA30]" office:value-type="float" office:value="3403520.63999999" calcext:value-type="float">
            <text:p>3403520.63999999</text:p>
          </table:table-cell>
          <table:table-cell table:formula="of:=[.PA31]+[.PB30]" office:value-type="float" office:value="3419883.71999999" calcext:value-type="float">
            <text:p>3419883.71999999</text:p>
          </table:table-cell>
          <table:table-cell table:formula="of:=[.PB31]+[.PC30]" office:value-type="float" office:value="3436286.03999999" calcext:value-type="float">
            <text:p>3436286.03999999</text:p>
          </table:table-cell>
          <table:table-cell table:formula="of:=[.PC31]+[.PD30]" office:value-type="float" office:value="3452727.59999999" calcext:value-type="float">
            <text:p>3452727.59999999</text:p>
          </table:table-cell>
          <table:table-cell table:formula="of:=[.PD31]+[.PE30]" office:value-type="float" office:value="3469208.39999999" calcext:value-type="float">
            <text:p>3469208.39999999</text:p>
          </table:table-cell>
          <table:table-cell table:formula="of:=[.PE31]+[.PF30]" office:value-type="float" office:value="3485728.43999999" calcext:value-type="float">
            <text:p>3485728.43999999</text:p>
          </table:table-cell>
          <table:table-cell table:formula="of:=[.PF31]+[.PG30]" office:value-type="float" office:value="3502287.71999999" calcext:value-type="float">
            <text:p>3502287.71999999</text:p>
          </table:table-cell>
          <table:table-cell table:formula="of:=[.PG31]+[.PH30]" office:value-type="float" office:value="3518886.23999999" calcext:value-type="float">
            <text:p>3518886.23999999</text:p>
          </table:table-cell>
          <table:table-cell table:formula="of:=[.PH31]+[.PI30]" office:value-type="float" office:value="3535523.99999998" calcext:value-type="float">
            <text:p>3535523.99999998</text:p>
          </table:table-cell>
          <table:table-cell table:formula="of:=[.PI31]+[.PJ30]" office:value-type="float" office:value="3552200.99999998" calcext:value-type="float">
            <text:p>3552200.99999998</text:p>
          </table:table-cell>
          <table:table-cell table:formula="of:=[.PJ31]+[.PK30]" office:value-type="float" office:value="3568917.23999998" calcext:value-type="float">
            <text:p>3568917.23999998</text:p>
          </table:table-cell>
          <table:table-cell table:formula="of:=[.PK31]+[.PL30]" office:value-type="float" office:value="3585672.71999998" calcext:value-type="float">
            <text:p>3585672.71999998</text:p>
          </table:table-cell>
          <table:table-cell table:formula="of:=[.PL31]+[.PM30]" office:value-type="float" office:value="3602467.43999998" calcext:value-type="float">
            <text:p>3602467.43999998</text:p>
          </table:table-cell>
          <table:table-cell table:formula="of:=[.PM31]+[.PN30]" office:value-type="float" office:value="3619301.39999998" calcext:value-type="float">
            <text:p>3619301.39999998</text:p>
          </table:table-cell>
          <table:table-cell table:formula="of:=[.PN31]+[.PO30]" office:value-type="float" office:value="3636174.59999998" calcext:value-type="float">
            <text:p>3636174.59999998</text:p>
          </table:table-cell>
          <table:table-cell table:formula="of:=[.PO31]+[.PP30]" office:value-type="float" office:value="3653087.03999998" calcext:value-type="float">
            <text:p>3653087.03999998</text:p>
          </table:table-cell>
          <table:table-cell table:formula="of:=[.PP31]+[.PQ30]" office:value-type="float" office:value="3670038.71999998" calcext:value-type="float">
            <text:p>3670038.71999998</text:p>
          </table:table-cell>
          <table:table-cell table:formula="of:=[.PQ31]+[.PR30]" office:value-type="float" office:value="3687029.63999998" calcext:value-type="float">
            <text:p>3687029.63999998</text:p>
          </table:table-cell>
          <table:table-cell table:formula="of:=[.PR31]+[.PS30]" office:value-type="float" office:value="3704059.79999998" calcext:value-type="float">
            <text:p>3704059.79999998</text:p>
          </table:table-cell>
          <table:table-cell table:formula="of:=[.PS31]+[.PT30]" office:value-type="float" office:value="3721129.19999998" calcext:value-type="float">
            <text:p>3721129.19999998</text:p>
          </table:table-cell>
          <table:table-cell table:formula="of:=[.PT31]+[.PU30]" office:value-type="float" office:value="3738237.83999998" calcext:value-type="float">
            <text:p>3738237.83999998</text:p>
          </table:table-cell>
          <table:table-cell table:formula="of:=[.PU31]+[.PV30]" office:value-type="float" office:value="3755385.71999998" calcext:value-type="float">
            <text:p>3755385.71999998</text:p>
          </table:table-cell>
          <table:table-cell table:formula="of:=[.PV31]+[.PW30]" office:value-type="float" office:value="3772572.83999998" calcext:value-type="float">
            <text:p>3772572.83999998</text:p>
          </table:table-cell>
          <table:table-cell table:formula="of:=[.PW31]+[.PX30]" office:value-type="float" office:value="3789799.19999998" calcext:value-type="float">
            <text:p>3789799.19999998</text:p>
          </table:table-cell>
          <table:table-cell table:formula="of:=[.PX31]+[.PY30]" office:value-type="float" office:value="3807064.79999998" calcext:value-type="float">
            <text:p>3807064.79999998</text:p>
          </table:table-cell>
          <table:table-cell table:formula="of:=[.PY31]+[.PZ30]" office:value-type="float" office:value="3824369.63999998" calcext:value-type="float">
            <text:p>3824369.63999998</text:p>
          </table:table-cell>
          <table:table-cell table:formula="of:=[.PZ31]+[.QA30]" office:value-type="float" office:value="3841713.71999998" calcext:value-type="float">
            <text:p>3841713.71999998</text:p>
          </table:table-cell>
          <table:table-cell table:formula="of:=[.QA31]+[.QB30]" office:value-type="float" office:value="3859097.03999998" calcext:value-type="float">
            <text:p>3859097.03999998</text:p>
          </table:table-cell>
          <table:table-cell table:formula="of:=[.QB31]+[.QC30]" office:value-type="float" office:value="3876519.59999998" calcext:value-type="float">
            <text:p>3876519.59999998</text:p>
          </table:table-cell>
          <table:table-cell table:formula="of:=[.QC31]+[.QD30]" office:value-type="float" office:value="3893981.39999998" calcext:value-type="float">
            <text:p>3893981.39999998</text:p>
          </table:table-cell>
          <table:table-cell table:formula="of:=[.QD31]+[.QE30]" office:value-type="float" office:value="3911482.43999998" calcext:value-type="float">
            <text:p>3911482.43999998</text:p>
          </table:table-cell>
          <table:table-cell table:formula="of:=[.QE31]+[.QF30]" office:value-type="float" office:value="3929022.71999998" calcext:value-type="float">
            <text:p>3929022.71999998</text:p>
          </table:table-cell>
          <table:table-cell table:formula="of:=[.QF31]+[.QG30]" office:value-type="float" office:value="3946602.23999998" calcext:value-type="float">
            <text:p>3946602.23999998</text:p>
          </table:table-cell>
          <table:table-cell table:formula="of:=[.QG31]+[.QH30]" office:value-type="float" office:value="3964220.99999998" calcext:value-type="float">
            <text:p>3964220.99999998</text:p>
          </table:table-cell>
          <table:table-cell table:formula="of:=[.QH31]+[.QI30]" office:value-type="float" office:value="3981878.99999998" calcext:value-type="float">
            <text:p>3981878.99999998</text:p>
          </table:table-cell>
          <table:table-cell table:formula="of:=[.QI31]+[.QJ30]" office:value-type="float" office:value="3999576.23999998" calcext:value-type="float">
            <text:p>3999576.23999998</text:p>
          </table:table-cell>
          <table:table-cell table:formula="of:=[.QJ31]+[.QK30]" office:value-type="float" office:value="4017312.71999998" calcext:value-type="float">
            <text:p>4017312.71999998</text:p>
          </table:table-cell>
          <table:table-cell table:formula="of:=[.QK31]+[.QL30]" office:value-type="float" office:value="4035088.43999998" calcext:value-type="float">
            <text:p>4035088.43999998</text:p>
          </table:table-cell>
          <table:table-cell table:formula="of:=[.QL31]+[.QM30]" office:value-type="float" office:value="4052903.39999998" calcext:value-type="float">
            <text:p>4052903.39999998</text:p>
          </table:table-cell>
          <table:table-cell table:formula="of:=[.QM31]+[.QN30]" office:value-type="float" office:value="4070757.59999998" calcext:value-type="float">
            <text:p>4070757.59999998</text:p>
          </table:table-cell>
          <table:table-cell table:formula="of:=[.QN31]+[.QO30]" office:value-type="float" office:value="4088651.03999998" calcext:value-type="float">
            <text:p>4088651.03999998</text:p>
          </table:table-cell>
          <table:table-cell table:formula="of:=[.QO31]+[.QP30]" office:value-type="float" office:value="4106583.71999998" calcext:value-type="float">
            <text:p>4106583.71999998</text:p>
          </table:table-cell>
          <table:table-cell table:formula="of:=[.QP31]+[.QQ30]" office:value-type="float" office:value="4124555.63999998" calcext:value-type="float">
            <text:p>4124555.63999998</text:p>
          </table:table-cell>
          <table:table-cell table:formula="of:=[.QQ31]+[.QR30]" office:value-type="float" office:value="4142566.79999998" calcext:value-type="float">
            <text:p>4142566.79999998</text:p>
          </table:table-cell>
          <table:table-cell table:formula="of:=[.QR31]+[.QS30]" office:value-type="float" office:value="4160617.19999998" calcext:value-type="float">
            <text:p>4160617.19999998</text:p>
          </table:table-cell>
          <table:table-cell table:formula="of:=[.QS31]+[.QT30]" office:value-type="float" office:value="4178706.83999998" calcext:value-type="float">
            <text:p>4178706.83999998</text:p>
          </table:table-cell>
          <table:table-cell table:formula="of:=[.QT31]+[.QU30]" office:value-type="float" office:value="4196835.71999998" calcext:value-type="float">
            <text:p>4196835.71999998</text:p>
          </table:table-cell>
          <table:table-cell table:formula="of:=[.QU31]+[.QV30]" office:value-type="float" office:value="4215003.83999998" calcext:value-type="float">
            <text:p>4215003.83999998</text:p>
          </table:table-cell>
          <table:table-cell table:formula="of:=[.QV31]+[.QW30]" office:value-type="float" office:value="4233211.19999998" calcext:value-type="float">
            <text:p>4233211.19999998</text:p>
          </table:table-cell>
          <table:table-cell table:formula="of:=[.QW31]+[.QX30]" office:value-type="float" office:value="4251457.79999998" calcext:value-type="float">
            <text:p>4251457.79999998</text:p>
          </table:table-cell>
          <table:table-cell table:formula="of:=[.QX31]+[.QY30]" office:value-type="float" office:value="4269743.63999998" calcext:value-type="float">
            <text:p>4269743.63999998</text:p>
          </table:table-cell>
          <table:table-cell table:formula="of:=[.QY31]+[.QZ30]" office:value-type="float" office:value="4288068.71999998" calcext:value-type="float">
            <text:p>4288068.71999998</text:p>
          </table:table-cell>
          <table:table-cell table:formula="of:=[.QZ31]+[.RA30]" office:value-type="float" office:value="4306433.03999998" calcext:value-type="float">
            <text:p>4306433.03999998</text:p>
          </table:table-cell>
          <table:table-cell table:formula="of:=[.RA31]+[.RB30]" office:value-type="float" office:value="4324836.59999998" calcext:value-type="float">
            <text:p>4324836.59999998</text:p>
          </table:table-cell>
          <table:table-cell table:formula="of:=[.RB31]+[.RC30]" office:value-type="float" office:value="4343279.39999998" calcext:value-type="float">
            <text:p>4343279.39999998</text:p>
          </table:table-cell>
          <table:table-cell table:formula="of:=[.RC31]+[.RD30]" office:value-type="float" office:value="4361761.43999998" calcext:value-type="float">
            <text:p>4361761.43999998</text:p>
          </table:table-cell>
          <table:table-cell table:formula="of:=[.RD31]+[.RE30]" office:value-type="float" office:value="4380282.71999998" calcext:value-type="float">
            <text:p>4380282.71999998</text:p>
          </table:table-cell>
          <table:table-cell table:formula="of:=[.RE31]+[.RF30]" office:value-type="float" office:value="4398843.23999998" calcext:value-type="float">
            <text:p>4398843.23999998</text:p>
          </table:table-cell>
          <table:table-cell table:formula="of:=[.RF31]+[.RG30]" office:value-type="float" office:value="4417442.99999998" calcext:value-type="float">
            <text:p>4417442.99999998</text:p>
          </table:table-cell>
          <table:table-cell table:formula="of:=[.RG31]+[.RH30]" office:value-type="float" office:value="4436081.99999998" calcext:value-type="float">
            <text:p>4436081.99999998</text:p>
          </table:table-cell>
          <table:table-cell table:formula="of:=[.RH31]+[.RI30]" office:value-type="float" office:value="4454760.23999998" calcext:value-type="float">
            <text:p>4454760.23999998</text:p>
          </table:table-cell>
          <table:table-cell table:formula="of:=[.RI31]+[.RJ30]" office:value-type="float" office:value="4473477.71999998" calcext:value-type="float">
            <text:p>4473477.71999998</text:p>
          </table:table-cell>
          <table:table-cell table:formula="of:=[.RJ31]+[.RK30]" office:value-type="float" office:value="4492234.43999998" calcext:value-type="float">
            <text:p>4492234.43999998</text:p>
          </table:table-cell>
          <table:table-cell table:formula="of:=[.RK31]+[.RL30]" office:value-type="float" office:value="4511030.39999998" calcext:value-type="float">
            <text:p>4511030.39999998</text:p>
          </table:table-cell>
          <table:table-cell table:formula="of:=[.RL31]+[.RM30]" office:value-type="float" office:value="4529865.59999998" calcext:value-type="float">
            <text:p>4529865.59999998</text:p>
          </table:table-cell>
          <table:table-cell table:formula="of:=[.RM31]+[.RN30]" office:value-type="float" office:value="4548740.03999998" calcext:value-type="float">
            <text:p>4548740.03999998</text:p>
          </table:table-cell>
          <table:table-cell table:formula="of:=[.RN31]+[.RO30]" office:value-type="float" office:value="4567653.71999998" calcext:value-type="float">
            <text:p>4567653.71999998</text:p>
          </table:table-cell>
          <table:table-cell table:formula="of:=[.RO31]+[.RP30]" office:value-type="float" office:value="4586606.63999998" calcext:value-type="float">
            <text:p>4586606.63999998</text:p>
          </table:table-cell>
          <table:table-cell table:formula="of:=[.RP31]+[.RQ30]" office:value-type="float" office:value="4605598.79999998" calcext:value-type="float">
            <text:p>4605598.79999998</text:p>
          </table:table-cell>
          <table:table-cell table:formula="of:=[.RQ31]+[.RR30]" office:value-type="float" office:value="4624630.19999998" calcext:value-type="float">
            <text:p>4624630.19999998</text:p>
          </table:table-cell>
          <table:table-cell table:formula="of:=[.RR31]+[.RS30]" office:value-type="float" office:value="4643700.83999998" calcext:value-type="float">
            <text:p>4643700.83999998</text:p>
          </table:table-cell>
          <table:table-cell table:formula="of:=[.RS31]+[.RT30]" office:value-type="float" office:value="4662810.71999998" calcext:value-type="float">
            <text:p>4662810.71999998</text:p>
          </table:table-cell>
          <table:table-cell table:formula="of:=[.RT31]+[.RU30]" office:value-type="float" office:value="4681959.83999998" calcext:value-type="float">
            <text:p>4681959.83999998</text:p>
          </table:table-cell>
          <table:table-cell table:formula="of:=[.RU31]+[.RV30]" office:value-type="float" office:value="4701148.19999998" calcext:value-type="float">
            <text:p>4701148.19999998</text:p>
          </table:table-cell>
          <table:table-cell table:formula="of:=[.RV31]+[.RW30]" office:value-type="float" office:value="4720375.79999998" calcext:value-type="float">
            <text:p>4720375.79999998</text:p>
          </table:table-cell>
          <table:table-cell table:formula="of:=[.RW31]+[.RX30]" office:value-type="float" office:value="4739642.63999998" calcext:value-type="float">
            <text:p>4739642.63999998</text:p>
          </table:table-cell>
          <table:table-cell table:formula="of:=[.RX31]+[.RY30]" office:value-type="float" office:value="4758948.71999998" calcext:value-type="float">
            <text:p>4758948.71999998</text:p>
          </table:table-cell>
          <table:table-cell table:formula="of:=[.RY31]+[.RZ30]" office:value-type="float" office:value="4778294.03999998" calcext:value-type="float">
            <text:p>4778294.03999998</text:p>
          </table:table-cell>
          <table:table-cell table:formula="of:=[.RZ31]+[.SA30]" office:value-type="float" office:value="4797678.59999998" calcext:value-type="float">
            <text:p>4797678.59999998</text:p>
          </table:table-cell>
          <table:table-cell table:formula="of:=[.SA31]+[.SB30]" office:value-type="float" office:value="4817102.39999998" calcext:value-type="float">
            <text:p>4817102.39999998</text:p>
          </table:table-cell>
          <table:table-cell table:formula="of:=[.SB31]+[.SC30]" office:value-type="float" office:value="4836565.43999998" calcext:value-type="float">
            <text:p>4836565.43999998</text:p>
          </table:table-cell>
          <table:table-cell table:formula="of:=[.SC31]+[.SD30]" office:value-type="float" office:value="4856067.71999998" calcext:value-type="float">
            <text:p>4856067.71999998</text:p>
          </table:table-cell>
          <table:table-cell table:formula="of:=[.SD31]+[.SE30]" office:value-type="float" office:value="4875609.23999998" calcext:value-type="float">
            <text:p>4875609.23999998</text:p>
          </table:table-cell>
          <table:table-cell table:formula="of:=[.SE31]+[.SF30]" office:value-type="float" office:value="4895189.99999998" calcext:value-type="float">
            <text:p>4895189.99999998</text:p>
          </table:table-cell>
          <table:table-cell table:formula="of:=[.SF31]+[.SG30]" office:value-type="float" office:value="4914809.99999998" calcext:value-type="float">
            <text:p>4914809.99999998</text:p>
          </table:table-cell>
          <table:table-cell table:formula="of:=[.SG31]+[.SH30]" office:value-type="float" office:value="4934469.23999998" calcext:value-type="float">
            <text:p>4934469.23999998</text:p>
          </table:table-cell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31]*([.$C23] * [.$C23])" office:value-type="float" office:value="0.00015696" calcext:value-type="float">
            <text:p>0.00015696</text:p>
          </table:table-cell>
          <table:table-cell table:formula="of:=[.C31]*([.$C23] * [.$C23])" office:value-type="float" office:value="0.00047088" calcext:value-type="float">
            <text:p>0.00047088</text:p>
          </table:table-cell>
          <table:table-cell table:formula="of:=[.D31]*([.$C23] * [.$C23])" office:value-type="float" office:value="0.00094176" calcext:value-type="float">
            <text:p>0.00094176</text:p>
          </table:table-cell>
          <table:table-cell table:formula="of:=[.E31]*([.$C23] * [.$C23])" office:value-type="float" office:value="0.0015696" calcext:value-type="float">
            <text:p>0.0015696</text:p>
          </table:table-cell>
          <table:table-cell table:formula="of:=[.F31]*([.$C23] * [.$C23])" office:value-type="float" office:value="0.0023544" calcext:value-type="float">
            <text:p>0.0023544</text:p>
          </table:table-cell>
          <table:table-cell table:formula="of:=[.G31]*([.$C23] * [.$C23])" office:value-type="float" office:value="0.00329616" calcext:value-type="float">
            <text:p>0.00329616</text:p>
          </table:table-cell>
          <table:table-cell table:formula="of:=[.H31]*([.$C23] * [.$C23])" office:value-type="float" office:value="0.00439488" calcext:value-type="float">
            <text:p>0.00439488</text:p>
          </table:table-cell>
          <table:table-cell table:formula="of:=[.I31]*([.$C23] * [.$C23])" office:value-type="float" office:value="0.00565056" calcext:value-type="float">
            <text:p>0.00565056</text:p>
          </table:table-cell>
          <table:table-cell table:formula="of:=[.J31]*([.$C23] * [.$C23])" office:value-type="float" office:value="0.0070632" calcext:value-type="float">
            <text:p>0.0070632</text:p>
          </table:table-cell>
          <table:table-cell table:formula="of:=[.K31]*([.$C23] * [.$C23])" office:value-type="float" office:value="0.0086328" calcext:value-type="float">
            <text:p>0.0086328</text:p>
          </table:table-cell>
          <table:table-cell table:formula="of:=[.L31]*([.$C23] * [.$C23])" office:value-type="float" office:value="0.01035936" calcext:value-type="float">
            <text:p>0.01035936</text:p>
          </table:table-cell>
          <table:table-cell table:formula="of:=[.M31]*([.$C23] * [.$C23])" office:value-type="float" office:value="0.01224288" calcext:value-type="float">
            <text:p>0.01224288</text:p>
          </table:table-cell>
          <table:table-cell table:formula="of:=[.N31]*([.$C23] * [.$C23])" office:value-type="float" office:value="0.01428336" calcext:value-type="float">
            <text:p>0.01428336</text:p>
          </table:table-cell>
          <table:table-cell table:formula="of:=[.O31]*([.$C23] * [.$C23])" office:value-type="float" office:value="0.0164808" calcext:value-type="float">
            <text:p>0.0164808</text:p>
          </table:table-cell>
          <table:table-cell table:formula="of:=[.P31]*([.$C23] * [.$C23])" office:value-type="float" office:value="0.0188352" calcext:value-type="float">
            <text:p>0.0188352</text:p>
          </table:table-cell>
          <table:table-cell table:formula="of:=[.Q31]*([.$C23] * [.$C23])" office:value-type="float" office:value="0.02134656" calcext:value-type="float">
            <text:p>0.02134656</text:p>
          </table:table-cell>
          <table:table-cell table:formula="of:=[.R31]*([.$C23] * [.$C23])" office:value-type="float" office:value="0.02401488" calcext:value-type="float">
            <text:p>0.02401488</text:p>
          </table:table-cell>
          <table:table-cell table:formula="of:=[.S31]*([.$C23] * [.$C23])" office:value-type="float" office:value="0.02684016" calcext:value-type="float">
            <text:p>0.02684016</text:p>
          </table:table-cell>
          <table:table-cell table:formula="of:=[.T31]*([.$C23] * [.$C23])" office:value-type="float" office:value="0.0298224" calcext:value-type="float">
            <text:p>0.0298224</text:p>
          </table:table-cell>
          <table:table-cell table:formula="of:=[.U31]*([.$C23] * [.$C23])" office:value-type="float" office:value="0.0329616" calcext:value-type="float">
            <text:p>0.0329616</text:p>
          </table:table-cell>
          <table:table-cell table:formula="of:=[.V31]*([.$C23] * [.$C23])" office:value-type="float" office:value="0.03625776" calcext:value-type="float">
            <text:p>0.03625776</text:p>
          </table:table-cell>
          <table:table-cell table:formula="of:=[.W31]*([.$C23] * [.$C23])" office:value-type="float" office:value="0.03971088" calcext:value-type="float">
            <text:p>0.03971088</text:p>
          </table:table-cell>
          <table:table-cell table:formula="of:=[.X31]*([.$C23] * [.$C23])" office:value-type="float" office:value="0.04332096" calcext:value-type="float">
            <text:p>0.04332096</text:p>
          </table:table-cell>
          <table:table-cell table:formula="of:=[.Y31]*([.$C23] * [.$C23])" office:value-type="float" office:value="0.047088" calcext:value-type="float">
            <text:p>0.047088</text:p>
          </table:table-cell>
          <table:table-cell table:formula="of:=[.Z31]*([.$C23] * [.$C23])" office:value-type="float" office:value="0.051012" calcext:value-type="float">
            <text:p>0.051012</text:p>
          </table:table-cell>
          <table:table-cell table:formula="of:=[.AA31]*([.$C23] * [.$C23])" office:value-type="float" office:value="0.05509296" calcext:value-type="float">
            <text:p>0.05509296</text:p>
          </table:table-cell>
          <table:table-cell table:formula="of:=[.AB31]*([.$C23] * [.$C23])" office:value-type="float" office:value="0.05933088" calcext:value-type="float">
            <text:p>0.05933088</text:p>
          </table:table-cell>
          <table:table-cell table:formula="of:=[.AC31]*([.$C23] * [.$C23])" office:value-type="float" office:value="0.06372576" calcext:value-type="float">
            <text:p>0.06372576</text:p>
          </table:table-cell>
          <table:table-cell table:formula="of:=[.AD31]*([.$C23] * [.$C23])" office:value-type="float" office:value="0.0682776" calcext:value-type="float">
            <text:p>0.0682776</text:p>
          </table:table-cell>
          <table:table-cell table:formula="of:=[.AE31]*([.$C23] * [.$C23])" office:value-type="float" office:value="0.0729864" calcext:value-type="float">
            <text:p>0.0729864</text:p>
          </table:table-cell>
          <table:table-cell table:formula="of:=[.AF31]*([.$C23] * [.$C23])" office:value-type="float" office:value="0.07785216" calcext:value-type="float">
            <text:p>0.07785216</text:p>
          </table:table-cell>
          <table:table-cell table:formula="of:=[.AG31]*([.$C23] * [.$C23])" office:value-type="float" office:value="0.08287488" calcext:value-type="float">
            <text:p>0.08287488</text:p>
          </table:table-cell>
          <table:table-cell table:formula="of:=[.AH31]*([.$C23] * [.$C23])" office:value-type="float" office:value="0.08805456" calcext:value-type="float">
            <text:p>0.08805456</text:p>
          </table:table-cell>
          <table:table-cell table:formula="of:=[.AI31]*([.$C23] * [.$C23])" office:value-type="float" office:value="0.0933912" calcext:value-type="float">
            <text:p>0.0933912</text:p>
          </table:table-cell>
          <table:table-cell table:formula="of:=[.AJ31]*([.$C23] * [.$C23])" office:value-type="float" office:value="0.0988848" calcext:value-type="float">
            <text:p>0.0988848</text:p>
          </table:table-cell>
          <table:table-cell table:formula="of:=[.AK31]*([.$C23] * [.$C23])" office:value-type="float" office:value="0.10453536" calcext:value-type="float">
            <text:p>0.10453536</text:p>
          </table:table-cell>
          <table:table-cell table:formula="of:=[.AL31]*([.$C23] * [.$C23])" office:value-type="float" office:value="0.11034288" calcext:value-type="float">
            <text:p>0.11034288</text:p>
          </table:table-cell>
          <table:table-cell table:formula="of:=[.AM31]*([.$C23] * [.$C23])" office:value-type="float" office:value="0.11630736" calcext:value-type="float">
            <text:p>0.11630736</text:p>
          </table:table-cell>
          <table:table-cell table:formula="of:=[.AN31]*([.$C23] * [.$C23])" office:value-type="float" office:value="0.1224288" calcext:value-type="float">
            <text:p>0.1224288</text:p>
          </table:table-cell>
          <table:table-cell table:formula="of:=[.AO31]*([.$C23] * [.$C23])" office:value-type="float" office:value="0.1287072" calcext:value-type="float">
            <text:p>0.1287072</text:p>
          </table:table-cell>
          <table:table-cell table:formula="of:=[.AP31]*([.$C23] * [.$C23])" office:value-type="float" office:value="0.13514256" calcext:value-type="float">
            <text:p>0.13514256</text:p>
          </table:table-cell>
          <table:table-cell table:formula="of:=[.AQ31]*([.$C23] * [.$C23])" office:value-type="float" office:value="0.14173488" calcext:value-type="float">
            <text:p>0.14173488</text:p>
          </table:table-cell>
          <table:table-cell table:formula="of:=[.AR31]*([.$C23] * [.$C23])" office:value-type="float" office:value="0.14848416" calcext:value-type="float">
            <text:p>0.14848416</text:p>
          </table:table-cell>
          <table:table-cell table:formula="of:=[.AS31]*([.$C23] * [.$C23])" office:value-type="float" office:value="0.1553904" calcext:value-type="float">
            <text:p>0.1553904</text:p>
          </table:table-cell>
          <table:table-cell table:formula="of:=[.AT31]*([.$C23] * [.$C23])" office:value-type="float" office:value="0.1624536" calcext:value-type="float">
            <text:p>0.1624536</text:p>
          </table:table-cell>
          <table:table-cell table:formula="of:=[.AU31]*([.$C23] * [.$C23])" office:value-type="float" office:value="0.16967376" calcext:value-type="float">
            <text:p>0.16967376</text:p>
          </table:table-cell>
          <table:table-cell table:formula="of:=[.AV31]*([.$C23] * [.$C23])" office:value-type="float" office:value="0.17705088" calcext:value-type="float">
            <text:p>0.17705088</text:p>
          </table:table-cell>
          <table:table-cell table:formula="of:=[.AW31]*([.$C23] * [.$C23])" office:value-type="float" office:value="0.18458496" calcext:value-type="float">
            <text:p>0.18458496</text:p>
          </table:table-cell>
          <table:table-cell table:formula="of:=[.AX31]*([.$C23] * [.$C23])" office:value-type="float" office:value="0.192276" calcext:value-type="float">
            <text:p>0.192276</text:p>
          </table:table-cell>
          <table:table-cell table:formula="of:=[.AY31]*([.$C23] * [.$C23])" office:value-type="float" office:value="0.200124" calcext:value-type="float">
            <text:p>0.200124</text:p>
          </table:table-cell>
          <table:table-cell table:formula="of:=[.AZ31]*([.$C23] * [.$C23])" office:value-type="float" office:value="0.20812896" calcext:value-type="float">
            <text:p>0.20812896</text:p>
          </table:table-cell>
          <table:table-cell table:formula="of:=[.BA31]*([.$C23] * [.$C23])" office:value-type="float" office:value="0.21629088" calcext:value-type="float">
            <text:p>0.21629088</text:p>
          </table:table-cell>
          <table:table-cell table:formula="of:=[.BB31]*([.$C23] * [.$C23])" office:value-type="float" office:value="0.22460976" calcext:value-type="float">
            <text:p>0.22460976</text:p>
          </table:table-cell>
          <table:table-cell table:formula="of:=[.BC31]*([.$C23] * [.$C23])" office:value-type="float" office:value="0.2330856" calcext:value-type="float">
            <text:p>0.2330856</text:p>
          </table:table-cell>
          <table:table-cell table:formula="of:=[.BD31]*([.$C23] * [.$C23])" office:value-type="float" office:value="0.2417184" calcext:value-type="float">
            <text:p>0.2417184</text:p>
          </table:table-cell>
          <table:table-cell table:formula="of:=[.BE31]*([.$C23] * [.$C23])" office:value-type="float" office:value="0.25050816" calcext:value-type="float">
            <text:p>0.25050816</text:p>
          </table:table-cell>
          <table:table-cell table:formula="of:=[.BF31]*([.$C23] * [.$C23])" office:value-type="float" office:value="0.25945488" calcext:value-type="float">
            <text:p>0.25945488</text:p>
          </table:table-cell>
          <table:table-cell table:formula="of:=[.BG31]*([.$C23] * [.$C23])" office:value-type="float" office:value="0.26855856" calcext:value-type="float">
            <text:p>0.26855856</text:p>
          </table:table-cell>
          <table:table-cell table:formula="of:=[.BH31]*([.$C23] * [.$C23])" office:value-type="float" office:value="0.2778192" calcext:value-type="float">
            <text:p>0.2778192</text:p>
          </table:table-cell>
          <table:table-cell table:formula="of:=[.BI31]*([.$C23] * [.$C23])" office:value-type="float" office:value="0.2872368" calcext:value-type="float">
            <text:p>0.2872368</text:p>
          </table:table-cell>
          <table:table-cell table:formula="of:=[.BJ31]*([.$C23] * [.$C23])" office:value-type="float" office:value="0.29681136" calcext:value-type="float">
            <text:p>0.29681136</text:p>
          </table:table-cell>
          <table:table-cell table:formula="of:=[.BK31]*([.$C23] * [.$C23])" office:value-type="float" office:value="0.30654288" calcext:value-type="float">
            <text:p>0.30654288</text:p>
          </table:table-cell>
          <table:table-cell table:formula="of:=[.BL31]*([.$C23] * [.$C23])" office:value-type="float" office:value="0.31643136" calcext:value-type="float">
            <text:p>0.31643136</text:p>
          </table:table-cell>
          <table:table-cell table:formula="of:=[.BM31]*([.$C23] * [.$C23])" office:value-type="float" office:value="0.3264768" calcext:value-type="float">
            <text:p>0.3264768</text:p>
          </table:table-cell>
          <table:table-cell table:formula="of:=[.BN31]*([.$C23] * [.$C23])" office:value-type="float" office:value="0.3366792" calcext:value-type="float">
            <text:p>0.3366792</text:p>
          </table:table-cell>
          <table:table-cell table:formula="of:=[.BO31]*([.$C23] * [.$C23])" office:value-type="float" office:value="0.34703856" calcext:value-type="float">
            <text:p>0.34703856</text:p>
          </table:table-cell>
          <table:table-cell table:formula="of:=[.BP31]*([.$C23] * [.$C23])" office:value-type="float" office:value="0.35755488" calcext:value-type="float">
            <text:p>0.35755488</text:p>
          </table:table-cell>
          <table:table-cell table:formula="of:=[.BQ31]*([.$C23] * [.$C23])" office:value-type="float" office:value="0.36822816" calcext:value-type="float">
            <text:p>0.36822816</text:p>
          </table:table-cell>
          <table:table-cell table:formula="of:=[.BR31]*([.$C23] * [.$C23])" office:value-type="float" office:value="0.3790584" calcext:value-type="float">
            <text:p>0.3790584</text:p>
          </table:table-cell>
          <table:table-cell table:formula="of:=[.BS31]*([.$C23] * [.$C23])" office:value-type="float" office:value="0.3900456" calcext:value-type="float">
            <text:p>0.3900456</text:p>
          </table:table-cell>
          <table:table-cell table:formula="of:=[.BT31]*([.$C23] * [.$C23])" office:value-type="float" office:value="0.40118976" calcext:value-type="float">
            <text:p>0.40118976</text:p>
          </table:table-cell>
          <table:table-cell table:formula="of:=[.BU31]*([.$C23] * [.$C23])" office:value-type="float" office:value="0.41249088" calcext:value-type="float">
            <text:p>0.41249088</text:p>
          </table:table-cell>
          <table:table-cell table:formula="of:=[.BV31]*([.$C23] * [.$C23])" office:value-type="float" office:value="0.42394896" calcext:value-type="float">
            <text:p>0.42394896</text:p>
          </table:table-cell>
          <table:table-cell table:formula="of:=[.BW31]*([.$C23] * [.$C23])" office:value-type="float" office:value="0.435564" calcext:value-type="float">
            <text:p>0.435564</text:p>
          </table:table-cell>
          <table:table-cell table:formula="of:=[.BX31]*([.$C23] * [.$C23])" office:value-type="float" office:value="0.447336" calcext:value-type="float">
            <text:p>0.447336</text:p>
          </table:table-cell>
          <table:table-cell table:formula="of:=[.BY31]*([.$C23] * [.$C23])" office:value-type="float" office:value="0.45926496" calcext:value-type="float">
            <text:p>0.45926496</text:p>
          </table:table-cell>
          <table:table-cell table:formula="of:=[.BZ31]*([.$C23] * [.$C23])" office:value-type="float" office:value="0.47135088" calcext:value-type="float">
            <text:p>0.47135088</text:p>
          </table:table-cell>
          <table:table-cell table:formula="of:=[.CA31]*([.$C23] * [.$C23])" office:value-type="float" office:value="0.48359376" calcext:value-type="float">
            <text:p>0.48359376</text:p>
          </table:table-cell>
          <table:table-cell table:formula="of:=[.CB31]*([.$C23] * [.$C23])" office:value-type="float" office:value="0.4959936" calcext:value-type="float">
            <text:p>0.4959936</text:p>
          </table:table-cell>
          <table:table-cell table:formula="of:=[.CC31]*([.$C23] * [.$C23])" office:value-type="float" office:value="0.5085504" calcext:value-type="float">
            <text:p>0.5085504</text:p>
          </table:table-cell>
          <table:table-cell table:formula="of:=[.CD31]*([.$C23] * [.$C23])" office:value-type="float" office:value="0.52126416" calcext:value-type="float">
            <text:p>0.52126416</text:p>
          </table:table-cell>
          <table:table-cell table:formula="of:=[.CE31]*([.$C23] * [.$C23])" office:value-type="float" office:value="0.53413488" calcext:value-type="float">
            <text:p>0.53413488</text:p>
          </table:table-cell>
          <table:table-cell table:formula="of:=[.CF31]*([.$C23] * [.$C23])" office:value-type="float" office:value="0.54716256" calcext:value-type="float">
            <text:p>0.54716256</text:p>
          </table:table-cell>
          <table:table-cell table:formula="of:=[.CG31]*([.$C23] * [.$C23])" office:value-type="float" office:value="0.5603472" calcext:value-type="float">
            <text:p>0.5603472</text:p>
          </table:table-cell>
          <table:table-cell table:formula="of:=[.CH31]*([.$C23] * [.$C23])" office:value-type="float" office:value="0.5736888" calcext:value-type="float">
            <text:p>0.5736888</text:p>
          </table:table-cell>
          <table:table-cell table:formula="of:=[.CI31]*([.$C23] * [.$C23])" office:value-type="float" office:value="0.587187359999999" calcext:value-type="float">
            <text:p>0.587187359999999</text:p>
          </table:table-cell>
          <table:table-cell table:formula="of:=[.CJ31]*([.$C23] * [.$C23])" office:value-type="float" office:value="0.600842879999999" calcext:value-type="float">
            <text:p>0.600842879999999</text:p>
          </table:table-cell>
          <table:table-cell table:formula="of:=[.CK31]*([.$C23] * [.$C23])" office:value-type="float" office:value="0.61465536" calcext:value-type="float">
            <text:p>0.61465536</text:p>
          </table:table-cell>
          <table:table-cell table:formula="of:=[.CL31]*([.$C23] * [.$C23])" office:value-type="float" office:value="0.628624799999999" calcext:value-type="float">
            <text:p>0.628624799999999</text:p>
          </table:table-cell>
          <table:table-cell table:formula="of:=[.CM31]*([.$C23] * [.$C23])" office:value-type="float" office:value="0.642751199999999" calcext:value-type="float">
            <text:p>0.642751199999999</text:p>
          </table:table-cell>
          <table:table-cell table:formula="of:=[.CN31]*([.$C23] * [.$C23])" office:value-type="float" office:value="0.657034559999999" calcext:value-type="float">
            <text:p>0.657034559999999</text:p>
          </table:table-cell>
          <table:table-cell table:formula="of:=[.CO31]*([.$C23] * [.$C23])" office:value-type="float" office:value="0.671474879999999" calcext:value-type="float">
            <text:p>0.671474879999999</text:p>
          </table:table-cell>
          <table:table-cell table:formula="of:=[.CP31]*([.$C23] * [.$C23])" office:value-type="float" office:value="0.686072159999999" calcext:value-type="float">
            <text:p>0.686072159999999</text:p>
          </table:table-cell>
          <table:table-cell table:formula="of:=[.CQ31]*([.$C23] * [.$C23])" office:value-type="float" office:value="0.700826399999999" calcext:value-type="float">
            <text:p>0.700826399999999</text:p>
          </table:table-cell>
          <table:table-cell table:formula="of:=[.CR31]*([.$C23] * [.$C23])" office:value-type="float" office:value="0.715737599999999" calcext:value-type="float">
            <text:p>0.715737599999999</text:p>
          </table:table-cell>
          <table:table-cell table:formula="of:=[.CS31]*([.$C23] * [.$C23])" office:value-type="float" office:value="0.730805759999999" calcext:value-type="float">
            <text:p>0.730805759999999</text:p>
          </table:table-cell>
          <table:table-cell table:formula="of:=[.CT31]*([.$C23] * [.$C23])" office:value-type="float" office:value="0.746030879999999" calcext:value-type="float">
            <text:p>0.746030879999999</text:p>
          </table:table-cell>
          <table:table-cell table:formula="of:=[.CU31]*([.$C23] * [.$C23])" office:value-type="float" office:value="0.761412959999999" calcext:value-type="float">
            <text:p>0.761412959999999</text:p>
          </table:table-cell>
          <table:table-cell table:formula="of:=[.CV31]*([.$C23] * [.$C23])" office:value-type="float" office:value="0.776951999999999" calcext:value-type="float">
            <text:p>0.776951999999999</text:p>
          </table:table-cell>
          <table:table-cell table:formula="of:=[.CW31]*([.$C23] * [.$C23])" office:value-type="float" office:value="0.792647999999999" calcext:value-type="float">
            <text:p>0.792647999999999</text:p>
          </table:table-cell>
          <table:table-cell table:formula="of:=[.CX31]*([.$C23] * [.$C23])" office:value-type="float" office:value="0.808500959999999" calcext:value-type="float">
            <text:p>0.808500959999999</text:p>
          </table:table-cell>
          <table:table-cell table:formula="of:=[.CY31]*([.$C23] * [.$C23])" office:value-type="float" office:value="0.824510879999999" calcext:value-type="float">
            <text:p>0.824510879999999</text:p>
          </table:table-cell>
          <table:table-cell table:formula="of:=[.CZ31]*([.$C23] * [.$C23])" office:value-type="float" office:value="0.840677759999999" calcext:value-type="float">
            <text:p>0.840677759999999</text:p>
          </table:table-cell>
          <table:table-cell table:formula="of:=[.DA31]*([.$C23] * [.$C23])" office:value-type="float" office:value="0.857001599999999" calcext:value-type="float">
            <text:p>0.857001599999999</text:p>
          </table:table-cell>
          <table:table-cell table:formula="of:=[.DB31]*([.$C23] * [.$C23])" office:value-type="float" office:value="0.873482399999999" calcext:value-type="float">
            <text:p>0.873482399999999</text:p>
          </table:table-cell>
          <table:table-cell table:formula="of:=[.DC31]*([.$C23] * [.$C23])" office:value-type="float" office:value="0.890120159999999" calcext:value-type="float">
            <text:p>0.890120159999999</text:p>
          </table:table-cell>
          <table:table-cell table:formula="of:=[.DD31]*([.$C23] * [.$C23])" office:value-type="float" office:value="0.906914879999999" calcext:value-type="float">
            <text:p>0.906914879999999</text:p>
          </table:table-cell>
          <table:table-cell table:formula="of:=[.DE31]*([.$C23] * [.$C23])" office:value-type="float" office:value="0.923866559999999" calcext:value-type="float">
            <text:p>0.923866559999999</text:p>
          </table:table-cell>
          <table:table-cell table:formula="of:=[.DF31]*([.$C23] * [.$C23])" office:value-type="float" office:value="0.940975199999999" calcext:value-type="float">
            <text:p>0.940975199999999</text:p>
          </table:table-cell>
          <table:table-cell table:formula="of:=[.DG31]*([.$C23] * [.$C23])" office:value-type="float" office:value="0.958240799999999" calcext:value-type="float">
            <text:p>0.958240799999999</text:p>
          </table:table-cell>
          <table:table-cell table:formula="of:=[.DH31]*([.$C23] * [.$C23])" office:value-type="float" office:value="0.975663359999999" calcext:value-type="float">
            <text:p>0.975663359999999</text:p>
          </table:table-cell>
          <table:table-cell table:formula="of:=[.DI31]*([.$C23] * [.$C23])" office:value-type="float" office:value="0.993242879999998" calcext:value-type="float">
            <text:p>0.993242879999998</text:p>
          </table:table-cell>
          <table:table-cell table:formula="of:=[.DJ31]*([.$C23] * [.$C23])" office:value-type="float" office:value="1.01097936" calcext:value-type="float">
            <text:p>1.01097936</text:p>
          </table:table-cell>
          <table:table-cell table:formula="of:=[.DK31]*([.$C23] * [.$C23])" office:value-type="float" office:value="1.0288728" calcext:value-type="float">
            <text:p>1.0288728</text:p>
          </table:table-cell>
          <table:table-cell table:formula="of:=[.DL31]*([.$C23] * [.$C23])" office:value-type="float" office:value="1.0469232" calcext:value-type="float">
            <text:p>1.0469232</text:p>
          </table:table-cell>
          <table:table-cell table:formula="of:=[.DM31]*([.$C23] * [.$C23])" office:value-type="float" office:value="1.06513056" calcext:value-type="float">
            <text:p>1.06513056</text:p>
          </table:table-cell>
          <table:table-cell table:formula="of:=[.DN31]*([.$C23] * [.$C23])" office:value-type="float" office:value="1.08349488" calcext:value-type="float">
            <text:p>1.08349488</text:p>
          </table:table-cell>
          <table:table-cell table:formula="of:=[.DO31]*([.$C23] * [.$C23])" office:value-type="float" office:value="1.10201616" calcext:value-type="float">
            <text:p>1.10201616</text:p>
          </table:table-cell>
          <table:table-cell table:formula="of:=[.DP31]*([.$C23] * [.$C23])" office:value-type="float" office:value="1.1206944" calcext:value-type="float">
            <text:p>1.1206944</text:p>
          </table:table-cell>
          <table:table-cell table:formula="of:=[.DQ31]*([.$C23] * [.$C23])" office:value-type="float" office:value="1.1395296" calcext:value-type="float">
            <text:p>1.1395296</text:p>
          </table:table-cell>
          <table:table-cell table:formula="of:=[.DR31]*([.$C23] * [.$C23])" office:value-type="float" office:value="1.15852176" calcext:value-type="float">
            <text:p>1.15852176</text:p>
          </table:table-cell>
          <table:table-cell table:formula="of:=[.DS31]*([.$C23] * [.$C23])" office:value-type="float" office:value="1.17767088" calcext:value-type="float">
            <text:p>1.17767088</text:p>
          </table:table-cell>
          <table:table-cell table:formula="of:=[.DT31]*([.$C23] * [.$C23])" office:value-type="float" office:value="1.19697696" calcext:value-type="float">
            <text:p>1.19697696</text:p>
          </table:table-cell>
          <table:table-cell table:formula="of:=[.DU31]*([.$C23] * [.$C23])" office:value-type="float" office:value="1.21644" calcext:value-type="float">
            <text:p>1.21644</text:p>
          </table:table-cell>
          <table:table-cell table:formula="of:=[.DV31]*([.$C23] * [.$C23])" office:value-type="float" office:value="1.23606" calcext:value-type="float">
            <text:p>1.23606</text:p>
          </table:table-cell>
          <table:table-cell table:formula="of:=[.DW31]*([.$C23] * [.$C23])" office:value-type="float" office:value="1.25583696" calcext:value-type="float">
            <text:p>1.25583696</text:p>
          </table:table-cell>
          <table:table-cell table:formula="of:=[.DX31]*([.$C23] * [.$C23])" office:value-type="float" office:value="1.27577088" calcext:value-type="float">
            <text:p>1.27577088</text:p>
          </table:table-cell>
          <table:table-cell table:formula="of:=[.DY31]*([.$C23] * [.$C23])" office:value-type="float" office:value="1.29586176" calcext:value-type="float">
            <text:p>1.29586176</text:p>
          </table:table-cell>
          <table:table-cell table:formula="of:=[.DZ31]*([.$C23] * [.$C23])" office:value-type="float" office:value="1.3161096" calcext:value-type="float">
            <text:p>1.3161096</text:p>
          </table:table-cell>
          <table:table-cell table:formula="of:=[.EA31]*([.$C23] * [.$C23])" office:value-type="float" office:value="1.3365144" calcext:value-type="float">
            <text:p>1.3365144</text:p>
          </table:table-cell>
          <table:table-cell table:formula="of:=[.EB31]*([.$C23] * [.$C23])" office:value-type="float" office:value="1.35707616" calcext:value-type="float">
            <text:p>1.35707616</text:p>
          </table:table-cell>
          <table:table-cell table:formula="of:=[.EC31]*([.$C23] * [.$C23])" office:value-type="float" office:value="1.37779488" calcext:value-type="float">
            <text:p>1.37779488</text:p>
          </table:table-cell>
          <table:table-cell table:formula="of:=[.ED31]*([.$C23] * [.$C23])" office:value-type="float" office:value="1.39867056" calcext:value-type="float">
            <text:p>1.39867056</text:p>
          </table:table-cell>
          <table:table-cell table:formula="of:=[.EE31]*([.$C23] * [.$C23])" office:value-type="float" office:value="1.4197032" calcext:value-type="float">
            <text:p>1.4197032</text:p>
          </table:table-cell>
          <table:table-cell table:formula="of:=[.EF31]*([.$C23] * [.$C23])" office:value-type="float" office:value="1.4408928" calcext:value-type="float">
            <text:p>1.4408928</text:p>
          </table:table-cell>
          <table:table-cell table:formula="of:=[.EG31]*([.$C23] * [.$C23])" office:value-type="float" office:value="1.46223936" calcext:value-type="float">
            <text:p>1.46223936</text:p>
          </table:table-cell>
          <table:table-cell table:formula="of:=[.EH31]*([.$C23] * [.$C23])" office:value-type="float" office:value="1.48374288" calcext:value-type="float">
            <text:p>1.48374288</text:p>
          </table:table-cell>
          <table:table-cell table:formula="of:=[.EI31]*([.$C23] * [.$C23])" office:value-type="float" office:value="1.50540336" calcext:value-type="float">
            <text:p>1.50540336</text:p>
          </table:table-cell>
          <table:table-cell table:formula="of:=[.EJ31]*([.$C23] * [.$C23])" office:value-type="float" office:value="1.5272208" calcext:value-type="float">
            <text:p>1.5272208</text:p>
          </table:table-cell>
          <table:table-cell table:formula="of:=[.EK31]*([.$C23] * [.$C23])" office:value-type="float" office:value="1.5491952" calcext:value-type="float">
            <text:p>1.5491952</text:p>
          </table:table-cell>
          <table:table-cell table:formula="of:=[.EL31]*([.$C23] * [.$C23])" office:value-type="float" office:value="1.57132656" calcext:value-type="float">
            <text:p>1.57132656</text:p>
          </table:table-cell>
          <table:table-cell table:formula="of:=[.EM31]*([.$C23] * [.$C23])" office:value-type="float" office:value="1.59361488" calcext:value-type="float">
            <text:p>1.59361488</text:p>
          </table:table-cell>
          <table:table-cell table:formula="of:=[.EN31]*([.$C23] * [.$C23])" office:value-type="float" office:value="1.61606016" calcext:value-type="float">
            <text:p>1.61606016</text:p>
          </table:table-cell>
          <table:table-cell table:formula="of:=[.EO31]*([.$C23] * [.$C23])" office:value-type="float" office:value="1.6386624" calcext:value-type="float">
            <text:p>1.6386624</text:p>
          </table:table-cell>
          <table:table-cell table:formula="of:=[.EP31]*([.$C23] * [.$C23])" office:value-type="float" office:value="1.6614216" calcext:value-type="float">
            <text:p>1.6614216</text:p>
          </table:table-cell>
          <table:table-cell table:formula="of:=[.EQ31]*([.$C23] * [.$C23])" office:value-type="float" office:value="1.68433776" calcext:value-type="float">
            <text:p>1.68433776</text:p>
          </table:table-cell>
          <table:table-cell table:formula="of:=[.ER31]*([.$C23] * [.$C23])" office:value-type="float" office:value="1.70741088" calcext:value-type="float">
            <text:p>1.70741088</text:p>
          </table:table-cell>
          <table:table-cell table:formula="of:=[.ES31]*([.$C23] * [.$C23])" office:value-type="float" office:value="1.73064096" calcext:value-type="float">
            <text:p>1.73064096</text:p>
          </table:table-cell>
          <table:table-cell table:formula="of:=[.ET31]*([.$C23] * [.$C23])" office:value-type="float" office:value="1.754028" calcext:value-type="float">
            <text:p>1.754028</text:p>
          </table:table-cell>
          <table:table-cell table:formula="of:=[.EU31]*([.$C23] * [.$C23])" office:value-type="float" office:value="1.777572" calcext:value-type="float">
            <text:p>1.777572</text:p>
          </table:table-cell>
          <table:table-cell table:formula="of:=[.EV31]*([.$C23] * [.$C23])" office:value-type="float" office:value="1.80127296" calcext:value-type="float">
            <text:p>1.80127296</text:p>
          </table:table-cell>
          <table:table-cell table:formula="of:=[.EW31]*([.$C23] * [.$C23])" office:value-type="float" office:value="1.82513088" calcext:value-type="float">
            <text:p>1.82513088</text:p>
          </table:table-cell>
          <table:table-cell table:formula="of:=[.EX31]*([.$C23] * [.$C23])" office:value-type="float" office:value="1.84914576" calcext:value-type="float">
            <text:p>1.84914576</text:p>
          </table:table-cell>
          <table:table-cell table:formula="of:=[.EY31]*([.$C23] * [.$C23])" office:value-type="float" office:value="1.8733176" calcext:value-type="float">
            <text:p>1.8733176</text:p>
          </table:table-cell>
          <table:table-cell table:formula="of:=[.EZ31]*([.$C23] * [.$C23])" office:value-type="float" office:value="1.8976464" calcext:value-type="float">
            <text:p>1.8976464</text:p>
          </table:table-cell>
          <table:table-cell table:formula="of:=[.FA31]*([.$C23] * [.$C23])" office:value-type="float" office:value="1.92213216" calcext:value-type="float">
            <text:p>1.92213216</text:p>
          </table:table-cell>
          <table:table-cell table:formula="of:=[.FB31]*([.$C23] * [.$C23])" office:value-type="float" office:value="1.94677488" calcext:value-type="float">
            <text:p>1.94677488</text:p>
          </table:table-cell>
          <table:table-cell table:formula="of:=[.FC31]*([.$C23] * [.$C23])" office:value-type="float" office:value="1.97157456" calcext:value-type="float">
            <text:p>1.97157456</text:p>
          </table:table-cell>
          <table:table-cell table:formula="of:=[.FD31]*([.$C23] * [.$C23])" office:value-type="float" office:value="1.9965312" calcext:value-type="float">
            <text:p>1.9965312</text:p>
          </table:table-cell>
          <table:table-cell table:formula="of:=[.FE31]*([.$C23] * [.$C23])" office:value-type="float" office:value="2.02164479999999" calcext:value-type="float">
            <text:p>2.02164479999999</text:p>
          </table:table-cell>
          <table:table-cell table:formula="of:=[.FF31]*([.$C23] * [.$C23])" office:value-type="float" office:value="2.04691535999999" calcext:value-type="float">
            <text:p>2.04691535999999</text:p>
          </table:table-cell>
          <table:table-cell table:formula="of:=[.FG31]*([.$C23] * [.$C23])" office:value-type="float" office:value="2.07234287999999" calcext:value-type="float">
            <text:p>2.07234287999999</text:p>
          </table:table-cell>
          <table:table-cell table:formula="of:=[.FH31]*([.$C23] * [.$C23])" office:value-type="float" office:value="2.09792735999999" calcext:value-type="float">
            <text:p>2.09792735999999</text:p>
          </table:table-cell>
          <table:table-cell table:formula="of:=[.FI31]*([.$C23] * [.$C23])" office:value-type="float" office:value="2.12366879999999" calcext:value-type="float">
            <text:p>2.12366879999999</text:p>
          </table:table-cell>
          <table:table-cell table:formula="of:=[.FJ31]*([.$C23] * [.$C23])" office:value-type="float" office:value="2.14956719999999" calcext:value-type="float">
            <text:p>2.14956719999999</text:p>
          </table:table-cell>
          <table:table-cell table:formula="of:=[.FK31]*([.$C23] * [.$C23])" office:value-type="float" office:value="2.17562255999999" calcext:value-type="float">
            <text:p>2.17562255999999</text:p>
          </table:table-cell>
          <table:table-cell table:formula="of:=[.FL31]*([.$C23] * [.$C23])" office:value-type="float" office:value="2.20183487999999" calcext:value-type="float">
            <text:p>2.20183487999999</text:p>
          </table:table-cell>
          <table:table-cell table:formula="of:=[.FM31]*([.$C23] * [.$C23])" office:value-type="float" office:value="2.22820415999999" calcext:value-type="float">
            <text:p>2.22820415999999</text:p>
          </table:table-cell>
          <table:table-cell table:formula="of:=[.FN31]*([.$C23] * [.$C23])" office:value-type="float" office:value="2.25473039999999" calcext:value-type="float">
            <text:p>2.25473039999999</text:p>
          </table:table-cell>
          <table:table-cell table:formula="of:=[.FO31]*([.$C23] * [.$C23])" office:value-type="float" office:value="2.28141359999999" calcext:value-type="float">
            <text:p>2.28141359999999</text:p>
          </table:table-cell>
          <table:table-cell table:formula="of:=[.FP31]*([.$C23] * [.$C23])" office:value-type="float" office:value="2.30825375999999" calcext:value-type="float">
            <text:p>2.30825375999999</text:p>
          </table:table-cell>
          <table:table-cell table:formula="of:=[.FQ31]*([.$C23] * [.$C23])" office:value-type="float" office:value="2.33525087999999" calcext:value-type="float">
            <text:p>2.33525087999999</text:p>
          </table:table-cell>
          <table:table-cell table:formula="of:=[.FR31]*([.$C23] * [.$C23])" office:value-type="float" office:value="2.36240495999999" calcext:value-type="float">
            <text:p>2.36240495999999</text:p>
          </table:table-cell>
          <table:table-cell table:formula="of:=[.FS31]*([.$C23] * [.$C23])" office:value-type="float" office:value="2.38971599999999" calcext:value-type="float">
            <text:p>2.38971599999999</text:p>
          </table:table-cell>
          <table:table-cell table:formula="of:=[.FT31]*([.$C23] * [.$C23])" office:value-type="float" office:value="2.41718399999999" calcext:value-type="float">
            <text:p>2.41718399999999</text:p>
          </table:table-cell>
          <table:table-cell table:formula="of:=[.FU31]*([.$C23] * [.$C23])" office:value-type="float" office:value="2.44480895999999" calcext:value-type="float">
            <text:p>2.44480895999999</text:p>
          </table:table-cell>
          <table:table-cell table:formula="of:=[.FV31]*([.$C23] * [.$C23])" office:value-type="float" office:value="2.47259087999999" calcext:value-type="float">
            <text:p>2.47259087999999</text:p>
          </table:table-cell>
          <table:table-cell table:formula="of:=[.FW31]*([.$C23] * [.$C23])" office:value-type="float" office:value="2.50052975999999" calcext:value-type="float">
            <text:p>2.50052975999999</text:p>
          </table:table-cell>
          <table:table-cell table:formula="of:=[.FX31]*([.$C23] * [.$C23])" office:value-type="float" office:value="2.52862559999999" calcext:value-type="float">
            <text:p>2.52862559999999</text:p>
          </table:table-cell>
          <table:table-cell table:formula="of:=[.FY31]*([.$C23] * [.$C23])" office:value-type="float" office:value="2.55687839999999" calcext:value-type="float">
            <text:p>2.55687839999999</text:p>
          </table:table-cell>
          <table:table-cell table:formula="of:=[.FZ31]*([.$C23] * [.$C23])" office:value-type="float" office:value="2.58528815999999" calcext:value-type="float">
            <text:p>2.58528815999999</text:p>
          </table:table-cell>
          <table:table-cell table:formula="of:=[.GA31]*([.$C23] * [.$C23])" office:value-type="float" office:value="2.61385487999999" calcext:value-type="float">
            <text:p>2.61385487999999</text:p>
          </table:table-cell>
          <table:table-cell table:formula="of:=[.GB31]*([.$C23] * [.$C23])" office:value-type="float" office:value="2.64257855999999" calcext:value-type="float">
            <text:p>2.64257855999999</text:p>
          </table:table-cell>
          <table:table-cell table:formula="of:=[.GC31]*([.$C23] * [.$C23])" office:value-type="float" office:value="2.67145919999999" calcext:value-type="float">
            <text:p>2.67145919999999</text:p>
          </table:table-cell>
          <table:table-cell table:formula="of:=[.GD31]*([.$C23] * [.$C23])" office:value-type="float" office:value="2.70049679999999" calcext:value-type="float">
            <text:p>2.70049679999999</text:p>
          </table:table-cell>
          <table:table-cell table:formula="of:=[.GE31]*([.$C23] * [.$C23])" office:value-type="float" office:value="2.72969135999999" calcext:value-type="float">
            <text:p>2.72969135999999</text:p>
          </table:table-cell>
          <table:table-cell table:formula="of:=[.GF31]*([.$C23] * [.$C23])" office:value-type="float" office:value="2.75904287999999" calcext:value-type="float">
            <text:p>2.75904287999999</text:p>
          </table:table-cell>
          <table:table-cell table:formula="of:=[.GG31]*([.$C23] * [.$C23])" office:value-type="float" office:value="2.78855135999999" calcext:value-type="float">
            <text:p>2.78855135999999</text:p>
          </table:table-cell>
          <table:table-cell table:formula="of:=[.GH31]*([.$C23] * [.$C23])" office:value-type="float" office:value="2.81821679999999" calcext:value-type="float">
            <text:p>2.81821679999999</text:p>
          </table:table-cell>
          <table:table-cell table:formula="of:=[.GI31]*([.$C23] * [.$C23])" office:value-type="float" office:value="2.84803919999999" calcext:value-type="float">
            <text:p>2.84803919999999</text:p>
          </table:table-cell>
          <table:table-cell table:formula="of:=[.GJ31]*([.$C23] * [.$C23])" office:value-type="float" office:value="2.87801855999999" calcext:value-type="float">
            <text:p>2.87801855999999</text:p>
          </table:table-cell>
          <table:table-cell table:formula="of:=[.GK31]*([.$C23] * [.$C23])" office:value-type="float" office:value="2.90815487999999" calcext:value-type="float">
            <text:p>2.90815487999999</text:p>
          </table:table-cell>
          <table:table-cell table:formula="of:=[.GL31]*([.$C23] * [.$C23])" office:value-type="float" office:value="2.93844815999999" calcext:value-type="float">
            <text:p>2.93844815999999</text:p>
          </table:table-cell>
          <table:table-cell table:formula="of:=[.GM31]*([.$C23] * [.$C23])" office:value-type="float" office:value="2.96889839999999" calcext:value-type="float">
            <text:p>2.96889839999999</text:p>
          </table:table-cell>
          <table:table-cell table:formula="of:=[.GN31]*([.$C23] * [.$C23])" office:value-type="float" office:value="2.99950559999999" calcext:value-type="float">
            <text:p>2.99950559999999</text:p>
          </table:table-cell>
          <table:table-cell table:formula="of:=[.GO31]*([.$C23] * [.$C23])" office:value-type="float" office:value="3.03026975999999" calcext:value-type="float">
            <text:p>3.03026975999999</text:p>
          </table:table-cell>
          <table:table-cell table:formula="of:=[.GP31]*([.$C23] * [.$C23])" office:value-type="float" office:value="3.06119087999999" calcext:value-type="float">
            <text:p>3.06119087999999</text:p>
          </table:table-cell>
          <table:table-cell table:formula="of:=[.GQ31]*([.$C23] * [.$C23])" office:value-type="float" office:value="3.09226895999999" calcext:value-type="float">
            <text:p>3.09226895999999</text:p>
          </table:table-cell>
          <table:table-cell table:formula="of:=[.GR31]*([.$C23] * [.$C23])" office:value-type="float" office:value="3.12350399999999" calcext:value-type="float">
            <text:p>3.12350399999999</text:p>
          </table:table-cell>
          <table:table-cell table:formula="of:=[.GS31]*([.$C23] * [.$C23])" office:value-type="float" office:value="3.15489599999999" calcext:value-type="float">
            <text:p>3.15489599999999</text:p>
          </table:table-cell>
          <table:table-cell table:formula="of:=[.GT31]*([.$C23] * [.$C23])" office:value-type="float" office:value="3.18644495999999" calcext:value-type="float">
            <text:p>3.18644495999999</text:p>
          </table:table-cell>
          <table:table-cell table:formula="of:=[.GU31]*([.$C23] * [.$C23])" office:value-type="float" office:value="3.21815087999999" calcext:value-type="float">
            <text:p>3.21815087999999</text:p>
          </table:table-cell>
          <table:table-cell table:formula="of:=[.GV31]*([.$C23] * [.$C23])" office:value-type="float" office:value="3.25001375999999" calcext:value-type="float">
            <text:p>3.25001375999999</text:p>
          </table:table-cell>
          <table:table-cell table:formula="of:=[.GW31]*([.$C23] * [.$C23])" office:value-type="float" office:value="3.28203359999999" calcext:value-type="float">
            <text:p>3.28203359999999</text:p>
          </table:table-cell>
          <table:table-cell table:formula="of:=[.GX31]*([.$C23] * [.$C23])" office:value-type="float" office:value="3.31421039999999" calcext:value-type="float">
            <text:p>3.31421039999999</text:p>
          </table:table-cell>
          <table:table-cell table:formula="of:=[.GY31]*([.$C23] * [.$C23])" office:value-type="float" office:value="3.34654415999999" calcext:value-type="float">
            <text:p>3.34654415999999</text:p>
          </table:table-cell>
          <table:table-cell table:formula="of:=[.GZ31]*([.$C23] * [.$C23])" office:value-type="float" office:value="3.37903487999999" calcext:value-type="float">
            <text:p>3.37903487999999</text:p>
          </table:table-cell>
          <table:table-cell table:formula="of:=[.HA31]*([.$C23] * [.$C23])" office:value-type="float" office:value="3.41168255999999" calcext:value-type="float">
            <text:p>3.41168255999999</text:p>
          </table:table-cell>
          <table:table-cell table:formula="of:=[.HB31]*([.$C23] * [.$C23])" office:value-type="float" office:value="3.44448719999999" calcext:value-type="float">
            <text:p>3.44448719999999</text:p>
          </table:table-cell>
          <table:table-cell table:formula="of:=[.HC31]*([.$C23] * [.$C23])" office:value-type="float" office:value="3.47744879999999" calcext:value-type="float">
            <text:p>3.47744879999999</text:p>
          </table:table-cell>
          <table:table-cell table:formula="of:=[.HD31]*([.$C23] * [.$C23])" office:value-type="float" office:value="3.51056735999999" calcext:value-type="float">
            <text:p>3.51056735999999</text:p>
          </table:table-cell>
          <table:table-cell table:formula="of:=[.HE31]*([.$C23] * [.$C23])" office:value-type="float" office:value="3.54384287999999" calcext:value-type="float">
            <text:p>3.54384287999999</text:p>
          </table:table-cell>
          <table:table-cell table:formula="of:=[.HF31]*([.$C23] * [.$C23])" office:value-type="float" office:value="3.57727535999999" calcext:value-type="float">
            <text:p>3.57727535999999</text:p>
          </table:table-cell>
          <table:table-cell table:formula="of:=[.HG31]*([.$C23] * [.$C23])" office:value-type="float" office:value="3.61086479999999" calcext:value-type="float">
            <text:p>3.61086479999999</text:p>
          </table:table-cell>
          <table:table-cell table:formula="of:=[.HH31]*([.$C23] * [.$C23])" office:value-type="float" office:value="3.64461119999999" calcext:value-type="float">
            <text:p>3.64461119999999</text:p>
          </table:table-cell>
          <table:table-cell table:formula="of:=[.HI31]*([.$C23] * [.$C23])" office:value-type="float" office:value="3.67851455999999" calcext:value-type="float">
            <text:p>3.67851455999999</text:p>
          </table:table-cell>
          <table:table-cell table:formula="of:=[.HJ31]*([.$C23] * [.$C23])" office:value-type="float" office:value="3.71257487999999" calcext:value-type="float">
            <text:p>3.71257487999999</text:p>
          </table:table-cell>
          <table:table-cell table:formula="of:=[.HK31]*([.$C23] * [.$C23])" office:value-type="float" office:value="3.74679215999999" calcext:value-type="float">
            <text:p>3.74679215999999</text:p>
          </table:table-cell>
          <table:table-cell table:formula="of:=[.HL31]*([.$C23] * [.$C23])" office:value-type="float" office:value="3.78116639999999" calcext:value-type="float">
            <text:p>3.78116639999999</text:p>
          </table:table-cell>
          <table:table-cell table:formula="of:=[.HM31]*([.$C23] * [.$C23])" office:value-type="float" office:value="3.81569759999999" calcext:value-type="float">
            <text:p>3.81569759999999</text:p>
          </table:table-cell>
          <table:table-cell table:formula="of:=[.HN31]*([.$C23] * [.$C23])" office:value-type="float" office:value="3.85038575999999" calcext:value-type="float">
            <text:p>3.85038575999999</text:p>
          </table:table-cell>
          <table:table-cell table:formula="of:=[.HO31]*([.$C23] * [.$C23])" office:value-type="float" office:value="3.88523087999999" calcext:value-type="float">
            <text:p>3.88523087999999</text:p>
          </table:table-cell>
          <table:table-cell table:formula="of:=[.HP31]*([.$C23] * [.$C23])" office:value-type="float" office:value="3.92023295999999" calcext:value-type="float">
            <text:p>3.92023295999999</text:p>
          </table:table-cell>
          <table:table-cell table:formula="of:=[.HQ31]*([.$C23] * [.$C23])" office:value-type="float" office:value="3.95539199999999" calcext:value-type="float">
            <text:p>3.95539199999999</text:p>
          </table:table-cell>
          <table:table-cell table:formula="of:=[.HR31]*([.$C23] * [.$C23])" office:value-type="float" office:value="3.99070799999999" calcext:value-type="float">
            <text:p>3.99070799999999</text:p>
          </table:table-cell>
          <table:table-cell table:formula="of:=[.HS31]*([.$C23] * [.$C23])" office:value-type="float" office:value="4.02618095999999" calcext:value-type="float">
            <text:p>4.02618095999999</text:p>
          </table:table-cell>
          <table:table-cell table:formula="of:=[.HT31]*([.$C23] * [.$C23])" office:value-type="float" office:value="4.06181087999999" calcext:value-type="float">
            <text:p>4.06181087999999</text:p>
          </table:table-cell>
          <table:table-cell table:formula="of:=[.HU31]*([.$C23] * [.$C23])" office:value-type="float" office:value="4.09759775999999" calcext:value-type="float">
            <text:p>4.09759775999999</text:p>
          </table:table-cell>
          <table:table-cell table:formula="of:=[.HV31]*([.$C23] * [.$C23])" office:value-type="float" office:value="4.13354159999999" calcext:value-type="float">
            <text:p>4.13354159999999</text:p>
          </table:table-cell>
          <table:table-cell table:formula="of:=[.HW31]*([.$C23] * [.$C23])" office:value-type="float" office:value="4.16964239999999" calcext:value-type="float">
            <text:p>4.16964239999999</text:p>
          </table:table-cell>
          <table:table-cell table:formula="of:=[.HX31]*([.$C23] * [.$C23])" office:value-type="float" office:value="4.20590015999999" calcext:value-type="float">
            <text:p>4.20590015999999</text:p>
          </table:table-cell>
          <table:table-cell table:formula="of:=[.HY31]*([.$C23] * [.$C23])" office:value-type="float" office:value="4.24231487999999" calcext:value-type="float">
            <text:p>4.24231487999999</text:p>
          </table:table-cell>
          <table:table-cell table:formula="of:=[.HZ31]*([.$C23] * [.$C23])" office:value-type="float" office:value="4.27888655999999" calcext:value-type="float">
            <text:p>4.27888655999999</text:p>
          </table:table-cell>
          <table:table-cell table:formula="of:=[.IA31]*([.$C23] * [.$C23])" office:value-type="float" office:value="4.31561519999999" calcext:value-type="float">
            <text:p>4.31561519999999</text:p>
          </table:table-cell>
          <table:table-cell table:formula="of:=[.IB31]*([.$C23] * [.$C23])" office:value-type="float" office:value="4.35250079999998" calcext:value-type="float">
            <text:p>4.35250079999998</text:p>
          </table:table-cell>
          <table:table-cell table:formula="of:=[.IC31]*([.$C23] * [.$C23])" office:value-type="float" office:value="4.38954335999998" calcext:value-type="float">
            <text:p>4.38954335999998</text:p>
          </table:table-cell>
          <table:table-cell table:formula="of:=[.ID31]*([.$C23] * [.$C23])" office:value-type="float" office:value="4.42674287999998" calcext:value-type="float">
            <text:p>4.42674287999998</text:p>
          </table:table-cell>
          <table:table-cell table:formula="of:=[.IE31]*([.$C23] * [.$C23])" office:value-type="float" office:value="4.46409935999998" calcext:value-type="float">
            <text:p>4.46409935999998</text:p>
          </table:table-cell>
          <table:table-cell table:formula="of:=[.IF31]*([.$C23] * [.$C23])" office:value-type="float" office:value="4.50161279999998" calcext:value-type="float">
            <text:p>4.50161279999998</text:p>
          </table:table-cell>
          <table:table-cell table:formula="of:=[.IG31]*([.$C23] * [.$C23])" office:value-type="float" office:value="4.53928319999998" calcext:value-type="float">
            <text:p>4.53928319999998</text:p>
          </table:table-cell>
          <table:table-cell table:formula="of:=[.IH31]*([.$C23] * [.$C23])" office:value-type="float" office:value="4.57711055999998" calcext:value-type="float">
            <text:p>4.57711055999998</text:p>
          </table:table-cell>
          <table:table-cell table:formula="of:=[.II31]*([.$C23] * [.$C23])" office:value-type="float" office:value="4.61509487999998" calcext:value-type="float">
            <text:p>4.61509487999998</text:p>
          </table:table-cell>
          <table:table-cell table:formula="of:=[.IJ31]*([.$C23] * [.$C23])" office:value-type="float" office:value="4.65323615999998" calcext:value-type="float">
            <text:p>4.65323615999998</text:p>
          </table:table-cell>
          <table:table-cell table:formula="of:=[.IK31]*([.$C23] * [.$C23])" office:value-type="float" office:value="4.69153439999998" calcext:value-type="float">
            <text:p>4.69153439999998</text:p>
          </table:table-cell>
          <table:table-cell table:formula="of:=[.IL31]*([.$C23] * [.$C23])" office:value-type="float" office:value="4.72998959999998" calcext:value-type="float">
            <text:p>4.72998959999998</text:p>
          </table:table-cell>
          <table:table-cell table:formula="of:=[.IM31]*([.$C23] * [.$C23])" office:value-type="float" office:value="4.76860175999998" calcext:value-type="float">
            <text:p>4.76860175999998</text:p>
          </table:table-cell>
          <table:table-cell table:formula="of:=[.IN31]*([.$C23] * [.$C23])" office:value-type="float" office:value="4.80737087999998" calcext:value-type="float">
            <text:p>4.80737087999998</text:p>
          </table:table-cell>
          <table:table-cell table:formula="of:=[.IO31]*([.$C23] * [.$C23])" office:value-type="float" office:value="4.84629695999998" calcext:value-type="float">
            <text:p>4.84629695999998</text:p>
          </table:table-cell>
          <table:table-cell table:formula="of:=[.IP31]*([.$C23] * [.$C23])" office:value-type="float" office:value="4.88537999999998" calcext:value-type="float">
            <text:p>4.88537999999998</text:p>
          </table:table-cell>
          <table:table-cell table:formula="of:=[.IQ31]*([.$C23] * [.$C23])" office:value-type="float" office:value="4.92461999999998" calcext:value-type="float">
            <text:p>4.92461999999998</text:p>
          </table:table-cell>
          <table:table-cell table:formula="of:=[.IR31]*([.$C23] * [.$C23])" office:value-type="float" office:value="4.96401695999998" calcext:value-type="float">
            <text:p>4.96401695999998</text:p>
          </table:table-cell>
          <table:table-cell table:formula="of:=[.IS31]*([.$C23] * [.$C23])" office:value-type="float" office:value="5.00357087999998" calcext:value-type="float">
            <text:p>5.00357087999998</text:p>
          </table:table-cell>
          <table:table-cell table:formula="of:=[.IT31]*([.$C23] * [.$C23])" office:value-type="float" office:value="5.04328175999998" calcext:value-type="float">
            <text:p>5.04328175999998</text:p>
          </table:table-cell>
          <table:table-cell table:formula="of:=[.IU31]*([.$C23] * [.$C23])" office:value-type="float" office:value="5.08314959999998" calcext:value-type="float">
            <text:p>5.08314959999998</text:p>
          </table:table-cell>
          <table:table-cell table:formula="of:=[.IV31]*([.$C23] * [.$C23])" office:value-type="float" office:value="5.12317439999998" calcext:value-type="float">
            <text:p>5.12317439999998</text:p>
          </table:table-cell>
          <table:table-cell table:formula="of:=[.IW31]*([.$C23] * [.$C23])" office:value-type="float" office:value="5.16335615999998" calcext:value-type="float">
            <text:p>5.16335615999998</text:p>
          </table:table-cell>
          <table:table-cell table:formula="of:=[.IX31]*([.$C23] * [.$C23])" office:value-type="float" office:value="5.20369487999998" calcext:value-type="float">
            <text:p>5.20369487999998</text:p>
          </table:table-cell>
          <table:table-cell table:formula="of:=[.IY31]*([.$C23] * [.$C23])" office:value-type="float" office:value="5.24419055999998" calcext:value-type="float">
            <text:p>5.24419055999998</text:p>
          </table:table-cell>
          <table:table-cell table:formula="of:=[.IZ31]*([.$C23] * [.$C23])" office:value-type="float" office:value="5.28484319999998" calcext:value-type="float">
            <text:p>5.28484319999998</text:p>
          </table:table-cell>
          <table:table-cell table:formula="of:=[.JA31]*([.$C23] * [.$C23])" office:value-type="float" office:value="5.32565279999998" calcext:value-type="float">
            <text:p>5.32565279999998</text:p>
          </table:table-cell>
          <table:table-cell table:formula="of:=[.JB31]*([.$C23] * [.$C23])" office:value-type="float" office:value="5.36661935999998" calcext:value-type="float">
            <text:p>5.36661935999998</text:p>
          </table:table-cell>
          <table:table-cell table:formula="of:=[.JC31]*([.$C23] * [.$C23])" office:value-type="float" office:value="5.40774287999998" calcext:value-type="float">
            <text:p>5.40774287999998</text:p>
          </table:table-cell>
          <table:table-cell table:formula="of:=[.JD31]*([.$C23] * [.$C23])" office:value-type="float" office:value="5.44902335999998" calcext:value-type="float">
            <text:p>5.44902335999998</text:p>
          </table:table-cell>
          <table:table-cell table:formula="of:=[.JE31]*([.$C23] * [.$C23])" office:value-type="float" office:value="5.49046079999998" calcext:value-type="float">
            <text:p>5.49046079999998</text:p>
          </table:table-cell>
          <table:table-cell table:formula="of:=[.JF31]*([.$C23] * [.$C23])" office:value-type="float" office:value="5.53205519999998" calcext:value-type="float">
            <text:p>5.53205519999998</text:p>
          </table:table-cell>
          <table:table-cell table:formula="of:=[.JG31]*([.$C23] * [.$C23])" office:value-type="float" office:value="5.57380655999998" calcext:value-type="float">
            <text:p>5.57380655999998</text:p>
          </table:table-cell>
          <table:table-cell table:formula="of:=[.JH31]*([.$C23] * [.$C23])" office:value-type="float" office:value="5.61571487999998" calcext:value-type="float">
            <text:p>5.61571487999998</text:p>
          </table:table-cell>
          <table:table-cell table:formula="of:=[.JI31]*([.$C23] * [.$C23])" office:value-type="float" office:value="5.65778015999998" calcext:value-type="float">
            <text:p>5.65778015999998</text:p>
          </table:table-cell>
          <table:table-cell table:formula="of:=[.JJ31]*([.$C23] * [.$C23])" office:value-type="float" office:value="5.70000239999998" calcext:value-type="float">
            <text:p>5.70000239999998</text:p>
          </table:table-cell>
          <table:table-cell table:formula="of:=[.JK31]*([.$C23] * [.$C23])" office:value-type="float" office:value="5.74238159999998" calcext:value-type="float">
            <text:p>5.74238159999998</text:p>
          </table:table-cell>
          <table:table-cell table:formula="of:=[.JL31]*([.$C23] * [.$C23])" office:value-type="float" office:value="5.78491775999998" calcext:value-type="float">
            <text:p>5.78491775999998</text:p>
          </table:table-cell>
          <table:table-cell table:formula="of:=[.JM31]*([.$C23] * [.$C23])" office:value-type="float" office:value="5.82761087999998" calcext:value-type="float">
            <text:p>5.82761087999998</text:p>
          </table:table-cell>
          <table:table-cell table:formula="of:=[.JN31]*([.$C23] * [.$C23])" office:value-type="float" office:value="5.87046095999998" calcext:value-type="float">
            <text:p>5.87046095999998</text:p>
          </table:table-cell>
          <table:table-cell table:formula="of:=[.JO31]*([.$C23] * [.$C23])" office:value-type="float" office:value="5.91346799999998" calcext:value-type="float">
            <text:p>5.91346799999998</text:p>
          </table:table-cell>
          <table:table-cell table:formula="of:=[.JP31]*([.$C23] * [.$C23])" office:value-type="float" office:value="5.95663199999998" calcext:value-type="float">
            <text:p>5.95663199999998</text:p>
          </table:table-cell>
          <table:table-cell table:formula="of:=[.JQ31]*([.$C23] * [.$C23])" office:value-type="float" office:value="5.99995295999998" calcext:value-type="float">
            <text:p>5.99995295999998</text:p>
          </table:table-cell>
          <table:table-cell table:formula="of:=[.JR31]*([.$C23] * [.$C23])" office:value-type="float" office:value="6.04343087999998" calcext:value-type="float">
            <text:p>6.04343087999998</text:p>
          </table:table-cell>
          <table:table-cell table:formula="of:=[.JS31]*([.$C23] * [.$C23])" office:value-type="float" office:value="6.08706575999998" calcext:value-type="float">
            <text:p>6.08706575999998</text:p>
          </table:table-cell>
          <table:table-cell table:formula="of:=[.JT31]*([.$C23] * [.$C23])" office:value-type="float" office:value="6.13085759999998" calcext:value-type="float">
            <text:p>6.13085759999998</text:p>
          </table:table-cell>
          <table:table-cell table:formula="of:=[.JU31]*([.$C23] * [.$C23])" office:value-type="float" office:value="6.17480639999998" calcext:value-type="float">
            <text:p>6.17480639999998</text:p>
          </table:table-cell>
          <table:table-cell table:formula="of:=[.JV31]*([.$C23] * [.$C23])" office:value-type="float" office:value="6.21891215999998" calcext:value-type="float">
            <text:p>6.21891215999998</text:p>
          </table:table-cell>
          <table:table-cell table:formula="of:=[.JW31]*([.$C23] * [.$C23])" office:value-type="float" office:value="6.26317487999998" calcext:value-type="float">
            <text:p>6.26317487999998</text:p>
          </table:table-cell>
          <table:table-cell table:formula="of:=[.JX31]*([.$C23] * [.$C23])" office:value-type="float" office:value="6.30759455999998" calcext:value-type="float">
            <text:p>6.30759455999998</text:p>
          </table:table-cell>
          <table:table-cell table:formula="of:=[.JY31]*([.$C23] * [.$C23])" office:value-type="float" office:value="6.35217119999998" calcext:value-type="float">
            <text:p>6.35217119999998</text:p>
          </table:table-cell>
          <table:table-cell table:formula="of:=[.JZ31]*([.$C23] * [.$C23])" office:value-type="float" office:value="6.39690479999998" calcext:value-type="float">
            <text:p>6.39690479999998</text:p>
          </table:table-cell>
          <table:table-cell table:formula="of:=[.KA31]*([.$C23] * [.$C23])" office:value-type="float" office:value="6.44179535999998" calcext:value-type="float">
            <text:p>6.44179535999998</text:p>
          </table:table-cell>
          <table:table-cell table:formula="of:=[.KB31]*([.$C23] * [.$C23])" office:value-type="float" office:value="6.48684287999998" calcext:value-type="float">
            <text:p>6.48684287999998</text:p>
          </table:table-cell>
          <table:table-cell table:formula="of:=[.KC31]*([.$C23] * [.$C23])" office:value-type="float" office:value="6.53204735999998" calcext:value-type="float">
            <text:p>6.53204735999998</text:p>
          </table:table-cell>
          <table:table-cell table:formula="of:=[.KD31]*([.$C23] * [.$C23])" office:value-type="float" office:value="6.57740879999997" calcext:value-type="float">
            <text:p>6.57740879999997</text:p>
          </table:table-cell>
          <table:table-cell table:formula="of:=[.KE31]*([.$C23] * [.$C23])" office:value-type="float" office:value="6.62292719999997" calcext:value-type="float">
            <text:p>6.62292719999997</text:p>
          </table:table-cell>
          <table:table-cell table:formula="of:=[.KF31]*([.$C23] * [.$C23])" office:value-type="float" office:value="6.66860255999997" calcext:value-type="float">
            <text:p>6.66860255999997</text:p>
          </table:table-cell>
          <table:table-cell table:formula="of:=[.KG31]*([.$C23] * [.$C23])" office:value-type="float" office:value="6.71443487999997" calcext:value-type="float">
            <text:p>6.71443487999997</text:p>
          </table:table-cell>
          <table:table-cell table:formula="of:=[.KH31]*([.$C23] * [.$C23])" office:value-type="float" office:value="6.76042415999997" calcext:value-type="float">
            <text:p>6.76042415999997</text:p>
          </table:table-cell>
          <table:table-cell table:formula="of:=[.KI31]*([.$C23] * [.$C23])" office:value-type="float" office:value="6.80657039999997" calcext:value-type="float">
            <text:p>6.80657039999997</text:p>
          </table:table-cell>
          <table:table-cell table:formula="of:=[.KJ31]*([.$C23] * [.$C23])" office:value-type="float" office:value="6.85287359999997" calcext:value-type="float">
            <text:p>6.85287359999997</text:p>
          </table:table-cell>
          <table:table-cell table:formula="of:=[.KK31]*([.$C23] * [.$C23])" office:value-type="float" office:value="6.89933375999997" calcext:value-type="float">
            <text:p>6.89933375999997</text:p>
          </table:table-cell>
          <table:table-cell table:formula="of:=[.KL31]*([.$C23] * [.$C23])" office:value-type="float" office:value="6.94595087999997" calcext:value-type="float">
            <text:p>6.94595087999997</text:p>
          </table:table-cell>
          <table:table-cell table:formula="of:=[.KM31]*([.$C23] * [.$C23])" office:value-type="float" office:value="6.99272495999997" calcext:value-type="float">
            <text:p>6.99272495999997</text:p>
          </table:table-cell>
          <table:table-cell table:formula="of:=[.KN31]*([.$C23] * [.$C23])" office:value-type="float" office:value="7.03965599999997" calcext:value-type="float">
            <text:p>7.03965599999997</text:p>
          </table:table-cell>
          <table:table-cell table:formula="of:=[.KO31]*([.$C23] * [.$C23])" office:value-type="float" office:value="7.08674399999997" calcext:value-type="float">
            <text:p>7.08674399999997</text:p>
          </table:table-cell>
          <table:table-cell table:formula="of:=[.KP31]*([.$C23] * [.$C23])" office:value-type="float" office:value="7.13398895999997" calcext:value-type="float">
            <text:p>7.13398895999997</text:p>
          </table:table-cell>
          <table:table-cell table:formula="of:=[.KQ31]*([.$C23] * [.$C23])" office:value-type="float" office:value="7.18139087999997" calcext:value-type="float">
            <text:p>7.18139087999997</text:p>
          </table:table-cell>
          <table:table-cell table:formula="of:=[.KR31]*([.$C23] * [.$C23])" office:value-type="float" office:value="7.22894975999997" calcext:value-type="float">
            <text:p>7.22894975999997</text:p>
          </table:table-cell>
          <table:table-cell table:formula="of:=[.KS31]*([.$C23] * [.$C23])" office:value-type="float" office:value="7.27666559999997" calcext:value-type="float">
            <text:p>7.27666559999997</text:p>
          </table:table-cell>
          <table:table-cell table:formula="of:=[.KT31]*([.$C23] * [.$C23])" office:value-type="float" office:value="7.32453839999997" calcext:value-type="float">
            <text:p>7.32453839999997</text:p>
          </table:table-cell>
          <table:table-cell table:formula="of:=[.KU31]*([.$C23] * [.$C23])" office:value-type="float" office:value="7.37256815999997" calcext:value-type="float">
            <text:p>7.37256815999997</text:p>
          </table:table-cell>
          <table:table-cell table:formula="of:=[.KV31]*([.$C23] * [.$C23])" office:value-type="float" office:value="7.42075487999997" calcext:value-type="float">
            <text:p>7.42075487999997</text:p>
          </table:table-cell>
          <table:table-cell table:formula="of:=[.KW31]*([.$C23] * [.$C23])" office:value-type="float" office:value="7.46909855999997" calcext:value-type="float">
            <text:p>7.46909855999997</text:p>
          </table:table-cell>
          <table:table-cell table:formula="of:=[.KX31]*([.$C23] * [.$C23])" office:value-type="float" office:value="7.51759919999997" calcext:value-type="float">
            <text:p>7.51759919999997</text:p>
          </table:table-cell>
          <table:table-cell table:formula="of:=[.KY31]*([.$C23] * [.$C23])" office:value-type="float" office:value="7.56625679999997" calcext:value-type="float">
            <text:p>7.56625679999997</text:p>
          </table:table-cell>
          <table:table-cell table:formula="of:=[.KZ31]*([.$C23] * [.$C23])" office:value-type="float" office:value="7.61507135999997" calcext:value-type="float">
            <text:p>7.61507135999997</text:p>
          </table:table-cell>
          <table:table-cell table:formula="of:=[.LA31]*([.$C23] * [.$C23])" office:value-type="float" office:value="7.66404287999997" calcext:value-type="float">
            <text:p>7.66404287999997</text:p>
          </table:table-cell>
          <table:table-cell table:formula="of:=[.LB31]*([.$C23] * [.$C23])" office:value-type="float" office:value="7.71317135999997" calcext:value-type="float">
            <text:p>7.71317135999997</text:p>
          </table:table-cell>
          <table:table-cell table:formula="of:=[.LC31]*([.$C23] * [.$C23])" office:value-type="float" office:value="7.76245679999997" calcext:value-type="float">
            <text:p>7.76245679999997</text:p>
          </table:table-cell>
          <table:table-cell table:formula="of:=[.LD31]*([.$C23] * [.$C23])" office:value-type="float" office:value="7.81189919999997" calcext:value-type="float">
            <text:p>7.81189919999997</text:p>
          </table:table-cell>
          <table:table-cell table:formula="of:=[.LE31]*([.$C23] * [.$C23])" office:value-type="float" office:value="7.86149855999997" calcext:value-type="float">
            <text:p>7.86149855999997</text:p>
          </table:table-cell>
          <table:table-cell table:formula="of:=[.LF31]*([.$C23] * [.$C23])" office:value-type="float" office:value="7.91125487999997" calcext:value-type="float">
            <text:p>7.91125487999997</text:p>
          </table:table-cell>
          <table:table-cell table:formula="of:=[.LG31]*([.$C23] * [.$C23])" office:value-type="float" office:value="7.96116815999997" calcext:value-type="float">
            <text:p>7.96116815999997</text:p>
          </table:table-cell>
          <table:table-cell table:formula="of:=[.LH31]*([.$C23] * [.$C23])" office:value-type="float" office:value="8.01123839999997" calcext:value-type="float">
            <text:p>8.01123839999997</text:p>
          </table:table-cell>
          <table:table-cell table:formula="of:=[.LI31]*([.$C23] * [.$C23])" office:value-type="float" office:value="8.06146559999997" calcext:value-type="float">
            <text:p>8.06146559999997</text:p>
          </table:table-cell>
          <table:table-cell table:formula="of:=[.LJ31]*([.$C23] * [.$C23])" office:value-type="float" office:value="8.11184975999997" calcext:value-type="float">
            <text:p>8.11184975999997</text:p>
          </table:table-cell>
          <table:table-cell table:formula="of:=[.LK31]*([.$C23] * [.$C23])" office:value-type="float" office:value="8.16239087999997" calcext:value-type="float">
            <text:p>8.16239087999997</text:p>
          </table:table-cell>
          <table:table-cell table:formula="of:=[.LL31]*([.$C23] * [.$C23])" office:value-type="float" office:value="8.21308895999997" calcext:value-type="float">
            <text:p>8.21308895999997</text:p>
          </table:table-cell>
          <table:table-cell table:formula="of:=[.LM31]*([.$C23] * [.$C23])" office:value-type="float" office:value="8.26394399999997" calcext:value-type="float">
            <text:p>8.26394399999997</text:p>
          </table:table-cell>
          <table:table-cell table:formula="of:=[.LN31]*([.$C23] * [.$C23])" office:value-type="float" office:value="8.31495599999997" calcext:value-type="float">
            <text:p>8.31495599999997</text:p>
          </table:table-cell>
          <table:table-cell table:formula="of:=[.LO31]*([.$C23] * [.$C23])" office:value-type="float" office:value="8.36612495999997" calcext:value-type="float">
            <text:p>8.36612495999997</text:p>
          </table:table-cell>
          <table:table-cell table:formula="of:=[.LP31]*([.$C23] * [.$C23])" office:value-type="float" office:value="8.41745087999997" calcext:value-type="float">
            <text:p>8.41745087999997</text:p>
          </table:table-cell>
          <table:table-cell table:formula="of:=[.LQ31]*([.$C23] * [.$C23])" office:value-type="float" office:value="8.46893375999997" calcext:value-type="float">
            <text:p>8.46893375999997</text:p>
          </table:table-cell>
          <table:table-cell table:formula="of:=[.LR31]*([.$C23] * [.$C23])" office:value-type="float" office:value="8.52057359999997" calcext:value-type="float">
            <text:p>8.52057359999997</text:p>
          </table:table-cell>
          <table:table-cell table:formula="of:=[.LS31]*([.$C23] * [.$C23])" office:value-type="float" office:value="8.57237039999997" calcext:value-type="float">
            <text:p>8.57237039999997</text:p>
          </table:table-cell>
          <table:table-cell table:formula="of:=[.LT31]*([.$C23] * [.$C23])" office:value-type="float" office:value="8.62432415999997" calcext:value-type="float">
            <text:p>8.62432415999997</text:p>
          </table:table-cell>
          <table:table-cell table:formula="of:=[.LU31]*([.$C23] * [.$C23])" office:value-type="float" office:value="8.67643487999997" calcext:value-type="float">
            <text:p>8.67643487999997</text:p>
          </table:table-cell>
          <table:table-cell table:formula="of:=[.LV31]*([.$C23] * [.$C23])" office:value-type="float" office:value="8.72870255999997" calcext:value-type="float">
            <text:p>8.72870255999997</text:p>
          </table:table-cell>
          <table:table-cell table:formula="of:=[.LW31]*([.$C23] * [.$C23])" office:value-type="float" office:value="8.78112719999997" calcext:value-type="float">
            <text:p>8.78112719999997</text:p>
          </table:table-cell>
          <table:table-cell table:formula="of:=[.LX31]*([.$C23] * [.$C23])" office:value-type="float" office:value="8.83370879999996" calcext:value-type="float">
            <text:p>8.83370879999996</text:p>
          </table:table-cell>
          <table:table-cell table:formula="of:=[.LY31]*([.$C23] * [.$C23])" office:value-type="float" office:value="8.88644735999997" calcext:value-type="float">
            <text:p>8.88644735999997</text:p>
          </table:table-cell>
          <table:table-cell table:formula="of:=[.LZ31]*([.$C23] * [.$C23])" office:value-type="float" office:value="8.93934287999996" calcext:value-type="float">
            <text:p>8.93934287999996</text:p>
          </table:table-cell>
          <table:table-cell table:formula="of:=[.MA31]*([.$C23] * [.$C23])" office:value-type="float" office:value="8.99239535999997" calcext:value-type="float">
            <text:p>8.99239535999997</text:p>
          </table:table-cell>
          <table:table-cell table:formula="of:=[.MB31]*([.$C23] * [.$C23])" office:value-type="float" office:value="9.04560479999997" calcext:value-type="float">
            <text:p>9.04560479999997</text:p>
          </table:table-cell>
          <table:table-cell table:formula="of:=[.MC31]*([.$C23] * [.$C23])" office:value-type="float" office:value="9.09897119999997" calcext:value-type="float">
            <text:p>9.09897119999997</text:p>
          </table:table-cell>
          <table:table-cell table:formula="of:=[.MD31]*([.$C23] * [.$C23])" office:value-type="float" office:value="9.15249455999997" calcext:value-type="float">
            <text:p>9.15249455999997</text:p>
          </table:table-cell>
          <table:table-cell table:formula="of:=[.ME31]*([.$C23] * [.$C23])" office:value-type="float" office:value="9.20617487999997" calcext:value-type="float">
            <text:p>9.20617487999997</text:p>
          </table:table-cell>
          <table:table-cell table:formula="of:=[.MF31]*([.$C23] * [.$C23])" office:value-type="float" office:value="9.26001215999997" calcext:value-type="float">
            <text:p>9.26001215999997</text:p>
          </table:table-cell>
          <table:table-cell table:formula="of:=[.MG31]*([.$C23] * [.$C23])" office:value-type="float" office:value="9.31400639999997" calcext:value-type="float">
            <text:p>9.31400639999997</text:p>
          </table:table-cell>
          <table:table-cell table:formula="of:=[.MH31]*([.$C23] * [.$C23])" office:value-type="float" office:value="9.36815759999996" calcext:value-type="float">
            <text:p>9.36815759999996</text:p>
          </table:table-cell>
          <table:table-cell table:formula="of:=[.MI31]*([.$C23] * [.$C23])" office:value-type="float" office:value="9.42246575999996" calcext:value-type="float">
            <text:p>9.42246575999996</text:p>
          </table:table-cell>
          <table:table-cell table:formula="of:=[.MJ31]*([.$C23] * [.$C23])" office:value-type="float" office:value="9.47693087999996" calcext:value-type="float">
            <text:p>9.47693087999996</text:p>
          </table:table-cell>
          <table:table-cell table:formula="of:=[.MK31]*([.$C23] * [.$C23])" office:value-type="float" office:value="9.53155295999996" calcext:value-type="float">
            <text:p>9.53155295999996</text:p>
          </table:table-cell>
          <table:table-cell table:formula="of:=[.ML31]*([.$C23] * [.$C23])" office:value-type="float" office:value="9.58633199999996" calcext:value-type="float">
            <text:p>9.58633199999996</text:p>
          </table:table-cell>
          <table:table-cell table:formula="of:=[.MM31]*([.$C23] * [.$C23])" office:value-type="float" office:value="9.64126799999996" calcext:value-type="float">
            <text:p>9.64126799999996</text:p>
          </table:table-cell>
          <table:table-cell table:formula="of:=[.MN31]*([.$C23] * [.$C23])" office:value-type="float" office:value="9.69636095999996" calcext:value-type="float">
            <text:p>9.69636095999996</text:p>
          </table:table-cell>
          <table:table-cell table:formula="of:=[.MO31]*([.$C23] * [.$C23])" office:value-type="float" office:value="9.75161087999996" calcext:value-type="float">
            <text:p>9.75161087999996</text:p>
          </table:table-cell>
          <table:table-cell table:formula="of:=[.MP31]*([.$C23] * [.$C23])" office:value-type="float" office:value="9.80701775999996" calcext:value-type="float">
            <text:p>9.80701775999996</text:p>
          </table:table-cell>
          <table:table-cell table:formula="of:=[.MQ31]*([.$C23] * [.$C23])" office:value-type="float" office:value="9.86258159999996" calcext:value-type="float">
            <text:p>9.86258159999996</text:p>
          </table:table-cell>
          <table:table-cell table:formula="of:=[.MR31]*([.$C23] * [.$C23])" office:value-type="float" office:value="9.91830239999996" calcext:value-type="float">
            <text:p>9.91830239999996</text:p>
          </table:table-cell>
          <table:table-cell table:formula="of:=[.MS31]*([.$C23] * [.$C23])" office:value-type="float" office:value="9.97418015999996" calcext:value-type="float">
            <text:p>9.97418015999996</text:p>
          </table:table-cell>
          <table:table-cell table:formula="of:=[.MT31]*([.$C23] * [.$C23])" office:value-type="float" office:value="10.03021488" calcext:value-type="float">
            <text:p>10.03021488</text:p>
          </table:table-cell>
          <table:table-cell table:formula="of:=[.MU31]*([.$C23] * [.$C23])" office:value-type="float" office:value="10.08640656" calcext:value-type="float">
            <text:p>10.08640656</text:p>
          </table:table-cell>
          <table:table-cell table:formula="of:=[.MV31]*([.$C23] * [.$C23])" office:value-type="float" office:value="10.1427552" calcext:value-type="float">
            <text:p>10.1427552</text:p>
          </table:table-cell>
          <table:table-cell table:formula="of:=[.MW31]*([.$C23] * [.$C23])" office:value-type="float" office:value="10.1992608" calcext:value-type="float">
            <text:p>10.1992608</text:p>
          </table:table-cell>
          <table:table-cell table:formula="of:=[.MX31]*([.$C23] * [.$C23])" office:value-type="float" office:value="10.25592336" calcext:value-type="float">
            <text:p>10.25592336</text:p>
          </table:table-cell>
          <table:table-cell table:formula="of:=[.MY31]*([.$C23] * [.$C23])" office:value-type="float" office:value="10.31274288" calcext:value-type="float">
            <text:p>10.31274288</text:p>
          </table:table-cell>
          <table:table-cell table:formula="of:=[.MZ31]*([.$C23] * [.$C23])" office:value-type="float" office:value="10.36971936" calcext:value-type="float">
            <text:p>10.36971936</text:p>
          </table:table-cell>
          <table:table-cell table:formula="of:=[.NA31]*([.$C23] * [.$C23])" office:value-type="float" office:value="10.4268528" calcext:value-type="float">
            <text:p>10.4268528</text:p>
          </table:table-cell>
          <table:table-cell table:formula="of:=[.NB31]*([.$C23] * [.$C23])" office:value-type="float" office:value="10.4841432" calcext:value-type="float">
            <text:p>10.4841432</text:p>
          </table:table-cell>
          <table:table-cell table:formula="of:=[.NC31]*([.$C23] * [.$C23])" office:value-type="float" office:value="10.54159056" calcext:value-type="float">
            <text:p>10.54159056</text:p>
          </table:table-cell>
          <table:table-cell table:formula="of:=[.ND31]*([.$C23] * [.$C23])" office:value-type="float" office:value="10.59919488" calcext:value-type="float">
            <text:p>10.59919488</text:p>
          </table:table-cell>
          <table:table-cell table:formula="of:=[.NE31]*([.$C23] * [.$C23])" office:value-type="float" office:value="10.65695616" calcext:value-type="float">
            <text:p>10.65695616</text:p>
          </table:table-cell>
          <table:table-cell table:formula="of:=[.NF31]*([.$C23] * [.$C23])" office:value-type="float" office:value="10.7148744" calcext:value-type="float">
            <text:p>10.7148744</text:p>
          </table:table-cell>
          <table:table-cell table:formula="of:=[.NG31]*([.$C23] * [.$C23])" office:value-type="float" office:value="10.7729496" calcext:value-type="float">
            <text:p>10.7729496</text:p>
          </table:table-cell>
          <table:table-cell table:formula="of:=[.NH31]*([.$C23] * [.$C23])" office:value-type="float" office:value="10.83118176" calcext:value-type="float">
            <text:p>10.83118176</text:p>
          </table:table-cell>
          <table:table-cell table:formula="of:=[.NI31]*([.$C23] * [.$C23])" office:value-type="float" office:value="10.88957088" calcext:value-type="float">
            <text:p>10.88957088</text:p>
          </table:table-cell>
          <table:table-cell table:formula="of:=[.NJ31]*([.$C23] * [.$C23])" office:value-type="float" office:value="10.94811696" calcext:value-type="float">
            <text:p>10.94811696</text:p>
          </table:table-cell>
          <table:table-cell table:formula="of:=[.NK31]*([.$C23] * [.$C23])" office:value-type="float" office:value="11.00682" calcext:value-type="float">
            <text:p>11.00682</text:p>
          </table:table-cell>
          <table:table-cell table:formula="of:=[.NL31]*([.$C23] * [.$C23])" office:value-type="float" office:value="11.06568" calcext:value-type="float">
            <text:p>11.06568</text:p>
          </table:table-cell>
          <table:table-cell table:formula="of:=[.NM31]*([.$C23] * [.$C23])" office:value-type="float" office:value="11.12469696" calcext:value-type="float">
            <text:p>11.12469696</text:p>
          </table:table-cell>
          <table:table-cell table:formula="of:=[.NN31]*([.$C23] * [.$C23])" office:value-type="float" office:value="11.18387088" calcext:value-type="float">
            <text:p>11.18387088</text:p>
          </table:table-cell>
          <table:table-cell table:formula="of:=[.NO31]*([.$C23] * [.$C23])" office:value-type="float" office:value="11.24320176" calcext:value-type="float">
            <text:p>11.24320176</text:p>
          </table:table-cell>
          <table:table-cell table:formula="of:=[.NP31]*([.$C23] * [.$C23])" office:value-type="float" office:value="11.3026896" calcext:value-type="float">
            <text:p>11.3026896</text:p>
          </table:table-cell>
          <table:table-cell table:formula="of:=[.NQ31]*([.$C23] * [.$C23])" office:value-type="float" office:value="11.3623344" calcext:value-type="float">
            <text:p>11.3623344</text:p>
          </table:table-cell>
          <table:table-cell table:formula="of:=[.NR31]*([.$C23] * [.$C23])" office:value-type="float" office:value="11.42213616" calcext:value-type="float">
            <text:p>11.42213616</text:p>
          </table:table-cell>
          <table:table-cell table:formula="of:=[.NS31]*([.$C23] * [.$C23])" office:value-type="float" office:value="11.48209488" calcext:value-type="float">
            <text:p>11.48209488</text:p>
          </table:table-cell>
          <table:table-cell table:formula="of:=[.NT31]*([.$C23] * [.$C23])" office:value-type="float" office:value="11.54221056" calcext:value-type="float">
            <text:p>11.54221056</text:p>
          </table:table-cell>
          <table:table-cell table:formula="of:=[.NU31]*([.$C23] * [.$C23])" office:value-type="float" office:value="11.6024832" calcext:value-type="float">
            <text:p>11.6024832</text:p>
          </table:table-cell>
          <table:table-cell table:formula="of:=[.NV31]*([.$C23] * [.$C23])" office:value-type="float" office:value="11.6629128" calcext:value-type="float">
            <text:p>11.6629128</text:p>
          </table:table-cell>
          <table:table-cell table:formula="of:=[.NW31]*([.$C23] * [.$C23])" office:value-type="float" office:value="11.72349936" calcext:value-type="float">
            <text:p>11.72349936</text:p>
          </table:table-cell>
          <table:table-cell table:formula="of:=[.NX31]*([.$C23] * [.$C23])" office:value-type="float" office:value="11.7842428799999" calcext:value-type="float">
            <text:p>11.7842428799999</text:p>
          </table:table-cell>
          <table:table-cell table:formula="of:=[.NY31]*([.$C23] * [.$C23])" office:value-type="float" office:value="11.84514336" calcext:value-type="float">
            <text:p>11.84514336</text:p>
          </table:table-cell>
          <table:table-cell table:formula="of:=[.NZ31]*([.$C23] * [.$C23])" office:value-type="float" office:value="11.9062007999999" calcext:value-type="float">
            <text:p>11.9062007999999</text:p>
          </table:table-cell>
          <table:table-cell table:formula="of:=[.OA31]*([.$C23] * [.$C23])" office:value-type="float" office:value="11.9674151999999" calcext:value-type="float">
            <text:p>11.9674151999999</text:p>
          </table:table-cell>
          <table:table-cell table:formula="of:=[.OB31]*([.$C23] * [.$C23])" office:value-type="float" office:value="12.0287865599999" calcext:value-type="float">
            <text:p>12.0287865599999</text:p>
          </table:table-cell>
          <table:table-cell table:formula="of:=[.OC31]*([.$C23] * [.$C23])" office:value-type="float" office:value="12.09031488" calcext:value-type="float">
            <text:p>12.09031488</text:p>
          </table:table-cell>
          <table:table-cell table:formula="of:=[.OD31]*([.$C23] * [.$C23])" office:value-type="float" office:value="12.15200016" calcext:value-type="float">
            <text:p>12.15200016</text:p>
          </table:table-cell>
          <table:table-cell table:formula="of:=[.OE31]*([.$C23] * [.$C23])" office:value-type="float" office:value="12.2138424" calcext:value-type="float">
            <text:p>12.2138424</text:p>
          </table:table-cell>
          <table:table-cell table:formula="of:=[.OF31]*([.$C23] * [.$C23])" office:value-type="float" office:value="12.2758415999999" calcext:value-type="float">
            <text:p>12.2758415999999</text:p>
          </table:table-cell>
          <table:table-cell table:formula="of:=[.OG31]*([.$C23] * [.$C23])" office:value-type="float" office:value="12.3379977599999" calcext:value-type="float">
            <text:p>12.3379977599999</text:p>
          </table:table-cell>
          <table:table-cell table:formula="of:=[.OH31]*([.$C23] * [.$C23])" office:value-type="float" office:value="12.4003108799999" calcext:value-type="float">
            <text:p>12.4003108799999</text:p>
          </table:table-cell>
          <table:table-cell table:formula="of:=[.OI31]*([.$C23] * [.$C23])" office:value-type="float" office:value="12.4627809599999" calcext:value-type="float">
            <text:p>12.4627809599999</text:p>
          </table:table-cell>
          <table:table-cell table:formula="of:=[.OJ31]*([.$C23] * [.$C23])" office:value-type="float" office:value="12.5254079999999" calcext:value-type="float">
            <text:p>12.5254079999999</text:p>
          </table:table-cell>
          <table:table-cell table:formula="of:=[.OK31]*([.$C23] * [.$C23])" office:value-type="float" office:value="12.5881919999999" calcext:value-type="float">
            <text:p>12.5881919999999</text:p>
          </table:table-cell>
          <table:table-cell table:formula="of:=[.OL31]*([.$C23] * [.$C23])" office:value-type="float" office:value="12.6511329599999" calcext:value-type="float">
            <text:p>12.6511329599999</text:p>
          </table:table-cell>
          <table:table-cell table:formula="of:=[.OM31]*([.$C23] * [.$C23])" office:value-type="float" office:value="12.7142308799999" calcext:value-type="float">
            <text:p>12.7142308799999</text:p>
          </table:table-cell>
          <table:table-cell table:formula="of:=[.ON31]*([.$C23] * [.$C23])" office:value-type="float" office:value="12.7774857599999" calcext:value-type="float">
            <text:p>12.7774857599999</text:p>
          </table:table-cell>
          <table:table-cell table:formula="of:=[.OO31]*([.$C23] * [.$C23])" office:value-type="float" office:value="12.8408975999999" calcext:value-type="float">
            <text:p>12.8408975999999</text:p>
          </table:table-cell>
          <table:table-cell table:formula="of:=[.OP31]*([.$C23] * [.$C23])" office:value-type="float" office:value="12.9044663999999" calcext:value-type="float">
            <text:p>12.9044663999999</text:p>
          </table:table-cell>
          <table:table-cell table:formula="of:=[.OQ31]*([.$C23] * [.$C23])" office:value-type="float" office:value="12.9681921599999" calcext:value-type="float">
            <text:p>12.9681921599999</text:p>
          </table:table-cell>
          <table:table-cell table:formula="of:=[.OR31]*([.$C23] * [.$C23])" office:value-type="float" office:value="13.0320748799999" calcext:value-type="float">
            <text:p>13.0320748799999</text:p>
          </table:table-cell>
          <table:table-cell table:formula="of:=[.OS31]*([.$C23] * [.$C23])" office:value-type="float" office:value="13.0961145599999" calcext:value-type="float">
            <text:p>13.0961145599999</text:p>
          </table:table-cell>
          <table:table-cell table:formula="of:=[.OT31]*([.$C23] * [.$C23])" office:value-type="float" office:value="13.1603111999999" calcext:value-type="float">
            <text:p>13.1603111999999</text:p>
          </table:table-cell>
          <table:table-cell table:formula="of:=[.OU31]*([.$C23] * [.$C23])" office:value-type="float" office:value="13.2246647999999" calcext:value-type="float">
            <text:p>13.2246647999999</text:p>
          </table:table-cell>
          <table:table-cell table:formula="of:=[.OV31]*([.$C23] * [.$C23])" office:value-type="float" office:value="13.2891753599999" calcext:value-type="float">
            <text:p>13.2891753599999</text:p>
          </table:table-cell>
          <table:table-cell table:formula="of:=[.OW31]*([.$C23] * [.$C23])" office:value-type="float" office:value="13.3538428799999" calcext:value-type="float">
            <text:p>13.3538428799999</text:p>
          </table:table-cell>
          <table:table-cell table:formula="of:=[.OX31]*([.$C23] * [.$C23])" office:value-type="float" office:value="13.4186673599999" calcext:value-type="float">
            <text:p>13.4186673599999</text:p>
          </table:table-cell>
          <table:table-cell table:formula="of:=[.OY31]*([.$C23] * [.$C23])" office:value-type="float" office:value="13.4836487999999" calcext:value-type="float">
            <text:p>13.4836487999999</text:p>
          </table:table-cell>
          <table:table-cell table:formula="of:=[.OZ31]*([.$C23] * [.$C23])" office:value-type="float" office:value="13.5487871999999" calcext:value-type="float">
            <text:p>13.5487871999999</text:p>
          </table:table-cell>
          <table:table-cell table:formula="of:=[.PA31]*([.$C23] * [.$C23])" office:value-type="float" office:value="13.6140825599999" calcext:value-type="float">
            <text:p>13.6140825599999</text:p>
          </table:table-cell>
          <table:table-cell table:formula="of:=[.PB31]*([.$C23] * [.$C23])" office:value-type="float" office:value="13.6795348799999" calcext:value-type="float">
            <text:p>13.6795348799999</text:p>
          </table:table-cell>
          <table:table-cell table:formula="of:=[.PC31]*([.$C23] * [.$C23])" office:value-type="float" office:value="13.7451441599999" calcext:value-type="float">
            <text:p>13.7451441599999</text:p>
          </table:table-cell>
          <table:table-cell table:formula="of:=[.PD31]*([.$C23] * [.$C23])" office:value-type="float" office:value="13.8109103999999" calcext:value-type="float">
            <text:p>13.8109103999999</text:p>
          </table:table-cell>
          <table:table-cell table:formula="of:=[.PE31]*([.$C23] * [.$C23])" office:value-type="float" office:value="13.8768335999999" calcext:value-type="float">
            <text:p>13.8768335999999</text:p>
          </table:table-cell>
          <table:table-cell table:formula="of:=[.PF31]*([.$C23] * [.$C23])" office:value-type="float" office:value="13.9429137599999" calcext:value-type="float">
            <text:p>13.9429137599999</text:p>
          </table:table-cell>
          <table:table-cell table:formula="of:=[.PG31]*([.$C23] * [.$C23])" office:value-type="float" office:value="14.0091508799999" calcext:value-type="float">
            <text:p>14.0091508799999</text:p>
          </table:table-cell>
          <table:table-cell table:formula="of:=[.PH31]*([.$C23] * [.$C23])" office:value-type="float" office:value="14.0755449599999" calcext:value-type="float">
            <text:p>14.0755449599999</text:p>
          </table:table-cell>
          <table:table-cell table:formula="of:=[.PI31]*([.$C23] * [.$C23])" office:value-type="float" office:value="14.1420959999999" calcext:value-type="float">
            <text:p>14.1420959999999</text:p>
          </table:table-cell>
          <table:table-cell table:formula="of:=[.PJ31]*([.$C23] * [.$C23])" office:value-type="float" office:value="14.2088039999999" calcext:value-type="float">
            <text:p>14.2088039999999</text:p>
          </table:table-cell>
          <table:table-cell table:formula="of:=[.PK31]*([.$C23] * [.$C23])" office:value-type="float" office:value="14.2756689599999" calcext:value-type="float">
            <text:p>14.2756689599999</text:p>
          </table:table-cell>
          <table:table-cell table:formula="of:=[.PL31]*([.$C23] * [.$C23])" office:value-type="float" office:value="14.3426908799999" calcext:value-type="float">
            <text:p>14.3426908799999</text:p>
          </table:table-cell>
          <table:table-cell table:formula="of:=[.PM31]*([.$C23] * [.$C23])" office:value-type="float" office:value="14.4098697599999" calcext:value-type="float">
            <text:p>14.4098697599999</text:p>
          </table:table-cell>
          <table:table-cell table:formula="of:=[.PN31]*([.$C23] * [.$C23])" office:value-type="float" office:value="14.4772055999999" calcext:value-type="float">
            <text:p>14.4772055999999</text:p>
          </table:table-cell>
          <table:table-cell table:formula="of:=[.PO31]*([.$C23] * [.$C23])" office:value-type="float" office:value="14.5446983999999" calcext:value-type="float">
            <text:p>14.5446983999999</text:p>
          </table:table-cell>
          <table:table-cell table:formula="of:=[.PP31]*([.$C23] * [.$C23])" office:value-type="float" office:value="14.6123481599999" calcext:value-type="float">
            <text:p>14.6123481599999</text:p>
          </table:table-cell>
          <table:table-cell table:formula="of:=[.PQ31]*([.$C23] * [.$C23])" office:value-type="float" office:value="14.6801548799999" calcext:value-type="float">
            <text:p>14.6801548799999</text:p>
          </table:table-cell>
          <table:table-cell table:formula="of:=[.PR31]*([.$C23] * [.$C23])" office:value-type="float" office:value="14.7481185599999" calcext:value-type="float">
            <text:p>14.7481185599999</text:p>
          </table:table-cell>
          <table:table-cell table:formula="of:=[.PS31]*([.$C23] * [.$C23])" office:value-type="float" office:value="14.8162391999999" calcext:value-type="float">
            <text:p>14.8162391999999</text:p>
          </table:table-cell>
          <table:table-cell table:formula="of:=[.PT31]*([.$C23] * [.$C23])" office:value-type="float" office:value="14.8845167999999" calcext:value-type="float">
            <text:p>14.8845167999999</text:p>
          </table:table-cell>
          <table:table-cell table:formula="of:=[.PU31]*([.$C23] * [.$C23])" office:value-type="float" office:value="14.9529513599999" calcext:value-type="float">
            <text:p>14.9529513599999</text:p>
          </table:table-cell>
          <table:table-cell table:formula="of:=[.PV31]*([.$C23] * [.$C23])" office:value-type="float" office:value="15.0215428799999" calcext:value-type="float">
            <text:p>15.0215428799999</text:p>
          </table:table-cell>
          <table:table-cell table:formula="of:=[.PW31]*([.$C23] * [.$C23])" office:value-type="float" office:value="15.0902913599999" calcext:value-type="float">
            <text:p>15.0902913599999</text:p>
          </table:table-cell>
          <table:table-cell table:formula="of:=[.PX31]*([.$C23] * [.$C23])" office:value-type="float" office:value="15.1591967999999" calcext:value-type="float">
            <text:p>15.1591967999999</text:p>
          </table:table-cell>
          <table:table-cell table:formula="of:=[.PY31]*([.$C23] * [.$C23])" office:value-type="float" office:value="15.2282591999999" calcext:value-type="float">
            <text:p>15.2282591999999</text:p>
          </table:table-cell>
          <table:table-cell table:formula="of:=[.PZ31]*([.$C23] * [.$C23])" office:value-type="float" office:value="15.2974785599999" calcext:value-type="float">
            <text:p>15.2974785599999</text:p>
          </table:table-cell>
          <table:table-cell table:formula="of:=[.QA31]*([.$C23] * [.$C23])" office:value-type="float" office:value="15.3668548799999" calcext:value-type="float">
            <text:p>15.3668548799999</text:p>
          </table:table-cell>
          <table:table-cell table:formula="of:=[.QB31]*([.$C23] * [.$C23])" office:value-type="float" office:value="15.4363881599999" calcext:value-type="float">
            <text:p>15.4363881599999</text:p>
          </table:table-cell>
          <table:table-cell table:formula="of:=[.QC31]*([.$C23] * [.$C23])" office:value-type="float" office:value="15.5060783999999" calcext:value-type="float">
            <text:p>15.5060783999999</text:p>
          </table:table-cell>
          <table:table-cell table:formula="of:=[.QD31]*([.$C23] * [.$C23])" office:value-type="float" office:value="15.5759255999999" calcext:value-type="float">
            <text:p>15.5759255999999</text:p>
          </table:table-cell>
          <table:table-cell table:formula="of:=[.QE31]*([.$C23] * [.$C23])" office:value-type="float" office:value="15.6459297599999" calcext:value-type="float">
            <text:p>15.6459297599999</text:p>
          </table:table-cell>
          <table:table-cell table:formula="of:=[.QF31]*([.$C23] * [.$C23])" office:value-type="float" office:value="15.7160908799999" calcext:value-type="float">
            <text:p>15.7160908799999</text:p>
          </table:table-cell>
          <table:table-cell table:formula="of:=[.QG31]*([.$C23] * [.$C23])" office:value-type="float" office:value="15.7864089599999" calcext:value-type="float">
            <text:p>15.7864089599999</text:p>
          </table:table-cell>
          <table:table-cell table:formula="of:=[.QH31]*([.$C23] * [.$C23])" office:value-type="float" office:value="15.8568839999999" calcext:value-type="float">
            <text:p>15.8568839999999</text:p>
          </table:table-cell>
          <table:table-cell table:formula="of:=[.QI31]*([.$C23] * [.$C23])" office:value-type="float" office:value="15.9275159999999" calcext:value-type="float">
            <text:p>15.9275159999999</text:p>
          </table:table-cell>
          <table:table-cell table:formula="of:=[.QJ31]*([.$C23] * [.$C23])" office:value-type="float" office:value="15.9983049599999" calcext:value-type="float">
            <text:p>15.9983049599999</text:p>
          </table:table-cell>
          <table:table-cell table:formula="of:=[.QK31]*([.$C23] * [.$C23])" office:value-type="float" office:value="16.0692508799999" calcext:value-type="float">
            <text:p>16.0692508799999</text:p>
          </table:table-cell>
          <table:table-cell table:formula="of:=[.QL31]*([.$C23] * [.$C23])" office:value-type="float" office:value="16.1403537599999" calcext:value-type="float">
            <text:p>16.1403537599999</text:p>
          </table:table-cell>
          <table:table-cell table:formula="of:=[.QM31]*([.$C23] * [.$C23])" office:value-type="float" office:value="16.2116135999999" calcext:value-type="float">
            <text:p>16.2116135999999</text:p>
          </table:table-cell>
          <table:table-cell table:formula="of:=[.QN31]*([.$C23] * [.$C23])" office:value-type="float" office:value="16.2830303999999" calcext:value-type="float">
            <text:p>16.2830303999999</text:p>
          </table:table-cell>
          <table:table-cell table:formula="of:=[.QO31]*([.$C23] * [.$C23])" office:value-type="float" office:value="16.3546041599999" calcext:value-type="float">
            <text:p>16.3546041599999</text:p>
          </table:table-cell>
          <table:table-cell table:formula="of:=[.QP31]*([.$C23] * [.$C23])" office:value-type="float" office:value="16.4263348799999" calcext:value-type="float">
            <text:p>16.4263348799999</text:p>
          </table:table-cell>
          <table:table-cell table:formula="of:=[.QQ31]*([.$C23] * [.$C23])" office:value-type="float" office:value="16.4982225599999" calcext:value-type="float">
            <text:p>16.4982225599999</text:p>
          </table:table-cell>
          <table:table-cell table:formula="of:=[.QR31]*([.$C23] * [.$C23])" office:value-type="float" office:value="16.5702671999999" calcext:value-type="float">
            <text:p>16.5702671999999</text:p>
          </table:table-cell>
          <table:table-cell table:formula="of:=[.QS31]*([.$C23] * [.$C23])" office:value-type="float" office:value="16.6424687999999" calcext:value-type="float">
            <text:p>16.6424687999999</text:p>
          </table:table-cell>
          <table:table-cell table:formula="of:=[.QT31]*([.$C23] * [.$C23])" office:value-type="float" office:value="16.7148273599999" calcext:value-type="float">
            <text:p>16.7148273599999</text:p>
          </table:table-cell>
          <table:table-cell table:formula="of:=[.QU31]*([.$C23] * [.$C23])" office:value-type="float" office:value="16.7873428799999" calcext:value-type="float">
            <text:p>16.7873428799999</text:p>
          </table:table-cell>
          <table:table-cell table:formula="of:=[.QV31]*([.$C23] * [.$C23])" office:value-type="float" office:value="16.8600153599999" calcext:value-type="float">
            <text:p>16.8600153599999</text:p>
          </table:table-cell>
          <table:table-cell table:formula="of:=[.QW31]*([.$C23] * [.$C23])" office:value-type="float" office:value="16.9328447999999" calcext:value-type="float">
            <text:p>16.9328447999999</text:p>
          </table:table-cell>
          <table:table-cell table:formula="of:=[.QX31]*([.$C23] * [.$C23])" office:value-type="float" office:value="17.0058311999999" calcext:value-type="float">
            <text:p>17.0058311999999</text:p>
          </table:table-cell>
          <table:table-cell table:formula="of:=[.QY31]*([.$C23] * [.$C23])" office:value-type="float" office:value="17.0789745599999" calcext:value-type="float">
            <text:p>17.0789745599999</text:p>
          </table:table-cell>
          <table:table-cell table:formula="of:=[.QZ31]*([.$C23] * [.$C23])" office:value-type="float" office:value="17.1522748799999" calcext:value-type="float">
            <text:p>17.1522748799999</text:p>
          </table:table-cell>
          <table:table-cell table:formula="of:=[.RA31]*([.$C23] * [.$C23])" office:value-type="float" office:value="17.2257321599999" calcext:value-type="float">
            <text:p>17.2257321599999</text:p>
          </table:table-cell>
          <table:table-cell table:formula="of:=[.RB31]*([.$C23] * [.$C23])" office:value-type="float" office:value="17.2993463999999" calcext:value-type="float">
            <text:p>17.2993463999999</text:p>
          </table:table-cell>
          <table:table-cell table:formula="of:=[.RC31]*([.$C23] * [.$C23])" office:value-type="float" office:value="17.3731175999999" calcext:value-type="float">
            <text:p>17.3731175999999</text:p>
          </table:table-cell>
          <table:table-cell table:formula="of:=[.RD31]*([.$C23] * [.$C23])" office:value-type="float" office:value="17.4470457599999" calcext:value-type="float">
            <text:p>17.4470457599999</text:p>
          </table:table-cell>
          <table:table-cell table:formula="of:=[.RE31]*([.$C23] * [.$C23])" office:value-type="float" office:value="17.5211308799999" calcext:value-type="float">
            <text:p>17.5211308799999</text:p>
          </table:table-cell>
          <table:table-cell table:formula="of:=[.RF31]*([.$C23] * [.$C23])" office:value-type="float" office:value="17.5953729599999" calcext:value-type="float">
            <text:p>17.5953729599999</text:p>
          </table:table-cell>
          <table:table-cell table:formula="of:=[.RG31]*([.$C23] * [.$C23])" office:value-type="float" office:value="17.6697719999999" calcext:value-type="float">
            <text:p>17.6697719999999</text:p>
          </table:table-cell>
          <table:table-cell table:formula="of:=[.RH31]*([.$C23] * [.$C23])" office:value-type="float" office:value="17.7443279999999" calcext:value-type="float">
            <text:p>17.7443279999999</text:p>
          </table:table-cell>
          <table:table-cell table:formula="of:=[.RI31]*([.$C23] * [.$C23])" office:value-type="float" office:value="17.8190409599999" calcext:value-type="float">
            <text:p>17.8190409599999</text:p>
          </table:table-cell>
          <table:table-cell table:formula="of:=[.RJ31]*([.$C23] * [.$C23])" office:value-type="float" office:value="17.8939108799999" calcext:value-type="float">
            <text:p>17.8939108799999</text:p>
          </table:table-cell>
          <table:table-cell table:formula="of:=[.RK31]*([.$C23] * [.$C23])" office:value-type="float" office:value="17.9689377599999" calcext:value-type="float">
            <text:p>17.9689377599999</text:p>
          </table:table-cell>
          <table:table-cell table:formula="of:=[.RL31]*([.$C23] * [.$C23])" office:value-type="float" office:value="18.0441215999999" calcext:value-type="float">
            <text:p>18.0441215999999</text:p>
          </table:table-cell>
          <table:table-cell table:formula="of:=[.RM31]*([.$C23] * [.$C23])" office:value-type="float" office:value="18.1194623999999" calcext:value-type="float">
            <text:p>18.1194623999999</text:p>
          </table:table-cell>
          <table:table-cell table:formula="of:=[.RN31]*([.$C23] * [.$C23])" office:value-type="float" office:value="18.1949601599999" calcext:value-type="float">
            <text:p>18.1949601599999</text:p>
          </table:table-cell>
          <table:table-cell table:formula="of:=[.RO31]*([.$C23] * [.$C23])" office:value-type="float" office:value="18.2706148799999" calcext:value-type="float">
            <text:p>18.2706148799999</text:p>
          </table:table-cell>
          <table:table-cell table:formula="of:=[.RP31]*([.$C23] * [.$C23])" office:value-type="float" office:value="18.3464265599999" calcext:value-type="float">
            <text:p>18.3464265599999</text:p>
          </table:table-cell>
          <table:table-cell table:formula="of:=[.RQ31]*([.$C23] * [.$C23])" office:value-type="float" office:value="18.4223951999999" calcext:value-type="float">
            <text:p>18.4223951999999</text:p>
          </table:table-cell>
          <table:table-cell table:formula="of:=[.RR31]*([.$C23] * [.$C23])" office:value-type="float" office:value="18.4985207999999" calcext:value-type="float">
            <text:p>18.4985207999999</text:p>
          </table:table-cell>
          <table:table-cell table:formula="of:=[.RS31]*([.$C23] * [.$C23])" office:value-type="float" office:value="18.5748033599999" calcext:value-type="float">
            <text:p>18.5748033599999</text:p>
          </table:table-cell>
          <table:table-cell table:formula="of:=[.RT31]*([.$C23] * [.$C23])" office:value-type="float" office:value="18.6512428799999" calcext:value-type="float">
            <text:p>18.6512428799999</text:p>
          </table:table-cell>
          <table:table-cell table:formula="of:=[.RU31]*([.$C23] * [.$C23])" office:value-type="float" office:value="18.7278393599999" calcext:value-type="float">
            <text:p>18.7278393599999</text:p>
          </table:table-cell>
          <table:table-cell table:formula="of:=[.RV31]*([.$C23] * [.$C23])" office:value-type="float" office:value="18.8045927999999" calcext:value-type="float">
            <text:p>18.8045927999999</text:p>
          </table:table-cell>
          <table:table-cell table:formula="of:=[.RW31]*([.$C23] * [.$C23])" office:value-type="float" office:value="18.8815031999999" calcext:value-type="float">
            <text:p>18.8815031999999</text:p>
          </table:table-cell>
          <table:table-cell table:formula="of:=[.RX31]*([.$C23] * [.$C23])" office:value-type="float" office:value="18.9585705599999" calcext:value-type="float">
            <text:p>18.9585705599999</text:p>
          </table:table-cell>
          <table:table-cell table:formula="of:=[.RY31]*([.$C23] * [.$C23])" office:value-type="float" office:value="19.0357948799999" calcext:value-type="float">
            <text:p>19.0357948799999</text:p>
          </table:table-cell>
          <table:table-cell table:formula="of:=[.RZ31]*([.$C23] * [.$C23])" office:value-type="float" office:value="19.1131761599999" calcext:value-type="float">
            <text:p>19.1131761599999</text:p>
          </table:table-cell>
          <table:table-cell table:formula="of:=[.SA31]*([.$C23] * [.$C23])" office:value-type="float" office:value="19.1907143999999" calcext:value-type="float">
            <text:p>19.1907143999999</text:p>
          </table:table-cell>
          <table:table-cell table:formula="of:=[.SB31]*([.$C23] * [.$C23])" office:value-type="float" office:value="19.2684095999999" calcext:value-type="float">
            <text:p>19.2684095999999</text:p>
          </table:table-cell>
          <table:table-cell table:formula="of:=[.SC31]*([.$C23] * [.$C23])" office:value-type="float" office:value="19.3462617599999" calcext:value-type="float">
            <text:p>19.3462617599999</text:p>
          </table:table-cell>
          <table:table-cell table:formula="of:=[.SD31]*([.$C23] * [.$C23])" office:value-type="float" office:value="19.4242708799999" calcext:value-type="float">
            <text:p>19.4242708799999</text:p>
          </table:table-cell>
          <table:table-cell table:formula="of:=[.SE31]*([.$C23] * [.$C23])" office:value-type="float" office:value="19.5024369599999" calcext:value-type="float">
            <text:p>19.5024369599999</text:p>
          </table:table-cell>
          <table:table-cell table:formula="of:=[.SF31]*([.$C23] * [.$C23])" office:value-type="float" office:value="19.5807599999999" calcext:value-type="float">
            <text:p>19.5807599999999</text:p>
          </table:table-cell>
          <table:table-cell table:formula="of:=[.SG31]*([.$C23] * [.$C23])" office:value-type="float" office:value="19.6592399999999" calcext:value-type="float">
            <text:p>19.6592399999999</text:p>
          </table:table-cell>
          <table:table-cell table:formula="of:=[.SH31]*([.$C23] * [.$C23])" office:value-type="float" office:value="19.7378769599999" calcext:value-type="float">
            <text:p>19.7378769599999</text:p>
          </table:table-cell>
        </table:table-row>
        <table:table-row table:style-name="ro1">
          <table:table-cell/>
          <table:table-cell table:formula="of:=[.B33]*1000" office:value-type="float" office:value="0.15696" calcext:value-type="float">
            <text:p>0.15696</text:p>
          </table:table-cell>
          <table:table-cell table:formula="of:=[.C33]*1000" office:value-type="float" office:value="0.47088" calcext:value-type="float">
            <text:p>0.47088</text:p>
          </table:table-cell>
          <table:table-cell table:formula="of:=[.D33]*1000" office:value-type="float" office:value="0.94176" calcext:value-type="float">
            <text:p>0.94176</text:p>
          </table:table-cell>
          <table:table-cell table:formula="of:=[.E33]*1000" office:value-type="float" office:value="1.5696" calcext:value-type="float">
            <text:p>1.5696</text:p>
          </table:table-cell>
          <table:table-cell table:formula="of:=[.F33]*1000" office:value-type="float" office:value="2.3544" calcext:value-type="float">
            <text:p>2.3544</text:p>
          </table:table-cell>
          <table:table-cell table:formula="of:=[.G33]*1000" office:value-type="float" office:value="3.29616" calcext:value-type="float">
            <text:p>3.29616</text:p>
          </table:table-cell>
          <table:table-cell table:formula="of:=[.H33]*1000" office:value-type="float" office:value="4.39488" calcext:value-type="float">
            <text:p>4.39488</text:p>
          </table:table-cell>
          <table:table-cell table:formula="of:=[.I33]*1000" office:value-type="float" office:value="5.65056" calcext:value-type="float">
            <text:p>5.65056</text:p>
          </table:table-cell>
          <table:table-cell table:formula="of:=[.J33]*1000" office:value-type="float" office:value="7.0632" calcext:value-type="float">
            <text:p>7.0632</text:p>
          </table:table-cell>
          <table:table-cell table:formula="of:=[.K33]*1000" office:value-type="float" office:value="8.6328" calcext:value-type="float">
            <text:p>8.6328</text:p>
          </table:table-cell>
          <table:table-cell table:formula="of:=[.L33]*1000" office:value-type="float" office:value="10.35936" calcext:value-type="float">
            <text:p>10.35936</text:p>
          </table:table-cell>
          <table:table-cell table:formula="of:=[.M33]*1000" office:value-type="float" office:value="12.24288" calcext:value-type="float">
            <text:p>12.24288</text:p>
          </table:table-cell>
          <table:table-cell table:formula="of:=[.N33]*1000" office:value-type="float" office:value="14.28336" calcext:value-type="float">
            <text:p>14.28336</text:p>
          </table:table-cell>
          <table:table-cell table:formula="of:=[.O33]*1000" office:value-type="float" office:value="16.4808" calcext:value-type="float">
            <text:p>16.4808</text:p>
          </table:table-cell>
          <table:table-cell table:formula="of:=[.P33]*1000" office:value-type="float" office:value="18.8352" calcext:value-type="float">
            <text:p>18.8352</text:p>
          </table:table-cell>
          <table:table-cell table:formula="of:=[.Q33]*1000" office:value-type="float" office:value="21.34656" calcext:value-type="float">
            <text:p>21.34656</text:p>
          </table:table-cell>
          <table:table-cell table:formula="of:=[.R33]*1000" office:value-type="float" office:value="24.01488" calcext:value-type="float">
            <text:p>24.01488</text:p>
          </table:table-cell>
          <table:table-cell table:formula="of:=[.S33]*1000" office:value-type="float" office:value="26.84016" calcext:value-type="float">
            <text:p>26.84016</text:p>
          </table:table-cell>
          <table:table-cell table:formula="of:=[.T33]*1000" office:value-type="float" office:value="29.8224" calcext:value-type="float">
            <text:p>29.8224</text:p>
          </table:table-cell>
          <table:table-cell table:formula="of:=[.U33]*1000" office:value-type="float" office:value="32.9616" calcext:value-type="float">
            <text:p>32.9616</text:p>
          </table:table-cell>
          <table:table-cell table:formula="of:=[.V33]*1000" office:value-type="float" office:value="36.25776" calcext:value-type="float">
            <text:p>36.25776</text:p>
          </table:table-cell>
          <table:table-cell table:formula="of:=[.W33]*1000" office:value-type="float" office:value="39.71088" calcext:value-type="float">
            <text:p>39.71088</text:p>
          </table:table-cell>
          <table:table-cell table:formula="of:=[.X33]*1000" office:value-type="float" office:value="43.32096" calcext:value-type="float">
            <text:p>43.32096</text:p>
          </table:table-cell>
          <table:table-cell table:formula="of:=[.Y33]*1000" office:value-type="float" office:value="47.088" calcext:value-type="float">
            <text:p>47.088</text:p>
          </table:table-cell>
          <table:table-cell table:formula="of:=[.Z33]*1000" office:value-type="float" office:value="51.012" calcext:value-type="float">
            <text:p>51.012</text:p>
          </table:table-cell>
          <table:table-cell table:formula="of:=[.AA33]*1000" office:value-type="float" office:value="55.09296" calcext:value-type="float">
            <text:p>55.09296</text:p>
          </table:table-cell>
          <table:table-cell table:formula="of:=[.AB33]*1000" office:value-type="float" office:value="59.33088" calcext:value-type="float">
            <text:p>59.33088</text:p>
          </table:table-cell>
          <table:table-cell table:formula="of:=[.AC33]*1000" office:value-type="float" office:value="63.72576" calcext:value-type="float">
            <text:p>63.72576</text:p>
          </table:table-cell>
          <table:table-cell table:formula="of:=[.AD33]*1000" office:value-type="float" office:value="68.2776" calcext:value-type="float">
            <text:p>68.2776</text:p>
          </table:table-cell>
          <table:table-cell table:formula="of:=[.AE33]*1000" office:value-type="float" office:value="72.9864" calcext:value-type="float">
            <text:p>72.9864</text:p>
          </table:table-cell>
          <table:table-cell table:formula="of:=[.AF33]*1000" office:value-type="float" office:value="77.85216" calcext:value-type="float">
            <text:p>77.85216</text:p>
          </table:table-cell>
          <table:table-cell table:formula="of:=[.AG33]*1000" office:value-type="float" office:value="82.87488" calcext:value-type="float">
            <text:p>82.87488</text:p>
          </table:table-cell>
          <table:table-cell table:formula="of:=[.AH33]*1000" office:value-type="float" office:value="88.05456" calcext:value-type="float">
            <text:p>88.05456</text:p>
          </table:table-cell>
          <table:table-cell table:formula="of:=[.AI33]*1000" office:value-type="float" office:value="93.3912" calcext:value-type="float">
            <text:p>93.3912</text:p>
          </table:table-cell>
          <table:table-cell table:formula="of:=[.AJ33]*1000" office:value-type="float" office:value="98.8848" calcext:value-type="float">
            <text:p>98.8848</text:p>
          </table:table-cell>
          <table:table-cell table:formula="of:=[.AK33]*1000" office:value-type="float" office:value="104.53536" calcext:value-type="float">
            <text:p>104.53536</text:p>
          </table:table-cell>
          <table:table-cell table:formula="of:=[.AL33]*1000" office:value-type="float" office:value="110.34288" calcext:value-type="float">
            <text:p>110.34288</text:p>
          </table:table-cell>
          <table:table-cell table:formula="of:=[.AM33]*1000" office:value-type="float" office:value="116.30736" calcext:value-type="float">
            <text:p>116.30736</text:p>
          </table:table-cell>
          <table:table-cell table:formula="of:=[.AN33]*1000" office:value-type="float" office:value="122.4288" calcext:value-type="float">
            <text:p>122.4288</text:p>
          </table:table-cell>
          <table:table-cell table:formula="of:=[.AO33]*1000" office:value-type="float" office:value="128.7072" calcext:value-type="float">
            <text:p>128.7072</text:p>
          </table:table-cell>
          <table:table-cell table:formula="of:=[.AP33]*1000" office:value-type="float" office:value="135.14256" calcext:value-type="float">
            <text:p>135.14256</text:p>
          </table:table-cell>
          <table:table-cell table:formula="of:=[.AQ33]*1000" office:value-type="float" office:value="141.73488" calcext:value-type="float">
            <text:p>141.73488</text:p>
          </table:table-cell>
          <table:table-cell table:formula="of:=[.AR33]*1000" office:value-type="float" office:value="148.48416" calcext:value-type="float">
            <text:p>148.48416</text:p>
          </table:table-cell>
          <table:table-cell table:formula="of:=[.AS33]*1000" office:value-type="float" office:value="155.3904" calcext:value-type="float">
            <text:p>155.3904</text:p>
          </table:table-cell>
          <table:table-cell table:formula="of:=[.AT33]*1000" office:value-type="float" office:value="162.4536" calcext:value-type="float">
            <text:p>162.4536</text:p>
          </table:table-cell>
          <table:table-cell table:formula="of:=[.AU33]*1000" office:value-type="float" office:value="169.67376" calcext:value-type="float">
            <text:p>169.67376</text:p>
          </table:table-cell>
          <table:table-cell table:formula="of:=[.AV33]*1000" office:value-type="float" office:value="177.05088" calcext:value-type="float">
            <text:p>177.05088</text:p>
          </table:table-cell>
          <table:table-cell table:formula="of:=[.AW33]*1000" office:value-type="float" office:value="184.58496" calcext:value-type="float">
            <text:p>184.58496</text:p>
          </table:table-cell>
          <table:table-cell table:formula="of:=[.AX33]*1000" office:value-type="float" office:value="192.276" calcext:value-type="float">
            <text:p>192.276</text:p>
          </table:table-cell>
          <table:table-cell table:formula="of:=[.AY33]*1000" office:value-type="float" office:value="200.124" calcext:value-type="float">
            <text:p>200.124</text:p>
          </table:table-cell>
          <table:table-cell table:formula="of:=[.AZ33]*1000" office:value-type="float" office:value="208.12896" calcext:value-type="float">
            <text:p>208.12896</text:p>
          </table:table-cell>
          <table:table-cell table:formula="of:=[.BA33]*1000" office:value-type="float" office:value="216.29088" calcext:value-type="float">
            <text:p>216.29088</text:p>
          </table:table-cell>
          <table:table-cell table:formula="of:=[.BB33]*1000" office:value-type="float" office:value="224.60976" calcext:value-type="float">
            <text:p>224.60976</text:p>
          </table:table-cell>
          <table:table-cell table:formula="of:=[.BC33]*1000" office:value-type="float" office:value="233.0856" calcext:value-type="float">
            <text:p>233.0856</text:p>
          </table:table-cell>
          <table:table-cell table:formula="of:=[.BD33]*1000" office:value-type="float" office:value="241.7184" calcext:value-type="float">
            <text:p>241.7184</text:p>
          </table:table-cell>
          <table:table-cell table:formula="of:=[.BE33]*1000" office:value-type="float" office:value="250.50816" calcext:value-type="float">
            <text:p>250.50816</text:p>
          </table:table-cell>
          <table:table-cell table:formula="of:=[.BF33]*1000" office:value-type="float" office:value="259.45488" calcext:value-type="float">
            <text:p>259.45488</text:p>
          </table:table-cell>
          <table:table-cell table:formula="of:=[.BG33]*1000" office:value-type="float" office:value="268.55856" calcext:value-type="float">
            <text:p>268.55856</text:p>
          </table:table-cell>
          <table:table-cell table:formula="of:=[.BH33]*1000" office:value-type="float" office:value="277.8192" calcext:value-type="float">
            <text:p>277.8192</text:p>
          </table:table-cell>
          <table:table-cell table:formula="of:=[.BI33]*1000" office:value-type="float" office:value="287.2368" calcext:value-type="float">
            <text:p>287.2368</text:p>
          </table:table-cell>
          <table:table-cell table:formula="of:=[.BJ33]*1000" office:value-type="float" office:value="296.81136" calcext:value-type="float">
            <text:p>296.81136</text:p>
          </table:table-cell>
          <table:table-cell table:formula="of:=[.BK33]*1000" office:value-type="float" office:value="306.54288" calcext:value-type="float">
            <text:p>306.54288</text:p>
          </table:table-cell>
          <table:table-cell table:formula="of:=[.BL33]*1000" office:value-type="float" office:value="316.43136" calcext:value-type="float">
            <text:p>316.43136</text:p>
          </table:table-cell>
          <table:table-cell table:formula="of:=[.BM33]*1000" office:value-type="float" office:value="326.4768" calcext:value-type="float">
            <text:p>326.4768</text:p>
          </table:table-cell>
          <table:table-cell table:formula="of:=[.BN33]*1000" office:value-type="float" office:value="336.6792" calcext:value-type="float">
            <text:p>336.6792</text:p>
          </table:table-cell>
          <table:table-cell table:formula="of:=[.BO33]*1000" office:value-type="float" office:value="347.03856" calcext:value-type="float">
            <text:p>347.03856</text:p>
          </table:table-cell>
          <table:table-cell table:formula="of:=[.BP33]*1000" office:value-type="float" office:value="357.55488" calcext:value-type="float">
            <text:p>357.55488</text:p>
          </table:table-cell>
          <table:table-cell table:formula="of:=[.BQ33]*1000" office:value-type="float" office:value="368.22816" calcext:value-type="float">
            <text:p>368.22816</text:p>
          </table:table-cell>
          <table:table-cell table:formula="of:=[.BR33]*1000" office:value-type="float" office:value="379.0584" calcext:value-type="float">
            <text:p>379.0584</text:p>
          </table:table-cell>
          <table:table-cell table:formula="of:=[.BS33]*1000" office:value-type="float" office:value="390.0456" calcext:value-type="float">
            <text:p>390.0456</text:p>
          </table:table-cell>
          <table:table-cell table:formula="of:=[.BT33]*1000" office:value-type="float" office:value="401.18976" calcext:value-type="float">
            <text:p>401.18976</text:p>
          </table:table-cell>
          <table:table-cell table:formula="of:=[.BU33]*1000" office:value-type="float" office:value="412.49088" calcext:value-type="float">
            <text:p>412.49088</text:p>
          </table:table-cell>
          <table:table-cell table:formula="of:=[.BV33]*1000" office:value-type="float" office:value="423.94896" calcext:value-type="float">
            <text:p>423.94896</text:p>
          </table:table-cell>
          <table:table-cell table:formula="of:=[.BW33]*1000" office:value-type="float" office:value="435.564" calcext:value-type="float">
            <text:p>435.564</text:p>
          </table:table-cell>
          <table:table-cell table:formula="of:=[.BX33]*1000" office:value-type="float" office:value="447.336" calcext:value-type="float">
            <text:p>447.336</text:p>
          </table:table-cell>
          <table:table-cell table:formula="of:=[.BY33]*1000" office:value-type="float" office:value="459.26496" calcext:value-type="float">
            <text:p>459.26496</text:p>
          </table:table-cell>
          <table:table-cell table:formula="of:=[.BZ33]*1000" office:value-type="float" office:value="471.35088" calcext:value-type="float">
            <text:p>471.35088</text:p>
          </table:table-cell>
          <table:table-cell table:formula="of:=[.CA33]*1000" office:value-type="float" office:value="483.59376" calcext:value-type="float">
            <text:p>483.59376</text:p>
          </table:table-cell>
          <table:table-cell table:formula="of:=[.CB33]*1000" office:value-type="float" office:value="495.9936" calcext:value-type="float">
            <text:p>495.9936</text:p>
          </table:table-cell>
          <table:table-cell table:formula="of:=[.CC33]*1000" office:value-type="float" office:value="508.5504" calcext:value-type="float">
            <text:p>508.5504</text:p>
          </table:table-cell>
          <table:table-cell table:formula="of:=[.CD33]*1000" office:value-type="float" office:value="521.26416" calcext:value-type="float">
            <text:p>521.26416</text:p>
          </table:table-cell>
          <table:table-cell table:formula="of:=[.CE33]*1000" office:value-type="float" office:value="534.13488" calcext:value-type="float">
            <text:p>534.13488</text:p>
          </table:table-cell>
          <table:table-cell table:formula="of:=[.CF33]*1000" office:value-type="float" office:value="547.16256" calcext:value-type="float">
            <text:p>547.16256</text:p>
          </table:table-cell>
          <table:table-cell table:formula="of:=[.CG33]*1000" office:value-type="float" office:value="560.3472" calcext:value-type="float">
            <text:p>560.3472</text:p>
          </table:table-cell>
          <table:table-cell table:formula="of:=[.CH33]*1000" office:value-type="float" office:value="573.6888" calcext:value-type="float">
            <text:p>573.6888</text:p>
          </table:table-cell>
          <table:table-cell table:formula="of:=[.CI33]*1000" office:value-type="float" office:value="587.187359999999" calcext:value-type="float">
            <text:p>587.187359999999</text:p>
          </table:table-cell>
          <table:table-cell table:formula="of:=[.CJ33]*1000" office:value-type="float" office:value="600.842879999999" calcext:value-type="float">
            <text:p>600.842879999999</text:p>
          </table:table-cell>
          <table:table-cell table:formula="of:=[.CK33]*1000" office:value-type="float" office:value="614.65536" calcext:value-type="float">
            <text:p>614.65536</text:p>
          </table:table-cell>
          <table:table-cell table:formula="of:=[.CL33]*1000" office:value-type="float" office:value="628.6248" calcext:value-type="float">
            <text:p>628.6248</text:p>
          </table:table-cell>
          <table:table-cell table:formula="of:=[.CM33]*1000" office:value-type="float" office:value="642.751199999999" calcext:value-type="float">
            <text:p>642.751199999999</text:p>
          </table:table-cell>
          <table:table-cell table:formula="of:=[.CN33]*1000" office:value-type="float" office:value="657.03456" calcext:value-type="float">
            <text:p>657.03456</text:p>
          </table:table-cell>
          <table:table-cell table:formula="of:=[.CO33]*1000" office:value-type="float" office:value="671.474879999999" calcext:value-type="float">
            <text:p>671.474879999999</text:p>
          </table:table-cell>
          <table:table-cell table:formula="of:=[.CP33]*1000" office:value-type="float" office:value="686.072159999999" calcext:value-type="float">
            <text:p>686.072159999999</text:p>
          </table:table-cell>
          <table:table-cell table:formula="of:=[.CQ33]*1000" office:value-type="float" office:value="700.826399999999" calcext:value-type="float">
            <text:p>700.826399999999</text:p>
          </table:table-cell>
          <table:table-cell table:formula="of:=[.CR33]*1000" office:value-type="float" office:value="715.737599999999" calcext:value-type="float">
            <text:p>715.737599999999</text:p>
          </table:table-cell>
          <table:table-cell table:formula="of:=[.CS33]*1000" office:value-type="float" office:value="730.805759999999" calcext:value-type="float">
            <text:p>730.805759999999</text:p>
          </table:table-cell>
          <table:table-cell table:formula="of:=[.CT33]*1000" office:value-type="float" office:value="746.030879999999" calcext:value-type="float">
            <text:p>746.030879999999</text:p>
          </table:table-cell>
          <table:table-cell table:formula="of:=[.CU33]*1000" office:value-type="float" office:value="761.412959999999" calcext:value-type="float">
            <text:p>761.412959999999</text:p>
          </table:table-cell>
          <table:table-cell table:formula="of:=[.CV33]*1000" office:value-type="float" office:value="776.951999999999" calcext:value-type="float">
            <text:p>776.951999999999</text:p>
          </table:table-cell>
          <table:table-cell table:formula="of:=[.CW33]*1000" office:value-type="float" office:value="792.647999999999" calcext:value-type="float">
            <text:p>792.647999999999</text:p>
          </table:table-cell>
          <table:table-cell table:formula="of:=[.CX33]*1000" office:value-type="float" office:value="808.500959999999" calcext:value-type="float">
            <text:p>808.500959999999</text:p>
          </table:table-cell>
          <table:table-cell table:formula="of:=[.CY33]*1000" office:value-type="float" office:value="824.510879999999" calcext:value-type="float">
            <text:p>824.510879999999</text:p>
          </table:table-cell>
          <table:table-cell table:formula="of:=[.CZ33]*1000" office:value-type="float" office:value="840.677759999999" calcext:value-type="float">
            <text:p>840.677759999999</text:p>
          </table:table-cell>
          <table:table-cell table:formula="of:=[.DA33]*1000" office:value-type="float" office:value="857.001599999999" calcext:value-type="float">
            <text:p>857.001599999999</text:p>
          </table:table-cell>
          <table:table-cell table:formula="of:=[.DB33]*1000" office:value-type="float" office:value="873.482399999999" calcext:value-type="float">
            <text:p>873.482399999999</text:p>
          </table:table-cell>
          <table:table-cell table:formula="of:=[.DC33]*1000" office:value-type="float" office:value="890.120159999999" calcext:value-type="float">
            <text:p>890.120159999999</text:p>
          </table:table-cell>
          <table:table-cell table:formula="of:=[.DD33]*1000" office:value-type="float" office:value="906.914879999999" calcext:value-type="float">
            <text:p>906.914879999999</text:p>
          </table:table-cell>
          <table:table-cell table:formula="of:=[.DE33]*1000" office:value-type="float" office:value="923.866559999999" calcext:value-type="float">
            <text:p>923.866559999999</text:p>
          </table:table-cell>
          <table:table-cell table:formula="of:=[.DF33]*1000" office:value-type="float" office:value="940.975199999999" calcext:value-type="float">
            <text:p>940.975199999999</text:p>
          </table:table-cell>
          <table:table-cell table:formula="of:=[.DG33]*1000" office:value-type="float" office:value="958.240799999999" calcext:value-type="float">
            <text:p>958.240799999999</text:p>
          </table:table-cell>
          <table:table-cell table:formula="of:=[.DH33]*1000" office:value-type="float" office:value="975.663359999999" calcext:value-type="float">
            <text:p>975.663359999999</text:p>
          </table:table-cell>
          <table:table-cell table:formula="of:=[.DI33]*1000" office:value-type="float" office:value="993.242879999999" calcext:value-type="float">
            <text:p>993.242879999999</text:p>
          </table:table-cell>
          <table:table-cell table:formula="of:=[.DJ33]*1000" office:value-type="float" office:value="1010.97936" calcext:value-type="float">
            <text:p>1010.97936</text:p>
          </table:table-cell>
          <table:table-cell table:formula="of:=[.DK33]*1000" office:value-type="float" office:value="1028.8728" calcext:value-type="float">
            <text:p>1028.8728</text:p>
          </table:table-cell>
          <table:table-cell table:formula="of:=[.DL33]*1000" office:value-type="float" office:value="1046.9232" calcext:value-type="float">
            <text:p>1046.9232</text:p>
          </table:table-cell>
          <table:table-cell table:formula="of:=[.DM33]*1000" office:value-type="float" office:value="1065.13056" calcext:value-type="float">
            <text:p>1065.13056</text:p>
          </table:table-cell>
          <table:table-cell table:formula="of:=[.DN33]*1000" office:value-type="float" office:value="1083.49488" calcext:value-type="float">
            <text:p>1083.49488</text:p>
          </table:table-cell>
          <table:table-cell table:formula="of:=[.DO33]*1000" office:value-type="float" office:value="1102.01616" calcext:value-type="float">
            <text:p>1102.01616</text:p>
          </table:table-cell>
          <table:table-cell table:formula="of:=[.DP33]*1000" office:value-type="float" office:value="1120.6944" calcext:value-type="float">
            <text:p>1120.6944</text:p>
          </table:table-cell>
          <table:table-cell table:formula="of:=[.DQ33]*1000" office:value-type="float" office:value="1139.5296" calcext:value-type="float">
            <text:p>1139.5296</text:p>
          </table:table-cell>
          <table:table-cell table:formula="of:=[.DR33]*1000" office:value-type="float" office:value="1158.52176" calcext:value-type="float">
            <text:p>1158.52176</text:p>
          </table:table-cell>
          <table:table-cell table:formula="of:=[.DS33]*1000" office:value-type="float" office:value="1177.67088" calcext:value-type="float">
            <text:p>1177.67088</text:p>
          </table:table-cell>
          <table:table-cell table:formula="of:=[.DT33]*1000" office:value-type="float" office:value="1196.97696" calcext:value-type="float">
            <text:p>1196.97696</text:p>
          </table:table-cell>
          <table:table-cell table:formula="of:=[.DU33]*1000" office:value-type="float" office:value="1216.44" calcext:value-type="float">
            <text:p>1216.44</text:p>
          </table:table-cell>
          <table:table-cell table:formula="of:=[.DV33]*1000" office:value-type="float" office:value="1236.06" calcext:value-type="float">
            <text:p>1236.06</text:p>
          </table:table-cell>
          <table:table-cell table:formula="of:=[.DW33]*1000" office:value-type="float" office:value="1255.83696" calcext:value-type="float">
            <text:p>1255.83696</text:p>
          </table:table-cell>
          <table:table-cell table:formula="of:=[.DX33]*1000" office:value-type="float" office:value="1275.77088" calcext:value-type="float">
            <text:p>1275.77088</text:p>
          </table:table-cell>
          <table:table-cell table:formula="of:=[.DY33]*1000" office:value-type="float" office:value="1295.86176" calcext:value-type="float">
            <text:p>1295.86176</text:p>
          </table:table-cell>
          <table:table-cell table:formula="of:=[.DZ33]*1000" office:value-type="float" office:value="1316.1096" calcext:value-type="float">
            <text:p>1316.1096</text:p>
          </table:table-cell>
          <table:table-cell table:formula="of:=[.EA33]*1000" office:value-type="float" office:value="1336.5144" calcext:value-type="float">
            <text:p>1336.5144</text:p>
          </table:table-cell>
          <table:table-cell table:formula="of:=[.EB33]*1000" office:value-type="float" office:value="1357.07616" calcext:value-type="float">
            <text:p>1357.07616</text:p>
          </table:table-cell>
          <table:table-cell table:formula="of:=[.EC33]*1000" office:value-type="float" office:value="1377.79488" calcext:value-type="float">
            <text:p>1377.79488</text:p>
          </table:table-cell>
          <table:table-cell table:formula="of:=[.ED33]*1000" office:value-type="float" office:value="1398.67056" calcext:value-type="float">
            <text:p>1398.67056</text:p>
          </table:table-cell>
          <table:table-cell table:formula="of:=[.EE33]*1000" office:value-type="float" office:value="1419.7032" calcext:value-type="float">
            <text:p>1419.7032</text:p>
          </table:table-cell>
          <table:table-cell table:formula="of:=[.EF33]*1000" office:value-type="float" office:value="1440.8928" calcext:value-type="float">
            <text:p>1440.8928</text:p>
          </table:table-cell>
          <table:table-cell table:formula="of:=[.EG33]*1000" office:value-type="float" office:value="1462.23936" calcext:value-type="float">
            <text:p>1462.23936</text:p>
          </table:table-cell>
          <table:table-cell table:formula="of:=[.EH33]*1000" office:value-type="float" office:value="1483.74288" calcext:value-type="float">
            <text:p>1483.74288</text:p>
          </table:table-cell>
          <table:table-cell table:formula="of:=[.EI33]*1000" office:value-type="float" office:value="1505.40336" calcext:value-type="float">
            <text:p>1505.40336</text:p>
          </table:table-cell>
          <table:table-cell table:formula="of:=[.EJ33]*1000" office:value-type="float" office:value="1527.2208" calcext:value-type="float">
            <text:p>1527.2208</text:p>
          </table:table-cell>
          <table:table-cell table:formula="of:=[.EK33]*1000" office:value-type="float" office:value="1549.1952" calcext:value-type="float">
            <text:p>1549.1952</text:p>
          </table:table-cell>
          <table:table-cell table:formula="of:=[.EL33]*1000" office:value-type="float" office:value="1571.32656" calcext:value-type="float">
            <text:p>1571.32656</text:p>
          </table:table-cell>
          <table:table-cell table:formula="of:=[.EM33]*1000" office:value-type="float" office:value="1593.61488" calcext:value-type="float">
            <text:p>1593.61488</text:p>
          </table:table-cell>
          <table:table-cell table:formula="of:=[.EN33]*1000" office:value-type="float" office:value="1616.06016" calcext:value-type="float">
            <text:p>1616.06016</text:p>
          </table:table-cell>
          <table:table-cell table:formula="of:=[.EO33]*1000" office:value-type="float" office:value="1638.6624" calcext:value-type="float">
            <text:p>1638.6624</text:p>
          </table:table-cell>
          <table:table-cell table:formula="of:=[.EP33]*1000" office:value-type="float" office:value="1661.4216" calcext:value-type="float">
            <text:p>1661.4216</text:p>
          </table:table-cell>
          <table:table-cell table:formula="of:=[.EQ33]*1000" office:value-type="float" office:value="1684.33776" calcext:value-type="float">
            <text:p>1684.33776</text:p>
          </table:table-cell>
          <table:table-cell table:formula="of:=[.ER33]*1000" office:value-type="float" office:value="1707.41088" calcext:value-type="float">
            <text:p>1707.41088</text:p>
          </table:table-cell>
          <table:table-cell table:formula="of:=[.ES33]*1000" office:value-type="float" office:value="1730.64096" calcext:value-type="float">
            <text:p>1730.64096</text:p>
          </table:table-cell>
          <table:table-cell table:formula="of:=[.ET33]*1000" office:value-type="float" office:value="1754.028" calcext:value-type="float">
            <text:p>1754.028</text:p>
          </table:table-cell>
          <table:table-cell table:formula="of:=[.EU33]*1000" office:value-type="float" office:value="1777.572" calcext:value-type="float">
            <text:p>1777.572</text:p>
          </table:table-cell>
          <table:table-cell table:formula="of:=[.EV33]*1000" office:value-type="float" office:value="1801.27296" calcext:value-type="float">
            <text:p>1801.27296</text:p>
          </table:table-cell>
          <table:table-cell table:formula="of:=[.EW33]*1000" office:value-type="float" office:value="1825.13088" calcext:value-type="float">
            <text:p>1825.13088</text:p>
          </table:table-cell>
          <table:table-cell table:formula="of:=[.EX33]*1000" office:value-type="float" office:value="1849.14576" calcext:value-type="float">
            <text:p>1849.14576</text:p>
          </table:table-cell>
          <table:table-cell table:formula="of:=[.EY33]*1000" office:value-type="float" office:value="1873.3176" calcext:value-type="float">
            <text:p>1873.3176</text:p>
          </table:table-cell>
          <table:table-cell table:formula="of:=[.EZ33]*1000" office:value-type="float" office:value="1897.6464" calcext:value-type="float">
            <text:p>1897.6464</text:p>
          </table:table-cell>
          <table:table-cell table:formula="of:=[.FA33]*1000" office:value-type="float" office:value="1922.13216" calcext:value-type="float">
            <text:p>1922.13216</text:p>
          </table:table-cell>
          <table:table-cell table:formula="of:=[.FB33]*1000" office:value-type="float" office:value="1946.77488" calcext:value-type="float">
            <text:p>1946.77488</text:p>
          </table:table-cell>
          <table:table-cell table:formula="of:=[.FC33]*1000" office:value-type="float" office:value="1971.57456" calcext:value-type="float">
            <text:p>1971.57456</text:p>
          </table:table-cell>
          <table:table-cell table:formula="of:=[.FD33]*1000" office:value-type="float" office:value="1996.5312" calcext:value-type="float">
            <text:p>1996.5312</text:p>
          </table:table-cell>
          <table:table-cell table:formula="of:=[.FE33]*1000" office:value-type="float" office:value="2021.64479999999" calcext:value-type="float">
            <text:p>2021.64479999999</text:p>
          </table:table-cell>
          <table:table-cell table:formula="of:=[.FF33]*1000" office:value-type="float" office:value="2046.91535999999" calcext:value-type="float">
            <text:p>2046.91535999999</text:p>
          </table:table-cell>
          <table:table-cell table:formula="of:=[.FG33]*1000" office:value-type="float" office:value="2072.34287999999" calcext:value-type="float">
            <text:p>2072.34287999999</text:p>
          </table:table-cell>
          <table:table-cell table:formula="of:=[.FH33]*1000" office:value-type="float" office:value="2097.92735999999" calcext:value-type="float">
            <text:p>2097.92735999999</text:p>
          </table:table-cell>
          <table:table-cell table:formula="of:=[.FI33]*1000" office:value-type="float" office:value="2123.66879999999" calcext:value-type="float">
            <text:p>2123.66879999999</text:p>
          </table:table-cell>
          <table:table-cell table:formula="of:=[.FJ33]*1000" office:value-type="float" office:value="2149.56719999999" calcext:value-type="float">
            <text:p>2149.56719999999</text:p>
          </table:table-cell>
          <table:table-cell table:formula="of:=[.FK33]*1000" office:value-type="float" office:value="2175.62255999999" calcext:value-type="float">
            <text:p>2175.62255999999</text:p>
          </table:table-cell>
          <table:table-cell table:formula="of:=[.FL33]*1000" office:value-type="float" office:value="2201.83487999999" calcext:value-type="float">
            <text:p>2201.83487999999</text:p>
          </table:table-cell>
          <table:table-cell table:formula="of:=[.FM33]*1000" office:value-type="float" office:value="2228.20415999999" calcext:value-type="float">
            <text:p>2228.20415999999</text:p>
          </table:table-cell>
          <table:table-cell table:formula="of:=[.FN33]*1000" office:value-type="float" office:value="2254.73039999999" calcext:value-type="float">
            <text:p>2254.73039999999</text:p>
          </table:table-cell>
          <table:table-cell table:formula="of:=[.FO33]*1000" office:value-type="float" office:value="2281.41359999999" calcext:value-type="float">
            <text:p>2281.41359999999</text:p>
          </table:table-cell>
          <table:table-cell table:formula="of:=[.FP33]*1000" office:value-type="float" office:value="2308.25375999999" calcext:value-type="float">
            <text:p>2308.25375999999</text:p>
          </table:table-cell>
          <table:table-cell table:formula="of:=[.FQ33]*1000" office:value-type="float" office:value="2335.25087999999" calcext:value-type="float">
            <text:p>2335.25087999999</text:p>
          </table:table-cell>
          <table:table-cell table:formula="of:=[.FR33]*1000" office:value-type="float" office:value="2362.40495999999" calcext:value-type="float">
            <text:p>2362.40495999999</text:p>
          </table:table-cell>
          <table:table-cell table:formula="of:=[.FS33]*1000" office:value-type="float" office:value="2389.71599999999" calcext:value-type="float">
            <text:p>2389.71599999999</text:p>
          </table:table-cell>
          <table:table-cell table:formula="of:=[.FT33]*1000" office:value-type="float" office:value="2417.18399999999" calcext:value-type="float">
            <text:p>2417.18399999999</text:p>
          </table:table-cell>
          <table:table-cell table:formula="of:=[.FU33]*1000" office:value-type="float" office:value="2444.80895999999" calcext:value-type="float">
            <text:p>2444.80895999999</text:p>
          </table:table-cell>
          <table:table-cell table:formula="of:=[.FV33]*1000" office:value-type="float" office:value="2472.59087999999" calcext:value-type="float">
            <text:p>2472.59087999999</text:p>
          </table:table-cell>
          <table:table-cell table:formula="of:=[.FW33]*1000" office:value-type="float" office:value="2500.52975999999" calcext:value-type="float">
            <text:p>2500.52975999999</text:p>
          </table:table-cell>
          <table:table-cell table:formula="of:=[.FX33]*1000" office:value-type="float" office:value="2528.62559999999" calcext:value-type="float">
            <text:p>2528.62559999999</text:p>
          </table:table-cell>
          <table:table-cell table:formula="of:=[.FY33]*1000" office:value-type="float" office:value="2556.87839999999" calcext:value-type="float">
            <text:p>2556.87839999999</text:p>
          </table:table-cell>
          <table:table-cell table:formula="of:=[.FZ33]*1000" office:value-type="float" office:value="2585.28815999999" calcext:value-type="float">
            <text:p>2585.28815999999</text:p>
          </table:table-cell>
          <table:table-cell table:formula="of:=[.GA33]*1000" office:value-type="float" office:value="2613.85487999999" calcext:value-type="float">
            <text:p>2613.85487999999</text:p>
          </table:table-cell>
          <table:table-cell table:formula="of:=[.GB33]*1000" office:value-type="float" office:value="2642.57855999999" calcext:value-type="float">
            <text:p>2642.57855999999</text:p>
          </table:table-cell>
          <table:table-cell table:formula="of:=[.GC33]*1000" office:value-type="float" office:value="2671.45919999999" calcext:value-type="float">
            <text:p>2671.45919999999</text:p>
          </table:table-cell>
          <table:table-cell table:formula="of:=[.GD33]*1000" office:value-type="float" office:value="2700.49679999999" calcext:value-type="float">
            <text:p>2700.49679999999</text:p>
          </table:table-cell>
          <table:table-cell table:formula="of:=[.GE33]*1000" office:value-type="float" office:value="2729.69135999999" calcext:value-type="float">
            <text:p>2729.69135999999</text:p>
          </table:table-cell>
          <table:table-cell table:formula="of:=[.GF33]*1000" office:value-type="float" office:value="2759.04287999999" calcext:value-type="float">
            <text:p>2759.04287999999</text:p>
          </table:table-cell>
          <table:table-cell table:formula="of:=[.GG33]*1000" office:value-type="float" office:value="2788.55135999999" calcext:value-type="float">
            <text:p>2788.55135999999</text:p>
          </table:table-cell>
          <table:table-cell table:formula="of:=[.GH33]*1000" office:value-type="float" office:value="2818.21679999999" calcext:value-type="float">
            <text:p>2818.21679999999</text:p>
          </table:table-cell>
          <table:table-cell table:formula="of:=[.GI33]*1000" office:value-type="float" office:value="2848.03919999999" calcext:value-type="float">
            <text:p>2848.03919999999</text:p>
          </table:table-cell>
          <table:table-cell table:formula="of:=[.GJ33]*1000" office:value-type="float" office:value="2878.01855999999" calcext:value-type="float">
            <text:p>2878.01855999999</text:p>
          </table:table-cell>
          <table:table-cell table:formula="of:=[.GK33]*1000" office:value-type="float" office:value="2908.15487999999" calcext:value-type="float">
            <text:p>2908.15487999999</text:p>
          </table:table-cell>
          <table:table-cell table:formula="of:=[.GL33]*1000" office:value-type="float" office:value="2938.44815999999" calcext:value-type="float">
            <text:p>2938.44815999999</text:p>
          </table:table-cell>
          <table:table-cell table:formula="of:=[.GM33]*1000" office:value-type="float" office:value="2968.89839999999" calcext:value-type="float">
            <text:p>2968.89839999999</text:p>
          </table:table-cell>
          <table:table-cell table:formula="of:=[.GN33]*1000" office:value-type="float" office:value="2999.50559999999" calcext:value-type="float">
            <text:p>2999.50559999999</text:p>
          </table:table-cell>
          <table:table-cell table:formula="of:=[.GO33]*1000" office:value-type="float" office:value="3030.26975999999" calcext:value-type="float">
            <text:p>3030.26975999999</text:p>
          </table:table-cell>
          <table:table-cell table:formula="of:=[.GP33]*1000" office:value-type="float" office:value="3061.19087999999" calcext:value-type="float">
            <text:p>3061.19087999999</text:p>
          </table:table-cell>
          <table:table-cell table:formula="of:=[.GQ33]*1000" office:value-type="float" office:value="3092.26895999999" calcext:value-type="float">
            <text:p>3092.26895999999</text:p>
          </table:table-cell>
          <table:table-cell table:formula="of:=[.GR33]*1000" office:value-type="float" office:value="3123.50399999999" calcext:value-type="float">
            <text:p>3123.50399999999</text:p>
          </table:table-cell>
          <table:table-cell table:formula="of:=[.GS33]*1000" office:value-type="float" office:value="3154.89599999999" calcext:value-type="float">
            <text:p>3154.89599999999</text:p>
          </table:table-cell>
          <table:table-cell table:formula="of:=[.GT33]*1000" office:value-type="float" office:value="3186.44495999999" calcext:value-type="float">
            <text:p>3186.44495999999</text:p>
          </table:table-cell>
          <table:table-cell table:formula="of:=[.GU33]*1000" office:value-type="float" office:value="3218.15087999999" calcext:value-type="float">
            <text:p>3218.15087999999</text:p>
          </table:table-cell>
          <table:table-cell table:formula="of:=[.GV33]*1000" office:value-type="float" office:value="3250.01375999999" calcext:value-type="float">
            <text:p>3250.01375999999</text:p>
          </table:table-cell>
          <table:table-cell table:formula="of:=[.GW33]*1000" office:value-type="float" office:value="3282.03359999999" calcext:value-type="float">
            <text:p>3282.03359999999</text:p>
          </table:table-cell>
          <table:table-cell table:formula="of:=[.GX33]*1000" office:value-type="float" office:value="3314.21039999999" calcext:value-type="float">
            <text:p>3314.21039999999</text:p>
          </table:table-cell>
          <table:table-cell table:formula="of:=[.GY33]*1000" office:value-type="float" office:value="3346.54415999999" calcext:value-type="float">
            <text:p>3346.54415999999</text:p>
          </table:table-cell>
          <table:table-cell table:formula="of:=[.GZ33]*1000" office:value-type="float" office:value="3379.03487999999" calcext:value-type="float">
            <text:p>3379.03487999999</text:p>
          </table:table-cell>
          <table:table-cell table:formula="of:=[.HA33]*1000" office:value-type="float" office:value="3411.68255999999" calcext:value-type="float">
            <text:p>3411.68255999999</text:p>
          </table:table-cell>
          <table:table-cell table:formula="of:=[.HB33]*1000" office:value-type="float" office:value="3444.48719999999" calcext:value-type="float">
            <text:p>3444.48719999999</text:p>
          </table:table-cell>
          <table:table-cell table:formula="of:=[.HC33]*1000" office:value-type="float" office:value="3477.44879999999" calcext:value-type="float">
            <text:p>3477.44879999999</text:p>
          </table:table-cell>
          <table:table-cell table:formula="of:=[.HD33]*1000" office:value-type="float" office:value="3510.56735999999" calcext:value-type="float">
            <text:p>3510.56735999999</text:p>
          </table:table-cell>
          <table:table-cell table:formula="of:=[.HE33]*1000" office:value-type="float" office:value="3543.84287999999" calcext:value-type="float">
            <text:p>3543.84287999999</text:p>
          </table:table-cell>
          <table:table-cell table:formula="of:=[.HF33]*1000" office:value-type="float" office:value="3577.27535999999" calcext:value-type="float">
            <text:p>3577.27535999999</text:p>
          </table:table-cell>
          <table:table-cell table:formula="of:=[.HG33]*1000" office:value-type="float" office:value="3610.86479999999" calcext:value-type="float">
            <text:p>3610.86479999999</text:p>
          </table:table-cell>
          <table:table-cell table:formula="of:=[.HH33]*1000" office:value-type="float" office:value="3644.61119999999" calcext:value-type="float">
            <text:p>3644.61119999999</text:p>
          </table:table-cell>
          <table:table-cell table:formula="of:=[.HI33]*1000" office:value-type="float" office:value="3678.51455999999" calcext:value-type="float">
            <text:p>3678.51455999999</text:p>
          </table:table-cell>
          <table:table-cell table:formula="of:=[.HJ33]*1000" office:value-type="float" office:value="3712.57487999999" calcext:value-type="float">
            <text:p>3712.57487999999</text:p>
          </table:table-cell>
          <table:table-cell table:formula="of:=[.HK33]*1000" office:value-type="float" office:value="3746.79215999999" calcext:value-type="float">
            <text:p>3746.79215999999</text:p>
          </table:table-cell>
          <table:table-cell table:formula="of:=[.HL33]*1000" office:value-type="float" office:value="3781.16639999999" calcext:value-type="float">
            <text:p>3781.16639999999</text:p>
          </table:table-cell>
          <table:table-cell table:formula="of:=[.HM33]*1000" office:value-type="float" office:value="3815.69759999999" calcext:value-type="float">
            <text:p>3815.69759999999</text:p>
          </table:table-cell>
          <table:table-cell table:formula="of:=[.HN33]*1000" office:value-type="float" office:value="3850.38575999999" calcext:value-type="float">
            <text:p>3850.38575999999</text:p>
          </table:table-cell>
          <table:table-cell table:formula="of:=[.HO33]*1000" office:value-type="float" office:value="3885.23087999999" calcext:value-type="float">
            <text:p>3885.23087999999</text:p>
          </table:table-cell>
          <table:table-cell table:formula="of:=[.HP33]*1000" office:value-type="float" office:value="3920.23295999999" calcext:value-type="float">
            <text:p>3920.23295999999</text:p>
          </table:table-cell>
          <table:table-cell table:formula="of:=[.HQ33]*1000" office:value-type="float" office:value="3955.39199999999" calcext:value-type="float">
            <text:p>3955.39199999999</text:p>
          </table:table-cell>
          <table:table-cell table:formula="of:=[.HR33]*1000" office:value-type="float" office:value="3990.70799999999" calcext:value-type="float">
            <text:p>3990.70799999999</text:p>
          </table:table-cell>
          <table:table-cell table:formula="of:=[.HS33]*1000" office:value-type="float" office:value="4026.18095999999" calcext:value-type="float">
            <text:p>4026.18095999999</text:p>
          </table:table-cell>
          <table:table-cell table:formula="of:=[.HT33]*1000" office:value-type="float" office:value="4061.81087999999" calcext:value-type="float">
            <text:p>4061.81087999999</text:p>
          </table:table-cell>
          <table:table-cell table:formula="of:=[.HU33]*1000" office:value-type="float" office:value="4097.59775999999" calcext:value-type="float">
            <text:p>4097.59775999999</text:p>
          </table:table-cell>
          <table:table-cell table:formula="of:=[.HV33]*1000" office:value-type="float" office:value="4133.54159999999" calcext:value-type="float">
            <text:p>4133.54159999999</text:p>
          </table:table-cell>
          <table:table-cell table:formula="of:=[.HW33]*1000" office:value-type="float" office:value="4169.64239999999" calcext:value-type="float">
            <text:p>4169.64239999999</text:p>
          </table:table-cell>
          <table:table-cell table:formula="of:=[.HX33]*1000" office:value-type="float" office:value="4205.90015999999" calcext:value-type="float">
            <text:p>4205.90015999999</text:p>
          </table:table-cell>
          <table:table-cell table:formula="of:=[.HY33]*1000" office:value-type="float" office:value="4242.31487999999" calcext:value-type="float">
            <text:p>4242.31487999999</text:p>
          </table:table-cell>
          <table:table-cell table:formula="of:=[.HZ33]*1000" office:value-type="float" office:value="4278.88655999999" calcext:value-type="float">
            <text:p>4278.88655999999</text:p>
          </table:table-cell>
          <table:table-cell table:formula="of:=[.IA33]*1000" office:value-type="float" office:value="4315.61519999999" calcext:value-type="float">
            <text:p>4315.61519999999</text:p>
          </table:table-cell>
          <table:table-cell table:formula="of:=[.IB33]*1000" office:value-type="float" office:value="4352.50079999998" calcext:value-type="float">
            <text:p>4352.50079999998</text:p>
          </table:table-cell>
          <table:table-cell table:formula="of:=[.IC33]*1000" office:value-type="float" office:value="4389.54335999998" calcext:value-type="float">
            <text:p>4389.54335999998</text:p>
          </table:table-cell>
          <table:table-cell table:formula="of:=[.ID33]*1000" office:value-type="float" office:value="4426.74287999998" calcext:value-type="float">
            <text:p>4426.74287999998</text:p>
          </table:table-cell>
          <table:table-cell table:formula="of:=[.IE33]*1000" office:value-type="float" office:value="4464.09935999998" calcext:value-type="float">
            <text:p>4464.09935999998</text:p>
          </table:table-cell>
          <table:table-cell table:formula="of:=[.IF33]*1000" office:value-type="float" office:value="4501.61279999998" calcext:value-type="float">
            <text:p>4501.61279999998</text:p>
          </table:table-cell>
          <table:table-cell table:formula="of:=[.IG33]*1000" office:value-type="float" office:value="4539.28319999998" calcext:value-type="float">
            <text:p>4539.28319999998</text:p>
          </table:table-cell>
          <table:table-cell table:formula="of:=[.IH33]*1000" office:value-type="float" office:value="4577.11055999998" calcext:value-type="float">
            <text:p>4577.11055999998</text:p>
          </table:table-cell>
          <table:table-cell table:formula="of:=[.II33]*1000" office:value-type="float" office:value="4615.09487999998" calcext:value-type="float">
            <text:p>4615.09487999998</text:p>
          </table:table-cell>
          <table:table-cell table:formula="of:=[.IJ33]*1000" office:value-type="float" office:value="4653.23615999998" calcext:value-type="float">
            <text:p>4653.23615999998</text:p>
          </table:table-cell>
          <table:table-cell table:formula="of:=[.IK33]*1000" office:value-type="float" office:value="4691.53439999998" calcext:value-type="float">
            <text:p>4691.53439999998</text:p>
          </table:table-cell>
          <table:table-cell table:formula="of:=[.IL33]*1000" office:value-type="float" office:value="4729.98959999998" calcext:value-type="float">
            <text:p>4729.98959999998</text:p>
          </table:table-cell>
          <table:table-cell table:formula="of:=[.IM33]*1000" office:value-type="float" office:value="4768.60175999998" calcext:value-type="float">
            <text:p>4768.60175999998</text:p>
          </table:table-cell>
          <table:table-cell table:formula="of:=[.IN33]*1000" office:value-type="float" office:value="4807.37087999998" calcext:value-type="float">
            <text:p>4807.37087999998</text:p>
          </table:table-cell>
          <table:table-cell table:formula="of:=[.IO33]*1000" office:value-type="float" office:value="4846.29695999998" calcext:value-type="float">
            <text:p>4846.29695999998</text:p>
          </table:table-cell>
          <table:table-cell table:formula="of:=[.IP33]*1000" office:value-type="float" office:value="4885.37999999998" calcext:value-type="float">
            <text:p>4885.37999999998</text:p>
          </table:table-cell>
          <table:table-cell table:formula="of:=[.IQ33]*1000" office:value-type="float" office:value="4924.61999999998" calcext:value-type="float">
            <text:p>4924.61999999998</text:p>
          </table:table-cell>
          <table:table-cell table:formula="of:=[.IR33]*1000" office:value-type="float" office:value="4964.01695999998" calcext:value-type="float">
            <text:p>4964.01695999998</text:p>
          </table:table-cell>
          <table:table-cell table:formula="of:=[.IS33]*1000" office:value-type="float" office:value="5003.57087999998" calcext:value-type="float">
            <text:p>5003.57087999998</text:p>
          </table:table-cell>
          <table:table-cell table:formula="of:=[.IT33]*1000" office:value-type="float" office:value="5043.28175999998" calcext:value-type="float">
            <text:p>5043.28175999998</text:p>
          </table:table-cell>
          <table:table-cell table:formula="of:=[.IU33]*1000" office:value-type="float" office:value="5083.14959999998" calcext:value-type="float">
            <text:p>5083.14959999998</text:p>
          </table:table-cell>
          <table:table-cell table:formula="of:=[.IV33]*1000" office:value-type="float" office:value="5123.17439999998" calcext:value-type="float">
            <text:p>5123.17439999998</text:p>
          </table:table-cell>
          <table:table-cell table:formula="of:=[.IW33]*1000" office:value-type="float" office:value="5163.35615999998" calcext:value-type="float">
            <text:p>5163.35615999998</text:p>
          </table:table-cell>
          <table:table-cell table:formula="of:=[.IX33]*1000" office:value-type="float" office:value="5203.69487999998" calcext:value-type="float">
            <text:p>5203.69487999998</text:p>
          </table:table-cell>
          <table:table-cell table:formula="of:=[.IY33]*1000" office:value-type="float" office:value="5244.19055999998" calcext:value-type="float">
            <text:p>5244.19055999998</text:p>
          </table:table-cell>
          <table:table-cell table:formula="of:=[.IZ33]*1000" office:value-type="float" office:value="5284.84319999998" calcext:value-type="float">
            <text:p>5284.84319999998</text:p>
          </table:table-cell>
          <table:table-cell table:formula="of:=[.JA33]*1000" office:value-type="float" office:value="5325.65279999998" calcext:value-type="float">
            <text:p>5325.65279999998</text:p>
          </table:table-cell>
          <table:table-cell table:formula="of:=[.JB33]*1000" office:value-type="float" office:value="5366.61935999998" calcext:value-type="float">
            <text:p>5366.61935999998</text:p>
          </table:table-cell>
          <table:table-cell table:formula="of:=[.JC33]*1000" office:value-type="float" office:value="5407.74287999998" calcext:value-type="float">
            <text:p>5407.74287999998</text:p>
          </table:table-cell>
          <table:table-cell table:formula="of:=[.JD33]*1000" office:value-type="float" office:value="5449.02335999998" calcext:value-type="float">
            <text:p>5449.02335999998</text:p>
          </table:table-cell>
          <table:table-cell table:formula="of:=[.JE33]*1000" office:value-type="float" office:value="5490.46079999998" calcext:value-type="float">
            <text:p>5490.46079999998</text:p>
          </table:table-cell>
          <table:table-cell table:formula="of:=[.JF33]*1000" office:value-type="float" office:value="5532.05519999998" calcext:value-type="float">
            <text:p>5532.05519999998</text:p>
          </table:table-cell>
          <table:table-cell table:formula="of:=[.JG33]*1000" office:value-type="float" office:value="5573.80655999998" calcext:value-type="float">
            <text:p>5573.80655999998</text:p>
          </table:table-cell>
          <table:table-cell table:formula="of:=[.JH33]*1000" office:value-type="float" office:value="5615.71487999998" calcext:value-type="float">
            <text:p>5615.71487999998</text:p>
          </table:table-cell>
          <table:table-cell table:formula="of:=[.JI33]*1000" office:value-type="float" office:value="5657.78015999998" calcext:value-type="float">
            <text:p>5657.78015999998</text:p>
          </table:table-cell>
          <table:table-cell table:formula="of:=[.JJ33]*1000" office:value-type="float" office:value="5700.00239999998" calcext:value-type="float">
            <text:p>5700.00239999998</text:p>
          </table:table-cell>
          <table:table-cell table:formula="of:=[.JK33]*1000" office:value-type="float" office:value="5742.38159999998" calcext:value-type="float">
            <text:p>5742.38159999998</text:p>
          </table:table-cell>
          <table:table-cell table:formula="of:=[.JL33]*1000" office:value-type="float" office:value="5784.91775999998" calcext:value-type="float">
            <text:p>5784.91775999998</text:p>
          </table:table-cell>
          <table:table-cell table:formula="of:=[.JM33]*1000" office:value-type="float" office:value="5827.61087999998" calcext:value-type="float">
            <text:p>5827.61087999998</text:p>
          </table:table-cell>
          <table:table-cell table:formula="of:=[.JN33]*1000" office:value-type="float" office:value="5870.46095999998" calcext:value-type="float">
            <text:p>5870.46095999998</text:p>
          </table:table-cell>
          <table:table-cell table:formula="of:=[.JO33]*1000" office:value-type="float" office:value="5913.46799999998" calcext:value-type="float">
            <text:p>5913.46799999998</text:p>
          </table:table-cell>
          <table:table-cell table:formula="of:=[.JP33]*1000" office:value-type="float" office:value="5956.63199999998" calcext:value-type="float">
            <text:p>5956.63199999998</text:p>
          </table:table-cell>
          <table:table-cell table:formula="of:=[.JQ33]*1000" office:value-type="float" office:value="5999.95295999998" calcext:value-type="float">
            <text:p>5999.95295999998</text:p>
          </table:table-cell>
          <table:table-cell table:formula="of:=[.JR33]*1000" office:value-type="float" office:value="6043.43087999998" calcext:value-type="float">
            <text:p>6043.43087999998</text:p>
          </table:table-cell>
          <table:table-cell table:formula="of:=[.JS33]*1000" office:value-type="float" office:value="6087.06575999998" calcext:value-type="float">
            <text:p>6087.06575999998</text:p>
          </table:table-cell>
          <table:table-cell table:formula="of:=[.JT33]*1000" office:value-type="float" office:value="6130.85759999998" calcext:value-type="float">
            <text:p>6130.85759999998</text:p>
          </table:table-cell>
          <table:table-cell table:formula="of:=[.JU33]*1000" office:value-type="float" office:value="6174.80639999998" calcext:value-type="float">
            <text:p>6174.80639999998</text:p>
          </table:table-cell>
          <table:table-cell table:formula="of:=[.JV33]*1000" office:value-type="float" office:value="6218.91215999998" calcext:value-type="float">
            <text:p>6218.91215999998</text:p>
          </table:table-cell>
          <table:table-cell table:formula="of:=[.JW33]*1000" office:value-type="float" office:value="6263.17487999998" calcext:value-type="float">
            <text:p>6263.17487999998</text:p>
          </table:table-cell>
          <table:table-cell table:formula="of:=[.JX33]*1000" office:value-type="float" office:value="6307.59455999998" calcext:value-type="float">
            <text:p>6307.59455999998</text:p>
          </table:table-cell>
          <table:table-cell table:formula="of:=[.JY33]*1000" office:value-type="float" office:value="6352.17119999998" calcext:value-type="float">
            <text:p>6352.17119999998</text:p>
          </table:table-cell>
          <table:table-cell table:formula="of:=[.JZ33]*1000" office:value-type="float" office:value="6396.90479999998" calcext:value-type="float">
            <text:p>6396.90479999998</text:p>
          </table:table-cell>
          <table:table-cell table:formula="of:=[.KA33]*1000" office:value-type="float" office:value="6441.79535999998" calcext:value-type="float">
            <text:p>6441.79535999998</text:p>
          </table:table-cell>
          <table:table-cell table:formula="of:=[.KB33]*1000" office:value-type="float" office:value="6486.84287999998" calcext:value-type="float">
            <text:p>6486.84287999998</text:p>
          </table:table-cell>
          <table:table-cell table:formula="of:=[.KC33]*1000" office:value-type="float" office:value="6532.04735999998" calcext:value-type="float">
            <text:p>6532.04735999998</text:p>
          </table:table-cell>
          <table:table-cell table:formula="of:=[.KD33]*1000" office:value-type="float" office:value="6577.40879999997" calcext:value-type="float">
            <text:p>6577.40879999997</text:p>
          </table:table-cell>
          <table:table-cell table:formula="of:=[.KE33]*1000" office:value-type="float" office:value="6622.92719999997" calcext:value-type="float">
            <text:p>6622.92719999997</text:p>
          </table:table-cell>
          <table:table-cell table:formula="of:=[.KF33]*1000" office:value-type="float" office:value="6668.60255999997" calcext:value-type="float">
            <text:p>6668.60255999997</text:p>
          </table:table-cell>
          <table:table-cell table:formula="of:=[.KG33]*1000" office:value-type="float" office:value="6714.43487999997" calcext:value-type="float">
            <text:p>6714.43487999997</text:p>
          </table:table-cell>
          <table:table-cell table:formula="of:=[.KH33]*1000" office:value-type="float" office:value="6760.42415999997" calcext:value-type="float">
            <text:p>6760.42415999997</text:p>
          </table:table-cell>
          <table:table-cell table:formula="of:=[.KI33]*1000" office:value-type="float" office:value="6806.57039999997" calcext:value-type="float">
            <text:p>6806.57039999997</text:p>
          </table:table-cell>
          <table:table-cell table:formula="of:=[.KJ33]*1000" office:value-type="float" office:value="6852.87359999997" calcext:value-type="float">
            <text:p>6852.87359999997</text:p>
          </table:table-cell>
          <table:table-cell table:formula="of:=[.KK33]*1000" office:value-type="float" office:value="6899.33375999997" calcext:value-type="float">
            <text:p>6899.33375999997</text:p>
          </table:table-cell>
          <table:table-cell table:formula="of:=[.KL33]*1000" office:value-type="float" office:value="6945.95087999997" calcext:value-type="float">
            <text:p>6945.95087999997</text:p>
          </table:table-cell>
          <table:table-cell table:formula="of:=[.KM33]*1000" office:value-type="float" office:value="6992.72495999997" calcext:value-type="float">
            <text:p>6992.72495999997</text:p>
          </table:table-cell>
          <table:table-cell table:formula="of:=[.KN33]*1000" office:value-type="float" office:value="7039.65599999997" calcext:value-type="float">
            <text:p>7039.65599999997</text:p>
          </table:table-cell>
          <table:table-cell table:formula="of:=[.KO33]*1000" office:value-type="float" office:value="7086.74399999997" calcext:value-type="float">
            <text:p>7086.74399999997</text:p>
          </table:table-cell>
          <table:table-cell table:formula="of:=[.KP33]*1000" office:value-type="float" office:value="7133.98895999997" calcext:value-type="float">
            <text:p>7133.98895999997</text:p>
          </table:table-cell>
          <table:table-cell table:formula="of:=[.KQ33]*1000" office:value-type="float" office:value="7181.39087999997" calcext:value-type="float">
            <text:p>7181.39087999997</text:p>
          </table:table-cell>
          <table:table-cell table:formula="of:=[.KR33]*1000" office:value-type="float" office:value="7228.94975999997" calcext:value-type="float">
            <text:p>7228.94975999997</text:p>
          </table:table-cell>
          <table:table-cell table:formula="of:=[.KS33]*1000" office:value-type="float" office:value="7276.66559999997" calcext:value-type="float">
            <text:p>7276.66559999997</text:p>
          </table:table-cell>
          <table:table-cell table:formula="of:=[.KT33]*1000" office:value-type="float" office:value="7324.53839999997" calcext:value-type="float">
            <text:p>7324.53839999997</text:p>
          </table:table-cell>
          <table:table-cell table:formula="of:=[.KU33]*1000" office:value-type="float" office:value="7372.56815999997" calcext:value-type="float">
            <text:p>7372.56815999997</text:p>
          </table:table-cell>
          <table:table-cell table:formula="of:=[.KV33]*1000" office:value-type="float" office:value="7420.75487999997" calcext:value-type="float">
            <text:p>7420.75487999997</text:p>
          </table:table-cell>
          <table:table-cell table:formula="of:=[.KW33]*1000" office:value-type="float" office:value="7469.09855999997" calcext:value-type="float">
            <text:p>7469.09855999997</text:p>
          </table:table-cell>
          <table:table-cell table:formula="of:=[.KX33]*1000" office:value-type="float" office:value="7517.59919999997" calcext:value-type="float">
            <text:p>7517.59919999997</text:p>
          </table:table-cell>
          <table:table-cell table:formula="of:=[.KY33]*1000" office:value-type="float" office:value="7566.25679999997" calcext:value-type="float">
            <text:p>7566.25679999997</text:p>
          </table:table-cell>
          <table:table-cell table:formula="of:=[.KZ33]*1000" office:value-type="float" office:value="7615.07135999997" calcext:value-type="float">
            <text:p>7615.07135999997</text:p>
          </table:table-cell>
          <table:table-cell table:formula="of:=[.LA33]*1000" office:value-type="float" office:value="7664.04287999997" calcext:value-type="float">
            <text:p>7664.04287999997</text:p>
          </table:table-cell>
          <table:table-cell table:formula="of:=[.LB33]*1000" office:value-type="float" office:value="7713.17135999997" calcext:value-type="float">
            <text:p>7713.17135999997</text:p>
          </table:table-cell>
          <table:table-cell table:formula="of:=[.LC33]*1000" office:value-type="float" office:value="7762.45679999997" calcext:value-type="float">
            <text:p>7762.45679999997</text:p>
          </table:table-cell>
          <table:table-cell table:formula="of:=[.LD33]*1000" office:value-type="float" office:value="7811.89919999997" calcext:value-type="float">
            <text:p>7811.89919999997</text:p>
          </table:table-cell>
          <table:table-cell table:formula="of:=[.LE33]*1000" office:value-type="float" office:value="7861.49855999997" calcext:value-type="float">
            <text:p>7861.49855999997</text:p>
          </table:table-cell>
          <table:table-cell table:formula="of:=[.LF33]*1000" office:value-type="float" office:value="7911.25487999997" calcext:value-type="float">
            <text:p>7911.25487999997</text:p>
          </table:table-cell>
          <table:table-cell table:formula="of:=[.LG33]*1000" office:value-type="float" office:value="7961.16815999997" calcext:value-type="float">
            <text:p>7961.16815999997</text:p>
          </table:table-cell>
          <table:table-cell table:formula="of:=[.LH33]*1000" office:value-type="float" office:value="8011.23839999997" calcext:value-type="float">
            <text:p>8011.23839999997</text:p>
          </table:table-cell>
          <table:table-cell table:formula="of:=[.LI33]*1000" office:value-type="float" office:value="8061.46559999997" calcext:value-type="float">
            <text:p>8061.46559999997</text:p>
          </table:table-cell>
          <table:table-cell table:formula="of:=[.LJ33]*1000" office:value-type="float" office:value="8111.84975999997" calcext:value-type="float">
            <text:p>8111.84975999997</text:p>
          </table:table-cell>
          <table:table-cell table:formula="of:=[.LK33]*1000" office:value-type="float" office:value="8162.39087999997" calcext:value-type="float">
            <text:p>8162.39087999997</text:p>
          </table:table-cell>
          <table:table-cell table:formula="of:=[.LL33]*1000" office:value-type="float" office:value="8213.08895999997" calcext:value-type="float">
            <text:p>8213.08895999997</text:p>
          </table:table-cell>
          <table:table-cell table:formula="of:=[.LM33]*1000" office:value-type="float" office:value="8263.94399999997" calcext:value-type="float">
            <text:p>8263.94399999997</text:p>
          </table:table-cell>
          <table:table-cell table:formula="of:=[.LN33]*1000" office:value-type="float" office:value="8314.95599999997" calcext:value-type="float">
            <text:p>8314.95599999997</text:p>
          </table:table-cell>
          <table:table-cell table:formula="of:=[.LO33]*1000" office:value-type="float" office:value="8366.12495999997" calcext:value-type="float">
            <text:p>8366.12495999997</text:p>
          </table:table-cell>
          <table:table-cell table:formula="of:=[.LP33]*1000" office:value-type="float" office:value="8417.45087999997" calcext:value-type="float">
            <text:p>8417.45087999997</text:p>
          </table:table-cell>
          <table:table-cell table:formula="of:=[.LQ33]*1000" office:value-type="float" office:value="8468.93375999997" calcext:value-type="float">
            <text:p>8468.93375999997</text:p>
          </table:table-cell>
          <table:table-cell table:formula="of:=[.LR33]*1000" office:value-type="float" office:value="8520.57359999997" calcext:value-type="float">
            <text:p>8520.57359999997</text:p>
          </table:table-cell>
          <table:table-cell table:formula="of:=[.LS33]*1000" office:value-type="float" office:value="8572.37039999997" calcext:value-type="float">
            <text:p>8572.37039999997</text:p>
          </table:table-cell>
          <table:table-cell table:formula="of:=[.LT33]*1000" office:value-type="float" office:value="8624.32415999997" calcext:value-type="float">
            <text:p>8624.32415999997</text:p>
          </table:table-cell>
          <table:table-cell table:formula="of:=[.LU33]*1000" office:value-type="float" office:value="8676.43487999997" calcext:value-type="float">
            <text:p>8676.43487999997</text:p>
          </table:table-cell>
          <table:table-cell table:formula="of:=[.LV33]*1000" office:value-type="float" office:value="8728.70255999997" calcext:value-type="float">
            <text:p>8728.70255999997</text:p>
          </table:table-cell>
          <table:table-cell table:formula="of:=[.LW33]*1000" office:value-type="float" office:value="8781.12719999997" calcext:value-type="float">
            <text:p>8781.12719999997</text:p>
          </table:table-cell>
          <table:table-cell table:formula="of:=[.LX33]*1000" office:value-type="float" office:value="8833.70879999996" calcext:value-type="float">
            <text:p>8833.70879999996</text:p>
          </table:table-cell>
          <table:table-cell table:formula="of:=[.LY33]*1000" office:value-type="float" office:value="8886.44735999997" calcext:value-type="float">
            <text:p>8886.44735999997</text:p>
          </table:table-cell>
          <table:table-cell table:formula="of:=[.LZ33]*1000" office:value-type="float" office:value="8939.34287999996" calcext:value-type="float">
            <text:p>8939.34287999996</text:p>
          </table:table-cell>
          <table:table-cell table:formula="of:=[.MA33]*1000" office:value-type="float" office:value="8992.39535999997" calcext:value-type="float">
            <text:p>8992.39535999997</text:p>
          </table:table-cell>
          <table:table-cell table:formula="of:=[.MB33]*1000" office:value-type="float" office:value="9045.60479999997" calcext:value-type="float">
            <text:p>9045.60479999997</text:p>
          </table:table-cell>
          <table:table-cell table:formula="of:=[.MC33]*1000" office:value-type="float" office:value="9098.97119999997" calcext:value-type="float">
            <text:p>9098.97119999997</text:p>
          </table:table-cell>
          <table:table-cell table:formula="of:=[.MD33]*1000" office:value-type="float" office:value="9152.49455999997" calcext:value-type="float">
            <text:p>9152.49455999997</text:p>
          </table:table-cell>
          <table:table-cell table:formula="of:=[.ME33]*1000" office:value-type="float" office:value="9206.17487999997" calcext:value-type="float">
            <text:p>9206.17487999997</text:p>
          </table:table-cell>
          <table:table-cell table:formula="of:=[.MF33]*1000" office:value-type="float" office:value="9260.01215999997" calcext:value-type="float">
            <text:p>9260.01215999997</text:p>
          </table:table-cell>
          <table:table-cell table:formula="of:=[.MG33]*1000" office:value-type="float" office:value="9314.00639999997" calcext:value-type="float">
            <text:p>9314.00639999997</text:p>
          </table:table-cell>
          <table:table-cell table:formula="of:=[.MH33]*1000" office:value-type="float" office:value="9368.15759999996" calcext:value-type="float">
            <text:p>9368.15759999996</text:p>
          </table:table-cell>
          <table:table-cell table:formula="of:=[.MI33]*1000" office:value-type="float" office:value="9422.46575999996" calcext:value-type="float">
            <text:p>9422.46575999996</text:p>
          </table:table-cell>
          <table:table-cell table:formula="of:=[.MJ33]*1000" office:value-type="float" office:value="9476.93087999996" calcext:value-type="float">
            <text:p>9476.93087999996</text:p>
          </table:table-cell>
          <table:table-cell table:formula="of:=[.MK33]*1000" office:value-type="float" office:value="9531.55295999996" calcext:value-type="float">
            <text:p>9531.55295999996</text:p>
          </table:table-cell>
          <table:table-cell table:formula="of:=[.ML33]*1000" office:value-type="float" office:value="9586.33199999996" calcext:value-type="float">
            <text:p>9586.33199999996</text:p>
          </table:table-cell>
          <table:table-cell table:formula="of:=[.MM33]*1000" office:value-type="float" office:value="9641.26799999996" calcext:value-type="float">
            <text:p>9641.26799999996</text:p>
          </table:table-cell>
          <table:table-cell table:formula="of:=[.MN33]*1000" office:value-type="float" office:value="9696.36095999996" calcext:value-type="float">
            <text:p>9696.36095999996</text:p>
          </table:table-cell>
          <table:table-cell table:formula="of:=[.MO33]*1000" office:value-type="float" office:value="9751.61087999996" calcext:value-type="float">
            <text:p>9751.61087999996</text:p>
          </table:table-cell>
          <table:table-cell table:formula="of:=[.MP33]*1000" office:value-type="float" office:value="9807.01775999996" calcext:value-type="float">
            <text:p>9807.01775999996</text:p>
          </table:table-cell>
          <table:table-cell table:formula="of:=[.MQ33]*1000" office:value-type="float" office:value="9862.58159999996" calcext:value-type="float">
            <text:p>9862.58159999996</text:p>
          </table:table-cell>
          <table:table-cell table:formula="of:=[.MR33]*1000" office:value-type="float" office:value="9918.30239999996" calcext:value-type="float">
            <text:p>9918.30239999996</text:p>
          </table:table-cell>
          <table:table-cell table:formula="of:=[.MS33]*1000" office:value-type="float" office:value="9974.18015999996" calcext:value-type="float">
            <text:p>9974.18015999996</text:p>
          </table:table-cell>
          <table:table-cell table:formula="of:=[.MT33]*1000" office:value-type="float" office:value="10030.21488" calcext:value-type="float">
            <text:p>10030.21488</text:p>
          </table:table-cell>
          <table:table-cell table:formula="of:=[.MU33]*1000" office:value-type="float" office:value="10086.40656" calcext:value-type="float">
            <text:p>10086.40656</text:p>
          </table:table-cell>
          <table:table-cell table:formula="of:=[.MV33]*1000" office:value-type="float" office:value="10142.7552" calcext:value-type="float">
            <text:p>10142.7552</text:p>
          </table:table-cell>
          <table:table-cell table:formula="of:=[.MW33]*1000" office:value-type="float" office:value="10199.2608" calcext:value-type="float">
            <text:p>10199.2608</text:p>
          </table:table-cell>
          <table:table-cell table:formula="of:=[.MX33]*1000" office:value-type="float" office:value="10255.92336" calcext:value-type="float">
            <text:p>10255.92336</text:p>
          </table:table-cell>
          <table:table-cell table:formula="of:=[.MY33]*1000" office:value-type="float" office:value="10312.74288" calcext:value-type="float">
            <text:p>10312.74288</text:p>
          </table:table-cell>
          <table:table-cell table:formula="of:=[.MZ33]*1000" office:value-type="float" office:value="10369.71936" calcext:value-type="float">
            <text:p>10369.71936</text:p>
          </table:table-cell>
          <table:table-cell table:formula="of:=[.NA33]*1000" office:value-type="float" office:value="10426.8528" calcext:value-type="float">
            <text:p>10426.8528</text:p>
          </table:table-cell>
          <table:table-cell table:formula="of:=[.NB33]*1000" office:value-type="float" office:value="10484.1432" calcext:value-type="float">
            <text:p>10484.1432</text:p>
          </table:table-cell>
          <table:table-cell table:formula="of:=[.NC33]*1000" office:value-type="float" office:value="10541.59056" calcext:value-type="float">
            <text:p>10541.59056</text:p>
          </table:table-cell>
          <table:table-cell table:formula="of:=[.ND33]*1000" office:value-type="float" office:value="10599.19488" calcext:value-type="float">
            <text:p>10599.19488</text:p>
          </table:table-cell>
          <table:table-cell table:formula="of:=[.NE33]*1000" office:value-type="float" office:value="10656.95616" calcext:value-type="float">
            <text:p>10656.95616</text:p>
          </table:table-cell>
          <table:table-cell table:formula="of:=[.NF33]*1000" office:value-type="float" office:value="10714.8744" calcext:value-type="float">
            <text:p>10714.8744</text:p>
          </table:table-cell>
          <table:table-cell table:formula="of:=[.NG33]*1000" office:value-type="float" office:value="10772.9496" calcext:value-type="float">
            <text:p>10772.9496</text:p>
          </table:table-cell>
          <table:table-cell table:formula="of:=[.NH33]*1000" office:value-type="float" office:value="10831.18176" calcext:value-type="float">
            <text:p>10831.18176</text:p>
          </table:table-cell>
          <table:table-cell table:formula="of:=[.NI33]*1000" office:value-type="float" office:value="10889.57088" calcext:value-type="float">
            <text:p>10889.57088</text:p>
          </table:table-cell>
          <table:table-cell table:formula="of:=[.NJ33]*1000" office:value-type="float" office:value="10948.11696" calcext:value-type="float">
            <text:p>10948.11696</text:p>
          </table:table-cell>
          <table:table-cell table:formula="of:=[.NK33]*1000" office:value-type="float" office:value="11006.82" calcext:value-type="float">
            <text:p>11006.82</text:p>
          </table:table-cell>
          <table:table-cell table:formula="of:=[.NL33]*1000" office:value-type="float" office:value="11065.68" calcext:value-type="float">
            <text:p>11065.68</text:p>
          </table:table-cell>
          <table:table-cell table:formula="of:=[.NM33]*1000" office:value-type="float" office:value="11124.69696" calcext:value-type="float">
            <text:p>11124.69696</text:p>
          </table:table-cell>
          <table:table-cell table:formula="of:=[.NN33]*1000" office:value-type="float" office:value="11183.87088" calcext:value-type="float">
            <text:p>11183.87088</text:p>
          </table:table-cell>
          <table:table-cell table:formula="of:=[.NO33]*1000" office:value-type="float" office:value="11243.20176" calcext:value-type="float">
            <text:p>11243.20176</text:p>
          </table:table-cell>
          <table:table-cell table:formula="of:=[.NP33]*1000" office:value-type="float" office:value="11302.6896" calcext:value-type="float">
            <text:p>11302.6896</text:p>
          </table:table-cell>
          <table:table-cell table:formula="of:=[.NQ33]*1000" office:value-type="float" office:value="11362.3344" calcext:value-type="float">
            <text:p>11362.3344</text:p>
          </table:table-cell>
          <table:table-cell table:formula="of:=[.NR33]*1000" office:value-type="float" office:value="11422.13616" calcext:value-type="float">
            <text:p>11422.13616</text:p>
          </table:table-cell>
          <table:table-cell table:formula="of:=[.NS33]*1000" office:value-type="float" office:value="11482.09488" calcext:value-type="float">
            <text:p>11482.09488</text:p>
          </table:table-cell>
          <table:table-cell table:formula="of:=[.NT33]*1000" office:value-type="float" office:value="11542.2105599999" calcext:value-type="float">
            <text:p>11542.2105599999</text:p>
          </table:table-cell>
          <table:table-cell table:formula="of:=[.NU33]*1000" office:value-type="float" office:value="11602.4831999999" calcext:value-type="float">
            <text:p>11602.4831999999</text:p>
          </table:table-cell>
          <table:table-cell table:formula="of:=[.NV33]*1000" office:value-type="float" office:value="11662.9128" calcext:value-type="float">
            <text:p>11662.9128</text:p>
          </table:table-cell>
          <table:table-cell table:formula="of:=[.NW33]*1000" office:value-type="float" office:value="11723.49936" calcext:value-type="float">
            <text:p>11723.49936</text:p>
          </table:table-cell>
          <table:table-cell table:formula="of:=[.NX33]*1000" office:value-type="float" office:value="11784.2428799999" calcext:value-type="float">
            <text:p>11784.2428799999</text:p>
          </table:table-cell>
          <table:table-cell table:formula="of:=[.NY33]*1000" office:value-type="float" office:value="11845.14336" calcext:value-type="float">
            <text:p>11845.14336</text:p>
          </table:table-cell>
          <table:table-cell table:formula="of:=[.NZ33]*1000" office:value-type="float" office:value="11906.2007999999" calcext:value-type="float">
            <text:p>11906.2007999999</text:p>
          </table:table-cell>
          <table:table-cell table:formula="of:=[.OA33]*1000" office:value-type="float" office:value="11967.4152" calcext:value-type="float">
            <text:p>11967.4152</text:p>
          </table:table-cell>
          <table:table-cell table:formula="of:=[.OB33]*1000" office:value-type="float" office:value="12028.7865599999" calcext:value-type="float">
            <text:p>12028.7865599999</text:p>
          </table:table-cell>
          <table:table-cell table:formula="of:=[.OC33]*1000" office:value-type="float" office:value="12090.3148799999" calcext:value-type="float">
            <text:p>12090.3148799999</text:p>
          </table:table-cell>
          <table:table-cell table:formula="of:=[.OD33]*1000" office:value-type="float" office:value="12152.00016" calcext:value-type="float">
            <text:p>12152.00016</text:p>
          </table:table-cell>
          <table:table-cell table:formula="of:=[.OE33]*1000" office:value-type="float" office:value="12213.8423999999" calcext:value-type="float">
            <text:p>12213.8423999999</text:p>
          </table:table-cell>
          <table:table-cell table:formula="of:=[.OF33]*1000" office:value-type="float" office:value="12275.8415999999" calcext:value-type="float">
            <text:p>12275.8415999999</text:p>
          </table:table-cell>
          <table:table-cell table:formula="of:=[.OG33]*1000" office:value-type="float" office:value="12337.99776" calcext:value-type="float">
            <text:p>12337.99776</text:p>
          </table:table-cell>
          <table:table-cell table:formula="of:=[.OH33]*1000" office:value-type="float" office:value="12400.3108799999" calcext:value-type="float">
            <text:p>12400.3108799999</text:p>
          </table:table-cell>
          <table:table-cell table:formula="of:=[.OI33]*1000" office:value-type="float" office:value="12462.7809599999" calcext:value-type="float">
            <text:p>12462.7809599999</text:p>
          </table:table-cell>
          <table:table-cell table:formula="of:=[.OJ33]*1000" office:value-type="float" office:value="12525.4079999999" calcext:value-type="float">
            <text:p>12525.4079999999</text:p>
          </table:table-cell>
          <table:table-cell table:formula="of:=[.OK33]*1000" office:value-type="float" office:value="12588.192" calcext:value-type="float">
            <text:p>12588.192</text:p>
          </table:table-cell>
          <table:table-cell table:formula="of:=[.OL33]*1000" office:value-type="float" office:value="12651.1329599999" calcext:value-type="float">
            <text:p>12651.1329599999</text:p>
          </table:table-cell>
          <table:table-cell table:formula="of:=[.OM33]*1000" office:value-type="float" office:value="12714.2308799999" calcext:value-type="float">
            <text:p>12714.2308799999</text:p>
          </table:table-cell>
          <table:table-cell table:formula="of:=[.ON33]*1000" office:value-type="float" office:value="12777.4857599999" calcext:value-type="float">
            <text:p>12777.4857599999</text:p>
          </table:table-cell>
          <table:table-cell table:formula="of:=[.OO33]*1000" office:value-type="float" office:value="12840.8975999999" calcext:value-type="float">
            <text:p>12840.8975999999</text:p>
          </table:table-cell>
          <table:table-cell table:formula="of:=[.OP33]*1000" office:value-type="float" office:value="12904.4663999999" calcext:value-type="float">
            <text:p>12904.4663999999</text:p>
          </table:table-cell>
          <table:table-cell table:formula="of:=[.OQ33]*1000" office:value-type="float" office:value="12968.1921599999" calcext:value-type="float">
            <text:p>12968.1921599999</text:p>
          </table:table-cell>
          <table:table-cell table:formula="of:=[.OR33]*1000" office:value-type="float" office:value="13032.0748799999" calcext:value-type="float">
            <text:p>13032.0748799999</text:p>
          </table:table-cell>
          <table:table-cell table:formula="of:=[.OS33]*1000" office:value-type="float" office:value="13096.1145599999" calcext:value-type="float">
            <text:p>13096.1145599999</text:p>
          </table:table-cell>
          <table:table-cell table:formula="of:=[.OT33]*1000" office:value-type="float" office:value="13160.3111999999" calcext:value-type="float">
            <text:p>13160.3111999999</text:p>
          </table:table-cell>
          <table:table-cell table:formula="of:=[.OU33]*1000" office:value-type="float" office:value="13224.6647999999" calcext:value-type="float">
            <text:p>13224.6647999999</text:p>
          </table:table-cell>
          <table:table-cell table:formula="of:=[.OV33]*1000" office:value-type="float" office:value="13289.1753599999" calcext:value-type="float">
            <text:p>13289.1753599999</text:p>
          </table:table-cell>
          <table:table-cell table:formula="of:=[.OW33]*1000" office:value-type="float" office:value="13353.8428799999" calcext:value-type="float">
            <text:p>13353.8428799999</text:p>
          </table:table-cell>
          <table:table-cell table:formula="of:=[.OX33]*1000" office:value-type="float" office:value="13418.6673599999" calcext:value-type="float">
            <text:p>13418.6673599999</text:p>
          </table:table-cell>
          <table:table-cell table:formula="of:=[.OY33]*1000" office:value-type="float" office:value="13483.6487999999" calcext:value-type="float">
            <text:p>13483.6487999999</text:p>
          </table:table-cell>
          <table:table-cell table:formula="of:=[.OZ33]*1000" office:value-type="float" office:value="13548.7871999999" calcext:value-type="float">
            <text:p>13548.7871999999</text:p>
          </table:table-cell>
          <table:table-cell table:formula="of:=[.PA33]*1000" office:value-type="float" office:value="13614.0825599999" calcext:value-type="float">
            <text:p>13614.0825599999</text:p>
          </table:table-cell>
          <table:table-cell table:formula="of:=[.PB33]*1000" office:value-type="float" office:value="13679.5348799999" calcext:value-type="float">
            <text:p>13679.5348799999</text:p>
          </table:table-cell>
          <table:table-cell table:formula="of:=[.PC33]*1000" office:value-type="float" office:value="13745.1441599999" calcext:value-type="float">
            <text:p>13745.1441599999</text:p>
          </table:table-cell>
          <table:table-cell table:formula="of:=[.PD33]*1000" office:value-type="float" office:value="13810.9103999999" calcext:value-type="float">
            <text:p>13810.9103999999</text:p>
          </table:table-cell>
          <table:table-cell table:formula="of:=[.PE33]*1000" office:value-type="float" office:value="13876.8335999999" calcext:value-type="float">
            <text:p>13876.8335999999</text:p>
          </table:table-cell>
          <table:table-cell table:formula="of:=[.PF33]*1000" office:value-type="float" office:value="13942.9137599999" calcext:value-type="float">
            <text:p>13942.9137599999</text:p>
          </table:table-cell>
          <table:table-cell table:formula="of:=[.PG33]*1000" office:value-type="float" office:value="14009.1508799999" calcext:value-type="float">
            <text:p>14009.1508799999</text:p>
          </table:table-cell>
          <table:table-cell table:formula="of:=[.PH33]*1000" office:value-type="float" office:value="14075.5449599999" calcext:value-type="float">
            <text:p>14075.5449599999</text:p>
          </table:table-cell>
          <table:table-cell table:formula="of:=[.PI33]*1000" office:value-type="float" office:value="14142.0959999999" calcext:value-type="float">
            <text:p>14142.0959999999</text:p>
          </table:table-cell>
          <table:table-cell table:formula="of:=[.PJ33]*1000" office:value-type="float" office:value="14208.8039999999" calcext:value-type="float">
            <text:p>14208.8039999999</text:p>
          </table:table-cell>
          <table:table-cell table:formula="of:=[.PK33]*1000" office:value-type="float" office:value="14275.6689599999" calcext:value-type="float">
            <text:p>14275.6689599999</text:p>
          </table:table-cell>
          <table:table-cell table:formula="of:=[.PL33]*1000" office:value-type="float" office:value="14342.6908799999" calcext:value-type="float">
            <text:p>14342.6908799999</text:p>
          </table:table-cell>
          <table:table-cell table:formula="of:=[.PM33]*1000" office:value-type="float" office:value="14409.8697599999" calcext:value-type="float">
            <text:p>14409.8697599999</text:p>
          </table:table-cell>
          <table:table-cell table:formula="of:=[.PN33]*1000" office:value-type="float" office:value="14477.2055999999" calcext:value-type="float">
            <text:p>14477.2055999999</text:p>
          </table:table-cell>
          <table:table-cell table:formula="of:=[.PO33]*1000" office:value-type="float" office:value="14544.6983999999" calcext:value-type="float">
            <text:p>14544.6983999999</text:p>
          </table:table-cell>
          <table:table-cell table:formula="of:=[.PP33]*1000" office:value-type="float" office:value="14612.3481599999" calcext:value-type="float">
            <text:p>14612.3481599999</text:p>
          </table:table-cell>
          <table:table-cell table:formula="of:=[.PQ33]*1000" office:value-type="float" office:value="14680.1548799999" calcext:value-type="float">
            <text:p>14680.1548799999</text:p>
          </table:table-cell>
          <table:table-cell table:formula="of:=[.PR33]*1000" office:value-type="float" office:value="14748.1185599999" calcext:value-type="float">
            <text:p>14748.1185599999</text:p>
          </table:table-cell>
          <table:table-cell table:formula="of:=[.PS33]*1000" office:value-type="float" office:value="14816.2391999999" calcext:value-type="float">
            <text:p>14816.2391999999</text:p>
          </table:table-cell>
          <table:table-cell table:formula="of:=[.PT33]*1000" office:value-type="float" office:value="14884.5167999999" calcext:value-type="float">
            <text:p>14884.5167999999</text:p>
          </table:table-cell>
          <table:table-cell table:formula="of:=[.PU33]*1000" office:value-type="float" office:value="14952.9513599999" calcext:value-type="float">
            <text:p>14952.9513599999</text:p>
          </table:table-cell>
          <table:table-cell table:formula="of:=[.PV33]*1000" office:value-type="float" office:value="15021.5428799999" calcext:value-type="float">
            <text:p>15021.5428799999</text:p>
          </table:table-cell>
          <table:table-cell table:formula="of:=[.PW33]*1000" office:value-type="float" office:value="15090.2913599999" calcext:value-type="float">
            <text:p>15090.2913599999</text:p>
          </table:table-cell>
          <table:table-cell table:formula="of:=[.PX33]*1000" office:value-type="float" office:value="15159.1967999999" calcext:value-type="float">
            <text:p>15159.1967999999</text:p>
          </table:table-cell>
          <table:table-cell table:formula="of:=[.PY33]*1000" office:value-type="float" office:value="15228.2591999999" calcext:value-type="float">
            <text:p>15228.2591999999</text:p>
          </table:table-cell>
          <table:table-cell table:formula="of:=[.PZ33]*1000" office:value-type="float" office:value="15297.4785599999" calcext:value-type="float">
            <text:p>15297.4785599999</text:p>
          </table:table-cell>
          <table:table-cell table:formula="of:=[.QA33]*1000" office:value-type="float" office:value="15366.8548799999" calcext:value-type="float">
            <text:p>15366.8548799999</text:p>
          </table:table-cell>
          <table:table-cell table:formula="of:=[.QB33]*1000" office:value-type="float" office:value="15436.3881599999" calcext:value-type="float">
            <text:p>15436.3881599999</text:p>
          </table:table-cell>
          <table:table-cell table:formula="of:=[.QC33]*1000" office:value-type="float" office:value="15506.0783999999" calcext:value-type="float">
            <text:p>15506.0783999999</text:p>
          </table:table-cell>
          <table:table-cell table:formula="of:=[.QD33]*1000" office:value-type="float" office:value="15575.9255999999" calcext:value-type="float">
            <text:p>15575.9255999999</text:p>
          </table:table-cell>
          <table:table-cell table:formula="of:=[.QE33]*1000" office:value-type="float" office:value="15645.9297599999" calcext:value-type="float">
            <text:p>15645.9297599999</text:p>
          </table:table-cell>
          <table:table-cell table:formula="of:=[.QF33]*1000" office:value-type="float" office:value="15716.0908799999" calcext:value-type="float">
            <text:p>15716.0908799999</text:p>
          </table:table-cell>
          <table:table-cell table:formula="of:=[.QG33]*1000" office:value-type="float" office:value="15786.4089599999" calcext:value-type="float">
            <text:p>15786.4089599999</text:p>
          </table:table-cell>
          <table:table-cell table:formula="of:=[.QH33]*1000" office:value-type="float" office:value="15856.8839999999" calcext:value-type="float">
            <text:p>15856.8839999999</text:p>
          </table:table-cell>
          <table:table-cell table:formula="of:=[.QI33]*1000" office:value-type="float" office:value="15927.5159999999" calcext:value-type="float">
            <text:p>15927.5159999999</text:p>
          </table:table-cell>
          <table:table-cell table:formula="of:=[.QJ33]*1000" office:value-type="float" office:value="15998.3049599999" calcext:value-type="float">
            <text:p>15998.3049599999</text:p>
          </table:table-cell>
          <table:table-cell table:formula="of:=[.QK33]*1000" office:value-type="float" office:value="16069.2508799999" calcext:value-type="float">
            <text:p>16069.2508799999</text:p>
          </table:table-cell>
          <table:table-cell table:formula="of:=[.QL33]*1000" office:value-type="float" office:value="16140.3537599999" calcext:value-type="float">
            <text:p>16140.3537599999</text:p>
          </table:table-cell>
          <table:table-cell table:formula="of:=[.QM33]*1000" office:value-type="float" office:value="16211.6135999999" calcext:value-type="float">
            <text:p>16211.6135999999</text:p>
          </table:table-cell>
          <table:table-cell table:formula="of:=[.QN33]*1000" office:value-type="float" office:value="16283.0303999999" calcext:value-type="float">
            <text:p>16283.0303999999</text:p>
          </table:table-cell>
          <table:table-cell table:formula="of:=[.QO33]*1000" office:value-type="float" office:value="16354.6041599999" calcext:value-type="float">
            <text:p>16354.6041599999</text:p>
          </table:table-cell>
          <table:table-cell table:formula="of:=[.QP33]*1000" office:value-type="float" office:value="16426.3348799999" calcext:value-type="float">
            <text:p>16426.3348799999</text:p>
          </table:table-cell>
          <table:table-cell table:formula="of:=[.QQ33]*1000" office:value-type="float" office:value="16498.2225599999" calcext:value-type="float">
            <text:p>16498.2225599999</text:p>
          </table:table-cell>
          <table:table-cell table:formula="of:=[.QR33]*1000" office:value-type="float" office:value="16570.2671999999" calcext:value-type="float">
            <text:p>16570.2671999999</text:p>
          </table:table-cell>
          <table:table-cell table:formula="of:=[.QS33]*1000" office:value-type="float" office:value="16642.4687999999" calcext:value-type="float">
            <text:p>16642.4687999999</text:p>
          </table:table-cell>
          <table:table-cell table:formula="of:=[.QT33]*1000" office:value-type="float" office:value="16714.8273599999" calcext:value-type="float">
            <text:p>16714.8273599999</text:p>
          </table:table-cell>
          <table:table-cell table:formula="of:=[.QU33]*1000" office:value-type="float" office:value="16787.3428799999" calcext:value-type="float">
            <text:p>16787.3428799999</text:p>
          </table:table-cell>
          <table:table-cell table:formula="of:=[.QV33]*1000" office:value-type="float" office:value="16860.0153599999" calcext:value-type="float">
            <text:p>16860.0153599999</text:p>
          </table:table-cell>
          <table:table-cell table:formula="of:=[.QW33]*1000" office:value-type="float" office:value="16932.8447999999" calcext:value-type="float">
            <text:p>16932.8447999999</text:p>
          </table:table-cell>
          <table:table-cell table:formula="of:=[.QX33]*1000" office:value-type="float" office:value="17005.8311999999" calcext:value-type="float">
            <text:p>17005.8311999999</text:p>
          </table:table-cell>
          <table:table-cell table:formula="of:=[.QY33]*1000" office:value-type="float" office:value="17078.9745599999" calcext:value-type="float">
            <text:p>17078.9745599999</text:p>
          </table:table-cell>
          <table:table-cell table:formula="of:=[.QZ33]*1000" office:value-type="float" office:value="17152.2748799999" calcext:value-type="float">
            <text:p>17152.2748799999</text:p>
          </table:table-cell>
          <table:table-cell table:formula="of:=[.RA33]*1000" office:value-type="float" office:value="17225.7321599999" calcext:value-type="float">
            <text:p>17225.7321599999</text:p>
          </table:table-cell>
          <table:table-cell table:formula="of:=[.RB33]*1000" office:value-type="float" office:value="17299.3463999999" calcext:value-type="float">
            <text:p>17299.3463999999</text:p>
          </table:table-cell>
          <table:table-cell table:formula="of:=[.RC33]*1000" office:value-type="float" office:value="17373.1175999999" calcext:value-type="float">
            <text:p>17373.1175999999</text:p>
          </table:table-cell>
          <table:table-cell table:formula="of:=[.RD33]*1000" office:value-type="float" office:value="17447.0457599999" calcext:value-type="float">
            <text:p>17447.0457599999</text:p>
          </table:table-cell>
          <table:table-cell table:formula="of:=[.RE33]*1000" office:value-type="float" office:value="17521.1308799999" calcext:value-type="float">
            <text:p>17521.1308799999</text:p>
          </table:table-cell>
          <table:table-cell table:formula="of:=[.RF33]*1000" office:value-type="float" office:value="17595.3729599999" calcext:value-type="float">
            <text:p>17595.3729599999</text:p>
          </table:table-cell>
          <table:table-cell table:formula="of:=[.RG33]*1000" office:value-type="float" office:value="17669.7719999999" calcext:value-type="float">
            <text:p>17669.7719999999</text:p>
          </table:table-cell>
          <table:table-cell table:formula="of:=[.RH33]*1000" office:value-type="float" office:value="17744.3279999999" calcext:value-type="float">
            <text:p>17744.3279999999</text:p>
          </table:table-cell>
          <table:table-cell table:formula="of:=[.RI33]*1000" office:value-type="float" office:value="17819.0409599999" calcext:value-type="float">
            <text:p>17819.0409599999</text:p>
          </table:table-cell>
          <table:table-cell table:formula="of:=[.RJ33]*1000" office:value-type="float" office:value="17893.9108799999" calcext:value-type="float">
            <text:p>17893.9108799999</text:p>
          </table:table-cell>
          <table:table-cell table:formula="of:=[.RK33]*1000" office:value-type="float" office:value="17968.9377599999" calcext:value-type="float">
            <text:p>17968.9377599999</text:p>
          </table:table-cell>
          <table:table-cell table:formula="of:=[.RL33]*1000" office:value-type="float" office:value="18044.1215999999" calcext:value-type="float">
            <text:p>18044.1215999999</text:p>
          </table:table-cell>
          <table:table-cell table:formula="of:=[.RM33]*1000" office:value-type="float" office:value="18119.4623999999" calcext:value-type="float">
            <text:p>18119.4623999999</text:p>
          </table:table-cell>
          <table:table-cell table:formula="of:=[.RN33]*1000" office:value-type="float" office:value="18194.9601599999" calcext:value-type="float">
            <text:p>18194.9601599999</text:p>
          </table:table-cell>
          <table:table-cell table:formula="of:=[.RO33]*1000" office:value-type="float" office:value="18270.6148799999" calcext:value-type="float">
            <text:p>18270.6148799999</text:p>
          </table:table-cell>
          <table:table-cell table:formula="of:=[.RP33]*1000" office:value-type="float" office:value="18346.4265599999" calcext:value-type="float">
            <text:p>18346.4265599999</text:p>
          </table:table-cell>
          <table:table-cell table:formula="of:=[.RQ33]*1000" office:value-type="float" office:value="18422.3951999999" calcext:value-type="float">
            <text:p>18422.3951999999</text:p>
          </table:table-cell>
          <table:table-cell table:formula="of:=[.RR33]*1000" office:value-type="float" office:value="18498.5207999999" calcext:value-type="float">
            <text:p>18498.5207999999</text:p>
          </table:table-cell>
          <table:table-cell table:formula="of:=[.RS33]*1000" office:value-type="float" office:value="18574.8033599999" calcext:value-type="float">
            <text:p>18574.8033599999</text:p>
          </table:table-cell>
          <table:table-cell table:formula="of:=[.RT33]*1000" office:value-type="float" office:value="18651.2428799999" calcext:value-type="float">
            <text:p>18651.2428799999</text:p>
          </table:table-cell>
          <table:table-cell table:formula="of:=[.RU33]*1000" office:value-type="float" office:value="18727.8393599999" calcext:value-type="float">
            <text:p>18727.8393599999</text:p>
          </table:table-cell>
          <table:table-cell table:formula="of:=[.RV33]*1000" office:value-type="float" office:value="18804.5927999999" calcext:value-type="float">
            <text:p>18804.5927999999</text:p>
          </table:table-cell>
          <table:table-cell table:formula="of:=[.RW33]*1000" office:value-type="float" office:value="18881.5031999999" calcext:value-type="float">
            <text:p>18881.5031999999</text:p>
          </table:table-cell>
          <table:table-cell table:formula="of:=[.RX33]*1000" office:value-type="float" office:value="18958.5705599999" calcext:value-type="float">
            <text:p>18958.5705599999</text:p>
          </table:table-cell>
          <table:table-cell table:formula="of:=[.RY33]*1000" office:value-type="float" office:value="19035.7948799999" calcext:value-type="float">
            <text:p>19035.7948799999</text:p>
          </table:table-cell>
          <table:table-cell table:formula="of:=[.RZ33]*1000" office:value-type="float" office:value="19113.1761599999" calcext:value-type="float">
            <text:p>19113.1761599999</text:p>
          </table:table-cell>
          <table:table-cell table:formula="of:=[.SA33]*1000" office:value-type="float" office:value="19190.7143999999" calcext:value-type="float">
            <text:p>19190.7143999999</text:p>
          </table:table-cell>
          <table:table-cell table:formula="of:=[.SB33]*1000" office:value-type="float" office:value="19268.4095999999" calcext:value-type="float">
            <text:p>19268.4095999999</text:p>
          </table:table-cell>
          <table:table-cell table:formula="of:=[.SC33]*1000" office:value-type="float" office:value="19346.2617599999" calcext:value-type="float">
            <text:p>19346.2617599999</text:p>
          </table:table-cell>
          <table:table-cell table:formula="of:=[.SD33]*1000" office:value-type="float" office:value="19424.2708799999" calcext:value-type="float">
            <text:p>19424.2708799999</text:p>
          </table:table-cell>
          <table:table-cell table:formula="of:=[.SE33]*1000" office:value-type="float" office:value="19502.4369599999" calcext:value-type="float">
            <text:p>19502.4369599999</text:p>
          </table:table-cell>
          <table:table-cell table:formula="of:=[.SF33]*1000" office:value-type="float" office:value="19580.7599999999" calcext:value-type="float">
            <text:p>19580.7599999999</text:p>
          </table:table-cell>
          <table:table-cell table:formula="of:=[.SG33]*1000" office:value-type="float" office:value="19659.2399999999" calcext:value-type="float">
            <text:p>19659.2399999999</text:p>
          </table:table-cell>
          <table:table-cell table:formula="of:=[.SH33]*1000" office:value-type="float" office:value="19737.8769599999" calcext:value-type="float">
            <text:p>19737.8769599999</text:p>
          </table:table-cell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27]/[.$B39]" office:value-type="float" office:value="0.15696" calcext:value-type="float">
            <text:p>0.15696</text:p>
          </table:table-cell>
          <table:table-cell table:formula="of:=[.C27]/[.$B39]" office:value-type="float" office:value="0.47088" calcext:value-type="float">
            <text:p>0.47088</text:p>
          </table:table-cell>
          <table:table-cell table:formula="of:=[.D27]/[.$B39]" office:value-type="float" office:value="0.94176" calcext:value-type="float">
            <text:p>0.94176</text:p>
          </table:table-cell>
          <table:table-cell table:formula="of:=[.E27]/[.$B39]" office:value-type="float" office:value="1.5696" calcext:value-type="float">
            <text:p>1.5696</text:p>
          </table:table-cell>
          <table:table-cell table:formula="of:=[.F27]/[.$B39]" office:value-type="float" office:value="2.3544" calcext:value-type="float">
            <text:p>2.3544</text:p>
          </table:table-cell>
          <table:table-cell table:formula="of:=[.G27]/[.$B39]" office:value-type="float" office:value="3.29616" calcext:value-type="float">
            <text:p>3.29616</text:p>
          </table:table-cell>
          <table:table-cell table:formula="of:=[.H27]/[.$B39]" office:value-type="float" office:value="4.39488" calcext:value-type="float">
            <text:p>4.39488</text:p>
          </table:table-cell>
          <table:table-cell table:formula="of:=[.I27]/[.$B39]" office:value-type="float" office:value="5.65056" calcext:value-type="float">
            <text:p>5.65056</text:p>
          </table:table-cell>
          <table:table-cell table:formula="of:=[.J27]/[.$B39]" office:value-type="float" office:value="7.0632" calcext:value-type="float">
            <text:p>7.0632</text:p>
          </table:table-cell>
          <table:table-cell table:formula="of:=[.K27]/[.$B39]" office:value-type="float" office:value="8.6328" calcext:value-type="float">
            <text:p>8.6328</text:p>
          </table:table-cell>
          <table:table-cell table:formula="of:=[.L27]/[.$B39]" office:value-type="float" office:value="10.35936" calcext:value-type="float">
            <text:p>10.35936</text:p>
          </table:table-cell>
          <table:table-cell table:formula="of:=[.M27]/[.$B39]" office:value-type="float" office:value="12.24288" calcext:value-type="float">
            <text:p>12.24288</text:p>
          </table:table-cell>
          <table:table-cell table:formula="of:=[.N27]/[.$B39]" office:value-type="float" office:value="14.28336" calcext:value-type="float">
            <text:p>14.28336</text:p>
          </table:table-cell>
          <table:table-cell table:formula="of:=[.O27]/[.$B39]" office:value-type="float" office:value="16.4808" calcext:value-type="float">
            <text:p>16.4808</text:p>
          </table:table-cell>
          <table:table-cell table:formula="of:=[.P27]/[.$B39]" office:value-type="float" office:value="18.8352" calcext:value-type="float">
            <text:p>18.8352</text:p>
          </table:table-cell>
          <table:table-cell table:formula="of:=[.Q27]/[.$B39]" office:value-type="float" office:value="21.34656" calcext:value-type="float">
            <text:p>21.34656</text:p>
          </table:table-cell>
          <table:table-cell table:formula="of:=[.R27]/[.$B39]" office:value-type="float" office:value="24.01488" calcext:value-type="float">
            <text:p>24.01488</text:p>
          </table:table-cell>
          <table:table-cell table:formula="of:=[.S27]/[.$B39]" office:value-type="float" office:value="26.84016" calcext:value-type="float">
            <text:p>26.84016</text:p>
          </table:table-cell>
          <table:table-cell table:formula="of:=[.T27]/[.$B39]" office:value-type="float" office:value="29.8224" calcext:value-type="float">
            <text:p>29.8224</text:p>
          </table:table-cell>
          <table:table-cell table:formula="of:=[.U27]/[.$B39]" office:value-type="float" office:value="32.9616" calcext:value-type="float">
            <text:p>32.9616</text:p>
          </table:table-cell>
          <table:table-cell table:formula="of:=[.V27]/[.$B39]" office:value-type="float" office:value="36.25776" calcext:value-type="float">
            <text:p>36.25776</text:p>
          </table:table-cell>
          <table:table-cell table:formula="of:=[.W27]/[.$B39]" office:value-type="float" office:value="39.71088" calcext:value-type="float">
            <text:p>39.71088</text:p>
          </table:table-cell>
          <table:table-cell table:formula="of:=[.X27]/[.$B39]" office:value-type="float" office:value="43.32096" calcext:value-type="float">
            <text:p>43.32096</text:p>
          </table:table-cell>
          <table:table-cell table:formula="of:=[.Y27]/[.$B39]" office:value-type="float" office:value="47.088" calcext:value-type="float">
            <text:p>47.088</text:p>
          </table:table-cell>
          <table:table-cell table:formula="of:=[.Z27]/[.$B39]" office:value-type="float" office:value="51.012" calcext:value-type="float">
            <text:p>51.012</text:p>
          </table:table-cell>
          <table:table-cell table:formula="of:=[.AA27]/[.$B39]" office:value-type="float" office:value="55.09296" calcext:value-type="float">
            <text:p>55.09296</text:p>
          </table:table-cell>
          <table:table-cell table:formula="of:=[.AB27]/[.$B39]" office:value-type="float" office:value="59.33088" calcext:value-type="float">
            <text:p>59.33088</text:p>
          </table:table-cell>
          <table:table-cell table:formula="of:=[.AC27]/[.$B39]" office:value-type="float" office:value="63.72576" calcext:value-type="float">
            <text:p>63.72576</text:p>
          </table:table-cell>
          <table:table-cell table:formula="of:=[.AD27]/[.$B39]" office:value-type="float" office:value="68.2776" calcext:value-type="float">
            <text:p>68.2776</text:p>
          </table:table-cell>
          <table:table-cell table:formula="of:=[.AE27]/[.$B39]" office:value-type="float" office:value="72.9864" calcext:value-type="float">
            <text:p>72.9864</text:p>
          </table:table-cell>
          <table:table-cell table:formula="of:=[.AF27]/[.$B39]" office:value-type="float" office:value="77.85216" calcext:value-type="float">
            <text:p>77.85216</text:p>
          </table:table-cell>
          <table:table-cell table:formula="of:=[.AG27]/[.$B39]" office:value-type="float" office:value="82.87488" calcext:value-type="float">
            <text:p>82.87488</text:p>
          </table:table-cell>
          <table:table-cell table:formula="of:=[.AH27]/[.$B39]" office:value-type="float" office:value="88.05456" calcext:value-type="float">
            <text:p>88.05456</text:p>
          </table:table-cell>
          <table:table-cell table:formula="of:=[.AI27]/[.$B39]" office:value-type="float" office:value="93.3912" calcext:value-type="float">
            <text:p>93.3912</text:p>
          </table:table-cell>
          <table:table-cell table:formula="of:=[.AJ27]/[.$B39]" office:value-type="float" office:value="98.8848" calcext:value-type="float">
            <text:p>98.8848</text:p>
          </table:table-cell>
          <table:table-cell table:formula="of:=[.AK27]/[.$B39]" office:value-type="float" office:value="104.53536" calcext:value-type="float">
            <text:p>104.53536</text:p>
          </table:table-cell>
          <table:table-cell table:formula="of:=[.AL27]/[.$B39]" office:value-type="float" office:value="110.34288" calcext:value-type="float">
            <text:p>110.34288</text:p>
          </table:table-cell>
          <table:table-cell table:formula="of:=[.AM27]/[.$B39]" office:value-type="float" office:value="116.30736" calcext:value-type="float">
            <text:p>116.30736</text:p>
          </table:table-cell>
          <table:table-cell table:formula="of:=[.AN27]/[.$B39]" office:value-type="float" office:value="122.4288" calcext:value-type="float">
            <text:p>122.4288</text:p>
          </table:table-cell>
          <table:table-cell table:formula="of:=[.AO27]/[.$B39]" office:value-type="float" office:value="128.7072" calcext:value-type="float">
            <text:p>128.7072</text:p>
          </table:table-cell>
          <table:table-cell table:formula="of:=[.AP27]/[.$B39]" office:value-type="float" office:value="135.14256" calcext:value-type="float">
            <text:p>135.14256</text:p>
          </table:table-cell>
          <table:table-cell table:formula="of:=[.AQ27]/[.$B39]" office:value-type="float" office:value="141.73488" calcext:value-type="float">
            <text:p>141.73488</text:p>
          </table:table-cell>
          <table:table-cell table:formula="of:=[.AR27]/[.$B39]" office:value-type="float" office:value="148.48416" calcext:value-type="float">
            <text:p>148.48416</text:p>
          </table:table-cell>
          <table:table-cell table:formula="of:=[.AS27]/[.$B39]" office:value-type="float" office:value="155.3904" calcext:value-type="float">
            <text:p>155.3904</text:p>
          </table:table-cell>
          <table:table-cell table:formula="of:=[.AT27]/[.$B39]" office:value-type="float" office:value="162.4536" calcext:value-type="float">
            <text:p>162.4536</text:p>
          </table:table-cell>
          <table:table-cell table:formula="of:=[.AU27]/[.$B39]" office:value-type="float" office:value="169.67376" calcext:value-type="float">
            <text:p>169.67376</text:p>
          </table:table-cell>
          <table:table-cell table:formula="of:=[.AV27]/[.$B39]" office:value-type="float" office:value="177.05088" calcext:value-type="float">
            <text:p>177.05088</text:p>
          </table:table-cell>
          <table:table-cell table:formula="of:=[.AW27]/[.$B39]" office:value-type="float" office:value="184.58496" calcext:value-type="float">
            <text:p>184.58496</text:p>
          </table:table-cell>
          <table:table-cell table:formula="of:=[.AX27]/[.$B39]" office:value-type="float" office:value="192.276" calcext:value-type="float">
            <text:p>192.276</text:p>
          </table:table-cell>
          <table:table-cell table:formula="of:=[.AY27]/[.$B39]" office:value-type="float" office:value="200.124" calcext:value-type="float">
            <text:p>200.124</text:p>
          </table:table-cell>
          <table:table-cell table:formula="of:=[.AZ27]/[.$B39]" office:value-type="float" office:value="208.12896" calcext:value-type="float">
            <text:p>208.12896</text:p>
          </table:table-cell>
          <table:table-cell table:formula="of:=[.BA27]/[.$B39]" office:value-type="float" office:value="216.29088" calcext:value-type="float">
            <text:p>216.29088</text:p>
          </table:table-cell>
          <table:table-cell table:formula="of:=[.BB27]/[.$B39]" office:value-type="float" office:value="224.60976" calcext:value-type="float">
            <text:p>224.60976</text:p>
          </table:table-cell>
          <table:table-cell table:formula="of:=[.BC27]/[.$B39]" office:value-type="float" office:value="233.0856" calcext:value-type="float">
            <text:p>233.0856</text:p>
          </table:table-cell>
          <table:table-cell table:formula="of:=[.BD27]/[.$B39]" office:value-type="float" office:value="241.7184" calcext:value-type="float">
            <text:p>241.7184</text:p>
          </table:table-cell>
          <table:table-cell table:formula="of:=[.BE27]/[.$B39]" office:value-type="float" office:value="250.50816" calcext:value-type="float">
            <text:p>250.50816</text:p>
          </table:table-cell>
          <table:table-cell table:formula="of:=[.BF27]/[.$B39]" office:value-type="float" office:value="259.45488" calcext:value-type="float">
            <text:p>259.45488</text:p>
          </table:table-cell>
          <table:table-cell table:formula="of:=[.BG27]/[.$B39]" office:value-type="float" office:value="268.55856" calcext:value-type="float">
            <text:p>268.55856</text:p>
          </table:table-cell>
          <table:table-cell table:formula="of:=[.BH27]/[.$B39]" office:value-type="float" office:value="277.8192" calcext:value-type="float">
            <text:p>277.8192</text:p>
          </table:table-cell>
          <table:table-cell table:formula="of:=[.BI27]/[.$B39]" office:value-type="float" office:value="287.2368" calcext:value-type="float">
            <text:p>287.2368</text:p>
          </table:table-cell>
          <table:table-cell table:formula="of:=[.BJ27]/[.$B39]" office:value-type="float" office:value="296.81136" calcext:value-type="float">
            <text:p>296.81136</text:p>
          </table:table-cell>
          <table:table-cell table:formula="of:=[.BK27]/[.$B39]" office:value-type="float" office:value="306.54288" calcext:value-type="float">
            <text:p>306.54288</text:p>
          </table:table-cell>
          <table:table-cell table:formula="of:=[.BL27]/[.$B39]" office:value-type="float" office:value="316.43136" calcext:value-type="float">
            <text:p>316.43136</text:p>
          </table:table-cell>
          <table:table-cell table:formula="of:=[.BM27]/[.$B39]" office:value-type="float" office:value="326.4768" calcext:value-type="float">
            <text:p>326.4768</text:p>
          </table:table-cell>
          <table:table-cell table:formula="of:=[.BN27]/[.$B39]" office:value-type="float" office:value="336.6792" calcext:value-type="float">
            <text:p>336.6792</text:p>
          </table:table-cell>
          <table:table-cell table:formula="of:=[.BO27]/[.$B39]" office:value-type="float" office:value="347.03856" calcext:value-type="float">
            <text:p>347.03856</text:p>
          </table:table-cell>
          <table:table-cell table:formula="of:=[.BP27]/[.$B39]" office:value-type="float" office:value="357.55488" calcext:value-type="float">
            <text:p>357.55488</text:p>
          </table:table-cell>
          <table:table-cell table:formula="of:=[.BQ27]/[.$B39]" office:value-type="float" office:value="368.22816" calcext:value-type="float">
            <text:p>368.22816</text:p>
          </table:table-cell>
          <table:table-cell table:formula="of:=[.BR27]/[.$B39]" office:value-type="float" office:value="379.0584" calcext:value-type="float">
            <text:p>379.0584</text:p>
          </table:table-cell>
          <table:table-cell table:formula="of:=[.BS27]/[.$B39]" office:value-type="float" office:value="390.0456" calcext:value-type="float">
            <text:p>390.0456</text:p>
          </table:table-cell>
          <table:table-cell table:formula="of:=[.BT27]/[.$B39]" office:value-type="float" office:value="401.18976" calcext:value-type="float">
            <text:p>401.18976</text:p>
          </table:table-cell>
          <table:table-cell table:formula="of:=[.BU27]/[.$B39]" office:value-type="float" office:value="412.49088" calcext:value-type="float">
            <text:p>412.49088</text:p>
          </table:table-cell>
          <table:table-cell table:formula="of:=[.BV27]/[.$B39]" office:value-type="float" office:value="423.94896" calcext:value-type="float">
            <text:p>423.94896</text:p>
          </table:table-cell>
          <table:table-cell table:formula="of:=[.BW27]/[.$B39]" office:value-type="float" office:value="435.564" calcext:value-type="float">
            <text:p>435.564</text:p>
          </table:table-cell>
          <table:table-cell table:formula="of:=[.BX27]/[.$B39]" office:value-type="float" office:value="447.336" calcext:value-type="float">
            <text:p>447.336</text:p>
          </table:table-cell>
          <table:table-cell table:formula="of:=[.BY27]/[.$B39]" office:value-type="float" office:value="459.26496" calcext:value-type="float">
            <text:p>459.26496</text:p>
          </table:table-cell>
          <table:table-cell table:formula="of:=[.BZ27]/[.$B39]" office:value-type="float" office:value="471.35088" calcext:value-type="float">
            <text:p>471.35088</text:p>
          </table:table-cell>
          <table:table-cell table:formula="of:=[.CA27]/[.$B39]" office:value-type="float" office:value="483.59376" calcext:value-type="float">
            <text:p>483.59376</text:p>
          </table:table-cell>
          <table:table-cell table:formula="of:=[.CB27]/[.$B39]" office:value-type="float" office:value="495.9936" calcext:value-type="float">
            <text:p>495.9936</text:p>
          </table:table-cell>
          <table:table-cell table:formula="of:=[.CC27]/[.$B39]" office:value-type="float" office:value="508.5504" calcext:value-type="float">
            <text:p>508.5504</text:p>
          </table:table-cell>
          <table:table-cell table:formula="of:=[.CD27]/[.$B39]" office:value-type="float" office:value="521.26416" calcext:value-type="float">
            <text:p>521.26416</text:p>
          </table:table-cell>
          <table:table-cell table:formula="of:=[.CE27]/[.$B39]" office:value-type="float" office:value="534.13488" calcext:value-type="float">
            <text:p>534.13488</text:p>
          </table:table-cell>
          <table:table-cell table:formula="of:=[.CF27]/[.$B39]" office:value-type="float" office:value="547.16256" calcext:value-type="float">
            <text:p>547.16256</text:p>
          </table:table-cell>
          <table:table-cell table:formula="of:=[.CG27]/[.$B39]" office:value-type="float" office:value="560.3472" calcext:value-type="float">
            <text:p>560.3472</text:p>
          </table:table-cell>
          <table:table-cell table:formula="of:=[.CH27]/[.$B39]" office:value-type="float" office:value="573.6888" calcext:value-type="float">
            <text:p>573.6888</text:p>
          </table:table-cell>
          <table:table-cell table:formula="of:=[.CI27]/[.$B39]" office:value-type="float" office:value="587.18736" calcext:value-type="float">
            <text:p>587.18736</text:p>
          </table:table-cell>
          <table:table-cell table:formula="of:=[.CJ27]/[.$B39]" office:value-type="float" office:value="600.84288" calcext:value-type="float">
            <text:p>600.84288</text:p>
          </table:table-cell>
          <table:table-cell table:formula="of:=[.CK27]/[.$B39]" office:value-type="float" office:value="614.65536" calcext:value-type="float">
            <text:p>614.65536</text:p>
          </table:table-cell>
          <table:table-cell table:formula="of:=[.CL27]/[.$B39]" office:value-type="float" office:value="628.6248" calcext:value-type="float">
            <text:p>628.6248</text:p>
          </table:table-cell>
          <table:table-cell table:formula="of:=[.CM27]/[.$B39]" office:value-type="float" office:value="642.7512" calcext:value-type="float">
            <text:p>642.7512</text:p>
          </table:table-cell>
          <table:table-cell table:formula="of:=[.CN27]/[.$B39]" office:value-type="float" office:value="657.03456" calcext:value-type="float">
            <text:p>657.03456</text:p>
          </table:table-cell>
          <table:table-cell table:formula="of:=[.CO27]/[.$B39]" office:value-type="float" office:value="671.47488" calcext:value-type="float">
            <text:p>671.47488</text:p>
          </table:table-cell>
          <table:table-cell table:formula="of:=[.CP27]/[.$B39]" office:value-type="float" office:value="686.07216" calcext:value-type="float">
            <text:p>686.07216</text:p>
          </table:table-cell>
          <table:table-cell table:formula="of:=[.CQ27]/[.$B39]" office:value-type="float" office:value="700.8264" calcext:value-type="float">
            <text:p>700.8264</text:p>
          </table:table-cell>
          <table:table-cell table:formula="of:=[.CR27]/[.$B39]" office:value-type="float" office:value="715.7376" calcext:value-type="float">
            <text:p>715.7376</text:p>
          </table:table-cell>
          <table:table-cell table:formula="of:=[.CS27]/[.$B39]" office:value-type="float" office:value="730.80576" calcext:value-type="float">
            <text:p>730.80576</text:p>
          </table:table-cell>
          <table:table-cell table:formula="of:=[.CT27]/[.$B39]" office:value-type="float" office:value="746.03088" calcext:value-type="float">
            <text:p>746.03088</text:p>
          </table:table-cell>
          <table:table-cell table:formula="of:=[.CU27]/[.$B39]" office:value-type="float" office:value="761.41296" calcext:value-type="float">
            <text:p>761.41296</text:p>
          </table:table-cell>
          <table:table-cell table:formula="of:=[.CV27]/[.$B39]" office:value-type="float" office:value="776.952" calcext:value-type="float">
            <text:p>776.952</text:p>
          </table:table-cell>
          <table:table-cell table:formula="of:=[.CW27]/[.$B39]" office:value-type="float" office:value="792.648" calcext:value-type="float">
            <text:p>792.648</text:p>
          </table:table-cell>
          <table:table-cell table:formula="of:=[.CX27]/[.$B39]" office:value-type="float" office:value="808.50096" calcext:value-type="float">
            <text:p>808.50096</text:p>
          </table:table-cell>
          <table:table-cell table:formula="of:=[.CY27]/[.$B39]" office:value-type="float" office:value="824.459213061922" calcext:value-type="float">
            <text:p>824.459213061922</text:p>
          </table:table-cell>
          <table:table-cell table:formula="of:=[.CZ27]/[.$B39]" office:value-type="float" office:value="840.417466123844" calcext:value-type="float">
            <text:p>840.417466123844</text:p>
          </table:table-cell>
          <table:table-cell table:formula="of:=[.DA27]/[.$B39]" office:value-type="float" office:value="856.375719185766" calcext:value-type="float">
            <text:p>856.375719185766</text:p>
          </table:table-cell>
          <table:table-cell table:formula="of:=[.DB27]/[.$B39]" office:value-type="float" office:value="872.333972247688" calcext:value-type="float">
            <text:p>872.333972247688</text:p>
          </table:table-cell>
          <table:table-cell table:formula="of:=[.DC27]/[.$B39]" office:value-type="float" office:value="888.29222530961" calcext:value-type="float">
            <text:p>888.29222530961</text:p>
          </table:table-cell>
          <table:table-cell table:formula="of:=[.DD27]/[.$B39]" office:value-type="float" office:value="904.250478371532" calcext:value-type="float">
            <text:p>904.250478371532</text:p>
          </table:table-cell>
          <table:table-cell table:formula="of:=[.DE27]/[.$B39]" office:value-type="float" office:value="920.208731433454" calcext:value-type="float">
            <text:p>920.208731433454</text:p>
          </table:table-cell>
          <table:table-cell table:formula="of:=[.DF27]/[.$B39]" office:value-type="float" office:value="936.166984495376" calcext:value-type="float">
            <text:p>936.166984495376</text:p>
          </table:table-cell>
          <table:table-cell table:formula="of:=[.DG27]/[.$B39]" office:value-type="float" office:value="952.125237557299" calcext:value-type="float">
            <text:p>952.125237557299</text:p>
          </table:table-cell>
          <table:table-cell table:formula="of:=[.DH27]/[.$B39]" office:value-type="float" office:value="968.083490619221" calcext:value-type="float">
            <text:p>968.083490619221</text:p>
          </table:table-cell>
          <table:table-cell table:formula="of:=[.DI27]/[.$B39]" office:value-type="float" office:value="984.041743681143" calcext:value-type="float">
            <text:p>984.041743681143</text:p>
          </table:table-cell>
          <table:table-cell table:formula="of:=[.DJ27]/[.$B39]" office:value-type="float" office:value="999.999996743065" calcext:value-type="float">
            <text:p>999.999996743065</text:p>
          </table:table-cell>
          <table:table-cell table:formula="of:=[.DK27]/[.$B39]" office:value-type="float" office:value="1016.11520980499" calcext:value-type="float">
            <text:p>1016.11520980499</text:p>
          </table:table-cell>
          <table:table-cell table:formula="of:=[.DL27]/[.$B39]" office:value-type="float" office:value="1032.38738286691" calcext:value-type="float">
            <text:p>1032.38738286691</text:p>
          </table:table-cell>
          <table:table-cell table:formula="of:=[.DM27]/[.$B39]" office:value-type="float" office:value="1048.81651592883" calcext:value-type="float">
            <text:p>1048.81651592883</text:p>
          </table:table-cell>
          <table:table-cell table:formula="of:=[.DN27]/[.$B39]" office:value-type="float" office:value="1065.40260899075" calcext:value-type="float">
            <text:p>1065.40260899075</text:p>
          </table:table-cell>
          <table:table-cell table:formula="of:=[.DO27]/[.$B39]" office:value-type="float" office:value="1082.14566205267" calcext:value-type="float">
            <text:p>1082.14566205267</text:p>
          </table:table-cell>
          <table:table-cell table:formula="of:=[.DP27]/[.$B39]" office:value-type="float" office:value="1099.0456751146" calcext:value-type="float">
            <text:p>1099.0456751146</text:p>
          </table:table-cell>
          <table:table-cell table:formula="of:=[.DQ27]/[.$B39]" office:value-type="float" office:value="1116.10264817652" calcext:value-type="float">
            <text:p>1116.10264817652</text:p>
          </table:table-cell>
          <table:table-cell table:formula="of:=[.DR27]/[.$B39]" office:value-type="float" office:value="1133.31658123844" calcext:value-type="float">
            <text:p>1133.31658123844</text:p>
          </table:table-cell>
          <table:table-cell table:formula="of:=[.DS27]/[.$B39]" office:value-type="float" office:value="1150.68747430036" calcext:value-type="float">
            <text:p>1150.68747430036</text:p>
          </table:table-cell>
          <table:table-cell table:formula="of:=[.DT27]/[.$B39]" office:value-type="float" office:value="1168.21532736229" calcext:value-type="float">
            <text:p>1168.21532736229</text:p>
          </table:table-cell>
          <table:table-cell table:formula="of:=[.DU27]/[.$B39]" office:value-type="float" office:value="1185.90014042421" calcext:value-type="float">
            <text:p>1185.90014042421</text:p>
          </table:table-cell>
          <table:table-cell table:formula="of:=[.DV27]/[.$B39]" office:value-type="float" office:value="1203.74191348613" calcext:value-type="float">
            <text:p>1203.74191348613</text:p>
          </table:table-cell>
          <table:table-cell table:formula="of:=[.DW27]/[.$B39]" office:value-type="float" office:value="1221.74064654805" calcext:value-type="float">
            <text:p>1221.74064654805</text:p>
          </table:table-cell>
          <table:table-cell table:formula="of:=[.DX27]/[.$B39]" office:value-type="float" office:value="1239.89633960997" calcext:value-type="float">
            <text:p>1239.89633960997</text:p>
          </table:table-cell>
          <table:table-cell table:formula="of:=[.DY27]/[.$B39]" office:value-type="float" office:value="1258.2089926719" calcext:value-type="float">
            <text:p>1258.2089926719</text:p>
          </table:table-cell>
          <table:table-cell table:formula="of:=[.DZ27]/[.$B39]" office:value-type="float" office:value="1276.67860573382" calcext:value-type="float">
            <text:p>1276.67860573382</text:p>
          </table:table-cell>
          <table:table-cell table:formula="of:=[.EA27]/[.$B39]" office:value-type="float" office:value="1295.30517879574" calcext:value-type="float">
            <text:p>1295.30517879574</text:p>
          </table:table-cell>
          <table:table-cell table:formula="of:=[.EB27]/[.$B39]" office:value-type="float" office:value="1314.08871185766" calcext:value-type="float">
            <text:p>1314.08871185766</text:p>
          </table:table-cell>
          <table:table-cell table:formula="of:=[.EC27]/[.$B39]" office:value-type="float" office:value="1333.02920491958" calcext:value-type="float">
            <text:p>1333.02920491958</text:p>
          </table:table-cell>
          <table:table-cell table:formula="of:=[.ED27]/[.$B39]" office:value-type="float" office:value="1352.12665798151" calcext:value-type="float">
            <text:p>1352.12665798151</text:p>
          </table:table-cell>
          <table:table-cell table:formula="of:=[.EE27]/[.$B39]" office:value-type="float" office:value="1371.38107104343" calcext:value-type="float">
            <text:p>1371.38107104343</text:p>
          </table:table-cell>
          <table:table-cell table:formula="of:=[.EF27]/[.$B39]" office:value-type="float" office:value="1390.79244410535" calcext:value-type="float">
            <text:p>1390.79244410535</text:p>
          </table:table-cell>
          <table:table-cell table:formula="of:=[.EG27]/[.$B39]" office:value-type="float" office:value="1410.36077716727" calcext:value-type="float">
            <text:p>1410.36077716727</text:p>
          </table:table-cell>
          <table:table-cell table:formula="of:=[.EH27]/[.$B39]" office:value-type="float" office:value="1430.08607022919" calcext:value-type="float">
            <text:p>1430.08607022919</text:p>
          </table:table-cell>
          <table:table-cell table:formula="of:=[.EI27]/[.$B39]" office:value-type="float" office:value="1449.96832329112" calcext:value-type="float">
            <text:p>1449.96832329112</text:p>
          </table:table-cell>
          <table:table-cell table:formula="of:=[.EJ27]/[.$B39]" office:value-type="float" office:value="1470.00753635304" calcext:value-type="float">
            <text:p>1470.00753635304</text:p>
          </table:table-cell>
          <table:table-cell table:formula="of:=[.EK27]/[.$B39]" office:value-type="float" office:value="1490.20370941496" calcext:value-type="float">
            <text:p>1490.20370941496</text:p>
          </table:table-cell>
          <table:table-cell table:formula="of:=[.EL27]/[.$B39]" office:value-type="float" office:value="1510.55684247688" calcext:value-type="float">
            <text:p>1510.55684247688</text:p>
          </table:table-cell>
          <table:table-cell table:formula="of:=[.EM27]/[.$B39]" office:value-type="float" office:value="1531.0669355388" calcext:value-type="float">
            <text:p>1531.0669355388</text:p>
          </table:table-cell>
          <table:table-cell table:formula="of:=[.EN27]/[.$B39]" office:value-type="float" office:value="1551.73398860073" calcext:value-type="float">
            <text:p>1551.73398860073</text:p>
          </table:table-cell>
          <table:table-cell table:formula="of:=[.EO27]/[.$B39]" office:value-type="float" office:value="1572.55800166265" calcext:value-type="float">
            <text:p>1572.55800166265</text:p>
          </table:table-cell>
          <table:table-cell table:formula="of:=[.EP27]/[.$B39]" office:value-type="float" office:value="1593.53897472457" calcext:value-type="float">
            <text:p>1593.53897472457</text:p>
          </table:table-cell>
          <table:table-cell table:formula="of:=[.EQ27]/[.$B39]" office:value-type="float" office:value="1614.67690778649" calcext:value-type="float">
            <text:p>1614.67690778649</text:p>
          </table:table-cell>
          <table:table-cell table:formula="of:=[.ER27]/[.$B39]" office:value-type="float" office:value="1635.97180084841" calcext:value-type="float">
            <text:p>1635.97180084841</text:p>
          </table:table-cell>
          <table:table-cell table:formula="of:=[.ES27]/[.$B39]" office:value-type="float" office:value="1657.42365391034" calcext:value-type="float">
            <text:p>1657.42365391034</text:p>
          </table:table-cell>
          <table:table-cell table:formula="of:=[.ET27]/[.$B39]" office:value-type="float" office:value="1679.03246697226" calcext:value-type="float">
            <text:p>1679.03246697226</text:p>
          </table:table-cell>
          <table:table-cell table:formula="of:=[.EU27]/[.$B39]" office:value-type="float" office:value="1700.79824003418" calcext:value-type="float">
            <text:p>1700.79824003418</text:p>
          </table:table-cell>
          <table:table-cell table:formula="of:=[.EV27]/[.$B39]" office:value-type="float" office:value="1722.7209730961" calcext:value-type="float">
            <text:p>1722.7209730961</text:p>
          </table:table-cell>
          <table:table-cell table:formula="of:=[.EW27]/[.$B39]" office:value-type="float" office:value="1744.80066615802" calcext:value-type="float">
            <text:p>1744.80066615802</text:p>
          </table:table-cell>
          <table:table-cell table:formula="of:=[.EX27]/[.$B39]" office:value-type="float" office:value="1767.03731921995" calcext:value-type="float">
            <text:p>1767.03731921995</text:p>
          </table:table-cell>
          <table:table-cell table:formula="of:=[.EY27]/[.$B39]" office:value-type="float" office:value="1789.43093228187" calcext:value-type="float">
            <text:p>1789.43093228187</text:p>
          </table:table-cell>
          <table:table-cell table:formula="of:=[.EZ27]/[.$B39]" office:value-type="float" office:value="1811.98150534379" calcext:value-type="float">
            <text:p>1811.98150534379</text:p>
          </table:table-cell>
          <table:table-cell table:formula="of:=[.FA27]/[.$B39]" office:value-type="float" office:value="1834.68903840571" calcext:value-type="float">
            <text:p>1834.68903840571</text:p>
          </table:table-cell>
          <table:table-cell table:formula="of:=[.FB27]/[.$B39]" office:value-type="float" office:value="1857.55353146764" calcext:value-type="float">
            <text:p>1857.55353146764</text:p>
          </table:table-cell>
          <table:table-cell table:formula="of:=[.FC27]/[.$B39]" office:value-type="float" office:value="1880.57498452956" calcext:value-type="float">
            <text:p>1880.57498452956</text:p>
          </table:table-cell>
          <table:table-cell table:formula="of:=[.FD27]/[.$B39]" office:value-type="float" office:value="1903.75339759148" calcext:value-type="float">
            <text:p>1903.75339759148</text:p>
          </table:table-cell>
          <table:table-cell table:formula="of:=[.FE27]/[.$B39]" office:value-type="float" office:value="1927.0887706534" calcext:value-type="float">
            <text:p>1927.0887706534</text:p>
          </table:table-cell>
          <table:table-cell table:formula="of:=[.FF27]/[.$B39]" office:value-type="float" office:value="1950.58110371532" calcext:value-type="float">
            <text:p>1950.58110371532</text:p>
          </table:table-cell>
          <table:table-cell table:formula="of:=[.FG27]/[.$B39]" office:value-type="float" office:value="1974.23039677725" calcext:value-type="float">
            <text:p>1974.23039677725</text:p>
          </table:table-cell>
          <table:table-cell table:formula="of:=[.FH27]/[.$B39]" office:value-type="float" office:value="1998.03664983917" calcext:value-type="float">
            <text:p>1998.03664983917</text:p>
          </table:table-cell>
          <table:table-cell table:formula="of:=[.FI27]/[.$B39]" office:value-type="float" office:value="2021.99986290109" calcext:value-type="float">
            <text:p>2021.99986290109</text:p>
          </table:table-cell>
          <table:table-cell table:formula="of:=[.FJ27]/[.$B39]" office:value-type="float" office:value="2046.12003596301" calcext:value-type="float">
            <text:p>2046.12003596301</text:p>
          </table:table-cell>
          <table:table-cell table:formula="of:=[.FK27]/[.$B39]" office:value-type="float" office:value="2070.39716902493" calcext:value-type="float">
            <text:p>2070.39716902493</text:p>
          </table:table-cell>
          <table:table-cell table:formula="of:=[.FL27]/[.$B39]" office:value-type="float" office:value="2094.83126208686" calcext:value-type="float">
            <text:p>2094.83126208686</text:p>
          </table:table-cell>
          <table:table-cell table:formula="of:=[.FM27]/[.$B39]" office:value-type="float" office:value="2119.42231514878" calcext:value-type="float">
            <text:p>2119.42231514878</text:p>
          </table:table-cell>
          <table:table-cell table:formula="of:=[.FN27]/[.$B39]" office:value-type="float" office:value="2144.1703282107" calcext:value-type="float">
            <text:p>2144.1703282107</text:p>
          </table:table-cell>
          <table:table-cell table:formula="of:=[.FO27]/[.$B39]" office:value-type="float" office:value="2169.07530127262" calcext:value-type="float">
            <text:p>2169.07530127262</text:p>
          </table:table-cell>
          <table:table-cell table:formula="of:=[.FP27]/[.$B39]" office:value-type="float" office:value="2194.13723433454" calcext:value-type="float">
            <text:p>2194.13723433454</text:p>
          </table:table-cell>
          <table:table-cell table:formula="of:=[.FQ27]/[.$B39]" office:value-type="float" office:value="2219.35612739647" calcext:value-type="float">
            <text:p>2219.35612739647</text:p>
          </table:table-cell>
          <table:table-cell table:formula="of:=[.FR27]/[.$B39]" office:value-type="float" office:value="2244.73198045839" calcext:value-type="float">
            <text:p>2244.73198045839</text:p>
          </table:table-cell>
          <table:table-cell table:formula="of:=[.FS27]/[.$B39]" office:value-type="float" office:value="2270.26479352031" calcext:value-type="float">
            <text:p>2270.26479352031</text:p>
          </table:table-cell>
          <table:table-cell table:formula="of:=[.FT27]/[.$B39]" office:value-type="float" office:value="2295.95456658223" calcext:value-type="float">
            <text:p>2295.95456658223</text:p>
          </table:table-cell>
          <table:table-cell table:formula="of:=[.FU27]/[.$B39]" office:value-type="float" office:value="2321.80129964415" calcext:value-type="float">
            <text:p>2321.80129964415</text:p>
          </table:table-cell>
          <table:table-cell table:formula="of:=[.FV27]/[.$B39]" office:value-type="float" office:value="2347.80499270608" calcext:value-type="float">
            <text:p>2347.80499270608</text:p>
          </table:table-cell>
          <table:table-cell table:formula="of:=[.FW27]/[.$B39]" office:value-type="float" office:value="2373.965645768" calcext:value-type="float">
            <text:p>2373.965645768</text:p>
          </table:table-cell>
          <table:table-cell table:formula="of:=[.FX27]/[.$B39]" office:value-type="float" office:value="2400.28325882992" calcext:value-type="float">
            <text:p>2400.28325882992</text:p>
          </table:table-cell>
          <table:table-cell table:formula="of:=[.FY27]/[.$B39]" office:value-type="float" office:value="2426.75783189184" calcext:value-type="float">
            <text:p>2426.75783189184</text:p>
          </table:table-cell>
          <table:table-cell table:formula="of:=[.FZ27]/[.$B39]" office:value-type="float" office:value="2453.38936495376" calcext:value-type="float">
            <text:p>2453.38936495376</text:p>
          </table:table-cell>
          <table:table-cell table:formula="of:=[.GA27]/[.$B39]" office:value-type="float" office:value="2480.17785801569" calcext:value-type="float">
            <text:p>2480.17785801569</text:p>
          </table:table-cell>
          <table:table-cell table:formula="of:=[.GB27]/[.$B39]" office:value-type="float" office:value="2507.12331107761" calcext:value-type="float">
            <text:p>2507.12331107761</text:p>
          </table:table-cell>
          <table:table-cell table:formula="of:=[.GC27]/[.$B39]" office:value-type="float" office:value="2534.22572413953" calcext:value-type="float">
            <text:p>2534.22572413953</text:p>
          </table:table-cell>
          <table:table-cell table:formula="of:=[.GD27]/[.$B39]" office:value-type="float" office:value="2561.48509720145" calcext:value-type="float">
            <text:p>2561.48509720145</text:p>
          </table:table-cell>
          <table:table-cell table:formula="of:=[.GE27]/[.$B39]" office:value-type="float" office:value="2588.90143026337" calcext:value-type="float">
            <text:p>2588.90143026337</text:p>
          </table:table-cell>
          <table:table-cell table:formula="of:=[.GF27]/[.$B39]" office:value-type="float" office:value="2616.4747233253" calcext:value-type="float">
            <text:p>2616.4747233253</text:p>
          </table:table-cell>
          <table:table-cell table:formula="of:=[.GG27]/[.$B39]" office:value-type="float" office:value="2644.20497638722" calcext:value-type="float">
            <text:p>2644.20497638722</text:p>
          </table:table-cell>
          <table:table-cell table:formula="of:=[.GH27]/[.$B39]" office:value-type="float" office:value="2672.09218944914" calcext:value-type="float">
            <text:p>2672.09218944914</text:p>
          </table:table-cell>
          <table:table-cell table:formula="of:=[.GI27]/[.$B39]" office:value-type="float" office:value="2700.13636251106" calcext:value-type="float">
            <text:p>2700.13636251106</text:p>
          </table:table-cell>
          <table:table-cell table:formula="of:=[.GJ27]/[.$B39]" office:value-type="float" office:value="2728.33749557298" calcext:value-type="float">
            <text:p>2728.33749557298</text:p>
          </table:table-cell>
          <table:table-cell table:formula="of:=[.GK27]/[.$B39]" office:value-type="float" office:value="2756.69558863491" calcext:value-type="float">
            <text:p>2756.69558863491</text:p>
          </table:table-cell>
          <table:table-cell table:formula="of:=[.GL27]/[.$B39]" office:value-type="float" office:value="2785.21064169683" calcext:value-type="float">
            <text:p>2785.21064169683</text:p>
          </table:table-cell>
          <table:table-cell table:formula="of:=[.GM27]/[.$B39]" office:value-type="float" office:value="2813.88265475875" calcext:value-type="float">
            <text:p>2813.88265475875</text:p>
          </table:table-cell>
          <table:table-cell table:formula="of:=[.GN27]/[.$B39]" office:value-type="float" office:value="2842.71162782067" calcext:value-type="float">
            <text:p>2842.71162782067</text:p>
          </table:table-cell>
          <table:table-cell table:formula="of:=[.GO27]/[.$B39]" office:value-type="float" office:value="2871.6975608826" calcext:value-type="float">
            <text:p>2871.6975608826</text:p>
          </table:table-cell>
          <table:table-cell table:formula="of:=[.GP27]/[.$B39]" office:value-type="float" office:value="2900.84045394452" calcext:value-type="float">
            <text:p>2900.84045394452</text:p>
          </table:table-cell>
          <table:table-cell table:formula="of:=[.GQ27]/[.$B39]" office:value-type="float" office:value="2930.14030700644" calcext:value-type="float">
            <text:p>2930.14030700644</text:p>
          </table:table-cell>
          <table:table-cell table:formula="of:=[.GR27]/[.$B39]" office:value-type="float" office:value="2959.59712006836" calcext:value-type="float">
            <text:p>2959.59712006836</text:p>
          </table:table-cell>
          <table:table-cell table:formula="of:=[.GS27]/[.$B39]" office:value-type="float" office:value="2989.21089313028" calcext:value-type="float">
            <text:p>2989.21089313028</text:p>
          </table:table-cell>
          <table:table-cell table:formula="of:=[.GT27]/[.$B39]" office:value-type="float" office:value="3018.9816261922" calcext:value-type="float">
            <text:p>3018.9816261922</text:p>
          </table:table-cell>
          <table:table-cell table:formula="of:=[.GU27]/[.$B39]" office:value-type="float" office:value="3048.90931925413" calcext:value-type="float">
            <text:p>3048.90931925413</text:p>
          </table:table-cell>
          <table:table-cell table:formula="of:=[.GV27]/[.$B39]" office:value-type="float" office:value="3078.99397231605" calcext:value-type="float">
            <text:p>3078.99397231605</text:p>
          </table:table-cell>
          <table:table-cell table:formula="of:=[.GW27]/[.$B39]" office:value-type="float" office:value="3109.23558537797" calcext:value-type="float">
            <text:p>3109.23558537797</text:p>
          </table:table-cell>
          <table:table-cell table:formula="of:=[.GX27]/[.$B39]" office:value-type="float" office:value="3139.63415843989" calcext:value-type="float">
            <text:p>3139.63415843989</text:p>
          </table:table-cell>
          <table:table-cell table:formula="of:=[.GY27]/[.$B39]" office:value-type="float" office:value="3170.18969150182" calcext:value-type="float">
            <text:p>3170.18969150182</text:p>
          </table:table-cell>
          <table:table-cell table:formula="of:=[.GZ27]/[.$B39]" office:value-type="float" office:value="3200.90218456374" calcext:value-type="float">
            <text:p>3200.90218456374</text:p>
          </table:table-cell>
          <table:table-cell table:formula="of:=[.HA27]/[.$B39]" office:value-type="float" office:value="3231.77163762566" calcext:value-type="float">
            <text:p>3231.77163762566</text:p>
          </table:table-cell>
          <table:table-cell table:formula="of:=[.HB27]/[.$B39]" office:value-type="float" office:value="3262.79805068758" calcext:value-type="float">
            <text:p>3262.79805068758</text:p>
          </table:table-cell>
          <table:table-cell table:formula="of:=[.HC27]/[.$B39]" office:value-type="float" office:value="3293.9814237495" calcext:value-type="float">
            <text:p>3293.9814237495</text:p>
          </table:table-cell>
          <table:table-cell table:formula="of:=[.HD27]/[.$B39]" office:value-type="float" office:value="3325.32175681143" calcext:value-type="float">
            <text:p>3325.32175681143</text:p>
          </table:table-cell>
          <table:table-cell table:formula="of:=[.HE27]/[.$B39]" office:value-type="float" office:value="3356.81904987335" calcext:value-type="float">
            <text:p>3356.81904987335</text:p>
          </table:table-cell>
          <table:table-cell table:formula="of:=[.HF27]/[.$B39]" office:value-type="float" office:value="3388.47330293527" calcext:value-type="float">
            <text:p>3388.47330293527</text:p>
          </table:table-cell>
          <table:table-cell table:formula="of:=[.HG27]/[.$B39]" office:value-type="float" office:value="3420.28451599719" calcext:value-type="float">
            <text:p>3420.28451599719</text:p>
          </table:table-cell>
          <table:table-cell table:formula="of:=[.HH27]/[.$B39]" office:value-type="float" office:value="3452.25268905911" calcext:value-type="float">
            <text:p>3452.25268905911</text:p>
          </table:table-cell>
          <table:table-cell table:formula="of:=[.HI27]/[.$B39]" office:value-type="float" office:value="3484.37782212104" calcext:value-type="float">
            <text:p>3484.37782212104</text:p>
          </table:table-cell>
          <table:table-cell table:formula="of:=[.HJ27]/[.$B39]" office:value-type="float" office:value="3516.65991518296" calcext:value-type="float">
            <text:p>3516.65991518296</text:p>
          </table:table-cell>
          <table:table-cell table:formula="of:=[.HK27]/[.$B39]" office:value-type="float" office:value="3549.09896824488" calcext:value-type="float">
            <text:p>3549.09896824488</text:p>
          </table:table-cell>
          <table:table-cell table:formula="of:=[.HL27]/[.$B39]" office:value-type="float" office:value="3581.6949813068" calcext:value-type="float">
            <text:p>3581.6949813068</text:p>
          </table:table-cell>
          <table:table-cell table:formula="of:=[.HM27]/[.$B39]" office:value-type="float" office:value="3614.44795436872" calcext:value-type="float">
            <text:p>3614.44795436872</text:p>
          </table:table-cell>
          <table:table-cell table:formula="of:=[.HN27]/[.$B39]" office:value-type="float" office:value="3647.35788743065" calcext:value-type="float">
            <text:p>3647.35788743065</text:p>
          </table:table-cell>
          <table:table-cell table:formula="of:=[.HO27]/[.$B39]" office:value-type="float" office:value="3680.42478049257" calcext:value-type="float">
            <text:p>3680.42478049257</text:p>
          </table:table-cell>
          <table:table-cell table:formula="of:=[.HP27]/[.$B39]" office:value-type="float" office:value="3713.64863355449" calcext:value-type="float">
            <text:p>3713.64863355449</text:p>
          </table:table-cell>
          <table:table-cell table:formula="of:=[.HQ27]/[.$B39]" office:value-type="float" office:value="3747.02944661641" calcext:value-type="float">
            <text:p>3747.02944661641</text:p>
          </table:table-cell>
          <table:table-cell table:formula="of:=[.HR27]/[.$B39]" office:value-type="float" office:value="3780.56721967833" calcext:value-type="float">
            <text:p>3780.56721967833</text:p>
          </table:table-cell>
          <table:table-cell table:formula="of:=[.HS27]/[.$B39]" office:value-type="float" office:value="3814.26195274026" calcext:value-type="float">
            <text:p>3814.26195274026</text:p>
          </table:table-cell>
          <table:table-cell table:formula="of:=[.HT27]/[.$B39]" office:value-type="float" office:value="3848.11364580218" calcext:value-type="float">
            <text:p>3848.11364580218</text:p>
          </table:table-cell>
          <table:table-cell table:formula="of:=[.HU27]/[.$B39]" office:value-type="float" office:value="3882.1222988641" calcext:value-type="float">
            <text:p>3882.1222988641</text:p>
          </table:table-cell>
          <table:table-cell table:formula="of:=[.HV27]/[.$B39]" office:value-type="float" office:value="3916.28791192602" calcext:value-type="float">
            <text:p>3916.28791192602</text:p>
          </table:table-cell>
          <table:table-cell table:formula="of:=[.HW27]/[.$B39]" office:value-type="float" office:value="3950.61048498794" calcext:value-type="float">
            <text:p>3950.61048498794</text:p>
          </table:table-cell>
          <table:table-cell table:formula="of:=[.HX27]/[.$B39]" office:value-type="float" office:value="3985.09001804987" calcext:value-type="float">
            <text:p>3985.09001804987</text:p>
          </table:table-cell>
          <table:table-cell table:formula="of:=[.HY27]/[.$B39]" office:value-type="float" office:value="4019.72651111179" calcext:value-type="float">
            <text:p>4019.72651111179</text:p>
          </table:table-cell>
          <table:table-cell table:formula="of:=[.HZ27]/[.$B39]" office:value-type="float" office:value="4054.51996417371" calcext:value-type="float">
            <text:p>4054.51996417371</text:p>
          </table:table-cell>
          <table:table-cell table:formula="of:=[.IA27]/[.$B39]" office:value-type="float" office:value="4089.47037723563" calcext:value-type="float">
            <text:p>4089.47037723563</text:p>
          </table:table-cell>
          <table:table-cell table:formula="of:=[.IB27]/[.$B39]" office:value-type="float" office:value="4124.57775029756" calcext:value-type="float">
            <text:p>4124.57775029756</text:p>
          </table:table-cell>
          <table:table-cell table:formula="of:=[.IC27]/[.$B39]" office:value-type="float" office:value="4159.84208335948" calcext:value-type="float">
            <text:p>4159.84208335948</text:p>
          </table:table-cell>
          <table:table-cell table:formula="of:=[.ID27]/[.$B39]" office:value-type="float" office:value="4195.2633764214" calcext:value-type="float">
            <text:p>4195.2633764214</text:p>
          </table:table-cell>
          <table:table-cell table:formula="of:=[.IE27]/[.$B39]" office:value-type="float" office:value="4230.84162948332" calcext:value-type="float">
            <text:p>4230.84162948332</text:p>
          </table:table-cell>
          <table:table-cell table:formula="of:=[.IF27]/[.$B39]" office:value-type="float" office:value="4266.57684254524" calcext:value-type="float">
            <text:p>4266.57684254524</text:p>
          </table:table-cell>
          <table:table-cell table:formula="of:=[.IG27]/[.$B39]" office:value-type="float" office:value="4302.46901560717" calcext:value-type="float">
            <text:p>4302.46901560717</text:p>
          </table:table-cell>
          <table:table-cell table:formula="of:=[.IH27]/[.$B39]" office:value-type="float" office:value="4338.51814866909" calcext:value-type="float">
            <text:p>4338.51814866909</text:p>
          </table:table-cell>
          <table:table-cell table:formula="of:=[.II27]/[.$B39]" office:value-type="float" office:value="4374.72424173101" calcext:value-type="float">
            <text:p>4374.72424173101</text:p>
          </table:table-cell>
          <table:table-cell table:formula="of:=[.IJ27]/[.$B39]" office:value-type="float" office:value="4411.08729479293" calcext:value-type="float">
            <text:p>4411.08729479293</text:p>
          </table:table-cell>
          <table:table-cell table:formula="of:=[.IK27]/[.$B39]" office:value-type="float" office:value="4447.60730785485" calcext:value-type="float">
            <text:p>4447.60730785485</text:p>
          </table:table-cell>
          <table:table-cell table:formula="of:=[.IL27]/[.$B39]" office:value-type="float" office:value="4484.28428091678" calcext:value-type="float">
            <text:p>4484.28428091678</text:p>
          </table:table-cell>
          <table:table-cell table:formula="of:=[.IM27]/[.$B39]" office:value-type="float" office:value="4521.1182139787" calcext:value-type="float">
            <text:p>4521.1182139787</text:p>
          </table:table-cell>
          <table:table-cell table:formula="of:=[.IN27]/[.$B39]" office:value-type="float" office:value="4558.10910704062" calcext:value-type="float">
            <text:p>4558.10910704062</text:p>
          </table:table-cell>
          <table:table-cell table:formula="of:=[.IO27]/[.$B39]" office:value-type="float" office:value="4595.25696010254" calcext:value-type="float">
            <text:p>4595.25696010254</text:p>
          </table:table-cell>
          <table:table-cell table:formula="of:=[.IP27]/[.$B39]" office:value-type="float" office:value="4632.56177316446" calcext:value-type="float">
            <text:p>4632.56177316446</text:p>
          </table:table-cell>
          <table:table-cell table:formula="of:=[.IQ27]/[.$B39]" office:value-type="float" office:value="4670.02354622639" calcext:value-type="float">
            <text:p>4670.02354622639</text:p>
          </table:table-cell>
          <table:table-cell table:formula="of:=[.IR27]/[.$B39]" office:value-type="float" office:value="4707.64227928831" calcext:value-type="float">
            <text:p>4707.64227928831</text:p>
          </table:table-cell>
          <table:table-cell table:formula="of:=[.IS27]/[.$B39]" office:value-type="float" office:value="4745.41797235023" calcext:value-type="float">
            <text:p>4745.41797235023</text:p>
          </table:table-cell>
          <table:table-cell table:formula="of:=[.IT27]/[.$B39]" office:value-type="float" office:value="4783.35062541215" calcext:value-type="float">
            <text:p>4783.35062541215</text:p>
          </table:table-cell>
          <table:table-cell table:formula="of:=[.IU27]/[.$B39]" office:value-type="float" office:value="4821.44023847407" calcext:value-type="float">
            <text:p>4821.44023847407</text:p>
          </table:table-cell>
          <table:table-cell table:formula="of:=[.IV27]/[.$B39]" office:value-type="float" office:value="4859.686811536" calcext:value-type="float">
            <text:p>4859.686811536</text:p>
          </table:table-cell>
          <table:table-cell table:formula="of:=[.IW27]/[.$B39]" office:value-type="float" office:value="4898.09034459792" calcext:value-type="float">
            <text:p>4898.09034459792</text:p>
          </table:table-cell>
          <table:table-cell table:formula="of:=[.IX27]/[.$B39]" office:value-type="float" office:value="4936.65083765984" calcext:value-type="float">
            <text:p>4936.65083765984</text:p>
          </table:table-cell>
          <table:table-cell table:formula="of:=[.IY27]/[.$B39]" office:value-type="float" office:value="4975.36829072176" calcext:value-type="float">
            <text:p>4975.36829072176</text:p>
          </table:table-cell>
          <table:table-cell table:formula="of:=[.IZ27]/[.$B39]" office:value-type="float" office:value="5014.24270378368" calcext:value-type="float">
            <text:p>5014.24270378368</text:p>
          </table:table-cell>
          <table:table-cell table:formula="of:=[.JA27]/[.$B39]" office:value-type="float" office:value="5053.27407684561" calcext:value-type="float">
            <text:p>5053.27407684561</text:p>
          </table:table-cell>
          <table:table-cell table:formula="of:=[.JB27]/[.$B39]" office:value-type="float" office:value="5092.46240990753" calcext:value-type="float">
            <text:p>5092.46240990753</text:p>
          </table:table-cell>
          <table:table-cell table:formula="of:=[.JC27]/[.$B39]" office:value-type="float" office:value="5131.80770296945" calcext:value-type="float">
            <text:p>5131.80770296945</text:p>
          </table:table-cell>
          <table:table-cell table:formula="of:=[.JD27]/[.$B39]" office:value-type="float" office:value="5171.30995603137" calcext:value-type="float">
            <text:p>5171.30995603137</text:p>
          </table:table-cell>
          <table:table-cell table:formula="of:=[.JE27]/[.$B39]" office:value-type="float" office:value="5210.96916909329" calcext:value-type="float">
            <text:p>5210.96916909329</text:p>
          </table:table-cell>
          <table:table-cell table:formula="of:=[.JF27]/[.$B39]" office:value-type="float" office:value="5250.78534215522" calcext:value-type="float">
            <text:p>5250.78534215522</text:p>
          </table:table-cell>
          <table:table-cell table:formula="of:=[.JG27]/[.$B39]" office:value-type="float" office:value="5290.75847521714" calcext:value-type="float">
            <text:p>5290.75847521714</text:p>
          </table:table-cell>
          <table:table-cell table:formula="of:=[.JH27]/[.$B39]" office:value-type="float" office:value="5330.88856827906" calcext:value-type="float">
            <text:p>5330.88856827906</text:p>
          </table:table-cell>
          <table:table-cell table:formula="of:=[.JI27]/[.$B39]" office:value-type="float" office:value="5371.17562134098" calcext:value-type="float">
            <text:p>5371.17562134098</text:p>
          </table:table-cell>
          <table:table-cell table:formula="of:=[.JJ27]/[.$B39]" office:value-type="float" office:value="5411.61963440291" calcext:value-type="float">
            <text:p>5411.61963440291</text:p>
          </table:table-cell>
          <table:table-cell table:formula="of:=[.JK27]/[.$B39]" office:value-type="float" office:value="5452.22060746483" calcext:value-type="float">
            <text:p>5452.22060746483</text:p>
          </table:table-cell>
          <table:table-cell table:formula="of:=[.JL27]/[.$B39]" office:value-type="float" office:value="5492.97854052675" calcext:value-type="float">
            <text:p>5492.97854052675</text:p>
          </table:table-cell>
          <table:table-cell table:formula="of:=[.JM27]/[.$B39]" office:value-type="float" office:value="5533.89343358867" calcext:value-type="float">
            <text:p>5533.89343358867</text:p>
          </table:table-cell>
          <table:table-cell table:formula="of:=[.JN27]/[.$B39]" office:value-type="float" office:value="5574.96528665059" calcext:value-type="float">
            <text:p>5574.96528665059</text:p>
          </table:table-cell>
          <table:table-cell table:formula="of:=[.JO27]/[.$B39]" office:value-type="float" office:value="5616.19409971252" calcext:value-type="float">
            <text:p>5616.19409971252</text:p>
          </table:table-cell>
          <table:table-cell table:formula="of:=[.JP27]/[.$B39]" office:value-type="float" office:value="5657.57987277444" calcext:value-type="float">
            <text:p>5657.57987277444</text:p>
          </table:table-cell>
          <table:table-cell table:formula="of:=[.JQ27]/[.$B39]" office:value-type="float" office:value="5699.12260583636" calcext:value-type="float">
            <text:p>5699.12260583636</text:p>
          </table:table-cell>
          <table:table-cell table:formula="of:=[.JR27]/[.$B39]" office:value-type="float" office:value="5740.82229889828" calcext:value-type="float">
            <text:p>5740.82229889828</text:p>
          </table:table-cell>
          <table:table-cell table:formula="of:=[.JS27]/[.$B39]" office:value-type="float" office:value="5782.6789519602" calcext:value-type="float">
            <text:p>5782.6789519602</text:p>
          </table:table-cell>
          <table:table-cell table:formula="of:=[.JT27]/[.$B39]" office:value-type="float" office:value="5824.69256502213" calcext:value-type="float">
            <text:p>5824.69256502213</text:p>
          </table:table-cell>
          <table:table-cell table:formula="of:=[.JU27]/[.$B39]" office:value-type="float" office:value="5866.86313808405" calcext:value-type="float">
            <text:p>5866.86313808405</text:p>
          </table:table-cell>
          <table:table-cell table:formula="of:=[.JV27]/[.$B39]" office:value-type="float" office:value="5909.19067114597" calcext:value-type="float">
            <text:p>5909.19067114597</text:p>
          </table:table-cell>
          <table:table-cell table:formula="of:=[.JW27]/[.$B39]" office:value-type="float" office:value="5951.67516420789" calcext:value-type="float">
            <text:p>5951.67516420789</text:p>
          </table:table-cell>
          <table:table-cell table:formula="of:=[.JX27]/[.$B39]" office:value-type="float" office:value="5994.31661726981" calcext:value-type="float">
            <text:p>5994.31661726981</text:p>
          </table:table-cell>
          <table:table-cell table:formula="of:=[.JY27]/[.$B39]" office:value-type="float" office:value="6037.11503033174" calcext:value-type="float">
            <text:p>6037.11503033174</text:p>
          </table:table-cell>
          <table:table-cell table:formula="of:=[.JZ27]/[.$B39]" office:value-type="float" office:value="6080.07040339366" calcext:value-type="float">
            <text:p>6080.07040339366</text:p>
          </table:table-cell>
          <table:table-cell table:formula="of:=[.KA27]/[.$B39]" office:value-type="float" office:value="6123.18273645558" calcext:value-type="float">
            <text:p>6123.18273645558</text:p>
          </table:table-cell>
          <table:table-cell table:formula="of:=[.KB27]/[.$B39]" office:value-type="float" office:value="6166.4520295175" calcext:value-type="float">
            <text:p>6166.4520295175</text:p>
          </table:table-cell>
          <table:table-cell table:formula="of:=[.KC27]/[.$B39]" office:value-type="float" office:value="6209.87828257942" calcext:value-type="float">
            <text:p>6209.87828257942</text:p>
          </table:table-cell>
          <table:table-cell table:formula="of:=[.KD27]/[.$B39]" office:value-type="float" office:value="6253.46149564135" calcext:value-type="float">
            <text:p>6253.46149564135</text:p>
          </table:table-cell>
          <table:table-cell table:formula="of:=[.KE27]/[.$B39]" office:value-type="float" office:value="6297.20166870327" calcext:value-type="float">
            <text:p>6297.20166870327</text:p>
          </table:table-cell>
          <table:table-cell table:formula="of:=[.KF27]/[.$B39]" office:value-type="float" office:value="6341.09880176519" calcext:value-type="float">
            <text:p>6341.09880176519</text:p>
          </table:table-cell>
          <table:table-cell table:formula="of:=[.KG27]/[.$B39]" office:value-type="float" office:value="6385.15289482711" calcext:value-type="float">
            <text:p>6385.15289482711</text:p>
          </table:table-cell>
          <table:table-cell table:formula="of:=[.KH27]/[.$B39]" office:value-type="float" office:value="6429.36394788903" calcext:value-type="float">
            <text:p>6429.36394788903</text:p>
          </table:table-cell>
          <table:table-cell table:formula="of:=[.KI27]/[.$B39]" office:value-type="float" office:value="6473.73196095096" calcext:value-type="float">
            <text:p>6473.73196095096</text:p>
          </table:table-cell>
          <table:table-cell table:formula="of:=[.KJ27]/[.$B39]" office:value-type="float" office:value="6518.25693401288" calcext:value-type="float">
            <text:p>6518.25693401288</text:p>
          </table:table-cell>
          <table:table-cell table:formula="of:=[.KK27]/[.$B39]" office:value-type="float" office:value="6562.9388670748" calcext:value-type="float">
            <text:p>6562.9388670748</text:p>
          </table:table-cell>
          <table:table-cell table:formula="of:=[.KL27]/[.$B39]" office:value-type="float" office:value="6607.77776013672" calcext:value-type="float">
            <text:p>6607.77776013672</text:p>
          </table:table-cell>
          <table:table-cell table:formula="of:=[.KM27]/[.$B39]" office:value-type="float" office:value="6652.77361319864" calcext:value-type="float">
            <text:p>6652.77361319864</text:p>
          </table:table-cell>
          <table:table-cell table:formula="of:=[.KN27]/[.$B39]" office:value-type="float" office:value="6697.92642626057" calcext:value-type="float">
            <text:p>6697.92642626057</text:p>
          </table:table-cell>
          <table:table-cell table:formula="of:=[.KO27]/[.$B39]" office:value-type="float" office:value="6743.23619932249" calcext:value-type="float">
            <text:p>6743.23619932249</text:p>
          </table:table-cell>
          <table:table-cell table:formula="of:=[.KP27]/[.$B39]" office:value-type="float" office:value="6788.70293238441" calcext:value-type="float">
            <text:p>6788.70293238441</text:p>
          </table:table-cell>
          <table:table-cell table:formula="of:=[.KQ27]/[.$B39]" office:value-type="float" office:value="6834.32662544633" calcext:value-type="float">
            <text:p>6834.32662544633</text:p>
          </table:table-cell>
          <table:table-cell table:formula="of:=[.KR27]/[.$B39]" office:value-type="float" office:value="6880.10727850825" calcext:value-type="float">
            <text:p>6880.10727850825</text:p>
          </table:table-cell>
          <table:table-cell table:formula="of:=[.KS27]/[.$B39]" office:value-type="float" office:value="6926.04489157018" calcext:value-type="float">
            <text:p>6926.04489157018</text:p>
          </table:table-cell>
          <table:table-cell table:formula="of:=[.KT27]/[.$B39]" office:value-type="float" office:value="6972.1394646321" calcext:value-type="float">
            <text:p>6972.1394646321</text:p>
          </table:table-cell>
          <table:table-cell table:formula="of:=[.KU27]/[.$B39]" office:value-type="float" office:value="7018.39099769402" calcext:value-type="float">
            <text:p>7018.39099769402</text:p>
          </table:table-cell>
          <table:table-cell table:formula="of:=[.KV27]/[.$B39]" office:value-type="float" office:value="7064.79949075594" calcext:value-type="float">
            <text:p>7064.79949075594</text:p>
          </table:table-cell>
          <table:table-cell table:formula="of:=[.KW27]/[.$B39]" office:value-type="float" office:value="7111.36494381787" calcext:value-type="float">
            <text:p>7111.36494381787</text:p>
          </table:table-cell>
          <table:table-cell table:formula="of:=[.KX27]/[.$B39]" office:value-type="float" office:value="7158.08735687979" calcext:value-type="float">
            <text:p>7158.08735687979</text:p>
          </table:table-cell>
          <table:table-cell table:formula="of:=[.KY27]/[.$B39]" office:value-type="float" office:value="7204.96672994171" calcext:value-type="float">
            <text:p>7204.96672994171</text:p>
          </table:table-cell>
          <table:table-cell table:formula="of:=[.KZ27]/[.$B39]" office:value-type="float" office:value="7252.00306300363" calcext:value-type="float">
            <text:p>7252.00306300363</text:p>
          </table:table-cell>
          <table:table-cell table:formula="of:=[.LA27]/[.$B39]" office:value-type="float" office:value="7299.19635606555" calcext:value-type="float">
            <text:p>7299.19635606555</text:p>
          </table:table-cell>
          <table:table-cell table:formula="of:=[.LB27]/[.$B39]" office:value-type="float" office:value="7346.54660912748" calcext:value-type="float">
            <text:p>7346.54660912748</text:p>
          </table:table-cell>
          <table:table-cell table:formula="of:=[.LC27]/[.$B39]" office:value-type="float" office:value="7394.0538221894" calcext:value-type="float">
            <text:p>7394.0538221894</text:p>
          </table:table-cell>
          <table:table-cell table:formula="of:=[.LD27]/[.$B39]" office:value-type="float" office:value="7441.71799525132" calcext:value-type="float">
            <text:p>7441.71799525132</text:p>
          </table:table-cell>
          <table:table-cell table:formula="of:=[.LE27]/[.$B39]" office:value-type="float" office:value="7489.53912831324" calcext:value-type="float">
            <text:p>7489.53912831324</text:p>
          </table:table-cell>
          <table:table-cell table:formula="of:=[.LF27]/[.$B39]" office:value-type="float" office:value="7537.51722137516" calcext:value-type="float">
            <text:p>7537.51722137516</text:p>
          </table:table-cell>
          <table:table-cell table:formula="of:=[.LG27]/[.$B39]" office:value-type="float" office:value="7585.65227443709" calcext:value-type="float">
            <text:p>7585.65227443709</text:p>
          </table:table-cell>
          <table:table-cell table:formula="of:=[.LH27]/[.$B39]" office:value-type="float" office:value="7633.94428749901" calcext:value-type="float">
            <text:p>7633.94428749901</text:p>
          </table:table-cell>
          <table:table-cell table:formula="of:=[.LI27]/[.$B39]" office:value-type="float" office:value="7682.39326056093" calcext:value-type="float">
            <text:p>7682.39326056093</text:p>
          </table:table-cell>
          <table:table-cell table:formula="of:=[.LJ27]/[.$B39]" office:value-type="float" office:value="7730.99919362285" calcext:value-type="float">
            <text:p>7730.99919362285</text:p>
          </table:table-cell>
          <table:table-cell table:formula="of:=[.LK27]/[.$B39]" office:value-type="float" office:value="7779.76208668477" calcext:value-type="float">
            <text:p>7779.76208668477</text:p>
          </table:table-cell>
          <table:table-cell table:formula="of:=[.LL27]/[.$B39]" office:value-type="float" office:value="7828.6819397467" calcext:value-type="float">
            <text:p>7828.6819397467</text:p>
          </table:table-cell>
          <table:table-cell table:formula="of:=[.LM27]/[.$B39]" office:value-type="float" office:value="7877.75875280862" calcext:value-type="float">
            <text:p>7877.75875280862</text:p>
          </table:table-cell>
          <table:table-cell table:formula="of:=[.LN27]/[.$B39]" office:value-type="float" office:value="7926.99252587054" calcext:value-type="float">
            <text:p>7926.99252587054</text:p>
          </table:table-cell>
          <table:table-cell table:formula="of:=[.LO27]/[.$B39]" office:value-type="float" office:value="7976.38325893246" calcext:value-type="float">
            <text:p>7976.38325893246</text:p>
          </table:table-cell>
          <table:table-cell table:formula="of:=[.LP27]/[.$B39]" office:value-type="float" office:value="8025.93095199438" calcext:value-type="float">
            <text:p>8025.93095199438</text:p>
          </table:table-cell>
          <table:table-cell table:formula="of:=[.LQ27]/[.$B39]" office:value-type="float" office:value="8075.63560505631" calcext:value-type="float">
            <text:p>8075.63560505631</text:p>
          </table:table-cell>
          <table:table-cell table:formula="of:=[.LR27]/[.$B39]" office:value-type="float" office:value="8125.49721811823" calcext:value-type="float">
            <text:p>8125.49721811823</text:p>
          </table:table-cell>
          <table:table-cell table:formula="of:=[.LS27]/[.$B39]" office:value-type="float" office:value="8175.51579118015" calcext:value-type="float">
            <text:p>8175.51579118015</text:p>
          </table:table-cell>
          <table:table-cell table:formula="of:=[.LT27]/[.$B39]" office:value-type="float" office:value="8225.69132424207" calcext:value-type="float">
            <text:p>8225.69132424207</text:p>
          </table:table-cell>
          <table:table-cell table:formula="of:=[.LU27]/[.$B39]" office:value-type="float" office:value="8276.02381730399" calcext:value-type="float">
            <text:p>8276.02381730399</text:p>
          </table:table-cell>
          <table:table-cell table:formula="of:=[.LV27]/[.$B39]" office:value-type="float" office:value="8326.51327036592" calcext:value-type="float">
            <text:p>8326.51327036592</text:p>
          </table:table-cell>
          <table:table-cell table:formula="of:=[.LW27]/[.$B39]" office:value-type="float" office:value="8377.15968342784" calcext:value-type="float">
            <text:p>8377.15968342784</text:p>
          </table:table-cell>
          <table:table-cell table:formula="of:=[.LX27]/[.$B39]" office:value-type="float" office:value="8427.96305648976" calcext:value-type="float">
            <text:p>8427.96305648976</text:p>
          </table:table-cell>
          <table:table-cell table:formula="of:=[.LY27]/[.$B39]" office:value-type="float" office:value="8478.92338955168" calcext:value-type="float">
            <text:p>8478.92338955168</text:p>
          </table:table-cell>
          <table:table-cell table:formula="of:=[.LZ27]/[.$B39]" office:value-type="float" office:value="8530.0406826136" calcext:value-type="float">
            <text:p>8530.0406826136</text:p>
          </table:table-cell>
          <table:table-cell table:formula="of:=[.MA27]/[.$B39]" office:value-type="float" office:value="8581.31493567553" calcext:value-type="float">
            <text:p>8581.31493567553</text:p>
          </table:table-cell>
          <table:table-cell table:formula="of:=[.MB27]/[.$B39]" office:value-type="float" office:value="8632.74614873745" calcext:value-type="float">
            <text:p>8632.74614873745</text:p>
          </table:table-cell>
          <table:table-cell table:formula="of:=[.MC27]/[.$B39]" office:value-type="float" office:value="8684.33432179937" calcext:value-type="float">
            <text:p>8684.33432179937</text:p>
          </table:table-cell>
          <table:table-cell table:formula="of:=[.MD27]/[.$B39]" office:value-type="float" office:value="8736.07945486129" calcext:value-type="float">
            <text:p>8736.07945486129</text:p>
          </table:table-cell>
          <table:table-cell table:formula="of:=[.ME27]/[.$B39]" office:value-type="float" office:value="8787.98154792321" calcext:value-type="float">
            <text:p>8787.98154792321</text:p>
          </table:table-cell>
          <table:table-cell table:formula="of:=[.MF27]/[.$B39]" office:value-type="float" office:value="8840.04060098514" calcext:value-type="float">
            <text:p>8840.04060098514</text:p>
          </table:table-cell>
          <table:table-cell table:formula="of:=[.MG27]/[.$B39]" office:value-type="float" office:value="8892.25661404706" calcext:value-type="float">
            <text:p>8892.25661404706</text:p>
          </table:table-cell>
          <table:table-cell table:formula="of:=[.MH27]/[.$B39]" office:value-type="float" office:value="8944.62958710898" calcext:value-type="float">
            <text:p>8944.62958710898</text:p>
          </table:table-cell>
          <table:table-cell table:formula="of:=[.MI27]/[.$B39]" office:value-type="float" office:value="8997.1595201709" calcext:value-type="float">
            <text:p>8997.1595201709</text:p>
          </table:table-cell>
          <table:table-cell table:formula="of:=[.MJ27]/[.$B39]" office:value-type="float" office:value="9049.84641323282" calcext:value-type="float">
            <text:p>9049.84641323282</text:p>
          </table:table-cell>
          <table:table-cell table:formula="of:=[.MK27]/[.$B39]" office:value-type="float" office:value="9102.69026629475" calcext:value-type="float">
            <text:p>9102.69026629475</text:p>
          </table:table-cell>
          <table:table-cell table:formula="of:=[.ML27]/[.$B39]" office:value-type="float" office:value="9155.69107935667" calcext:value-type="float">
            <text:p>9155.69107935667</text:p>
          </table:table-cell>
          <table:table-cell table:formula="of:=[.MM27]/[.$B39]" office:value-type="float" office:value="9208.84885241859" calcext:value-type="float">
            <text:p>9208.84885241859</text:p>
          </table:table-cell>
          <table:table-cell table:formula="of:=[.MN27]/[.$B39]" office:value-type="float" office:value="9262.16358548051" calcext:value-type="float">
            <text:p>9262.16358548051</text:p>
          </table:table-cell>
          <table:table-cell table:formula="of:=[.MO27]/[.$B39]" office:value-type="float" office:value="9315.63527854244" calcext:value-type="float">
            <text:p>9315.63527854244</text:p>
          </table:table-cell>
          <table:table-cell table:formula="of:=[.MP27]/[.$B39]" office:value-type="float" office:value="9369.26393160436" calcext:value-type="float">
            <text:p>9369.26393160436</text:p>
          </table:table-cell>
          <table:table-cell table:formula="of:=[.MQ27]/[.$B39]" office:value-type="float" office:value="9423.04954466628" calcext:value-type="float">
            <text:p>9423.04954466628</text:p>
          </table:table-cell>
          <table:table-cell table:formula="of:=[.MR27]/[.$B39]" office:value-type="float" office:value="9476.9921177282" calcext:value-type="float">
            <text:p>9476.9921177282</text:p>
          </table:table-cell>
          <table:table-cell table:formula="of:=[.MS27]/[.$B39]" office:value-type="float" office:value="9531.09165079012" calcext:value-type="float">
            <text:p>9531.09165079012</text:p>
          </table:table-cell>
          <table:table-cell table:formula="of:=[.MT27]/[.$B39]" office:value-type="float" office:value="9585.34814385205" calcext:value-type="float">
            <text:p>9585.34814385205</text:p>
          </table:table-cell>
          <table:table-cell table:formula="of:=[.MU27]/[.$B39]" office:value-type="float" office:value="9639.76159691397" calcext:value-type="float">
            <text:p>9639.76159691397</text:p>
          </table:table-cell>
          <table:table-cell table:formula="of:=[.MV27]/[.$B39]" office:value-type="float" office:value="9694.33200997589" calcext:value-type="float">
            <text:p>9694.33200997589</text:p>
          </table:table-cell>
          <table:table-cell table:formula="of:=[.MW27]/[.$B39]" office:value-type="float" office:value="9749.05938303781" calcext:value-type="float">
            <text:p>9749.05938303781</text:p>
          </table:table-cell>
          <table:table-cell table:formula="of:=[.MX27]/[.$B39]" office:value-type="float" office:value="9803.94371609973" calcext:value-type="float">
            <text:p>9803.94371609973</text:p>
          </table:table-cell>
          <table:table-cell table:formula="of:=[.MY27]/[.$B39]" office:value-type="float" office:value="9858.98500916166" calcext:value-type="float">
            <text:p>9858.98500916166</text:p>
          </table:table-cell>
          <table:table-cell table:formula="of:=[.MZ27]/[.$B39]" office:value-type="float" office:value="9914.18326222358" calcext:value-type="float">
            <text:p>9914.18326222358</text:p>
          </table:table-cell>
          <table:table-cell table:formula="of:=[.NA27]/[.$B39]" office:value-type="float" office:value="9969.5384752855" calcext:value-type="float">
            <text:p>9969.5384752855</text:p>
          </table:table-cell>
          <table:table-cell table:formula="of:=[.NB27]/[.$B39]" office:value-type="float" office:value="10025.0506483474" calcext:value-type="float">
            <text:p>10025.0506483474</text:p>
          </table:table-cell>
          <table:table-cell table:formula="of:=[.NC27]/[.$B39]" office:value-type="float" office:value="10080.7197814093" calcext:value-type="float">
            <text:p>10080.7197814093</text:p>
          </table:table-cell>
          <table:table-cell table:formula="of:=[.ND27]/[.$B39]" office:value-type="float" office:value="10136.5458744713" calcext:value-type="float">
            <text:p>10136.5458744713</text:p>
          </table:table-cell>
          <table:table-cell table:formula="of:=[.NE27]/[.$B39]" office:value-type="float" office:value="10192.5289275332" calcext:value-type="float">
            <text:p>10192.5289275332</text:p>
          </table:table-cell>
          <table:table-cell table:formula="of:=[.NF27]/[.$B39]" office:value-type="float" office:value="10248.6689405951" calcext:value-type="float">
            <text:p>10248.6689405951</text:p>
          </table:table-cell>
          <table:table-cell table:formula="of:=[.NG27]/[.$B39]" office:value-type="float" office:value="10304.965913657" calcext:value-type="float">
            <text:p>10304.965913657</text:p>
          </table:table-cell>
          <table:table-cell table:formula="of:=[.NH27]/[.$B39]" office:value-type="float" office:value="10361.419846719" calcext:value-type="float">
            <text:p>10361.419846719</text:p>
          </table:table-cell>
          <table:table-cell table:formula="of:=[.NI27]/[.$B39]" office:value-type="float" office:value="10418.0307397809" calcext:value-type="float">
            <text:p>10418.0307397809</text:p>
          </table:table-cell>
          <table:table-cell table:formula="of:=[.NJ27]/[.$B39]" office:value-type="float" office:value="10474.7985928428" calcext:value-type="float">
            <text:p>10474.7985928428</text:p>
          </table:table-cell>
          <table:table-cell table:formula="of:=[.NK27]/[.$B39]" office:value-type="float" office:value="10531.7234059047" calcext:value-type="float">
            <text:p>10531.7234059047</text:p>
          </table:table-cell>
          <table:table-cell table:formula="of:=[.NL27]/[.$B39]" office:value-type="float" office:value="10588.8051789666" calcext:value-type="float">
            <text:p>10588.8051789666</text:p>
          </table:table-cell>
          <table:table-cell table:formula="of:=[.NM27]/[.$B39]" office:value-type="float" office:value="10646.0439120286" calcext:value-type="float">
            <text:p>10646.0439120286</text:p>
          </table:table-cell>
          <table:table-cell table:formula="of:=[.NN27]/[.$B39]" office:value-type="float" office:value="10703.4396050905" calcext:value-type="float">
            <text:p>10703.4396050905</text:p>
          </table:table-cell>
          <table:table-cell table:formula="of:=[.NO27]/[.$B39]" office:value-type="float" office:value="10760.9922581524" calcext:value-type="float">
            <text:p>10760.9922581524</text:p>
          </table:table-cell>
          <table:table-cell table:formula="of:=[.NP27]/[.$B39]" office:value-type="float" office:value="10818.7018712143" calcext:value-type="float">
            <text:p>10818.7018712143</text:p>
          </table:table-cell>
          <table:table-cell table:formula="of:=[.NQ27]/[.$B39]" office:value-type="float" office:value="10876.5684442763" calcext:value-type="float">
            <text:p>10876.5684442763</text:p>
          </table:table-cell>
          <table:table-cell table:formula="of:=[.NR27]/[.$B39]" office:value-type="float" office:value="10934.5919773382" calcext:value-type="float">
            <text:p>10934.5919773382</text:p>
          </table:table-cell>
          <table:table-cell table:formula="of:=[.NS27]/[.$B39]" office:value-type="float" office:value="10992.7724704001" calcext:value-type="float">
            <text:p>10992.7724704001</text:p>
          </table:table-cell>
          <table:table-cell table:formula="of:=[.NT27]/[.$B39]" office:value-type="float" office:value="11051.109923462" calcext:value-type="float">
            <text:p>11051.109923462</text:p>
          </table:table-cell>
          <table:table-cell table:formula="of:=[.NU27]/[.$B39]" office:value-type="float" office:value="11109.6043365239" calcext:value-type="float">
            <text:p>11109.6043365239</text:p>
          </table:table-cell>
          <table:table-cell table:formula="of:=[.NV27]/[.$B39]" office:value-type="float" office:value="11168.2557095859" calcext:value-type="float">
            <text:p>11168.2557095859</text:p>
          </table:table-cell>
          <table:table-cell table:formula="of:=[.NW27]/[.$B39]" office:value-type="float" office:value="11227.0640426478" calcext:value-type="float">
            <text:p>11227.0640426478</text:p>
          </table:table-cell>
          <table:table-cell table:formula="of:=[.NX27]/[.$B39]" office:value-type="float" office:value="11286.0293357097" calcext:value-type="float">
            <text:p>11286.0293357097</text:p>
          </table:table-cell>
          <table:table-cell table:formula="of:=[.NY27]/[.$B39]" office:value-type="float" office:value="11345.1515887716" calcext:value-type="float">
            <text:p>11345.1515887716</text:p>
          </table:table-cell>
          <table:table-cell table:formula="of:=[.NZ27]/[.$B39]" office:value-type="float" office:value="11404.4308018336" calcext:value-type="float">
            <text:p>11404.4308018336</text:p>
          </table:table-cell>
          <table:table-cell table:formula="of:=[.OA27]/[.$B39]" office:value-type="float" office:value="11463.8669748955" calcext:value-type="float">
            <text:p>11463.8669748955</text:p>
          </table:table-cell>
          <table:table-cell table:formula="of:=[.OB27]/[.$B39]" office:value-type="float" office:value="11523.4601079574" calcext:value-type="float">
            <text:p>11523.4601079574</text:p>
          </table:table-cell>
          <table:table-cell table:formula="of:=[.OC27]/[.$B39]" office:value-type="float" office:value="11583.2102010193" calcext:value-type="float">
            <text:p>11583.2102010193</text:p>
          </table:table-cell>
          <table:table-cell table:formula="of:=[.OD27]/[.$B39]" office:value-type="float" office:value="11643.1172540812" calcext:value-type="float">
            <text:p>11643.1172540812</text:p>
          </table:table-cell>
          <table:table-cell table:formula="of:=[.OE27]/[.$B39]" office:value-type="float" office:value="11703.1812671432" calcext:value-type="float">
            <text:p>11703.1812671432</text:p>
          </table:table-cell>
          <table:table-cell table:formula="of:=[.OF27]/[.$B39]" office:value-type="float" office:value="11763.4022402051" calcext:value-type="float">
            <text:p>11763.4022402051</text:p>
          </table:table-cell>
          <table:table-cell table:formula="of:=[.OG27]/[.$B39]" office:value-type="float" office:value="11823.780173267" calcext:value-type="float">
            <text:p>11823.780173267</text:p>
          </table:table-cell>
          <table:table-cell table:formula="of:=[.OH27]/[.$B39]" office:value-type="float" office:value="11884.3150663289" calcext:value-type="float">
            <text:p>11884.3150663289</text:p>
          </table:table-cell>
          <table:table-cell table:formula="of:=[.OI27]/[.$B39]" office:value-type="float" office:value="11945.0069193909" calcext:value-type="float">
            <text:p>11945.0069193909</text:p>
          </table:table-cell>
          <table:table-cell table:formula="of:=[.OJ27]/[.$B39]" office:value-type="float" office:value="12005.8557324528" calcext:value-type="float">
            <text:p>12005.8557324528</text:p>
          </table:table-cell>
          <table:table-cell table:formula="of:=[.OK27]/[.$B39]" office:value-type="float" office:value="12066.8615055147" calcext:value-type="float">
            <text:p>12066.8615055147</text:p>
          </table:table-cell>
          <table:table-cell table:formula="of:=[.OL27]/[.$B39]" office:value-type="float" office:value="12128.0242385766" calcext:value-type="float">
            <text:p>12128.0242385766</text:p>
          </table:table-cell>
          <table:table-cell table:formula="of:=[.OM27]/[.$B39]" office:value-type="float" office:value="12189.3439316385" calcext:value-type="float">
            <text:p>12189.3439316385</text:p>
          </table:table-cell>
          <table:table-cell table:formula="of:=[.ON27]/[.$B39]" office:value-type="float" office:value="12250.8205847005" calcext:value-type="float">
            <text:p>12250.8205847005</text:p>
          </table:table-cell>
          <table:table-cell table:formula="of:=[.OO27]/[.$B39]" office:value-type="float" office:value="12312.4541977624" calcext:value-type="float">
            <text:p>12312.4541977624</text:p>
          </table:table-cell>
          <table:table-cell table:formula="of:=[.OP27]/[.$B39]" office:value-type="float" office:value="12374.2447708243" calcext:value-type="float">
            <text:p>12374.2447708243</text:p>
          </table:table-cell>
          <table:table-cell table:formula="of:=[.OQ27]/[.$B39]" office:value-type="float" office:value="12436.1923038862" calcext:value-type="float">
            <text:p>12436.1923038862</text:p>
          </table:table-cell>
          <table:table-cell table:formula="of:=[.OR27]/[.$B39]" office:value-type="float" office:value="12498.2967969481" calcext:value-type="float">
            <text:p>12498.2967969481</text:p>
          </table:table-cell>
          <table:table-cell table:formula="of:=[.OS27]/[.$B39]" office:value-type="float" office:value="12560.5582500101" calcext:value-type="float">
            <text:p>12560.5582500101</text:p>
          </table:table-cell>
          <table:table-cell table:formula="of:=[.OT27]/[.$B39]" office:value-type="float" office:value="12622.976663072" calcext:value-type="float">
            <text:p>12622.976663072</text:p>
          </table:table-cell>
          <table:table-cell table:formula="of:=[.OU27]/[.$B39]" office:value-type="float" office:value="12685.5520361339" calcext:value-type="float">
            <text:p>12685.5520361339</text:p>
          </table:table-cell>
          <table:table-cell table:formula="of:=[.OV27]/[.$B39]" office:value-type="float" office:value="12748.2843691958" calcext:value-type="float">
            <text:p>12748.2843691958</text:p>
          </table:table-cell>
          <table:table-cell table:formula="of:=[.OW27]/[.$B39]" office:value-type="float" office:value="12811.1736622578" calcext:value-type="float">
            <text:p>12811.1736622578</text:p>
          </table:table-cell>
          <table:table-cell table:formula="of:=[.OX27]/[.$B39]" office:value-type="float" office:value="12874.2199153197" calcext:value-type="float">
            <text:p>12874.2199153197</text:p>
          </table:table-cell>
          <table:table-cell table:formula="of:=[.OY27]/[.$B39]" office:value-type="float" office:value="12937.4231283816" calcext:value-type="float">
            <text:p>12937.4231283816</text:p>
          </table:table-cell>
          <table:table-cell table:formula="of:=[.OZ27]/[.$B39]" office:value-type="float" office:value="13000.7833014435" calcext:value-type="float">
            <text:p>13000.7833014435</text:p>
          </table:table-cell>
          <table:table-cell table:formula="of:=[.PA27]/[.$B39]" office:value-type="float" office:value="13064.3004345054" calcext:value-type="float">
            <text:p>13064.3004345054</text:p>
          </table:table-cell>
          <table:table-cell table:formula="of:=[.PB27]/[.$B39]" office:value-type="float" office:value="13127.9745275674" calcext:value-type="float">
            <text:p>13127.9745275674</text:p>
          </table:table-cell>
          <table:table-cell table:formula="of:=[.PC27]/[.$B39]" office:value-type="float" office:value="13191.8055806293" calcext:value-type="float">
            <text:p>13191.8055806293</text:p>
          </table:table-cell>
          <table:table-cell table:formula="of:=[.PD27]/[.$B39]" office:value-type="float" office:value="13255.7935936912" calcext:value-type="float">
            <text:p>13255.7935936912</text:p>
          </table:table-cell>
          <table:table-cell table:formula="of:=[.PE27]/[.$B39]" office:value-type="float" office:value="13319.9385667531" calcext:value-type="float">
            <text:p>13319.9385667531</text:p>
          </table:table-cell>
          <table:table-cell table:formula="of:=[.PF27]/[.$B39]" office:value-type="float" office:value="13384.2404998151" calcext:value-type="float">
            <text:p>13384.2404998151</text:p>
          </table:table-cell>
          <table:table-cell table:formula="of:=[.PG27]/[.$B39]" office:value-type="float" office:value="13448.699392877" calcext:value-type="float">
            <text:p>13448.699392877</text:p>
          </table:table-cell>
          <table:table-cell table:formula="of:=[.PH27]/[.$B39]" office:value-type="float" office:value="13513.3152459389" calcext:value-type="float">
            <text:p>13513.3152459389</text:p>
          </table:table-cell>
          <table:table-cell table:formula="of:=[.PI27]/[.$B39]" office:value-type="float" office:value="13578.0880590008" calcext:value-type="float">
            <text:p>13578.0880590008</text:p>
          </table:table-cell>
          <table:table-cell table:formula="of:=[.PJ27]/[.$B39]" office:value-type="float" office:value="13643.0178320627" calcext:value-type="float">
            <text:p>13643.0178320627</text:p>
          </table:table-cell>
          <table:table-cell table:formula="of:=[.PK27]/[.$B39]" office:value-type="float" office:value="13708.1045651247" calcext:value-type="float">
            <text:p>13708.1045651247</text:p>
          </table:table-cell>
          <table:table-cell table:formula="of:=[.PL27]/[.$B39]" office:value-type="float" office:value="13773.3482581866" calcext:value-type="float">
            <text:p>13773.3482581866</text:p>
          </table:table-cell>
          <table:table-cell table:formula="of:=[.PM27]/[.$B39]" office:value-type="float" office:value="13838.7489112485" calcext:value-type="float">
            <text:p>13838.7489112485</text:p>
          </table:table-cell>
          <table:table-cell table:formula="of:=[.PN27]/[.$B39]" office:value-type="float" office:value="13904.3065243104" calcext:value-type="float">
            <text:p>13904.3065243104</text:p>
          </table:table-cell>
          <table:table-cell table:formula="of:=[.PO27]/[.$B39]" office:value-type="float" office:value="13970.0210973724" calcext:value-type="float">
            <text:p>13970.0210973724</text:p>
          </table:table-cell>
          <table:table-cell table:formula="of:=[.PP27]/[.$B39]" office:value-type="float" office:value="14035.8926304343" calcext:value-type="float">
            <text:p>14035.8926304343</text:p>
          </table:table-cell>
          <table:table-cell table:formula="of:=[.PQ27]/[.$B39]" office:value-type="float" office:value="14101.9211234962" calcext:value-type="float">
            <text:p>14101.9211234962</text:p>
          </table:table-cell>
          <table:table-cell table:formula="of:=[.PR27]/[.$B39]" office:value-type="float" office:value="14168.1065765581" calcext:value-type="float">
            <text:p>14168.1065765581</text:p>
          </table:table-cell>
          <table:table-cell table:formula="of:=[.PS27]/[.$B39]" office:value-type="float" office:value="14234.44898962" calcext:value-type="float">
            <text:p>14234.44898962</text:p>
          </table:table-cell>
          <table:table-cell table:formula="of:=[.PT27]/[.$B39]" office:value-type="float" office:value="14300.948362682" calcext:value-type="float">
            <text:p>14300.948362682</text:p>
          </table:table-cell>
          <table:table-cell table:formula="of:=[.PU27]/[.$B39]" office:value-type="float" office:value="14367.6046957439" calcext:value-type="float">
            <text:p>14367.6046957439</text:p>
          </table:table-cell>
          <table:table-cell table:formula="of:=[.PV27]/[.$B39]" office:value-type="float" office:value="14434.4179888058" calcext:value-type="float">
            <text:p>14434.4179888058</text:p>
          </table:table-cell>
          <table:table-cell table:formula="of:=[.PW27]/[.$B39]" office:value-type="float" office:value="14501.3882418677" calcext:value-type="float">
            <text:p>14501.3882418677</text:p>
          </table:table-cell>
          <table:table-cell table:formula="of:=[.PX27]/[.$B39]" office:value-type="float" office:value="14568.5154549297" calcext:value-type="float">
            <text:p>14568.5154549297</text:p>
          </table:table-cell>
          <table:table-cell table:formula="of:=[.PY27]/[.$B39]" office:value-type="float" office:value="14635.7996279916" calcext:value-type="float">
            <text:p>14635.7996279916</text:p>
          </table:table-cell>
          <table:table-cell table:formula="of:=[.PZ27]/[.$B39]" office:value-type="float" office:value="14703.2407610535" calcext:value-type="float">
            <text:p>14703.2407610535</text:p>
          </table:table-cell>
          <table:table-cell table:formula="of:=[.QA27]/[.$B39]" office:value-type="float" office:value="14770.8388541154" calcext:value-type="float">
            <text:p>14770.8388541154</text:p>
          </table:table-cell>
          <table:table-cell table:formula="of:=[.QB27]/[.$B39]" office:value-type="float" office:value="14838.5939071773" calcext:value-type="float">
            <text:p>14838.5939071773</text:p>
          </table:table-cell>
          <table:table-cell table:formula="of:=[.QC27]/[.$B39]" office:value-type="float" office:value="14906.5059202393" calcext:value-type="float">
            <text:p>14906.5059202393</text:p>
          </table:table-cell>
          <table:table-cell table:formula="of:=[.QD27]/[.$B39]" office:value-type="float" office:value="14974.5748933012" calcext:value-type="float">
            <text:p>14974.5748933012</text:p>
          </table:table-cell>
          <table:table-cell table:formula="of:=[.QE27]/[.$B39]" office:value-type="float" office:value="15042.8008263631" calcext:value-type="float">
            <text:p>15042.8008263631</text:p>
          </table:table-cell>
          <table:table-cell table:formula="of:=[.QF27]/[.$B39]" office:value-type="float" office:value="15111.183719425" calcext:value-type="float">
            <text:p>15111.183719425</text:p>
          </table:table-cell>
          <table:table-cell table:formula="of:=[.QG27]/[.$B39]" office:value-type="float" office:value="15179.723572487" calcext:value-type="float">
            <text:p>15179.723572487</text:p>
          </table:table-cell>
          <table:table-cell table:formula="of:=[.QH27]/[.$B39]" office:value-type="float" office:value="15248.4203855489" calcext:value-type="float">
            <text:p>15248.4203855489</text:p>
          </table:table-cell>
          <table:table-cell table:formula="of:=[.QI27]/[.$B39]" office:value-type="float" office:value="15317.2741586108" calcext:value-type="float">
            <text:p>15317.2741586108</text:p>
          </table:table-cell>
          <table:table-cell table:formula="of:=[.QJ27]/[.$B39]" office:value-type="float" office:value="15386.2848916727" calcext:value-type="float">
            <text:p>15386.2848916727</text:p>
          </table:table-cell>
          <table:table-cell table:formula="of:=[.QK27]/[.$B39]" office:value-type="float" office:value="15455.4525847346" calcext:value-type="float">
            <text:p>15455.4525847346</text:p>
          </table:table-cell>
          <table:table-cell table:formula="of:=[.QL27]/[.$B39]" office:value-type="float" office:value="15524.7772377966" calcext:value-type="float">
            <text:p>15524.7772377966</text:p>
          </table:table-cell>
          <table:table-cell table:formula="of:=[.QM27]/[.$B39]" office:value-type="float" office:value="15594.2588508585" calcext:value-type="float">
            <text:p>15594.2588508585</text:p>
          </table:table-cell>
          <table:table-cell table:formula="of:=[.QN27]/[.$B39]" office:value-type="float" office:value="15663.8974239204" calcext:value-type="float">
            <text:p>15663.8974239204</text:p>
          </table:table-cell>
          <table:table-cell table:formula="of:=[.QO27]/[.$B39]" office:value-type="float" office:value="15733.6929569823" calcext:value-type="float">
            <text:p>15733.6929569823</text:p>
          </table:table-cell>
          <table:table-cell table:formula="of:=[.QP27]/[.$B39]" office:value-type="float" office:value="15803.6454500443" calcext:value-type="float">
            <text:p>15803.6454500443</text:p>
          </table:table-cell>
          <table:table-cell table:formula="of:=[.QQ27]/[.$B39]" office:value-type="float" office:value="15873.7549031062" calcext:value-type="float">
            <text:p>15873.7549031062</text:p>
          </table:table-cell>
          <table:table-cell table:formula="of:=[.QR27]/[.$B39]" office:value-type="float" office:value="15944.0213161681" calcext:value-type="float">
            <text:p>15944.0213161681</text:p>
          </table:table-cell>
          <table:table-cell table:formula="of:=[.QS27]/[.$B39]" office:value-type="float" office:value="16014.44468923" calcext:value-type="float">
            <text:p>16014.44468923</text:p>
          </table:table-cell>
          <table:table-cell table:formula="of:=[.QT27]/[.$B39]" office:value-type="float" office:value="16085.0250222919" calcext:value-type="float">
            <text:p>16085.0250222919</text:p>
          </table:table-cell>
          <table:table-cell table:formula="of:=[.QU27]/[.$B39]" office:value-type="float" office:value="16155.7623153539" calcext:value-type="float">
            <text:p>16155.7623153539</text:p>
          </table:table-cell>
          <table:table-cell table:formula="of:=[.QV27]/[.$B39]" office:value-type="float" office:value="16226.6565684158" calcext:value-type="float">
            <text:p>16226.6565684158</text:p>
          </table:table-cell>
          <table:table-cell table:formula="of:=[.QW27]/[.$B39]" office:value-type="float" office:value="16297.7077814777" calcext:value-type="float">
            <text:p>16297.7077814777</text:p>
          </table:table-cell>
          <table:table-cell table:formula="of:=[.QX27]/[.$B39]" office:value-type="float" office:value="16368.9159545396" calcext:value-type="float">
            <text:p>16368.9159545396</text:p>
          </table:table-cell>
          <table:table-cell table:formula="of:=[.QY27]/[.$B39]" office:value-type="float" office:value="16440.2810876015" calcext:value-type="float">
            <text:p>16440.2810876015</text:p>
          </table:table-cell>
          <table:table-cell table:formula="of:=[.QZ27]/[.$B39]" office:value-type="float" office:value="16511.8031806635" calcext:value-type="float">
            <text:p>16511.8031806635</text:p>
          </table:table-cell>
          <table:table-cell table:formula="of:=[.RA27]/[.$B39]" office:value-type="float" office:value="16583.4822337254" calcext:value-type="float">
            <text:p>16583.4822337254</text:p>
          </table:table-cell>
          <table:table-cell table:formula="of:=[.RB27]/[.$B39]" office:value-type="float" office:value="16655.3182467873" calcext:value-type="float">
            <text:p>16655.3182467873</text:p>
          </table:table-cell>
          <table:table-cell table:formula="of:=[.RC27]/[.$B39]" office:value-type="float" office:value="16727.3112198492" calcext:value-type="float">
            <text:p>16727.3112198492</text:p>
          </table:table-cell>
          <table:table-cell table:formula="of:=[.RD27]/[.$B39]" office:value-type="float" office:value="16799.4611529112" calcext:value-type="float">
            <text:p>16799.4611529112</text:p>
          </table:table-cell>
          <table:table-cell table:formula="of:=[.RE27]/[.$B39]" office:value-type="float" office:value="16871.7680459731" calcext:value-type="float">
            <text:p>16871.7680459731</text:p>
          </table:table-cell>
          <table:table-cell table:formula="of:=[.RF27]/[.$B39]" office:value-type="float" office:value="16944.231899035" calcext:value-type="float">
            <text:p>16944.231899035</text:p>
          </table:table-cell>
          <table:table-cell table:formula="of:=[.RG27]/[.$B39]" office:value-type="float" office:value="17016.8527120969" calcext:value-type="float">
            <text:p>17016.8527120969</text:p>
          </table:table-cell>
          <table:table-cell table:formula="of:=[.RH27]/[.$B39]" office:value-type="float" office:value="17089.6304851588" calcext:value-type="float">
            <text:p>17089.6304851588</text:p>
          </table:table-cell>
          <table:table-cell table:formula="of:=[.RI27]/[.$B39]" office:value-type="float" office:value="17162.5652182208" calcext:value-type="float">
            <text:p>17162.5652182208</text:p>
          </table:table-cell>
          <table:table-cell table:formula="of:=[.RJ27]/[.$B39]" office:value-type="float" office:value="17235.6569112827" calcext:value-type="float">
            <text:p>17235.6569112827</text:p>
          </table:table-cell>
          <table:table-cell table:formula="of:=[.RK27]/[.$B39]" office:value-type="float" office:value="17308.9055643446" calcext:value-type="float">
            <text:p>17308.9055643446</text:p>
          </table:table-cell>
          <table:table-cell table:formula="of:=[.RL27]/[.$B39]" office:value-type="float" office:value="17382.3111774065" calcext:value-type="float">
            <text:p>17382.3111774065</text:p>
          </table:table-cell>
          <table:table-cell table:formula="of:=[.RM27]/[.$B39]" office:value-type="float" office:value="17455.8737504685" calcext:value-type="float">
            <text:p>17455.8737504685</text:p>
          </table:table-cell>
          <table:table-cell table:formula="of:=[.RN27]/[.$B39]" office:value-type="float" office:value="17529.5932835304" calcext:value-type="float">
            <text:p>17529.5932835304</text:p>
          </table:table-cell>
          <table:table-cell table:formula="of:=[.RO27]/[.$B39]" office:value-type="float" office:value="17603.4697765923" calcext:value-type="float">
            <text:p>17603.4697765923</text:p>
          </table:table-cell>
          <table:table-cell table:formula="of:=[.RP27]/[.$B39]" office:value-type="float" office:value="17677.5032296542" calcext:value-type="float">
            <text:p>17677.5032296542</text:p>
          </table:table-cell>
          <table:table-cell table:formula="of:=[.RQ27]/[.$B39]" office:value-type="float" office:value="17751.6936427161" calcext:value-type="float">
            <text:p>17751.6936427161</text:p>
          </table:table-cell>
          <table:table-cell table:formula="of:=[.RR27]/[.$B39]" office:value-type="float" office:value="17826.0410157781" calcext:value-type="float">
            <text:p>17826.0410157781</text:p>
          </table:table-cell>
          <table:table-cell table:formula="of:=[.RS27]/[.$B39]" office:value-type="float" office:value="17900.54534884" calcext:value-type="float">
            <text:p>17900.54534884</text:p>
          </table:table-cell>
          <table:table-cell table:formula="of:=[.RT27]/[.$B39]" office:value-type="float" office:value="17975.2066419019" calcext:value-type="float">
            <text:p>17975.2066419019</text:p>
          </table:table-cell>
          <table:table-cell table:formula="of:=[.RU27]/[.$B39]" office:value-type="float" office:value="18050.0248949638" calcext:value-type="float">
            <text:p>18050.0248949638</text:p>
          </table:table-cell>
          <table:table-cell table:formula="of:=[.RV27]/[.$B39]" office:value-type="float" office:value="18125.0001080258" calcext:value-type="float">
            <text:p>18125.0001080258</text:p>
          </table:table-cell>
          <table:table-cell table:formula="of:=[.RW27]/[.$B39]" office:value-type="float" office:value="18200.1322810877" calcext:value-type="float">
            <text:p>18200.1322810877</text:p>
          </table:table-cell>
          <table:table-cell table:formula="of:=[.RX27]/[.$B39]" office:value-type="float" office:value="18275.4214141496" calcext:value-type="float">
            <text:p>18275.4214141496</text:p>
          </table:table-cell>
          <table:table-cell table:formula="of:=[.RY27]/[.$B39]" office:value-type="float" office:value="18350.8675072115" calcext:value-type="float">
            <text:p>18350.8675072115</text:p>
          </table:table-cell>
          <table:table-cell table:formula="of:=[.RZ27]/[.$B39]" office:value-type="float" office:value="18426.4705602734" calcext:value-type="float">
            <text:p>18426.4705602734</text:p>
          </table:table-cell>
          <table:table-cell table:formula="of:=[.SA27]/[.$B39]" office:value-type="float" office:value="18502.2305733354" calcext:value-type="float">
            <text:p>18502.2305733354</text:p>
          </table:table-cell>
          <table:table-cell table:formula="of:=[.SB27]/[.$B39]" office:value-type="float" office:value="18578.1475463973" calcext:value-type="float">
            <text:p>18578.1475463973</text:p>
          </table:table-cell>
          <table:table-cell table:formula="of:=[.SC27]/[.$B39]" office:value-type="float" office:value="18654.2214794592" calcext:value-type="float">
            <text:p>18654.2214794592</text:p>
          </table:table-cell>
          <table:table-cell table:formula="of:=[.SD27]/[.$B39]" office:value-type="float" office:value="18730.4523725211" calcext:value-type="float">
            <text:p>18730.4523725211</text:p>
          </table:table-cell>
          <table:table-cell table:formula="of:=[.SE27]/[.$B39]" office:value-type="float" office:value="18806.8402255831" calcext:value-type="float">
            <text:p>18806.8402255831</text:p>
          </table:table-cell>
          <table:table-cell table:formula="of:=[.SF27]/[.$B39]" office:value-type="float" office:value="18883.385038645" calcext:value-type="float">
            <text:p>18883.385038645</text:p>
          </table:table-cell>
          <table:table-cell table:formula="of:=[.SG27]/[.$B39]" office:value-type="float" office:value="18960.0868117069" calcext:value-type="float">
            <text:p>18960.0868117069</text:p>
          </table:table-cell>
          <table:table-cell table:formula="of:=[.SH27]/[.$B39]" office:value-type="float" office:value="19036.9455447688" calcext:value-type="float">
            <text:p>19036.9455447688</text:p>
          </table:table-cell>
        </table:table-row>
        <table:table-row table:style-name="ro1" table:number-rows-repeated="2">
          <table:table-cell table:number-columns-repeated="502"/>
        </table:table-row>
        <table:table-row table:style-name="ro1">
          <table:table-cell/>
          <table:table-cell table:formula="of:=[.B27]/[.B34]" office:value-type="float" office:value="208760.193679918" calcext:value-type="float">
            <text:p>208760.193679918</text:p>
          </table:table-cell>
          <table:table-cell table:number-columns-repeated="500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1/[.B39]" office:value-type="float" office:value="0.00000479018524735252" calcext:value-type="float">
            <text:p>4.79018524735252E-06</text:p>
          </table:table-cell>
          <table:table-cell table:number-columns-repeated="500"/>
        </table:table-row>
        <table:table-row table:style-name="ro1" table:number-rows-repeated="5">
          <table:table-cell table:number-columns-repeated="5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table:number-columns-repeated="495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office:value-type="float" office:value="327670" calcext:value-type="float">
            <text:p>327670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49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0]+[.B49]" office:value-type="float" office:value="327670" calcext:value-type="float">
            <text:p>327670</text:p>
          </table:table-cell>
          <table:table-cell table:formula="of:=[.B50]+[.C49]" office:value-type="float" office:value="327680" calcext:value-type="float">
            <text:p>327680</text:p>
          </table:table-cell>
          <table:table-cell table:formula="of:=[.C50]+[.D49]" office:value-type="float" office:value="327690" calcext:value-type="float">
            <text:p>327690</text:p>
          </table:table-cell>
          <table:table-cell table:formula="of:=[.D50]+[.E49]" office:value-type="float" office:value="327700" calcext:value-type="float">
            <text:p>327700</text:p>
          </table:table-cell>
          <table:table-cell table:formula="of:=[.E50]+[.F49]" office:value-type="float" office:value="327710" calcext:value-type="float">
            <text:p>327710</text:p>
          </table:table-cell>
          <table:table-cell table:formula="of:=[.F50]+[.G49]" office:value-type="float" office:value="327720" calcext:value-type="float">
            <text:p>327720</text:p>
          </table:table-cell>
          <table:table-cell table:number-columns-repeated="49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1]+[.B50]" office:value-type="float" office:value="327670" calcext:value-type="float">
            <text:p>327670</text:p>
          </table:table-cell>
          <table:table-cell table:formula="of:=[.B51]+[.C50]" office:value-type="float" office:value="655350" calcext:value-type="float">
            <text:p>655350</text:p>
          </table:table-cell>
          <table:table-cell table:formula="of:=[.C51]+[.D50]" office:value-type="float" office:value="983040" calcext:value-type="float">
            <text:p>983040</text:p>
          </table:table-cell>
          <table:table-cell table:formula="of:=[.D51]+[.E50]" office:value-type="float" office:value="1310740" calcext:value-type="float">
            <text:p>1310740</text:p>
          </table:table-cell>
          <table:table-cell table:formula="of:=[.E51]+[.F50]" office:value-type="float" office:value="1638450" calcext:value-type="float">
            <text:p>1638450</text:p>
          </table:table-cell>
          <table:table-cell table:formula="of:=[.F51]+[.G50]" office:value-type="float" office:value="1966170" calcext:value-type="float">
            <text:p>1966170</text:p>
          </table:table-cell>
          <table:table-cell table:number-columns-repeated="495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formula="of:=4*9.81" office:value-type="float" office:value="39.24" calcext:value-type="float">
            <text:p>39.24</text:p>
          </table:table-cell>
          <table:table-cell table:number-columns-repeated="49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4]+[.B53]" office:value-type="float" office:value="39.24" calcext:value-type="float">
            <text:p>39.24</text:p>
          </table:table-cell>
          <table:table-cell table:formula="of:=[.B54]+[.C53]" office:value-type="float" office:value="78.48" calcext:value-type="float">
            <text:p>78.48</text:p>
          </table:table-cell>
          <table:table-cell table:formula="of:=[.C54]+[.D53]" office:value-type="float" office:value="117.72" calcext:value-type="float">
            <text:p>117.72</text:p>
          </table:table-cell>
          <table:table-cell table:formula="of:=[.D54]+[.E53]" office:value-type="float" office:value="156.96" calcext:value-type="float">
            <text:p>156.96</text:p>
          </table:table-cell>
          <table:table-cell table:formula="of:=[.E54]+[.F53]" office:value-type="float" office:value="196.2" calcext:value-type="float">
            <text:p>196.2</text:p>
          </table:table-cell>
          <table:table-cell table:formula="of:=[.F54]+[.G53]" office:value-type="float" office:value="235.44" calcext:value-type="float">
            <text:p>235.44</text:p>
          </table:table-cell>
          <table:table-cell table:number-columns-repeated="49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5]+[.B54]" office:value-type="float" office:value="39.24" calcext:value-type="float">
            <text:p>39.24</text:p>
          </table:table-cell>
          <table:table-cell table:formula="of:=[.B55]+[.C54]" office:value-type="float" office:value="117.72" calcext:value-type="float">
            <text:p>117.72</text:p>
          </table:table-cell>
          <table:table-cell table:formula="of:=[.C55]+[.D54]" office:value-type="float" office:value="235.44" calcext:value-type="float">
            <text:p>235.44</text:p>
          </table:table-cell>
          <table:table-cell table:formula="of:=[.D55]+[.E54]" office:value-type="float" office:value="392.4" calcext:value-type="float">
            <text:p>392.4</text:p>
          </table:table-cell>
          <table:table-cell table:formula="of:=[.E55]+[.F54]" office:value-type="float" office:value="588.6" calcext:value-type="float">
            <text:p>588.6</text:p>
          </table:table-cell>
          <table:table-cell table:formula="of:=[.F55]+[.G54]" office:value-type="float" office:value="824.04" calcext:value-type="float">
            <text:p>824.04</text:p>
          </table:table-cell>
          <table:table-cell table:number-columns-repeated="495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55]*([.$C47] * [.$C47])" office:value-type="float" office:value="0.00015696" calcext:value-type="float">
            <text:p>0.00015696</text:p>
          </table:table-cell>
          <table:table-cell table:formula="of:=[.C55]*([.$C47] * [.$C47])" office:value-type="float" office:value="0.00047088" calcext:value-type="float">
            <text:p>0.00047088</text:p>
          </table:table-cell>
          <table:table-cell table:formula="of:=[.D55]*([.$C47] * [.$C47])" office:value-type="float" office:value="0.00094176" calcext:value-type="float">
            <text:p>0.00094176</text:p>
          </table:table-cell>
          <table:table-cell table:formula="of:=[.E55]*([.$C47] * [.$C47])" office:value-type="float" office:value="0.0015696" calcext:value-type="float">
            <text:p>0.0015696</text:p>
          </table:table-cell>
          <table:table-cell table:formula="of:=[.F55]*([.$C47] * [.$C47])" office:value-type="float" office:value="0.0023544" calcext:value-type="float">
            <text:p>0.0023544</text:p>
          </table:table-cell>
          <table:table-cell table:formula="of:=[.G55]*([.$C47] * [.$C47])" office:value-type="float" office:value="0.00329616" calcext:value-type="float">
            <text:p>0.00329616</text:p>
          </table:table-cell>
          <table:table-cell table:number-columns-repeated="495"/>
        </table:table-row>
        <table:table-row table:style-name="ro1">
          <table:table-cell/>
          <table:table-cell table:formula="of:=[.B57]*1000" office:value-type="float" office:value="0.15696" calcext:value-type="float">
            <text:p>0.15696</text:p>
          </table:table-cell>
          <table:table-cell table:formula="of:=[.C57]*1000" office:value-type="float" office:value="0.47088" calcext:value-type="float">
            <text:p>0.47088</text:p>
          </table:table-cell>
          <table:table-cell table:formula="of:=[.D57]*1000" office:value-type="float" office:value="0.94176" calcext:value-type="float">
            <text:p>0.94176</text:p>
          </table:table-cell>
          <table:table-cell table:formula="of:=[.E57]*1000" office:value-type="float" office:value="1.5696" calcext:value-type="float">
            <text:p>1.5696</text:p>
          </table:table-cell>
          <table:table-cell table:formula="of:=[.F57]*1000" office:value-type="float" office:value="2.3544" calcext:value-type="float">
            <text:p>2.3544</text:p>
          </table:table-cell>
          <table:table-cell table:formula="of:=[.G57]*1000" office:value-type="float" office:value="3.29616" calcext:value-type="float">
            <text:p>3.29616</text:p>
          </table:table-cell>
          <table:table-cell table:number-columns-repeated="495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[.B51]/[.$B63]" office:value-type="float" office:value="1.5696" calcext:value-type="float">
            <text:p>1.5696</text:p>
          </table:table-cell>
          <table:table-cell table:formula="of:=[.C51]/[.$B63]" office:value-type="float" office:value="3.13924790185247" calcext:value-type="float">
            <text:p>3.13924790185247</text:p>
          </table:table-cell>
          <table:table-cell table:formula="of:=[.D51]/[.$B63]" office:value-type="float" office:value="4.70894370555742" calcext:value-type="float">
            <text:p>4.70894370555742</text:p>
          </table:table-cell>
          <table:table-cell table:formula="of:=[.E51]/[.$B63]" office:value-type="float" office:value="6.27868741111484" calcext:value-type="float">
            <text:p>6.27868741111484</text:p>
          </table:table-cell>
          <table:table-cell table:formula="of:=[.F51]/[.$B63]" office:value-type="float" office:value="7.84847901852473" calcext:value-type="float">
            <text:p>7.84847901852473</text:p>
          </table:table-cell>
          <table:table-cell table:formula="of:=[.G51]/[.$B63]" office:value-type="float" office:value="9.4183185277871" calcext:value-type="float">
            <text:p>9.4183185277871</text:p>
          </table:table-cell>
          <table:table-cell table:number-columns-repeated="495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office:value-type="float" office:value="32767" calcext:value-type="float">
            <text:p>32767</text:p>
          </table:table-cell>
          <table:table-cell table:number-columns-repeated="500"/>
        </table:table-row>
        <table:table-row table:style-name="ro1">
          <table:table-cell/>
          <table:table-cell table:formula="of:=[.B62]/[.B58]" office:value-type="float" office:value="208760.193679918" calcext:value-type="float">
            <text:p>208760.193679918</text:p>
          </table:table-cell>
          <table:table-cell table:number-columns-repeated="500"/>
        </table:table-row>
        <table:table-row table:style-name="ro1">
          <table:table-cell table:number-columns-repeated="502"/>
        </table:table-row>
        <table:table-row table:style-name="ro1">
          <table:table-cell/>
          <table:table-cell table:formula="of:=1/[.B63]" office:value-type="float" office:value="0.00000479018524735252" calcext:value-type="float">
            <text:p>4.79018524735252E-06</text:p>
          </table:table-cell>
          <table:table-cell table:number-columns-repeated="5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3:46:58.074910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16:44:28.270961617</meta:creation-date>
    <meta:editing-duration>P1DT23H56M35S</meta:editing-duration>
    <meta:editing-cycles>5</meta:editing-cycles>
    <meta:generator>LibreOffice/6.1.5.2$Linux_X86_64 LibreOffice_project/10$Build-2</meta:generator>
    <dc:date>2021-05-03T14:21:08.500152174</dc:date>
    <meta:document-statistic meta:table-count="1" meta:cell-count="8726" meta:object-count="0"/>
  </office:meta>
</office:document-meta>
</file>